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16</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Nikolaev, Mykolaiv region, Kherson, Kherson region (01:19). Red Alrt: Aerial Tchretate. WITH...</text:span>
</text:h>
      <text:p text:style-name="P4">
Authors: liveuamap (Language: en)</text:p>
      <text:p text:style-name="P4">
Time: 2023-04-15T19:20:00</text:p>
      <text:p text:style-name="P4">
Location: Mykolaiv (Latitude:46.94866 Longtitude:32.00639)</text:p>
      <text:p text:style-name="P4">
Videos: []</text:p>
      <text:p text:style-name="P4">
Images: []</text:p>
      <text:p text:style-name="P4">
Tags: ["Europe", "Central and Eastern Europe"]</text:p>
      <text:p text:style-name="P4">
Id: 22556451</text:p>
      <!--METADATA-->
      <text:p text:style-name="P4">
Nikolaev, Mykolaiv region, Kherson, Kherson region(01:19). Red Alert:aerial threat. Sirens sounding. Take cover now!</text:p>
      <text:p text:style-name="P4">
News Collection Link: <text:a xlink:type="simple" xlink:href="https://liveuamap.com/en/2023/15-april-mykolaiv-mykolayivska-oblast-khersong" text:style-name="Internet_20_link" text:visited-style-name="Visited_20_Internet_20_Link">
https://liveuamap.com/en/2023/15-april-mykolaiv-mykolayivska-oblast-khersong</text:a>
</text:p>
      <text:p text:style-name="P4">
News Source: <text:a xlink:type="simple" xlink:href="https://t.me/air_alert_ua/43111" text:style-name="Internet_20_link" text:visited-style-name="Visited_20_Internet_20_Link">
https://t.me/air_alert_ua/43111</text:a>
</text:p>
      <!--NEWS-->
      <text:h text:style-name="P10" text:outline-level="1">
<text:span text:style-name="T4">
Zaporizka Oblast(01:28). Red Alert: aerial threat. Sirens sounding. Take cover now!</text:span>
</text:h>
      <text:p text:style-name="P4">
Authors: liveuamap (Language: en)</text:p>
      <text:p text:style-name="P4">
Time: 2023-04-15T19:29:00</text:p>
      <text:p text:style-name="P4">
Location: Zaporizka Oblast (Latitude:47.611051 Longtitude:35.764811)</text:p>
      <text:p text:style-name="P4">
Videos: []</text:p>
      <text:p text:style-name="P4">
Images: []</text:p>
      <text:p text:style-name="P4">
Tags: ["Europe", "Central and Eastern Europe"]</text:p>
      <text:p text:style-name="P4">
Id: 22556452</text:p>
      <!--METADATA-->
      <text:p text:style-name="P4">
Zaporizhzhia region(01:28). Red Alert: aerial threat. Sirens sounding. Take covernow!</text:p>
      <text:p text:style-name="P4">
News Collection Link: <text:a xlink:type="simple" xlink:href="https://liveuamap.com/en/2023/15-april-zaporizka-oblast0128-red-alert-aeriag" text:style-name="Internet_20_link" text:visited-style-name="Visited_20_Internet_20_Link">
https://liveuamap.com/en/2023/15-april-zaporizka-oblast0128-red-alert-aeriag</text:a>
</text:p>
      <text:p text:style-name="P4">
News Source: <text:a xlink:type="simple" xlink:href="https://t.me/air_alert_ua/43112" text:style-name="Internet_20_link" text:visited-style-name="Visited_20_Internet_20_Link">
https://t.me/air_alert_ua/43112</text:a>
</text:p>
      <!--NEWS-->
      <text:h text:style-name="P10" text:outline-level="1">
<text:span text:style-name="T4">
Donetsk Oblast(01:43). Red Alert: aerial threat. Sirens sounding. Take cover now!</text:span>
</text:h>
      <text:p text:style-name="P4">
Authors: liveuamap (Language: en)</text:p>
      <text:p text:style-name="P4">
Time: 2023-04-15T19:44:00</text:p>
      <text:p text:style-name="P4">
Location: Donetsk Oblast (Latitude:48.72849 Longtitude:37.57716)</text:p>
      <text:p text:style-name="P4">
Videos: []</text:p>
      <text:p text:style-name="P4">
Images: []</text:p>
      <text:p text:style-name="P4">
Tags: ["Europe", "Central and Eastern Europe"]</text:p>
      <text:p text:style-name="P4">
Id: 22556453</text:p>
      <!--METADATA-->
      <text:p text:style-name="P4">
Donetsk Oblast(01:43). Red Alert: aerial threat. Sirens sounding. Take covernow!</text:p>
      <text:p text:style-name="P4">
News Collection Link: <text:a xlink:type="simple" xlink:href="https://liveuamap.com/en/2023/15-april-donetsk-oblast0143-red-alert-aerial-g" text:style-name="Internet_20_link" text:visited-style-name="Visited_20_Internet_20_Link">
https://liveuamap.com/en/2023/15-april-donetsk-oblast0143-red-alert-aerial-g</text:a>
</text:p>
      <text:p text:style-name="P4">
News Source: <text:a xlink:type="simple" xlink:href="https://t.me/air_alert_ua/43115" text:style-name="Internet_20_link" text:visited-style-name="Visited_20_Internet_20_Link">
https://t.me/air_alert_ua/43115</text:a>
</text:p>
      <!--NEWS-->
      <text:h text:style-name="P10" text:outline-level="1">
<text:span text:style-name="T4">
Zaporizka Oblast(02:57). Red Alert: aerial threat. Sirens sounding. Take cover now!</text:span>
</text:h>
      <text:p text:style-name="P4">
Authors: liveuamap (Language: en)</text:p>
      <text:p text:style-name="P4">
Time: 2023-04-15T20:58:00</text:p>
      <text:p text:style-name="P4">
Location: Zaporizka Oblast (Latitude:47.612021 Longtitude:35.765261)</text:p>
      <text:p text:style-name="P4">
Videos: []</text:p>
      <text:p text:style-name="P4">
Images: []</text:p>
      <text:p text:style-name="P4">
Tags: ["Europe", "Central and Eastern Europe"]</text:p>
      <text:p text:style-name="P4">
Id: 22556454</text:p>
      <!--METADATA-->
      <text:p text:style-name="P4">
Zaporizhzhia region(02:57). Red Alert: aerial threat. Sirens sounding. Take covernow!</text:p>
      <text:p text:style-name="P4">
News Collection Link: <text:a xlink:type="simple" xlink:href="https://liveuamap.com/en/2023/16-april-zaporizka-oblast0257-red-alert-aeriag" text:style-name="Internet_20_link" text:visited-style-name="Visited_20_Internet_20_Link">
https://liveuamap.com/en/2023/16-april-zaporizka-oblast0257-red-alert-aeriag</text:a>
</text:p>
      <text:p text:style-name="P4">
News Source: <text:a xlink:type="simple" xlink:href="https://t.me/air_alert_ua/43121" text:style-name="Internet_20_link" text:visited-style-name="Visited_20_Internet_20_Link">
https://t.me/air_alert_ua/43121</text:a>
</text:p>
      <!--NEWS-->
      <text:h text:style-name="P10" text:outline-level="1">
<text:span text:style-name="T4">
Donetsk Oblast(05:09). Red Alert: aerial threat. Sirens sounding. Take cover now!</text:span>
</text:h>
      <text:p text:style-name="P4">
Authors: liveuamap (Language: en)</text:p>
      <text:p text:style-name="P4">
Time: 2023-04-15T23:09:00</text:p>
      <text:p text:style-name="P4">
Location: Donetsk Oblast (Latitude:48.72838 Longtitude:37.57924)</text:p>
      <text:p text:style-name="P4">
Videos: []</text:p>
      <text:p text:style-name="P4">
Images: []</text:p>
      <text:p text:style-name="P4">
Tags: ["Europe", "Central and Eastern Europe"]</text:p>
      <text:p text:style-name="P4">
Id: 22556455</text:p>
      <!--METADATA-->
      <text:p text:style-name="P4">
Donetsk Oblast(05:09). Red Alert: aerial threat. Sirens sounding. Take covernow!</text:p>
      <text:p text:style-name="P4">
News Collection Link: <text:a xlink:type="simple" xlink:href="https://liveuamap.com/en/2023/16-april-donetsk-oblast0509-red-alert-aerial-g" text:style-name="Internet_20_link" text:visited-style-name="Visited_20_Internet_20_Link">
https://liveuamap.com/en/2023/16-april-donetsk-oblast0509-red-alert-aerial-g</text:a>
</text:p>
      <text:p text:style-name="P4">
News Source: <text:a xlink:type="simple" xlink:href="https://t.me/air_alert_ua/43125" text:style-name="Internet_20_link" text:visited-style-name="Visited_20_Internet_20_Link">
https://t.me/air_alert_ua/43125</text:a>
</text:p>
      <!--NEWS-->
      <text:h text:style-name="P10" text:outline-level="1">
<text:span text:style-name="T4">
CPD found basic manipulations from the world media per day</text:span>
</text:h>
      <text:p text:style-name="P4">
Author: ['АРМІЯINFORM']</text:p>
      <text:p text:style-name="P4">
Time: 2023-04-15T52:00:00-04:00</text:p>
      <text:p text:style-name="P4">
Description: About the CENTELLENTS IN THE StORINTSI Center for the Obidi -Format. 🔶 Dazinformation ❌ ... War with Ukraine 2022, War with Ukraine Latest News Today, News War with Ukraine 2022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4/341088213_906181327337476_6674996928519486691_n.jpg" text:style-name="Internet_20_link" text:visited-style-name="Visited_20_Internet_20_Link">
341088213_906181327337476_6674996928519486691_n.jpg</text:a>
']</text:p>
      <text:p text:style-name="P4">
Tags: ['STOPRUSSIA', 'ЦПД РНБО']</text:p>
      <text:p text:style-name="P4">
Category: News</text:p>
      <!--METADATA-->
      <text:p text:style-name="P4">
<draw:frame draw:style-name="fr1" draw:name="Image2" text:anchor-type="as-char" svg:width="6.9236in" svg:height="6.9236in" draw:z-index="0">
<draw:image xlink:href="../Images/AРМІЯINFORM/2023-04-15T52-00-00-04-00/341088213_906181327337476_6674996928519486691_n.jpg" xlink:type="simple" xlink:show="embed" xlink:actuate="onLoad" draw:mime-type="image/jpeg"/>
</draw:frame>
</text:p>
      <text:p text:style-name="P4">
Про це<text:a xlink:type="simple" xlink:href="https://www.facebook.com/protydiyadezinformatsiyi.cpd/posts/pfbid02ssE3YLCkmc7nDeu9yeo9tgesfZsbe4ivBa6yFAUofNnbBL4YnWEX1z8ueTTL1Ueyl" text:style-name="Internet_20_link" text:visited-style-name="Visited_20_Internet_20_Link">
повідомляється</text:a>
on the page of the Center for Combating Misinformation.</text:p>
      <text:p text:style-name="P4">
🔶 misinformation</text:p>
      <text:p text:style-name="P4">
❌ Canadian journalist Aaron Matthew on Twitter wrote: "Assessments of the Ukrainian military in Pentagon documents and public reports that" merged "are a new confirmation that Baiden's administration ignited proxy in Ukraine, knowing that it would give little advantage in the battlefield."</text:p>
      <text:p text:style-name="P4">
🔶 Manipulation</text:p>
      <text:p text:style-name="P4">
❌ The American edition of Politico believes that Ukraine does not suit the United States of Ukraine: “States and Ukraine are not as synchronous as they declare… It can make a decrease in trust between Washington and Kiev before the decisive months of war that will dictate the course of war with Russia”</text:p>
      <text:p text:style-name="P4">
🔶 misinformation</text:p>
      <text:p text:style-name="P4">
❌ Polish journalist Anna Kramer said in an article by NDP: “Thanks to the Special Operations, Russia has dispelled the myth of invincibility of the event. NATO headed by Sysha is a classic example of a "paper tiger": it is only dangerous to the first review, but in the event of a real threat is not able to do anything serious.</text:p>
      <text:p text:style-name="P4">
News Source: <text:a xlink:type="simple" xlink:href="https://armyinform.com.ua/2023/04/15/czpd-vyyavyv-osnovni-manipulyacziyi-vid-svitovyh-zmi-za-dobu/" text:style-name="Internet_20_link" text:visited-style-name="Visited_20_Internet_20_Link">
https://armyinform.com.ua/2023/04/15/czpd-vyyavyv-osnovni-manipulyacziyi-vid-svitovyh-zmi-za-dobu/</text:a>
</text:p>
      <!--NEWS-->
      <text:h text:style-name="P10" text:outline-level="1">
<text:span text:style-name="T4">
The Verkhovna Rada of Ukraine apparatus gave the volunteers holiday belts for Ukrainian defenders and defenders</text:span>
</text:h>
      <text:p text:style-name="P4">
Author: ['АРМІЯINFORM']</text:p>
      <text:p text:style-name="P4">
Time: 2023-04-15T53:00:00-04:00</text:p>
      <text:p text:style-name="P4">
Description: Pratzikhniki Apall Supreme for the sake of Ukraine, Abi Pidritrimati of nonsense of Ukrainian heroes,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pasha1.jpeg" text:style-name="Internet_20_link" text:visited-style-name="Visited_20_Internet_20_Link">
pasha1.jpeg</text:a>
']</text:p>
      <text:p text:style-name="P4">
Tags: ['STOPRUSSIA', 'ВЕРХОВА РАДА УКРАЇНИ']</text:p>
      <text:p text:style-name="P4">
Category: News</text:p>
      <!--METADATA-->
      <text:p text:style-name="P4">
<draw:frame draw:style-name="fr1" draw:name="Image3" text:anchor-type="as-char" svg:width="6.9236in" svg:height="3.576743in" draw:z-index="0">
<draw:image xlink:href="../Images/AРМІЯINFORM/2023-04-15T53-00-00-04-00/pasha1.jpeg" xlink:type="simple" xlink:show="embed" xlink:actuate="onLoad" draw:mime-type="image/jpeg"/>
</draw:frame>
Employees of the Verkhovna Rada of Ukraine apparatus, in order to support unbreakable Ukrainian heroes, transferred more than a thousand belts to the front.</text:p>
      <text:p text:style-name="P4">
About it <text:a xlink:type="simple" xlink:href="https://www.rada.gov.ua/news/Novyny/235478.html" text:style-name="Internet_20_link" text:visited-style-name="Visited_20_Internet_20_Link">
reports</text:a>
Verkhovna Rada of Ukraine.</text:p>
      <text:p text:style-name="P4">
“It's not just Easter, it is a tradition and a culture. This is exactly what Nafroroti is fighting for. Last year we did not work, they were a little different occupied - they drove Russian from Kiev, Chernihiv and Sumy. And now there is such an opportunity and, thanks to the apparatus, we are going again, ” - said the volunteer Yuri Tira, who will directly carry out holiday belts by our military.</text:p>
      <text:p text:style-name="P4">
The head of the Verkhovna Rada of Ukraine apparatus Vyacheslav artificial, for his part, noted that the staff of the apparatus immediately decided to join the initiative to use the opportunity to support the Ukrainian soldiers who defend Ukrainian land daily.</text:p>
      <text:p text:style-name="P4">
At the same time, the chief consultant of the Main Legal Department of the Apparatchya Rada of Ukraine Tatiana Dzhaura said that having learned about the possibility to send holidays and defenders to Easter, it is resolved on its own: “It is a part of the soul and heat that can be transferred to our fiers to the front. Such a part of comfort and warm words, which are warmer and they, because they will understand what they think about them and always remember. "</text:p>
      <text:p text:style-name="P4">
Together with the belts, the staff of the device handed over various flavors, turnstiles, children's drawings and flags of Ukraine.</text:p>
      <text:p text:style-name="P4">
News Source: <text:a xlink:type="simple" xlink:href="https://armyinform.com.ua/2023/04/15/aparat-verhovnoyi-rady-ukrayiny-peredav-volonteram-svyatkovi-pasky-dlya-ukrayinskyh-zahysnykiv-i-zahysnycz/" text:style-name="Internet_20_link" text:visited-style-name="Visited_20_Internet_20_Link">
https://armyinform.com.ua/2023/04/15/aparat-verhovnoyi-rady-ukrayiny-peredav-volonteram-svyatkovi-pasky-dlya-ukrayinskyh-zahysnykiv-i-zahysnycz/</text:a>
</text:p>
      <!--NEWS-->
      <text:h text:style-name="P10" text:outline-level="1">
<text:span text:style-name="T4">
The SBU detained deeds who tried to wander the money from the Armed Forces fighters and their relatives</text:span>
</text:h>
      <text:p text:style-name="P4">
Author: ['АРМІЯINFORM']</text:p>
      <text:p text:style-name="P4">
Time: 2023-04-15T54:00:00-04:00</text:p>
      <text:p text:style-name="P4">
Description: Lіkvіduvano Shchemi Schemasy Vymanuvannya Grosha z Viexkovo services of the Zbroynyn forces of Ukraine Ta ... war with Ukraine 2022, War with Ukraine Latest news today, News War with Ukraine 2022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99e2b73438c8ec3f2b05114bc7736572.jpeg" text:style-name="Internet_20_link" text:visited-style-name="Visited_20_Internet_20_Link">
99e2b73438c8ec3f2b05114bc7736572.jpeg</text:a>
', '<text:a xlink:type="simple" xlink:href="https://armyinform.com.ua/wp-content/uploads/2023/04/554a82a26ecbbbd0795319f3faa95a42.jpeg" text:style-name="Internet_20_link" text:visited-style-name="Visited_20_Internet_20_Link">
554a82a26ecbbbd0795319f3faa95a42.jpeg</text:a>
']</text:p>
      <text:p text:style-name="P4">
Tags: ['ВІЙСЬКОВОСЛУЖБОВЦІ', 'СБУ', 'ШАХРАЙСТВО']</text:p>
      <text:p text:style-name="P4">
Category: News</text:p>
      <!--METADATA-->
      <text:p text:style-name="P4">
<draw:frame draw:style-name="fr1" draw:name="Image4" text:anchor-type="as-char" svg:width="6.9236in" svg:height="4.615733in" draw:z-index="0">
<draw:image xlink:href="../Images/AРМІЯINFORM/2023-04-15T54-00-00-04-00/99e2b73438c8ec3f2b05114bc7736572.jpeg" xlink:type="simple" xlink:show="embed" xlink:actuate="onLoad" draw:mime-type="image/jpeg"/>
</draw:frame>
Two more schemes of money of money from servicemen of armed force and their families have been eliminated, <text:a xlink:type="simple" xlink:href="https://ssu.gov.ua/novyny/sbu-zatrymala-u-kyievi-ta-vinnytsi-dilkiv-yaki-namahalysia-vyduriuvaty-hroshi-z-biitsiv-zsu-ta-yikhnikh-rodychiv" text:style-name="Internet_20_link" text:visited-style-name="Visited_20_Internet_20_Link">
informs</text:a>
SBU.</text:p>
      <text:p text:style-name="P4">
Thus, a resident of Boryspil district was detained in the Kiev region, who wandered money from the relatives of the missing Ukrainian defender.</text:p>
      <text:p text:style-name="P4">
It was found that the victim of a fraudster was the brother of his fellow villager, a junior sergeant -personized platoon of the Armed Forces. This military was not in touch after the hostile article of Ukrainian positions under Bakhmut.</text:p>
      <text:p text:style-name="P4">
According to the investigation, the attacker told a relative of the military who disappeared in a hospital in the territory of Belarus and needs a difficult operation.</text:p>
      <text:p text:style-name="P4">
For the sake of "rescue" the defender of the dealers suggested to transfer $ 2,000. Handed bank cards.</text:p>
      <text:p text:style-name="P4">
<draw:frame draw:style-name="fr1" draw:name="Image5" text:anchor-type="as-char" svg:width="6.660156in" svg:height="10.0in" draw:z-index="0">
<draw:image xlink:href="../Images/AРМІЯINFORM/2023-04-15T54-00-00-04-00/554a82a26ecbbbd0795319f3faa95a42.jpeg" xlink:type="simple" xlink:show="embed" xlink:actuate="onLoad" draw:mime-type="image/jpeg"/>
</draw:frame>
SBU staff exposed the attacker in a timely manner, documented three -means of receiving money and detained it.</text:p>
      <text:p text:style-name="P4">
During the search at the residence of the person defendant found:</text:p>
      <text:p text:style-name="P4">
3 mobile phones and a seven card from which the attacker called the victim; 3 Banking cards that received money; 90 rounds of different caliber and battle.</text:p>
      <text:p text:style-name="P4">
Currently, the attacker has been reported suspected of two articles of the Criminal Code of Ukraine:</text:p>
      <text:p text:style-name="P4">
Part 1 of Art. 190(fraud); p. 1 v. 263(The illegal handling of weapons, ammunition or explosives).</text:p>
      <text:p text:style-name="P4">
Крім того, у Вінниці затримано керівника однієї з місцевих колекторськихкомпаній.</text:p>
      <text:p text:style-name="P4">
Він вимагав від демобілізованого пораненого військовослужбовця ЗСУ сплатити 1млн грн начебто протермінованого боргу його матері.</text:p>
      <text:p text:style-name="P4">
У разі несплати погрожував фізичною розправою.</text:p>
      <text:p text:style-name="P4">
Співробітники СБУ затримали зловмисника під час отримання ним першої частинигрошей у розмірі 200 тис. грн.</text:p>
      <text:p text:style-name="P4">
Наразі фігуранту повідомили про підозру за ч. 4 ст. 189 Кримінального кодексуУкраїни (demand that caused property damage in particularly large amounts).Йому обрано запобіжний захід — тримання під вартою без можливості внесеннязастави.</text:p>
      <text:p text:style-name="P4">
За викритими фактами тривають розслідування для встановлення всіх обставинзлочинів і притягнення винних до відповідальності.</text:p>
      <text:p text:style-name="P4">
News Source: <text:a xlink:type="simple" xlink:href="https://armyinform.com.ua/2023/04/15/sbu-zatrymala-dilkiv-yaki-namagalysya-vyduryuvaty-groshi-z-bijcziv-zsu-ta-yihnih-rodychiv/" text:style-name="Internet_20_link" text:visited-style-name="Visited_20_Internet_20_Link">
https://armyinform.com.ua/2023/04/15/sbu-zatrymala-dilkiv-yaki-namagalysya-vyduryuvaty-groshi-z-bijcziv-zsu-ta-yihnih-rodychiv/</text:a>
</text:p>
      <!--NEWS-->
      <text:h text:style-name="P10" text:outline-level="1">
<text:span text:style-name="T4">
It was reported suspicion of a deputy</text:span>
</text:h>
      <text:p text:style-name="P4">
Author: ['АРМІЯINFORM']</text:p>
      <text:p text:style-name="P4">
Time: 2023-04-15T55:00:00-04:00</text:p>
      <text:p text:style-name="P4">
Description: Service of the Bezpeki Zibrazov Bazazov on the deputy of the Russian Federation of Viktor Vyolazk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341331671_1236318033652169_5739375149858400182_n.jpg" text:style-name="Internet_20_link" text:visited-style-name="Visited_20_Internet_20_Link">
341331671_1236318033652169_5739375149858400182_n.jpg</text:a>
']</text:p>
      <text:p text:style-name="P4">
Tags: ['STOPRUSSIA', 'АГРЕСІЯ РФ']</text:p>
      <text:p text:style-name="P4">
Category: News</text:p>
      <!--METADATA-->
      <text:p text:style-name="P4">
<draw:frame draw:style-name="fr1" draw:name="Image6" text:anchor-type="as-char" svg:width="6.9236in" svg:height="7.362095in" draw:z-index="0">
<draw:image xlink:href="../Images/AРМІЯINFORM/2023-04-15T55-00-00-04-00/341331671_1236318033652169_5739375149858400182_n.jpg" xlink:type="simple" xlink:show="embed" xlink:actuate="onLoad" draw:mime-type="image/jpeg"/>
</draw:frame>
The Security Service has assembled a evidence of the State Duma deputy of the Russian Federation of Viktoravodolatsky. The official performs Moscow's task for spreading the occupation regime in the temporarily captured territory of Luhansk region.</text:p>
      <text:p text:style-name="P4">
About it <text:a xlink:type="simple" xlink:href="https://www.facebook.com/SecurSerUkraine/posts/pfbid02sVAYDPkHEs2A94fmnSc6Lx37Zrd4S4i48ew9ZspZw2ANCMAgnUVdTuf4Dp6qrJ58l" text:style-name="Internet_20_link" text:visited-style-name="Visited_20_Internet_20_Link">
reports</text:a>
Security Service of Ukraine.</text:p>
      <text:p text:style-name="P4">
The deputy is part of the Prokremlivsky faction of "Unified Russia" and from the beginning of the full -scale invasion has publicly supported Russian invaders.</text:p>
      <text:p text:style-name="P4">
After February 24 last year, he illegally crossed the state border and "inspected" the activities of the occupation bodies in Lugansk, Popasna, happiness of the village of Lugansk.</text:p>
      <text:p text:style-name="P4">
During the trip, he organized the distribution of local collaborators of the unicorns and called on the "LNR deputies" to unify the "legislation" of quasi -formation on the Russian model.</text:p>
      <text:p text:style-name="P4">
Vodolatsky also visited the locations of the invaders on the Eastern Front.</text:p>
      <text:p text:style-name="P4">
There, he starred in a propaganda video, on which he gives the command to charge Gigarma and shoot at the positions of defense forces.</text:p>
      <text:p text:style-name="P4">
In addition, the Russian deputy regularly organizes a "voluntary" collection of material and technical assistance for the needs of the occupying groups of the Southern military district of the Armed Forces of the Russian Federation.</text:p>
      <text:p text:style-name="P4">
At the same time, Vodalitsky is appointed by Moscow curator of the so -called "humanitarian centers of only Russia" in the captured areas of Luhansk region.</text:p>
      <text:p text:style-name="P4">
The main purpose of these hostile cells is the spread of the Kremlin regime under the guise of distribution to the locals of the "Humdog" from the aggressor country.</text:p>
      <text:p text:style-name="P4">
On the basis of the evidence collected, investigators of the Security Service informed the deputies of the Russian Federation of suspicion under two articles of the Criminal Code of Ukraine:</text:p>
      <text:p text:style-name="P4">
▪️ Part 2 of Art. 110(committing deliberate actions in order to change the boundaries of the territory of the Tanted border of Ukraine for violation of the order established by the Constitution of Ukraine, by prior conspiracy by a group of persons);</text:p>
      <text:p text:style-name="P4">
▪️ Part 3 v. 436-2(justification, recognition of legitimate armed aggression of the RFPRO of Ukraine and temporary occupation).</text:p>
      <text:p text:style-name="P4">
Тривають комплексні заходи для його притягнення до відповідальності за злочинипроти України.</text:p>
      <text:p text:style-name="P4">
Розслідування проводять співробітники СБУ у Донецькій та Луганській областяхза процесуального керівництва Луганської обласної прокуратури.</text:p>
      <text:p text:style-name="P4">
News Source: <text:a xlink:type="simple" xlink:href="https://armyinform.com.ua/2023/04/15/povidomleno-pro-pidozru-deputatu-rf-yakyj-na-kameru-rostb-komanduvav-artobstrilom-pozyczij-zsu/" text:style-name="Internet_20_link" text:visited-style-name="Visited_20_Internet_20_Link">
https://armyinform.com.ua/2023/04/15/povidomleno-pro-pidozru-deputatu-rf-yakyj-na-kameru-rostb-komanduvav-artobstrilom-pozyczij-zsu/</text:a>
</text:p>
      <!--NEWS-->
      <text:h text:style-name="P10" text:outline-level="1">
<text:span text:style-name="T4">
Denis Shmigal discussed with the Ministers of Finance of the United Kingdom, Germany and France plans for supporting Ukraine</text:span>
</text:h>
      <text:p text:style-name="P4">
Author: ['АРМІЯINFORM']</text:p>
      <text:p text:style-name="P4">
Time: 2023-04-15T56:00:00-04:00</text:p>
      <text:p text:style-name="P4">
Description: On the fields of Spring Meetings, Washingtoni Prem-Miniger Ukrainian Proviv Zustychi Z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341318333_187057057460394_5148159972713547978_n.jpg" text:style-name="Internet_20_link" text:visited-style-name="Visited_20_Internet_20_Link">
341318333_187057057460394_5148159972713547978_n.jpg</text:a>
', '<text:a xlink:type="simple" xlink:href="https://armyinform.com.ua/wp-content/uploads/2023/04/340984249_755962739318847_6053786328785412043_n-1-150x150.jpg" text:style-name="Internet_20_link" text:visited-style-name="Visited_20_Internet_20_Link">
340984249_755962739318847_6053786328785412043_n-1-150x150.jpg</text:a>
', '<text:a xlink:type="simple" xlink:href="https://armyinform.com.ua/wp-content/uploads/2023/04/340788446_2455205661295461_5629461309615320533_n-1-150x150.jpg" text:style-name="Internet_20_link" text:visited-style-name="Visited_20_Internet_20_Link">
340788446_2455205661295461_5629461309615320533_n-1-150x150.jpg</text:a>
', '<text:a xlink:type="simple" xlink:href="https://armyinform.com.ua/wp-content/uploads/2023/04/341758411_755926522810926_1395707873916253292_n-1-150x150.jpg" text:style-name="Internet_20_link" text:visited-style-name="Visited_20_Internet_20_Link">
341758411_755926522810926_1395707873916253292_n-1-150x150.jpg</text:a>
']</text:p>
      <text:p text:style-name="P4">
Tags: ['STOPRUSSIA', 'ДОПОМОГА ПАРТНЕРІВ']</text:p>
      <text:p text:style-name="P4">
Category: News</text:p>
      <!--METADATA-->
      <text:p text:style-name="P4">
<draw:frame draw:style-name="fr1" draw:name="Image7" text:anchor-type="as-char" svg:width="6.9236in" svg:height="4.615733in" draw:z-index="0">
<draw:image xlink:href="../Images/AРМІЯINFORM/2023-04-15T56-00-00-04-00/341318333_187057057460394_5148159972713547978_n.jpg" xlink:type="simple" xlink:show="embed" xlink:actuate="onLoad" draw:mime-type="image/jpeg"/>
</draw:frame>
In the fields of Spring Meetings in Washington, the Prime Minister of Ukraine met with finance ministers of Great Britain, Germany and France-<text:a xlink:type="simple" xlink:href="https://www.facebook.com/KabminUA/posts/pfbid02qGJDwUoKbxbnKxWmDVQ5sZyNL57yXB72GNQa8VXwfY5CWAKuFG979WAfE7zQDquql" text:style-name="Internet_20_link" text:visited-style-name="Visited_20_Internet_20_Link">
informs</text:a>
Cabinet of Ministers of Ukraine.</text:p>
      <text:p text:style-name="P4">
During the meetings, the head of government raised the issue of financial support of Ukraine with a brandy within the Interagency Donor Coordination Platform.</text:p>
      <text:p text:style-name="P4">
With the Chancellor of the British treasury Jeremy Handa, the main aspects of co -operation in the restoration of Ukraine, the introduction of sanctions against Russia with the tapfissure of frozen assets of the aggressor.</text:p>
      <text:p text:style-name="P4">
<text:a xlink:type="simple" xlink:href="https://armyinform.com.ua/wp-content/uploads/2023/04/340984249_755962739318847_6053786328785412043_n-1.jpg" text:style-name="Internet_20_link" text:visited-style-name="Visited_20_Internet_20_Link">
!(Images/AРМІЯINFORM/2023-04-15T56-00-00-04-00/340984249_755962739318847_6053786328785412043_n-1-150x150.jpg)</text:a>
</text:p>
      <text:p text:style-name="P4">
<text:a xlink:type="simple" xlink:href="https://armyinform.com.ua/wp-content/uploads/2023/04/340788446_2455205661295461_5629461309615320533_n-1.jpg" text:style-name="Internet_20_link" text:visited-style-name="Visited_20_Internet_20_Link">
<draw:frame draw:style-name="fr1" draw:name="Image8" text:anchor-type="as-char" svg:width="6.9236in" svg:height="6.9236in" draw:z-index="0">
<draw:image xlink:href="../Images/AРМІЯINFORM/2023-04-15T56-00-00-04-00/340788446_2455205661295461_5629461309615320533_n-1-150x150.jpg" xlink:type="simple" xlink:show="embed" xlink:actuate="onLoad" draw:mime-type="image/jpeg"/>
</draw:frame>
</text:a>
</text:p>
      <text:p text:style-name="P4">
<text:a xlink:type="simple" xlink:href="https://armyinform.com.ua/wp-content/uploads/2023/04/341758411_755926522810926_1395707873916253292_n-1.jpg" text:style-name="Internet_20_link" text:visited-style-name="Visited_20_Internet_20_Link">
<draw:frame draw:style-name="fr1" draw:name="Image9" text:anchor-type="as-char" svg:width="6.9236in" svg:height="6.9236in" draw:z-index="0">
<draw:image xlink:href="../Images/AРМІЯINFORM/2023-04-15T56-00-00-04-00/341758411_755926522810926_1395707873916253292_n-1-150x150.jpg" xlink:type="simple" xlink:show="embed" xlink:actuate="onLoad" draw:mime-type="image/jpeg"/>
</draw:frame>
</text:a>
The continuation of Germany's government support programs, Denis Shmigal, has been written by the German Finance Minister Christian Lindner. Among the issues of the meeting and limitation on the atomic industry of Russia.</text:p>
      <text:p text:style-name="P4">
The Prime Minister thanked for his intention to allocate more than 3 billion euros of additional financing this year and more than 5 billion euros of long-term military support.</text:p>
      <text:p text:style-name="P4">
Also, 2 billion euros are planned to be selected for long -term funding. Denis Shmigal expressed gratitude for this in conversation with the Minister of Financial Bruno Le Mayor.</text:p>
      <text:p text:style-name="P4">
News Source: <text:a xlink:type="simple" xlink:href="https://armyinform.com.ua/2023/04/15/denys-shmygal-obgovoryv-z-ministramy-finansiv-velykoyi-brytaniyi-nimechchyny-ta-francziyi-plany-finansovoyi-pidtrymky-ukrayiny/" text:style-name="Internet_20_link" text:visited-style-name="Visited_20_Internet_20_Link">
https://armyinform.com.ua/2023/04/15/denys-shmygal-obgovoryv-z-ministramy-finansiv-velykoyi-brytaniyi-nimechchyny-ta-francziyi-plany-finansovoyi-pidtrymky-ukrayiny/</text:a>
</text:p>
      <!--NEWS-->
      <text:h text:style-name="P10" text:outline-level="1">
<text:span text:style-name="T4">
The President of Ukraine celebrated 45 defenders state awards</text:span>
</text:h>
      <text:p text:style-name="P4">
Author: ['АРМІЯINFORM']</text:p>
      <text:p text:style-name="P4">
Time: 2023-04-15T57:00:00-04:00</text:p>
      <text:p text:style-name="P4">
Description: About the decree of the President of Ukraine No. 220/2023 “About the Vidnoyan, the sovereign ... War with Ukraine 2022, the war with Ukraine is the latest news today, the news war with Ukraine 2022 last today, will there be a war between Ukraine and Russia and when, war, war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3/nagorody-1.jpg" text:style-name="Internet_20_link" text:visited-style-name="Visited_20_Internet_20_Link">
nagorody-1.jpg</text:a>
']</text:p>
      <text:p text:style-name="P4">
Tags: ['STOPRUSSIA', 'АГРЕСІЯ РФ', 'ВОЛОДИМИР ЗЕЛЕНСЬКИЙ']</text:p>
      <text:p text:style-name="P4">
Category: News</text:p>
      <!--METADATA-->
      <text:p text:style-name="P4">
<draw:frame draw:style-name="fr1" draw:name="Image10" text:anchor-type="as-char" svg:width="6.9236in" svg:height="3.872889in" draw:z-index="0">
<draw:image xlink:href="../Images/AРМІЯINFORM/2023-04-15T57-00-00-04-00/nagorody-1.jpg" xlink:type="simple" xlink:show="embed" xlink:actuate="onLoad" draw:mime-type="image/jpeg"/>
</draw:frame>
Illustrative photo</text:p>
      <text:p text:style-name="P4">
About this <text:a xlink:type="simple" xlink:href="https://www.president.gov.ua/documents/2202023-46425" text:style-name="Internet_20_link" text:visited-style-name="Visited_20_Internet_20_Link">
it is referred</text:a>
In the Decree of the President of Ukraine No. 220/2023 "On celebration of state awards of Ukraine":</text:p>
      <text:p text:style-name="P4">
“For personal courage, revealed in the protection of state sovereignty of Tatertorial integrity of Ukraine, selfless performance of military duty:</text:p>
      <text:p text:style-name="P4">
To reward the Order of Bohdan Khmelnitsky II degree</text:p>
      <text:p text:style-name="P4">
Igor Stepanovich's Dyachyshyn - Colonel</text:p>
      <text:p text:style-name="P4">
Kostyuk Nikolai Sergeyevich - Major</text:p>
      <text:p text:style-name="P4">
Smirnova Maxim Vyacheslavovich - Captain</text:p>
      <text:p text:style-name="P4">
Stepanova Vyacheslav Yurievich - Major</text:p>
      <text:p text:style-name="P4">
Alexander Troz - Major</text:p>
      <text:p text:style-name="P4">
To award the Order of Bohdan Khmelnitsky III degree</text:p>
      <text:p text:style-name="P4">
Danylyuk Viktor Anatoliyovich - Lieutenant Colonel</text:p>
      <text:p text:style-name="P4">
Donchenko Mikhail Nikolaevich - brigade general</text:p>
      <text:p text:style-name="P4">
Alexei Alexandrovich Zhdea - Major</text:p>
      <text:p text:style-name="P4">
Alexander Stanislavovich Livytsky - Colonel</text:p>
      <text:p text:style-name="P4">
Reward the Order for Courage and degree</text:p>
      <text:p text:style-name="P4">
Ostapenko Vyacheslav Ruslanovich - Captain</text:p>
      <text:p text:style-name="P4">
Reward the Order of Courage of the Second Degree</text:p>
      <text:p text:style-name="P4">
Vasilyuk Denis Alexandrovich - Captain</text:p>
      <text:p text:style-name="P4">
Marunchak Vasily Viktorovich - Lieutenant Colonel</text:p>
      <text:p text:style-name="P4">
Alexander Igorovich Nikolayenko - Captain</text:p>
      <text:p text:style-name="P4">
Ostapka Alexei Nikolaevich - Lieutenant Colonel</text:p>
      <text:p text:style-name="P4">
Filenko Maxim Nikolaevich - Lieutenant Colonel</text:p>
      <text:p text:style-name="P4">
Reward the Order of Courage of the 3rd degree</text:p>
      <text:p text:style-name="P4">
Lazurenko Andriy Anatoliyovych - Lieutenant Colonel</text:p>
      <text:p text:style-name="P4">
Sikor Andrei Mikhailovich - Soldier</text:p>
      <text:p text:style-name="P4">
Silvertyuk Sergey Vladimirovich - Major</text:p>
      <text:p text:style-name="P4">
Reward the Order of Danylo Halytsky</text:p>
      <text:p text:style-name="P4">
Alexander Alfredovich Brilka - Major</text:p>
      <text:p text:style-name="P4">
Parikwash Sergey Vasilyevich-Master-Satentant</text:p>
      <text:p text:style-name="P4">
Sevenyuk Yaroslav Valeryevich - Colonel</text:p>
      <text:p text:style-name="P4">
Usov Alexander Nikolaevich - Colonel</text:p>
      <text:p text:style-name="P4">
Chaly Vitaliy Valeriyevich - Major</text:p>
      <text:p text:style-name="P4">
Reward the Medal for Military Service of Ukraine</text:p>
      <text:p text:style-name="P4">
Andusennik Vasily Sergeyevich - Colonel</text:p>
      <text:p text:style-name="P4">
Nedyla Dmitry Dmitrovich - Lieutenant Colonel</text:p>
      <text:p text:style-name="P4">
Oliynyk Mikhail Sergeyevich - Senior Soldier</text:p>
      <text:p text:style-name="P4">
Opanasyuk Mykola Alexandrovich - Senior Lieutenant</text:p>
      <text:p text:style-name="P4">
Podvarsky Igor Anatolyevich - Major</text:p>
      <text:p text:style-name="P4">
Eugene Igorovich's bundle - colonel</text:p>
      <text:p text:style-name="P4">
Cherneg Sergey Ivanovich - Colonel</text:p>
      <text:p text:style-name="P4">
Yarovenko Sergey Leonidovich - Lieutenant Colonel</text:p>
      <text:p text:style-name="P4">
Reward the Medal for Perfect Service of the 3rd degree</text:p>
      <text:p text:style-name="P4">
Leonid Ivanovich Proshunin - Colonel</text:p>
      <text:p text:style-name="P4">
Reward the Medal of the Defender of the Fatherland</text:p>
      <text:p text:style-name="P4">
Halych Nicholas Mikhailovich - Senior Lieutenant</text:p>
      <text:p text:style-name="P4">
Gordienko Denis Vladimirovich - Senior Soldier</text:p>
      <text:p text:style-name="P4">
Danilchuk Alexander Nikolaevich - Major</text:p>
      <text:p text:style-name="P4">
Commissioner Andriy Petrovich - Senior Sergeant</text:p>
      <text:p text:style-name="P4">
Mazura Andrei Viktorovich - CaptainMoiseenko Oleg Vladimirovich - soldier</text:p>
      <text:p text:style-name="P4">
Anatoly Anatoliyevich - Junior Sergeant</text:p>
      <text:p text:style-name="P4">
Gennady Vyacheslavovich - Sergeant</text:p>
      <text:p text:style-name="P4">
Pyanka Pavel Alexandrovich - Soldier</text:p>
      <text:p text:style-name="P4">
Sergei Dmitrovich Romanchik - Senior Soldier</text:p>
      <text:p text:style-name="P4">
Sergienko Vitaliy Yurievich - Colonel</text:p>
      <text:p text:style-name="P4">
Timchak Vladislav Andreevich - Senior Soldier.</text:p>
      <text:p text:style-name="P4">
President of Ukraine V. Zelensky</text:p>
      <text:p text:style-name="P4">
April 13, 2023. "</text:p>
      <text:p text:style-name="P4">
News Source: <text:a xlink:type="simple" xlink:href="https://armyinform.com.ua/2023/04/15/prezydent-ukrayiny-vidznachyv-derzhavnymy-nagorodamy-45-zahysnykiv/" text:style-name="Internet_20_link" text:visited-style-name="Visited_20_Internet_20_Link">
https://armyinform.com.ua/2023/04/15/prezydent-ukrayiny-vidznachyv-derzhavnymy-nagorodamy-45-zahysnykiv/</text:a>
</text:p>
      <!--NEWS-->
      <text:h text:style-name="P10" text:outline-level="1">
<text:span text:style-name="T4">
During the last day of the Defense Forces repelled 56 enemy attacks</text:span>
</text:h>
      <text:p text:style-name="P4">
Author: ['АРМІЯINFORM']</text:p>
      <text:p text:style-name="P4">
Time: 2023-04-15T58:00:00-04:00</text:p>
      <text:p text:style-name="P4">
Description: Tight at 06:00 15 KVITY 2023 ROCO ROSICHICA federals, surpassed by Ignoruvati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341146212_564792792463463_8340423527948675073_n.jpg" text:style-name="Internet_20_link" text:visited-style-name="Visited_20_Internet_20_Link">
341146212_564792792463463_8340423527948675073_n.jpg</text:a>
']</text:p>
      <text:p text:style-name="P4">
Tags: ['STOPRUSSIA', 'АГРЕСІЯ РФ', 'ВІЙНА', 'ВТОРГНЕННЯ РФ', 'ГШ ЗСУ', 'ХРОНІКА ОБОРОНИ']</text:p>
      <text:p text:style-name="P4">
Category: News</text:p>
      <!--METADATA-->
      <text:p text:style-name="P4">
<draw:frame draw:style-name="fr1" draw:name="Image11" text:anchor-type="as-char" svg:width="6.9236in" svg:height="4.449855in" draw:z-index="0">
<draw:image xlink:href="../Images/AРМІЯINFORM/2023-04-15T58-00-00-04-00/341146212_564792792463463_8340423527948675073_n.jpg" xlink:type="simple" xlink:show="embed" xlink:actuate="onLoad" draw:mime-type="image/jpeg"/>
</draw:frame>
Illustrative Photo <text:span text:style-name="T4">
 🔥 Situation on Russian invasion </text:span>
</text:p>
      <text:p text:style-name="P4">
At 06:00 on April 15, 2023, the Russian Federation, continuing to ignore international humanitarian law, strikes, makes shelling of many positions of our troops, but also the civil infrastructure of settlements, [informs] [informs] <text:a xlink:type="simple" xlink:href="https://www.facebook.com/GeneralStaff.ua/posts/pfbid0iVMuWjoUbu4NLdoczQy8YA4tCdbKQ8e2NxZQefErg7NNPMXekfh7ajszNP69pJDYl" text:style-name="Internet_20_link" text:visited-style-name="Visited_20_Internet_20_Link">
informs</text:a>
The General Staff of the Armed Forces of Ukraine. Over the past day, the enemy has caused 9 aviation and 19 missile strikes, 13 of them from the S-300 SPRs on the peaceful cities of Slavic and Kramatorsk, carried out 42 shelling of the reactive systems of the rags on the positions of our troops and the civilian infrastructure civilian population, destroyed and damaged and private and private dwellings, as well as other civilian infrastructure.</text:p>
      <text:p text:style-name="P4">
The likelihood of rocket and aviation strikes throughout Ukraine is high.</text:p>
      <text:p text:style-name="P4">
The enemy continues to focus the major efforts on the offensive, the acting Liman, Bakhmut, Avdeev and Mariinsky directions. Over the past day, 56 enemy attacks were reflected.</text:p>
      <text:p text:style-name="P4">
News Source: <text:a xlink:type="simple" xlink:href="https://armyinform.com.ua/2023/04/15/protyagom-mynuloyi-doby-syly-oborony-vidbyly-56-atak-voroga/" text:style-name="Internet_20_link" text:visited-style-name="Visited_20_Internet_20_Link">
https://armyinform.com.ua/2023/04/15/protyagom-mynuloyi-doby-syly-oborony-vidbyly-56-atak-voroga/</text:a>
</text:p>
      <!--NEWS-->
      <text:h text:style-name="P10" text:outline-level="1">
<text:span text:style-name="T4">
Belarus checks the combat readiness of the army -</text:span>
</text:h>
      <text:p text:style-name="P4">
Author: ['АРМІЯINFORM']</text:p>
      <text:p text:style-name="P4">
Time: 2023-04-15T59:00:00-04:00</text:p>
      <text:p text:style-name="P4">
Description: At the Teritarian, the replaces of the BILOURUS, the Acts of the Tradi PIDRODILED TO THE NEWS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06/rf-vijska.jpg" text:style-name="Internet_20_link" text:visited-style-name="Visited_20_Internet_20_Link">
rf-vijska.jpg</text:a>
']</text:p>
      <text:p text:style-name="P4">
Tags: ['STOPRUSSIA', 'АГРЕСІЯ РФ', 'ВІЙНА', 'ВТОРГНЕННЯ РФ', 'ГШ ЗСУ']</text:p>
      <text:p text:style-name="P4">
Category: News</text:p>
      <!--METADATA-->
      <text:p text:style-name="P4">
<draw:frame draw:style-name="fr1" draw:name="Image12" text:anchor-type="as-char" svg:width="6.9236in" svg:height="4.690181in" draw:z-index="0">
<draw:image xlink:href="../Images/AРМІЯINFORM/2023-04-15T59-00-00-04-00/rf-vijska.jpg" xlink:type="simple" xlink:show="embed" xlink:actuate="onLoad" draw:mime-type="image/jpeg"/>
</draw:frame>
Illustrative Photo <text:span text:style-name="T4">
 🔥 Situation on Russian invasion </text:span>
</text:p>
      <text:p text:style-name="P4">
Some subdivision regulatory troops of the Armed Forces of the Russian Federation continue to be in the territory of the Republic of Belarus, <text:a xlink:type="simple" xlink:href="https://www.facebook.com/GeneralStaff.ua/posts/pfbid0iVMuWjoUbu4NLdoczQy8YA4tCdbKQ8e2NxZQefErg7NNPMXekfh7ajszNP69pJDYl" text:style-name="Internet_20_link" text:visited-style-name="Visited_20_Internet_20_Link">
informs</text:a>
The General Staff of the Armed Forces of Ukraine. There is also a comprehensive check of the combat preparedness of the Armed Forces of the Republic of Belarus.</text:p>
      <text:p text:style-name="P4">
In the Volyn, Polissya, Siversky and Slobozhansky directions, operational and without significant changes, signs of formation of offensive groups were not detected. The military presence of the enemy in the border areas of the Kursk and Belgorod regions is preserved.</text:p>
      <text:p text:style-name="P4">
News Source: <text:a xlink:type="simple" xlink:href="https://armyinform.com.ua/2023/04/15/bilorut-pereviryaye-boyegotovnist-vijska/" text:style-name="Internet_20_link" text:visited-style-name="Visited_20_Internet_20_Link">
https://armyinform.com.ua/2023/04/15/bilorut-pereviryaye-boyegotovnist-vijska/</text:a>
</text:p>
      <!--NEWS-->
      <text:h text:style-name="P10" text:outline-level="1">
<text:span text:style-name="T4">
The CPD informs about the main narrative that has been promoted by Roszma in a day</text:span>
</text:h>
      <text:p text:style-name="P4">
Author: ['АРМІЯINFORM']</text:p>
      <text:p text:style-name="P4">
Time: 2023-04-15T60:00:00-04:00</text:p>
      <text:p text:style-name="P4">
Description: The Center for the Wizin -Format, after the basics of the introduction, the Rosіyskі was eaten ... the war with Ukraine 2022, the war with Ukraine is the latest news today, the news war with Ukraine 2022 The last ones for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336390558_1191367284916054_3535022615267993245_n.jpg" text:style-name="Internet_20_link" text:visited-style-name="Visited_20_Internet_20_Link">
336390558_1191367284916054_3535022615267993245_n.jpg</text:a>
']</text:p>
      <text:p text:style-name="P4">
Tags: ['STOPRUSSIA', 'АГРЕСІЯ РФ', 'ЦПД РНБО']</text:p>
      <text:p text:style-name="P4">
Category: News</text:p>
      <!--METADATA-->
      <text:p text:style-name="P4">
<draw:frame draw:style-name="fr1" draw:name="Image13" text:anchor-type="as-char" svg:width="6.9236in" svg:height="6.9236in" draw:z-index="0">
<draw:image xlink:href="../Images/AРМІЯINFORM/2023-04-15T60-00-00-04-00/336390558_1191367284916054_3535022615267993245_n.jpg" xlink:type="simple" xlink:show="embed" xlink:actuate="onLoad" draw:mime-type="image/jpeg"/>
</draw:frame>
Center for Combating Misinformation <text:a xlink:type="simple" xlink:href="https://www.facebook.com/protydiyadezinformatsiyi.cpd/posts/pfbid0vaNzsCAc8Pp5yDNybKnaAqMf6aVUAg9taXWmQuKS4CPdgTujHH3HSPd1GaaEH9cFl" text:style-name="Internet_20_link" text:visited-style-name="Visited_20_Internet_20_Link">
Informed</text:a>
About the main narrative that promoted the Russian media per day:</text:p>
      <text:p text:style-name="P4">
“The words of the Russian expatriate were made as a supplement to the statement of Hungarian Prime Minister V. Orban, who called Ukraine" financially non-existent "</text:p>
      <text:p text:style-name="P4">
Orban also said that without financing the event, the war in Ukraine would cease, but his forecast for its winner - decided not to add</text:p>
      <text:p text:style-name="P4">
For ropropaganda and Putin fans, such expressing European politicians make it possible to develop misinformation tamanipulative campaigns</text:p>
      <text:p text:style-name="P4">
The statements of the "spare" President of the Russian Federation on the economic problems of Ukraine sound specifically cynically after Russian rocket terror, the purpose of which is to destroy the Ukrainian economy. "</text:p>
      <text:p text:style-name="P4">
News Source: <text:a xlink:type="simple" xlink:href="https://armyinform.com.ua/2023/04/15/czpd-informuye-pro-osnovnyj-naratyv-shho-za-dobu-prosuvaly-roszmi/" text:style-name="Internet_20_link" text:visited-style-name="Visited_20_Internet_20_Link">
https://armyinform.com.ua/2023/04/15/czpd-informuye-pro-osnovnyj-naratyv-shho-za-dobu-prosuvaly-roszmi/</text:a>
</text:p>
      <!--NEWS-->
      <text:h text:style-name="P10" text:outline-level="1">
<text:span text:style-name="T4">
Occupants steal oils from electric transformers and disconnect the streets of cities</text:span>
</text:h>
      <text:p text:style-name="P4">
Author: ['АРМІЯINFORM']</text:p>
      <text:p text:style-name="P4">
Time: 2023-04-15T61:00:00-04:00</text:p>
      <text:p text:style-name="P4">
Description: Rosiyski Zagarbniki, Chiniti Marauded on Timchasovo, Water Teritor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okupanty-strilby.jpg" text:style-name="Internet_20_link" text:visited-style-name="Visited_20_Internet_20_Link">
okupanty-strilby.jpg</text:a>
']</text:p>
      <text:p text:style-name="P4">
Tags: ['STOPRUSSIA', 'АГРЕСІЯ РФ', 'ВТОРГНЕННЯ РФ', 'ГШ ЗСУ']</text:p>
      <text:p text:style-name="P4">
Category: News</text:p>
      <!--METADATA-->
      <text:p text:style-name="P4">
<draw:frame draw:style-name="fr1" draw:name="Image14" text:anchor-type="as-char" svg:width="6.9236in" svg:height="4.33302in" draw:z-index="0">
<draw:image xlink:href="../Images/AРМІЯINFORM/2023-04-15T61-00-00-04-00/okupanty-strilby.jpg" xlink:type="simple" xlink:show="embed" xlink:actuate="onLoad" draw:mime-type="image/jpeg"/>
</draw:frame>
Illustrative Photo <text:span text:style-name="T4">
 🔥 Situation on Russian invasion </text:span>
</text:p>
      <text:p text:style-name="P4">
Russian invaders continue to do looting on the temporarily captured territory of Ukraine. In particular, in the Novokakhovsky district of Kherson region there are identified cases of drain of oil from electric transport, which for its part will lead to the disconnection of separate streets of settlements of the district, <text:a xlink:type="simple" xlink:href="https://www.facebook.com/GeneralStaff.ua/posts/pfbid0iVMuWjoUbu4NLdoczQy8YA4tCdbKQ8e2NxZQefErg7NNPMXekfh7ajszNP69pJDYl" text:style-name="Internet_20_link" text:visited-style-name="Visited_20_Internet_20_Link">
informs</text:a>
The General Staff of the Armed Forces of Ukraine.</text:p>
      <text:p text:style-name="P4">
News Source: <text:a xlink:type="simple" xlink:href="https://armyinform.com.ua/2023/04/15/okupnaty-kradut-mastyla-z-elektrotransformatoriv-ta-znestrumlyuyut-vulyczi-mist/" text:style-name="Internet_20_link" text:visited-style-name="Visited_20_Internet_20_Link">
https://armyinform.com.ua/2023/04/15/okupnaty-kradut-mastyla-z-elektrotransformatoriv-ta-znestrumlyuyut-vulyczi-mist/</text:a>
</text:p>
      <!--NEWS-->
      <text:h text:style-name="P10" text:outline-level="1">
<text:span text:style-name="T4">
Our artillery struck the management point and 3 areas of focus of the enemy</text:span>
</text:h>
      <text:p text:style-name="P4">
Author: ['АРМІЯINFORM']</text:p>
      <text:p text:style-name="P4">
Time: 2023-04-15T62:00:00-04:00</text:p>
      <text:p text:style-name="P4">
Description: Avіaatsіya forces of defense for Past Dob took 5 strikes in the areas of Zserdzhennya of Especially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artyleriya.jpg" text:style-name="Internet_20_link" text:visited-style-name="Visited_20_Internet_20_Link">
artyleriya.jpg</text:a>
']</text:p>
      <text:p text:style-name="P4">
Tags: ['STOPRUSSIA', 'ВТРАТИ ВОРОГА']</text:p>
      <text:p text:style-name="P4">
Category: News</text:p>
      <!--METADATA-->
      <text:p text:style-name="P4">
<draw:frame draw:style-name="fr1" draw:name="Image15" text:anchor-type="as-char" svg:width="6.9236in" svg:height="4.615733in" draw:z-index="0">
<draw:image xlink:href="../Images/AРМІЯINFORM/2023-04-15T62-00-00-04-00/artyleriya.jpg" xlink:type="simple" xlink:show="embed" xlink:actuate="onLoad" draw:mime-type="image/jpeg"/>
</draw:frame>
Illustrative Photo <text:span text:style-name="T4">
 🔥 Situation on Russian invasion </text:span>
</text:p>
      <text:p text:style-name="P4">
Aviation of Defense Forces for the past day has made 5 beats in the areas of concentration of personal staff and military equipment of the occupiers, <text:a xlink:type="simple" xlink:href="https://www.facebook.com/GeneralStaff.ua/posts/pfbid0iVMuWjoUbu4NLdoczQy8YA4tCdbKQ8e2NxZQefErg7NNPMXekfh7ajszNP69pJDYl" text:style-name="Internet_20_link" text:visited-style-name="Visited_20_Internet_20_Link">
informs</text:a>
The General Staff of the Armed Forces of Ukraine.</text:p>
      <text:p text:style-name="P4">
The departments of rocket troops and artillery were struck by 1 point of management, 3 districts of living force, weapons and military equipment of the enemy, as well as the 1st station of the enemy radio electronic struggle.</text:p>
      <text:p text:style-name="P4">
News Source: <text:a xlink:type="simple" xlink:href="https://armyinform.com.ua/2023/04/15/nasha-artyleriya-urazyla-punkt-upravlinnya-ta-3-rajony-zoseredzhennya-voroga/" text:style-name="Internet_20_link" text:visited-style-name="Visited_20_Internet_20_Link">
https://armyinform.com.ua/2023/04/15/nasha-artyleriya-urazyla-punkt-upravlinnya-ta-3-rajony-zoseredzhennya-voroga/</text:a>
</text:p>
      <!--NEWS-->
      <text:h text:style-name="P10" text:outline-level="1">
<text:span text:style-name="T4">
Another minus 460 occupants, 3 tanks and 4 BBM: daily loss of enemy</text:span>
</text:h>
      <text:p text:style-name="P4">
Author: ['АРМІЯINFORM']</text:p>
      <text:p text:style-name="P4">
Time: 2023-04-15T63:00:00-04:00</text:p>
      <text:p text:style-name="P4">
Description: Zagalni Boyov, Find the enemy on 02/24/22 to 04/15/23 Orintovo to become: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15.04.2023_vtraty-scaled.jpg" text:style-name="Internet_20_link" text:visited-style-name="Visited_20_Internet_20_Link">
15.04.2023_vtraty-scaled.jpg</text:a>
']</text:p>
      <text:p text:style-name="P4">
Tags: ['STOPRUSSIA', 'ВТОРГНЕННЯ РФ', 'ВТРАТИ ВОРОГА', 'ГШ ЗСУ']</text:p>
      <text:p text:style-name="P4">
Category: News</text:p>
      <!--METADATA-->
      <text:p text:style-name="P4">
<draw:frame draw:style-name="fr1" draw:name="Image16" text:anchor-type="as-char" svg:width="6.9236in" svg:height="6.969757in" draw:z-index="0">
<draw:image xlink:href="../Images/AРМІЯINFORM/2023-04-15T63-00-00-04-00/15.04.2023_vtraty-scaled.jpg" xlink:type="simple" xlink:show="embed" xlink:actuate="onLoad" draw:mime-type="image/jpeg"/>
</draw:frame>
<text:span text:style-name="T4">
 🔥 Situation on Russian invasion </text:span>
</text:p>
      <text:p text:style-name="P4">
The total combat loss of the enemy from 24.02.22 to 15.04.23 will be orientated:</text:p>
      <text:p text:style-name="P4">
<text:span text:style-name="T4">
<text:span text:style-name="T5">
 Personnel - </text:span>
* 181550(+460)persons eliminated</text:span>
<text:span text:style-name="T5">
 tanks - </text:span>
<text:span text:style-name="T5">
 3653(+3)</text:span>
<text:span text:style-name="T4">
 combat armored vehicles - </text:span>
 7073(+4)<text:span text:style-name="T4">
<text:span text:style-name="T5">
 Artillery systems - </text:span>
<text:span text:style-name="T5">
 2785(+1)</text:span>
 </text:span>
 RSZV - <text:span text:style-name="T4">
 535(0)</text:span>
<text:span text:style-name="T5">
 air defense means - </text:span>
<text:span text:style-name="T5">
 283(0)</text:span>
<text:span text:style-name="T4">
 aircraft - </text:span>
 307(0)<text:span text:style-name="T4">
<text:span text:style-name="T5">
 helicopters - </text:span>
* 293(0)</text:span>
<text:span text:style-name="T5">
 UAV Operative Tactical Level-</text:span>
<text:span text:style-name="T5">
 2339(0)</text:span>
<text:span text:style-name="T4">
 Winged missiles - </text:span>
 911(0)<text:span text:style-name="T4">
<text:span text:style-name="T5">
 ships / boats - </text:span>
* 18(0)</text:span>
<text:span text:style-name="T5">
 Automobile equipment and tanks - </text:span>
<text:span text:style-name="T5">
 5646(+6)</text:span>
<text:span text:style-name="T4">
 Special Technique - </text:span>
 324(+3)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April 15, 23.</text:p>
      <text:p text:style-name="P4">
News Source: <text:a xlink:type="simple" xlink:href="https://armyinform.com.ua/2023/04/15/shhe-minus-460-okupantiv-3-tanky-ta-4-bbm-dobovi-vtraty-voroga/" text:style-name="Internet_20_link" text:visited-style-name="Visited_20_Internet_20_Link">
https://armyinform.com.ua/2023/04/15/shhe-minus-460-okupantiv-3-tanky-ta-4-bbm-dobovi-vtraty-voroga/</text:a>
</text:p>
      <!--NEWS-->
      <text:h text:style-name="P10" text:outline-level="1">
<text:span text:style-name="T4">
Danilov: Chinese weapons we are not seeing on our front right now</text:span>
</text:h>
      <text:p text:style-name="P4">
Authors: Ukrinform (Person)</text:p>
      <text:p text:style-name="P4">
Publisher: Укринформ (Organization)</text:p>
      <text:p text:style-name="P4">
Published Time: 2023-04-16T-11:18:00+03:00</text:p>
      <text:p text:style-name="P4">
Modified Time: 2023-04-16T23:18:00+03:00</text:p>
      <text:p text:style-name="P4">
Description: NSDC Secretary Alexei Danilov commented on The Washington Post that the secret documents published on the network allegedly contains information that China agreed to provide fatal assistance to Russia. - Ukrinform.</text:p>
      <text:p text:style-name="P4">
Images: ["<text:a xlink:type="simple" xlink:href="https://static.ukrinform.com/photos/2023_04/thumb_files/630_360_1680783799-703.jpg" text:style-name="Internet_20_link" text:visited-style-name="Visited_20_Internet_20_Link">
630_360_16807...</text:a>
"]</text:p>
      <text:p text:style-name="P4">
Tags: ['Китай', 'РНБО', 'Зброя', 'росія', 'Данілов', 'Війна з росією']</text:p>
      <text:p text:style-name="P4">
Type: Article</text:p>
      <!--METADATA-->
      <text:p text:style-name="P4">
<draw:frame draw:style-name="fr1" draw:name="Image17" text:anchor-type="as-char" svg:width="6.9236in" svg:height="3.956343in" draw:z-index="0">
<draw:image xlink:href="../Images/yкринформ/2023-04-16T-11-18-00-03-00/630_360_1680783799-703.jpg" xlink:type="simple" xlink:show="embed" xlink:actuate="onLoad" draw:mime-type="image/jpeg"/>
</draw:frame>
Oleksiy Danilov, Secretary, commented on The Washington Post that the secret documents were allegedly contained in the network of secret documents.</text:p>
      <text:p text:style-name="P4">
Danilov said this in an interview with the journalist <text:a xlink:type="simple" xlink:href="https://tsn.ua/exclusive/zliti-dokumenti-pentagonu-danilov-vidpoviv-chi-diysno-rf-vzhe-voyuye-kitayskoyu-zbroyeyu-2309086.html" text:style-name="Internet_20_link" text:visited-style-name="Visited_20_Internet_20_Link">
</text:a>
Alexander Tsaplienko, reports Ukrinform.</text:p>
      <text:p text:style-name="P4">
"If she appeared here, you remember when Iranian strikes appeared, we immediately made a statement. We have disassembled them, as they say, the scamples, and even the data of those countries whose components were used there. Let us turn to officially, why this happened and this must be stopped. Chinese <text:span text:style-name="T4">
 <text:a xlink:type="simple" xlink:href="https://www.ukrinform.ua/tag-zbroa" text:style-name="Internet_20_link" text:visited-style-name="Visited_20_Internet_20_Link">
</text:a>
</text:span>
 We do not see at our front right now, "says NSDC Secretary.</text:p>
      <text:p text:style-name="P4">
<text:span text:style-name="T4">
 Read also: </text:span>
 <text:span text:style-name="T4">
 <text:a xlink:type="simple" xlink:href="https://www.ukrinform.ua/rubric-world/3696764-putin-zustrivsa-z-ministrom-oboroni-kitau-govorili-pro-vijskovu-spivpracu.html" text:style-name="Internet_20_link" text:visited-style-name="Visited_20_Internet_20_Link">
</text:a>
</text:span>
</text:p>
      <text:p text:style-name="P4">
Danilov assured that if Chinese weapons still appear in Russian invaders, Ukraine will immediately inform our society and the world.</text:p>
      <text:p text:style-name="P4">
"But based on the global issues of China, we do not see what he has to do weapons of the Russian Federation. are called somewhat different. So doubtful. So we look, work, we see. Soon we will have a large amount of information on this issue, " - summed up the NSDC secretary.</text:p>
      <text:p text:style-name="P4">
<text:span text:style-name="T4">
 Read also: </text:span>
 <text:span text:style-name="T4">
 <text:a xlink:type="simple" xlink:href="https://www.ukrinform.ua/rubric-world/3696127-kitaj-obicae-ne-prodavati-zbrou-zodnij-storoni-vijni-v-ukraini.html" text:style-name="Internet_20_link" text:visited-style-name="Visited_20_Internet_20_Link">
</text:a>
</text:span>
</text:p>
      <text:p text:style-name="P4">
As the agency reported earlier, the high representative of the EU Josep Borrel _ <text:span text:style-name="T4">
 <text:a xlink:type="simple" xlink:href="https://www.ukrinform.ua/rubric-world/3695859-borrel-nazvav-neperekonlivou-nejtralnist-kitau.html" text:style-name="Internet_20_link" text:visited-style-name="Visited_20_Internet_20_Link">
</text:a>
</text:span>
 _, negotiate with President Zelensky and support the withdrawal of Russian troops from the territory of Ukraine.</text:p>
      <text:p text:style-name="P4">
Before that, The Washington Post, with reference to secret documents, reported that Chinese allegedly approved the supply of Russia's weapons.</text:p>
      <text:p text:style-name="P4">
News Source: <text:a xlink:type="simple" xlink:href="https://www.ukrinform.ua/rubric-ato/3696774-danilov-kitajskogo-ozbroenna-mi-zaraz-na-nasomu-fronti-ne-bacimo.html" text:style-name="Internet_20_link" text:visited-style-name="Visited_20_Internet_20_Link">
https://www.ukrinform.ua/rubric-ato/3696774-danilov-kitajskogo-ozbroenna-mi-zaraz-na-nasomu-fronti-ne-bacimo.html</text:a>
</text:p>
      <!--NEWS-->
      <text:h text:style-name="P10" text:outline-level="1">
<text:span text:style-name="T4">
Vladislav Bukhov has won the fifth swimming license for Ukraine for Olympic Games in Paris</text:span>
</text:h>
      <text:p text:style-name="P4">
Authors: Ukrinform (Person)</text:p>
      <text:p text:style-name="P4">
Publisher: Укринформ (Organization)</text:p>
      <text:p text:style-name="P4">
Published Time: 2023-04-16T-13:10:00+03:00</text:p>
      <text:p text:style-name="P4">
Modified Time: 2023-04-16T23:10:00+03:00</text:p>
      <text:p text:style-name="P4">
Description: The Ukrainian won the Olympic license at a distance of 50 meters free style. - Ukrinform.</text:p>
      <text:p text:style-name="P4">
Images: ["<text:a xlink:type="simple" xlink:href="https://static.ukrinform.com/photos/2023_04/thumb_files/630_360_1681675041-214.jpg" text:style-name="Internet_20_link" text:visited-style-name="Visited_20_Internet_20_Link">
630_360_16816...</text:a>
"]</text:p>
      <text:p text:style-name="P4">
Tags: ['плавання']</text:p>
      <text:p text:style-name="P4">
Type: Article</text:p>
      <!--METADATA-->
      <text:p text:style-name="P4">
<draw:frame draw:style-name="fr1" draw:name="Image18" text:anchor-type="as-char" svg:width="6.9236in" svg:height="3.956343in" draw:z-index="0">
<draw:image xlink:href="../Images/yкринформ/2023-04-16T-13-10-00-03-00/630_360_1681675041-214.jpg" xlink:type="simple" xlink:show="embed" xlink:actuate="onLoad" draw:mime-type="image/jpeg"/>
</draw:frame>
The Ukrainian licensed the Olympic license at a distance of 50 meters free style.</text:p>
      <text:p text:style-name="P4">
The Ukrainian Swimming Team won five licenses for the 2024 Olympic games, which will take place in Paris, it happened according to the results of the Torstockholm Open in Sweden, Ukrinform reports.</text:p>
      <text:p text:style-name="P4">
Earlier, three licenses were obtained by Mikhail Romanchuk(400 meters, free style, 1500 meters, free style, 800 meters, free style). Четверта ліцензія нарахунку Олександра Желтякова (200 meters, back).</text:p>
      <text:p text:style-name="P4">
Останню ж ліцензію для України за результатами Stockholm Open здобув 20-річнийВладислав Бухов. Український плавець виконав норматив на дистанції 50 метріввільним стилем.</text:p>
      <text:p text:style-name="P4">
Олімпійський норматив на 50 м фристайлом складає 21.96 секунд. Виконати йогонамагався ще один українець - Ілля Лінник, однак лише Бухову вдалося пропливтидистанцію з необхідним результатом - норматив випердив на 0.04 секунди (21.92 sec).</text:p>
      <text:p text:style-name="P4">
Бухов вдруге відібрався на Олімпійські ігри. На попередній Олімпіаді в Токіоплавець також виступав на 50 метрах вільним стилем і навіть вийшов допівфіналу та показав 19-й загальний результат.</text:p>
      <text:p text:style-name="P4">
<text:span text:style-name="T4">
Читайте також:</text:span>
 <text:a xlink:type="simple" xlink:href="https://www.ukrinform.ua/rubric-sports/3696736-mihajlo-romancuk-zdobuv-tretu-licenziu-na-olimpijski-igri-u-parizi.html" text:style-name="Internet_20_link" text:visited-style-name="Visited_20_Internet_20_Link">
 <text:span text:style-name="T4">
Романчук</text:span>
 </text:a>
As reported by Ukrinform, today, April 16, Mikhail Romanchuk took NAOI-2024 at a distance of 800 meters free style.</text:p>
      <text:p text:style-name="P4">
Photo: Getty Image</text:p>
      <text:p text:style-name="P4">
News Source: <text:a xlink:type="simple" xlink:href="https://www.ukrinform.ua/rubric-sports/3696770-vladislav-buhov-zdobuv-patu-licenziu-z-plavanna-dla-ukraini-na-olimpijski-igri-u-parizi.html" text:style-name="Internet_20_link" text:visited-style-name="Visited_20_Internet_20_Link">
https://www.ukrinform.ua/rubric-sports/3696770-vladislav-buhov-zdobuv-patu-licenziu-z-plavanna-dla-ukraini-na-olimpijski-igri-u-parizi.html</text:a>
</text:p>
      <!--NEWS-->
      <text:h text:style-name="P10" text:outline-level="1">
<text:span text:style-name="T4">
The invaders fired at the Zaporozhye region, damaging the country houses - Ova</text:span>
</text:h>
      <text:p text:style-name="P4">
Authors: Ukrinform (Person)</text:p>
      <text:p text:style-name="P4">
Publisher: Укринформ (Organization)</text:p>
      <text:p text:style-name="P4">
Published Time: 2023-04-16T-16:55:00+03:00</text:p>
      <text:p text:style-name="P4">
Modified Time: 2023-04-16T22:55:00+03:00</text:p>
      <text:p text:style-name="P4">
Description: On Sunday, April 16, the Russian military fired the territories of Zaporizhzhya region again. - Ukrinform.</text:p>
      <text:p text:style-name="P4">
Images: ["<text:a xlink:type="simple" xlink:href="https://static.ukrinform.com/photos/2023_04/thumb_files/630_360_1681016947-887.jpg" text:style-name="Internet_20_link" text:visited-style-name="Visited_20_Internet_20_Link">
630_360_16810...</text:a>
"]</text:p>
      <text:p text:style-name="P4">
Tags: ['Обстріл', 'Агресія РФ', 'Запоріжжя', 'Війна з росією']</text:p>
      <text:p text:style-name="P4">
Type: Article</text:p>
      <!--METADATA-->
      <text:p text:style-name="P4">
<draw:frame draw:style-name="fr1" draw:name="Image19" text:anchor-type="as-char" svg:width="6.9236in" svg:height="3.956343in" draw:z-index="0">
<draw:image xlink:href="../Images/yкринформ/2023-04-16T-16-55-00-03-00/630_360_1681016947-887.jpg" xlink:type="simple" xlink:show="embed" xlink:actuate="onLoad" draw:mime-type="image/jpeg"/>
</draw:frame>
On Sunday, April 16, the Russian military fired the territories of the Zaporozhye region again.</text:p>
      <text:p text:style-name="P4">
This is stated in <text:a xlink:type="simple" xlink:href="https://t.me/zoda_gov_ua/18299" text:style-name="Internet_20_link" text:visited-style-name="Visited_20_Internet_20_Link">
</text:a>
The heads of Zaporizhzhya Ovayuria Malashka, reports Ukrinform.</text:p>
      <text:p text:style-name="P4">
“The invaders continue to terrorize the civilians of the Zaporizhzhya region in the floors. Broken windows, broken facades, cars, ”Malashko said.</text:p>
      <text:p text:style-name="P4">
<text:span text:style-name="T4">
 Read also: </text:span>
 <text:span text:style-name="T4">
 <text:a xlink:type="simple" xlink:href="https://www.ukrinform.ua/rubric-ato/3696760-vorog-za-dobu-trici-obstrilav-prikordonna-sumsini.html" text:style-name="Internet_20_link" text:visited-style-name="Visited_20_Internet_20_Link">
</text:a>
</text:span>
</text:p>
      <text:p text:style-name="P4">
According to the head of the Ova, as a result of the shelling of the Russian army, there were no casualties.</text:p>
      <text:p text:style-name="P4">
Currently, he said, all profile services work at the site of arrival: eliminate the consequences of the attack and record the next military crime of the Russian Federation.</text:p>
      <text:p text:style-name="P4">
As the agency reported earlier, _ <text:span text:style-name="T4">
 <text:a xlink:type="simple" xlink:href="https://www.ukrinform.ua/rubric-ato/3696750-rosiani-dvici-za-dobu-obstrilali-nikopolsinu.html" text:style-name="Internet_20_link" text:visited-style-name="Visited_20_Internet_20_Link">
</text:a>
. </text:span>
 _</text:p>
      <text:p text:style-name="P4">
News Source: <text:a xlink:type="simple" xlink:href="https://www.ukrinform.ua/rubric-ato/3696773-zagarbniki-obstrilali-zaporizku-oblast-poskodivsi-dacni-budinki-ova.html" text:style-name="Internet_20_link" text:visited-style-name="Visited_20_Internet_20_Link">
https://www.ukrinform.ua/rubric-ato/3696773-zagarbniki-obstrilali-zaporizku-oblast-poskodivsi-dacni-budinki-ova.html</text:a>
</text:p>
      <!--NEWS-->
      <text:h text:style-name="P10" text:outline-level="1">
<text:span text:style-name="T4">
Anastasia German won the "silver" of the World Cup on ball shooting</text:span>
</text:h>
      <text:p text:style-name="P4">
Authors: Ukrinform (Person)</text:p>
      <text:p text:style-name="P4">
Publisher: Укринформ (Organization)</text:p>
      <text:p text:style-name="P4">
Published Time: 2023-04-16T-18:45:08+03:00</text:p>
      <text:p text:style-name="P4">
Modified Time: 2023-04-16T22:45:08+03:00</text:p>
      <text:p text:style-name="P4">
Description: The representative of Ukraine showed the second result in shooting with a standard small -caliber gun at a distance of 25 meters. - Ukrinform.</text:p>
      <text:p text:style-name="P4">
Images: ["<text:a xlink:type="simple" xlink:href="https://static.ukrinform.com/photos/2023_04/thumb_files/630_360_1681674212-794.jpg" text:style-name="Internet_20_link" text:visited-style-name="Visited_20_Internet_20_Link">
630_360_16816...</text:a>
"]</text:p>
      <text:p text:style-name="P4">
Tags: ['Кульова стрільба']</text:p>
      <text:p text:style-name="P4">
Type: Article</text:p>
      <!--METADATA-->
      <text:p text:style-name="P4">
<draw:frame draw:style-name="fr1" draw:name="Image20" text:anchor-type="as-char" svg:width="6.9236in" svg:height="3.956343in" draw:z-index="0">
<draw:image xlink:href="../Images/yкринформ/2023-04-16T-18-45-08-03-00/630_360_1681674212-794.jpg" xlink:type="simple" xlink:show="embed" xlink:actuate="onLoad" draw:mime-type="image/jpeg"/>
</draw:frame>
The representative of Ukraine showed the second result in shooting with a standard malocaliberial gun at a distance of 25 meters.</text:p>
      <text:p text:style-name="P4">
The World Cup with ball shooting is in Lima(Peru), <text:a xlink:type="simple" xlink:href="https://sport.loda.gov.ua/" text:style-name="Internet_20_link" text:visited-style-name="Visited_20_Internet_20_Link">
</text:a>
The press service of the youth and sports management of the Regional State Administration, Ukrinform reports.</text:p>
      <text:p text:style-name="P4">
Anastasia Germany was the second in shooting with a standard malocaliberial gun at a distance of 25 meters. In the first place - Fensyuan from China.</text:p>
      <text:p text:style-name="P4">
The result in Lima is the best personal figure for a Ukrainian career. Last year, the German became a bronze medalist at the Baku World Cup.</text:p>
      <text:p text:style-name="P4">
<text:span text:style-name="T4">
 Read also: </text:span>
 <text:a xlink:type="simple" xlink:href="https://www.ukrinform.ua/rubric-sports/3687684-miznarodna-federacia-strileckogo-sportu-hoce-dopustiti-atletiv-z-rf-ta-bilorusi-do-miznarodnih-turniriv.html" text:style-name="Internet_20_link" text:visited-style-name="Visited_20_Internet_20_Link">
</text:a>
As reported by Ukrinform, at the Polish Vroclawinets in the Polish Vroclawiniets in the Polish Wroclawniec in the Polish Vroclawiniets won silver in shooting with a small-caliber-honeycomb for 25 meters.</text:p>
      <text:p text:style-name="P4">
Photo: Shooting-ukraine.com</text:p>
      <text:p text:style-name="P4">
News Source: <text:a xlink:type="simple" xlink:href="https://www.ukrinform.ua/rubric-sports/3696769-anastasia-nimec-vigrala-sriblo-kubka-svitu-z-kulovoi-strilbi.html" text:style-name="Internet_20_link" text:visited-style-name="Visited_20_Internet_20_Link">
https://www.ukrinform.ua/rubric-sports/3696769-anastasia-nimec-vigrala-sriblo-kubka-svitu-z-kulovoi-strilbi.html</text:a>
</text:p>
      <!--NEWS-->
      <text:h text:style-name="P10" text:outline-level="1">
<text:span text:style-name="T4">
Solsky will discuss the export of agricultural products with Ministers of Poland, Romania and Slovakia</text:span>
</text:h>
      <text:p text:style-name="P4">
Authors: Ukrinform (Person)</text:p>
      <text:p text:style-name="P4">
Publisher: Укринформ (Organization)</text:p>
      <text:p text:style-name="P4">
Published Time: 2023-04-16T-20:36:00+03:00</text:p>
      <text:p text:style-name="P4">
Modified Time: 2023-04-16T22:36:00+03:00</text:p>
      <text:p text:style-name="P4">
Description: The Minister of Agrarian Policy and Food of Ukraine Mykola Solsky will negotiate with agrarian ministers of Poland, Slovakia and Romania on exports of domestic agricultural products next week. - Ukrinform.</text:p>
      <text:p text:style-name="P4">
Images: ["<text:a xlink:type="simple" xlink:href="https://static.ukrinform.com/photos/2022_07/thumb_files/630_360_1659199134-979.jpg" text:style-name="Internet_20_link" text:visited-style-name="Visited_20_Internet_20_Link">
630_360_16591...</text:a>
"]</text:p>
      <text:p text:style-name="P4">
Tags: ['Експорт', 'Польща', 'Румунія', 'Зерно', 'Словаччина', 'Сольський', 'Єдині новини']</text:p>
      <text:p text:style-name="P4">
Type: Article</text:p>
      <!--METADATA-->
      <text:p text:style-name="P4">
<draw:frame draw:style-name="fr1" draw:name="Image21" text:anchor-type="as-char" svg:width="6.9236in" svg:height="3.956343in" draw:z-index="0">
<draw:image xlink:href="../Images/yкринформ/2023-04-16T-20-36-00-03-00/630_360_1659199134-979.jpg" xlink:type="simple" xlink:show="embed" xlink:actuate="onLoad" draw:mime-type="image/jpeg"/>
</draw:frame>
The Minister of Grade Policy and Food of Ukraine Mykola Solsky will conduct negotiations with agrarian ministers of Poland, Slovakia and Romania on the export of domestic agricultural products next week.</text:p>
      <text:p text:style-name="P4">
According to the Ukrinform correspondent, he said this on the air of the Teleterna "One News".</text:p>
      <text:p text:style-name="P4">
"If we talk about Poland, we have negotiations tomorrow. They have not stopped in print, and even today we expected some things from them. Therefore, tomorrow we meet from lunch in Warsaw and we will be informed," the minister said.</text:p>
      <text:p text:style-name="P4">
Solsky added that the first thing to discuss with a Polish colleague is to renew transit through Poland for Ukrainian <text:span text:style-name="T4">
 <text:a xlink:type="simple" xlink:href="https://www.ukrinform.ua/tag-zerno" text:style-name="Internet_20_link" text:visited-style-name="Visited_20_Internet_20_Link">
</text:a>
</text:span>
.</text:p>
      <text:p text:style-name="P4">
The minister noted that in addition to meetings in Poland next week, there will also be intervals with agrarian ministers of Romania and Slovakia.</text:p>
      <text:p text:style-name="P4">
As reported by Ukrinform, the European Commission(EC)considers unacceptable trade decisions of Poland and Hungary, which forbade imports of Ukrainian grain and other agricultural products.</text:p>
      <text:p text:style-name="P4">
<text:span text:style-name="T4">
 Read also: </text:span>
 <text:span text:style-name="T4">
 <text:a xlink:type="simple" xlink:href="https://www.ukrinform.ua/rubric-economy/3696744-solskij-obgovoriv-z-ugorskim-kolegou-eksport-ukrainskoi-agroprodukcii.html" text:style-name="Internet_20_link" text:visited-style-name="Visited_20_Internet_20_Link">
</text:a>
</text:span>
</text:p>
      <text:p text:style-name="P4">
On April 15, 2023, Hungary and Poland introduced a temporary ban on importer and oil crops from Ukraine until June 30, 2023.</text:p>
      <text:p text:style-name="P4">
The Ministry of Agriculture of Slovakia on Thursday, April 13, banned the processing and sale of Ukrainian grain in the domestic market.</text:p>
      <text:p text:style-name="P4">
At the same time, Romanian farmers began to protest with the requirement of suspension of Ukrainian grain.</text:p>
      <text:p text:style-name="P4">
News Source: <text:a xlink:type="simple" xlink:href="https://www.ukrinform.ua/rubric-economy/3696763-solskij-nastupnogo-tizna-obgovorit-eksport-agroprodukcii-z-ministrami-polsi-rumunii-ta-slovaccini.html" text:style-name="Internet_20_link" text:visited-style-name="Visited_20_Internet_20_Link">
https://www.ukrinform.ua/rubric-economy/3696763-solskij-nastupnogo-tizna-obgovorit-eksport-agroprodukcii-z-ministrami-polsi-rumunii-ta-slovaccini.html</text:a>
</text:p>
      <!--NEWS-->
      <text:h text:style-name="P10" text:outline-level="1">
<text:span text:style-name="T4">
At Kupiansk direction Russian army shelled Novomlynsk, Dvorichna and Berestove of Kharkiv reg...</text:span>
</text:h>
      <text:p text:style-name="P4">
Authors: liveuamap (Language: en)</text:p>
      <text:p text:style-name="P4">
Time: 2023-04-16T-21:36:00</text:p>
      <text:p text:style-name="P4">
Location: Svatove (Latitude:49.53735 Longtitude:37.89682)</text:p>
      <text:p text:style-name="P4">
Videos: []</text:p>
      <text:p text:style-name="P4">
Images: []</text:p>
      <text:p text:style-name="P4">
Tags: ["Russia"]</text:p>
      <text:p text:style-name="P4">
Id: 22556470</text:p>
      <!--METADATA-->
      <text:p text:style-name="P4">
At Kupiansk direction Russian army shelled Novomlynsk, Dvorichna and Berestoveof Kharkiv region, - General Staff of Armed Forces of Ukraine says in themorning report</text:p>
      <text:p text:style-name="P4">
News Collection Link: <text:a xlink:type="simple" xlink:href="https://liveuamap.com/en/2023/16-april-at-kupiansk-direction-russian-army-shelled-novomlynsk" text:style-name="Internet_20_link" text:visited-style-name="Visited_20_Internet_20_Link">
https://liveuamap.com/en/2023/16-april-at-kupiansk-direction-russian-army-shelled-novomlynsk</text:a>
</text:p>
      <text:p text:style-name="P4">
News Source: <text:a xlink:type="simple" xlink:href="https://t.me/lumsrc/4505" text:style-name="Internet_20_link" text:visited-style-name="Visited_20_Internet_20_Link">
https://t.me/lumsrc/4505</text:a>
</text:p>
      <!--NEWS-->
      <text:h text:style-name="P10" text:outline-level="1">
<text:span text:style-name="T4">
In Iran, 10 servicemen were sentenced to imprisonment in the case</text:span>
</text:h>
      <text:p text:style-name="P4">
Authors: Ukrinform (Person)</text:p>
      <text:p text:style-name="P4">
Publisher: Укринформ (Organization)</text:p>
      <text:p text:style-name="P4">
Published Time: 2023-04-16T-22:23:00+03:00</text:p>
      <text:p text:style-name="P4">
Modified Time: 2023-04-16T22:23:00+03:00</text:p>
      <text:p text:style-name="P4">
Description: The court in Iran issued sentences to 10 Iranian servicemen in connection with the disaster of the Ukrainian passenger aircraft over Tehran in 2020. - Ukrinform.</text:p>
      <text:p text:style-name="P4">
Images: ["<text:a xlink:type="simple" xlink:href="https://static.ukrinform.com/photos/2020_01/thumb_files/630_360_1578665229-831.jpg" text:style-name="Internet_20_link" text:visited-style-name="Visited_20_Internet_20_Link">
630_360_15786...</text:a>
"]</text:p>
      <text:p text:style-name="P4">
Tags: ['Іран', 'МАУ', 'Суд', 'Військові', 'Авіакатастрофа в Ірані']</text:p>
      <text:p text:style-name="P4">
Type: Article</text:p>
      <!--METADATA-->
      <text:p text:style-name="P4">
<draw:frame draw:style-name="fr1" draw:name="Image22" text:anchor-type="as-char" svg:width="6.9236in" svg:height="3.956343in" draw:z-index="0">
<draw:image xlink:href="../Images/yкринформ/2023-04-16T-22-23-00-03-00/630_360_1578665229-831.jpg" xlink:type="simple" xlink:show="embed" xlink:actuate="onLoad" draw:mime-type="image/jpeg"/>
</draw:frame>
The court of Venan was sentenced to 10 Iranian servicemen in connection with the disaster of the Ukrainian passenger aircraft over Tehran in 2020.</text:p>
      <text:p text:style-name="P4">
This was reported on Sunday by the judiciary <text:a xlink:type="simple" xlink:href="https://www.mizanonline.ir/fa/news/4707892/%D8%B5%D8%AF%D9%88%D8%B1-%D8%B1%D8%A7%DB%8C-%D9%BE%D8%B1%D9%88%D9%86%D8%AF%D9%87-%D9%87%D9%88%D8%A7%D9%BE%DB%8C%D9%85%D8%A7%DB%8C-%D8%A7%D9%8816A9%D8%B1%D8%A7%DB%8C%D9%86%DB%8C-%D9%BE%D8%B3-%D8%A7%D8%B2-%D8%A8%D8%B116AF%D8%B2%D8%A7%D8%B1%DB%8C-%DB%B2%DB%B0-%D8%AC%D9%84%D8%B3%D9%87-%D8%AF%D8%A7%D8%AF16AF%D8%A7%D9%87-%D9%85%D8%AA%D9%87%D9%85-%D8%B1%D8%AF%DB%8C%D9%81-%D8%A7%D9%88%D9%84-%D8%A8%D9%87-%DB%B1%DB%B3-%D8%B3%D8%A7%D9%84-%D8%AD%D8%A8%D8%B3-%D9%85%D8%AD16A9%D9%88%D9%85-%D8%B4%D8%AF" text:style-name="Internet_20_link" text:visited-style-name="Visited_20_Internet_20_Link">
</text:a>
, reports Ukrinform.</text:p>
      <text:p text:style-name="P4">
Servicemen were found guilty of a catastrophe, which killed 176 people.</text:p>
      <text:p text:style-name="P4">
According to the site, one of the commanders was sentenced to 13 years of deprivation, and nine others received a term of one to three years deprivation.</text:p>
      <text:p text:style-name="P4">
<text:span text:style-name="T4">
 Read also: </text:span>
 <text:span text:style-name="T4">
 <text:a xlink:type="simple" xlink:href="https://www.ukrinform.ua/rubric-world/3648767-v-irani-vidbulosa-vze-pat-sudovih-zasidan-u-spravi-pro-zbitij-litak-mau-posolstvo.html" text:style-name="Internet_20_link" text:visited-style-name="Visited_20_Internet_20_Link">
</text:a>
</text:span>
</text:p>
      <text:p text:style-name="P4">
In total, 20 court sessions have already been held in this case, at which the total 117 registers have registered their complaints, 55 plaintiffs have made and read the law in court, and 20 lawyers have filed plaintiffs and complaints and corresponding evidence.</text:p>
      <text:p text:style-name="P4">
<text:span text:style-name="T4">
 Read also: </text:span>
 <text:span text:style-name="T4">
 <text:a xlink:type="simple" xlink:href="https://www.ukrinform.ua/rubric-society/3523878-mau-podala-pozov-proti-iranu-cerez-zbitta-pasazirskogo-litaka.html" text:style-name="Internet_20_link" text:visited-style-name="Visited_20_Internet_20_Link">
</text:a>
</text:span>
</text:p>
      <text:p text:style-name="P4">
It was reported that on January 8, 2020 in the sky above Iran was a shot aircraft of the UIA, which operated the flight PS752 on the route Tehran - Kiev. On board there were citizens of Iran, Canada, Ukraine, Sweden, Afghanistan and the United Kingdom.</text:p>
      <text:p text:style-name="P4">
All 176 people were killed, among them - eleven Ukrainians(Nine Members and Two Passengers). Після кількох днів заперечень іранська владавизнала, що український літак був помилково збитий зенітно-ракетним комплексомпротиповітряної оборони.</text:p>
      <text:p text:style-name="P4">
5 січня 2021 року міністр закордонних справ Дмитро Кулеба заявив, що Українаотримала від Ірану проєкт технічного звіту щодо обставин <text:span text:style-name="T4">
<text:a xlink:type="simple" xlink:href="http://www.ukrinform.ua/tag-aviakatastrofa-v-irani" text:style-name="Internet_20_link" text:visited-style-name="Visited_20_Internet_20_Link">
</text:a>
 </text:span>
 .</text:p>
      <text:p text:style-name="P4">
Canada, Sweden, the United Kingdom and Ukraine, in a joint statement on December 29, 20122, called on Iran to agree to an arbitration over the dispute associated with the beating of the PS752 airline of Ukraine.</text:p>
      <text:p text:style-name="P4">
<text:span text:style-name="T5">
Foto: aa</text:span>
</text:p>
      <text:p text:style-name="P4">
News Source: <text:a xlink:type="simple" xlink:href="https://www.ukrinform.ua/rubric-world/3696768-v-irani-10-vijskovosluzbovciv-zasudili-do-uvaznenna-u-spravi-pro-zbitij-litak-mau.html" text:style-name="Internet_20_link" text:visited-style-name="Visited_20_Internet_20_Link">
https://www.ukrinform.ua/rubric-world/3696768-v-irani-10-vijskovosluzbovciv-zasudili-do-uvaznenna-u-spravi-pro-zbitij-litak-mau.html</text:a>
</text:p>
      <!--NEWS-->
      <text:h text:style-name="P10" text:outline-level="1">
<text:span text:style-name="T4">
At Lyman direction Russian army shelled Stelmakhivka, Nevske, Bilohorivka of Luhansk region a...</text:span>
</text:h>
      <text:p text:style-name="P4">
Authors: liveuamap (Language: en)</text:p>
      <text:p text:style-name="P4">
Time: 2023-04-16T-23:36:00</text:p>
      <text:p text:style-name="P4">
Location: Bakhmut (Latitude:48.80641 Longtitude:38.24736)</text:p>
      <text:p text:style-name="P4">
Videos: []</text:p>
      <text:p text:style-name="P4">
Images: []</text:p>
      <text:p text:style-name="P4">
Tags: ["Russia"]</text:p>
      <text:p text:style-name="P4">
Id: 22556469</text:p>
      <!--METADATA-->
      <text:p text:style-name="P4">
At Lyman direction Russian army shelled Stelmakhivka, Nevske, Bilohorivka ofLuhansk region and Ivanivka, Torske and Spirne of Donetsk region, - GeneralStaff of Armed Forces of Ukraine says in the morning report</text:p>
      <text:p text:style-name="P4">
News Collection Link: <text:a xlink:type="simple" xlink:href="https://liveuamap.com/en/2023/16-april-at-lyman-direction-russian-army-shelled-stelmakhivka" text:style-name="Internet_20_link" text:visited-style-name="Visited_20_Internet_20_Link">
https://liveuamap.com/en/2023/16-april-at-lyman-direction-russian-army-shelled-stelmakhivka</text:a>
</text:p>
      <text:p text:style-name="P4">
News Source: <text:a xlink:type="simple" xlink:href="https://t.me/lumsrc/4506" text:style-name="Internet_20_link" text:visited-style-name="Visited_20_Internet_20_Link">
https://t.me/lumsrc/4506</text:a>
</text:p>
      <!--NEWS-->
      <text:h text:style-name="P10" text:outline-level="1">
<text:span text:style-name="T4">
Ukraine exported to Poland about 10% of the total supply of agro -products - Solsky</text:span>
</text:h>
      <text:p text:style-name="P4">
Authors: Ukrinform (Person)</text:p>
      <text:p text:style-name="P4">
Publisher: Укринформ (Organization)</text:p>
      <text:p text:style-name="P4">
Published Time: 2023-04-16T-24:08:00+03:00</text:p>
      <text:p text:style-name="P4">
Modified Time: 2023-04-16T22:08:00+03:00</text:p>
      <text:p text:style-name="P4">
Description: Until the introduction of restrictions, Ukraine was supplied to Poland and transit through Poland about 10% of total agri -products exports. - Ukrinform.</text:p>
      <text:p text:style-name="P4">
Images: ["<text:a xlink:type="simple" xlink:href="https://static.ukrinform.com/photos/2023_04/thumb_files/630_360_1681564397-147.jpg" text:style-name="Internet_20_link" text:visited-style-name="Visited_20_Internet_20_Link">
630_360_16815...</text:a>
"]</text:p>
      <text:p text:style-name="P4">
Tags: ['Експорт', 'Польща', 'Зерно', 'Сольський']</text:p>
      <text:p text:style-name="P4">
Type: Article</text:p>
      <!--METADATA-->
      <text:p text:style-name="P4">
<draw:frame draw:style-name="fr1" draw:name="Image23" text:anchor-type="as-char" svg:width="6.9236in" svg:height="3.956343in" draw:z-index="0">
<draw:image xlink:href="../Images/yкринформ/2023-04-16T-24-08-00-03-00/630_360_1681564397-147.jpg" xlink:type="simple" xlink:show="embed" xlink:actuate="onLoad" draw:mime-type="image/jpeg"/>
</draw:frame>
Ukrainianado has been introduced to Poland and transit through Poland about 10% of total agri -products exports.</text:p>
      <text:p text:style-name="P4">
According to the Ukrinform correspondent, the Minister of Agrarian Policy of Food of Ukraine Mykola Solsky said on the air of the Tele scale "One News".</text:p>
      <text:p text:style-name="P4">
"All that crossed the Polish border and went to Polish companies or transit companies through <text:a xlink:type="simple" xlink:href="https://www.ukrinform.ua/tag-polsa" text:style-name="Internet_20_link" text:visited-style-name="Visited_20_Internet_20_Link">
</text:a>
Other EU countries or through ports to other parts of the world, this is about 10%of everything that Ukraine exported, "he said.</text:p>
      <text:p text:style-name="P4">
Solsky added that in Hungary, depending on the month about 6%of total agrarian exports from Ukraine.</text:p>
      <text:p text:style-name="P4">
<text:span text:style-name="T4">
 Read also: </text:span>
 <text:a xlink:type="simple" xlink:href="https://www.ukrinform.ua/rubric-economy/3696763-solskij-nastupnogo-tizna-obgovorit-eksport-agroprodukcii-z-ministrami-polsi-rumunii-ta-slovaccini.html" text:style-name="Internet_20_link" text:visited-style-name="Visited_20_Internet_20_Link">
<text:span text:style-name="T4">
 Solsky </text:span>
</text:a>
As reported by Ukrinform, the European Commission considers unilateral unilateral decisions of Poland and Hungary, which forbade imports of Ukrainian -agricultural and other agricultural products.</text:p>
      <text:p text:style-name="P4">
On April 15, 2023, Hungary and Poland introduced a temporary ban on importer and oil crops from Ukraine until June 30, 2023.</text:p>
      <text:p text:style-name="P4">
News Source: <text:a xlink:type="simple" xlink:href="https://www.ukrinform.ua/rubric-economy/3696765-ukraina-eksportuvala-do-polsi-blizko-10-vid-zagalnogo-obsagu-postavok-agroprodukcii-solskij.html" text:style-name="Internet_20_link" text:visited-style-name="Visited_20_Internet_20_Link">
https://www.ukrinform.ua/rubric-economy/3696765-ukraina-eksportuvala-do-polsi-blizko-10-vid-zagalnogo-obsagu-postavok-agroprodukcii-solskij.html</text:a>
</text:p>
      <!--NEWS-->
      <text:h text:style-name="P10" text:outline-level="1">
<text:span text:style-name="T4">
Bakhmut Directio Rusian Army Shelled Vasukivka, Minkivka, Orikhovo-Vasylivka, Novomarkov ...</text:span>
</text:h>
      <text:p text:style-name="P4">
Authors: liveuamap (Language: en)</text:p>
      <text:p text:style-name="P4">
Time: 2023-04-16T-25:36:00</text:p>
      <text:p text:style-name="P4">
Location: Novhorods'ke, Donetsk Oblast (Latitude:48.32601 Longtitude:37.84515)</text:p>
      <text:p text:style-name="P4">
Videos: []</text:p>
      <text:p text:style-name="P4">
Images: []</text:p>
      <text:p text:style-name="P4">
Tags: ["Russia"]</text:p>
      <text:p text:style-name="P4">
Id: 22556468</text:p>
      <!--METADATA-->
      <text:p text:style-name="P4">
News Collection Link:(https://liveuamap.com/en/2023/16-april-at-bakhmut-direction-russian-army-shelled-vasukivka)</text:p>
      <text:p text:style-name="P4">
News Source: <text:a xlink:type="simple" xlink:href="https://t.me/lumsrc/4507" text:style-name="Internet_20_link" text:visited-style-name="Visited_20_Internet_20_Link">
https://t.me/lumsrc/4507</text:a>
</text:p>
      <!--NEWS-->
      <text:h text:style-name="P10" text:outline-level="1">
<text:span text:style-name="T4">
JSC Avdiivka Directiones Rusian Army Shelled Ceramics, Steppe, Berdyshi, Avdiivka, Pervomis ...</text:span>
</text:h>
      <text:p text:style-name="P4">
Authors: liveuamap (Language: en)</text:p>
      <text:p text:style-name="P4">
Time: 2023-04-16T-27:36:00</text:p>
      <text:p text:style-name="P4">
Location: Donetsk Oblast (Latitude:48.11326 Longtitude:37.49504)</text:p>
      <text:p text:style-name="P4">
Videos: []</text:p>
      <text:p text:style-name="P4">
Images: []</text:p>
      <text:p text:style-name="P4">
Tags: ["Russia"]</text:p>
      <text:p text:style-name="P4">
Id: 22556467</text:p>
      <!--METADATA-->
      <text:p text:style-name="P4">
At Avdiyivka directions Russian army shelled Keramik, Stepove, Berdychi,Avdiyivka, Pervomayske and Karlivka of Donetsk region, - General Staff ofArmed Forces of Ukraine says in the morning report</text:p>
      <text:p text:style-name="P4">
News Collection Link: <text:a xlink:type="simple" xlink:href="https://liveuamap.com/en/2023/16-april-at-avdiyivka-directions-russian-army-shelled-keramik" text:style-name="Internet_20_link" text:visited-style-name="Visited_20_Internet_20_Link">
https://liveuamap.com/en/2023/16-april-at-avdiyivka-directions-russian-army-shelled-keramik</text:a>
</text:p>
      <text:p text:style-name="P4">
News Source: <text:a xlink:type="simple" xlink:href="https://t.me/lumsrc/4508" text:style-name="Internet_20_link" text:visited-style-name="Visited_20_Internet_20_Link">
https://t.me/lumsrc/4508</text:a>
</text:p>
      <!--NEWS-->
      <text:h text:style-name="P10" text:outline-level="1">
<text:span text:style-name="T4">
Putin met with the Minister of Defense of China: Talked about military cooperation</text:span>
</text:h>
      <text:p text:style-name="P4">
Authors: Ukrinform (Person)</text:p>
      <text:p text:style-name="P4">
Publisher: Укринформ (Organization)</text:p>
      <text:p text:style-name="P4">
Published Time: 2023-04-16T-27:58:00+03:00</text:p>
      <text:p text:style-name="P4">
Modified Time: 2023-04-16T21:58:00+03:00</text:p>
      <text:p text:style-name="P4">
Description: Russian President Volodymyr Putin held a working meeting with a member of the State Council of China, the Minister of Defense of the Country of Li Shanfu. - Ukrinform.</text:p>
      <text:p text:style-name="P4">
Images: ["<text:a xlink:type="simple" xlink:href="https://static.ukrinform.com/photos/2023_04/thumb_files/630_360_1681671864-789.jpg" text:style-name="Internet_20_link" text:visited-style-name="Visited_20_Internet_20_Link">
630_360_16816...</text:a>
"]</text:p>
      <text:p text:style-name="P4">
Tags: ['Китай', 'Міноборони', 'Переговори', 'путін', 'росія']</text:p>
      <text:p text:style-name="P4">
Type: Article</text:p>
      <!--METADATA-->
      <text:p text:style-name="P4">
<draw:frame draw:style-name="fr1" draw:name="Image24" text:anchor-type="as-char" svg:width="6.9236in" svg:height="3.956343in" draw:z-index="0">
<draw:image xlink:href="../Images/yкринформ/2023-04-16T-27-58-00-03-00/630_360_1681671864-789.jpg" xlink:type="simple" xlink:show="embed" xlink:actuate="onLoad" draw:mime-type="image/jpeg"/>
</draw:frame>
Presidentrf Volodymyr Putin held a working meeting with a member of the State Council of the China, the Minister of the Country of Li Shanf.</text:p>
      <text:p text:style-name="P4">
Ukrinform reports with reference to <text:a xlink:type="simple" xlink:href="https://www.radiosvoboda.org/a/news-putin-rosiya-kytay-perehovory-shanfu/32366177.html" text:style-name="Internet_20_link" text:visited-style-name="Visited_20_Internet_20_Link">
</text:a>
.</text:p>
      <text:p text:style-name="P4">
According to Putin, for Russia, "China Xi Jinping, has passed quite productively." This, according to the President of the Russian Federation, "positively affected the Russian Federation and China, and they began intensive development in all directions, including the lines of military agencies."</text:p>
      <text:p text:style-name="P4">
"There is a very good development of relations, great -economic, social, cultural and educational fields and in the line of military identity between our countries in all areas," Putin said.</text:p>
      <text:p text:style-name="P4">
<text:span text:style-name="T4">
 Read also: </text:span>
 <text:span text:style-name="T4">
 <text:a xlink:type="simple" xlink:href="https://www.ukrinform.ua/rubric-world/3696723-prezident-brazilii-zaklikav-stvoriti-analog-g20-dla-zaversenna-rosijskoukrainskoi-vijni.html" text:style-name="Internet_20_link" text:visited-style-name="Visited_20_Internet_20_Link">
</text:a>
</text:span>
</text:p>
      <text:p text:style-name="P4">
According to the Russian leader, now Russia and China are “regularly exchanged useful information on the lines of military agencies. Countries also conduct joint training ... Military cooperation of the Russian Federation and China is one of the most important areas that strengthens the strategic relations of the two countries. "</text:p>
      <text:p text:style-name="P4">
China's Defense Minister for his part stated that cooperation <text:span text:style-name="T4">
 <text:a xlink:type="simple" xlink:href="https://www.ukrinform.ua/tag-kitaj" text:style-name="Internet_20_link" text:visited-style-name="Visited_20_Internet_20_Link">
</text:a>
</text:span>
 And Russia "is developing very well and contribution to regional security." He also emphasized that Russia became the first country of his visit after he was assigned to the Minister of Defense of China.</text:p>
      <text:p text:style-name="P4">
<text:span text:style-name="T4">
 Read also: </text:span>
 <text:span text:style-name="T4">
 <text:a xlink:type="simple" xlink:href="https://www.ukrinform.ua/rubric-world/3696127-kitaj-obicae-ne-prodavati-zbrou-zodnij-storoni-vijni-v-ukraini.html" text:style-name="Internet_20_link" text:visited-style-name="Visited_20_Internet_20_Link">
</text:a>
</text:span>
</text:p>
      <text:p text:style-name="P4">
As the agency reported earlier, the high representative of the EU Josep Borrel _ <text:span text:style-name="T4">
 <text:a xlink:type="simple" xlink:href="https://www.ukrinform.ua/rubric-world/3695859-borrel-nazvav-neperekonlivou-nejtralnist-kitau.html" text:style-name="Internet_20_link" text:visited-style-name="Visited_20_Internet_20_Link">
</text:a>
</text:span>
 _, negotiate with President Zelensky and support the withdrawal of Russian troops from the territory of Ukraine.</text:p>
      <text:p text:style-name="P4">
News Source: <text:a xlink:type="simple" xlink:href="https://www.ukrinform.ua/rubric-world/3696764-putin-zustrivsa-z-ministrom-oboroni-kitau-govorili-pro-vijskovu-spivpracu.html" text:style-name="Internet_20_link" text:visited-style-name="Visited_20_Internet_20_Link">
https://www.ukrinform.ua/rubric-world/3696764-putin-zustrivsa-z-ministrom-oboroni-kitau-govorili-pro-vijskovu-spivpracu.html</text:a>
</text:p>
      <!--NEWS-->
      <text:h text:style-name="P10" text:outline-level="1">
<text:span text:style-name="T4">
At Maryinka direction Russian army shelled Heorhiyivka, Maryinka, Kurakhove, Pobyeda and Novo...</text:span>
</text:h>
      <text:p text:style-name="P4">
Authors: liveuamap (Language: en)</text:p>
      <text:p text:style-name="P4">
Time: 2023-04-16T-29:36:00</text:p>
      <text:p text:style-name="P4">
Location: Donetsk (Latitude:47.85153 Longtitude:37.48192)</text:p>
      <text:p text:style-name="P4">
Videos: []</text:p>
      <text:p text:style-name="P4">
Images: []</text:p>
      <text:p text:style-name="P4">
Tags: ["Russia"]</text:p>
      <text:p text:style-name="P4">
Id: 22556466</text:p>
      <!--METADATA-->
      <text:p text:style-name="P4">
At Maryinka direction Russian army shelled Heorhiyivka, Maryinka, Kurakhove,Pobyeda and Novomykhaylivka of Donetsk region, - General Staff of Armed Forcesof Ukraine says in the morning report</text:p>
      <text:p text:style-name="P4">
News Collection Link: <text:a xlink:type="simple" xlink:href="https://liveuamap.com/en/2023/16-april-at-maryinka-direction-russian-army-shelled-heorhiyivka" text:style-name="Internet_20_link" text:visited-style-name="Visited_20_Internet_20_Link">
https://liveuamap.com/en/2023/16-april-at-maryinka-direction-russian-army-shelled-heorhiyivka</text:a>
</text:p>
      <text:p text:style-name="P4">
News Source: <text:a xlink:type="simple" xlink:href="https://t.me/lumsrc/4509" text:style-name="Internet_20_link" text:visited-style-name="Visited_20_Internet_20_Link">
https://t.me/lumsrc/4509</text:a>
</text:p>
      <!--NEWS-->
      <text:h text:style-name="P10" text:outline-level="1">
<text:span text:style-name="T4">
The enemy fired at Sumy region three times a day</text:span>
</text:h>
      <text:p text:style-name="P4">
Authors: Ukrinform (Person)</text:p>
      <text:p text:style-name="P4">
Publisher: Укринформ (Organization)</text:p>
      <text:p text:style-name="P4">
Published Time: 2023-04-16T-29:47:00+03:00</text:p>
      <text:p text:style-name="P4">
Modified Time: 2023-04-16T21:47:00+03:00</text:p>
      <text:p text:style-name="P4">
Description: Russian troops on Sunday, April 16, fired at the border of Sumy region three times, making a total of 16 mortars of mortars and artillery. - Ukrinform.</text:p>
      <text:p text:style-name="P4">
Images: ["<text:a xlink:type="simple" xlink:href="https://static.ukrinform.com/photos/2021_12/thumb_files/630_360_1640330796-210.jpeg" text:style-name="Internet_20_link" text:visited-style-name="Visited_20_Internet_20_Link">
630_360_16403...</text:a>
"]</text:p>
      <text:p text:style-name="P4">
Tags: ['Обстріл', 'Сумщина', 'Війна з росією']</text:p>
      <text:p text:style-name="P4">
Type: Article</text:p>
      <!--METADATA-->
      <text:p text:style-name="P4">
<draw:frame draw:style-name="fr1" draw:name="Image25" text:anchor-type="as-char" svg:width="6.9236in" svg:height="3.956343in" draw:z-index="0">
<draw:image xlink:href="../Images/yкринформ/2023-04-16T-29-47-00-03-00/630_360_1640330796-210.jpeg" xlink:type="simple" xlink:show="embed" xlink:actuate="onLoad" draw:mime-type="image/jpeg"/>
</draw:frame>
Russian troops on Sunday, April 16, fired at the border of the Sumy region three times, making a total of 16 mortars from mortars and artillery.</text:p>
      <text:p text:style-name="P4">
According to Ukrinform, the Sumy Regional Military Administration reported in <text:a xlink:type="simple" xlink:href="https://t.me/Sumy_news_ODA/15471" text:style-name="Internet_20_link" text:visited-style-name="Visited_20_Internet_20_Link">
</text:a>
.</text:p>
      <text:p text:style-name="P4">
In particular, artillery <text:a xlink:type="simple" xlink:href="https://www.ukrinform.ua/tag-obstril" text:style-name="Internet_20_link" text:visited-style-name="Visited_20_Internet_20_Link">
</text:a>
The invaders were in the Schaligin community. There were three hitting on its territory.</text:p>
      <text:p text:style-name="P4">
The mortar attack was suggested by the Great Pisar community - six mines were Russian.</text:p>
      <text:p text:style-name="P4">
From the self -propelled artillery units, the Russian army struck the Popeylopilian community, committing seven hits.</text:p>
      <text:p text:style-name="P4">
According to Ova, in all cases it went without loss and destruction.</text:p>
      <text:p text:style-name="P4">
<text:span text:style-name="T4">
 Read also: </text:span>
 <text:a xlink:type="simple" xlink:href="https://www.ukrinform.ua/rubric-ato/3696750-rosiani-dvici-za-dobu-obstrilali-nikopolsinu.html" text:style-name="Internet_20_link" text:visited-style-name="Visited_20_Internet_20_Link">
<text:span text:style-name="T4">
 firing </text:span>
</text:a>
As reported by Ukrinform, about 22:40 April 15 Russian invaders were launched by the Sumy region of the aviation strike, hitting the municipal establishment of the district.</text:p>
      <text:p text:style-name="P4">
Earlier, on the same day, the invaders fired at the Helicopter by the Yunakiv community, using unmanaged aviation missiles.</text:p>
      <text:p text:style-name="P4">
News Source: <text:a xlink:type="simple" xlink:href="https://www.ukrinform.ua/rubric-ato/3696760-vorog-za-dobu-trici-obstrilav-prikordonna-sumsini.html" text:style-name="Internet_20_link" text:visited-style-name="Visited_20_Internet_20_Link">
https://www.ukrinform.ua/rubric-ato/3696760-vorog-za-dobu-trici-obstrilav-prikordonna-sumsini.html</text:a>
</text:p>
      <!--NEWS-->
      <text:h text:style-name="P10" text:outline-level="1">
<text:span text:style-name="T4">
The Netherlands allocate € 100 million to support farmers</text:span>
</text:h>
      <text:p text:style-name="P4">
Authors: Ukrinform (Person)</text:p>
      <text:p text:style-name="P4">
Publisher: Укринформ (Organization)</text:p>
      <text:p text:style-name="P4">
Published Time: 2023-04-16T-31:42:00+03:00</text:p>
      <text:p text:style-name="P4">
Modified Time: 2023-04-16T21:42:00+03:00</text:p>
      <text:p text:style-name="P4">
Description: The Netherlands allocate 100 million euros to Ukraine because of the World Bank mechanism for guarantees for agricultural financing. - Ukrinform.</text:p>
      <text:p text:style-name="P4">
Images: ["<text:a xlink:type="simple" xlink:href="https://static.ukrinform.com/photos/2023_01/thumb_files/630_360_1673967567-899.jpg" text:style-name="Internet_20_link" text:visited-style-name="Visited_20_Internet_20_Link">
630_360_16739...</text:a>
"]</text:p>
      <text:p text:style-name="P4">
Tags: ['Нідерланди', 'Сільське господарство', 'Гроші', 'Фермер']</text:p>
      <text:p text:style-name="P4">
Type: Article</text:p>
      <!--METADATA-->
      <text:p text:style-name="P4">
<draw:frame draw:style-name="fr1" draw:name="Image26" text:anchor-type="as-char" svg:width="6.9236in" svg:height="3.956343in" draw:z-index="0">
<draw:image xlink:href="../Images/yкринформ/2023-04-16T-31-42-00-03-00/630_360_1673967567-899.jpg" xlink:type="simple" xlink:show="embed" xlink:actuate="onLoad" draw:mime-type="image/jpeg"/>
</draw:frame>
The Netherlands allocate 100 million euros to Ukraine because of the World Bank of Nagaranti for agricultural financing.</text:p>
      <text:p text:style-name="P4">
As Ukrinform reports, it reports <text:a xlink:type="simple" xlink:href="https://www.welingelichtekringen.nl/anp/schreinemacher-belooft-in-washington-steun-aan-oekraiense-boeren" text:style-name="Internet_20_link" text:visited-style-name="Visited_20_Internet_20_Link">
</text:a>
 .</text:p>
      <text:p text:style-name="P4">
“ <text:a xlink:type="simple" xlink:href="https://www.ukrinform.ua/tag-niderlandi" text:style-name="Internet_20_link" text:visited-style-name="Visited_20_Internet_20_Link">
 </text:a>
They invest 100 million euros through a world bank in a guarantee for financing agricultural companies in Ukraine and, for example, in generators to help the country to survive the future, ”the message said.</text:p>
      <text:p text:style-name="P4">
It is noted that the Minister of Foreign Trade of the Netherlands Lisyeshreneach has stated this at the World Bank's spring meeting in Washington.</text:p>
      <text:p text:style-name="P4">
According to her, it is the first specific implementation in the field of support from those 2.5 billionuros that the Netherlands promised Ukraine early this year. The emphasis in this amount was placed on military support, but Schreneachrah assures that other support options are also considered.</text:p>
      <text:p text:style-name="P4">
"EUR 40 million are specially designed for agricultural companies so they can buy this season or replace broken agricultural machinery," she said.</text:p>
      <text:p text:style-name="P4">
<text:span text:style-name="T4">
 Read also: </text:span>
 <text:a xlink:type="simple" xlink:href="https://www.ukrinform.ua/rubric-economy/3692969-niderlandi-nadaut-40-miljoniv-na-zakupivlu-nasinna-ta-obladnanna-dla-ukrainskih-agrariiv.html" text:style-name="Internet_20_link" text:visited-style-name="Visited_20_Internet_20_Link">
<text:span text:style-name="T4">
 Netherlands </text:span>
</text:a>
The rest of the 100 million euros is intended not only for the purchase of generators, but for other purposes - for example, road repair.</text:p>
      <text:p text:style-name="P4">
The Minister also stressed that the Netherlands would continue to support the Ukrainians as needed.</text:p>
      <text:p text:style-name="P4">
As reported by Ukrinform, the Netherlands will be allocated € 2.5 billion in support of Ukraine in 2023.</text:p>
      <text:p text:style-name="P4">
News Source: <text:a xlink:type="simple" xlink:href="https://www.ukrinform.ua/rubric-economy/3696759-niderlandi-vidilaut-ukraini-100-miljoniv-na-pidtrimku-fermeriv.html" text:style-name="Internet_20_link" text:visited-style-name="Visited_20_Internet_20_Link">
https://www.ukrinform.ua/rubric-economy/3696759-niderlandi-vidilaut-ukraini-100-miljoniv-na-pidtrimku-fermeriv.html</text:a>
</text:p>
      <!--NEWS-->
      <text:h text:style-name="P10" text:outline-level="1">
<text:span text:style-name="T4">
Ukraine's female boxing team took the first team place in Finland tournament in Finland</text:span>
</text:h>
      <text:p text:style-name="P4">
Authors: Ukrinform (Person)</text:p>
      <text:p text:style-name="P4">
Publisher: Укринформ (Organization)</text:p>
      <text:p text:style-name="P4">
Published Time: 2023-04-16T-33:36:00+03:00</text:p>
      <text:p text:style-name="P4">
Modified Time: 2023-04-16T21:36:00+03:00</text:p>
      <text:p text:style-name="P4">
Description: The Ukrainians won three "gold". - Ukrinform.</text:p>
      <text:p text:style-name="P4">
Images: ["<text:a xlink:type="simple" xlink:href="https://static.ukrinform.com/photos/2023_04/thumb_files/630_360_1681670066-593.jpg" text:style-name="Internet_20_link" text:visited-style-name="Visited_20_Internet_20_Link">
630_360_16816...</text:a>
"]</text:p>
      <text:p text:style-name="P4">
Tags: ['Бокс']</text:p>
      <text:p text:style-name="P4">
Type: Article</text:p>
      <!--METADATA-->
      <text:p text:style-name="P4">
<draw:frame draw:style-name="fr1" draw:name="Image27" text:anchor-type="as-char" svg:width="6.9236in" svg:height="3.956343in" draw:z-index="0">
<draw:image xlink:href="../Images/yкринформ/2023-04-16T-33-36-00-03-00/630_360_1681670066-593.jpg" xlink:type="simple" xlink:show="embed" xlink:actuate="onLoad" draw:mime-type="image/jpeg"/>
</draw:frame>
The Ukrainians were three "gold".</text:p>
      <text:p text:style-name="P4">
Today, April 16, the 41st International GEEBE Boxing Tournament held in Finland has ended <text:a xlink:type="simple" xlink:href="https://xn--80affa3aj0al.xn--80asehdb/#@UpgradeBoxingUA" text:style-name="Internet_20_link" text:visited-style-name="Visited_20_Internet_20_Link">
</text:a>
The Press Service of the Boxing Federation of Ukraine, reports Ukrinform.</text:p>
      <text:p text:style-name="P4">
The tournament was attended by 15 countries, including powerful teams of the USA, Canada, England, Finland and Germany.</text:p>
      <text:p text:style-name="P4">
The women's national team of Ukraine won 8 awards: three "gold", four "silver" and one "bronze". The Ukrainians took the first team place in the tournament.</text:p>
      <text:p text:style-name="P4">
The winners of the competition were Tatiana Kob(50kg), Svetlana Umanskaya(52kg)Tamaria Bova(63kg).</text:p>
      <text:p text:style-name="P4">
<text:span text:style-name="T4">
Читайте також:</text:span>
 <text:a xlink:type="simple" xlink:href="https://www.ukrinform.ua/rubric-sports/3696447-dmitro-mitrofanov-zdobuv-peremogu-u-poedinku-proti-huana-karlosa.html" text:style-name="Internet_20_link" text:visited-style-name="Visited_20_Internet_20_Link">
 </text:a>
As reported by Ukrinform, Ukrainian boxers Khartziz, Lapin and Mitrofana won victories at the boxing evening that took place in Poland.</text:p>
      <text:p text:style-name="P4">
Photo: fbu.in.ua</text:p>
      <text:p text:style-name="P4">
News Source: <text:a xlink:type="simple" xlink:href="https://www.ukrinform.ua/rubric-sports/3696758-zinoca-zbirna-ukraini-z-boksu-posila-perse-zagalnokomandne-misce-na-turniri-v-finlandii.html" text:style-name="Internet_20_link" text:visited-style-name="Visited_20_Internet_20_Link">
https://www.ukrinform.ua/rubric-sports/3696758-zinoca-zbirna-ukraini-z-boksu-posila-perse-zagalnokomandne-misce-na-turniri-v-finlandii.html</text:a>
</text:p>
      <!--NEWS-->
      <text:h text:style-name="P10" text:outline-level="1">
<text:span text:style-name="T4">
Pro -Russian forces again conducted an anti -government protest in Prague</text:span>
</text:h>
      <text:p text:style-name="P4">
Authors: Ukrinform (Person)</text:p>
      <text:p text:style-name="P4">
Publisher: Укринформ (Organization)</text:p>
      <text:p text:style-name="P4">
Published Time: 2023-04-16T-35:07:00+03:00</text:p>
      <text:p text:style-name="P4">
Modified Time: 2023-04-16T21:07:00+03:00</text:p>
      <text:p text:style-name="P4">
Description: In the Czech capital of Prague, on April 16, an anti -government demonstration was organized, organized by a little -known pro -Russian non -parliamentary political party "Right Respect for Professionalism" (Pro). - Ukrinform.</text:p>
      <text:p text:style-name="P4">
Images: ["<text:a xlink:type="simple" xlink:href="https://static.ukrinform.com/photos/2023_04/thumb_files/630_360_1681669203-177.jpg" text:style-name="Internet_20_link" text:visited-style-name="Visited_20_Internet_20_Link">
630_360_16816...</text:a>
"]</text:p>
      <text:p text:style-name="P4">
Tags: ['Чехія', 'Протест', 'Прага']</text:p>
      <text:p text:style-name="P4">
Type: Article</text:p>
      <!--METADATA-->
      <text:p text:style-name="P4">
<draw:frame draw:style-name="fr1" draw:name="Image28" text:anchor-type="as-char" svg:width="6.9236in" svg:height="3.956343in" draw:z-index="0">
<draw:image xlink:href="../Images/yкринформ/2023-04-16T-35-07-00-03-00/630_360_1681669203-177.jpg" xlink:type="simple" xlink:show="embed" xlink:actuate="onLoad" draw:mime-type="image/jpeg"/>
</draw:frame>
On April 16, a anti -government demonstration, organized by a pro -Russian non -parliamentary political party "Right Respect for Professionality" was held in Prague on April 16.(PRO).</text:p>
      <text:p text:style-name="P4">
Як передає Укрінформ, про це повідомляє <text:a xlink:type="simple" xlink:href="https://ruski.radio.cz/praga-antipravitelstvennaya-demonstraciya-na-vaclavskoy-ploshchadi-8780460" text:style-name="Internet_20_link" text:visited-style-name="Visited_20_Internet_20_Link">
 </text:a>
.</text:p>
      <text:p text:style-name="P4">
Officially Pro was registered in 2022. The protesters who gathered in the city, brought with them Czech state flags and banners were extinguished against the current government under the leadership of the Phali Prime Minister.</text:p>
      <text:p text:style-name="P4">
The head of Pro Yindrzhi Reichl during a demonstration under the slogan "<text:a xlink:type="simple" xlink:href="https://www.ukrinform.ua/tag-cehia" text:style-name="Internet_20_link" text:visited-style-name="Visited_20_Internet_20_Link">
</text:a>
Against Poor ”stated that everyone who got on the square advocated the Czech Republic.</text:p>
      <text:p text:style-name="P4">
According to him, the demonstration should protest "not only against economic poor, but also against moral poverty."</text:p>
      <text:p text:style-name="P4">
<text:span text:style-name="T4">
 Read also: </text:span>
 <text:a xlink:type="simple" xlink:href="https://www.ukrinform.ua/rubric-diaspora/3657735-u-prazi-v-den-sobornosti-utvorili-lancug-ednosti-ta-proveli-akciu-na-pidtrimku-ukraini.html" text:style-name="Internet_20_link" text:visited-style-name="Visited_20_Internet_20_Link">
</text:a>
As reported by Ukrinform, during the previous anti -government protest action in March this year, organized by a little -known pro -Russian Party Pro, police detained a man with a Wagner strip and Russian Zvastik "Z". Upon completion of the demonstration, some protesters moved to the National Museum, where she tried to break in there. At the same time, the participants tried to remove the flag of Ukraine from the building.</text:p>
      <text:p text:style-name="P4">
Then the opponents of the demonstration gathered separately, calling for the unity of the Czech Republic and support of Ukraine.</text:p>
      <text:p text:style-name="P4">
<text:span text:style-name="T5">
Foto: www.eurointegration.com.ua</text:span>
</text:p>
      <text:p text:style-name="P4">
News Source: <text:a xlink:type="simple" xlink:href="https://www.ukrinform.ua/rubric-world/3696756-prorosijski-sili-znovu-proveli-antiuradovij-protest-u-prazi.html" text:style-name="Internet_20_link" text:visited-style-name="Visited_20_Internet_20_Link">
https://www.ukrinform.ua/rubric-world/3696756-prorosijski-sili-znovu-proveli-antiuradovij-protest-u-prazi.html</text:a>
</text:p>
      <!--NEWS-->
      <text:h text:style-name="P10" text:outline-level="1">
<text:span text:style-name="T4">
Wednesday: Starting the Silver Season on the World Cup is a good result</text:span>
</text:h>
      <text:p text:style-name="P4">
Authors: Ukrinform (Person)</text:p>
      <text:p text:style-name="P4">
Publisher: Укринформ (Organization)</text:p>
      <text:p text:style-name="P4">
Published Time: 2023-04-16T-38:55:00+03:00</text:p>
      <text:p text:style-name="P4">
Modified Time: 2023-04-16T20:55:00+03:00</text:p>
      <text:p text:style-name="P4">
Description: 17-year-old Alexei Wednesday shared his emotions from winning a silver award in the first stage of the World Cup on Jumping in Water in Chinese Sian. - Ukrinform.</text:p>
      <text:p text:style-name="P4">
Images: ["<text:a xlink:type="simple" xlink:href="https://static.ukrinform.com/photos/2023_04/thumb_files/630_360_1681667434-426.jpg" text:style-name="Internet_20_link" text:visited-style-name="Visited_20_Internet_20_Link">
630_360_16816...</text:a>
"]</text:p>
      <text:p text:style-name="P4">
Tags: ['Стрибки у воду']</text:p>
      <text:p text:style-name="P4">
Type: Article</text:p>
      <!--METADATA-->
      <text:p text:style-name="P4">
<draw:frame draw:style-name="fr1" draw:name="Image29" text:anchor-type="as-char" svg:width="6.9236in" svg:height="3.956343in" draw:z-index="0">
<draw:image xlink:href="../Images/yкринформ/2023-04-16T-38-55-00-03-00/630_360_1681667434-426.jpg" xlink:type="simple" xlink:show="embed" xlink:actuate="onLoad" draw:mime-type="image/jpeg"/>
</draw:frame>
The 17-year-old Wednesday shared emotions from the conquest of a silver award on the first regime of the World Cup in water in Chinese Sian.</text:p>
      <text:p text:style-name="P4">
He told about it exclusively in a comment to Ukrinform correspondent.</text:p>
      <text:p text:style-name="P4">
“In fact, I thought I could get into prizes, but what I could win, I did not even think. Chinese - three heads higher than me, so I didn't have it against him. To me, this "silver" medal means a lot. The time of the season, and starting it with "silver" on the World Cup is a good result, "said Wednesday.</text:p>
      <text:p text:style-name="P4">
In the competitions, Wednesday made a new program.</text:p>
      <text:p text:style-name="P4">
“The new program was fine, I felt quite confident. Of course, there are jumps on which I begin to doubt, such as four and a half ahead. I made it for seven points. I can't say that I was doing well trapped, so I was worried. As for the new jump I did the last, I did it very well, I think so, ”Wednesday added.</text:p>
      <text:p text:style-name="P4">
Wednesday brought Ukraine the second medal at the stage in Sian.</text:p>
      <text:p text:style-name="P4">
<text:a xlink:type="simple" xlink:href="https://www.ukrinform.ua/rubric-sports/3695695-ukrainci-sereda-i-boluh-zdobuli-bronzu-kubka-svitu-zi-stribkiv-u-vodu.html" text:style-name="Internet_20_link" text:visited-style-name="Visited_20_Internet_20_Link">
</text:a>
Wednesday and Cyril painchstli third in men's synchronous jumps of a 10-meter tower.</text:p>
      <text:p text:style-name="P4">
<text:span text:style-name="T4">
 Read also: </text:span>
 <text:a xlink:type="simple" xlink:href="https://www.ukrinform.ua/rubric-sports/3696646-sereda-sribnij-prizer-persogo-etapu-ks-zi-stribkiv-u-vodu.html" text:style-name="Internet_20_link" text:visited-style-name="Visited_20_Internet_20_Link">
</text:a>
As reported by Ukrinform, the second stage of the World Cup in water jumps will be on May 5-7 in Montreal(Canada).</text:p>
      <text:p text:style-name="P4">
Фото: Df-ua.org</text:p>
      <text:p text:style-name="P4">
News Source: <text:a xlink:type="simple" xlink:href="https://www.ukrinform.ua/rubric-sports/3696752-sereda-pocati-sezon-zi-sribla-na-kubku-svitu-ce-horosij-rezultat.html" text:style-name="Internet_20_link" text:visited-style-name="Visited_20_Internet_20_Link">
https://www.ukrinform.ua/rubric-sports/3696752-sereda-pocati-sezon-zi-sribla-na-kubku-svitu-ce-horosij-rezultat.html</text:a>
</text:p>
      <!--NEWS-->
      <text:h text:style-name="P10" text:outline-level="1">
<text:span text:style-name="T4">
The Russians fired twice a day</text:span>
</text:h>
      <text:p text:style-name="P4">
Authors: Ukrinform (Person)</text:p>
      <text:p text:style-name="P4">
Publisher: Укринформ (Organization)</text:p>
      <text:p text:style-name="P4">
Published Time: 2023-04-16T-40:47:00+03:00</text:p>
      <text:p text:style-name="P4">
Modified Time: 2023-04-16T20:47:00+03:00</text:p>
      <text:p text:style-name="P4">
Description: Russian troops fired at the Nikopol district of Dnipropetrovsk region twice a day. Two people were injured.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Дніпропетровщина', 'Нікополь', 'Обстріл', 'Війна з росією']</text:p>
      <text:p text:style-name="P4">
Type: Article</text:p>
      <!--METADATA-->
      <text:p text:style-name="P4">
<draw:frame draw:style-name="fr1" draw:name="Image30" text:anchor-type="as-char" svg:width="6.9236in" svg:height="3.956343in" draw:z-index="0">
<draw:image xlink:href="../Images/yкринформ/2023-04-16T-40-47-00-03-00/630_360_1669987737-966.jpg" xlink:type="simple" xlink:show="embed" xlink:actuate="onLoad" draw:mime-type="image/jpeg"/>
</draw:frame>
Ruskivska twice a day fired at the Nikopol district of Dnipropetrovsk. Two people were injured.</text:p>
      <text:p text:style-name="P4">
About it in <text:a xlink:type="simple" xlink:href="https://t.me/mykola_lukashuk/4154" text:style-name="Internet_20_link" text:visited-style-name="Visited_20_Internet_20_Link">
</text:a>
Mykola Lukashuk, the Chief Properepetrovsk Regional Council, reported, Ukrinform reports.</text:p>
      <text:p text:style-name="P4">
"Today the enemy twice <text:a xlink:type="simple" xlink:href="https://www.ukrinform.ua/tag-obstril" text:style-name="Internet_20_link" text:visited-style-name="Visited_20_Internet_20_Link">
</text:a>
Nikopol region -wounded people and destruction. In the evening, the Russians attacked the Chervono -Grigoriv community. The consequences are clarified, "the post reads.</text:p>
      <text:p text:style-name="P4">
Earlier it was reported that from heavy artillery Russian troops fired at the temple of Nikopol, two people wounded: the woman was taken to the hospital, the man refused to echo.</text:p>
      <text:p text:style-name="P4">
<text:span text:style-name="T4">
 Read also: </text:span>
 <text:a xlink:type="simple" xlink:href="https://www.ukrinform.ua/rubric-ato/3696711-vorog-z-vesni-zminiv-taktiku-obstriliv-ignat.html" text:style-name="Internet_20_link" text:visited-style-name="Visited_20_Internet_20_Link">
<text:span text:style-name="T4">
 firing </text:span>
</text:a>
Destroyed outbuilding, damaged temple, transmission lines, 5 private dwellings, 4 outbuildings, 2 cars.</text:p>
      <text:p text:style-name="P4">
News Source: <text:a xlink:type="simple" xlink:href="https://www.ukrinform.ua/rubric-ato/3696750-rosiani-dvici-za-dobu-obstrilali-nikopolsinu.html" text:style-name="Internet_20_link" text:visited-style-name="Visited_20_Internet_20_Link">
https://www.ukrinform.ua/rubric-ato/3696750-rosiani-dvici-za-dobu-obstrilali-nikopolsinu.html</text:a>
</text:p>
      <!--NEWS-->
      <text:h text:style-name="P10" text:outline-level="1">
<text:span text:style-name="T4">
Mkip congratulated circus artists on a professional holiday</text:span>
</text:h>
      <text:p text:style-name="P4">
Authors: Ukrinform (Person)</text:p>
      <text:p text:style-name="P4">
Publisher: Укринформ (Organization)</text:p>
      <text:p text:style-name="P4">
Published Time: 2023-04-16T-42:45:00+03:00</text:p>
      <text:p text:style-name="P4">
Modified Time: 2023-04-16T20:45:00+03:00</text:p>
      <text:p text:style-name="P4">
Description: The Ministry of Culture and Information Policy of Ukraine congratulated circus art figures on the International Circus Day. - Ukrinform.</text:p>
      <text:p text:style-name="P4">
Images: ["<text:a xlink:type="simple" xlink:href="https://static.ukrinform.com/photos/2023_02/thumb_files/630_360_1675767487-857.jpg" text:style-name="Internet_20_link" text:visited-style-name="Visited_20_Internet_20_Link">
630_360_16757...</text:a>
"]</text:p>
      <text:p text:style-name="P4">
Tags: ['Свято', 'Цирк', 'МКІП ']</text:p>
      <text:p text:style-name="P4">
Type: Article</text:p>
      <!--METADATA-->
      <text:p text:style-name="P4">
<draw:frame draw:style-name="fr1" draw:name="Image31" text:anchor-type="as-char" svg:width="6.9236in" svg:height="3.956343in" draw:z-index="0">
<draw:image xlink:href="../Images/yкринформ/2023-04-16T-42-45-00-03-00/630_360_1675767487-857.jpg" xlink:type="simple" xlink:show="embed" xlink:actuate="onLoad" draw:mime-type="image/jpeg"/>
</draw:frame>
The Ministry of Culture and Information Policy of Ukraine congratulated the figures on the International Circus Day.</text:p>
      <text:p text:style-name="P4">
According to Ukrinform, the MKIP press service wrote in <text:a xlink:type="simple" xlink:href="https://t.me/mkipu/5610" text:style-name="Internet_20_link" text:visited-style-name="Visited_20_Internet_20_Link">
</text:a>
.</text:p>
      <text:p text:style-name="P4">
"On the occasion of International Circus Day, we congratulate all creators <text:a xlink:type="simple" xlink:href="https://www.ukrinform.ua/tag-mistectvo" text:style-name="Internet_20_link" text:visited-style-name="Visited_20_Internet_20_Link">
</text:a>
that is able to fascinate and make it forget about everyday life with its magical atmosphere. We wish the artists successful performances, recognition of viewers and generous gifts of smiles that will fill our hearts with joy, "the ministry said.</text:p>
      <text:p text:style-name="P4">
The MCIP expressed gratitude to anyone who supports circus art, despite its difficult times contributes to its development and enables dreams.</text:p>
      <text:p text:style-name="P4">
<text:span text:style-name="T4">
 Read also: </text:span>
 <text:a xlink:type="simple" xlink:href="https://www.ukrinform.ua/rubric-culture/3666813-nacionalnij-cirk-zapustiv-nove-dzazove-sou.html" text:style-name="Internet_20_link" text:visited-style-name="Visited_20_Internet_20_Link">
<text:span text:style-name="T4">
 Circus </text:span>
</text:a>
As reported, the International Circus Day is celebrated annually the third Saturday. The event was launched by the World Circus Federation in 2008.</text:p>
      <text:p text:style-name="P4">
News Source: <text:a xlink:type="simple" xlink:href="https://www.ukrinform.ua/rubric-culture/3696751-mkip-privitalo-artistiv-cirku-z-profesijnim-svatom.html" text:style-name="Internet_20_link" text:visited-style-name="Visited_20_Internet_20_Link">
https://www.ukrinform.ua/rubric-culture/3696751-mkip-privitalo-artistiv-cirku-z-profesijnim-svatom.html</text:a>
</text:p>
      <!--NEWS-->
      <text:h text:style-name="P10" text:outline-level="1">
<text:span text:style-name="T4">
The US is discussing the mechanisms for the transfer of frozen assets of the Russian Federation for reconstruction of Ukraine</text:span>
</text:h>
      <text:p text:style-name="P4">
Authors: Ukrinform (Person)</text:p>
      <text:p text:style-name="P4">
Publisher: Укринформ (Organization)</text:p>
      <text:p text:style-name="P4">
Published Time: 2023-04-16T-44:39:52+03:00</text:p>
      <text:p text:style-name="P4">
Modified Time: 2023-04-16T20:39:52+03:00</text:p>
      <text:p text:style-name="P4">
Description: The Russian Federation should compensate Ukraine for losses caused by a full -scale invasion. - Ukrinform.</text:p>
      <text:p text:style-name="P4">
Images: ["<text:a xlink:type="simple" xlink:href="https://static.ukrinform.com/photos/2023_02/thumb_files/630_360_1677502946-733.jpg" text:style-name="Internet_20_link" text:visited-style-name="Visited_20_Internet_20_Link">
630_360_16775...</text:a>
"]</text:p>
      <text:p text:style-name="P4">
Tags: ['Мінфін', 'США', 'Україна', 'росія', 'Відбудова']</text:p>
      <text:p text:style-name="P4">
Type: Article</text:p>
      <!--METADATA-->
      <text:p text:style-name="P4">
<draw:frame draw:style-name="fr1" draw:name="Image32" text:anchor-type="as-char" svg:width="6.9236in" svg:height="3.956343in" draw:z-index="0">
<draw:image xlink:href="../Images/yкринформ/2023-04-16T-44-39-52-03-00/630_360_1677502946-733.jpg" xlink:type="simple" xlink:show="embed" xlink:actuate="onLoad" draw:mime-type="image/jpeg"/>
</draw:frame>
Russian federation should compensate Ukraine for losses caused by a full -scale invasion.</text:p>
      <text:p text:style-name="P4">
According to Ukrinform, about it in an interview <text:a xlink:type="simple" xlink:href="http://www.youtube.com/watch" text:style-name="Internet_20_link" text:visited-style-name="Visited_20_Internet_20_Link">
</text:a>
The Fareed Zakarias was assigned by US Finance Minister Janet Ellen.</text:p>
      <text:p text:style-name="P4">
“I believe that Russia should pay for the damage that Ukraine has caused. Worldwide expects that <text:a xlink:type="simple" xlink:href="https://www.ukrinform.ua/tag-rosia" text:style-name="Internet_20_link" text:visited-style-name="Visited_20_Internet_20_Link">
</text:a>
will carry this responsibility. This is a matter that we discuss with our partners, but Juridovic restrictions are what we can do with frozen Russian assets. We discuss with partners that we can do with it in the future. But this is what should happen, Russia must pay for the caused(Ukraine - ed.)losses, ”she answered whether Russia should pay the head of Ukraine with its frozen assets of the Central Bank in the West.</text:p>
      <text:p text:style-name="P4">
Ellen also noted that the imposition of sanctions against Moscow has already achieved the goals of the profit and equipment to continue the war.</text:p>
      <text:p text:style-name="P4">
"Mark prices" for Russian oil, which we have introduced have already reduced the profit of Putin by about 40% in the last year. He expected a budget surplus, Alena has a major shortage. As for the equipment, there is success here to deprive Russia of equipment. It happened thanks to export controls not only the US but also other partners, ”she added.</text:p>
      <text:p text:style-name="P4">
<text:span text:style-name="T4">
 Read also: </text:span>
 <text:a xlink:type="simple" xlink:href="https://www.ukrinform.ua/rubric-economy/3696112-smigal-dla-vidbudovi-ukraini-mozna-zaluciti-do-500-milardiv-zamorozenih-aktiviv-rf.html" text:style-name="Internet_20_link" text:visited-style-name="Visited_20_Internet_20_Link">
<text:span text:style-name="T4">
 frozen </text:span>
</text:a>
According to Ukrinform, US Finance Minister Janet Ellen <text:a xlink:type="simple" xlink:href="https://www.ukrinform.ua/rubric-economy/3695648-ssa-pidtrimuut-pragnenna-ukraini-do-reform-i-vikonanna-programi-mvf-ministerka-finansiv.html" text:style-name="Internet_20_link" text:visited-style-name="Visited_20_Internet_20_Link">
</text:a>
The desire of the Ukrainian government to implement reforms and achieve the indicators referred to in the recent IMF program for Ukraine in order to return to the course of economic growth.</text:p>
      <text:p text:style-name="P4">
News Source: <text:a xlink:type="simple" xlink:href="https://www.ukrinform.ua/rubric-vidbudova/3696749-ssa-obgovoruut-mehanizmi-peredaci-zamorozenih-aktiviv-rf-dla-vidbudovi-ukraini.html" text:style-name="Internet_20_link" text:visited-style-name="Visited_20_Internet_20_Link">
https://www.ukrinform.ua/rubric-vidbudova/3696749-ssa-obgovoruut-mehanizmi-peredaci-zamorozenih-aktiviv-rf-dla-vidbudovi-ukraini.html</text:a>
</text:p>
      <!--NEWS-->
      <text:h text:style-name="P10" text:outline-level="1">
<text:span text:style-name="T4">
Svetlana Samulyak won three "silver" on a weightlifting athletics</text:span>
</text:h>
      <text:p text:style-name="P4">
Authors: Ukrinform (Person)</text:p>
      <text:p text:style-name="P4">
Publisher: Укринформ (Organization)</text:p>
      <text:p text:style-name="P4">
Published Time: 2023-04-16T-46:22:54+03:00</text:p>
      <text:p text:style-name="P4">
Modified Time: 2023-04-16T20:22:54+03:00</text:p>
      <text:p text:style-name="P4">
Description: The Ukrainian gave way to two kilograms. - Ukrinform.</text:p>
      <text:p text:style-name="P4">
Images: ["<text:a xlink:type="simple" xlink:href="https://static.ukrinform.com/photos/2023_04/thumb_files/630_360_1681665661-121.jpg" text:style-name="Internet_20_link" text:visited-style-name="Visited_20_Internet_20_Link">
630_360_16816...</text:a>
"]</text:p>
      <text:p text:style-name="P4">
Tags: ['Важка атлетика']</text:p>
      <text:p text:style-name="P4">
Type: Article</text:p>
      <!--METADATA-->
      <text:p text:style-name="P4">
<draw:frame draw:style-name="fr1" draw:name="Image33" text:anchor-type="as-char" svg:width="6.9236in" svg:height="3.956343in" draw:z-index="0">
<draw:image xlink:href="../Images/yкринформ/2023-04-16T-46-22-54-03-00/630_360_1681665661-121.jpg" xlink:type="simple" xlink:show="embed" xlink:actuate="onLoad" draw:mime-type="image/jpeg"/>
</draw:frame>
The Ukrainian join champion of two kilograms.</text:p>
      <text:p text:style-name="P4">
In the capital of Armenia, Yerevani continues the European Athletics Championship, <text:a xlink:type="simple" xlink:href="http://uwf.net.ua/news/all/3377/chemponat-vropi-z-vazhko-atletiki-rozklad-ta-rezuljtati" text:style-name="Internet_20_link" text:visited-style-name="Visited_20_Internet_20_Link">
</text:a>
The press service of the Federation of weightlifting of Ukraine, reports Ukrinform.</text:p>
      <text:p text:style-name="P4">
On the second day of the competition, three medals of the national team of Ukraine brought a speech of 19-year-old Svetlana Samuliak in the category up to 55 kilograms.</text:p>
      <text:p text:style-name="P4">
In the jerk, the weightlifter raised 90 kilograms on the first attempt. This result only in the third approach was improved by Romanian Andrea, which with the result of 91 kgobied Samulyak in the first form. The silver reward in the jerk was for Ukrainian -led at the level of the euro.</text:p>
      <text:p text:style-name="P4">
In the impulse, Svetlana Samuliak raised 109 kilograms in the second attempt, the player one kilogram of the same one who took 110 kg in the third attempt. According to Summodvoh species, the result of the Ukrainian athlete allowed her to take the second place of the two -way and gain three medals in total.</text:p>
      <text:p text:style-name="P4">
<text:span text:style-name="T4">
 Read also: </text:span>
 <text:a xlink:type="simple" xlink:href="https://www.ukrinform.ua/rubric-sports/3696609-ukrainka-lomacinska-zdobula-dvi-bronzovi-medali-na-ce-z-vazkoi-atletiki.html" text:style-name="Internet_20_link" text:visited-style-name="Visited_20_Internet_20_Link">
<text:span text:style-name="T4">
 athletics </text:span>
</text:a>
As reported by Ukrinform, Angelina Lomachinskaya became the owner of two Bronze Nagorod on a weightlifting, in the weight category up to 49 kg, the Ukrainian woman rose to the pedestal of honor in the jerk and in the amount of double.</text:p>
      <text:p text:style-name="P4">
Photo: uwf.net.ua</text:p>
      <text:p text:style-name="P4">
News Source: <text:a xlink:type="simple" xlink:href="https://www.ukrinform.ua/rubric-sports/3696745-svitlana-samulak-zdobula-tri-sribla-na-ce-z-vazkoi-atletiki.html" text:style-name="Internet_20_link" text:visited-style-name="Visited_20_Internet_20_Link">
https://www.ukrinform.ua/rubric-sports/3696745-svitlana-samulak-zdobula-tri-sribla-na-ce-z-vazkoi-atletiki.html</text:a>
</text:p>
      <!--NEWS-->
      <text:h text:style-name="P10" text:outline-level="1">
<text:span text:style-name="T4">
Solsky discussed with Hungarian colleague exports of Ukrainian agricultural products</text:span>
</text:h>
      <text:p text:style-name="P4">
Authors: Ukrinform (Person)</text:p>
      <text:p text:style-name="P4">
Publisher: Укринформ (Organization)</text:p>
      <text:p text:style-name="P4">
Published Time: 2023-04-16T-48:19:09+03:00</text:p>
      <text:p text:style-name="P4">
Modified Time: 2023-04-16T20:19:09+03:00</text:p>
      <text:p text:style-name="P4">
Description: The Minister of Agrarian Policy and Food of Ukraine Mykola Solsky discussed with the Minister of Agriculture of Hungary Istwan Nadem the situation with the export of Ukrainian agricultural products to Hungary. - Ukrinform.</text:p>
      <text:p text:style-name="P4">
Images: ["<text:a xlink:type="simple" xlink:href="https://static.ukrinform.com/photos/2023_04/thumb_files/630_360_1681564397-147.jpg" text:style-name="Internet_20_link" text:visited-style-name="Visited_20_Internet_20_Link">
630_360_16815...</text:a>
"]</text:p>
      <text:p text:style-name="P4">
Tags: ['Експорт', 'Мінагро', 'Угорщина', 'Україна']</text:p>
      <text:p text:style-name="P4">
Type: Article</text:p>
      <!--METADATA-->
      <text:p text:style-name="P4">
<draw:frame draw:style-name="fr1" draw:name="Image34" text:anchor-type="as-char" svg:width="6.9236in" svg:height="3.956343in" draw:z-index="0">
<draw:image xlink:href="../Images/yкринформ/2023-04-16T-48-19-09-03-00/630_360_1681564397-147.jpg" xlink:type="simple" xlink:show="embed" xlink:actuate="onLoad" draw:mime-type="image/jpeg"/>
</draw:frame>
Mykola Solsky's Minister of Grand Management Policy and Food of Ukraine discussed the situation of Hungary's agriculture with Istwan Nadom Situar of exporting Ukrainian agricultural products to Hungary.</text:p>
      <text:p text:style-name="P4">
According to Ukrinform, the press service of the Ministry of Agrarian Policy in [] reports(http://www.facebook.com/mapfu2021/posts/pfbid0fUQZhJMdC9aDuw2gJrmX2sq6EuYLC9iq92BJ39yPcMSf1B2ZeBVd99MbQ8qt7hUVl)It is noted that Solsky emphasized the need to continue the negotiations to reach agreements on the export of Ukrainian agricultural products and the unacceptability of unilateral decisions.</text:p>
      <text:p text:style-name="P4">
For his part, the Minister of Agriculture <text:a xlink:type="simple" xlink:href="https://www.ukrinform.ua/tag-ugorsina" text:style-name="Internet_20_link" text:visited-style-name="Visited_20_Internet_20_Link">
</text:a>
He assured that the transit for Ukrainian agro -products will continue.</text:p>
      <text:p text:style-name="P4">
The parties agreed to consult and meet in the near future.</text:p>
      <text:p text:style-name="P4">
<text:span text:style-name="T4">
 Read also: </text:span>
 <text:a xlink:type="simple" xlink:href="https://www.ukrinform.ua/rubric-economy/3696724-bolgaria-rozgladae-mozlivist-zaboroni-importu-ukrainskogo-zerna.html" text:style-name="Internet_20_link" text:visited-style-name="Visited_20_Internet_20_Link">
<text:span text:style-name="T4">
 Bulgaria </text:span>
</text:a>
As reported by Ukrinform, the European Commission(EC) <text:a xlink:type="simple" xlink:href="https://www.ukrinform.ua/rubric-economy/3696699-v-evrokomisii-rozkritikuvali-risenna-polsi-ta-ugorsini-sodo-zaboroni-importu-zerna-z-ukraini.html" text:style-name="Internet_20_link" text:visited-style-name="Visited_20_Internet_20_Link">
</text:a>
The unilateral trade decisions of Poland and Hungary, which have known imports of Ukrainian grain and other agricultural products.</text:p>
      <text:p text:style-name="P4">
On April 15, 2023, Hungary and Poland introduced a temporary ban on importer and oil crops from Ukraine until June 30, 2023.</text:p>
      <text:p text:style-name="P4">
News Source: <text:a xlink:type="simple" xlink:href="https://www.ukrinform.ua/rubric-economy/3696744-solskij-obgovoriv-z-ugorskim-kolegou-eksport-ukrainskoi-agroprodukcii.html" text:style-name="Internet_20_link" text:visited-style-name="Visited_20_Internet_20_Link">
https://www.ukrinform.ua/rubric-economy/3696744-solskij-obgovoriv-z-ugorskim-kolegou-eksport-ukrainskoi-agroprodukcii.html</text:a>
</text:p>
      <!--NEWS-->
      <text:h text:style-name="P10" text:outline-level="1">
<text:span text:style-name="T4">
The Ministry of Foreign Affairs of Ukraine will visit Iraq tomorrow</text:span>
</text:h>
      <text:p text:style-name="P4">
Authors: Ukrinform (Person)</text:p>
      <text:p text:style-name="P4">
Publisher: Укринформ (Organization)</text:p>
      <text:p text:style-name="P4">
Published Time: 2023-04-16T-50:08:33+03:00</text:p>
      <text:p text:style-name="P4">
Modified Time: 2023-04-16T20:08:33+03:00</text:p>
      <text:p text:style-name="P4">
Description: Foreign Minister of Ukraine Dmytro Kuleba on Monday, April 17, will visit Iraq. - Ukrinform.</text:p>
      <text:p text:style-name="P4">
Images: ["<text:a xlink:type="simple" xlink:href="https://static.ukrinform.com/photos/2023_02/thumb_files/630_360_1677425770-936.jpg" text:style-name="Internet_20_link" text:visited-style-name="Visited_20_Internet_20_Link">
630_360_16774...</text:a>
"]</text:p>
      <text:p text:style-name="P4">
Tags: ['Ірак', 'Кулеба', 'Візит']</text:p>
      <text:p text:style-name="P4">
Type: Article</text:p>
      <!--METADATA-->
      <text:p text:style-name="P4">
<draw:frame draw:style-name="fr1" draw:name="Image35" text:anchor-type="as-char" svg:width="6.9236in" svg:height="3.956343in" draw:z-index="0">
<draw:image xlink:href="../Images/yкринформ/2023-04-16T-50-08-33-03-00/630_360_1677425770-936.jpg" xlink:type="simple" xlink:show="embed" xlink:actuate="onLoad" draw:mime-type="image/jpeg"/>
</draw:frame>
Ukraine Minister of Ukraine Dmytro Kuleba on Monday, April 17, to implement Iraq.</text:p>
      <text:p text:style-name="P4">
According to Ukrinform, Olegnikolenko, a spokesman for the Ministry of Foreign Affairs, reported in <text:a xlink:type="simple" xlink:href="http://www.facebook.com/oleg.nikolenko.50/posts/pfbid02HANjNfbuWTGZHwwo1XTEy2nvThP1EvCXHMnyiV7cY8W9wu6atDLBvbaTMVnYp3S6l" text:style-name="Internet_20_link" text:visited-style-name="Visited_20_Internet_20_Link">
</text:a>
.</text:p>
      <text:p text:style-name="P4">
"Поїздка глави МЗС України на Близький Схід продовжує стратегію відкриттянових горизонтів у світі та створення нових можливостей для українськоїдержави, бізнесу та громадян", — зазначив він.</text:p>
      <text:p text:style-name="P4">
Планується, що в Багдаді <text:a xlink:type="simple" xlink:href="https://www.ukrinform.ua/tag-kuleba" text:style-name="Internet_20_link" text:visited-style-name="Visited_20_Internet_20_Link">
 </text:a>
Conducting intervals with Prime Minister Muhammad As-Sudani and Viceremier-Minister-Iraq Foreign Minister Fuad Hussein.</text:p>
      <text:p text:style-name="P4">
The parties will discuss the development of political dialogue, an increase in the volume of trade in Izhawya in international organizations.</text:p>
      <text:p text:style-name="P4">
<text:span text:style-name="T4">
 Read also: </text:span>
 <text:a xlink:type="simple" xlink:href="https://www.ukrinform.ua/rubric-polytics/3687288-druge-afrikanske-turne-kulebi-zaplanovane-na-lito-mzs.html" text:style-name="Internet_20_link" text:visited-style-name="Visited_20_Internet_20_Link">
<text:span text:style-name="T4">
 Second </text:span>
 <text:span text:style-name="T4">
 </text:span>
 African <text:span text:style-name="T4">
 </text:span>
 tour <text:span text:style-name="T4">
 </text:span>
 <text:span text:style-name="T4">
 Cooles </text:span>
<text:span text:style-name="T4">
 Planned </text:span>
 <text:span text:style-name="T4">
 Summer </text:span>
 <text:span text:style-name="T4">
 </text:span>
 MFA **</text:a>
As reported by Ukrinform, at the beginning of the week, President Vladimir Zelensky has burned with Prime Minister of Iraq <text:a xlink:type="simple" xlink:href="https://www.ukrinform.ua/rubric-polytics/3694007-ukraina-gotova-do-novoi-storinki-zelenskij-pogovoriv-z-premerom-iraku.html" text:style-name="Internet_20_link" text:visited-style-name="Visited_20_Internet_20_Link">
</text:a>
And the Ukrainian formula of peace.</text:p>
      <text:p text:style-name="P4">
News Source: <text:a xlink:type="simple" xlink:href="https://www.ukrinform.ua/rubric-polytics/3696742-glava-mzs-ukraini-zavtra-vidvidae-irak.html" text:style-name="Internet_20_link" text:visited-style-name="Visited_20_Internet_20_Link">
https://www.ukrinform.ua/rubric-polytics/3696742-glava-mzs-ukraini-zavtra-vidvidae-irak.html</text:a>
</text:p>
      <!--NEWS-->
      <text:h text:style-name="P10" text:outline-level="1">
<text:span text:style-name="T4">
Rescuers showed the situation with water lifting in Kyiv region</text:span>
</text:h>
      <text:p text:style-name="P4">
Authors: Ukrinform (Person)</text:p>
      <text:p text:style-name="P4">
Publisher: Укринформ (Organization)</text:p>
      <text:p text:style-name="P4">
Published Time: 2023-04-16T-53:56:00+03:00</text:p>
      <text:p text:style-name="P4">
Modified Time: 2023-04-16T19:56:00+03:00</text:p>
      <text:p text:style-name="P4">
Description: The State Service of Ukraine for Emergency Situations controls the situation with water lifting in the Kiev region. - Ukrinform.</text:p>
      <text:p text:style-name="P4">
Images: ["<text:a xlink:type="simple" xlink:href="https://static.ukrinform.com/photos/2023_04/thumb_files/630_360_1681664113-320.jpg" text:style-name="Internet_20_link" text:visited-style-name="Visited_20_Internet_20_Link">
630_360_16816...</text:a>
"]</text:p>
      <text:p text:style-name="P4">
Tags: ['ДСНС', 'Повінь', 'Вода', 'Рятувальники']</text:p>
      <text:p text:style-name="P4">
Type: Article</text:p>
      <!--METADATA-->
      <text:p text:style-name="P4">
<draw:frame draw:style-name="fr1" draw:name="Image36" text:anchor-type="as-char" svg:width="6.9236in" svg:height="3.956343in" draw:z-index="0">
<draw:image xlink:href="../Images/yкринформ/2023-04-16T-53-56-00-03-00/630_360_1681664113-320.jpg" xlink:type="simple" xlink:show="embed" xlink:actuate="onLoad" draw:mime-type="image/jpeg"/>
</draw:frame>
The State Center of Ukraine for Emergency Situations controls the situation with the rise of water in the UKIV REGION.</text:p>
      <text:p text:style-name="P4">
According to Ukrinform, the SES press service in [] reports(https://t.me/dsns_telegram/15936).</text:p>
      <text:p text:style-name="P4">
It is noted that as of 15:00 in the territory of the Kyiv region, monitoring of raising the level is constantly being constantly established <text:a xlink:type="simple" xlink:href="https://www.ukrinform.ua/tag-voda" text:style-name="Internet_20_link" text:visited-style-name="Visited_20_Internet_20_Link">
</text:a>
.</text:p>
      <text:p text:style-name="P4">
Фахівці ДСНС здійснили обліт території Броварського району, де поблизу селаПогреби вода заблокувала деякі дороги та під’їзди до житлових будинків. Намісці чергують рятувальники, які доставляють до суходолу місцевих жителів тавідкачують воду в житлових будинках.</text:p>
      <text:p text:style-name="P4">
Як повідомляв Укрінформ, в Україні спостерігається сезонне підняття рівня водив межах річок Дніпро, Десна, Сейм, Прип’ять, Горинь та Західний Буг натериторіях Волинської, Дніпропетровської, Житомирської, Київської,Рівненської, Полтавської, Черкаської та Чернігівської областей.</text:p>
      <text:p text:style-name="P4">
<text:span text:style-name="T4">
Читайте також:</text:span>
 <text:a xlink:type="simple" xlink:href="https://www.ukrinform.ua/rubric-regions/3696025-velika-voda-u-dvoh-oblastah-rozmilo-dorogi-do-30-naselenih-punktiv.html" text:style-name="Internet_20_link" text:visited-style-name="Visited_20_Internet_20_Link">
 </text:a>
According to the SES, as of 9 am on April 16, 2023, 916 two -born farms remain flooded(Cities, yards)and 225 houses, 187 of them.</text:p>
      <text:p text:style-name="P4">
<text:span text:style-name="T5">
Foto: SNNS</text:span>
</text:p>
      <text:p text:style-name="P4">
News Source: <text:a xlink:type="simple" xlink:href="https://www.ukrinform.ua/rubric-regions/3696740-ratuvalniki-pokazali-situaciu-z-pidjomom-vodi-na-kiivsini.html" text:style-name="Internet_20_link" text:visited-style-name="Visited_20_Internet_20_Link">
https://www.ukrinform.ua/rubric-regions/3696740-ratuvalniki-pokazali-situaciu-z-pidjomom-vodi-na-kiivsini.html</text:a>
</text:p>
      <!--NEWS-->
      <text:h text:style-name="P10" text:outline-level="1">
<text:span text:style-name="T4">
From under the rubble to Slavyansk got 15 people, rescue work completed</text:span>
</text:h>
      <text:p text:style-name="P4">
Authors: Ukrinform (Person)</text:p>
      <text:p text:style-name="P4">
Publisher: Укринформ (Organization)</text:p>
      <text:p text:style-name="P4">
Published Time: 2023-04-16T-55:43:00+03:00</text:p>
      <text:p text:style-name="P4">
Modified Time: 2023-04-16T19:43:00+03:00</text:p>
      <text:p text:style-name="P4">
Description: Rescue work on a five -storey building in the Slavyansk Donetsk region destroyed as a result of Russian rocket firing. 15 people got out of the rubble. - Ukrinform.</text:p>
      <text:p text:style-name="P4">
Images: ["<text:a xlink:type="simple" xlink:href="https://static.ukrinform.com/photos/2023_04/thumb_files/630_360_1681663427-207.jpg" text:style-name="Internet_20_link" text:visited-style-name="Visited_20_Internet_20_Link">
630_360_16816...</text:a>
"]</text:p>
      <text:p text:style-name="P4">
Tags: ['Обстріл', 'Загибель', "Слов'янськ", 'Війна з росією']</text:p>
      <text:p text:style-name="P4">
Type: Article</text:p>
      <!--METADATA-->
      <text:p text:style-name="P4">
<draw:frame draw:style-name="fr1" draw:name="Image37" text:anchor-type="as-char" svg:width="6.9236in" svg:height="3.956343in" draw:z-index="0">
<draw:image xlink:href="../Images/yкринформ/2023-04-16T-55-43-00-03-00/630_360_1681663427-207.jpg" xlink:type="simple" xlink:show="embed" xlink:actuate="onLoad" draw:mime-type="image/jpeg"/>
</draw:frame>
Rescue work on the Russian missile furnace in Slavyansk Donetsk region was completed. 15 people were out of the underworld.</text:p>
      <text:p text:style-name="P4">
According to Ukrinform, Pavel Kirilenko, the head of the Donetsk Regional Military Administration, reports in <text:a xlink:type="simple" xlink:href="https://t.me/pavlokyrylenko_donoda/7579" text:style-name="Internet_20_link" text:visited-style-name="Visited_20_Internet_20_Link">
</text:a>
.</text:p>
      <text:p text:style-name="P4">
“Rescue work on a five -storey building in Slavyansk is completed. According to the refined, 15 people were obtained from the rubble: five(including 14-year-old)managed to save, 10(Among them a two -year -old boy)They died, ”the message is in the message.</text:p>
      <text:p text:style-name="P4">
He recalled that on April 14, the Russians struck a massive rocket stroke of the Vasloviansk. Eight missiles from S-300 SPRs were released around the city.</text:p>
      <text:p text:style-name="P4">
The victims of this attack were 39 people: 15 of them were killed, 24 were <text:a xlink:type="simple" xlink:href="https://www.ukrinform.ua/tag-poraneni" text:style-name="Internet_20_link" text:visited-style-name="Visited_20_Internet_20_Link">
</text:a>
.</text:p>
      <text:p text:style-name="P4">
"The largest destruction of the Rashists caused five -storey buildings in the Park -Rescue work on the analysis of rubble and the search for people there continued several days," Kirilenko said.</text:p>
      <text:p text:style-name="P4">
<text:span text:style-name="T4">
 Read also: </text:span>
 <text:a xlink:type="simple" xlink:href="https://www.ukrinform.ua/rubric-ato/3696654-avianaloti-j-sotni-obstriliv-u-zsu-rozpovili-pro-situaciu-na-kupanskolimanskomu-napramku.html" text:style-name="Internet_20_link" text:visited-style-name="Visited_20_Internet_20_Link">
<text:span text:style-name="T4">
 firing </text:span>
</text:a>
As reported by Ukrinform, on April 14 at about 4pm <text:a xlink:type="simple" xlink:href="https://www.ukrinform.ua/rubric-ato/3695978-vorog-vluciv-u-tri-patipoverhivki-slovanska-vidomo-zagiblogo-i-sistoh-poranenih.html" text:style-name="Internet_20_link" text:visited-style-name="Visited_20_Internet_20_Link">
</text:a>
by focusing them on several residential quarters.</text:p>
      <text:p text:style-name="P4">
News Source: <text:a xlink:type="simple" xlink:href="https://www.ukrinform.ua/rubric-regions/3696738-zpid-zavaliv-u-slovansku-distali-15-ludej-ratuvalni-roboti-zaverseni.html" text:style-name="Internet_20_link" text:visited-style-name="Visited_20_Internet_20_Link">
https://www.ukrinform.ua/rubric-regions/3696738-zpid-zavaliv-u-slovansku-distali-15-ludej-ratuvalni-roboti-zaverseni.html</text:a>
</text:p>
      <!--NEWS-->
      <text:h text:style-name="P10" text:outline-level="1">
<text:span text:style-name="T4">
Mikhail Romanchuk won the third license for Olympic Games in Paris</text:span>
</text:h>
      <text:p text:style-name="P4">
Authors: Ukrinform (Person)</text:p>
      <text:p text:style-name="P4">
Publisher: Укринформ (Organization)</text:p>
      <text:p text:style-name="P4">
Published Time: 2023-04-16T-57:40:03+03:00</text:p>
      <text:p text:style-name="P4">
Modified Time: 2023-04-16T19:40:03+03:00</text:p>
      <text:p text:style-name="P4">
Description: The Ukrainian swimmer took away 800 meters free style. - Ukrinform.</text:p>
      <text:p text:style-name="P4">
Images: ["<text:a xlink:type="simple" xlink:href="https://static.ukrinform.com/photos/2023_04/thumb_files/630_360_1681663065-572.jpg" text:style-name="Internet_20_link" text:visited-style-name="Visited_20_Internet_20_Link">
630_360_16816...</text:a>
"]</text:p>
      <text:p text:style-name="P4">
Tags: ['Романчук', 'плавання']</text:p>
      <text:p text:style-name="P4">
Type: Article</text:p>
      <!--METADATA-->
      <text:p text:style-name="P4">
<draw:frame draw:style-name="fr1" draw:name="Image38" text:anchor-type="as-char" svg:width="6.9236in" svg:height="3.956343in" draw:z-index="0">
<draw:image xlink:href="../Images/yкринформ/2023-04-16T-57-40-03-03-00/630_360_1681663065-572.jpg" xlink:type="simple" xlink:show="embed" xlink:actuate="onLoad" draw:mime-type="image/jpeg"/>
</draw:frame>
The Ukrainian swimmer took away 800 meters free style.</text:p>
      <text:p text:style-name="P4">
Ukraine has won the fourth Olympic license for swimming games in Paris, Ukrinform reports.</text:p>
      <text:p text:style-name="P4">
In the final swim by 800 meters Romanchuk had to swim over the time of 7: 51.65 minutes. At this distance, the 26-year-old Ukrainian owns a national record: Romanchuk 2020 overcame it for 7: 25.73 minutes.</text:p>
      <text:p text:style-name="P4">
The Ukrainian swimmer managed to fulfill the standard. At the finish line, Vinny indicated the result - 7: 47.12 min - for 4.53 seconds faster than the necessary result. Although he finished the second: Romanchuk Irishman Dutch Did Danielviffen, who eventually 7: 44.45 min also qualified at the Olympics.</text:p>
      <text:p text:style-name="P4">
This is Romanchuk's third license for games in Paris and the fourth in general for Ukraine: another won 17-year-old Alexander Zheltyakov at a distance of 200 meters on his back.</text:p>
      <text:p text:style-name="P4">
<text:span text:style-name="T4">
 Read also: </text:span>
 <text:a xlink:type="simple" xlink:href="https://www.ukrinform.ua/rubric-sports/3696052-romancuk-viborov-drugu-olimpijsku-licenziu-na-olimpijsku-igri-v-parizi-u-plavanni.html" text:style-name="Internet_20_link" text:visited-style-name="Visited_20_Internet_20_Link">
<text:span text:style-name="T4">
 Romanchuk </text:span>
</text:a>
As reported by Ukrinform, earlier Romanchuk won a license at 400 and 1500 meters freestyle.</text:p>
      <text:p text:style-name="P4">
Photo: Getty Image</text:p>
      <text:p text:style-name="P4">
News Source: <text:a xlink:type="simple" xlink:href="https://www.ukrinform.ua/rubric-sports/3696736-mihajlo-romancuk-zdobuv-tretu-licenziu-na-olimpijski-igri-u-parizi.html" text:style-name="Internet_20_link" text:visited-style-name="Visited_20_Internet_20_Link">
https://www.ukrinform.ua/rubric-sports/3696736-mihajlo-romancuk-zdobuv-tretu-licenziu-na-olimpijski-igri-u-parizi.html</text:a>
</text:p>
      <!--NEWS-->
      <text:h text:style-name="P10" text:outline-level="1">
<text:span text:style-name="T4">
Berlusconi was transferred from intensive care after 12 days of treatment</text:span>
</text:h>
      <text:p text:style-name="P4">
Authors: Ukrinform (Person)</text:p>
      <text:p text:style-name="P4">
Publisher: Укринформ (Organization)</text:p>
      <text:p text:style-name="P4">
Published Time: 2023-04-16T-59:38:00+03:00</text:p>
      <text:p text:style-name="P4">
Modified Time: 2023-04-16T19:38:00+03:00</text:p>
      <text:p text:style-name="P4">
Description: Italian doctors transferred from the resuscitation to another Chamber of the 86-year-old former Prime Minister Silvio Berlusconi, hospitalized with a pulmonary infection related to leukemia. - Ukrinform.</text:p>
      <text:p text:style-name="P4">
Images: ["<text:a xlink:type="simple" xlink:href="https://static.ukrinform.com/photos/2019_10/thumb_files/630_360_1572005821-673.jpg" text:style-name="Internet_20_link" text:visited-style-name="Visited_20_Internet_20_Link">
630_360_15720...</text:a>
"]</text:p>
      <text:p text:style-name="P4">
Tags: ['Берлусконі', 'Італія', 'Лікарня', 'Реанімація']</text:p>
      <text:p text:style-name="P4">
Type: Article</text:p>
      <!--METADATA-->
      <text:p text:style-name="P4">
<draw:frame draw:style-name="fr1" draw:name="Image39" text:anchor-type="as-char" svg:width="6.9236in" svg:height="3.956343in" draw:z-index="0">
<draw:image xlink:href="../Images/yкринформ/2023-04-16T-59-38-00-03-00/630_360_1572005821-673.jpg" xlink:type="simple" xlink:show="embed" xlink:actuate="onLoad" draw:mime-type="image/jpeg"/>
</draw:frame>
Italian doctors transferred from the resuscitation to another Chamber of the 86-year-old former Premezer-Minister Silvio Berlusconi, hospitalized with pulmonary infection related to leukemia.</text:p>
      <text:p text:style-name="P4">
As Ukrinform reports, it reports <text:a xlink:type="simple" xlink:href="https://www.ansa.it/english/news/2023/04/16/berlusconi-leaves-intensive-care_41dc7981-5814-4d33-8b9f-9e50458520e1.html" text:style-name="Internet_20_link" text:visited-style-name="Visited_20_Internet_20_Link">
</text:a>
.</text:p>
      <text:p text:style-name="P4">
According to doctors, <text:a xlink:type="simple" xlink:href="https://www.ukrinform.ua/tag-berluskoni" text:style-name="Internet_20_link" text:visited-style-name="Visited_20_Internet_20_Link">
</text:a>
They transferred to another Chamber of San Rafaele's medical institution in Milan after 12 days.</text:p>
      <text:p text:style-name="P4">
It is noted that the transfer of the Italian government, which has been planned by the Navigation, was made possible by the "constant improvement" of the state of health.</text:p>
      <text:p text:style-name="P4">
<text:span text:style-name="T4">
 Read also: </text:span>
 <text:a xlink:type="simple" xlink:href="https://www.ukrinform.ua/rubric-polytics/3669365-u-mzs-ukraini-nagadali-ak-berluskoni-ciluvav-ruki-kaddafi.html" text:style-name="Internet_20_link" text:visited-style-name="Visited_20_Internet_20_Link">
<text:span text:style-name="T4">
 Berlusoni </text:span>
</text:a>
As it was reported, on April 5, Berlusconi, who was holding the post-premiere of Italy four times, <text:a xlink:type="simple" xlink:href="https://www.ukrinform.ua/rubric-world/3692020-ekspremer-italii-berluskoni-potrapiv-do-reanimacii.html" text:style-name="Internet_20_link" text:visited-style-name="Visited_20_Internet_20_Link">
</text:a>
Milan Hospital San Rafaele.</text:p>
      <text:p text:style-name="P4">
Subsequently, doctors reported that <text:a xlink:type="simple" xlink:href="https://www.ukrinform.ua/rubric-world/3692379-u-berluskoni-diagnostuvali-lejkemiu.html" text:style-name="Internet_20_link" text:visited-style-name="Visited_20_Internet_20_Link">
</text:a>
And he got into the realmation due to a pulmonary infection.</text:p>
      <text:p text:style-name="P4">
News Source: <text:a xlink:type="simple" xlink:href="https://www.ukrinform.ua/rubric-world/3696735-berluskoni-pereveli-z-reanimacii-pisla-12-dniv-likuvanna.html" text:style-name="Internet_20_link" text:visited-style-name="Visited_20_Internet_20_Link">
https://www.ukrinform.ua/rubric-world/3696735-berluskoni-pereveli-z-reanimacii-pisla-12-dniv-likuvanna.html</text:a>
</text:p>
      <!--NEWS-->
      <text:h text:style-name="P10" text:outline-level="1">
<text:span text:style-name="T4">
Krumy will play in the main grid of the ATP 500 in Spain</text:span>
</text:h>
      <text:p text:style-name="P4">
Authors: Ukrinform (Person)</text:p>
      <text:p text:style-name="P4">
Publisher: Укринформ (Organization)</text:p>
      <text:p text:style-name="P4">
Published Time: 2023-04-16T-61:33:12+03:00</text:p>
      <text:p text:style-name="P4">
Modified Time: 2023-04-16T19:33:12+03:00</text:p>
      <text:p text:style-name="P4">
Description: The Ukrainian defeated the Frenchman Jar Greenier. - Ukrinform.</text:p>
      <text:p text:style-name="P4">
Images: ["<text:a xlink:type="simple" xlink:href="https://static.ukrinform.com/photos/2023_04/thumb_files/630_360_1681662744-535.jpg" text:style-name="Internet_20_link" text:visited-style-name="Visited_20_Internet_20_Link">
630_360_16816...</text:a>
"]</text:p>
      <text:p text:style-name="P4">
Tags: ['Теніс']</text:p>
      <text:p text:style-name="P4">
Type: Article</text:p>
      <!--METADATA-->
      <text:p text:style-name="P4">
<draw:frame draw:style-name="fr1" draw:name="Image40" text:anchor-type="as-char" svg:width="6.9236in" svg:height="3.956343in" draw:z-index="0">
<draw:image xlink:href="../Images/yкринформ/2023-04-16T-61-33-12-03-00/630_360_1681662744-535.jpg" xlink:type="simple" xlink:show="embed" xlink:actuate="onLoad" draw:mime-type="image/jpeg"/>
</draw:frame>
The Ukrainian converted French shrin.</text:p>
      <text:p text:style-name="P4">
Ukrainian tennis player Alexei Krutykh went to the main grid of the ATP 500 Pozpana tournament, Ukrinform reports.</text:p>
      <text:p text:style-name="P4">
In the finale of the qualification, the Ukrainian won the Frenchman Jr. Rainier - 6: 4, 6: 4. The match was one hour and 42 minutes.</text:p>
      <text:p text:style-name="P4">
During the meeting, he was able to decorate two Aisa. Also, the Ukrainian tennis player did not give the opponent of any submission, regaining 2 breaks instead.</text:p>
      <text:p text:style-name="P4">
Cool will play in the main grid at the level of the tour for the second time.</text:p>
      <text:p text:style-name="P4">
<text:span text:style-name="T4">
 Read also: </text:span>
 <text:a xlink:type="simple" xlink:href="https://www.ukrinform.ua/rubric-sports/3696461-ukrainskij-tenisist-vaceslav-belinskij-stav-cempionom-zmagan-itf-m15-u-tureccini.html" text:style-name="Internet_20_link" text:visited-style-name="Visited_20_Internet_20_Link">
<text:span text:style-name="T4">
 tennis </text:span>
</text:a>
As reported by Ukrinform, in February steep the same way made the Dotnovna Round of the Ivan's Atp 250.</text:p>
      <text:p text:style-name="P4">
Photo: btu.org.ua</text:p>
      <text:p text:style-name="P4">
News Source: <text:a xlink:type="simple" xlink:href="https://www.ukrinform.ua/rubric-sports/3696732-krutih-zigrae-v-osnovnij-sitci-turniru-atp-500-v-ispanii.html" text:style-name="Internet_20_link" text:visited-style-name="Visited_20_Internet_20_Link">
https://www.ukrinform.ua/rubric-sports/3696732-krutih-zigrae-v-osnovnij-sitci-turniru-atp-500-v-ispanii.html</text:a>
</text:p>
      <!--NEWS-->
      <text:h text:style-name="P10" text:outline-level="1">
<text:span text:style-name="T4">
The Armed Forces reflected more than 45 Russian attacks in four directions</text:span>
</text:h>
      <text:p text:style-name="P4">
Authors: Ukrinform (Person)</text:p>
      <text:p text:style-name="P4">
Publisher: Укринформ (Organization)</text:p>
      <text:p text:style-name="P4">
Published Time: 2023-04-16T-63:30:00+03:00</text:p>
      <text:p text:style-name="P4">
Modified Time: 2023-04-16T19:30:00+03:00</text:p>
      <text:p text:style-name="P4">
Description: The Defense Forces of Ukraine have repelled more than 45 Russian attacks in Liman, Bakhmut, Avdiiv and Mariinsky directions during the day. - Ukrinform.</text:p>
      <text:p text:style-name="P4">
Images: ["<text:a xlink:type="simple" xlink:href="https://static.ukrinform.com/photos/2017_01/thumb_files/630_360_1484807775-5112.jpg" text:style-name="Internet_20_link" text:visited-style-name="Visited_20_Internet_20_Link">
630_360_14848...</text:a>
"]</text:p>
      <text:p text:style-name="P4">
Tags: ['Генштаб', 'ЗСУ', 'Війна з росією']</text:p>
      <text:p text:style-name="P4">
Type: Article</text:p>
      <!--METADATA-->
      <text:p text:style-name="P4">
<draw:frame draw:style-name="fr1" draw:name="Image41" text:anchor-type="as-char" svg:width="6.9236in" svg:height="3.956343in" draw:z-index="0">
<draw:image xlink:href="../Images/yкринформ/2023-04-16T-63-30-00-03-00/630_360_1484807775-5112.jpg" xlink:type="simple" xlink:show="embed" xlink:actuate="onLoad" draw:mime-type="image/jpeg"/>
</draw:frame>
Silabones of Ukraine have repelled more than 45 Russian attacks in Liman, Bakhmut, Avdiiv and Mariinsky directions during the day.</text:p>
      <text:p text:style-name="P4">
According to Ukrinform, the General Staff of the Armed Forces of Ukraine reported Ufeysbook, publishing the operational information as of 18:00 Sunday, April 16.</text:p>
      <text:p text:style-name="P4">
The invaders focus efforts on the offensive actions on the mentioned by the departments, actively using operational-tactical and army <text:a xlink:type="simple" xlink:href="https://www.ukrinform.ua/tag-rosijska-aviacia" text:style-name="Internet_20_link" text:visited-style-name="Visited_20_Internet_20_Link">
</text:a>
. Bakhmut and Marinka are opened at the epicenter of the fighting.</text:p>
      <text:p text:style-name="P4">
"The Russian Federation continues to wage the invading war, completely ignored the humanitarian law, continues to strike in Ukraine with the use of anti -aircraft missiles, carries out shelling of non -military personnel," - said in the General Staff.</text:p>
      <text:p text:style-name="P4">
Ukrainian aviation per day made five strokes in the areas of concentration of the personal staff and the anti-aircraft missile complex of Russian troops.</text:p>
      <text:p text:style-name="P4">
Defense forces destroyed two enemy drones such as "Orlan-10", one intelligence "Eleron" and one Dron Kamikadze "Lancet".</text:p>
      <text:p text:style-name="P4">
Units of Ukrainian missile troops and artillery, for their part, have been management, anti-aircraft missile complex, area of concentration of living force, weapons and military equipment of Russians, as well as hostile composition of fuel and lubricants and two ammunition composition.</text:p>
      <text:p text:style-name="P4">
<text:span text:style-name="T4">
 Read also: </text:span>
 <text:a xlink:type="simple" xlink:href="https://www.ukrinform.ua/rubric-ato/3696654-avianaloti-j-sotni-obstriliv-u-zsu-rozpovili-pro-situaciu-na-kupanskolimanskomu-napramku.html" text:style-name="Internet_20_link" text:visited-style-name="Visited_20_Internet_20_Link">
<text:span text:style-name="T4">
 Armed Forces </text:span>
</text:a>
During the day, the Russian army made 25 strokes from the S-300 anti-aircraft missile complexes. The enemy kissed the peaceful cities of Zaporizhzhya region - Zaomoma Zaporozhye and Komyshuvas, as well as in the Snihurivka of the Nikolaev area.</text:p>
      <text:p text:style-name="P4">
At the positions of the defense forces and the civil infrastructure of the settlements, the ashes made 28 aircraft blows and four shelling of rocket launchers.</text:p>
      <text:p text:style-name="P4">
As a result of hostile attacks, they are killed and injured among civilians, destroyed and damaged multi -storey and private dwellings, civilian establishments, hospitals, churches and other civilian infrastructure.</text:p>
      <text:p text:style-name="P4">
The General Staff emphasizes that the Russian aggressor continues to use the tacticter, the probability of carrying out the enemy of missile and aviation strikes throughout Ukraine remains high.In border areas with Ukraine, the Bryansk, Kursk and Belgorod regions continue to keep certain units.</text:p>
      <text:p text:style-name="P4">
<text:span text:style-name="T4">
 Read also: </text:span>
 <text:a xlink:type="simple" xlink:href="https://www.ukrinform.ua/rubric-ato/3696711-vorog-z-vesni-zminiv-taktiku-obstriliv-ignat.html" text:style-name="Internet_20_link" text:visited-style-name="Visited_20_Internet_20_Link">
</text:a>
From Russian shelling during the day SVESA, Bunyakine, Iskryskivshchyna, Spire, Volfine, Yunakivka and Basivka of Sumy region, as well as veterinary, Neskuchny, Vovchansk, barrel, small lupus and dugouts of the Kharkiv region.</text:p>
      <text:p text:style-name="P4">
In the Kupyansk direction, the Russians were struck by Novomlinsk, two -year, Western and Kindrashivka of Kharkiv region. On the estuary direction, the ashes have unsuccessful offensive actions in the area to the north of the burglars, and near the disputed one.</text:p>
      <text:p text:style-name="P4">
From the artillery the enemy beat on Stelmachivka, Nevsky and Bigorivka of the Lugansk region, as well as in Ivanivka and controversial Donetsk region.</text:p>
      <text:p text:style-name="P4">
In the Bakhmut direction, Russian troops continue to take offensive actions, and the battles of Bakhmut do not stop. In the areas of chrome and Ivanovsky, they had attacks, but did not have success. Vasyukivka, Minskivka, Orikhovo-Vasylivka, Bakhmut, Ivanivske, Novodmitrovka and North Donetsk region were hostile.</text:p>
      <text:p text:style-name="P4">
In the Avdeevsky direction, the Russians conducted offensive actions in the districts, Severny, Water and Pervomaisk Donetsk region, and there were also no proteuspikh. More than 15 inhabited points located near the collision line, including Novokalinovo, Avdiivka, Vodyane, Pervomaisk and Netaylovo, Donetsk region, have been struck by the Russian army.</text:p>
      <text:p text:style-name="P4">
<text:span text:style-name="T4">
 Read also: </text:span>
 <text:a xlink:type="simple" xlink:href="https://www.ukrinform.ua/rubric-ato/3696696-sili-oboroni-znisili-spostereznij-punkt-rosian-na-dniprovskih-ostrovah.html" text:style-name="Internet_20_link" text:visited-style-name="Visited_20_Internet_20_Link">
</text:a>
In the Mariinsky direction, Ukrainian defenders reflected numerous enemy attacks in the Marinka. At the same time, shellings from the Russians were suffered by Krasnogorivka, Marinka, St. George, Maksimilyanivka, Pobeda and Novomikhailivka of Donetsk region.</text:p>
      <text:p text:style-name="P4">
In the mineral direction of the current day, the enemy did not carry out the offensive actions. Instead, the invaders fired at settlements - the blows were bruised, Prychistivka, Veliky Novosilka and Uremivka of Donetsk region.According to the General Staff, Russian troops continue to experience heavy losses. In the temporarily captured territories of Ukraine, all medical facilities are crowded with wounded invaders.</text:p>
      <text:p text:style-name="P4">
In the village of Vysokovo, Zaporizhzhya region, a sports hall of the local school of the Russian was equipped with a military hospital. Medical services are provided there by exceptional servicemen. As of April 15, hundreds of invaders with injuries of varying severity were treated.</text:p>
      <text:p text:style-name="P4">
It is established that the Russians continue to plunder civilians, appropriating their grain crop. In particular, in the temporarily captured city of Berdyanskzapozhzhia region, Russian pseudolas tries to take out the abducted tukukudz, loading it on a barge.</text:p>
      <text:p text:style-name="P4">
<text:span text:style-name="T4">
 Read also: </text:span>
 <text:a xlink:type="simple" xlink:href="https://www.ukrinform.ua/rubric-ato/3696344-zsu-znisili-novitnij-rosijskij-tank-t90-proriv.html" text:style-name="Internet_20_link" text:visited-style-name="Visited_20_Internet_20_Link">
<text:span text:style-name="T4">
 Armed Forces </text:span>
</text:a>
At the same time, the invaders continue the forced certification of the population of temporarily seized territories of Ukraine. In particular, in the village of Tavriya, the Kherson region, the Russians actively carry out a home bypass of locals to check the audience of the Russian passport. Citizens of Ukraine who have not received this document are set to issue it by June 1, otherwise they are threatened to deport with the confiscation of all personal property.</text:p>
      <text:p text:style-name="P4">
As reported <text:a xlink:type="simple" xlink:href="https://www.ukrinform.ua/rubric-ato/3696500-sili-oboroni-znisili-vze-182-070-rosian.html" text:style-name="Internet_20_link" text:visited-style-name="Visited_20_Internet_20_Link">
</text:a>
, in the full -scale large -scale Russian army, the Russian army has lost about 182 thousand 70 representatives of the personal staff and thousands of units of military equipment.</text:p>
      <text:p text:style-name="P4">
News Source: <text:a xlink:type="simple" xlink:href="https://www.ukrinform.ua/rubric-ato/3696733-zsu-vidbili-ponad-45-rosijskih-atak-na-cotiroh-napramkah.html" text:style-name="Internet_20_link" text:visited-style-name="Visited_20_Internet_20_Link">
https://www.ukrinform.ua/rubric-ato/3696733-zsu-vidbili-ponad-45-rosijskih-atak-na-cotiroh-napramkah.html</text:a>
</text:p>
      <!--NEWS-->
      <text:h text:style-name="P10" text:outline-level="1">
<text:span text:style-name="T4">
The "drain" of secret documents did not affect the US cooperation with partners - Blinken</text:span>
</text:h>
      <text:p text:style-name="P4">
Authors: Ukrinform (Person)</text:p>
      <text:p text:style-name="P4">
Publisher: Укринформ (Organization)</text:p>
      <text:p text:style-name="P4">
Published Time: 2023-04-16T-67:05:00+03:00</text:p>
      <text:p text:style-name="P4">
Modified Time: 2023-04-16T19:05:00+03:00</text:p>
      <text:p text:style-name="P4">
Description: US Secretary of State Anthony Blinken stated that the "leak" of secret documents containing information about Russia's war in Ukraine and US intelligence operations did not affect cooperation between the United States and their allies. - Ukrinform.</text:p>
      <text:p text:style-name="P4">
Images: ["<text:a xlink:type="simple" xlink:href="https://static.ukrinform.com/photos/2022_10/thumb_files/630_360_1666808912-523.jpg" text:style-name="Internet_20_link" text:visited-style-name="Visited_20_Internet_20_Link">
630_360_16668...</text:a>
"]</text:p>
      <text:p text:style-name="P4">
Tags: ['Пентагон', 'Блінкен', 'Документи']</text:p>
      <text:p text:style-name="P4">
Type: Article</text:p>
      <!--METADATA-->
      <text:p text:style-name="P4">
<draw:frame draw:style-name="fr1" draw:name="Image42" text:anchor-type="as-char" svg:width="6.9236in" svg:height="3.956343in" draw:z-index="0">
<draw:image xlink:href="../Images/yкринформ/2023-04-16T-67-05-00-03-00/630_360_1666808912-523.jpg" xlink:type="simple" xlink:show="embed" xlink:actuate="onLoad" draw:mime-type="image/jpeg"/>
</draw:frame>
US Secretary of State Anthony Blinken stated that the "leak" of secret documents that would contain information about Russia's war in Ukraine and US intelligence operations, did not reflect on cooperation between the United States and their allies.</text:p>
      <text:p text:style-name="P4">
As Ukrinform reports, it reports <text:a xlink:type="simple" xlink:href="http://ukrainian.voanews.com/a/7052646.html" text:style-name="Internet_20_link" text:visited-style-name="Visited_20_Internet_20_Link">
</text:a>
.</text:p>
      <text:p text:style-name="P4">
“We cooperate with our allies and partners after Tsivitoks have emerged, and we did it at a high level, and we have clearly stated theownership of the intelligence protection and our obligations on our security relations. At least what I have heard is the grateful of the creeping that we are doing, and it did not affect our cooperation, ”Blinken said during a press conference in Hano, Vietnam, where he is with an official visite.</text:p>
      <text:p text:style-name="P4">
Secretary of State <text:a xlink:type="simple" xlink:href="https://www.ukrinform.ua/tag-ssa" text:style-name="Internet_20_link" text:visited-style-name="Visited_20_Internet_20_Link">
</text:a>
He also noted that the subsequent crime is in custody, and additional measures are taken for further protection.</text:p>
      <text:p text:style-name="P4">
<text:span text:style-name="T4">
 Read also: </text:span>
 <text:a xlink:type="simple" xlink:href="https://www.ukrinform.ua/rubric-world/3696588-rf-moze-vikoristati-zliv-danih-pentagonu-i-vkinuti-u-merezu-fejkovi-dokumenti-danilov.html" text:style-name="Internet_20_link" text:visited-style-name="Visited_20_Internet_20_Link">
<text:span text:style-name="T4">
 Pentagon </text:span>
</text:a>
As reported by Ukrinform, last week, The New York Times wrote that the Pentagon was investigating the leakage of secret documents on the social network, which concerns, in particular, plans for the planned counter -offensive of the Armed Forces.</text:p>
      <text:p text:style-name="P4">
April 13 FBI <text:a xlink:type="simple" xlink:href="https://www.ukrinform.ua/rubric-world/3695633-u-ssa-arestuvali-lidera-catgrupi-v-akij-zavilisa-sekretni-dani-pentagonu.html" text:style-name="Internet_20_link" text:visited-style-name="Visited_20_Internet_20_Link">
</text:a>
Pentagon's secret secret documents. He turned out to be a 21-year-old serviceman of the National Guard of the National Guard in Massachusetts Jack Tusheir.</text:p>
      <text:p text:style-name="P4">
<text:span text:style-name="T5">
Foto: Andrew Harrer/Bloomberg</text:span>
</text:p>
      <text:p text:style-name="P4">
News Source: <text:a xlink:type="simple" xlink:href="https://www.ukrinform.ua/rubric-world/3696726-zliv-sekretnih-dokumentiv-ne-vplinuv-na-spivpracu-ssa-z-partnerami-blinken.html" text:style-name="Internet_20_link" text:visited-style-name="Visited_20_Internet_20_Link">
https://www.ukrinform.ua/rubric-world/3696726-zliv-sekretnih-dokumentiv-ne-vplinuv-na-spivpracu-ssa-z-partnerami-blinken.html</text:a>
</text:p>
      <!--NEWS-->
      <text:h text:style-name="P10" text:outline-level="1">
<text:span text:style-name="T4">
Bulgaria considers the possibility of banning import of Ukrainian grain</text:span>
</text:h>
      <text:p text:style-name="P4">
Authors: Ukrinform (Person)</text:p>
      <text:p text:style-name="P4">
Publisher: Укринформ (Organization)</text:p>
      <text:p text:style-name="P4">
Published Time: 2023-04-16T-70:45:54+03:00</text:p>
      <text:p text:style-name="P4">
Modified Time: 2023-04-16T18:45:54+03:00</text:p>
      <text:p text:style-name="P4">
Description: The Minister of Agriculture Yavor Gechev stated that Bulgaria was considering banning the import of Ukrainian grain following the example of Poland and Hungary. - Ukrinform.</text:p>
      <text:p text:style-name="P4">
Images: ["<text:a xlink:type="simple" xlink:href="https://static.ukrinform.com/photos/2022_05/thumb_files/630_360_1651657694-321.jpg" text:style-name="Internet_20_link" text:visited-style-name="Visited_20_Internet_20_Link">
630_360_16516...</text:a>
"]</text:p>
      <text:p text:style-name="P4">
Tags: ['Болгарія', 'Україна', 'Зерно', 'Заборона']</text:p>
      <text:p text:style-name="P4">
Type: Article</text:p>
      <!--METADATA-->
      <text:p text:style-name="P4">
<draw:frame draw:style-name="fr1" draw:name="Image43" text:anchor-type="as-char" svg:width="6.9236in" svg:height="3.956343in" draw:z-index="0">
<draw:image xlink:href="../Images/yкринформ/2023-04-16T-70-45-54-03-00/630_360_1651657694-321.jpg" xlink:type="simple" xlink:show="embed" xlink:actuate="onLoad" draw:mime-type="image/jpeg"/>
</draw:frame>
Ministers' Economy Yavor Gechev stated that Bulgaria considers the possibility of imported import of Ukrainian grain, following the example of Poland and Hungary.</text:p>
      <text:p text:style-name="P4">
As Ukrinform reports, it reports <text:a xlink:type="simple" xlink:href="http://bnr.bg/en/post/101810425" text:style-name="Internet_20_link" text:visited-style-name="Visited_20_Internet_20_Link">
</text:a>
.</text:p>
      <text:p text:style-name="P4">
“Interests <text:a xlink:type="simple" xlink:href="https://www.ukrinform.ua/tag-bolgaria" text:style-name="Internet_20_link" text:visited-style-name="Visited_20_Internet_20_Link">
</text:a>
should be protected. Except, now when two countries(Poland and Hungary - Ed.)have already introduced such restrictions if we do not respond, accumulation(Grain - ed.)Bolgaria may become even larger in Bolgar, ”Gechev howled.</text:p>
      <text:p text:style-name="P4">
The minister also added that a few days ago he talked with colleagues from six countries with this.</text:p>
      <text:p text:style-name="P4">
It is noted that Sofia asked Brussels to respond to this issue.</text:p>
      <text:p text:style-name="P4">
According to him, on Tuesday there will be "communication with the president, who is directly involved in this situation."</text:p>
      <text:p text:style-name="P4">
<text:span text:style-name="T4">
 Read also: </text:span>
 <text:a xlink:type="simple" xlink:href="https://www.ukrinform.ua/rubric-economy/3696364-solskij-pro-zupinku-eksportu-do-polsi-spodivaemosa-na-vreguluvanna-pitanna-nastupnogo-tizna.html" text:style-name="Internet_20_link" text:visited-style-name="Visited_20_Internet_20_Link">
<text:span text:style-name="T4">
 Solsky </text:span>
</text:a>
As reported by Ukrinform, the European Commission(EC) <text:a xlink:type="simple" xlink:href="https://www.ukrinform.ua/rubric-economy/3696699-v-evrokomisii-rozkritikuvali-risenna-polsi-ta-ugorsini-sodo-zaboroni-importu-zerna-z-ukraini.html" text:style-name="Internet_20_link" text:visited-style-name="Visited_20_Internet_20_Link">
</text:a>
The unilateral trade decisions of Poland and Hungary, which have known imports of Ukrainian grain and other agricultural products.</text:p>
      <text:p text:style-name="P4">
News Source: <text:a xlink:type="simple" xlink:href="https://www.ukrinform.ua/rubric-economy/3696724-bolgaria-rozgladae-mozlivist-zaboroni-importu-ukrainskogo-zerna.html" text:style-name="Internet_20_link" text:visited-style-name="Visited_20_Internet_20_Link">
https://www.ukrinform.ua/rubric-economy/3696724-bolgaria-rozgladae-mozlivist-zaboroni-importu-ukrainskogo-zerna.html</text:a>
</text:p>
      <!--NEWS-->
      <text:h text:style-name="P10" text:outline-level="1">
<text:span text:style-name="T4">
YouTube allows you to post videos that advertise Wagner PVC - Sunday Times</text:span>
</text:h>
      <text:p text:style-name="P4">
Authors: Ukrinform (Person)</text:p>
      <text:p text:style-name="P4">
Publisher: Укринформ (Organization)</text:p>
      <text:p text:style-name="P4">
Published Time: 2023-04-16T-7:51:00+03:00</text:p>
      <text:p text:style-name="P4">
Modified Time: 2023-04-16T23:51:00+03:00</text:p>
      <text:p text:style-name="P4">
Description: YouTube video platform allows you to post videos that advertise the private military company Wagner, founded by Yevgeny Prigogin. - Ukrinform.</text:p>
      <text:p text:style-name="P4">
Images: ["<text:a xlink:type="simple" xlink:href="https://static.ukrinform.com/photos/2023_03/thumb_files/630_360_1679564904-243.jpg" text:style-name="Internet_20_link" text:visited-style-name="Visited_20_Internet_20_Link">
630_360_16795...</text:a>
"]</text:p>
      <text:p text:style-name="P4">
Tags: ['Реклама', 'YouTube', 'ПВК "Вагнера"', 'Війна з росією']</text:p>
      <text:p text:style-name="P4">
Type: Article</text:p>
      <!--METADATA-->
      <text:p text:style-name="P4">
<draw:frame draw:style-name="fr1" draw:name="Image44" text:anchor-type="as-char" svg:width="6.9236in" svg:height="3.956343in" draw:z-index="0">
<draw:image xlink:href="../Images/yкринформ/2023-04-16T-7-51-00-03-00/630_360_1679564904-243.jpg" xlink:type="simple" xlink:show="embed" xlink:actuate="onLoad" draw:mime-type="image/jpeg"/>
</draw:frame>
YouTube video platform allows you to post videos that advertise the Wagner Private Company, founded by Yevgeny Prigogine.</text:p>
      <text:p text:style-name="P4">
This is informed <text:a xlink:type="simple" xlink:href="https://www.thetimes.co.uk/article/wagner-group-russia-ukraine-war-propaganda-big-tech-j5ncgjbvd" text:style-name="Internet_20_link" text:visited-style-name="Visited_20_Internet_20_Link">
</text:a>
, reports Ukrinform.</text:p>
      <text:p text:style-name="P4">
Thus, on the platform and in other social networks, dozens of propaganda videos that glorify the Wagner PEC - the company, who are accused of war in Ukraine and in other countries.</text:p>
      <text:p text:style-name="P4">
<text:span text:style-name="T4">
 Read also: </text:span>
 <text:span text:style-name="T4">
 <text:a xlink:type="simple" xlink:href="https://www.ukrinform.ua/rubric-world/3695557-rada-es-zaprovadila-sankcii-proti-pvk-vagner.html" text:style-name="Internet_20_link" text:visited-style-name="Visited_20_Internet_20_Link">
</text:a>
</text:span>
</text:p>
      <text:p text:style-name="P4">
In addition, these videos collect money for PVC ammunition. They are also called for an audience to join the group of mercenaries, which is bursting with several Western governments. In particular, the United States recognized it as a "transnational criminal organization", and the United Kingdom has submitted a remedial list of its founder Prison.</text:p>
      <text:p text:style-name="P4">
<text:span text:style-name="T4">
 Read also: </text:span>
 <text:span text:style-name="T4">
 <text:a xlink:type="simple" xlink:href="https://www.ukrinform.ua/rubric-ato/3694630-vagnerivciv-vistacit-na-dva-misaci-akso-ne-zminat-taktiku-cerevatij.html" text:style-name="Internet_20_link" text:visited-style-name="Visited_20_Internet_20_Link">
</text:a>
</text:span>
</text:p>
      <text:p text:style-name="P4">
The Youtube representative, in turn, said that a video with this content is forbidden to place on the platform.</text:p>
      <text:p text:style-name="P4">
"Content intended for praising, promoting or assisting violent extremist or criminal organizations is forbidden on YouTube. Gooogle undertakes to comply with US laws on sanctions and implements a relevant policy, despite its terms of service," he said.</text:p>
      <text:p text:style-name="P4">
<text:span text:style-name="T4">
 Read also: </text:span>
 <text:span text:style-name="T4">
 <text:a xlink:type="simple" xlink:href="https://www.ukrinform.ua/rubric-ato/3696340-prigozin-spodivaetsa-otrimati-vigodu-vid-porazki-moskvi-v-ukraini-isw.html" text:style-name="Internet_20_link" text:visited-style-name="Visited_20_Internet_20_Link">
</text:a>
</text:span>
</text:p>
      <text:p text:style-name="P4">
As the agency reported earlier, the mercenaries of the Wagner PEC, which are now active in the Bakhmut direction, in the short term _ <text:span text:style-name="T4">
 <text:a xlink:type="simple" xlink:href="https://www.ukrinform.ua/rubric-ato/3694850-rosiani-dosagli-okremih-uspihiv-na-bahmutskomu-napramku-viklucno-masnimi-sturmami-zsu.html" text:style-name="Internet_20_link" text:visited-style-name="Visited_20_Internet_20_Link">
</text:a>
</text:span>
 _</text:p>
      <text:p text:style-name="P4">
News Source: <text:a xlink:type="simple" xlink:href="https://www.ukrinform.ua/rubric-ato/3696776-youtube-dozvolae-rozmisuvati-video-aki-reklamuut-pvk-vagner-sunday-times.html" text:style-name="Internet_20_link" text:visited-style-name="Visited_20_Internet_20_Link">
https://www.ukrinform.ua/rubric-ato/3696776-youtube-dozvolae-rozmisuvati-video-aki-reklamuut-pvk-vagner-sunday-times.html</text:a>
</text:p>
      <!--NEWS-->
      <text:h text:style-name="P10" text:outline-level="1">
<text:span text:style-name="T4">
Lutsk was sentenced to the Telegram-channel administrator about the summons</text:span>
</text:h>
      <text:p text:style-name="P4">
Authors: Ukrinform (Person)</text:p>
      <text:p text:style-name="P4">
Publisher: Укринформ (Organization)</text:p>
      <text:p text:style-name="P4">
Published Time: 2023-04-16T-9:39:00+03:00</text:p>
      <text:p text:style-name="P4">
Modified Time: 2023-04-16T23:39:00+03:00</text:p>
      <text:p text:style-name="P4">
Description: In the city of Lutsk, the Volyn region condemned the administrator of the local Telegram-channel, which reported where the summons were distributed in the city: he was charged with obstruction of the legitimate activity of the Armed Forces of Ukraine. - Ukrinform.</text:p>
      <text:p text:style-name="P4">
Images: ["<text:a xlink:type="simple" xlink:href="https://static.ukrinform.com/photos/2017_12/thumb_files/630_360_1514464397-1884.jpg" text:style-name="Internet_20_link" text:visited-style-name="Visited_20_Internet_20_Link">
630_360_15144...</text:a>
"]</text:p>
      <text:p text:style-name="P4">
Tags: ['Луцьк', 'Суд', 'Telegram', 'Повістка']</text:p>
      <text:p text:style-name="P4">
Type: Article</text:p>
      <!--METADATA-->
      <text:p text:style-name="P4">
<draw:frame draw:style-name="fr1" draw:name="Image45" text:anchor-type="as-char" svg:width="6.9236in" svg:height="3.956343in" draw:z-index="0">
<draw:image xlink:href="../Images/yкринформ/2023-04-16T-9-39-00-03-00/630_360_1514464397-1884.jpg" xlink:type="simple" xlink:show="embed" xlink:actuate="onLoad" draw:mime-type="image/jpeg"/>
</draw:frame>
The city of Volyn region was sentenced to the administrator of the local Telegram-channel, which reported where the city was distributed in the city: he was charged with the conducting of the lawful activity of the Armed Forces of Ukraine.</text:p>
      <text:p text:style-name="P4">
This is stated in the story of the TV channel <text:a xlink:type="simple" xlink:href="https://www.youtube.com/watch" text:style-name="Internet_20_link" text:visited-style-name="Visited_20_Internet_20_Link">
</text:a>
, reports Ukrinform with <text:a xlink:type="simple" xlink:href="https://www.volynnews.com/news/all/zasudyly-admina-telegram-kanalu-de-povistky-lutsk/" text:style-name="Internet_20_link" text:visited-style-name="Visited_20_Internet_20_Link">
</text:a>
Luchanin was administration and ensured the functioning of the deposit group? Lutsk/Volyn Region, which contained information about the time of the Tamis Paying Territories by the employees of the Volyn Territorial Center for Completing and Social Support, which enabled persons to evade military duty to persons.</text:p>
      <text:p text:style-name="P4">
<text:span text:style-name="T4">
 Read also: </text:span>
 <text:span text:style-name="T4">
 <text:a xlink:type="simple" xlink:href="https://www.ukrinform.ua/rubric-society/3694408-povistki-dozvolili-vrucati-nezalezno-vid-misca-vijskovogo-obliku-postanova-uradu.html" text:style-name="Internet_20_link" text:visited-style-name="Visited_20_Internet_20_Link">
</text:a>
</text:span>
</text:p>
      <text:p text:style-name="P4">
The Telegram channel itself was discovered in March. Law enforcement officers searched the man's home. He was awarded five years in the last year.</text:p>
      <text:p text:style-name="P4">
As the agency reported earlier, the government allowed to hand over <text:span text:style-name="T4">
 <text:a xlink:type="simple" xlink:href="https://www.ukrinform.ua/tag-povistka" text:style-name="Internet_20_link" text:visited-style-name="Visited_20_Internet_20_Link">
</text:a>
</text:span>
 Regardless of the place of military unit.</text:p>
      <text:p text:style-name="P4">
News Source: <text:a xlink:type="simple" xlink:href="https://www.ukrinform.ua/rubric-regions/3696775-u-lucku-zasudili-administratora-telegramkanalu-pro-povistki.html" text:style-name="Internet_20_link" text:visited-style-name="Visited_20_Internet_20_Link">
https://www.ukrinform.ua/rubric-regions/3696775-u-lucku-zasudili-administratora-telegramkanalu-pro-povistki.html</text:a>
</text:p>
      <!--NEWS-->
      <text:h text:style-name="P10" text:outline-level="1">
<text:span text:style-name="T4">
Kharkiv, Kharkivska Oblast(08:02). Red Alert: aerial threat. Sirens sounding. Take cover now!</text:span>
</text:h>
      <text:p text:style-name="P4">
Authors: liveuamap (Language: en)</text:p>
      <text:p text:style-name="P4">
Time: 2023-04-16T02:03:00</text:p>
      <text:p text:style-name="P4">
Location: Kharkiv (Latitude:49.97968 Longtitude:36.2523)</text:p>
      <text:p text:style-name="P4">
Videos: []</text:p>
      <text:p text:style-name="P4">
Images: []</text:p>
      <text:p text:style-name="P4">
Tags: ["Europe", "Central and Eastern Europe"]</text:p>
      <text:p text:style-name="P4">
Id: 22556458</text:p>
      <!--METADATA-->
      <text:p text:style-name="P4">
Kharkiv, Kharkiv region(08:02). Red Alert: aerial threat. Sirens sounding.Take cover now!</text:p>
      <text:p text:style-name="P4">
News Collection Link: <text:a xlink:type="simple" xlink:href="https://liveuamap.com/en/2023/16-april-kharkiv-kharkivska-oblast0802-red-alg" text:style-name="Internet_20_link" text:visited-style-name="Visited_20_Internet_20_Link">
https://liveuamap.com/en/2023/16-april-kharkiv-kharkivska-oblast0802-red-alg</text:a>
</text:p>
      <text:p text:style-name="P4">
News Source: <text:a xlink:type="simple" xlink:href="https://t.me/suspilnekharkiv/23912" text:style-name="Internet_20_link" text:visited-style-name="Visited_20_Internet_20_Link">
https://t.me/suspilnekharkiv/23912</text:a>
</text:p>
      <!--NEWS-->
      <text:h text:style-name="P10" text:outline-level="1">
<text:span text:style-name="T4">
Donetsk Oblast(08:04). Red Alert: aerial threat. Sirens sounding. Take cover now!</text:span>
</text:h>
      <text:p text:style-name="P4">
Authors: liveuamap (Language: en)</text:p>
      <text:p text:style-name="P4">
Time: 2023-04-16T02:04:00</text:p>
      <text:p text:style-name="P4">
Location: Donetsk Oblast (Latitude:48.72632 Longtitude:37.57879)</text:p>
      <text:p text:style-name="P4">
Videos: []</text:p>
      <text:p text:style-name="P4">
Images: []</text:p>
      <text:p text:style-name="P4">
Tags: ["Europe", "Central and Eastern Europe"]</text:p>
      <text:p text:style-name="P4">
Id: 22556459</text:p>
      <!--METADATA-->
      <text:p text:style-name="P4">
Donetsk Oblast(08:04). Red Alert: aerial threat. Sirens sounding. Take covernow!</text:p>
      <text:p text:style-name="P4">
News Collection Link: <text:a xlink:type="simple" xlink:href="https://liveuamap.com/en/2023/16-april-donetsk-oblast0804-red-alert-aerial-g" text:style-name="Internet_20_link" text:visited-style-name="Visited_20_Internet_20_Link">
https://liveuamap.com/en/2023/16-april-donetsk-oblast0804-red-alert-aerial-g</text:a>
</text:p>
      <text:p text:style-name="P4">
News Source: <text:a xlink:type="simple" xlink:href="https://t.me/air_alert_ua/43128" text:style-name="Internet_20_link" text:visited-style-name="Visited_20_Internet_20_Link">
https://t.me/air_alert_ua/43128</text:a>
</text:p>
      <!--NEWS-->
      <text:h text:style-name="P10" text:outline-level="1">
<text:span text:style-name="T4">
Zaporizka Oblast(08:44). Red Alert: aerial threat. Sirens sounding. Take cover now!</text:span>
</text:h>
      <text:p text:style-name="P4">
Authors: liveuamap (Language: en)</text:p>
      <text:p text:style-name="P4">
Time: 2023-04-16T02:46:00</text:p>
      <text:p text:style-name="P4">
Location: Zaporizka Oblast (Latitude:47.613151 Longtitude:35.765211)</text:p>
      <text:p text:style-name="P4">
Videos: []</text:p>
      <text:p text:style-name="P4">
Images: []</text:p>
      <text:p text:style-name="P4">
Tags: ["Europe", "Central and Eastern Europe"]</text:p>
      <text:p text:style-name="P4">
Id: 22556460</text:p>
      <!--METADATA-->
      <text:p text:style-name="P4">
Zaporizhzhia region(08:44). Red Alert: aerial threat. Sirens sounding. Take covernow!</text:p>
      <text:p text:style-name="P4">
News Collection Link: <text:a xlink:type="simple" xlink:href="https://liveuamap.com/en/2023/16-april-zaporizka-oblast0844-red-alert-aeriag" text:style-name="Internet_20_link" text:visited-style-name="Visited_20_Internet_20_Link">
https://liveuamap.com/en/2023/16-april-zaporizka-oblast0844-red-alert-aeriag</text:a>
</text:p>
      <text:p text:style-name="P4">
News Source: <text:a xlink:type="simple" xlink:href="https://t.me/air_alert_ua/43129" text:style-name="Internet_20_link" text:visited-style-name="Visited_20_Internet_20_Link">
https://t.me/air_alert_ua/43129</text:a>
</text:p>
      <!--NEWS-->
      <text:h text:style-name="P10" text:outline-level="1">
<text:span text:style-name="T4">
At Sivershchyna and Slobozhanschyna directions Russian army shelled Bunyakyne, Iskryskivschyn...</text:span>
</text:h>
      <text:p text:style-name="P4">
Authors: liveuamap (Language: en)</text:p>
      <text:p text:style-name="P4">
Time: 2023-04-16T03:36:00</text:p>
      <text:p text:style-name="P4">
Location: Kupiansk (Latitude:50.29767 Longtitude:37.03268)</text:p>
      <text:p text:style-name="P4">
Videos: []</text:p>
      <text:p text:style-name="P4">
Images: []</text:p>
      <text:p text:style-name="P4">
Tags: ["Russia"]</text:p>
      <text:p text:style-name="P4">
Id: 22556473</text:p>
      <!--METADATA-->
      <text:p text:style-name="P4">
At Sivershchyna and Slobozhanschyna directions Russian army shelled Bunyakyne,Iskryskivschyna, Volfyne, Shpyl, Basivka, Yunakivka and Popivka of Sumyregion, also Kozacha Lopan, Hatysche, Vovchansk and Vovchanski Khutory ofKharkiv region, - General Staff of Armed Forces of Ukraine says in the morningreport</text:p>
      <text:p text:style-name="P4">
News Collection Link: <text:a xlink:type="simple" xlink:href="https://liveuamap.com/en/2023/16-april-at-sivershchyna-and-slobozhanschyna-directions-russian" text:style-name="Internet_20_link" text:visited-style-name="Visited_20_Internet_20_Link">
https://liveuamap.com/en/2023/16-april-at-sivershchyna-and-slobozhanschyna-directions-russian</text:a>
</text:p>
      <text:p text:style-name="P4">
News Source: <text:a xlink:type="simple" xlink:href="https://t.me/lumsrc/4504" text:style-name="Internet_20_link" text:visited-style-name="Visited_20_Internet_20_Link">
https://t.me/lumsrc/4504</text:a>
</text:p>
      <!--NEWS-->
      <text:h text:style-name="P10" text:outline-level="1">
<text:span text:style-name="T4">
130 Ukrainian servicemen were released from Russian captivity in a new prisoners swap</text:span>
</text:h>
      <text:p text:style-name="P4">
Authors: liveuamap (Language: en)</text:p>
      <text:p text:style-name="P4">
Time: 2023-04-16T03:39:24</text:p>
      <text:p text:style-name="P4">
Location: Kam'yans'ke,Zaporiz'ka oblast (Latitude:47.53911 Longtitude:35.36722)</text:p>
      <text:p text:style-name="P4">
Videos: []</text:p>
      <text:p text:style-name="P4">
Images: ["<text:a xlink:type="simple" xlink:href="https://liveuamap.com/pics/2023/04/16/22556461_0.jpg" text:style-name="Internet_20_link" text:visited-style-name="Visited_20_Internet_20_Link">
22556461_0.jpg</text:a>
", "<text:a xlink:type="simple" xlink:href="https://liveuamap.com/pics/2023/04/16/22556461_1.jpg" text:style-name="Internet_20_link" text:visited-style-name="Visited_20_Internet_20_Link">
22556461_1.jpg</text:a>
", "<text:a xlink:type="simple" xlink:href="https://liveuamap.com/pics/2023/04/16/22556461_2.jpg" text:style-name="Internet_20_link" text:visited-style-name="Visited_20_Internet_20_Link">
22556461_2.jpg</text:a>
", "<text:a xlink:type="simple" xlink:href="https://liveuamap.com/pics/2023/04/16/22556461_3.jpg" text:style-name="Internet_20_link" text:visited-style-name="Visited_20_Internet_20_Link">
22556461_3.jpg</text:a>
", "<text:a xlink:type="simple" xlink:href="https://liveuamap.com/pics/2023/04/16/22556461_4.jpg" text:style-name="Internet_20_link" text:visited-style-name="Visited_20_Internet_20_Link">
22556461_4.jpg</text:a>
"]</text:p>
      <text:p text:style-name="P4">
Tags: ["Europe", "Central and Eastern Europe"]</text:p>
      <text:p text:style-name="P4">
Id: 22556461</text:p>
      <!--METADATA-->
      <text:p text:style-name="P4">
130 Ukrainian servicemen were released from Russian captivity in a newprisoners swap</text:p>
      <text:p text:style-name="P4">
<draw:frame draw:style-name="fr1" draw:name="Image46" text:anchor-type="as-char" svg:width="6.9236in" svg:height="4.604194in" draw:z-index="0">
<draw:image xlink:href="../Images/liveuamap/2023-04-16T03-39-24/22556461_0.jpg" xlink:type="simple" xlink:show="embed" xlink:actuate="onLoad" draw:mime-type="image/jpeg"/>
</draw:frame>
<draw:frame draw:style-name="fr1" draw:name="Image47" text:anchor-type="as-char" svg:width="6.9236in" svg:height="3.894525in" draw:z-index="0">
<draw:image xlink:href="../Images/liveuamap/2023-04-16T03-39-24/22556461_1.jpg" xlink:type="simple" xlink:show="embed" xlink:actuate="onLoad" draw:mime-type="image/jpeg"/>
</draw:frame>
<draw:frame draw:style-name="fr1" draw:name="Image48" text:anchor-type="as-char" svg:width="6.9236in" svg:height="9.246878in" draw:z-index="0">
<draw:image xlink:href="../Images/liveuamap/2023-04-16T03-39-24/22556461_2.jpg" xlink:type="simple" xlink:show="embed" xlink:actuate="onLoad" draw:mime-type="image/jpeg"/>
</draw:frame>
<draw:frame draw:style-name="fr1" draw:name="Image49" text:anchor-type="as-char" svg:width="6.9236in" svg:height="3.894525in" draw:z-index="0">
<draw:image xlink:href="../Images/liveuamap/2023-04-16T03-39-24/22556461_3.jpg" xlink:type="simple" xlink:show="embed" xlink:actuate="onLoad" draw:mime-type="image/jpeg"/>
</draw:frame>
<draw:frame draw:style-name="fr1" draw:name="Image50" text:anchor-type="as-char" svg:width="6.9236in" svg:height="4.604194in" draw:z-index="0">
<draw:image xlink:href="../Images/liveuamap/2023-04-16T03-39-24/22556461_4.jpg" xlink:type="simple" xlink:show="embed" xlink:actuate="onLoad" draw:mime-type="image/jpeg"/>
</draw:frame>
News Collection Link: <text:a xlink:type="simple" xlink:href="https://liveuamap.com/en/2023/16-april-130-ukrainian-servicemen-were-released-from-russian" text:style-name="Internet_20_link" text:visited-style-name="Visited_20_Internet_20_Link">
https://liveuamap.com/en/2023/16-april-130-ukrainian-servicemen-were-released-from-russian</text:a>
</text:p>
      <text:p text:style-name="P4">
News Source: <text:a xlink:type="simple" xlink:href="https://t.me/ermaka2022/2453" text:style-name="Internet_20_link" text:visited-style-name="Visited_20_Internet_20_Link">
https://t.me/ermaka2022/2453</text:a>
</text:p>
      <!--NEWS-->
      <text:h text:style-name="P10" text:outline-level="1">
<text:span text:style-name="T4">
Russian army shelled a church in Komyshuvakha town of Zaporizhzhia region</text:span>
</text:h>
      <text:p text:style-name="P4">
Authors: liveuamap (Language: en)</text:p>
      <text:p text:style-name="P4">
Time: 2023-04-16T03:40:15</text:p>
      <text:p text:style-name="P4">
Location: Zaporizhiye (Latitude:47.71294 Longtitude:35.53193)</text:p>
      <text:p text:style-name="P4">
Videos: []</text:p>
      <text:p text:style-name="P4">
Images: ["<text:a xlink:type="simple" xlink:href="https://liveuamap.com/pics/2023/04/16/22556462_0.jpg" text:style-name="Internet_20_link" text:visited-style-name="Visited_20_Internet_20_Link">
22556462_0.jpg</text:a>
"]</text:p>
      <text:p text:style-name="P4">
Tags: ["Europe", "Central and Eastern Europe"]</text:p>
      <text:p text:style-name="P4">
Id: 22556462</text:p>
      <!--METADATA-->
      <text:p text:style-name="P4">
Russian army shelled a church in Komyshuvakha town of Zaporizhzhia region</text:p>
      <text:p text:style-name="P4">
<draw:frame draw:style-name="fr1" draw:name="Image51" text:anchor-type="as-char" svg:width="6.9236in" svg:height="5.1927in" draw:z-index="0">
<draw:image xlink:href="../Images/liveuamap/2023-04-16T03-40-15/22556462_0.jpg" xlink:type="simple" xlink:show="embed" xlink:actuate="onLoad" draw:mime-type="image/jpeg"/>
</draw:frame>
News Collection Link: <text:a xlink:type="simple" xlink:href="https://liveuamap.com/en/2023/16-april-russian-army-shelled-a-church-in-komyshuvakha-town" text:style-name="Internet_20_link" text:visited-style-name="Visited_20_Internet_20_Link">
https://liveuamap.com/en/2023/16-april-russian-army-shelled-a-church-in-komyshuvakha-town</text:a>
</text:p>
      <text:p text:style-name="P4">
News Source: <text:a xlink:type="simple" xlink:href="https://t.me/info_zp/33236" text:style-name="Internet_20_link" text:visited-style-name="Visited_20_Internet_20_Link">
https://t.me/info_zp/33236</text:a>
</text:p>
      <!--NEWS-->
      <text:h text:style-name="P10" text:outline-level="1">
<text:span text:style-name="T4">
Donetsk Oblast(10:31). Red Alert: aerial threat. Sirens sounding. Take cover now!</text:span>
</text:h>
      <text:p text:style-name="P4">
Authors: liveuamap (Language: en)</text:p>
      <text:p text:style-name="P4">
Time: 2023-04-16T04:33:00</text:p>
      <text:p text:style-name="P4">
Location: Donetsk Oblast (Latitude:48.72687 Longtitude:37.57821)</text:p>
      <text:p text:style-name="P4">
Videos: []</text:p>
      <text:p text:style-name="P4">
Images: []</text:p>
      <text:p text:style-name="P4">
Tags: ["Europe", "Central and Eastern Europe"]</text:p>
      <text:p text:style-name="P4">
Id: 22556539</text:p>
      <!--METADATA-->
      <text:p text:style-name="P4">
Donetsk Oblast(10:31). Red Alert: aerial threat. Sirens sounding. Take covernow!</text:p>
      <text:p text:style-name="P4">
News Collection Link: <text:a xlink:type="simple" xlink:href="https://liveuamap.com/en/2023/16-april-donetsk-oblast1031-red-alert-aerial-g" text:style-name="Internet_20_link" text:visited-style-name="Visited_20_Internet_20_Link">
https://liveuamap.com/en/2023/16-april-donetsk-oblast1031-red-alert-aerial-g</text:a>
</text:p>
      <text:p text:style-name="P4">
News Source: <text:a xlink:type="simple" xlink:href="https://t.me/air_alert_ua/43135" text:style-name="Internet_20_link" text:visited-style-name="Visited_20_Internet_20_Link">
https://t.me/air_alert_ua/43135</text:a>
</text:p>
      <!--NEWS-->
      <text:h text:style-name="P10" text:outline-level="1">
<text:span text:style-name="T4">
Zaporizka Oblast(12:05). Red Alert: aerial threat. Sirens sounding. Take cover now!</text:span>
</text:h>
      <text:p text:style-name="P4">
Authors: liveuamap (Language: en)</text:p>
      <text:p text:style-name="P4">
Time: 2023-04-16T06:07:00</text:p>
      <text:p text:style-name="P4">
Location: Zaporizka Oblast (Latitude:47.610961 Longtitude:35.765761)</text:p>
      <text:p text:style-name="P4">
Videos: []</text:p>
      <text:p text:style-name="P4">
Images: []</text:p>
      <text:p text:style-name="P4">
Tags: ["Europe", "Central and Eastern Europe"]</text:p>
      <text:p text:style-name="P4">
Id: 22556558</text:p>
      <!--METADATA-->
      <text:p text:style-name="P4">
Zaporizhzhia region(12:05). Red Alert: aerial threat. Sirens sounding. Take covernow!</text:p>
      <text:p text:style-name="P4">
News Collection Link: <text:a xlink:type="simple" xlink:href="https://liveuamap.com/en/2023/16-april-zaporizka-oblast1205-red-alert-aeriag" text:style-name="Internet_20_link" text:visited-style-name="Visited_20_Internet_20_Link">
https://liveuamap.com/en/2023/16-april-zaporizka-oblast1205-red-alert-aeriag</text:a>
</text:p>
      <text:p text:style-name="P4">
News Source: <text:a xlink:type="simple" xlink:href="https://t.me/air_alert_ua/43139" text:style-name="Internet_20_link" text:visited-style-name="Visited_20_Internet_20_Link">
https://t.me/air_alert_ua/43139</text:a>
</text:p>
      <!--NEWS-->
      <text:h text:style-name="P10" text:outline-level="1">
<text:span text:style-name="T4">
Eastern Christians celebrate Easter</text:span>
</text:h>
      <text:p text:style-name="P4">
Authors: Ukrinform (Person)</text:p>
      <text:p text:style-name="P4">
Publisher: Укринформ (Organization)</text:p>
      <text:p text:style-name="P4">
Published Time: 2023-04-16T07:05:00+03:00</text:p>
      <text:p text:style-name="P4">
Modified Time: 2023-04-16T07:05:00+03:00</text:p>
      <text:p text:style-name="P4">
Description: Today, Christians of the Eastern rite celebrate the greatest holiday - the bright resurrection of Christ, or Easter.</text:p>
      <text:p text:style-name="P4">
— Укрінформ.: </text:p>
      <text:p text:style-name="P4">
Images: ["<text:a xlink:type="simple" xlink:href="https://static.ukrinform.com/photos/2023_04/thumb_files/630_360_1681577359-342.jpg" text:style-name="Internet_20_link" text:visited-style-name="Visited_20_Internet_20_Link">
630_360_16815...</text:a>
"]</text:p>
      <text:p text:style-name="P4">
Tags: ['Церква', 'Релігія', 'Свято', 'Великдень']</text:p>
      <text:p text:style-name="P4">
Type: Article</text:p>
      <!--METADATA-->
      <text:p text:style-name="P4">
<draw:frame draw:style-name="fr1" draw:name="Image52" text:anchor-type="as-char" svg:width="6.9236in" svg:height="3.956343in" draw:z-index="0">
<draw:image xlink:href="../Images/yкринформ/2023-04-16T07-05-00-03-00/630_360_1681577359-342.jpg" xlink:type="simple" xlink:show="embed" xlink:actuate="onLoad" draw:mime-type="image/jpeg"/>
</draw:frame>
Today, the Eastern Christians celebrate the greatest holiday - the light of Christ, or Easter.</text:p>
      <text:p text:style-name="P4">
Easter, which has long been called Ukrainians this special Sunday of the year, the most ancient and most important Christian holiday of the whole liturgical year and the resurrection of Jesus Christ. The Christian Easter is closely connected by the Suvenian and literally translated as "passing by." But if for Judeevpes are a symbol of liberation from Egyptian bondage and the regulation of the land of the power -interviewee, then for Christians Easter symbolizes the victory of life over death, liberation from the burden of sin, the transition from the state of freedom to the realm of freedom of Illubov. Easter is called Christ Himself, sacrificed for sin.</text:p>
      <text:p text:style-name="P4">
<text:span text:style-name="T4">
 Read also: </text:span>
 <text:a xlink:type="simple" xlink:href="https://www.ukrinform.ua/rubric-society/3696467-u-mihajlivskomu-sobori-velikodne-bogosluzinna-pcu.html" text:style-name="Internet_20_link" text:visited-style-name="Visited_20_Internet_20_Link">
</text:a>
According to the Gospels, after Jesus came to Jerusalem, he was betrayed on the cross, and then buried in the cave by devoted students - Vievoskres. Sunday day, when he came to his tomb, the female mirronousists found an empty burial. Instead, they saw an angel who announced to them that Jesusvoscres. Shortly after one of them, Christ appeared and said of his resurrection. The joyous news spread extremely quickly Jerusalem and then all over.</text:p>
      <text:p text:style-name="P4">
<text:span text:style-name="T4">
 Read also: </text:span>
 <text:a xlink:type="simple" xlink:href="https://www.ukrinform.ua/rubric-society/3695834-sbu-zaklikae-ukrainciv-ne-vidviduvati-masovih-zibran-na-velikden.html" text:style-name="Internet_20_link" text:visited-style-name="Visited_20_Internet_20_Link">
<text:span text:style-name="T4">
 Easter </text:span>
</text:a>
That is why on the night against Sunday in all <text:a xlink:type="simple" xlink:href="https://www.ukrinform.ua/tag-cerkva" text:style-name="Internet_20_link" text:visited-style-name="Visited_20_Internet_20_Link">
</text:a>
A festive all -bearing, the culmination of which is the solemn procession of believers with lit candles, Easter, and notification to the priest of the doubtro -year -old news: "Christ is risen!"</text:p>
      <text:p text:style-name="P4">
<text:span text:style-name="T4">
 Read also: </text:span>
 <text:a xlink:type="simple" xlink:href="https://www.ukrinform.ua/rubric-society/3695654-v-ukraini-na-velikden-cerguvatimut-20-tisac-pravoohoronciv-i-7-tisac-ratuvalnikiv.html" text:style-name="Internet_20_link" text:visited-style-name="Visited_20_Internet_20_Link">
<text:span text:style-name="T4">
 Easter </text:span>
</text:a>
This year Ukraine celebrate Easter in wartime.</text:p>
      <text:p text:style-name="P4">
Verkhovna Rada Chairman Ruslan Stefanchuk <text:a xlink:type="simple" xlink:href="https://www.facebook.com/stefanchuk.official/" text:style-name="Internet_20_link" text:visited-style-name="Visited_20_Internet_20_Link">
</text:a>
Ukrainians with the bright holiday of Christ.</text:p>
      <text:p text:style-name="P4">
"Today our hearts are more than ever full of faith!</text:p>
      <text:p text:style-name="P4">
The belief that our country will certainly win and will never know again, the war. She will not know what shelling, explosions and destruction are. Will not know that the pain of loss, ”he stressed.The Verkhovna Verkhovna Rada wished that the day would come when all Ukrainian families would be together.</text:p>
      <text:p text:style-name="P4">
"I sincerely wish our Great Ukrainian Family to be the only, strong investor. In peace, harmony and prosperity," he said.</text:p>
      <text:p text:style-name="P4">
Prime Minister Denis Shmigal in his video message on the occasion of Easter, published in <text:a xlink:type="simple" xlink:href="https://t.me/Denys_Smyhal/5027" text:style-name="Internet_20_link" text:visited-style-name="Visited_20_Internet_20_Link">
</text:a>
He wished the Ukrainians that the feast of Easter began to begin Ukraine to victory icing, so that in the year the word "Christ is risen!" They sounded on a peaceful Ukrainian land.</text:p>
      <text:p text:style-name="P4">
“Let the feast of Ukraine start a feast of Easter to revive the renewal. For a year we said again, "Christ is risen!" "For the first time, after the afternoon, he said," he said.</text:p>
      <text:p text:style-name="P4">
Shmigal noted that the words "Christ risen!" For the second time, Ukrainians say a full -scale war with Russia. At the same time, he emphasized that these words unite the victory sincerely, since faith was and is the foundation of unity, and the feast of the Resurrection of Christ, a symbol of victory over death.</text:p>
      <text:p text:style-name="P4">
“The Ukrainians where you are not - whether you defend Ukraine, or provide it with a fit, seek security abroad or return to the liberated territories, let Easter prayer inspire all of us to good deed ”, - the prime minister said.</text:p>
      <text:p text:style-name="P4">
President's wife Elena Zelensk <text:a xlink:type="simple" xlink:href="https://t.me/FirstLadyOfUkraine/2935" text:style-name="Internet_20_link" text:visited-style-name="Visited_20_Internet_20_Link">
</text:a>
Ukrainians with Easter.</text:p>
      <text:p text:style-name="P4">
"I congratulate everyone who celebrates today, with Easter!",- Zelenska wrote.</text:p>
      <text:p text:style-name="P4">
She emphasized that despite the difficult way and the test on it, for those who lower their hands in the fight for the truth, it will be a day when it will be light.</text:p>
      <text:p text:style-name="P4">
"No matter how difficult the path is, whatever trials are on it, for those who do not lower their hands in the fight for the truth, it is sure to come this day. The day when the light wins," she wrote.</text:p>
      <text:p text:style-name="P4">
Minister of Culture and Information Policy Oleksandr Tkachenko <text:a xlink:type="simple" xlink:href="https://t.me/otkachenkokyiv/3420" text:style-name="Internet_20_link" text:visited-style-name="Visited_20_Internet_20_Link">
</text:a>
with Easter.</text:p>
      <text:p text:style-name="P4">
"Next year, let all our defenders celebrate this day from the families. Because life will surely win death. And the victory will be behind us," he wrote.</text:p>
      <text:p text:style-name="P4">
The minister stressed that Easter is a holiday of victory of goodness over evil, light, miracle, miracle in darkness.</text:p>
      <text:p text:style-name="P4">
"May God protect everyone who protects our land from evil. Everyone who is against evil for our freedom and the opportunity to be near our family today," the MKIP head said.</text:p>
      <text:p text:style-name="P4">
News Source: <text:a xlink:type="simple" xlink:href="https://www.ukrinform.ua/rubric-society/3696498-hristiani-shidnogo-obradu-svatkuut-velikden.html" text:style-name="Internet_20_link" text:visited-style-name="Visited_20_Internet_20_Link">
https://www.ukrinform.ua/rubric-society/3696498-hristiani-shidnogo-obradu-svatkuut-velikden.html</text:a>
</text:p>
      <!--NEWS-->
      <text:h text:style-name="P10" text:outline-level="1">
<text:span text:style-name="T4">
Zaporizka Oblast(13:20). Red Alert: aerial threat. Sirens sounding. Take cover now!</text:span>
</text:h>
      <text:p text:style-name="P4">
Authors: liveuamap (Language: en)</text:p>
      <text:p text:style-name="P4">
Time: 2023-04-16T07:22:00</text:p>
      <text:p text:style-name="P4">
Location: Zaporizka Oblast (Latitude:47.611311 Longtitude:35.764321)</text:p>
      <text:p text:style-name="P4">
Videos: []</text:p>
      <text:p text:style-name="P4">
Images: []</text:p>
      <text:p text:style-name="P4">
Tags: ["Europe", "Central and Eastern Europe"]</text:p>
      <text:p text:style-name="P4">
Id: 22556564</text:p>
      <!--METADATA-->
      <text:p text:style-name="P4">
Zaporizhzhia region(13:20). Red Alert: aerial threat. Sirens sounding. Take covernow!</text:p>
      <text:p text:style-name="P4">
News Collection Link: <text:a xlink:type="simple" xlink:href="https://liveuamap.com/en/2023/16-april-zaporizka-oblast1320-red-alert-aeriag" text:style-name="Internet_20_link" text:visited-style-name="Visited_20_Internet_20_Link">
https://liveuamap.com/en/2023/16-april-zaporizka-oblast1320-red-alert-aeriag</text:a>
</text:p>
      <text:p text:style-name="P4">
News Source: <text:a xlink:type="simple" xlink:href="https://t.me/air_alert_ua/43141" text:style-name="Internet_20_link" text:visited-style-name="Visited_20_Internet_20_Link">
https://t.me/air_alert_ua/43141</text:a>
</text:p>
      <!--NEWS-->
      <text:h text:style-name="P10" text:outline-level="1">
<text:span text:style-name="T4">
Donetsk Oblast(13:29). Red Alert: aerial threat. Sirens sounding. Take cover now!</text:span>
</text:h>
      <text:p text:style-name="P4">
Authors: liveuamap (Language: en)</text:p>
      <text:p text:style-name="P4">
Time: 2023-04-16T07:30:00</text:p>
      <text:p text:style-name="P4">
Location: Donetsk Oblast (Latitude:48.7262 Longtitude:37.57762)</text:p>
      <text:p text:style-name="P4">
Videos: []</text:p>
      <text:p text:style-name="P4">
Images: []</text:p>
      <text:p text:style-name="P4">
Tags: ["Europe", "Central and Eastern Europe"]</text:p>
      <text:p text:style-name="P4">
Id: 22556566</text:p>
      <!--METADATA-->
      <text:p text:style-name="P4">
Donetsk Oblast(13:29). Red Alert: aerial threat. Sirens sounding. Take covernow!</text:p>
      <text:p text:style-name="P4">
News Collection Link: <text:a xlink:type="simple" xlink:href="https://liveuamap.com/en/2023/16-april-donetsk-oblast1329-red-alert-aerial-g" text:style-name="Internet_20_link" text:visited-style-name="Visited_20_Internet_20_Link">
https://liveuamap.com/en/2023/16-april-donetsk-oblast1329-red-alert-aerial-g</text:a>
</text:p>
      <text:p text:style-name="P4">
News Source: <text:a xlink:type="simple" xlink:href="https://t.me/air_alert_ua/43142" text:style-name="Internet_20_link" text:visited-style-name="Visited_20_Internet_20_Link">
https://t.me/air_alert_ua/43142</text:a>
</text:p>
      <!--NEWS-->
      <text:h text:style-name="P10" text:outline-level="1">
<text:span text:style-name="T4">
In Sudan due to clashes at least 25 dead, another 183 wounded</text:span>
</text:h>
      <text:p text:style-name="P4">
Authors: Ukrinform (Person)</text:p>
      <text:p text:style-name="P4">
Publisher: Укринформ (Organization)</text:p>
      <text:p text:style-name="P4">
Published Time: 2023-04-16T07:43:00+03:00</text:p>
      <text:p text:style-name="P4">
Modified Time: 2023-04-16T07:43:00+03:00</text:p>
      <text:p text:style-name="P4">
Description: In Sudan on April 15, at least 25 people were injured during the clashes between the Armed Forces and the Powerred forces of Sudan (RSF), and 183 were injured.</text:p>
      <text:p text:style-name="P4">
— Укрінформ.: </text:p>
      <text:p text:style-name="P4">
Images: ["<text:a xlink:type="simple" xlink:href="https://static.ukrinform.com/photos/2023_04/thumb_files/630_360_1681620167-585.png" text:style-name="Internet_20_link" text:visited-style-name="Visited_20_Internet_20_Link">
630_360_16816...</text:a>
"]</text:p>
      <text:p text:style-name="P4">
Tags: ['Поранені', 'Судан', 'Загибель']</text:p>
      <text:p text:style-name="P4">
Type: Article</text:p>
      <!--METADATA-->
      <text:p text:style-name="P4">
<draw:frame draw:style-name="fr1" draw:name="Image53" text:anchor-type="as-char" svg:width="6.9236in" svg:height="3.956343in" draw:z-index="0">
<draw:image xlink:href="../Images/yкринформ/2023-04-16T07-43-00-03-00/630_360_1681620167-585.png" xlink:type="simple" xlink:show="embed" xlink:actuate="onLoad" draw:mime-type="image/png"/>
</draw:frame>
In Sudan on April 15, during the clashes between the Armed Forces and the paramilized forces of Sudan's prompt support(RSF)At least 25 people were killed and another 183 were injured.</text:p>
      <text:p text:style-name="P4">
About it writes <text:a xlink:type="simple" xlink:href="https://edition.cnn.com/africa/live-news/sudan-army-paramilitary-palace-news-04-15-23/h_60fb09452b9551743830306deb2b3a6f" text:style-name="Internet_20_link" text:visited-style-name="Visited_20_Internet_20_Link">
</text:a>
Reference to Sudan's Central Medical Committee, Ukrinform reports.</text:p>
      <text:p text:style-name="P4">
"At least 25 people <text:a xlink:type="simple" xlink:href="https://www.ukrinform.ua/tag-zagibel" text:style-name="Internet_20_link" text:visited-style-name="Visited_20_Internet_20_Link">
</text:a>
And in 183, they wounded during the clashes of a militarized group with the army, " -he will be in the message.</text:p>
      <text:p text:style-name="P4">
<text:span text:style-name="T4">
 Read also: </text:span>
 <text:a xlink:type="simple" xlink:href="https://www.ukrinform.ua/rubric-world/3696462-gensek-oon-zasudzue-bojovi-dii-v-sudani.html" text:style-name="Internet_20_link" text:visited-style-name="Visited_20_Internet_20_Link">
</text:a>
As reported by Ukrinform, on April 15, after several days of tension between the Army and the rapid response forces(RSF)In the Chartum, the explosions of the St. The dispute is concentrated around the proposed transition of the country of pre -trial rule.</text:p>
      <text:p text:style-name="P4">
<text:span text:style-name="T4">
 Read also: </text:span>
 <text:a xlink:type="simple" xlink:href="https://www.ukrinform.ua/rubric-society/3696334-mzs-zaklikae-ukrainciv-utrimatisa-vid-poizdok-do-sudanu-cerez-nestabilnu-situaciu.html" text:style-name="Internet_20_link" text:visited-style-name="Visited_20_Internet_20_Link">
<text:span text:style-name="T4">
 Sudan </text:span>
</text:a>
At the airport covered by the combat operations of the capital Sudan - the city of Hartum on one of the SkyUp Ukrainian Airlines <text:a xlink:type="simple" xlink:href="https://www.ukrinform.ua/rubric-world/3696399-skyup-evakujovue-spivrobitnikiv-iz-sudanu-na-odnomu-z-litakiv-spracuvav-avarijnij-radiobuj.html" text:style-name="Internet_20_link" text:visited-style-name="Visited_20_Internet_20_Link">
</text:a>
The company is taking steps to accurately accurate employees from the country.</text:p>
      <text:p text:style-name="P4">
<text:span text:style-name="T5">
Foto: Marwan Ali/The Associated Press</text:span>
</text:p>
      <text:p text:style-name="P4">
News Source: <text:a xlink:type="simple" xlink:href="https://www.ukrinform.ua/rubric-world/3696499-u-sudani-unaslidok-suticok-sonajmense-25-zagiblih-se-183-poraneni.html" text:style-name="Internet_20_link" text:visited-style-name="Visited_20_Internet_20_Link">
https://www.ukrinform.ua/rubric-world/3696499-u-sudani-unaslidok-suticok-sonajmense-25-zagiblih-se-183-poraneni.html</text:a>
</text:p>
      <!--NEWS-->
      <text:h text:style-name="P10" text:outline-level="1">
<text:span text:style-name="T4">
Defense forces destroyed already 182 070 Russians</text:span>
</text:h>
      <text:p text:style-name="P4">
Authors: Ukrinform (Person)</text:p>
      <text:p text:style-name="P4">
Publisher: Укринформ (Organization)</text:p>
      <text:p text:style-name="P4">
Published Time: 2023-04-16T08:02:56+03:00</text:p>
      <text:p text:style-name="P4">
Modified Time: 2023-04-16T08:02:56+03:00</text:p>
      <text:p text:style-name="P4">
Description: The Defense Forces of Ukraine from February 24, 2022 to April 16, 2023 were eliminated about 182 thousand 70 Russian invaders, and only in the past day - another 520 people. - Ukrinform.</text:p>
      <text:p text:style-name="P4">
Images: ["<text:a xlink:type="simple" xlink:href="https://static.ukrinform.com/photos/2022_09/thumb_files/630_360_1663863368-624.jpg" text:style-name="Internet_20_link" text:visited-style-name="Visited_20_Internet_20_Link">
630_360_16638...</text:a>
", "<text:a xlink:type="simple" xlink:href="https://static.ukrinform.com/photos/2023_04/1681621303-769.jpeg" text:style-name="Internet_20_link" text:visited-style-name="Visited_20_Internet_20_Link">
1681621303-76...</text:a>
"]</text:p>
      <text:p text:style-name="P4">
Tags: ['Генштаб', 'ЗСУ', 'Війна з росією']</text:p>
      <text:p text:style-name="P4">
Type: Article</text:p>
      <!--METADATA-->
      <text:p text:style-name="P4">
<draw:frame draw:style-name="fr1" draw:name="Image54" text:anchor-type="as-char" svg:width="6.9236in" svg:height="3.956343in" draw:z-index="0">
<draw:image xlink:href="../Images/yкринформ/2023-04-16T08-02-56-03-00/630_360_1663863368-624.jpg" xlink:type="simple" xlink:show="embed" xlink:actuate="onLoad" draw:mime-type="image/jpeg"/>
</draw:frame>
From February 24, 2022 to April 16, 2023, the forces of Ukraine were eliminated nearly 182 thousand 70 Russian invaders, and only in the past day - another 520 persons were eliminated.</text:p>
      <text:p text:style-name="P4">
As Ukrinform reports, about it in <text:a xlink:type="simple" xlink:href="https://www.facebook.com/GeneralStaff.ua/posts/pfbid02jtWAuLJxnZExwT782qZHpiUXavYDUsEronQL3Zphs4hTEbQbX2GBQxvE8n8D3JQvl" text:style-name="Internet_20_link" text:visited-style-name="Visited_20_Internet_20_Link">
</text:a>
повідомляє Генеральний штаб Збройних сил України.</text:p>
      <text:p text:style-name="P4">
<draw:frame draw:style-name="fr1" draw:name="Image55" text:anchor-type="as-char" svg:width="6.9236in" svg:height="9.962291in" draw:z-index="0">
<draw:image xlink:href="../Images/yкринформ/2023-04-16T08-02-56-03-00/1681621303-769.jpeg" xlink:type="simple" xlink:show="embed" xlink:actuate="onLoad" draw:mime-type="image/jpeg"/>
</draw:frame>
Also Ukrainian defenders destroyed 3657 enemy tanks(+4), combustible vehicles - 7083(+10), artillery systems - 2795(+10), RSV - 538(+3), air defense - 284(+1), <text:a xlink:type="simple" xlink:href="https://www.ukrinform.ua/tag-litak" text:style-name="Internet_20_link" text:visited-style-name="Visited_20_Internet_20_Link">
 </text:a>
– 308(+1), helicopters - 293(+0), UAV Operative-tactical level-2339(+0), winged missiles - 911(+0), ships / boats - 18(+0), Automobile Tank Tank Tank Collection - 5658(+12), special equipment - 326(+2).</text:p>
      <text:p text:style-name="P4">
Дані уточнюються.</text:p>
      <text:p text:style-name="P4">
<text:span text:style-name="T4">
Читайте також:</text:span>
 <text:a xlink:type="simple" xlink:href="https://www.ukrinform.ua/rubric-ato/3696218-risenna-rf-pro-onlajnprizov-e-castinou-pidgotovki-do-zataznoi-vijni-v-ukraini-rozvidka-britanii.html" text:style-name="Internet_20_link" text:visited-style-name="Visited_20_Internet_20_Link">
 <text:span text:style-name="T4">
розвідка</text:span>
 </text:a>
As reported by Ukrinform, <text:a xlink:type="simple" xlink:href="https://www.ukrinform.ua/rubric-ato/3696493-aviacia-zsu-za-dobu-zavdala-11-udariv-po-rajonah-skupcenna-protivnika.html" text:style-name="Internet_20_link" text:visited-style-name="Visited_20_Internet_20_Link">
</text:a>
in areas of concentration of personnel and military equipment of the Russians.</text:p>
      <text:p text:style-name="P4">
Also Ukrainian soldiers of the last day <text:a xlink:type="simple" xlink:href="https://www.ukrinform.ua/rubric-ato/3696496-ukrainski-zahisniki-zbili-vorozij-litak-su25.html" text:style-name="Internet_20_link" text:visited-style-name="Visited_20_Internet_20_Link">
</text:a>
</text:p>
      <text:p text:style-name="P4">
News Source: <text:a xlink:type="simple" xlink:href="https://www.ukrinform.ua/rubric-ato/3696500-sili-oboroni-znisili-vze-182-070-rosian.html" text:style-name="Internet_20_link" text:visited-style-name="Visited_20_Internet_20_Link">
https://www.ukrinform.ua/rubric-ato/3696500-sili-oboroni-znisili-vze-182-070-rosian.html</text:a>
</text:p>
      <!--NEWS-->
      <text:h text:style-name="P10" text:outline-level="1">
<text:span text:style-name="T4">
Zelensky congratulated the Ukrainians on Easter: ahead or not the hardest of the peaks we will overcome it</text:span>
</text:h>
      <text:p text:style-name="P4">
Authors: Ukrinform (Person)</text:p>
      <text:p text:style-name="P4">
Publisher: Укринформ (Organization)</text:p>
      <text:p text:style-name="P4">
Published Time: 2023-04-16T08:11:00+03:00</text:p>
      <text:p text:style-name="P4">
Modified Time: 2023-04-16T08:11:00+03:00</text:p>
      <text:p text:style-name="P4">
Description: Ukraine celebrates the Easter holiday with an adamant faith in victory, President Volodymyr Zelenskyy states. - Ukrinform.</text:p>
      <text:p text:style-name="P4">
Images: ["<text:a xlink:type="simple" xlink:href="https://static.ukrinform.com/photos/2023_04/thumb_files/630_360_1681622294-221.jpeg" text:style-name="Internet_20_link" text:visited-style-name="Visited_20_Internet_20_Link">
630_360_16816...</text:a>
"]</text:p>
      <text:p text:style-name="P4">
Tags: ['Великдень', 'Зеленський', 'Війна з росією']</text:p>
      <text:p text:style-name="P4">
Type: Article</text:p>
      <!--METADATA-->
      <text:p text:style-name="P4">
<draw:frame draw:style-name="fr1" draw:name="Image56" text:anchor-type="as-char" svg:width="6.9236in" svg:height="3.956343in" draw:z-index="0">
<draw:image xlink:href="../Images/yкринформ/2023-04-16T08-11-00-03-00/630_360_1681622294-221.jpeg" xlink:type="simple" xlink:show="embed" xlink:actuate="onLoad" draw:mime-type="image/jpeg"/>
</draw:frame>
Ukrainian does not determine the Easter holiday with an unwavering faith in victory, says Presidential Lordimir Zelensky.</text:p>
      <text:p text:style-name="P4">
According to Ukrinform, he wrote about it in <text:a xlink:type="simple" xlink:href="https://www.facebook.com/zelenskiy.official" text:style-name="Internet_20_link" text:visited-style-name="Visited_20_Internet_20_Link">
</text:a>
.</text:p>
      <text:p text:style-name="P4">
"We celebrate Easter holiday today with an adamant faith in our victory," the President said.</text:p>
      <text:p text:style-name="P4">
According to Zelensky, "we have passed a considerable way. Ahead of the heavie All temporarily occupied by the devil. "</text:p>
      <text:p text:style-name="P4">
As the head of state emphasized, "the sun shines in the south, the sun shines in the east, the sun shines in the Crimea. The orange sun in a peaceful blue sky, and it is light -faithful. Christ is risen!"</text:p>
      <text:p text:style-name="P4">
<text:span text:style-name="T4">
 Read also: </text:span>
 <text:a xlink:type="simple" xlink:href="https://www.ukrinform.ua/rubric-society/3696467-u-mihajlivskomu-sobori-velikodne-bogosluzinna-pcu.html" text:style-name="Internet_20_link" text:visited-style-name="Visited_20_Internet_20_Link">
</text:a>
As it was reported, this year, on April 16, Christians of the Eastern Rite celebrate the most famous holiday - the bright resurrection of Christ or <text:a xlink:type="simple" xlink:href="https://www.ukrinform.ua/tag-velikden" text:style-name="Internet_20_link" text:visited-style-name="Visited_20_Internet_20_Link">
</text:a>
 .</text:p>
      <text:p text:style-name="P4">
News Source: <text:a xlink:type="simple" xlink:href="https://www.ukrinform.ua/rubric-society/3696501-zelenskij-privitav-ukrainciv-iz-velikodnem-poperedu-ci-ne-najvazca-z-versin-mi-podolaemo-ii.html" text:style-name="Internet_20_link" text:visited-style-name="Visited_20_Internet_20_Link">
https://www.ukrinform.ua/rubric-society/3696501-zelenskij-privitav-ukrainciv-iz-velikodnem-poperedu-ci-ne-najvazca-z-versin-mi-podolaemo-ii.html</text:a>
</text:p>
      <!--NEWS-->
      <text:h text:style-name="P10" text:outline-level="1">
<text:span text:style-name="T4">
Russians last day wounded four inhabitants of Donetsk region</text:span>
</text:h>
      <text:p text:style-name="P4">
Authors: Ukrinform (Person)</text:p>
      <text:p text:style-name="P4">
Publisher: Укринформ (Organization)</text:p>
      <text:p text:style-name="P4">
Published Time: 2023-04-16T08:22:49+03:00</text:p>
      <text:p text:style-name="P4">
Modified Time: 2023-04-16T08:22:49+03:00</text:p>
      <text:p text:style-name="P4">
Description: The army of the Russian Federation for the last day, April 15, wounded four residents of Donetsk region. - Ukrinform.</text:p>
      <text:p text:style-name="P4">
Images: ["<text:a xlink:type="simple" xlink:href="https://static.ukrinform.com/photos/2023_01/thumb_files/630_360_1674803898-395.jpg" text:style-name="Internet_20_link" text:visited-style-name="Visited_20_Internet_20_Link">
630_360_16748...</text:a>
", "<text:a xlink:type="simple" xlink:href="https://static.ukrinform.com/photos/2023_04/1681622448-542.jpg" text:style-name="Internet_20_link" text:visited-style-name="Visited_20_Internet_20_Link">
1681622448-54...</text:a>
"]</text:p>
      <text:p text:style-name="P4">
Tags: ['Донеччина', 'Обстріл', 'Поранені', 'Війна з росією']</text:p>
      <text:p text:style-name="P4">
Type: Article</text:p>
      <!--METADATA-->
      <text:p text:style-name="P4">
<draw:frame draw:style-name="fr1" draw:name="Image57" text:anchor-type="as-char" svg:width="6.9236in" svg:height="3.956343in" draw:z-index="0">
<draw:image xlink:href="../Images/yкринформ/2023-04-16T08-22-49-03-00/630_360_1674803898-395.jpg" xlink:type="simple" xlink:show="embed" xlink:actuate="onLoad" draw:mime-type="image/jpeg"/>
</draw:frame>
The Army Federation for the last day, April 15, was injured by four residents of the Lodonetsk region.</text:p>
      <text:p text:style-name="P4">
According to Ukrinform, Pavel Kirilenko, the head of the Donetsk Regional Military Administration, reported in <text:a xlink:type="simple" xlink:href="https://t.me/pavlokyrylenko_donoda/7562" text:style-name="Internet_20_link" text:visited-style-name="Visited_20_Internet_20_Link">
</text:a>
 .</text:p>
      <text:p text:style-name="P4">
<draw:frame draw:style-name="fr1" draw:name="Image58" text:anchor-type="as-char" svg:width="6.9236in" svg:height="4.942681in" draw:z-index="0">
<draw:image xlink:href="../Images/yкринформ/2023-04-16T08-22-49-03-00/1681622448-542.jpg" xlink:type="simple" xlink:show="embed" xlink:actuate="onLoad" draw:mime-type="image/jpeg"/>
</draw:frame>
"In April 15, the Russians wounded 4 inhabitants of Donetsk region," he said.</text:p>
      <text:p text:style-name="P4">
In addition, it was possible to establish information about two dead and three wounded as a result of a missile strike in Slavyansk.</text:p>
      <text:p text:style-name="P4">
Kirilenko also noted that it is impossible to establish the exact number of victims <text:a xlink:type="simple" xlink:href="https://www.ukrinform.ua/tag-mariupol" text:style-name="Internet_20_link" text:visited-style-name="Visited_20_Internet_20_Link">
</text:a>
and Volnovak.</text:p>
      <text:p text:style-name="P4">
<text:span text:style-name="T4">
 Read also: </text:span>
 <text:a xlink:type="simple" xlink:href="https://www.ukrinform.ua/rubric-ato/3696464-zagarbniki-obstrilali-sumsinu-nekerovanimi-aviacijnimi-raketami.html" text:style-name="Internet_20_link" text:visited-style-name="Visited_20_Internet_20_Link">
<text:span text:style-name="T4">
 firing </text:span>
</text:a>
As reported by Ukrinform, on April 14, the Russians released on Slavyanskaya the name of at least seven missiles(According to preliminary information, C-300). Шість із них влучилипо житловому сектору, ще одна - на територію ландшафтного парку. Загинули 11людей.</text:p>
      <text:p text:style-name="P4">
News Source: <text:a xlink:type="simple" xlink:href="https://www.ukrinform.ua/rubric-regions/3696502-rosiani-minuloi-dobi-poranili-cotiroh-ziteliv-doneccini.html" text:style-name="Internet_20_link" text:visited-style-name="Visited_20_Internet_20_Link">
https://www.ukrinform.ua/rubric-regions/3696502-rosiani-minuloi-dobi-poranili-cotiroh-ziteliv-doneccini.html</text:a>
</text:p>
      <!--NEWS-->
      <text:h text:style-name="P10" text:outline-level="1">
<text:span text:style-name="T4">
In the Nikolaev area, two teenagers were killed as a result of shelling</text:span>
</text:h>
      <text:p text:style-name="P4">
Authors: Ukrinform (Person)</text:p>
      <text:p text:style-name="P4">
Publisher: Укринформ (Organization)</text:p>
      <text:p text:style-name="P4">
Published Time: 2023-04-16T08:23:00+03:00</text:p>
      <text:p text:style-name="P4">
Modified Time: 2023-04-16T08:23:00+03:00</text:p>
      <text:p text:style-name="P4">
Description: Russian troops on Sunday, April 16, fired the Sniguriv community of the Nikolaev area, resulting in two teenagers in 2005. - Ukrinform.</text:p>
      <text:p text:style-name="P4">
Images: ["<text:a xlink:type="simple" xlink:href="https://static.ukrinform.com/photos/2018_05/thumb_files/630_360_1525875327-6731.jpg" text:style-name="Internet_20_link" text:visited-style-name="Visited_20_Internet_20_Link">
630_360_15258...</text:a>
"]</text:p>
      <text:p text:style-name="P4">
Tags: ['Миколаївщина', 'Обстріл', 'Загибель', 'Війна з росією']</text:p>
      <text:p text:style-name="P4">
Type: Article</text:p>
      <!--METADATA-->
      <text:p text:style-name="P4">
<draw:frame draw:style-name="fr1" draw:name="Image59" text:anchor-type="as-char" svg:width="6.9236in" svg:height="3.956343in" draw:z-index="0">
<draw:image xlink:href="../Images/yкринформ/2023-04-16T08-23-00-03-00/630_360_1525875327-6731.jpg" xlink:type="simple" xlink:show="embed" xlink:actuate="onLoad" draw:mime-type="image/jpeg"/>
</draw:frame>
Ruskivska on Sunday, April 16, they fired the Snigurov community of the Snihurivka region, resulting in two teenagers in 2005.</text:p>
      <text:p text:style-name="P4">
According to Ukrinform, the head of the Nikolaev regional military administration Vitaliy Kim reported in <text:a xlink:type="simple" xlink:href="http://t.me/mykolaivskaODA/4776" text:style-name="Internet_20_link" text:visited-style-name="Visited_20_Internet_20_Link">
</text:a>
.</text:p>
      <text:p text:style-name="P4">
“Last day, on April 15, at 10:00 the enemy fired at the settlement of the settlement community of the Bashtansky district. The hazelub kindergarten building was damaged. Without the victims, ”Kim said.</text:p>
      <text:p text:style-name="P4">
According to him, on the night of April 16, at 02:20 the enemy rocket firing of the Vidlasnigur community. According to preliminary data, the Russians used anti-aircraft missile systems C-300. In one of the settlements of the community, two teenagers of 2005 were fired. Damaged residential buildings, educational institution and private enterprise.</text:p>
      <text:p text:style-name="P4">
In Snihurivka, two educational establishments, a hospital, a house of culture are damaged. According to preliminary information, without the victims.</text:p>
      <text:p text:style-name="P4">
According to Kim, in <text:a xlink:type="simple" xlink:href="https://www.ukrinform.ua/tag-mikolaiv" text:style-name="Internet_20_link" text:visited-style-name="Visited_20_Internet_20_Link">
</text:a>
, Pervomaisky, Voznesensky and Bashtan districts day and night were relatively calm.</text:p>
      <text:p text:style-name="P4">
<text:span text:style-name="T4">
 Read also: </text:span>
 <text:a xlink:type="simple" xlink:href="https://www.ukrinform.ua/rubric-ato/3696483-rosiani-zavdali-masovanogo-udaru-po-zaporizkij-oblasti-poskodzena-cerkva.html" text:style-name="Internet_20_link" text:visited-style-name="Visited_20_Internet_20_Link">
</text:a>
As reported by Ukrinform, the Russian army fired on April 14 on April 14, fired at Zettylery and RSLS <text:a xlink:type="simple" xlink:href="https://www.ukrinform.ua/rubric-regions/3696153-vorog-za-dobu-pat-raziv-obstrilav-ocakiv-poskodzeni-obekti-infrastrukturi.html" text:style-name="Internet_20_link" text:visited-style-name="Visited_20_Internet_20_Link">
</text:a>
The Tauzhya of the Ochakov community in Mykolaiv region.</text:p>
      <text:p text:style-name="P4">
News Source: <text:a xlink:type="simple" xlink:href="https://www.ukrinform.ua/rubric-ato/3696503-na-mikolaivsini-vnaslidok-obstrilu-zaginuli-dvoe-pidlitkiv.html" text:style-name="Internet_20_link" text:visited-style-name="Visited_20_Internet_20_Link">
https://www.ukrinform.ua/rubric-ato/3696503-na-mikolaivsini-vnaslidok-obstrilu-zaginuli-dvoe-pidlitkiv.html</text:a>
</text:p>
      <!--NEWS-->
      <text:h text:style-name="P10" text:outline-level="1">
<text:span text:style-name="T4">
Dnipro, Dnipropetrovska Oblast(14:24). Red Alert: aerial threat. Sirens sounding. Take cover ...</text:span>
</text:h>
      <text:p text:style-name="P4">
Authors: liveuamap (Language: en)</text:p>
      <text:p text:style-name="P4">
Time: 2023-04-16T08:25:00</text:p>
      <text:p text:style-name="P4">
Location: Dnipro (Latitude:48.4592 Longtitude:35.03869)</text:p>
      <text:p text:style-name="P4">
Videos: []</text:p>
      <text:p text:style-name="P4">
Images: []</text:p>
      <text:p text:style-name="P4">
Tags: ["Europe", "Central and Eastern Europe"]</text:p>
      <text:p text:style-name="P4">
Id: 22556569</text:p>
      <!--METADATA-->
      <text:p text:style-name="P4">
Dnipro, Dnipropetrovsk region(14:24). Red Alert: aerial threat. Sirenssounding. Take cover now!</text:p>
      <text:p text:style-name="P4">
News Collection Link: <text:a xlink:type="simple" xlink:href="https://liveuamap.com/en/2023/16-april-dnipro-dnipropetrovska-oblast1424-reg" text:style-name="Internet_20_link" text:visited-style-name="Visited_20_Internet_20_Link">
https://liveuamap.com/en/2023/16-april-dnipro-dnipropetrovska-oblast1424-reg</text:a>
</text:p>
      <text:p text:style-name="P4">
News Source: <text:a xlink:type="simple" xlink:href="https://t.me/air_alert_ua/43143" text:style-name="Internet_20_link" text:visited-style-name="Visited_20_Internet_20_Link">
https://t.me/air_alert_ua/43143</text:a>
</text:p>
      <!--NEWS-->
      <text:h text:style-name="P10" text:outline-level="1">
<text:span text:style-name="T4">
During the day the Russians 70 times fired at Kherson region, two dead</text:span>
</text:h>
      <text:p text:style-name="P4">
Authors: Ukrinform (Person)</text:p>
      <text:p text:style-name="P4">
Publisher: Укринформ (Organization)</text:p>
      <text:p text:style-name="P4">
Published Time: 2023-04-16T08:33:00+03:00</text:p>
      <text:p text:style-name="P4">
Modified Time: 2023-04-16T08:33:00+03:00</text:p>
      <text:p text:style-name="P4">
Description: Last day, on April 15, in the Kherson region, the Russian army made 70 shelling, releasing 419 shells. - Ukrinform.</text:p>
      <text:p text:style-name="P4">
Images: ["<text:a xlink:type="simple" xlink:href="https://static.ukrinform.com/photos/2022_10/thumb_files/630_360_1666685096-575.jpg" text:style-name="Internet_20_link" text:visited-style-name="Visited_20_Internet_20_Link">
630_360_16666...</text:a>
"]</text:p>
      <text:p text:style-name="P4">
Tags: ['Херсон', 'Обстріл', 'Загибель', 'Війна з росією']</text:p>
      <text:p text:style-name="P4">
Type: Article</text:p>
      <!--METADATA-->
      <text:p text:style-name="P4">
<draw:frame draw:style-name="fr1" draw:name="Image60" text:anchor-type="as-char" svg:width="6.9236in" svg:height="3.956343in" draw:z-index="0">
<draw:image xlink:href="../Images/yкринформ/2023-04-16T08-33-00-03-00/630_360_1666685096-575.jpg" xlink:type="simple" xlink:show="embed" xlink:actuate="onLoad" draw:mime-type="image/jpeg"/>
</draw:frame>
Last daily, on April 15, in the Kherson region, the Russian army made 70 impositions, releasing 419 shells.</text:p>
      <text:p text:style-name="P4">
According to Ukrinform, Alexander Proudin, the head of the Kherson Regional Military Administration, reported this in <text:a xlink:type="simple" xlink:href="http://t.me/olexandrprokudin/291" text:style-name="Internet_20_link" text:visited-style-name="Visited_20_Internet_20_Link">
</text:a>
.</text:p>
      <text:p text:style-name="P4">
“За минулу добу противник здійснив 70 обстрілів, випустивши 419 снарядів зважкої артилерії, БПЛА та авіації”, - зазначив він.</text:p>
      <text:p text:style-name="P4">
Херсон армія рф обстріляла пʼять разів.</text:p>
      <text:p text:style-name="P4">
<text:span text:style-name="T4">
Читайте також:</text:span>
 <text:a xlink:type="simple" xlink:href="https://www.ukrinform.ua/rubric-regions/3696502-rosiani-minuloi-dobi-poranili-cotiroh-ziteliv-doneccini.html" text:style-name="Internet_20_link" text:visited-style-name="Visited_20_Internet_20_Link">
 </text:a>
According to Proudin, the Russian military kissed in residential quarterly sedimentary points of the region, the territory of the school and the state institution of performance of punishment in <text:a xlink:type="simple" xlink:href="https://www.ukrinform.ua/tag-herson" text:style-name="Internet_20_link" text:visited-style-name="Visited_20_Internet_20_Link">
</text:a>
.</text:p>
      <text:p text:style-name="P4">
Due to Russian aggression, two people were killed, two more were injured.</text:p>
      <text:p text:style-name="P4">
Over the past day, 61 people evacuated from the liberated territory of the region.</text:p>
      <text:p text:style-name="P4">
<text:span text:style-name="T4">
 Read also: </text:span>
 <text:a xlink:type="simple" xlink:href="https://www.ukrinform.ua/rubric-ato/3696503-na-mikolaivsini-vnaslidok-obstrilu-zaginuli-dvoe-pidlitkiv.html" text:style-name="Internet_20_link" text:visited-style-name="Visited_20_Internet_20_Link">
</text:a>
As reported by Ukrinform, on April 15 in Kherson as a result of Russian shelling <text:a xlink:type="simple" xlink:href="https://www.ukrinform.ua/rubric-regions/3696376-obstril-hersona-rosijski-snaradi-vpali-poblizu-osvitnogo-zakladu-zagibli-mati-i-donka.html" text:style-name="Internet_20_link" text:visited-style-name="Visited_20_Internet_20_Link">
</text:a>
48-year-old and her 28-year-old daughter.</text:p>
      <text:p text:style-name="P4">
News Source: <text:a xlink:type="simple" xlink:href="https://www.ukrinform.ua/rubric-regions/3696504-za-dobu-rosiani-70-raziv-obstrilali-hersonsinu-dvoe-zagiblih.html" text:style-name="Internet_20_link" text:visited-style-name="Visited_20_Internet_20_Link">
https://www.ukrinform.ua/rubric-regions/3696504-za-dobu-rosiani-70-raziv-obstrilali-hersonsinu-dvoe-zagiblih.html</text:a>
</text:p>
      <!--NEWS-->
      <text:h text:style-name="P10" text:outline-level="1">
<text:span text:style-name="T4">
Hungary has banned the import of agricultural products from Ukraine</text:span>
</text:h>
      <text:p text:style-name="P4">
Authors: Ukrinform (Person)</text:p>
      <text:p text:style-name="P4">
Publisher: Укринформ (Organization)</text:p>
      <text:p text:style-name="P4">
Published Time: 2023-04-16T08:43:00+03:00</text:p>
      <text:p text:style-name="P4">
Modified Time: 2023-04-16T08:43:00+03:00</text:p>
      <text:p text:style-name="P4">
Description: Hungary, following Poland, temporarily introduced a ban on the import of grain and oil crops from Ukraine. - Ukrinform.</text:p>
      <text:p text:style-name="P4">
Images: ["<text:a xlink:type="simple" xlink:href="https://static.ukrinform.com/photos/2022_07/thumb_files/630_360_1657886640-185.jpg" text:style-name="Internet_20_link" text:visited-style-name="Visited_20_Internet_20_Link">
630_360_16578...</text:a>
"]</text:p>
      <text:p text:style-name="P4">
Tags: ['Імпорт', 'Угорщина', 'Україна', 'Агропродукція']</text:p>
      <text:p text:style-name="P4">
Type: Article</text:p>
      <!--METADATA-->
      <text:p text:style-name="P4">
<draw:frame draw:style-name="fr1" draw:name="Image61" text:anchor-type="as-char" svg:width="6.9236in" svg:height="3.956343in" draw:z-index="0">
<draw:image xlink:href="../Images/yкринформ/2023-04-16T08-43-00-03-00/630_360_1657886640-185.jpg" xlink:type="simple" xlink:show="embed" xlink:actuate="onLoad" draw:mime-type="image/jpeg"/>
</draw:frame>
The Hungarian Licker in Poland has temporarily introduced a ban on the import of grain and oilseeds of Ukraine.</text:p>
      <text:p text:style-name="P4">
As Ukrinform reports, it reports <text:a xlink:type="simple" xlink:href="http://www.dw.com/uk/ugorsina-slidom-za-polseu-zaboronila-import-agroprodukcii-z-ukraini/a-65336337" text:style-name="Internet_20_link" text:visited-style-name="Visited_20_Internet_20_Link">
</text:a>
Identify to the Hungarian government.</text:p>
      <text:p text:style-name="P4">
"The government is committed to defending the interests of the Hungarian farm community, so in the absence of significant EU measures, it temporarily, like Poland, prohibits the import of grain and oilseeds, as well as a number of other farm products from Ukraine to Hungary," the Minister of Economy said.</text:p>
      <text:p text:style-name="P4">
He added that agricultural producers in Ukraine use methods that are used in the EU, which enables them to avoid unnecessary costs and export the high amount of poultry, eggs and medullase and oilseeds to the European market. As a consequence, the farmers of Central Evpepa have no opportunity to sell their own products, said Nadi.</text:p>
      <text:p text:style-name="P4">
According to the Ministry of Agriculture <text:a xlink:type="simple" xlink:href="https://www.ukrinform.ua/tag-ugorsina" text:style-name="Internet_20_link" text:visited-style-name="Visited_20_Internet_20_Link">
</text:a>
, Import ban will last until June 30 this year.</text:p>
      <text:p text:style-name="P4">
"Budapest expects that the EU will review the temporary abolition of Ukrainian goods by this term and provide fair market conditions for the European -aged economy," the statement said.</text:p>
      <text:p text:style-name="P4">
As reported by Ukrinform, Polish agrarians over the last few months have conducted mass protests, in particular, opposed to transportation through the territory of Poland to the third countries of Ukrainian agricultural products.</text:p>
      <text:p text:style-name="P4">
<text:span text:style-name="T4">
 Read also: </text:span>
 <text:a xlink:type="simple" xlink:href="https://www.ukrinform.ua/rubric-polytics/3695899-u-mzs-ukraini-vidreaguvali-na-zaavu-orbana-sama-ugorsina-otrimue-cimali-grosi-vid-es.html" text:style-name="Internet_20_link" text:visited-style-name="Visited_20_Internet_20_Link">
<text:span text:style-name="T4">
 Hungary </text:span>
</text:a>
Under pressure from farmers, the Polish government has appealed to the European Commission to refuse a departure duty for Ukrainian agricultural products.</text:p>
      <text:p text:style-name="P4">
However, the European Commission failed to fulfill the main demand of Polish farmers for the introduction of Ukrainian agricultural goods and continued the pursuit of a pumped year, until June 5, 2024, an agreement on duty -free importation of goods from Ukraine.</text:p>
      <text:p text:style-name="P4">
During his official visit to Poland, President of Ukraine Volodymyr Zelensky discussed this issue with Prime Minister of Poland Mateusha Moravetsky.(https://www.ukrinform.ua/rubric-economy/3692141-problemi-polskih-fermeriv-zelenskij-zapevnae-so-pitanna-virisat-u-najblizci-dnitizni.html)</text:p>
      <text:p text:style-name="P4">
During a meeting on April 7, at the border of Dogsk with the Polish Minister of Telus, the Minister of Agrarian Policy and Food of Ukraine Mykolasolsky stated that Ukraine would suspend exports in Poland, corn, rapeseed and sunflower to the new season.</text:p>
      <text:p text:style-name="P4">
On April 15, the Minister of Agriculture and Development of the village of Poland Robert Telusaezauyaya that agricultural ministers of Ukraine and Poland Nikolai Solsky and Robert Telus would sign on Monday, April 17, in Poland an agreement on transit of Ukrainian grain through Poland to third countries.</text:p>
      <text:p text:style-name="P4">
News Source: <text:a xlink:type="simple" xlink:href="https://www.ukrinform.ua/rubric-economy/3696505-ugorsina-zaboronila-import-agroprodukcii-z-ukraini.html" text:style-name="Internet_20_link" text:visited-style-name="Visited_20_Internet_20_Link">
https://www.ukrinform.ua/rubric-economy/3696505-ugorsina-zaboronila-import-agroprodukcii-z-ukraini.html</text:a>
</text:p>
      <!--NEWS-->
      <text:h text:style-name="P10" text:outline-level="1">
<text:span text:style-name="T4">
Four people - rescuers can be in Slavyansk under rubble - rescuers</text:span>
</text:h>
      <text:p text:style-name="P4">
Authors: Ukrinform (Person)</text:p>
      <text:p text:style-name="P4">
Publisher: Укринформ (Organization)</text:p>
      <text:p text:style-name="P4">
Published Time: 2023-04-16T08:59:44+03:00</text:p>
      <text:p text:style-name="P4">
Modified Time: 2023-04-16T08:59:44+03:00</text:p>
      <text:p text:style-name="P4">
Description: In Slavyansk, Donetsk region as of 08:00 Sunday, April 16, four more people may be destroyed on the site of the enemy shelling of a five-storey building, and emergency rescue work is ongoing. - Ukrinform.</text:p>
      <text:p text:style-name="P4">
Images: ["<text:a xlink:type="simple" xlink:href="https://static.ukrinform.com/photos/2023_04/thumb_files/630_360_1681624679-264.jpg" text:style-name="Internet_20_link" text:visited-style-name="Visited_20_Internet_20_Link">
630_360_16816...</text:a>
"]</text:p>
      <text:p text:style-name="P4">
Tags: ['ДСНС', "Слов'янськ", 'Війна з росією', 'Ракетний удар']</text:p>
      <text:p text:style-name="P4">
Type: Article</text:p>
      <!--METADATA-->
      <text:p text:style-name="P4">
<draw:frame draw:style-name="fr1" draw:name="Image62" text:anchor-type="as-char" svg:width="6.9236in" svg:height="3.956343in" draw:z-index="0">
<draw:image xlink:href="../Images/yкринформ/2023-04-16T08-59-44-03-00/630_360_1681624679-264.jpg" xlink:type="simple" xlink:show="embed" xlink:actuate="onLoad" draw:mime-type="image/jpeg"/>
</draw:frame>
As of 08:00 Sunday, April 16, four more people can interpreate on the site of 08:00 Sunday, April 16, on the site of the enemy shelling of a five-storey building, and emergency rescue work is ongoing.</text:p>
      <text:p text:style-name="P4">
According to Ukrinform, the State Emergency Service reports in <text:a xlink:type="simple" xlink:href="http://t.me/dsns_telegram/15919" text:style-name="Internet_20_link" text:visited-style-name="Visited_20_Internet_20_Link">
</text:a>
.</text:p>
      <text:p text:style-name="P4">
"107 tons of destroyed building structures have been analyzed, work work," - the message reads.</text:p>
      <text:p text:style-name="P4">
Two people were rescued, the bodies of six were lifted from under rubble.</text:p>
      <text:p text:style-name="P4">
In total, as a result of a massive blow to the Russian army, 11 people were killed, 22 were injured.</text:p>
      <text:p text:style-name="P4">
<text:span text:style-name="T4">
 Read also: </text:span>
 <text:a xlink:type="simple" xlink:href="https://www.ukrinform.ua/rubric-regions/3696031-u-slovansku-zpid-zavaliv-uratuvali-ditinu.html" text:style-name="Internet_20_link" text:visited-style-name="Visited_20_Internet_20_Link">
<text:span text:style-name="T4">
 Slov </text:span>
 <text:span text:style-name="T4">
 Yansk </text:span>
</text:a>
As reported by Ukrinform, on April 14 at about 4 pm the Russians attacked <text:a xlink:type="simple" xlink:href="https://www.ukrinform.ua/rubric-ato/3695978-vorog-vluciv-u-tri-patipoverhivki-slovanska-vidomo-zagiblogo-i-sistoh-poranenih.html" text:style-name="Internet_20_link" text:visited-style-name="Visited_20_Internet_20_Link">
</text:a>
Rockets300, sending them to several residential quarters.</text:p>
      <text:p text:style-name="P4">
<text:span text:style-name="T5">
Foto: SNNS</text:span>
</text:p>
      <text:p text:style-name="P4">
News Source: <text:a xlink:type="simple" xlink:href="https://www.ukrinform.ua/rubric-regions/3696509-u-slovansku-pid-zavalami-mozut-perebuvati-cotiri-ludini-ratuvalniki.html" text:style-name="Internet_20_link" text:visited-style-name="Visited_20_Internet_20_Link">
https://www.ukrinform.ua/rubric-regions/3696509-u-slovansku-pid-zavalami-mozut-perebuvati-cotiri-ludini-ratuvalniki.html</text:a>
</text:p>
      <!--NEWS-->
      <text:h text:style-name="P10" text:outline-level="1">
<text:span text:style-name="T4">
The memory of the police officer Irina Gordievich</text:span>
</text:h>
      <text:p text:style-name="P4">
Authors: Ukrinform (Person)</text:p>
      <text:p text:style-name="P4">
Publisher: Укринформ (Organization)</text:p>
      <text:p text:style-name="P4">
Published Time: 2023-04-16T09:00:00+03:00</text:p>
      <text:p text:style-name="P4">
Modified Time: 2023-04-16T09:00:00+03:00</text:p>
      <text:p text:style-name="P4">
Description: It died on the first day of a full -scale Russian invasion in a city with such a promising name - happiness ... - Ukrinform.</text:p>
      <text:p text:style-name="P4">
Images: ["<text:a xlink:type="simple" xlink:href="https://static.ukrinform.com/photos/2023_04/thumb_files/630_360_1681196925-721.jpg" text:style-name="Internet_20_link" text:visited-style-name="Visited_20_Internet_20_Link">
630_360_16811...</text:a>
", "<text:a xlink:type="simple" xlink:href="https://static.ukrinform.com/photos/2023_04/1681196922-980.jpg" text:style-name="Internet_20_link" text:visited-style-name="Visited_20_Internet_20_Link">
1681196922-98...</text:a>
", "<text:a xlink:type="simple" xlink:href="https://static.ukrinform.com/photos/2023_04/1681198304-654.jpeg" text:style-name="Internet_20_link" text:visited-style-name="Visited_20_Internet_20_Link">
1681198304-65...</text:a>
", "<text:a xlink:type="simple" xlink:href="https://static.ukrinform.com/photos/2023_04/1681196923-496.jpg" text:style-name="Internet_20_link" text:visited-style-name="Visited_20_Internet_20_Link">
1681196923-49...</text:a>
", "<text:a xlink:type="simple" xlink:href="https://static.ukrinform.com/photos/2023_04/1681196923-512.jpg" text:style-name="Internet_20_link" text:visited-style-name="Visited_20_Internet_20_Link">
1681196923-51...</text:a>
", "<text:a xlink:type="simple" xlink:href="https://static.ukrinform.com/photos/2023_04/1681196923-852.jpg" text:style-name="Internet_20_link" text:visited-style-name="Visited_20_Internet_20_Link">
1681196923-85...</text:a>
", "<text:a xlink:type="simple" xlink:href="https://static.ukrinform.com/photos/2023_04/1681196924-719.jpg" text:style-name="Internet_20_link" text:visited-style-name="Visited_20_Internet_20_Link">
1681196924-71...</text:a>
", "<text:a xlink:type="simple" xlink:href="https://static.ukrinform.com/photos/2023_04/1681198500-633.jpeg" text:style-name="Internet_20_link" text:visited-style-name="Visited_20_Internet_20_Link">
1681198500-63...</text:a>
", "<text:a xlink:type="simple" xlink:href="https://static.ukrinform.com/photos/2023_04/1681196924-884.jpg" text:style-name="Internet_20_link" text:visited-style-name="Visited_20_Internet_20_Link">
1681196924-88...</text:a>
", "<text:a xlink:type="simple" xlink:href="https://static.ukrinform.com/photos/2023_04/1681198527-283.jpg" text:style-name="Internet_20_link" text:visited-style-name="Visited_20_Internet_20_Link">
1681198527-28...</text:a>
"]</text:p>
      <text:p text:style-name="P4">
Tags: ["Пам'ять", 'Війна з росією', '#stoprussia']</text:p>
      <text:p text:style-name="P4">
Type: Article</text:p>
      <!--METADATA-->
      <text:p text:style-name="P4">
<draw:frame draw:style-name="fr1" draw:name="Image63" text:anchor-type="as-char" svg:width="6.9236in" svg:height="3.956343in" draw:z-index="0">
<draw:image xlink:href="../Images/yкринформ/2023-04-16T09-00-00-03-00/630_360_1681196925-721.jpg" xlink:type="simple" xlink:show="embed" xlink:actuate="onLoad" draw:mime-type="image/jpeg"/>
</draw:frame>
It was a full -scale Russian invasion on the first day of a full -scale Russian invasion of a promising name - happiness ...</text:p>
      <text:p text:style-name="P4">
For many of her acquaintances, he is a mystery as such an extraordinary woman could join the police battalion "Lugansk-1". It should be clarified that this Batalion was not a simple patrolman, but the only one who served at "zeros", that is, on the very "line of demarcation": here ours, on the left bank of the Donets, Aza River, on the elevation - "separa". There were quite often artillery, and mines, and the attempts of the DRG to break into the controlled territory. Irina Gordievich served this battalion from 2014 to 2022.</text:p>
      <text:p text:style-name="P4">
<draw:frame draw:style-name="fr1" draw:name="Image64" text:anchor-type="as-char" svg:width="6.9236in" svg:height="4.615733in" draw:z-index="0">
<draw:image xlink:href="../Images/yкринформ/2023-04-16T09-00-00-03-00/1681196922-980.jpg" xlink:type="simple" xlink:show="embed" xlink:actuate="onLoad" draw:mime-type="image/jpeg"/>
</draw:frame>
She was born, apparently, in the most romantic corner of the Carpathians - in Kosovo. The school continued his studies at Chernivtsi University. Someone can think that the atmosphere of the "Bandera" region has pushed Irina to such a hyradical change in life. But - no. She lived in Greece, was married and Malasin, on the Greek manner of named Alexandros. She has a few foreign languages.</text:p>
      <text:p text:style-name="P4">
<draw:frame draw:style-name="fr1" draw:name="Image65" text:anchor-type="as-char" svg:width="6.9236in" svg:height="7.72867in" draw:z-index="0">
<draw:image xlink:href="../Images/yкринформ/2023-04-16T09-00-00-03-00/1681198304-654.jpeg" xlink:type="simple" xlink:show="embed" xlink:actuate="onLoad" draw:mime-type="image/jpeg"/>
</draw:frame>
When the Revolution of Dignity began, Irina changed the comfortable life of the Zamidan tent. And with the beginning of the war she enrolled in the police battalion "Chernivtsi".</text:p>
      <text:p text:style-name="P4">
<draw:frame draw:style-name="fr1" draw:name="Image66" text:anchor-type="as-char" svg:width="6.9236in" svg:height="6.154311in" draw:z-index="0">
<draw:image xlink:href="../Images/yкринформ/2023-04-16T09-00-00-03-00/1681196923-496.jpg" xlink:type="simple" xlink:show="embed" xlink:actuate="onLoad" draw:mime-type="image/jpeg"/>
</draw:frame>
-In the battalion I saw Irina from the first days as soon as they came from Chernivtsi. They formed their own battalion, but people were not enough, and they were brought to Lugansk-1,-says Lieutenant Colonel Alexander Tverdohlib. After the death of the first commander Sergei Gubanov in May 2020, he took the command of the Batalion. Today, Alexander is the commander of the assault regiment of the brigade "Fury".</text:p>
      <text:p text:style-name="P4">
<draw:frame draw:style-name="fr1" draw:name="Image67" text:anchor-type="as-char" svg:width="6.9236in" svg:height="5.1927in" draw:z-index="0">
<draw:image xlink:href="../Images/yкринформ/2023-04-16T09-00-00-03-00/1681196923-512.jpg" xlink:type="simple" xlink:show="embed" xlink:actuate="onLoad" draw:mime-type="image/jpeg"/>
</draw:frame>
</text:p>
      <text:p text:style-name="P4">
<draw:frame draw:style-name="fr1" draw:name="Image68" text:anchor-type="as-char" svg:width="6.9236in" svg:height="4.615733in" draw:z-index="0">
<draw:image xlink:href="../Images/yкринформ/2023-04-16T09-00-00-03-00/1681196923-852.jpg" xlink:type="simple" xlink:show="embed" xlink:actuate="onLoad" draw:mime-type="image/jpeg"/>
</draw:frame>
… The death of a senior police lieutenant Irina Gordievich is told differently, because the first day of the invasion was marked by a complete confusion. In the same way, it was "simply" killed by a break of the projectile. According to the other, she found herself a crooked environment in the premises of the city police department. It was demanded to take care of it, and when she refused, they were thrown into grenades. Typically, most of those who knew it agree with it, because such determination fully answered the style of her life ... and death.</text:p>
      <text:p text:style-name="P4">
What everyone agrees - that the body was searched when ours came to happiness for a short time and transferred to the morgue. But the next day the Russians reached and taken it to Lugansk. Apparently, they felt sacred ... findings.</text:p>
      <ul>
        <li>
Then, when the enemies gave the body at the end of last year, our experts have expert. It was she, - summed up the commander.</li>
      </ul>
      <text:p text:style-name="P4">
Valentin Tkalich knew Irina better. In the battalion, Lieutenant Colonel was a press of a presoffitzer, although, like everyone, he was on duty on checkpoints, went with night -patrols and even went to "hunt" with an anti -saving unit. The Jacoblik of the Press Service he often represented Irina to various shooting groups(a woman in the war, especially so beautiful and educated - a lucky piece of journalists; In addition, she went through the career path of the sentry fighter to the senior lieutenant in the short term). Перше, про що він згадав – це про її…кулінарні здібності.</text:p>
      <text:p text:style-name="P4">
<draw:frame draw:style-name="fr1" draw:name="Image69" text:anchor-type="as-char" svg:width="6.9236in" svg:height="4.58368in" draw:z-index="0">
<draw:image xlink:href="../Images/yкринформ/2023-04-16T09-00-00-03-00/1681196924-719.jpg" xlink:type="simple" xlink:show="embed" xlink:actuate="onLoad" draw:mime-type="image/jpeg"/>
</draw:frame>
"In the 16th year," thanks "of the regional authorities, the battalion remained wireless support. Irina had to mention her culinary capacity acquired abroad. She was preparing such a European sophistication that no one could realize that we were eating. And she was getting on the verge: to be her own for men, and at the same time to become a woman. And she was not brutal, because she often happens to be situations that women try on a male image. No. She is a bog - and she was her own. Interestingly, she had a feeling of beautiful. She died to something so… good. She loved the photos. When blossoms blossomed, she went to the field on the first occasion. There, under happiness, then they blossomed in the steppe ”……</text:p>
      <text:p text:style-name="P4">
<draw:frame draw:style-name="fr1" draw:name="Image70" text:anchor-type="as-char" svg:width="6.9236in" svg:height="4.636562in" draw:z-index="0">
<draw:image xlink:href="../Images/yкринформ/2023-04-16T09-00-00-03-00/1681198500-633.jpeg" xlink:type="simple" xlink:show="embed" xlink:actuate="onLoad" draw:mime-type="image/jpeg"/>
</draw:frame>
Tkalich knew that Irina intended to continue his service.</text:p>
      <text:p text:style-name="P4">
<draw:frame draw:style-name="fr1" draw:name="Image71" text:anchor-type="as-char" svg:width="6.9236in" svg:height="4.58368in" draw:z-index="0">
<draw:image xlink:href="../Images/yкринформ/2023-04-16T09-00-00-03-00/1681196924-884.jpg" xlink:type="simple" xlink:show="embed" xlink:actuate="onLoad" draw:mime-type="image/jpeg"/>
</draw:frame>
It should be noted here that such a woman could not but have ambitions. She, already in the war, entered the Faculty of Law - hoped to get to work in Interpol later(Knowledge of English would be useful).</text:p>
      <text:p text:style-name="P4">
– Якось до мене звернулась телекомпанія. Їм треба було репортаж зробити, і я зними поїхав. Забрали їх на блокпосту. Приїхали в Старий Айдар, почали знімати.І тут підбігають якісь солдати – побачили, що ми там знімаємо, підбігли йпочали нас класти на землю. Конкретної роботи в них тоді не було, і вонизнайшли собі забаву... Я кажу: «Ми зі зброєю, ви зі зброєю. Ми поліцейські, ви– військові»… Чим би все скінчилось, невідомо, та їй вдалось розрулитиконфлікт. Зуміла знайти потрібні слова. Останній раз я її бачив у 2019 році навиборах. Вона чергувала на мосту. Поговорили про життя, про плани на майбутнє.Вірю, що вона не здалася – це перше. А по-друге – не злякалась. Не знаю, яквсе сталося. Кажуть, вона охороняла відділення. Там її й убили.</text:p>
      <text:p text:style-name="P4">
<draw:frame draw:style-name="fr1" draw:name="Image72" text:anchor-type="as-char" svg:width="6.9236in" svg:height="5.184046in" draw:z-index="0">
<draw:image xlink:href="../Images/yкринформ/2023-04-16T09-00-00-03-00/1681198527-283.jpg" xlink:type="simple" xlink:show="embed" xlink:actuate="onLoad" draw:mime-type="image/jpeg"/>
</draw:frame>
<text:span text:style-name="T5">
Foto: Young Bukovinets</text:span>
</text:p>
      <text:p text:style-name="P4">
… Senior Lieutenant Irina Gordievich was solemnly buried in the Chernivtsi Central Penar - Kodilov.</text:p>
      <text:p text:style-name="P4">
She has a son Alexandros, her mother and sister.</text:p>
      <text:p text:style-name="P4">
<text:span text:style-name="T5">
Foto: Valentina Tkalich and from the site of the State Police of Ukraine of Ukraine in the Vlugan region</text:span>
</text:p>
      <text:p text:style-name="P4">
News Source: <text:a xlink:type="simple" xlink:href="https://www.ukrinform.ua/rubric-ato/3694278-pamati-oficera-policii-irini-gordievic.html" text:style-name="Internet_20_link" text:visited-style-name="Visited_20_Internet_20_Link">
https://www.ukrinform.ua/rubric-ato/3694278-pamati-oficera-policii-irini-gordievic.html</text:a>
</text:p>
      <!--NEWS-->
      <text:h text:style-name="P10" text:outline-level="1">
<text:span text:style-name="T4">
Zaluzhny on Easter: Ukraine in unity will overcome the enemy</text:span>
</text:h>
      <text:p text:style-name="P4">
Authors: Ukrinform (Person)</text:p>
      <text:p text:style-name="P4">
Publisher: Укринформ (Organization)</text:p>
      <text:p text:style-name="P4">
Published Time: 2023-04-16T09:17:38+03:00</text:p>
      <text:p text:style-name="P4">
Modified Time: 2023-04-16T09:17:38+03:00</text:p>
      <text:p text:style-name="P4">
Description: The Commander -in -Chief of the Armed Forces of Ukraine Valery Zaluzhny congratulated the Ukrainians on Easter and stressed that together, in unity, the enemy would be overcome. - Ukrinform.</text:p>
      <text:p text:style-name="P4">
Images: ["<text:a xlink:type="simple" xlink:href="https://static.ukrinform.com/photos/2022_08/thumb_files/630_360_1659877197-816.jpeg" text:style-name="Internet_20_link" text:visited-style-name="Visited_20_Internet_20_Link">
630_360_16598...</text:a>
"]</text:p>
      <text:p text:style-name="P4">
Tags: ['Великдень', 'ЗСУ', 'Валерій Залужний']</text:p>
      <text:p text:style-name="P4">
Type: Article</text:p>
      <!--METADATA-->
      <text:p text:style-name="P4">
<draw:frame draw:style-name="fr1" draw:name="Image73" text:anchor-type="as-char" svg:width="6.9236in" svg:height="3.956343in" draw:z-index="0">
<draw:image xlink:href="../Images/yкринформ/2023-04-16T09-17-38-03-00/630_360_1659877197-816.jpeg" xlink:type="simple" xlink:show="embed" xlink:actuate="onLoad" draw:mime-type="image/jpeg"/>
</draw:frame>
The Commander -in -Chief of the Armed Forces of Ukraine Valery Zaluzhny congratulated the Ukrainians with a hazard and stressed that together, in unity, the enemy would be overcome.</text:p>
      <text:p text:style-name="P4">
As Ukrinform reports, he wrote about it in <text:a xlink:type="simple" xlink:href="https://t.me/CinCAFU/478" text:style-name="Internet_20_link" text:visited-style-name="Visited_20_Internet_20_Link">
</text:a>
"I congratulate everyone who keeps the defense in the trenches that day.</text:p>
      <text:p text:style-name="P4">
<text:span text:style-name="T4">
 Read also: </text:span>
 <text:a xlink:type="simple" xlink:href="https://www.ukrinform.ua/rubric-society/3696501-zelenskij-privitav-ukrainciv-iz-velikodnem-poperedu-ci-ne-najvazca-z-versin-mi-podolaemo-ii.html" text:style-name="Internet_20_link" text:visited-style-name="Visited_20_Internet_20_Link">
<text:span text:style-name="T4">
 Zelensk </text:span>
</text:a>
The Commander -in -Chief of the Armed Forces congratulated everyone who is approaching the victory. "I congratulate the whole Ukrainian people on the majestic holiday - the Resurrection of Christ Easter is a great hope. Hope, which will bring us peace. I believe that together, in unity, we are mandating the enemy," he said, and wished everyone strength and inspiration in the struggle.</text:p>
      <text:p text:style-name="P4">
As it was reported, this year, on April 16, Christians of the Eastern Rite celebrate the most famous holiday - the bright resurrection of Christ or <text:a xlink:type="simple" xlink:href="https://www.ukrinform.ua/tag-velikden" text:style-name="Internet_20_link" text:visited-style-name="Visited_20_Internet_20_Link">
</text:a>
 .</text:p>
      <text:p text:style-name="P4">
News Source: <text:a xlink:type="simple" xlink:href="https://www.ukrinform.ua/rubric-society/3696515-zaluznij-u-velikden-ukraina-v-ednosti-zdolae-voroga.html" text:style-name="Internet_20_link" text:visited-style-name="Visited_20_Internet_20_Link">
https://www.ukrinform.ua/rubric-society/3696515-zaluznij-u-velikden-ukraina-v-ednosti-zdolae-voroga.html</text:a>
</text:p>
      <!--NEWS-->
      <text:h text:style-name="P10" text:outline-level="1">
<text:span text:style-name="T4">
Evil strength is temporary: Epiphany congratulated Ukrainians on Easter</text:span>
</text:h>
      <text:p text:style-name="P4">
Authors: Ukrinform (Person)</text:p>
      <text:p text:style-name="P4">
Publisher: Укринформ (Organization)</text:p>
      <text:p text:style-name="P4">
Published Time: 2023-04-16T09:18:45+03:00</text:p>
      <text:p text:style-name="P4">
Modified Time: 2023-04-16T09:18:45+03:00</text:p>
      <text:p text:style-name="P4">
Description: Easter is a testament to the temporality of evil, so belief in the victory of life helps to fight for truth and good even when this struggle is extremely difficult. - Ukrinform.</text:p>
      <text:p text:style-name="P4">
Images: ["<text:a xlink:type="simple" xlink:href="https://static.ukrinform.com/photos/2023_02/thumb_files/630_360_1675425238-402.jpg" text:style-name="Internet_20_link" text:visited-style-name="Visited_20_Internet_20_Link">
630_360_16754...</text:a>
"]</text:p>
      <text:p text:style-name="P4">
Tags: ['Україна', 'Великдень', 'Епіфаній']</text:p>
      <text:p text:style-name="P4">
Type: Article</text:p>
      <!--METADATA-->
      <text:p text:style-name="P4">
<draw:frame draw:style-name="fr1" draw:name="Image74" text:anchor-type="as-char" svg:width="6.9236in" svg:height="3.956343in" draw:z-index="0">
<draw:image xlink:href="../Images/yкринформ/2023-04-16T09-18-45-03-00/630_360_1675425238-402.jpg" xlink:type="simple" xlink:show="embed" xlink:actuate="onLoad" draw:mime-type="image/jpeg"/>
</draw:frame>
Easter is a testament to the temporality of evil, so belief in the victory of life helps to fight for truth and good even when this struggle is extremely difficult.</text:p>
      <text:p text:style-name="P4">
This was emphasized by the head of the Orthodox Church of Ukraine, Metropolitepyn during his greetings with Easter, published on <text:a xlink:type="simple" xlink:href="http://www.youtube.com/watch" text:style-name="Internet_20_link" text:visited-style-name="Visited_20_Internet_20_Link">
</text:a>
“Easter is a feast of evidence that the power of evil is temporary and the victory of the truth is eternal. Christ rose and destroyed the darkness. Christ is risen and overcame. Christ was risen and gave everyone hope for eternal life. And our faith in life helps us fight for truth and good even when this fabric is extremely difficult, ”he said.</text:p>
      <text:p text:style-name="P4">
Epiphanius congratulated the defenders of Ukraine, the hostile warriors, and wished the help of all Ukrainians in the struggle for truth.</text:p>
      <text:p text:style-name="P4">
"May the Lord help all of us in the struggle for the truth and bless us in the way," he emphasized.</text:p>
      <text:p text:style-name="P4">
The Metropolitan noted what is awareness <text:a xlink:type="simple" xlink:href="https://www.ukrinform.ua/tag-velikden" text:style-name="Internet_20_link" text:visited-style-name="Visited_20_Internet_20_Link">
</text:a>
It will help to strengthen the will and indomitability, as well as to inspire Ukraine's assignment, to protect freedom, independence and the affirmation of the truth.</text:p>
      <text:p text:style-name="P4">
<text:span text:style-name="T4">
 Read also: </text:span>
 <text:a xlink:type="simple" xlink:href="https://www.ukrinform.ua/rubric-society/3696467-u-mihajlivskomu-sobori-velikodne-bogosluzinna-pcu.html" text:style-name="Internet_20_link" text:visited-style-name="Visited_20_Internet_20_Link">
</text:a>
As it was reported, this year, on April 16, Christians of the Eastern Rite celebrate the most most celebration - the bright resurrection of Christ.</text:p>
      <text:p text:style-name="P4">
News Source: <text:a xlink:type="simple" xlink:href="https://www.ukrinform.ua/rubric-society/3696517-sila-zla-e-timcasovou-epifanij-privitav-ukrainciv-z-velikodnem.html" text:style-name="Internet_20_link" text:visited-style-name="Visited_20_Internet_20_Link">
https://www.ukrinform.ua/rubric-society/3696517-sila-zla-e-timcasovou-epifanij-privitav-ukrainciv-z-velikodnem.html</text:a>
</text:p>
      <!--NEWS-->
      <text:h text:style-name="P10" text:outline-level="1">
<text:span text:style-name="T4">
In Sudan, the number of victims of clashes increased to 56, wounded - over half a thousand</text:span>
</text:h>
      <text:p text:style-name="P4">
Authors: Ukrinform (Person)</text:p>
      <text:p text:style-name="P4">
Publisher: Укринформ (Organization)</text:p>
      <text:p text:style-name="P4">
Published Time: 2023-04-16T09:26:00+03:00</text:p>
      <text:p text:style-name="P4">
Modified Time: 2023-04-16T09:26:00+03:00</text:p>
      <text:p text:style-name="P4">
Description: At least 56 people were injured in the clashes between the Armed Forces and the Powerred forces of Sudan (RSF), 595 people were injured. - Ukrinform.</text:p>
      <text:p text:style-name="P4">
Images: ["<text:a xlink:type="simple" xlink:href="https://static.ukrinform.com/photos/2019_04/thumb_files/630_360_1555141668-170.jpg" text:style-name="Internet_20_link" text:visited-style-name="Visited_20_Internet_20_Link">
630_360_15551...</text:a>
"]</text:p>
      <text:p text:style-name="P4">
Tags: ['Судан', 'Загибель', 'Сутички']</text:p>
      <text:p text:style-name="P4">
Type: Article</text:p>
      <!--METADATA-->
      <text:p text:style-name="P4">
<draw:frame draw:style-name="fr1" draw:name="Image75" text:anchor-type="as-char" svg:width="6.9236in" svg:height="3.956343in" draw:z-index="0">
<draw:image xlink:href="../Images/yкринформ/2023-04-16T09-26-00-03-00/630_360_1555141668-170.jpg" xlink:type="simple" xlink:show="embed" xlink:actuate="onLoad" draw:mime-type="image/jpeg"/>
</draw:frame>
In the armed forces and paramilized forces of Sudan's prompt support(RSF)At least 56 people were killed, 595 were injured.</text:p>
      <text:p text:style-name="P4">
As Ukrinform reports, it reports <text:a xlink:type="simple" xlink:href="https://www.reuters.com/world/africa/sudan-military-rivals-fight-power-killing-least-25-2023-04-16/" text:style-name="Internet_20_link" text:visited-style-name="Visited_20_Internet_20_Link">
</text:a>
.</text:p>
      <text:p text:style-name="P4">
At the end of Saturday, April 15, Sudan's armed forces struck a quick support air strike(RSF)Near the capital in an attempt to restore the controlling country.</text:p>
      <text:p text:style-name="P4">
The Sudan and RSF military compete for power, while political factions will lead to the formation of a transitional government after the 2021 military revolution.</text:p>
      <text:p text:style-name="P4">
<text:span text:style-name="T4">
 Read also: </text:span>
 <text:a xlink:type="simple" xlink:href="https://www.ukrinform.ua/rubric-society/3696434-u-mzs-sprostuvali-informaciu-pro-zahoplenna-ukrainskih-zarucnikiv-u-sudani.html" text:style-name="Internet_20_link" text:visited-style-name="Visited_20_Internet_20_Link">
<text:span text:style-name="T4">
 Sudan </text:span>
</text:a>
Early on Sunday morning, eyewitnesses heard the sound of heavy artillery, which fired Sudan Khartum, the cities of Omurman and the adjacent Bakhri region. The shooting also took place in the city of Port-Sudan on the Red Sea, where the fighting was reported.</text:p>
      <text:p text:style-name="P4">
According to Sudan's trade union, at least 56 civilians <text:a xlink:type="simple" xlink:href="https://www.ukrinform.ua/tag-zagibel" text:style-name="Internet_20_link" text:visited-style-name="Visited_20_Internet_20_Link">
</text:a>
And 595 people, including participants in the actions, were injured after the fighting began on Saturday.</text:p>
      <text:p text:style-name="P4">
It is noted that dozens of servicemen were also killed, but the point of death is not indicated.</text:p>
      <text:p text:style-name="P4">
RSF claimed that they seized the Presidential Palace, the residence of the Army Chief Commander, State TV and Airports in Khartum, Merovo, El Faurgery and Western Darfur. In the army, these statements were rejected.</text:p>
      <text:p text:style-name="P4">
<text:span text:style-name="T4">
 Read also: </text:span>
 <text:a xlink:type="simple" xlink:href="https://www.ukrinform.ua/rubric-world/3696462-gensek-oon-zasudzue-bojovi-dii-v-sudani.html" text:style-name="Internet_20_link" text:visited-style-name="Visited_20_Internet_20_Link">
<text:span text:style-name="T4">
 Sudan </text:span>
</text:a>
Sudan's military-air forces ordered people to stay at home as they conducted the so-called aerial photography of RSF. On Sunday, Hartumbalo announced a day off, which causes schools, banks and state institutions.</text:p>
      <text:p text:style-name="P4">
It was reported that on April 15, after several days of tension between the Sudanut army forces of rapid response(RSF)In the Chartum, explosions and shooting were heard. The saver is concentrated around the country's transition to civilian administration.</text:p>
      <text:p text:style-name="P4">
News Source: <text:a xlink:type="simple" xlink:href="https://www.ukrinform.ua/rubric-world/3696525-u-sudani-kilkist-zertv-suticok-zrosla-do-56-poranenih-ponad-piv-tisaci.html" text:style-name="Internet_20_link" text:visited-style-name="Visited_20_Internet_20_Link">
https://www.ukrinform.ua/rubric-world/3696525-u-sudani-kilkist-zertv-suticok-zrosla-do-56-poranenih-ponad-piv-tisaci.html</text:a>
</text:p>
      <!--NEWS-->
      <text:h text:style-name="P10" text:outline-level="1">
<text:span text:style-name="T4">
Poltavska Oblast, Zaporizka Oblast, Donetsk Oblast(15:32). Red Alert: aerial threat. Sirens s...</text:span>
</text:h>
      <text:p text:style-name="P4">
Authors: liveuamap (Language: en)</text:p>
      <text:p text:style-name="P4">
Time: 2023-04-16T09:33:00</text:p>
      <text:p text:style-name="P4">
Location: Poltavska Oblast (Latitude:49.47705000 Longtitude:33.81866000)</text:p>
      <text:p text:style-name="P4">
Videos: []</text:p>
      <text:p text:style-name="P4">
Images: []</text:p>
      <text:p text:style-name="P4">
Tags: ["Europe", "Central and Eastern Europe"]</text:p>
      <text:p text:style-name="P4">
Id: 22556570</text:p>
      <!--METADATA-->
      <text:p text:style-name="P4">
Poltava region, Zaporizhzhya region, Donetsk region(15:32). Red Alert: aerialthreat. Sirens sounding. Take cover now!</text:p>
      <text:p text:style-name="P4">
News Collection Link: <text:a xlink:type="simple" xlink:href="https://liveuamap.com/en/2023/16-april-poltavska-oblast-zaporizka-oblast-dog" text:style-name="Internet_20_link" text:visited-style-name="Visited_20_Internet_20_Link">
https://liveuamap.com/en/2023/16-april-poltavska-oblast-zaporizka-oblast-dog</text:a>
</text:p>
      <text:p text:style-name="P4">
News Source: <text:a xlink:type="simple" xlink:href="https://t.me/air_alert_ua/43150" text:style-name="Internet_20_link" text:visited-style-name="Visited_20_Internet_20_Link">
https://t.me/air_alert_ua/43150</text:a>
</text:p>
      <!--NEWS-->
      <text:h text:style-name="P10" text:outline-level="1">
<text:span text:style-name="T4">
Kharkiv, Kharkiv region, Sumy region, Dnipro, Dnipropetrovsk region (15: ZH). Red Alrt: ...</text:span>
</text:h>
      <text:p text:style-name="P4">
Authors: liveuamap (Language: en)</text:p>
      <text:p text:style-name="P4">
Time: 2023-04-16T09:35:00</text:p>
      <text:p text:style-name="P4">
Location: Kharkiv (Latitude:49.97984 Longtitude:36.25373)</text:p>
      <text:p text:style-name="P4">
Videos: []</text:p>
      <text:p text:style-name="P4">
Images: []</text:p>
      <text:p text:style-name="P4">
Tags: ["Europe", "Central and Eastern Europe"]</text:p>
      <text:p text:style-name="P4">
Id: 22556571</text:p>
      <!--METADATA-->
      <text:p text:style-name="P4">
Kharkiv, Kharkiv region, Sumy region, Dnipro, Dnipropetrovsk region(15:34). Red Alert: aerial threat. Sirens sounding. Take cover now!</text:p>
      <text:p text:style-name="P4">
News Collection Link: <text:a xlink:type="simple" xlink:href="https://liveuamap.com/en/2023/16-april-kharkiv-kharkivska-oblast-sumska-oblg" text:style-name="Internet_20_link" text:visited-style-name="Visited_20_Internet_20_Link">
https://liveuamap.com/en/2023/16-april-kharkiv-kharkivska-oblast-sumska-oblg</text:a>
</text:p>
      <text:p text:style-name="P4">
News Source: <text:a xlink:type="simple" xlink:href="https://t.me/air_alert_ua/43153" text:style-name="Internet_20_link" text:visited-style-name="Visited_20_Internet_20_Link">
https://t.me/air_alert_ua/43153</text:a>
</text:p>
      <!--NEWS-->
      <text:h text:style-name="P10" text:outline-level="1">
<text:span text:style-name="T4">
The invaders in the LNR declared a military call of 18-year-old</text:span>
</text:h>
      <text:p text:style-name="P4">
Authors: Ukrinform (Person)</text:p>
      <text:p text:style-name="P4">
Publisher: Укринформ (Organization)</text:p>
      <text:p text:style-name="P4">
Published Time: 2023-04-16T09:42:43+03:00</text:p>
      <text:p text:style-name="P4">
Modified Time: 2023-04-16T09:42:43+03:00</text:p>
      <text:p text:style-name="P4">
Description: Russian invaders in the so-called "LNR" announced a call for military service of 18-year-old. - Ukrinform.</text:p>
      <text:p text:style-name="P4">
Images: ["<text:a xlink:type="simple" xlink:href="https://static.ukrinform.com/photos/2022_11/thumb_files/630_360_1668461240-442.jpg" text:style-name="Internet_20_link" text:visited-style-name="Visited_20_Internet_20_Link">
630_360_16684...</text:a>
"]</text:p>
      <text:p text:style-name="P4">
Tags: ['Луганщина', 'Окупація', 'Російські військові', 'Війна з росією']</text:p>
      <text:p text:style-name="P4">
Type: Article</text:p>
      <!--METADATA-->
      <text:p text:style-name="P4">
<draw:frame draw:style-name="fr1" draw:name="Image76" text:anchor-type="as-char" svg:width="6.9236in" svg:height="3.956343in" draw:z-index="0">
<draw:image xlink:href="../Images/yкринформ/2023-04-16T09-42-43-03-00/630_360_1668461240-442.jpg" xlink:type="simple" xlink:show="embed" xlink:actuate="onLoad" draw:mime-type="image/jpeg"/>
</draw:frame>
Russian hosts in the so-called "LNR" announced a call for military service of 18-year-old.</text:p>
      <text:p text:style-name="P4">
This was reported in <text:a xlink:type="simple" xlink:href="https://t.me/luhanskaVTSA/9880" text:style-name="Internet_20_link" text:visited-style-name="Visited_20_Internet_20_Link">
</text:a>
The Luhansk Regional Public Administration, Ukrinform reports.</text:p>
      <text:p text:style-name="P4">
“The so-called LNR entered into force on the provision of conscription of the Navigial Service of Citizens 1996-2005. That is, they will be taken away by those who are only 18 years old this year. In those communities where there are no military servicemen, the delivery of members of commissions will be organized to ensure the planned work of conscription commissions, ”the message reads.</text:p>
      <text:p text:style-name="P4">
It is also noted that the invaders are increasingly financial problems.</text:p>
      <text:p text:style-name="P4">
<text:span text:style-name="T4">
 Read also: </text:span>
 <text:a xlink:type="simple" xlink:href="https://www.ukrinform.ua/rubric-regions/3696199-zagarbniki-zabiraut-ludej-u-severodonecku-do-komendaturi-cerez-sprobi-zvazatisa-z-ridnimi.html" text:style-name="Internet_20_link" text:visited-style-name="Visited_20_Internet_20_Link">
</text:a>
“In Severodonetsk, contracting organizations hire a local man for a small expense for demonstration work on recovery. The latter agree that they do not have something else to do with something else. But after completing the work on objects, they simply do not pay them, after which they are looking for new ones, ”Ova reported.</text:p>
      <text:p text:style-name="P4">
According to the administration, the invaders are unable to repair communications to get damaged during bad weather.</text:p>
      <text:p text:style-name="P4">
<text:span text:style-name="T4">
 Read also: </text:span>
 <text:a xlink:type="simple" xlink:href="https://www.ukrinform.ua/rubric-regions/3694230-rosiani-vivozat-tehniku-ta-mebli-z-derzustanov-na-lugansini.html" text:style-name="Internet_20_link" text:visited-style-name="Visited_20_Internet_20_Link">
<text:span text:style-name="T4">
 Luhansk region </text:span>
</text:a>
“More than two weeks have passed after the completion of March bad weather in the territory <text:a xlink:type="simple" xlink:href="https://www.ukrinform.ua/tag-lugansina" text:style-name="Internet_20_link" text:visited-style-name="Visited_20_Internet_20_Link">
</text:a>
, but in a number of settlements light was never repaired. For example, around the same Severodonetsk. Borivsky residents are asked to wait another one and a half months -until the summer, ” -they were divided into ova.</text:p>
      <text:p text:style-name="P4">
Regarding the military situation, according to OVA, artillery shelling of the Russians suffered from the Russians Stelmakhivka, Nevskoye and Bigorivka.</text:p>
      <text:p text:style-name="P4">
“The enemy came back to Bigorivka and Dibrova. These attempts were reflected. Our defenders, thanks to a coordinated defense, reduce the army of the Russian Federation daily, ”said Artem Lisogor, the head of the Luhansk Regional Military Administration.</text:p>
      <text:p text:style-name="P4">
As it was reported, in the temporarily captured Russians Severodonetsk Lugansk region <text:a xlink:type="simple" xlink:href="https://www.ukrinform.ua/rubric-regions/3696199-zagarbniki-zabiraut-ludej-u-severodonecku-do-komendaturi-cerez-sprobi-zvazatisa-z-ridnimi.html" text:style-name="Internet_20_link" text:visited-style-name="Visited_20_Internet_20_Link">
</text:a>
For attempts to call relatives.</text:p>
      <text:p text:style-name="P4">
News Source: <text:a xlink:type="simple" xlink:href="https://www.ukrinform.ua/rubric-regions/3696529-zagarbniki-v-lnr-ogolosili-vijskovij-prizov-18ricnih.html" text:style-name="Internet_20_link" text:visited-style-name="Visited_20_Internet_20_Link">
https://www.ukrinform.ua/rubric-regions/3696529-zagarbniki-v-lnr-ogolosili-vijskovij-prizov-18ricnih.html</text:a>
</text:p>
      <!--NEWS-->
      <text:h text:style-name="P10" text:outline-level="1">
<text:span text:style-name="T4">
UkrPoshta April 21 launches brand with Easter eggs</text:span>
</text:h>
      <text:p text:style-name="P4">
Authors: Ukrinform (Person)</text:p>
      <text:p text:style-name="P4">
Publisher: Укринформ (Organization)</text:p>
      <text:p text:style-name="P4">
Published Time: 2023-04-16T09:44:33+03:00</text:p>
      <text:p text:style-name="P4">
Modified Time: 2023-04-16T09:44:33+03:00</text:p>
      <text:p text:style-name="P4">
Description: On April 21, the joint -stock company "UkrPoshta" launches brand with Easter eggs of the regions of Ukraine on April 21. - Ukrinform.</text:p>
      <text:p text:style-name="P4">
Images: ["<text:a xlink:type="simple" xlink:href="https://static.ukrinform.com/photos/2019_07/thumb_files/630_360_1563444384-998.jpg" text:style-name="Internet_20_link" text:visited-style-name="Visited_20_Internet_20_Link">
630_360_15634...</text:a>
", "<text:a xlink:type="simple" xlink:href="https://static.ukrinform.com/photos/2023_04/1681627335-395.jpg" text:style-name="Internet_20_link" text:visited-style-name="Visited_20_Internet_20_Link">
1681627335-39...</text:a>
"]</text:p>
      <text:p text:style-name="P4">
Tags: ['Марка', 'Великдень', 'Писанка', 'Смілянський']</text:p>
      <text:p text:style-name="P4">
Type: Article</text:p>
      <!--METADATA-->
      <text:p text:style-name="P4">
<draw:frame draw:style-name="fr1" draw:name="Image77" text:anchor-type="as-char" svg:width="6.9236in" svg:height="3.956343in" draw:z-index="0">
<draw:image xlink:href="../Images/yкринформ/2023-04-16T09-44-33-03-00/630_360_1563444384-998.jpg" xlink:type="simple" xlink:show="embed" xlink:actuate="onLoad" draw:mime-type="image/jpeg"/>
</draw:frame>
On April 21, the joint -stock compartment "UkrPoshta" launches the brand with Easter eggs of the region of Ukraine.</text:p>
      <text:p text:style-name="P4">
According to Ukrinform, the CEO of Ukrposhta Igor Smilyansky reported in <text:a xlink:type="simple" xlink:href="https://t.me/igorsmelyansky/2124" text:style-name="Internet_20_link" text:visited-style-name="Visited_20_Internet_20_Link">
</text:a>
</text:p>
      <text:p text:style-name="P4">
<draw:frame draw:style-name="fr1" draw:name="Image78" text:anchor-type="as-char" svg:width="6.9236in" svg:height="3.737462in" draw:z-index="0">
<draw:image xlink:href="../Images/yкринформ/2023-04-16T09-44-33-03-00/1681627335-395.jpg" xlink:type="simple" xlink:show="embed" xlink:actuate="onLoad" draw:mime-type="image/jpeg"/>
</draw:frame>
He greeted everyone who celebrates, and wished that "in all the regions, this day could be really bright, calm and family for those who wants that opportunity."</text:p>
      <text:p text:style-name="P4">
"And for those who are not around today," Smilyansky said, "there is always Markovkrposht to greet each other. No - we will be transporting Easter eggs so far:)But brands with Easter eggs of the regions of Ukraine will be launched on 21 April. "</text:p>
      <text:p text:style-name="P4">
As the manager explained <text:a xlink:type="simple" xlink:href="https://www.ukrinform.ua/tag-ukrposta" text:style-name="Internet_20_link" text:visited-style-name="Visited_20_Internet_20_Link">
</text:a>
, launching will not get out today, because "today is a holiday and we will not take you from it. The more this year there is a song that tells that today there will be" Easter " - already, everyone" ordered meat, sausages and sausages. "</text:p>
      <text:p text:style-name="P4">
<text:span text:style-name="T4">
 Read also: </text:span>
 <text:a xlink:type="simple" xlink:href="https://www.ukrinform.ua/rubric-society/3694717-ukrposta-vistavit-na-prodaz-tisacu-marok-russkij-voennij-korabl-sob-zibrati-na-dron.html" text:style-name="Internet_20_link" text:visited-style-name="Visited_20_Internet_20_Link">
<text:span text:style-name="T4">
 UkrPoshta </text:span>
</text:a>
As reported by Ukrinform, in Vinnitsa released exclusive <text:a xlink:type="simple" xlink:href="https://www.ukrinform.ua/rubric-regions/3696119-u-vinnici-vipustili-postovu-marku-na-cest-tvorca-persogo-benzinovogo-dviguna.html" text:style-name="Internet_20_link" text:visited-style-name="Visited_20_Internet_20_Link">
</text:a>
The first in the world, Karl Benz's gasoline engine, entitled "Passions for the invention, there is no end!".</text:p>
      <text:p text:style-name="P4">
News Source: <text:a xlink:type="simple" xlink:href="https://www.ukrinform.ua/rubric-society/3696530-ukrposta-21-kvitna-zapuskae-v-obig-marki-z-pisankami.html" text:style-name="Internet_20_link" text:visited-style-name="Visited_20_Internet_20_Link">
https://www.ukrinform.ua/rubric-society/3696530-ukrposta-21-kvitna-zapuskae-v-obig-marki-z-pisankami.html</text:a>
</text:p>
      <!--NEWS-->
      <text:h text:style-name="P10" text:outline-level="1">
<text:span text:style-name="T4">
Zhiley won Joyce ahead of time and became a new contender for WBO Usik's belt</text:span>
</text:h>
      <text:p text:style-name="P4">
Authors: Ukrinform (Person)</text:p>
      <text:p text:style-name="P4">
Publisher: Укринформ (Organization)</text:p>
      <text:p text:style-name="P4">
Published Time: 2023-04-16T09:56:00+03:00</text:p>
      <text:p text:style-name="P4">
Modified Time: 2023-04-16T09:56:00+03:00</text:p>
      <text:p text:style-name="P4">
Description: Chinese chest to weighing Zhang Zjilei (25-1-1, 20 KO) became the new WBO Temporary Champion Champion. - Ukrinform.</text:p>
      <text:p text:style-name="P4">
Images: ["<text:a xlink:type="simple" xlink:href="https://static.ukrinform.com/photos/2023_04/thumb_files/630_360_1681628028-548.jpg" text:style-name="Internet_20_link" text:visited-style-name="Visited_20_Internet_20_Link">
630_360_16816...</text:a>
"]</text:p>
      <text:p text:style-name="P4">
Tags: ['Бокс']</text:p>
      <text:p text:style-name="P4">
Type: Article</text:p>
      <!--METADATA-->
      <text:p text:style-name="P4">
<draw:frame draw:style-name="fr1" draw:name="Image79" text:anchor-type="as-char" svg:width="6.9236in" svg:height="3.956343in" draw:z-index="0">
<draw:image xlink:href="../Images/yкринформ/2023-04-16T09-56-00-03-00/630_360_1681628028-548.jpg" xlink:type="simple" xlink:show="embed" xlink:actuate="onLoad" draw:mime-type="image/jpeg"/>
</draw:frame>
Chinese hardweight weight of Zhang Tyzhili(25-13, 20)He became the new WBO Belt Wrame.</text:p>
      <text:p text:style-name="P4">
According to Ukrinform, Zhiley defeated a technical knockout.</text:p>
      <text:p text:style-name="P4">
In a duel spent in London he defeated British Joe Joyce(15-1, 14Ko), who owned the title. In the 6th Round, Referee suspended the battle because the eye of Joyceami was closed due to the number of missing blows. The doctor advised to stop the battle, winning the victory.</text:p>
      <text:p text:style-name="P4">
<text:span text:style-name="T4">
 Read also: </text:span>
 <text:a xlink:type="simple" xlink:href="https://www.ukrinform.ua/rubric-sports/3696447-dmitro-mitrofanov-zdobuv-peremogu-u-poedinku-proti-huana-karlosa.html" text:style-name="Internet_20_link" text:visited-style-name="Visited_20_Internet_20_Link">
</text:a>
The 37-year-old Joyce became a WBO temporary champion in September 2022, when Victorious Parker. He was a compulsory contender for WBO belt. which Alexander Usyk owns(20-0, 13 Ko), but now 39-year-old Zhiley is a pond.</text:p>
      <text:p text:style-name="P4">
Photo: Getty Images</text:p>
      <text:p text:style-name="P4">
News Source: <text:a xlink:type="simple" xlink:href="https://www.ukrinform.ua/rubric-sports/3696534-czilej-dostrokovo-peremig-dzojsa-ta-stav-novim-pretendentom-na-poas-wbo-usika.html" text:style-name="Internet_20_link" text:visited-style-name="Visited_20_Internet_20_Link">
https://www.ukrinform.ua/rubric-sports/3696534-czilej-dostrokovo-peremig-dzojsa-ta-stav-novim-pretendentom-na-poas-wbo-usika.html</text:a>
</text:p>
      <!--NEWS-->
      <text:h text:style-name="P10" text:outline-level="1">
<text:span text:style-name="T4">
UWC President congratulated the Ukrainians on Easter</text:span>
</text:h>
      <text:p text:style-name="P4">
Authors: Ukrinform (Person)</text:p>
      <text:p text:style-name="P4">
Publisher: Укринформ (Organization)</text:p>
      <text:p text:style-name="P4">
Published Time: 2023-04-16T10:02:00+03:00</text:p>
      <text:p text:style-name="P4">
Modified Time: 2023-04-16T10:02:00+03:00</text:p>
      <text:p text:style-name="P4">
Description: President of the World Congress of Ukrainians Pavel Grod expressed heartfelt greetings with Easter - the feast of the Resurrection, which symbolizes the victory of good over evil and gives strength to fight for justice. - Ukrinform.</text:p>
      <text:p text:style-name="P4">
Images: ["<text:a xlink:type="simple" xlink:href="https://static.ukrinform.com/photos/2023_04/thumb_files/630_360_1681628516-361.jpg" text:style-name="Internet_20_link" text:visited-style-name="Visited_20_Internet_20_Link">
630_360_16816...</text:a>
"]</text:p>
      <text:p text:style-name="P4">
Tags: ['Діаспора', 'СКУ', 'Великдень', 'Світовий конгрес українців', 'Війна з росією']</text:p>
      <text:p text:style-name="P4">
Type: Article</text:p>
      <!--METADATA-->
      <text:p text:style-name="P4">
<draw:frame draw:style-name="fr1" draw:name="Image80" text:anchor-type="as-char" svg:width="6.9236in" svg:height="3.956343in" draw:z-index="0">
<draw:image xlink:href="../Images/yкринформ/2023-04-16T10-02-00-03-00/630_360_1681628516-361.jpg" xlink:type="simple" xlink:show="embed" xlink:actuate="onLoad" draw:mime-type="image/jpeg"/>
</draw:frame>
The Presidential Congress of Ukrainians Pavel Grod expressed heartfelt greetings on Easter - the feast of the Resurrection of Christ, which symbolizes the victory of good over evil and gave to fight for justice.</text:p>
      <text:p text:style-name="P4">
As Ukrinform reports, this is said <text:a xlink:type="simple" xlink:href="https://www.ukrainianworldcongress.org/ua/velikodni-privitannya-ta-zaklik-vid-sku/" text:style-name="Internet_20_link" text:visited-style-name="Visited_20_Internet_20_Link">
</text:a>
.</text:p>
      <text:p text:style-name="P4">
“In this difficult time for all Ukrainians, we pray for God to defend Ukraine and its people, the leadership of the country, the clergy, the leaders of the Ukrainian communities in all world, volunteers, and especially brave defenders and defenders of Ukraine, which will bring us away from the cruel criminal offensive of the Russian Horde. Today, as it is, it is important that each of us do our best to help Ukraine to win, ”Pavel Grod emphasized.</text:p>
      <text:p text:style-name="P4">
He also urged to help sacrifices to special Easter baskets of rescue of the defenders of Ukraine, which will contain means that help to save the life of the forefront. You can join this UWC initiative by <text:a xlink:type="simple" xlink:href="https://unitewithukraine.com/" text:style-name="Internet_20_link" text:visited-style-name="Visited_20_Internet_20_Link">
</text:a>
.</text:p>
      <text:p text:style-name="P4">
"On behalf of my family and the World Congress of Ukrainians, I wish you and your relatives of happy Easter holidays," the UWC President wished.</text:p>
      <text:p text:style-name="P4">
Recall that in early April the World Congress of Ukrainians <text:a xlink:type="simple" xlink:href="https://www.ukrinform.ua/rubric-diaspora/3692249-sku-zaklikav-dolucitisa-do-zboru-velikodnih-kosikiv-poratunku-na-peredovu.html" text:style-name="Internet_20_link" text:visited-style-name="Visited_20_Internet_20_Link">
</text:a>
join the collection baskets of rescue on the front.</text:p>
      <text:p text:style-name="P4">
News Source: <text:a xlink:type="simple" xlink:href="https://www.ukrinform.ua/rubric-diaspora/3696537-prezident-sku-privitav-ukrainciv-z-velikodnem.html" text:style-name="Internet_20_link" text:visited-style-name="Visited_20_Internet_20_Link">
https://www.ukrinform.ua/rubric-diaspora/3696537-prezident-sku-privitav-ukrainciv-z-velikodnem.html</text:a>
</text:p>
      <!--NEWS-->
      <text:h text:style-name="P10" text:outline-level="1">
<text:span text:style-name="T4">
Play-OF NBA: "Sacramento" Lenya Mess "Golden Steit"</text:span>
</text:h>
      <text:p text:style-name="P4">
Authors: Ukrinform (Person)</text:p>
      <text:p text:style-name="P4">
Publisher: Укринформ (Organization)</text:p>
      <text:p text:style-name="P4">
Published Time: 2023-04-16T10:03:23+03:00</text:p>
      <text:p text:style-name="P4">
Modified Time: 2023-04-16T10:03:23+03:00</text:p>
      <text:p text:style-name="P4">
Description: Ukrainian Sakramento Ukrainian Basketball player Alexei Len played in the first match of the NBA playoffs against Golden State. - Ukrinform.</text:p>
      <text:p text:style-name="P4">
Images: ["<text:a xlink:type="simple" xlink:href="https://static.ukrinform.com/photos/2023_04/thumb_files/630_360_1681628499-530.jpg" text:style-name="Internet_20_link" text:visited-style-name="Visited_20_Internet_20_Link">
630_360_16816...</text:a>
"]</text:p>
      <text:p text:style-name="P4">
Tags: ['Баскетбол', 'НБА', 'Олексій Лень']</text:p>
      <text:p text:style-name="P4">
Type: Article</text:p>
      <!--METADATA-->
      <text:p text:style-name="P4">
<draw:frame draw:style-name="fr1" draw:name="Image81" text:anchor-type="as-char" svg:width="6.9236in" svg:height="3.956343in" draw:z-index="0">
<draw:image xlink:href="../Images/yкринформ/2023-04-16T10-03-23-03-00/630_360_1681628499-530.jpg" xlink:type="simple" xlink:show="embed" xlink:actuate="onLoad" draw:mime-type="image/jpeg"/>
</draw:frame>
The Ukrainian Basketball player Alexei Len played in the first NBA mattress against Golden Stat.</text:p>
      <text:p text:style-name="P4">
According to Ukrinform, Kingz was won in this match with a score of 126: 123.</text:p>
      <text:p text:style-name="P4">
In Len's account in this match 4 points(2/2 from the game), 7 rebounds and 1 block shot in13 minutes on the site.</text:p>
      <text:p text:style-name="P4">
The Ukrainian for a row went to the playground.</text:p>
      <text:p text:style-name="P4">
<text:span text:style-name="T4">
 Read also: </text:span>
 <text:a xlink:type="simple" xlink:href="https://www.ukrinform.ua/rubric-sports/3696256-viznacilisa-usi-pari-plejoff-nba.html" text:style-name="Internet_20_link" text:visited-style-name="Visited_20_Internet_20_Link">
</text:a>
In total this season he participated in 26 matches with an average of 1.7.</text:p>
      <text:p text:style-name="P4">
Photo: Getty Images</text:p>
      <text:p text:style-name="P4">
News Source: <text:a xlink:type="simple" xlink:href="https://www.ukrinform.ua/rubric-sports/3696538-plejof-nba-sakramento-lena-peremig-golden-stejt.html" text:style-name="Internet_20_link" text:visited-style-name="Visited_20_Internet_20_Link">
https://www.ukrinform.ua/rubric-sports/3696538-plejof-nba-sakramento-lena-peremig-golden-stejt.html</text:a>
</text:p>
      <!--NEWS-->
      <text:h text:style-name="P10" text:outline-level="1">
<text:span text:style-name="T4">
The Russians hit the aviation at the village in Sumy region at night, two victims</text:span>
</text:h>
      <text:p text:style-name="P4">
Authors: Ukrinform (Person)</text:p>
      <text:p text:style-name="P4">
Publisher: Укринформ (Organization)</text:p>
      <text:p text:style-name="P4">
Published Time: 2023-04-16T10:05:54+03:00</text:p>
      <text:p text:style-name="P4">
Modified Time: 2023-04-16T10:05:54+03:00</text:p>
      <text:p text:style-name="P4">
Description: The enemy caused the air strike at the village of Swesza in Sumy region, two people were injured, and civilian infrastructure was damaged.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Поранені', 'Сумщина', 'Війна з росією']</text:p>
      <text:p text:style-name="P4">
Type: Article</text:p>
      <!--METADATA-->
      <text:p text:style-name="P4">
<draw:frame draw:style-name="fr1" draw:name="Image82" text:anchor-type="as-char" svg:width="6.9236in" svg:height="3.956343in" draw:z-index="0">
<draw:image xlink:href="../Images/yкринформ/2023-04-16T10-05-54-03-00/630_360_1669987737-966.jpg" xlink:type="simple" xlink:show="embed" xlink:actuate="onLoad" draw:mime-type="image/jpeg"/>
</draw:frame>
At night, two people were injured at the Swesza village at night, and two people were injured, and civilian infrastructure was damaged.</text:p>
      <text:p text:style-name="P4">
This was reported in <text:a xlink:type="simple" xlink:href="http://t.me/Sumy_news_ODA/15459" text:style-name="Internet_20_link" text:visited-style-name="Visited_20_Internet_20_Link">
</text:a>
Sumy regional administration, reports Ukrinform.</text:p>
      <text:p text:style-name="P4">
“At night the Russians made an air strike(1 income), on the outskirts of the village of Svetsa Security Gromance. The impact was damaged by the municipal facility, the double people were injured. The blow is also damaged by two -administering, ”the message said.</text:p>
      <text:p text:style-name="P4">
<text:span text:style-name="T4">
 Read also: </text:span>
 <text:a xlink:type="simple" xlink:href="https://www.ukrinform.ua/rubric-regions/3696504-za-dobu-rosiani-70-raziv-obstrilali-hersonsinu-dvoe-zagiblih.html" text:style-name="Internet_20_link" text:visited-style-name="Visited_20_Internet_20_Link">
<text:span text:style-name="T4">
 firing </text:span>
</text:a>
As it was reported, Russian servicemen on Saturday, April 15, fired at the Yuzakiv community of Sumy region from the helicopter with uncontrollable aircraft routes.</text:p>
      <text:p text:style-name="P4">
News Source: <text:a xlink:type="simple" xlink:href="https://www.ukrinform.ua/rubric-ato/3696539-rosiani-vnoci-vdarili-z-aviacii-po-selisu-na-sumsini-dvoe-postrazdalih.html" text:style-name="Internet_20_link" text:visited-style-name="Visited_20_Internet_20_Link">
https://www.ukrinform.ua/rubric-ato/3696539-rosiani-vnoci-vdarili-z-aviacii-po-selisu-na-sumsini-dvoe-postrazdalih.html</text:a>
</text:p>
      <!--NEWS-->
      <text:h text:style-name="P10" text:outline-level="1">
<text:span text:style-name="T4">
130 Ukrainian military were liberated from Russian captivity</text:span>
</text:h>
      <text:p text:style-name="P4">
Authors: Ukrinform (Person)</text:p>
      <text:p text:style-name="P4">
Publisher: Укринформ (Organization)</text:p>
      <text:p text:style-name="P4">
Published Time: 2023-04-16T10:07:00+03:00</text:p>
      <text:p text:style-name="P4">
Modified Time: 2023-04-16T10:07:00+03:00</text:p>
      <text:p text:style-name="P4">
Description: Ukraine and Russia carried out the Easter exchange of prisoners - 130 Ukrainian defenders returned home. - Ukrinform.</text:p>
      <text:p text:style-name="P4">
Images: ["<text:a xlink:type="simple" xlink:href="https://static.ukrinform.com/photos/2023_04/thumb_files/630_360_1681631512-680.jpg" text:style-name="Internet_20_link" text:visited-style-name="Visited_20_Internet_20_Link">
630_360_16816...</text:a>
"]</text:p>
      <text:p text:style-name="P4">
Tags: ['Обмін', 'Україна', 'Полонені', 'Війна з росією']</text:p>
      <text:p text:style-name="P4">
Type: Article</text:p>
      <!--METADATA-->
      <text:p text:style-name="P4">
<draw:frame draw:style-name="fr1" draw:name="Image83" text:anchor-type="as-char" svg:width="6.9236in" svg:height="3.956343in" draw:z-index="0">
<draw:image xlink:href="../Images/yкринформ/2023-04-16T10-07-00-03-00/630_360_1681631512-680.jpg" xlink:type="simple" xlink:show="embed" xlink:actuate="onLoad" draw:mime-type="image/jpeg"/>
</draw:frame>
Ukraine Tarosia conducted the Easter exchange of prisoners - 130 Ukrainian defense workers returned home.</text:p>
      <text:p text:style-name="P4">
The head of the Presidential Office Andriy Yermak in [] has informed about it.(http://t.me/ermaka2022/2453)transmits Ukrinform.</text:p>
      <text:p text:style-name="P4">
"Great Easter exchange of prisoners. We return 130 of our people. He has been giving away in several stages in the last days. Military, border guards, national guards, sailors, DSST staff ...", - said Ermak.</text:p>
      <text:p text:style-name="P4">
According to him, these are ordinary and sergeants who were captured in Bakhmut, Soledar, Zaporizhzhya, Kherson.</text:p>
      <text:p text:style-name="P4">
<text:span text:style-name="T5">
Viso: <text:a xlink:type="simple" xlink:href="https://t.me/Koord_shtab/854" text:style-name="Internet_20_link" text:visited-style-name="Visited_20_Internet_20_Link">
</text:a>
</text:span>
</text:p>
      <text:p text:style-name="P4">
"Our people return home. Easter. The quintessence of this holiday is hope. This is exactly what the captives who have been waiting for them for so long," said OP head.</text:p>
      <text:p text:style-name="P4">
According to him, "our lives are the highest value to us." Heroes must be living, so always says President Vladimir Zelensky, whose task is the coordination headquarters on the management of the wedding.</text:p>
      <text:p text:style-name="P4">
According to <text:a xlink:type="simple" xlink:href="https://t.me/Koord_shtab/844" text:style-name="Internet_20_link" text:visited-style-name="Visited_20_Internet_20_Link">
 </text:a>
, 92 military servicemen of the Armed Forces of Ukraine, 20 Terroborons, 11 Natural Guards, three border guards, two representatives of the Navy and the State Special Transport Service are returned home.</text:p>
      <text:p text:style-name="P4">
48 out of 130 released defenders were considered missing today. Some of the saved are injured, numerous injuries and lost limbs.</text:p>
      <text:p text:style-name="P4">
Two brothers who fought in the Bakhmut area were released from captivity.</text:p>
      <text:p text:style-name="P4">
The oldest of the liberated defenders turned 58, the youngest is 21 years.</text:p>
      <text:p text:style-name="P4">
"Together with the whole country, we welcome rescued defenders in our native land and we do not bake efforts to liberate all prisoners of Ukrainians," - said the UCOOPRACE and also <text:a xlink:type="simple" xlink:href="https://t.me/Koord_shtab/848" text:style-name="Internet_20_link" text:visited-style-name="Visited_20_Internet_20_Link">
</text:a>
Photos of liberation protection.</text:p>
      <text:p text:style-name="P4">
<text:span text:style-name="T4">
 Read also: </text:span>
 <text:a xlink:type="simple" xlink:href="https://www.ukrinform.ua/rubric-society/3696385-dla-obminu-ne-e-obovazkovim-pidtverdzenna-polonu-vid-rosijskoi-storoni-koordstab.html" text:style-name="Internet_20_link" text:visited-style-name="Visited_20_Internet_20_Link">
<text:span text:style-name="T4">
 exchange </text:span>
</text:a>
As reported by Ukrinform, April 10, Ukraine <text:a xlink:type="simple" xlink:href="https://www.ukrinform.ua/rubric-ato/3694003-velikij-obmin-ukraina-povernula-dodomu-se-100-polonenih.html" text:style-name="Internet_20_link" text:visited-style-name="Visited_20_Internet_20_Link">
</text:a>
 .</text:p>
      <text:p text:style-name="P4">
News Source: <text:a xlink:type="simple" xlink:href="https://www.ukrinform.ua/rubric-ato/3696541-z-rosijskogo-polonu-vizvolili-se-130-ukrainskih-vijskovih.html" text:style-name="Internet_20_link" text:visited-style-name="Visited_20_Internet_20_Link">
https://www.ukrinform.ua/rubric-ato/3696541-z-rosijskogo-polonu-vizvolili-se-130-ukrainskih-vijskovih.html</text:a>
</text:p>
      <!--NEWS-->
      <text:h text:style-name="P10" text:outline-level="1">
<text:span text:style-name="T4">
In the Black Sea, Russia holds two underwater rocket launchers with eight "calibra" - Humeniuk</text:span>
</text:h>
      <text:p text:style-name="P4">
Authors: Ukrinform (Person)</text:p>
      <text:p text:style-name="P4">
Publisher: Укринформ (Organization)</text:p>
      <text:p text:style-name="P4">
Published Time: 2023-04-16T10:18:00+03:00</text:p>
      <text:p text:style-name="P4">
Modified Time: 2023-04-16T10:18:00+03:00</text:p>
      <text:p text:style-name="P4">
Description: Currently, there are two Russian submarine rocket launchers equipped in the Black Sea, equipped with eight rockets of "Caliber". - Ukrinform.</text:p>
      <text:p text:style-name="P4">
Images: ["<text:a xlink:type="simple" xlink:href="https://static.ukrinform.com/photos/2022_08/thumb_files/630_360_1659350152-947.jpg" text:style-name="Internet_20_link" text:visited-style-name="Visited_20_Internet_20_Link">
630_360_16593...</text:a>
"]</text:p>
      <text:p text:style-name="P4">
Tags: [' Чорне море', 'Війна з росією', 'Південь України', 'Єдині новини']</text:p>
      <text:p text:style-name="P4">
Type: Article</text:p>
      <!--METADATA-->
      <text:p text:style-name="P4">
<draw:frame draw:style-name="fr1" draw:name="Image84" text:anchor-type="as-char" svg:width="6.9236in" svg:height="3.956343in" draw:z-index="0">
<draw:image xlink:href="../Images/yкринформ/2023-04-16T10-18-00-03-00/630_360_1659350152-947.jpg" xlink:type="simple" xlink:show="embed" xlink:actuate="onLoad" draw:mime-type="image/jpeg"/>
</draw:frame>
Currently, the Black Sea inquires are on duty two Russian submarine rocket launchers, equipped with Caliber -type missiles.</text:p>
      <text:p text:style-name="P4">
About it on the air of the nationwide telephone "Unified News" a talalauer of the united coordination press center of defense forces of southern Nataliagmenyuk, Ukrinform reports.</text:p>
      <text:p text:style-name="P4">
"Ship group(Russia - ed.)Continues maneuvers, but is a well -in -law area. Unfortunately, they can reach Ukraine from there. Therefore, the danger persists. On combat duty, two underwater rocket launchers are equipped with 8 missiles like caliber, " - emphasizedlagumeniuk.</text:p>
      <text:p text:style-name="P4">
<text:span text:style-name="T4">
 Read also: </text:span>
 <text:a xlink:type="simple" xlink:href="https://www.ukrinform.ua/rubric-ato/3694164-gumenuk-zagarbniki-postupovo-usvidomluut-so-vsudi-de-ukraina-im-ne-bude-spokou.html" text:style-name="Internet_20_link" text:visited-style-name="Visited_20_Internet_20_Link">
<text:span text:style-name="T4">
 Humeniuk </text:span>
</text:a>
According to the spokeswoman, it is likely that excess rocket launcher can join.</text:p>
      <text:p text:style-name="P4">
In the Mediterranean, the Russian Federation holds three carriers of the caliber winged missiles. The Navy of the Armed Forces of Ukraine is reported in <text:a xlink:type="simple" xlink:href="https://t.me/ukrainian_navy/2747" text:style-name="Internet_20_link" text:visited-style-name="Visited_20_Internet_20_Link">
</text:a>
.</text:p>
      <text:p text:style-name="P4">
«As of 11:00 on 04/16/2023: There are 7 enemy ships in the Black Sea, including 2 carriers of winged rockets" Caliber "Total Zolpdo 8 rockets; There is 1 enemy ship in the Sea, ”the Polymen says.</text:p>
      <text:p text:style-name="P4">
In the Mediterranean, there are up to 7 enemy ships on the combat duty, of which 3 carriers of winged missiles "Caliber", a total volley of up to 20 missiles.</text:p>
      <text:p text:style-name="P4">
As reported by Ukrinform, Russian troops on Sunday, April 16, carried out <text:a xlink:type="simple" xlink:href="https://www.ukrinform.ua/rubric-ato/3696503-na-mikolaivsini-vnaslidok-obstrilu-zaginuli-dvoe-pidlitkiv.html" text:style-name="Internet_20_link" text:visited-style-name="Visited_20_Internet_20_Link">
</text:a>
two teenagers of 2005 were killed.</text:p>
      <text:p text:style-name="P4">
News Source: <text:a xlink:type="simple" xlink:href="https://www.ukrinform.ua/rubric-ato/3696545-u-cornomu-mori-rosia-trimae-dva-pidvodni-raketonosii-iz-vismoma-kalibrami-gumenuk.html" text:style-name="Internet_20_link" text:visited-style-name="Visited_20_Internet_20_Link">
https://www.ukrinform.ua/rubric-ato/3696545-u-cornomu-mori-rosia-trimae-dva-pidvodni-raketonosii-iz-vismoma-kalibrami-gumenuk.html</text:a>
</text:p>
      <!--NEWS-->
      <text:h text:style-name="P10" text:outline-level="1">
<text:span text:style-name="T4">
In Mexico, militants killed seven people in a public pool</text:span>
</text:h>
      <text:p text:style-name="P4">
Authors: Ukrinform (Person)</text:p>
      <text:p text:style-name="P4">
Publisher: Укринформ (Organization)</text:p>
      <text:p text:style-name="P4">
Published Time: 2023-04-16T10:32:14+03:00</text:p>
      <text:p text:style-name="P4">
Modified Time: 2023-04-16T10:32:14+03:00</text:p>
      <text:p text:style-name="P4">
Description: In Mexico on Saturday, at least seven people were killed as a result of armed shooting people in the public pool. - Ukrinform.</text:p>
      <text:p text:style-name="P4">
Images: ["<text:a xlink:type="simple" xlink:href="https://static.ukrinform.com/photos/2023_04/thumb_files/630_360_1681630139-483.jpg" text:style-name="Internet_20_link" text:visited-style-name="Visited_20_Internet_20_Link">
630_360_16816...</text:a>
"]</text:p>
      <text:p text:style-name="P4">
Tags: ['Мексика', 'Стрілянина', 'Загибель', 'Басейн']</text:p>
      <text:p text:style-name="P4">
Type: Article</text:p>
      <!--METADATA-->
      <text:p text:style-name="P4">
<draw:frame draw:style-name="fr1" draw:name="Image85" text:anchor-type="as-char" svg:width="6.9236in" svg:height="3.956343in" draw:z-index="0">
<draw:image xlink:href="../Images/yкринформ/2023-04-16T10-32-14-03-00/630_360_1681630139-483.jpg" xlink:type="simple" xlink:show="embed" xlink:actuate="onLoad" draw:mime-type="image/jpeg"/>
</draw:frame>
In Mexico Saturday, at least seven people were killed as a result of open armed shooting in the public pool.</text:p>
      <text:p text:style-name="P4">
As Ukrinform reports, it reports <text:a xlink:type="simple" xlink:href="http://edition.cnn.com/2023/04/15/americas/mexico-la-palma-swimming-pool-shooting-intl-hnk/index.html" text:style-name="Internet_20_link" text:visited-style-name="Visited_20_Internet_20_Link">
</text:a>
.</text:p>
      <text:p text:style-name="P4">
According to an eyewitness, armed people arrived at the Mexican City Cortasar, Guanakhuato, and opened a fire at about 4:30 pm on the local Saturday, then damaged the store, video surveillance cameras and monitor.</text:p>
      <text:p text:style-name="P4">
<text:span text:style-name="T4">
 Read also: </text:span>
 <text:a xlink:type="simple" xlink:href="https://www.ukrinform.ua/rubric-world/3692304-u-rosijskij-ingusetii-stalasa-strilanina-vbiti-troe-policejskih.html" text:style-name="Internet_20_link" text:visited-style-name="Visited_20_Internet_20_Link">
<text:span text:style-name="T4">
 shooting </text:span>
</text:a>
The Mexican army and security forces were aimed at finding armed terrorist attacks. They discovered the bodies of victims, including one child aged, and sleeves.</text:p>
      <text:p text:style-name="P4">
One person got serious injuries and was delivered in <text:a xlink:type="simple" xlink:href="https://www.ukrinform.ua/tag-bolnica" text:style-name="Internet_20_link" text:visited-style-name="Visited_20_Internet_20_Link">
</text:a>
.</text:p>
      <text:p text:style-name="P4">
None of the criminals have now been arrested, and the authorities are still finding out their motivates.</text:p>
      <text:p text:style-name="P4">
<text:span text:style-name="T4">
 Read also: </text:span>
 <text:a xlink:type="simple" xlink:href="https://www.ukrinform.ua/rubric-society/3696434-u-mzs-sprostuvali-informaciu-pro-zahoplenna-ukrainskih-zarucnikiv-u-sudani.html" text:style-name="Internet_20_link" text:visited-style-name="Visited_20_Internet_20_Link">
</text:a>
As reported by Ukrinform, five people were killed in Kentucky in the center of the American city of Luisville.</text:p>
      <text:p text:style-name="P4">
In Luisville, a 25-year-old OLD National Bank employee was fired, who knew the final future dismissal.</text:p>
      <text:p text:style-name="P4">
News Source: <text:a xlink:type="simple" xlink:href="https://www.ukrinform.ua/rubric-world/3696550-u-meksici-bojoviki-vbili-simoh-ludej-u-gromadskomu-basejni.html" text:style-name="Internet_20_link" text:visited-style-name="Visited_20_Internet_20_Link">
https://www.ukrinform.ua/rubric-world/3696550-u-meksici-bojoviki-vbili-simoh-ludej-u-gromadskomu-basejni.html</text:a>
</text:p>
      <!--NEWS-->
      <text:h text:style-name="P10" text:outline-level="1">
<text:span text:style-name="T4">
The number of floods has increased in Ukraine - water has poured over 900 yards, hundreds of houses</text:span>
</text:h>
      <text:p text:style-name="P4">
Authors: Ukrinform (Person)</text:p>
      <text:p text:style-name="P4">
Publisher: Укринформ (Organization)</text:p>
      <text:p text:style-name="P4">
Published Time: 2023-04-16T10:44:51+03:00</text:p>
      <text:p text:style-name="P4">
Modified Time: 2023-04-16T10:44:51+03:00</text:p>
      <text:p text:style-name="P4">
Description: In Ukraine, as of 9:00 Sunday, April 16, 916 farms (gardens, yards) and 225 houses are flooded, 187 of them are flooded. - Ukrinform.</text:p>
      <text:p text:style-name="P4">
Images: ["<text:a xlink:type="simple" xlink:href="https://static.ukrinform.com/photos/2023_04/thumb_files/630_360_1681630939-845.jpg" text:style-name="Internet_20_link" text:visited-style-name="Visited_20_Internet_20_Link">
630_360_16816...</text:a>
", "<text:a xlink:type="simple" xlink:href="https://static.ukrinform.com/photos/2023_04/1681630940-368.jpg" text:style-name="Internet_20_link" text:visited-style-name="Visited_20_Internet_20_Link">
1681630940-36...</text:a>
", "<text:a xlink:type="simple" xlink:href="https://static.ukrinform.com/photos/2023_04/1681630940-639.jpg" text:style-name="Internet_20_link" text:visited-style-name="Visited_20_Internet_20_Link">
1681630940-63...</text:a>
", "<text:a xlink:type="simple" xlink:href="https://static.ukrinform.com/photos/2023_04/1681630939-583.jpg" text:style-name="Internet_20_link" text:visited-style-name="Visited_20_Internet_20_Link">
1681630939-58...</text:a>
"]</text:p>
      <text:p text:style-name="P4">
Tags: ['ДСНС', 'Повінь', 'Чернігівщина', 'Київщина']</text:p>
      <text:p text:style-name="P4">
Type: Article</text:p>
      <!--METADATA-->
      <text:p text:style-name="P4">
<draw:frame draw:style-name="fr1" draw:name="Image86" text:anchor-type="as-char" svg:width="6.9236in" svg:height="3.956343in" draw:z-index="0">
<draw:image xlink:href="../Images/yкринформ/2023-04-16T10-44-51-03-00/630_360_1681630939-845.jpg" xlink:type="simple" xlink:show="embed" xlink:actuate="onLoad" draw:mime-type="image/jpeg"/>
</draw:frame>
916 two farms are flooded on 9:00 Sunday, April 16, April 16(Cities, yards)and 225 houses, 187 of them.</text:p>
      <text:p text:style-name="P4">
As Ukrinform reports, it reports <text:a xlink:type="simple" xlink:href="https://dsns.gov.ua/uk/news/nadzvicaini-podiyi/kontakti-pres-sluzbi-foto-video-operativna-informaciia-shhodo-likvidaciyi-naslidkiv-castkovix-pidtoplen-na-teritoriyi-ukrayini-stanom-na-0900" text:style-name="Internet_20_link" text:visited-style-name="Visited_20_Internet_20_Link">
</text:a>
.</text:p>
      <text:p text:style-name="P4">
“In Volyn, Rivne and Cherkasy regions, 10 thousand 747 were flooded. The transport connection up to 30 settlements has been violated: the Uvhernyhiv region to 29, in Kiev to one, ”the message reads.</text:p>
      <text:p text:style-name="P4">
<draw:frame draw:style-name="fr1" draw:name="Image87" text:anchor-type="as-char" svg:width="6.9236in" svg:height="5.1927in" draw:z-index="0">
<draw:image xlink:href="../Images/yкринформ/2023-04-16T10-44-51-03-00/1681630940-368.jpg" xlink:type="simple" xlink:show="embed" xlink:actuate="onLoad" draw:mime-type="image/jpeg"/>
</draw:frame>
Rescuers from the beginning of the work were brought to the needs of the affected population 24.1 tonnes of drinking water and 260 kg of food; 1 thousand 344 persons were transported through water interruptions, 22 citizens evacuated; 10 thousand 570 cubic meters of water from 79 households were pumped.</text:p>
      <text:p text:style-name="P4">
<text:span text:style-name="T4">
 Read also: </text:span>
 <text:a xlink:type="simple" xlink:href="https://www.ukrinform.ua/rubric-regions/3696381-na-cerkasini-cerez-pidtoplenna-evakuuvali-10-ziteliv.html" text:style-name="Internet_20_link" text:visited-style-name="Visited_20_Internet_20_Link">
<text:span text:style-name="T4">
 flood </text:span>
</text:a>
</text:p>
      <text:p text:style-name="P4">
Для моніторингу та координації дій у Київській та Чернігівській областяхзадіяні мобільні оперативні групи <text:a xlink:type="simple" xlink:href="https://www.ukrinform.ua/tag-dsns" text:style-name="Internet_20_link" text:visited-style-name="Visited_20_Internet_20_Link">
 </text:a>
, which carry out air exploration of flooded areas with the use of UAVs.  <draw:frame draw:style-name="fr1" draw:name="Image88" text:anchor-type="as-char" svg:width="6.9236in" svg:height="5.1927in" draw:z-index="0">
<draw:image xlink:href="../Images/yкринформ/2023-04-16T10-44-51-03-00/1681630940-639.jpg" xlink:type="simple" xlink:show="embed" xlink:actuate="onLoad" draw:mime-type="image/jpeg"/>
</draw:frame>
In Chernihiv region, 5 bogun swamps were sent and 10 plasters were attracted.</text:p>
      <text:p text:style-name="P4">
<draw:frame draw:style-name="fr1" draw:name="Image89" text:anchor-type="as-char" svg:width="6.9236in" svg:height="5.1927in" draw:z-index="0">
<draw:image xlink:href="../Images/yкринформ/2023-04-16T10-44-51-03-00/1681630939-583.jpg" xlink:type="simple" xlink:show="embed" xlink:actuate="onLoad" draw:mime-type="image/jpeg"/>
</draw:frame>
The hydrological situation is on increased control of the SES.</text:p>
      <text:p text:style-name="P4">
As reported by Ukrinform, as of 16:00 Saturday, April 15 in Ukraine were underwent <text:a xlink:type="simple" xlink:href="https://www.ukrinform.ua/rubric-regions/3696391-v-ukraini-zalisautsa-pidtoplenimi-600-dvorogospodarstv-u-14-naselenih-punktah-dsns.html" text:style-name="Internet_20_link" text:visited-style-name="Visited_20_Internet_20_Link">
</text:a>
(Cities, yards)in 14 settlements.</text:p>
      <text:p text:style-name="P4">
News Source: <text:a xlink:type="simple" xlink:href="https://www.ukrinform.ua/rubric-regions/3696555-v-ukraini-zrosla-kilkist-pidtoplen-voda-zalila-ponad-900-dvoriv-sotni-budinkiv.html" text:style-name="Internet_20_link" text:visited-style-name="Visited_20_Internet_20_Link">
https://www.ukrinform.ua/rubric-regions/3696555-v-ukraini-zrosla-kilkist-pidtoplen-voda-zalila-ponad-900-dvoriv-sotni-budinkiv.html</text:a>
</text:p>
      <!--NEWS-->
      <text:h text:style-name="P10" text:outline-level="1">
<text:span text:style-name="T4">
Air defense is active in Belgorod region</text:span>
</text:h>
      <text:p text:style-name="P4">
Authors: liveuamap (Language: en)</text:p>
      <text:p text:style-name="P4">
Time: 2023-04-16T10:45:09</text:p>
      <text:p text:style-name="P4">
Location: Belgorod, Belgorodskaya oblast' (Latitude:50.58847 Longtitude:36.57211)</text:p>
      <text:p text:style-name="P4">
Videos: []</text:p>
      <text:p text:style-name="P4">
Images: ["<text:a xlink:type="simple" xlink:href="https://liveuamap.com/pics/2023/04/16/22556572_0.jpg" text:style-name="Internet_20_link" text:visited-style-name="Visited_20_Internet_20_Link">
22556572_0.jpg</text:a>
", "<text:a xlink:type="simple" xlink:href="https://liveuamap.com/pics/2023/04/16/22556572_1.jpg" text:style-name="Internet_20_link" text:visited-style-name="Visited_20_Internet_20_Link">
22556572_1.jpg</text:a>
", "<text:a xlink:type="simple" xlink:href="https://liveuamap.com/pics/2023/04/16/22556572_2.jpg" text:style-name="Internet_20_link" text:visited-style-name="Visited_20_Internet_20_Link">
22556572_2.jpg</text:a>
"]</text:p>
      <text:p text:style-name="P4">
Tags: ["Russia"]</text:p>
      <text:p text:style-name="P4">
Id: 22556572</text:p>
      <!--METADATA-->
      <text:p text:style-name="P4">
Air defense is active in Belgorod region</text:p>
      <text:p text:style-name="P4">
<draw:frame draw:style-name="fr1" draw:name="Image90" text:anchor-type="as-char" svg:width="6.9236in" svg:height="9.231467in" draw:z-index="0">
<draw:image xlink:href="../Images/liveuamap/2023-04-16T10-45-09/22556572_0.jpg" xlink:type="simple" xlink:show="embed" xlink:actuate="onLoad" draw:mime-type="image/jpeg"/>
</draw:frame>
<draw:frame draw:style-name="fr1" draw:name="Image91" text:anchor-type="as-char" svg:width="6.9236in" svg:height="4.578231in" draw:z-index="0">
<draw:image xlink:href="../Images/liveuamap/2023-04-16T10-45-09/22556572_1.jpg" xlink:type="simple" xlink:show="embed" xlink:actuate="onLoad" draw:mime-type="image/jpeg"/>
</draw:frame>
<draw:frame draw:style-name="fr1" draw:name="Image92" text:anchor-type="as-char" svg:width="6.9236in" svg:height="6.9236in" draw:z-index="0">
<draw:image xlink:href="../Images/liveuamap/2023-04-16T10-45-09/22556572_2.jpg" xlink:type="simple" xlink:show="embed" xlink:actuate="onLoad" draw:mime-type="image/jpeg"/>
</draw:frame>
News Collection Link: <text:a xlink:type="simple" xlink:href="https://liveuamap.com/en/2023/16-april-air-defense-is-active-in-belgorod-region-" text:style-name="Internet_20_link" text:visited-style-name="Visited_20_Internet_20_Link">
https://liveuamap.com/en/2023/16-april-air-defense-is-active-in-belgorod-region-</text:a>
</text:p>
      <text:p text:style-name="P4">
News Source: <text:a xlink:type="simple" xlink:href="https://t.me/huyovy_kharkiv/106369" text:style-name="Internet_20_link" text:visited-style-name="Visited_20_Internet_20_Link">
https://t.me/huyovy_kharkiv/106369</text:a>
</text:p>
      <!--NEWS-->
      <text:h text:style-name="P10" text:outline-level="1">
<text:span text:style-name="T4">
In the 21st round of UPL on Sunday, two matches will be played</text:span>
</text:h>
      <text:p text:style-name="P4">
Authors: Ukrinform (Person)</text:p>
      <text:p text:style-name="P4">
Publisher: Укринформ (Organization)</text:p>
      <text:p text:style-name="P4">
Published Time: 2023-04-16T10:48:09+03:00</text:p>
      <text:p text:style-name="P4">
Modified Time: 2023-04-16T10:48:09+03:00</text:p>
      <text:p text:style-name="P4">
Description: The 21st round of the Ukrainian Football Championship will end with two duels. - Ukrinform.</text:p>
      <text:p text:style-name="P4">
Images: ["<text:a xlink:type="simple" xlink:href="https://static.ukrinform.com/photos/2023_04/thumb_files/630_360_1681631212-757.jpg" text:style-name="Internet_20_link" text:visited-style-name="Visited_20_Internet_20_Link">
630_360_16816...</text:a>
"]</text:p>
      <text:p text:style-name="P4">
Tags: ['Футбол', 'Львів', "Прем'єр-ліга", 'Ворскла', 'Чорноморець', 'Шахтар']</text:p>
      <text:p text:style-name="P4">
Type: Article</text:p>
      <!--METADATA-->
      <text:p text:style-name="P4">
<draw:frame draw:style-name="fr1" draw:name="Image93" text:anchor-type="as-char" svg:width="6.9236in" svg:height="3.956343in" draw:z-index="0">
<draw:image xlink:href="../Images/yкринформ/2023-04-16T10-48-09-03-00/630_360_1681631212-757.jpg" xlink:type="simple" xlink:show="embed" xlink:actuate="onLoad" draw:mime-type="image/jpeg"/>
</draw:frame>
The 21st round of the Ukrainian Football Championship will end with two plots.</text:p>
      <text:p text:style-name="P4">
At 14:00 Shakhtar will play with Lviv in Kharkiv, Ukrinform reports.</text:p>
      <text:p text:style-name="P4">
Another match in Odessa between Chernomorets and Vorskla will begin at 15:00.</text:p>
      <text:p text:style-name="P4">
The results of the 21st round of the Ukrainian Premier League:</text:p>
      <text:p text:style-name="P4">
“Minaj” - “Kryvbas”(Kryvyi Rih)- 1: 0</text:p>
      <text:p text:style-name="P4">
Ingulets(Petrova)- "Colossus"(Kovalivka)- 0: 1</text:p>
      <text:p text:style-name="P4">
"Movement"(Lviv)- «Dynamo»(Kyiv)- 1: 1</text:p>
      <text:p text:style-name="P4">
Metalist(Kharkiv)- “heather”(Rivne)- 5: 5</text:p>
      <text:p text:style-name="P4">
"Star"(Lugansk)- Dnipro-1(Dnipro)- 2: 1</text:p>
      <text:p text:style-name="P4">
Metalist-1925(Kharkiv)- Alexandria - 0: 0.</text:p>
      <text:p text:style-name="P4">
<text:span text:style-name="T4">
 Read also: </text:span>
 <text:a xlink:type="simple" xlink:href="https://www.ukrinform.ua/rubric-sports/3696367-upl-zora-peremogla-dnipro1-metalist1925-i-oleksandria-podilili-ocki.html" text:style-name="Internet_20_link" text:visited-style-name="Visited_20_Internet_20_Link">
</text:a>
Leaders' position: Shakhtar - 49 points(After 20 games), Dnipro -1 - 45(20), Zorya - 43(21), «Dynamo» - 40(21), Alexandria - 33(20), "Colossus" -30(21).</text:p>
      <text:p text:style-name="P4">
Фото: upl.ua</text:p>
      <text:p text:style-name="P4">
News Source: <text:a xlink:type="simple" xlink:href="https://www.ukrinform.ua/rubric-sports/3696557-u-21u-turi-upl-v-nedilu-zigraut-dva-matci.html" text:style-name="Internet_20_link" text:visited-style-name="Visited_20_Internet_20_Link">
https://www.ukrinform.ua/rubric-sports/3696557-u-21u-turi-upl-v-nedilu-zigraut-dva-matci.html</text:a>
</text:p>
      <!--NEWS-->
      <text:h text:style-name="P10" text:outline-level="1">
<text:span text:style-name="T4">
In Zaporozhye, Russian missiles destroyed the church where Easter service was to take place</text:span>
</text:h>
      <text:p text:style-name="P4">
Authors: Ukrinform (Person)</text:p>
      <text:p text:style-name="P4">
Publisher: Укринформ (Organization)</text:p>
      <text:p text:style-name="P4">
Published Time: 2023-04-16T11:02:00+03:00</text:p>
      <text:p text:style-name="P4">
Modified Time: 2023-04-16T11:02:00+03:00</text:p>
      <text:p text:style-name="P4">
Description: The Russian army at about 2:30 night released the C-300 missiles in the Kushugum community near Zaporozhye. The church was destroyed in 1906, the central library, a prayer house. - Ukrinform.</text:p>
      <text:p text:style-name="P4">
Images: ["<text:a xlink:type="simple" xlink:href="https://static.ukrinform.com/photos/2023_04/thumb_files/630_360_1681631529-273.jpg" text:style-name="Internet_20_link" text:visited-style-name="Visited_20_Internet_20_Link">
630_360_16816...</text:a>
", "<text:a xlink:type="simple" xlink:href="https://static.ukrinform.com/photos/2023_04/thumb_files/630_360_1681644260-1144.jpeg" text:style-name="Internet_20_link" text:visited-style-name="Visited_20_Internet_20_Link">
630_360_16816...</text:a>
", "<text:a xlink:type="simple" xlink:href="https://static.ukrinform.com/photos/2023_04/thumb_files/630_360_1681644260-5107.jpeg" text:style-name="Internet_20_link" text:visited-style-name="Visited_20_Internet_20_Link">
630_360_16816...</text:a>
", "<text:a xlink:type="simple" xlink:href="https://static.ukrinform.com/photos/2023_04/thumb_files/630_360_1681644260-8999.jpeg" text:style-name="Internet_20_link" text:visited-style-name="Visited_20_Internet_20_Link">
630_360_16816...</text:a>
", "<text:a xlink:type="simple" xlink:href="https://static.ukrinform.com/photos/2023_04/thumb_files/630_360_1681644260-9661.jpeg" text:style-name="Internet_20_link" text:visited-style-name="Visited_20_Internet_20_Link">
630_360_16816...</text:a>
", "<text:a xlink:type="simple" xlink:href="https://static.ukrinform.com/photos/2023_04/thumb_files/630_360_1681644260-8196.jpeg" text:style-name="Internet_20_link" text:visited-style-name="Visited_20_Internet_20_Link">
630_360_16816...</text:a>
", "<text:a xlink:type="simple" xlink:href="https://static.ukrinform.com/photos/2023_04/thumb_files/630_360_1681644260-8341.jpeg" text:style-name="Internet_20_link" text:visited-style-name="Visited_20_Internet_20_Link">
630_360_16816...</text:a>
", "<text:a xlink:type="simple" xlink:href="https://static.ukrinform.com/photos/2023_04/thumb_files/630_360_1681644261-3821.jpeg" text:style-name="Internet_20_link" text:visited-style-name="Visited_20_Internet_20_Link">
630_360_16816...</text:a>
", "<text:a xlink:type="simple" xlink:href="https://static.ukrinform.com/photos/2023_04/thumb_files/630_360_1681644261-6941.jpeg" text:style-name="Internet_20_link" text:visited-style-name="Visited_20_Internet_20_Link">
630_360_16816...</text:a>
", "<text:a xlink:type="simple" xlink:href="https://static.ukrinform.com/photos/2023_04/thumb_files/630_360_1681644261-5014.jpeg" text:style-name="Internet_20_link" text:visited-style-name="Visited_20_Internet_20_Link">
630_360_16816...</text:a>
", "<text:a xlink:type="simple" xlink:href="https://static.ukrinform.com/photos/2023_04/thumb_files/630_360_1681644261-4526.jpeg" text:style-name="Internet_20_link" text:visited-style-name="Visited_20_Internet_20_Link">
630_360_16816...</text:a>
", "<text:a xlink:type="simple" xlink:href="https://static.ukrinform.com/photos/2023_04/thumb_files/630_360_1681644261-2549.jpeg" text:style-name="Internet_20_link" text:visited-style-name="Visited_20_Internet_20_Link">
630_360_16816...</text:a>
", "<text:a xlink:type="simple" xlink:href="https://static.ukrinform.com/photos/2023_04/thumb_files/630_360_1681644261-1035.jpeg" text:style-name="Internet_20_link" text:visited-style-name="Visited_20_Internet_20_Link">
630_360_16816...</text:a>
", "<text:a xlink:type="simple" xlink:href="https://static.ukrinform.com/photos/2023_04/thumb_files/630_360_1681644262-3347.jpeg" text:style-name="Internet_20_link" text:visited-style-name="Visited_20_Internet_20_Link">
630_360_16816...</text:a>
", "<text:a xlink:type="simple" xlink:href="https://static.ukrinform.com/photos/2023_04/thumb_files/630_360_1681644262-5068.jpeg" text:style-name="Internet_20_link" text:visited-style-name="Visited_20_Internet_20_Link">
630_360_16816...</text:a>
", "<text:a xlink:type="simple" xlink:href="https://static.ukrinform.com/photos/2023_04/thumb_files/630_360_1681644262-4747.jpeg" text:style-name="Internet_20_link" text:visited-style-name="Visited_20_Internet_20_Link">
630_360_16816...</text:a>
", "<text:a xlink:type="simple" xlink:href="https://static.ukrinform.com/photos/2023_04/thumb_files/630_360_1681644262-6213.jpeg" text:style-name="Internet_20_link" text:visited-style-name="Visited_20_Internet_20_Link">
630_360_16816...</text:a>
", "<text:a xlink:type="simple" xlink:href="https://static.ukrinform.com/photos/2023_04/1681628210-631.jpg" text:style-name="Internet_20_link" text:visited-style-name="Visited_20_Internet_20_Link">
1681628210-63...</text:a>
", "<text:a xlink:type="simple" xlink:href="https://static.ukrinform.com/photos/2023_04/1681628208-764.jpg" text:style-name="Internet_20_link" text:visited-style-name="Visited_20_Internet_20_Link">
1681628208-76...</text:a>
", "<text:a xlink:type="simple" xlink:href="https://static.ukrinform.com/photos/2023_04/1681628210-131.jpg" text:style-name="Internet_20_link" text:visited-style-name="Visited_20_Internet_20_Link">
1681628210-13...</text:a>
"]</text:p>
      <text:p text:style-name="P4">
Tags: ['Церква', 'Запоріжжя', 'Ракетний удар']</text:p>
      <text:p text:style-name="P4">
Type: Article</text:p>
      <!--METADATA-->
      <text:p text:style-name="P4">
<draw:frame draw:style-name="fr1" draw:name="Image94" text:anchor-type="as-char" svg:width="6.9236in" svg:height="3.956343in" draw:z-index="0">
<draw:image xlink:href="../Images/yкринформ/2023-04-16T11-02-00-03-00/630_360_1681631529-273.jpg" xlink:type="simple" xlink:show="embed" xlink:actuate="onLoad" draw:mime-type="image/jpeg"/>
</draw:frame>
The Russian army at about 2:30 at night released the C-300 missiles in the Kushugum community, the daily of Zaporizhzhia. The church was destroyed in 1906, the central library, a prayer house.</text:p>
      <text:p text:style-name="P4">
This was reported by Ukrinform correspondent."The Russians fired at the Komyshivah at night C-300. One of whom struck Verkivv. It is the Ukrainian Orthodox Church of St. Michael, our central temple Because it is usually very human, " - said the head of the community Yuriyarapetian.</text:p>
      <text:p text:style-name="P4">
<draw:frame draw:style-name="fr1" draw:name="Image95" text:anchor-type="as-char" svg:width="6.9236in" svg:height="5.1927in" draw:z-index="0">
<draw:image xlink:href="../Images/yкринформ/2023-04-16T11-02-00-03-00/1681628210-631.jpg" xlink:type="simple" xlink:show="embed" xlink:actuate="onLoad" draw:mime-type="image/jpeg"/>
</draw:frame>
In addition, the village damaged the central library, as well as the building of another religious organization.</text:p>
      <text:p text:style-name="P4">
According to the rector of the temple of Father Vladimir, the first holiday service today was held at 5 am.</text:p>
      <text:p text:style-name="P4">
"There was an indication that the night services were not carried out by the threat of a rocket attack. Mandible at 5 am to carry out the service and consecrate the Passover. About 2:30 heard.</text:p>
      <text:p text:style-name="P4">
<draw:frame draw:style-name="fr1" draw:name="Image96" text:anchor-type="as-char" svg:width="6.9236in" svg:height="5.1927in" draw:z-index="0">
<draw:image xlink:href="../Images/yкринформ/2023-04-16T11-02-00-03-00/1681628208-764.jpg" xlink:type="simple" xlink:show="embed" xlink:actuate="onLoad" draw:mime-type="image/jpeg"/>
</draw:frame>
According to him, this temple in 1906. Earlier there was a chapel, then a shop, later a temple was built.</text:p>
      <text:p text:style-name="P4">
<text:span text:style-name="T4">
 Read also: </text:span>
 <text:a xlink:type="simple" xlink:href="https://www.ukrinform.ua/rubric-ato/3696483-rosiani-zavdali-masovanogo-udaru-po-zaporizkij-oblasti-poskodzena-cerkva.html" text:style-name="Internet_20_link" text:visited-style-name="Visited_20_Internet_20_Link">
<text:span text:style-name="T4">
 constipation </text:span>
</text:a>
</text:p>
      <text:p text:style-name="P4">
<draw:frame draw:style-name="fr1" draw:name="Image97" text:anchor-type="as-char" svg:width="6.9236in" svg:height="5.1927in" draw:z-index="0">
<draw:image xlink:href="../Images/yкринформ/2023-04-16T11-02-00-03-00/1681628210-131.jpg" xlink:type="simple" xlink:show="embed" xlink:actuate="onLoad" draw:mime-type="image/jpeg"/>
</draw:frame>
Currently, about 8,000 people live in the community, while a supplementary invasion was 13,000.</text:p>
      <text:p text:style-name="P4">
Previously, as a result of a night rocket attack, one person was injured and now in <text:a xlink:type="simple" xlink:href="https://www.ukrinform.ua/tag-bolnica" text:style-name="Internet_20_link" text:visited-style-name="Visited_20_Internet_20_Link">
</text:a>
.</text:p>
      <text:p text:style-name="P4">
As reported by Ukrinform, in Mykolaiv region <text:a xlink:type="simple" xlink:href="https://www.ukrinform.ua/rubric-ato/3696503-na-mikolaivsini-vnaslidok-obstrilu-zaginuli-dvoe-pidlitkiv.html" text:style-name="Internet_20_link" text:visited-style-name="Visited_20_Internet_20_Link">
</text:a>
Two teenagers were killed.</text:p>
      <text:p text:style-name="P4">
<text:span text:style-name="T5">
Foto: Olga Zvonaryova</text:span>
</text:p>
      <text:p text:style-name="P4">
News Source: <text:a xlink:type="simple" xlink:href="https://www.ukrinform.ua/rubric-regions/3696559-na-zaporizzi-rosijski-raketi-zrujnuvali-cerkvu-de-mala-vidbutisa-velikodna-sluzba.html" text:style-name="Internet_20_link" text:visited-style-name="Visited_20_Internet_20_Link">
https://www.ukrinform.ua/rubric-regions/3696559-na-zaporizzi-rosijski-raketi-zrujnuvali-cerkvu-de-mala-vidbutisa-velikodna-sluzba.html</text:a>
</text:p>
      <!--NEWS-->
      <text:h text:style-name="P10" text:outline-level="1">
<text:span text:style-name="T4">
DPRK boat crossed the border of Korea, opened a warning fire</text:span>
</text:h>
      <text:p text:style-name="P4">
Authors: Ukrinform (Person)</text:p>
      <text:p text:style-name="P4">
Publisher: Укринформ (Organization)</text:p>
      <text:p text:style-name="P4">
Published Time: 2023-04-16T11:12:47+03:00</text:p>
      <text:p text:style-name="P4">
Modified Time: 2023-04-16T11:12:47+03:00</text:p>
      <text:p text:style-name="P4">
Description: The Navy (Navy) ship of South Korea made warning shots in response to the actual intersection of the maritime border by the North Korean. - Ukrinform.</text:p>
      <text:p text:style-name="P4">
Images: ["<text:a xlink:type="simple" xlink:href="https://static.ukrinform.com/photos/2018_06/thumb_files/630_360_1529041560-9666.jpg" text:style-name="Internet_20_link" text:visited-style-name="Visited_20_Internet_20_Link">
630_360_15290...</text:a>
", "<text:a xlink:type="simple" xlink:href="https://static.ukrinform.com/photos/2023_04/1681632591-340.jpg" text:style-name="Internet_20_link" text:visited-style-name="Visited_20_Internet_20_Link">
1681632591-34...</text:a>
"]</text:p>
      <text:p text:style-name="P4">
Tags: ['КНДР', 'Корея', 'Обстріл', 'Кордон']</text:p>
      <text:p text:style-name="P4">
Type: Article</text:p>
      <!--METADATA-->
      <text:p text:style-name="P4">
<draw:frame draw:style-name="fr1" draw:name="Image98" text:anchor-type="as-char" svg:width="6.9236in" svg:height="3.956343in" draw:z-index="0">
<draw:image xlink:href="../Images/yкринформ/2023-04-16T11-12-47-03-00/630_360_1529041560-9666.jpg" xlink:type="simple" xlink:show="embed" xlink:actuate="onLoad" draw:mime-type="image/jpeg"/>
</draw:frame>
Ship-and-naval forces(Navy)South Korea made warning shots from the actual crossing of the maritime border by the North Korean.</text:p>
      <text:p text:style-name="P4">
As Ukrinform reports, it reports <text:a xlink:type="simple" xlink:href="http://en.yna.co.kr/view/AEN20230416001551325" text:style-name="Internet_20_link" text:visited-style-name="Visited_20_Internet_20_Link">
</text:a>
.</text:p>
      <text:p text:style-name="P4">
The North Korean boat crossed the northern borderline in the waters to the North East of the South Korean Island of Pennundo in the Yellow Sea on Saturday at 11: 00 local time. Such actions prompted the South Korea Navy to send a patrolled boat of the Chamsuri class, according to the Joint Committee of the Headquarters.</text:p>
      <text:p text:style-name="P4">
<draw:frame draw:style-name="fr1" draw:name="Image99" text:anchor-type="as-char" svg:width="6.9236in" svg:height="4.59727in" draw:z-index="0">
<draw:image xlink:href="../Images/yкринформ/2023-04-16T11-12-47-03-00/1681632591-340.jpg" xlink:type="simple" xlink:show="embed" xlink:actuate="onLoad" draw:mime-type="image/jpeg"/>
</draw:frame>
After ignoring the North Korea boat warning signals of the South Corea and Communications attempts, the South Korean ship made 10 warning streams from the gun and forced the boat <text:a xlink:type="simple" xlink:href="https://www.ukrinform.ua/tag-kndr" text:style-name="Internet_20_link" text:visited-style-name="Visited_20_Internet_20_Link">
</text:a>
retreat.</text:p>
      <text:p text:style-name="P4">
It is noted that this was the first case since March last year, when the time of Korea also made a warning shot towards the North Korean patrol boat, which crossed the northern boundary line.</text:p>
      <text:p text:style-name="P4">
<text:span text:style-name="T4">
 Read also: </text:span>
 <text:a xlink:type="simple" xlink:href="https://www.ukrinform.ua/rubric-world/3696245-aponia-ssa-i-pivdenna-korea-posilat-obmin-danimi-pro-raketni-viprobuvanna-kndr.html" text:style-name="Internet_20_link" text:visited-style-name="Visited_20_Internet_20_Link">
<text:span text:style-name="T4">
 DPRK </text:span>
</text:a>
As reported by Ukrinform, North Korea declared a successful test on the eve of the new intercontinental ballistic missile(MBR)on Hwasong-18 solid fuel.</text:p>
      <text:p text:style-name="P4">
News Source: <text:a xlink:type="simple" xlink:href="https://www.ukrinform.ua/rubric-world/3696563-kater-kndr-peretnuv-kordon-korei-po-nomu-vidkrili-poperedzuvalnij-vogon.html" text:style-name="Internet_20_link" text:visited-style-name="Visited_20_Internet_20_Link">
https://www.ukrinform.ua/rubric-world/3696563-kater-kndr-peretnuv-kordon-korei-po-nomu-vidkrili-poperedzuvalnij-vogon.html</text:a>
</text:p>
      <!--NEWS-->
      <text:h text:style-name="P10" text:outline-level="1">
<text:span text:style-name="T4">
The invaders released on Snihurivka about ten s-300 missiles</text:span>
</text:h>
      <text:p text:style-name="P4">
Authors: Ukrinform (Person)</text:p>
      <text:p text:style-name="P4">
Publisher: Укринформ (Organization)</text:p>
      <text:p text:style-name="P4">
Published Time: 2023-04-16T11:13:00+03:00</text:p>
      <text:p text:style-name="P4">
Modified Time: 2023-04-16T11:13:00+03:00</text:p>
      <text:p text:style-name="P4">
Description: The Russian military on Easter night released on the peaceful population of Snihurivka in Mykolaiv region about 10 C-300 missiles. - Ukrinform.</text:p>
      <text:p text:style-name="P4">
Images: ["<text:a xlink:type="simple" xlink:href="https://static.ukrinform.com/photos/2023_04/thumb_files/630_360_1681632602-546.jpg" text:style-name="Internet_20_link" text:visited-style-name="Visited_20_Internet_20_Link">
630_360_16816...</text:a>
"]</text:p>
      <text:p text:style-name="P4">
Tags: ['Миколаївщина', 'Війна з росією', 'Ракетний удар']</text:p>
      <text:p text:style-name="P4">
Type: Article</text:p>
      <!--METADATA-->
      <text:p text:style-name="P4">
<draw:frame draw:style-name="fr1" draw:name="Image100" text:anchor-type="as-char" svg:width="6.9236in" svg:height="3.956343in" draw:z-index="0">
<draw:image xlink:href="../Images/yкринформ/2023-04-16T11-13-00-03-00/630_360_1681632602-546.jpg" xlink:type="simple" xlink:show="embed" xlink:actuate="onLoad" draw:mime-type="image/jpeg"/>
</draw:frame>
Ruskivska on Easter night released on the peaceful population of Snihurivka of the Naikolaiv region about 10 missiles C-300.</text:p>
      <text:p text:style-name="P4">
According to Ukrinform, the prosecutor General's office reported in <text:a xlink:type="simple" xlink:href="https://t.me/pgo_gov_ua/11290" text:style-name="Internet_20_link" text:visited-style-name="Visited_20_Internet_20_Link">
</text:a>
.</text:p>
      <text:p text:style-name="P4">
“According to preliminary data, the occupiers have released about 10 <text:a xlink:type="simple" xlink:href="https://www.ukrinform.ua/tag-raketa" text:style-name="Internet_20_link" text:visited-style-name="Visited_20_Internet_20_Link">
</text:a>
C-300 on the peaceful population of Snow Maiden, ”the message reads.</text:p>
      <text:p text:style-name="P4">
As a result of a massive rocket attack, a 17-year-old boy and 18-year-old were killed in OGP.</text:p>
      <text:p text:style-name="P4">
A pre -trial investigation in criminal proceedings has been launched on the fact(Part 2 of Article 438 of the Criminal Code of Ukraine).</text:p>
      <text:p text:style-name="P4">
На місці ракетного удару події працюють прокурори, слідчі СБУ та поліції,криміналісти та вибухотехніки.</text:p>
      <text:p text:style-name="P4">
<text:span text:style-name="T4">
Читайте також:</text:span>
 <text:a xlink:type="simple" xlink:href="https://www.ukrinform.ua/rubric-regions/3696559-na-zaporizzi-rosijski-raketi-zrujnuvali-cerkvu-de-mala-vidbutisa-velikodna-sluzba.html" text:style-name="Internet_20_link" text:visited-style-name="Visited_20_Internet_20_Link">
 <text:span text:style-name="T4">
Запоріжж</text:span>
 </text:a>
As it was reported, on the night of April 16 <text:a xlink:type="simple" xlink:href="https://www.ukrinform.ua/rubric-ato/3696503-na-mikolaivsini-vnaslidok-obstrilu-zaginuli-dvoe-pidlitkiv.html" text:style-name="Internet_20_link" text:visited-style-name="Visited_20_Internet_20_Link">
</text:a>
Snihur community. Residential buildings and civilian infrastructure were damaged. Ova informed that two teenagers of 2005 were killed in one of the settlements in one of the settlements.</text:p>
      <text:p text:style-name="P4">
News Source: <text:a xlink:type="simple" xlink:href="https://www.ukrinform.ua/rubric-ato/3696561-zagarbniki-vnoci-vipustili-po-snigurivci-blizko-desati-raket-s300.html" text:style-name="Internet_20_link" text:visited-style-name="Visited_20_Internet_20_Link">
https://www.ukrinform.ua/rubric-ato/3696561-zagarbniki-vnoci-vipustili-po-snigurivci-blizko-desati-raket-s300.html</text:a>
</text:p>
      <!--NEWS-->
      <text:h text:style-name="P10" text:outline-level="1">
<text:span text:style-name="T4">
APL: Arsenal will play with West Heme, Nottingham Forest against Mu</text:span>
</text:h>
      <text:p text:style-name="P4">
Authors: Ukrinform (Person)</text:p>
      <text:p text:style-name="P4">
Publisher: Укринформ (Organization)</text:p>
      <text:p text:style-name="P4">
Published Time: 2023-04-16T11:17:46+03:00</text:p>
      <text:p text:style-name="P4">
Modified Time: 2023-04-16T11:17:46+03:00</text:p>
      <text:p text:style-name="P4">
Description: Today, April 16, two matches of the 31st round of the APL will take place. - Ukrinform.</text:p>
      <text:p text:style-name="P4">
Images: ["<text:a xlink:type="simple" xlink:href="https://static.ukrinform.com/photos/2023_04/thumb_files/630_360_1681632995-115.jpg" text:style-name="Internet_20_link" text:visited-style-name="Visited_20_Internet_20_Link">
630_360_16816...</text:a>
"]</text:p>
      <text:p text:style-name="P4">
Tags: ['Арсенал', 'Футбол', 'Манчестер Юнайтед', 'АПЛ']</text:p>
      <text:p text:style-name="P4">
Type: Article</text:p>
      <!--METADATA-->
      <text:p text:style-name="P4">
<draw:frame draw:style-name="fr1" draw:name="Image101" text:anchor-type="as-char" svg:width="6.9236in" svg:height="3.956343in" draw:z-index="0">
<draw:image xlink:href="../Images/yкринформ/2023-04-16T11-17-46-03-00/630_360_1681632995-115.jpg" xlink:type="simple" xlink:show="embed" xlink:actuate="onLoad" draw:mime-type="image/jpeg"/>
</draw:frame>
Today, April 16, there will be two matches of the 31st round of the APL.</text:p>
      <text:p text:style-name="P4">
At 16:00 "West Gam" will accept "Arsenal", reports Ukrinform.</text:p>
      <text:p text:style-name="P4">
At 6:30 pm Manchester United will hold a guest match with Nottingham Forest.</text:p>
      <text:p text:style-name="P4">
<text:span text:style-name="T4">
 Read also: </text:span>
 <text:a xlink:type="simple" xlink:href="https://www.ukrinform.ua/rubric-sports/3696557-u-21u-turi-upl-v-nedilu-zigraut-dva-matci.html" text:style-name="Internet_20_link" text:visited-style-name="Visited_20_Internet_20_Link">
</text:a>
Five the best APL teams: 1. Arsenal - 73 points(After 30 matches), 2. "Manchester City" - 70(30), 3. 'Newcastle »- 56(30), 4. "Manchester United" -56(29), 5. "Tottengem" - 53(31).</text:p>
      <text:p text:style-name="P4">
Фото: Getty Images</text:p>
      <text:p text:style-name="P4">
News Source: <text:a xlink:type="simple" xlink:href="https://www.ukrinform.ua/rubric-sports/3696567-apl-arsenal-zigrae-iz-vest-gemom-nottingem-forest-proti-mu.html" text:style-name="Internet_20_link" text:visited-style-name="Visited_20_Internet_20_Link">
https://www.ukrinform.ua/rubric-sports/3696567-apl-arsenal-zigrae-iz-vest-gemom-nottingem-forest-proti-mu.html</text:a>
</text:p>
      <!--NEWS-->
      <text:h text:style-name="P10" text:outline-level="1">
<text:span text:style-name="T4">
Messi caught up with Ronaldo in the number of heads in the top 5 leagues of Europe</text:span>
</text:h>
      <text:p text:style-name="P4">
Authors: Ukrinform (Person)</text:p>
      <text:p text:style-name="P4">
Publisher: Укринформ (Organization)</text:p>
      <text:p text:style-name="P4">
Published Time: 2023-04-16T11:27:39+03:00</text:p>
      <text:p text:style-name="P4">
Modified Time: 2023-04-16T11:27:39+03:00</text:p>
      <text:p text:style-name="P4">
Description: Lionel Messi equated with Cristiano Ronaldo in the number of heads in the five best football championships in Europe. - Ukrinform.</text:p>
      <text:p text:style-name="P4">
Images: ["<text:a xlink:type="simple" xlink:href="https://static.ukrinform.com/photos/2023_04/thumb_files/630_360_1681633546-898.jpg" text:style-name="Internet_20_link" text:visited-style-name="Visited_20_Internet_20_Link">
630_360_16816...</text:a>
"]</text:p>
      <text:p text:style-name="P4">
Tags: ['Футбол', 'Мессі', 'Роналду']</text:p>
      <text:p text:style-name="P4">
Type: Article</text:p>
      <!--METADATA-->
      <text:p text:style-name="P4">
<draw:frame draw:style-name="fr1" draw:name="Image102" text:anchor-type="as-char" svg:width="6.9236in" svg:height="3.956343in" draw:z-index="0">
<draw:image xlink:href="../Images/yкринформ/2023-04-16T11-27-39-03-00/630_360_1681633546-898.jpg" xlink:type="simple" xlink:show="embed" xlink:actuate="onLoad" draw:mime-type="image/jpeg"/>
</draw:frame>
Lionelmessi equated with Cristiano Ronaldo in the number of heads in the five best futbles in Europe.</text:p>
      <text:p text:style-name="P4">
PSG striker Lionel Messi scored goal in the match of the 31st round of the Championship against Lana(3:1), which became the 495-m Argentine, reports Ukrinform.</text:p>
      <text:p text:style-name="P4">
This allowed the 35-year-old Argentine to compare from Cristiano Ronaldo by the number of goals in the top 5 European Championships-495. He needed 572 matches, Portuguese-626.</text:p>
      <text:p text:style-name="P4">
<text:span text:style-name="T4">
 Read also: </text:span>
 <text:a xlink:type="simple" xlink:href="https://www.ukrinform.ua/rubric-sports/3695522-alnasr-ronaldu-ogolosiv-pro-zvilnenna-rudi-garsii.html" text:style-name="Internet_20_link" text:visited-style-name="Visited_20_Internet_20_Link">
<text:span text:style-name="T4">
 Ronaldo </text:span>
</text:a>
Messi was reported to have been in favor of Barcelona, and Ronaldo - Manchester United, Real Madrid and Juventus.</text:p>
      <text:p text:style-name="P4">
Photo: en.psg.fr</text:p>
      <text:p text:style-name="P4">
News Source: <text:a xlink:type="simple" xlink:href="https://www.ukrinform.ua/rubric-sports/3696570-messi-nazdognav-ronaldu-za-kilkistu-goliv-u-top5-ligah-evropi.html" text:style-name="Internet_20_link" text:visited-style-name="Visited_20_Internet_20_Link">
https://www.ukrinform.ua/rubric-sports/3696570-messi-nazdognav-ronaldu-za-kilkistu-goliv-u-top5-ligah-evropi.html</text:a>
</text:p>
      <!--NEWS-->
      <text:h text:style-name="P10" text:outline-level="1">
<text:span text:style-name="T4">
In Energodar, the Russians prepare the abduction of children - they want to take the Crimea on the buses</text:span>
</text:h>
      <text:p text:style-name="P4">
Authors: Ukrinform (Person)</text:p>
      <text:p text:style-name="P4">
Publisher: Укринформ (Organization)</text:p>
      <text:p text:style-name="P4">
Published Time: 2023-04-16T11:37:05+03:00</text:p>
      <text:p text:style-name="P4">
Modified Time: 2023-04-16T11:37:05+03:00</text:p>
      <text:p text:style-name="P4">
Description: Russian invaders are preparing to steal children from a temporarily captured energy. - Ukrinform.</text:p>
      <text:p text:style-name="P4">
Images: ["<text:a xlink:type="simple" xlink:href="https://static.ukrinform.com/photos/2023_04/thumb_files/630_360_1681634102-574.jpg" text:style-name="Internet_20_link" text:visited-style-name="Visited_20_Internet_20_Link">
630_360_16816...</text:a>
"]</text:p>
      <text:p text:style-name="P4">
Tags: ['Діти', 'Крим', 'Окупація', 'Викрадення людей', 'Війна з росією', 'Енергодар']</text:p>
      <text:p text:style-name="P4">
Type: Article</text:p>
      <!--METADATA-->
      <text:p text:style-name="P4">
<draw:frame draw:style-name="fr1" draw:name="Image103" text:anchor-type="as-char" svg:width="6.9236in" svg:height="3.956343in" draw:z-index="0">
<draw:image xlink:href="../Images/yкринформ/2023-04-16T11-37-05-03-00/630_360_1681634102-574.jpg" xlink:type="simple" xlink:show="embed" xlink:actuate="onLoad" draw:mime-type="image/jpeg"/>
</draw:frame>
Russian -shaped ones are preparing to steal children from a temporarily captured energy.</text:p>
      <text:p text:style-name="P4">
As Ukrinform reports, this is referred to in <text:a xlink:type="simple" xlink:href="https://t.me/energodar_ukr/4546" text:style-name="Internet_20_link" text:visited-style-name="Visited_20_Internet_20_Link">
</text:a>
"Energodar".</text:p>
      <text:p text:style-name="P4">
"In local schools and gardens of the temporarily occupied city -satellite NPP, information about the forced evacuation, which will be delayed and will last until April 20," - the message said.</text:p>
      <text:p text:style-name="P4">
<text:span text:style-name="T4">
 Read also: </text:span>
 <text:a xlink:type="simple" xlink:href="https://www.ukrinform.ua/rubric-ato/3693788-rosia-nezakonno-utrimue-4396-ditejsirit-z-ukraini.html" text:style-name="Internet_20_link" text:visited-style-name="Visited_20_Internet_20_Link">
</text:a>
Take out children toward a temporarily occupied <text:a xlink:type="simple" xlink:href="https://www.ukrinform.ua/tag-krim" text:style-name="Internet_20_link" text:visited-style-name="Visited_20_Internet_20_Link">
</text:a>
The invaders "plan on station buses, thus asbidizing the theft of the ZPP, which the staff of the station is getting the work. The orcs have already begun to export furniture, mattresses and other things from kindergartens of the city," the message said.</text:p>
      <text:p text:style-name="P4">
As reported by Ukrinform, the residents of Energodar record that Russian militarywasha <text:a xlink:type="simple" xlink:href="https://www.ukrinform.ua/rubric-regions/3694464-zagarbniki-namagautsa-zaminuvati-vse-navkolo-energodara-sela-ta-lisosmugi.html" text:style-name="Internet_20_link" text:visited-style-name="Visited_20_Internet_20_Link">
</text:a>
The corner.</text:p>
      <text:p text:style-name="P4">
News Source: <text:a xlink:type="simple" xlink:href="https://www.ukrinform.ua/rubric-regions/3696575-v-energodari-rosiani-gotuut-vikradenna-ditej-hocut-vivezti-v-krim-na-avtobusah-zaes.html" text:style-name="Internet_20_link" text:visited-style-name="Visited_20_Internet_20_Link">
https://www.ukrinform.ua/rubric-regions/3696575-v-energodari-rosiani-gotuut-vikradenna-ditej-hocut-vivezti-v-krim-na-avtobusah-zaes.html</text:a>
</text:p>
      <!--NEWS-->
      <text:h text:style-name="P10" text:outline-level="1">
<text:span text:style-name="T4">
Kharkiv, Kharkivska Oblast(17:38). Red Alert: aerial threat. Sirens sounding. Take cover now!</text:span>
</text:h>
      <text:p text:style-name="P4">
Authors: liveuamap (Language: en)</text:p>
      <text:p text:style-name="P4">
Time: 2023-04-16T11:38:00</text:p>
      <text:p text:style-name="P4">
Location: Kharkiv (Latitude:49.98081000 Longtitude:36.25272000)</text:p>
      <text:p text:style-name="P4">
Videos: []</text:p>
      <text:p text:style-name="P4">
Images: []</text:p>
      <text:p text:style-name="P4">
Tags: ["Europe", "Central and Eastern Europe"]</text:p>
      <text:p text:style-name="P4">
Id: 22556573</text:p>
      <!--METADATA-->
      <text:p text:style-name="P4">
Kharkiv, Kharkiv region(17:38). Red Alert: aerial threat. Sirens sounding.Take cover now!</text:p>
      <text:p text:style-name="P4">
News Collection Link: <text:a xlink:type="simple" xlink:href="https://liveuamap.com/en/2023/16-april-kharkiv-kharkivska-oblast1738-red-alg" text:style-name="Internet_20_link" text:visited-style-name="Visited_20_Internet_20_Link">
https://liveuamap.com/en/2023/16-april-kharkiv-kharkivska-oblast1738-red-alg</text:a>
</text:p>
      <text:p text:style-name="P4">
News Source: <text:a xlink:type="simple" xlink:href="https://t.me/suspilnekharkiv/23929" text:style-name="Internet_20_link" text:visited-style-name="Visited_20_Internet_20_Link">
https://t.me/suspilnekharkiv/23929</text:a>
</text:p>
      <!--NEWS-->
      <text:h text:style-name="P10" text:outline-level="1">
<text:span text:style-name="T4">
Poltavska Oblast(17:38). Red Alert: aerial threat. Sirens sounding. Take cover now!</text:span>
</text:h>
      <text:p text:style-name="P4">
Authors: liveuamap (Language: en)</text:p>
      <text:p text:style-name="P4">
Time: 2023-04-16T11:39:00</text:p>
      <text:p text:style-name="P4">
Location: Poltavska Oblast (Latitude:49.47581 Longtitude:33.818)</text:p>
      <text:p text:style-name="P4">
Videos: []</text:p>
      <text:p text:style-name="P4">
Images: []</text:p>
      <text:p text:style-name="P4">
Tags: ["Europe", "Central and Eastern Europe"]</text:p>
      <text:p text:style-name="P4">
Id: 22556574</text:p>
      <!--METADATA-->
      <text:p text:style-name="P4">
Poltava(17:38). Red Alert: aerial threat. Sirens sounding. Take covernow!</text:p>
      <text:p text:style-name="P4">
News Collection Link: <text:a xlink:type="simple" xlink:href="https://liveuamap.com/en/2023/16-april-poltavska-oblast1738-red-alert-aeriag" text:style-name="Internet_20_link" text:visited-style-name="Visited_20_Internet_20_Link">
https://liveuamap.com/en/2023/16-april-poltavska-oblast1738-red-alert-aeriag</text:a>
</text:p>
      <text:p text:style-name="P4">
News Source: <text:a xlink:type="simple" xlink:href="https://t.me/suspilnepoltava/10798" text:style-name="Internet_20_link" text:visited-style-name="Visited_20_Internet_20_Link">
https://t.me/suspilnepoltava/10798</text:a>
</text:p>
      <!--NEWS-->
      <text:h text:style-name="P10" text:outline-level="1">
<text:span text:style-name="T4">
Donetsk region, Sumy region, Zaporizhzhya region, Dnipro, Dnipropetrovsk region (17: ZIA). Red and ...</text:span>
</text:h>
      <text:p text:style-name="P4">
Authors: liveuamap (Language: en)</text:p>
      <text:p text:style-name="P4">
Time: 2023-04-16T11:40:00</text:p>
      <text:p text:style-name="P4">
Location: Donetsk Oblast (Latitude:48.72744 Longtitude:37.5781)</text:p>
      <text:p text:style-name="P4">
Videos: []</text:p>
      <text:p text:style-name="P4">
Images: []</text:p>
      <text:p text:style-name="P4">
Tags: ["Europe", "Central and Eastern Europe"]</text:p>
      <text:p text:style-name="P4">
Id: 22556575</text:p>
      <!--METADATA-->
      <text:p text:style-name="P4">
Donetsk region, Sumy region, Zaporizhzhya region, Dnipro, Dnipropetrovsk region(17:39). Red Alert: aerial threat. Sirens sounding. Take cover now!</text:p>
      <text:p text:style-name="P4">
News Collection Link: <text:a xlink:type="simple" xlink:href="https://liveuamap.com/en/2023/16-april-donetsk-oblast-sumska-oblast-zaporizg" text:style-name="Internet_20_link" text:visited-style-name="Visited_20_Internet_20_Link">
https://liveuamap.com/en/2023/16-april-donetsk-oblast-sumska-oblast-zaporizg</text:a>
</text:p>
      <text:p text:style-name="P4">
News Source: <text:a xlink:type="simple" xlink:href="https://t.me/air_alert_ua/43166" text:style-name="Internet_20_link" text:visited-style-name="Visited_20_Internet_20_Link">
https://t.me/air_alert_ua/43166</text:a>
</text:p>
      <!--NEWS-->
      <text:h text:style-name="P10" text:outline-level="1">
<text:span text:style-name="T4">
Russia has returned to the front of one of the removed generals - British intelligence</text:span>
</text:h>
      <text:p text:style-name="P4">
Authors: Ukrinform (Person)</text:p>
      <text:p text:style-name="P4">
Publisher: Укринформ (Organization)</text:p>
      <text:p text:style-name="P4">
Published Time: 2023-04-16T11:55:38+03:00</text:p>
      <text:p text:style-name="P4">
Modified Time: 2023-04-16T11:55:38+03:00</text:p>
      <text:p text:style-name="P4">
Description: The tumultuous career of one of the Colonel-General of the Russian Federation testifies to the Russian General Staff regarding Russia's approach to war against Ukraine. - Ukrinform.</text:p>
      <text:p text:style-name="P4">
Images: ["<text:a xlink:type="simple" xlink:href="https://static.ukrinform.com/photos/2023_04/thumb_files/630_360_1681635304-359.jpg" text:style-name="Internet_20_link" text:visited-style-name="Visited_20_Internet_20_Link">
630_360_16816...</text:a>
"]</text:p>
      <text:p text:style-name="P4">
Tags: ['Генштаб', 'Розвідка', 'росія', 'Війна']</text:p>
      <text:p text:style-name="P4">
Type: Article</text:p>
      <!--METADATA-->
      <text:p text:style-name="P4">
<draw:frame draw:style-name="fr1" draw:name="Image104" text:anchor-type="as-char" svg:width="6.9236in" svg:height="3.956343in" draw:z-index="0">
<draw:image xlink:href="../Images/yкринформ/2023-04-16T11-55-38-03-00/630_360_1681635304-359.jpg" xlink:type="simple" xlink:show="embed" xlink:actuate="onLoad" draw:mime-type="image/jpeg"/>
</draw:frame>
Burkhalivtacarrier of one of the Colonel-General of the Russian Federation testifies to the strong tension of the Urosian General Staff regarding Russia's approach to war against Ukraine.</text:p>
      <text:p text:style-name="P4">
About it in <text:a xlink:type="simple" xlink:href="http://twitter.com/DefenceHQ/status/1647472578724872193" text:style-name="Internet_20_link" text:visited-style-name="Visited_20_Internet_20_Link">
</text:a>
The British Ministry of Defense reported with reference to intelligence data, Ukrinform reports.</text:p>
      <text:p text:style-name="P4">
Colonel-General Mikhail Teplinsky, commander(Airborne Forces)Most likely, he returned to the head role in Ukraine. He was released from the theater of war in January 2023.</text:p>
      <text:p text:style-name="P4">
“Teplinsky is probably one of the few Russian generals who are respected by ordinary. His recent tumultuous career testifies to the strong stress in the Russian General Staff regarding the military approach of Russia in Ukraine, ”the report said.</text:p>
      <text:p text:style-name="P4">
The competence of Teplinsky is unlikely to be limited to the Air Force units, and the protein is likely to contribute to the traditional role of the corps as an elite force.</text:p>
      <text:p text:style-name="P4">
“The last days of the Air Force( <text:a xlink:type="simple" xlink:href="https://www.ukrinform.ua/tag-rosia" text:style-name="Internet_20_link" text:visited-style-name="Visited_20_Internet_20_Link">
 </text:a>
- order.)They restored the key mission in the Bakhmut Battle and probably launched a new integration with the Tos-1A thermobaric missile installations in the Kreminna sector, ”British intelligence reported.</text:p>
      <text:p text:style-name="P4">
<text:span text:style-name="T4">
 Read also: </text:span>
 <text:a xlink:type="simple" xlink:href="https://www.ukrinform.ua/rubric-ato/3696401-prikordonniki-pokazali-znisenna-sturmovoi-grupi-rosian-u-bahmuti.html" text:style-name="Internet_20_link" text:visited-style-name="Visited_20_Internet_20_Link">
<text:span text:style-name="T4">
 Bakhmut </text:span>
</text:a>
As reported by Ukrinform, in a preliminary summary British intelligence reported that the law on electronic summons in the Russian Federation is part of the preparation of Russia for a protracted war in Ukraine.</text:p>
      <text:p text:style-name="P4">
News Source: <text:a xlink:type="simple" xlink:href="https://www.ukrinform.ua/rubric-ato/3696579-rosia-povernula-na-front-odnogo-z-vidstoronenih-generaliv-britanska-rozvidka.html" text:style-name="Internet_20_link" text:visited-style-name="Visited_20_Internet_20_Link">
https://www.ukrinform.ua/rubric-ato/3696579-rosia-povernula-na-front-odnogo-z-vidstoronenih-generaliv-britanska-rozvidka.html</text:a>
</text:p>
      <!--NEWS-->
      <text:h text:style-name="P10" text:outline-level="1">
<text:span text:style-name="T4">
The Russians attacked eight regions of Ukraine per day - erection of ova</text:span>
</text:h>
      <text:p text:style-name="P4">
Authors: Ukrinform (Person)</text:p>
      <text:p text:style-name="P4">
Publisher: Укринформ (Organization)</text:p>
      <text:p text:style-name="P4">
Published Time: 2023-04-16T12:00:47+03:00</text:p>
      <text:p text:style-name="P4">
Modified Time: 2023-04-16T12:00:47+03:00</text:p>
      <text:p text:style-name="P4">
Description: The Russian army has taken attacks on eight regions of Ukraine for a day, civilians have been killed and injured. - Ukrinform.</text:p>
      <text:p text:style-name="P4">
Images: ["<text:a xlink:type="simple" xlink:href="https://static.ukrinform.com/photos/2023_04/thumb_files/630_360_1681628209-135.jpg" text:style-name="Internet_20_link" text:visited-style-name="Visited_20_Internet_20_Link">
630_360_16816...</text:a>
"]</text:p>
      <text:p text:style-name="P4">
Tags: ['Обстріл', 'Війна з росією', 'Регіони']</text:p>
      <text:p text:style-name="P4">
Type: Article</text:p>
      <!--METADATA-->
      <text:p text:style-name="P4">
<draw:frame draw:style-name="fr1" draw:name="Image105" text:anchor-type="as-char" svg:width="6.9236in" svg:height="3.956343in" draw:z-index="0">
<draw:image xlink:href="../Images/yкринформ/2023-04-16T12-00-47-03-00/630_360_1681628209-135.jpg" xlink:type="simple" xlink:show="embed" xlink:actuate="onLoad" draw:mime-type="image/jpeg"/>
</draw:frame>
The Russian army has taken attacks on eight regions of Ukraine for a day, there are deaths and injured people.</text:p>
      <text:p text:style-name="P4">
According to Ukrinform, this is reported in the consolidated information of the regional military administrations about the situation in the regions of Ukraine as of 9:00 Sunday, April 16.</text:p>
      <text:p text:style-name="P4">
In the Chernihiv region, the enemy was made by the Air Force at Semenivka of the Novgorod-Siversky district. Damaged premises of the enterprise.</text:p>
      <text:p text:style-name="P4">
In the Sumy region at night, the Russians made an air strike on the outskirts of SVESS. Two administrative premises are also damaged.</text:p>
      <text:p text:style-name="P4">
In the Zaporizhzhia region, 19 inhabited pens were fired at the Russian troops 101 times, and the frontier Gulyaypole and Orichs were attacked again.</text:p>
      <text:p text:style-name="P4">
In addition, the enemy carried out a massive attack at night. In Komyshuvas damaged. The buildings were also destroyed nearby.</text:p>
      <text:p text:style-name="P4">
In Zaporizhzhya, the Russian Federation kissed the green area and the enterprise.</text:p>
      <text:p text:style-name="P4">
<text:span text:style-name="T4">
 Read also: </text:span>
 <text:a xlink:type="simple" xlink:href="https://www.ukrinform.ua/rubric-regions/3696559-na-zaporizzi-rosijski-raketi-zrujnuvali-cerkvu-de-mala-vidbutisa-velikodna-sluzba.html" text:style-name="Internet_20_link" text:visited-style-name="Visited_20_Internet_20_Link">
<text:span text:style-name="T4">
 Zaporozhye </text:span>
</text:a>
In the Kharkiv region in the Slobozhansky direction, the Russian army fired at Lopan, Gatyshche, Vovchansk and Vovchansky farms.</text:p>
      <text:p text:style-name="P4">
In the Kupyansk direction, the enemy was replaced by the area in the areas of four -populated points, made shelling of Novomlinsk, two -year and Berestov.</text:p>
      <text:p text:style-name="P4">
As a result of shelling of the village of Petropavlivka of Kupyansk district, two private dwellings, a car and a tractor were damaged.</text:p>
      <text:p text:style-name="P4">
In the Luhansk region artillery shelling was suffered by Stelmakhivka, Nevsky Tabulogovka.</text:p>
      <text:p text:style-name="P4">
In the Donetsk region, two people were killed in a day and were injured.</text:p>
      <text:p text:style-name="P4">
The troops of the Russian Federation carried out air strikes, fired at the Hurricane and Grad, artillery, mortars of Avdiivka, Iron, Konstantinovka, Kurakhovo, Toretsk, Greater Novosilka, Ocheretine, Novokalinovo, Novoselnovka First, Oleksandropol, Predict.</text:p>
      <text:p text:style-name="P4">
14 residential buildings were damaged, 5 of them were high -rise buildings, four -traffic pavilions, a pharmacy, a garage, a premises of Mercury shopping center, a transmission line, a building of the material.</text:p>
      <text:p text:style-name="P4">
<text:span text:style-name="T4">
 Read also: </text:span>
 <text:a xlink:type="simple" xlink:href="https://www.ukrinform.ua/rubric-regions/3696289-rosiani-viddali-na-rozgrabuvanna-zavod-azovstal-andrusenko.html" text:style-name="Internet_20_link" text:visited-style-name="Visited_20_Internet_20_Link">
</text:a>
</text:p>
      <text:p text:style-name="P4">
In Snihurivka, two educational establishments, a hospital, a house of culture are damaged.</text:p>
      <text:p text:style-name="P4">
Yesterday in the morning the Russians fired at a settlement in the Gorokhiv community.</text:p>
      <text:p text:style-name="P4">
In the Kherson region, the invaders made 70 shellings, releasing 419 seizures from heavy artillery, UAV and aviation. Kherson fired the enemy 5 times.</text:p>
      <text:p text:style-name="P4">
Russian artillery hit the Tavriya neighborhood <text:a xlink:type="simple" xlink:href="https://www.ukrinform.ua/tag-herson" text:style-name="Internet_20_link" text:visited-style-name="Visited_20_Internet_20_Link">
</text:a>
. The shells were kissed into the territory of the near -education institution. A 48-year-old woman and her 28-year-old daughter were killed.</text:p>
      <text:p text:style-name="P4">
<text:span text:style-name="T4">
 Read also: </text:span>
 <text:a xlink:type="simple" xlink:href="https://www.ukrinform.ua/rubric-regions/3696321-na-hersonsini-ne-viklucaut-provokacij-z-boku-rosian-na-velikden-miscevim-radat-poberegtisa.html" text:style-name="Internet_20_link" text:visited-style-name="Visited_20_Internet_20_Link">
<text:span text:style-name="T4">
 Kherson </text:span>
</text:a>
In Petropavlivka, the Novo Aleksandriv community, an 18-year-old guy due to a manual grenade launcher suffered a fragile wound and lost two fingers.</text:p>
      <text:p text:style-name="P4">
Another 61 people were evacuated from the Russians released from the Russians.</text:p>
      <text:p text:style-name="P4">
News Source: <text:a xlink:type="simple" xlink:href="https://www.ukrinform.ua/rubric-regions/3696581-rosiani-za-dobu-atakuvali-visim-oblastej-ukraini-zvedenna-ova.html" text:style-name="Internet_20_link" text:visited-style-name="Visited_20_Internet_20_Link">
https://www.ukrinform.ua/rubric-regions/3696581-rosiani-za-dobu-atakuvali-visim-oblastej-ukraini-zvedenna-ova.html</text:a>
</text:p>
      <!--NEWS-->
      <text:h text:style-name="P10" text:outline-level="1">
<text:span text:style-name="T4">
Finland launched the largest nuclear reactor in Europe</text:span>
</text:h>
      <text:p text:style-name="P4">
Authors: Ukrinform (Person)</text:p>
      <text:p text:style-name="P4">
Publisher: Укринформ (Organization)</text:p>
      <text:p text:style-name="P4">
Published Time: 2023-04-16T12:12:09+03:00</text:p>
      <text:p text:style-name="P4">
Modified Time: 2023-04-16T12:12:09+03:00</text:p>
      <text:p text:style-name="P4">
Description: Olkiluoto 3 (OL3) Finnish Nuclear Reactor (OL3), which is the largest in Europe, began regular work on Sunday, April 16. - Ukrinform.</text:p>
      <text:p text:style-name="P4">
Images: ["<text:a xlink:type="simple" xlink:href="https://static.ukrinform.com/photos/2023_04/thumb_files/630_360_1681636207-458.jpg" text:style-name="Internet_20_link" text:visited-style-name="Visited_20_Internet_20_Link">
630_360_16816...</text:a>
"]</text:p>
      <text:p text:style-name="P4">
Tags: ['Економіка', 'Фінляндія', 'Атомна енергетика']</text:p>
      <text:p text:style-name="P4">
Type: Article</text:p>
      <!--METADATA-->
      <text:p text:style-name="P4">
<draw:frame draw:style-name="fr1" draw:name="Image106" text:anchor-type="as-char" svg:width="6.9236in" svg:height="3.956343in" draw:z-index="0">
<draw:image xlink:href="../Images/yкринформ/2023-04-16T12-12-09-03-00/630_360_1681636207-458.jpg" xlink:type="simple" xlink:show="embed" xlink:actuate="onLoad" draw:mime-type="image/jpeg"/>
</draw:frame>
Finnish nuclear reactor Olkiluoto 3(Righteousness), which is the largest in Europe, began regular on Sunday, April 16.</text:p>
      <text:p text:style-name="P4">
As Ukrinform reports, it reports <text:a xlink:type="simple" xlink:href="http://www.reuters.com/world/europe/after-18-years-europes-largest-nuclear-reactor-start-regular-output-sunday-2023-04-15/" text:style-name="Internet_20_link" text:visited-style-name="Visited_20_Internet_20_Link">
</text:a>
.</text:p>
      <text:p text:style-name="P4">
The new block will meet about 14% of Finland's needs for electricity, reducing the need for imports from Sweden and Norway, Ol3Teollisuuden Voima reports.</text:p>
      <text:p text:style-name="P4">
The new reactor is expected to work at least 60 years.</text:p>
      <text:p text:style-name="P4">
According to Tellisuuden Voima, the Olkiluoto 3 stabilizes electricity prices and play an important role in the transition of Finland to green energy.</text:p>
      <text:p text:style-name="P4">
The construction of a nuclear reactor with a capacity of 1.6 GW in Finland began in 2005. Initially, the station was to open in four years, but there were technical problems.</text:p>
      <text:p text:style-name="P4">
OL3 for the first time put the test products on the national energy network of Finland last year. It was then expected that the reactor would start regularly for four months, but a series of breakdowns and shutdowns occurred for the removal of which months.</text:p>
      <text:p text:style-name="P4">
Import of electricity to <text:a xlink:type="simple" xlink:href="https://www.ukrinform.ua/tag-finlandia" text:style-name="Internet_20_link" text:visited-style-name="Visited_20_Internet_20_Link">
</text:a>
From Russia, he came in May 2022 after the statement of the Russian energy company Inter RAO that she was not paid for the energy sold.</text:p>
      <text:p text:style-name="P4">
<text:span text:style-name="T4">
 Read also: </text:span>
 <text:a xlink:type="simple" xlink:href="https://www.ukrinform.ua/rubric-world/3696257-nimeccina-ostatocno-zupinae-virobnictvo-elektroenergii-na-atomnih-stanciah.html" text:style-name="Internet_20_link" text:visited-style-name="Visited_20_Internet_20_Link">
<text:span text:style-name="T4">
 atomic </text:span>
</text:a>
As reported by Ukrinform, Finland began to build the first plot of the fence of the border with Russia.</text:p>
      <text:p text:style-name="P4">
<text:span text:style-name="T5">
Foto: Benjamin Suomela/yle</text:span>
</text:p>
      <text:p text:style-name="P4">
News Source: <text:a xlink:type="simple" xlink:href="https://www.ukrinform.ua/rubric-economy/3696586-finlandia-zapustila-najbilsij-u-evropi-adernij-reaktor.html" text:style-name="Internet_20_link" text:visited-style-name="Visited_20_Internet_20_Link">
https://www.ukrinform.ua/rubric-economy/3696586-finlandia-zapustila-najbilsij-u-evropi-adernij-reaktor.html</text:a>
</text:p>
      <!--NEWS-->
      <text:h text:style-name="P10" text:outline-level="1">
<text:span text:style-name="T4">
In Slavic, the number of rocket blow victims increased to 12</text:span>
</text:h>
      <text:p text:style-name="P4">
Authors: Ukrinform (Person)</text:p>
      <text:p text:style-name="P4">
Publisher: Укринформ (Organization)</text:p>
      <text:p text:style-name="P4">
Published Time: 2023-04-16T12:14:00+03:00</text:p>
      <text:p text:style-name="P4">
Modified Time: 2023-04-16T12:14:00+03:00</text:p>
      <text:p text:style-name="P4">
Description: In the Slavyansk Donetsk region from under the rubble of an apartment building, which came under the fire of the Russian army, the body of the dead man was removed. - Ukrinform.</text:p>
      <text:p text:style-name="P4">
Images: ["<text:a xlink:type="simple" xlink:href="https://static.ukrinform.com/photos/2023_04/thumb_files/630_360_1681636740-491.jpg" text:style-name="Internet_20_link" text:visited-style-name="Visited_20_Internet_20_Link">
630_360_16816...</text:a>
", "<text:a xlink:type="simple" xlink:href="https://static.ukrinform.com/photos/2023_04/thumb_files/630_360_1681638177-7035.jpeg" text:style-name="Internet_20_link" text:visited-style-name="Visited_20_Internet_20_Link">
630_360_16816...</text:a>
", "<text:a xlink:type="simple" xlink:href="https://static.ukrinform.com/photos/2023_04/thumb_files/630_360_1681638177-1035.jpeg" text:style-name="Internet_20_link" text:visited-style-name="Visited_20_Internet_20_Link">
630_360_16816...</text:a>
", "<text:a xlink:type="simple" xlink:href="https://static.ukrinform.com/photos/2023_04/thumb_files/630_360_1681638177-4900.jpeg" text:style-name="Internet_20_link" text:visited-style-name="Visited_20_Internet_20_Link">
630_360_16816...</text:a>
", "<text:a xlink:type="simple" xlink:href="https://static.ukrinform.com/photos/2023_04/thumb_files/630_360_1681638177-9392.jpeg" text:style-name="Internet_20_link" text:visited-style-name="Visited_20_Internet_20_Link">
630_360_16816...</text:a>
", "<text:a xlink:type="simple" xlink:href="https://static.ukrinform.com/photos/2023_04/thumb_files/630_360_1681638177-9521.jpeg" text:style-name="Internet_20_link" text:visited-style-name="Visited_20_Internet_20_Link">
630_360_16816...</text:a>
", "<text:a xlink:type="simple" xlink:href="https://static.ukrinform.com/photos/2023_04/thumb_files/630_360_1681638177-8252.jpeg" text:style-name="Internet_20_link" text:visited-style-name="Visited_20_Internet_20_Link">
630_360_16816...</text:a>
", "<text:a xlink:type="simple" xlink:href="https://static.ukrinform.com/photos/2023_04/thumb_files/630_360_1681638178-7719.jpeg" text:style-name="Internet_20_link" text:visited-style-name="Visited_20_Internet_20_Link">
630_360_16816...</text:a>
", "<text:a xlink:type="simple" xlink:href="https://static.ukrinform.com/photos/2023_04/thumb_files/630_360_1681638178-6542.jpeg" text:style-name="Internet_20_link" text:visited-style-name="Visited_20_Internet_20_Link">
630_360_16816...</text:a>
", "<text:a xlink:type="simple" xlink:href="https://static.ukrinform.com/photos/2023_04/thumb_files/630_360_1681638178-7753.jpeg" text:style-name="Internet_20_link" text:visited-style-name="Visited_20_Internet_20_Link">
630_360_16816...</text:a>
"]</text:p>
      <text:p text:style-name="P4">
Tags: ['ДСНС', "Слов'янськ", 'Війна з росією', 'Ракетний удар']</text:p>
      <text:p text:style-name="P4">
Type: Article</text:p>
      <!--METADATA-->
      <text:p text:style-name="P4">
<draw:frame draw:style-name="fr1" draw:name="Image107" text:anchor-type="as-char" svg:width="6.9236in" svg:height="3.956343in" draw:z-index="0">
<draw:image xlink:href="../Images/yкринформ/2023-04-16T12-14-00-03-00/630_360_1681636740-491.jpg" xlink:type="simple" xlink:show="embed" xlink:actuate="onLoad" draw:mime-type="image/jpeg"/>
</draw:frame>
The Slavic Donetsk region from the rubble of an apartment building, which was fired by the Russian army, seized the body of the dead man.</text:p>
      <text:p text:style-name="P4">
As Ukrinform reports, about it in <text:a xlink:type="simple" xlink:href="https://t.me/dsns_telegram/15929" text:style-name="Internet_20_link" text:visited-style-name="Visited_20_Internet_20_Link">
</text:a>
Informs the State Emergency Service.</text:p>
      <text:p text:style-name="P4">
"The works are ongoing. According to the National Police, there are 3 more people under the possible to pass," the message reads.</text:p>
      <text:p text:style-name="P4">
<draw:frame draw:style-name="fr1" draw:name="Image108" text:anchor-type="as-char" svg:width="6.9236in" svg:height="3.956343in" draw:z-index="0">
<draw:image xlink:href="../Images/yкринформ/2023-04-16T12-14-00-03-00/630_360_1681638177-7035.jpeg" xlink:type="simple" xlink:show="embed" xlink:actuate="onLoad" draw:mime-type="image/jpeg"/>
</draw:frame>
Slavic from under the rubble of a multi-storey building removed the body of a man / photo: Pavel Kirilenko / Donetsk Regional State Administration(This)  <text:a xlink:type="simple" xlink:href="https://static.ukrinform.com/photos/2023_04/1681638177-7035.jpeg" text:style-name="Internet_20_link" text:visited-style-name="Visited_20_Internet_20_Link">
<draw:frame draw:style-name="fr1" draw:name="Image109" text:anchor-type="as-char" svg:width="6.9236in" svg:height="3.956343in" draw:z-index="0">
<draw:image xlink:href="../Images/yкринформ/2023-04-16T12-14-00-03-00/630_360_1681638177-7035.jpeg" xlink:type="simple" xlink:show="embed" xlink:actuate="onLoad" draw:mime-type="image/jpeg"/>
</draw:frame>
</text:a>
 <text:a xlink:type="simple" xlink:href="https://static.ukrinform.com/photos/2023_04/1681638177-1035.jpeg" text:style-name="Internet_20_link" text:visited-style-name="Visited_20_Internet_20_Link">
<draw:frame draw:style-name="fr1" draw:name="Image110" text:anchor-type="as-char" svg:width="6.9236in" svg:height="3.956343in" draw:z-index="0">
<draw:image xlink:href="../Images/yкринформ/2023-04-16T12-14-00-03-00/630_360_1681638177-1035.jpeg" xlink:type="simple" xlink:show="embed" xlink:actuate="onLoad" draw:mime-type="image/jpeg"/>
</draw:frame>
</text:a>
 <text:a xlink:type="simple" xlink:href="https://static.ukrinform.com/photos/2023_04/1681638177-4900.jpeg" text:style-name="Internet_20_link" text:visited-style-name="Visited_20_Internet_20_Link">
<draw:frame draw:style-name="fr1" draw:name="Image111" text:anchor-type="as-char" svg:width="6.9236in" svg:height="3.956343in" draw:z-index="0">
<draw:image xlink:href="../Images/yкринформ/2023-04-16T12-14-00-03-00/630_360_1681638177-4900.jpeg" xlink:type="simple" xlink:show="embed" xlink:actuate="onLoad" draw:mime-type="image/jpeg"/>
</draw:frame>
</text:a>
 <text:a xlink:type="simple" xlink:href="https://static.ukrinform.com/photos/2023_04/1681638177-9392.jpeg" text:style-name="Internet_20_link" text:visited-style-name="Visited_20_Internet_20_Link">
<draw:frame draw:style-name="fr1" draw:name="Image112" text:anchor-type="as-char" svg:width="6.9236in" svg:height="3.956343in" draw:z-index="0">
<draw:image xlink:href="../Images/yкринформ/2023-04-16T12-14-00-03-00/630_360_1681638177-9392.jpeg" xlink:type="simple" xlink:show="embed" xlink:actuate="onLoad" draw:mime-type="image/jpeg"/>
</draw:frame>
</text:a>
 <text:a xlink:type="simple" xlink:href="https://static.ukrinform.com/photos/2023_04/1681638177-9521.jpeg" text:style-name="Internet_20_link" text:visited-style-name="Visited_20_Internet_20_Link">
<draw:frame draw:style-name="fr1" draw:name="Image113" text:anchor-type="as-char" svg:width="6.9236in" svg:height="3.956343in" draw:z-index="0">
<draw:image xlink:href="../Images/yкринформ/2023-04-16T12-14-00-03-00/630_360_1681638177-9521.jpeg" xlink:type="simple" xlink:show="embed" xlink:actuate="onLoad" draw:mime-type="image/jpeg"/>
</draw:frame>
</text:a>
 <text:a xlink:type="simple" xlink:href="https://static.ukrinform.com/photos/2023_04/1681638177-8252.jpeg" text:style-name="Internet_20_link" text:visited-style-name="Visited_20_Internet_20_Link">
<draw:frame draw:style-name="fr1" draw:name="Image114" text:anchor-type="as-char" svg:width="6.9236in" svg:height="3.956343in" draw:z-index="0">
<draw:image xlink:href="../Images/yкринформ/2023-04-16T12-14-00-03-00/630_360_1681638177-8252.jpeg" xlink:type="simple" xlink:show="embed" xlink:actuate="onLoad" draw:mime-type="image/jpeg"/>
</draw:frame>
</text:a>
 <text:a xlink:type="simple" xlink:href="https://static.ukrinform.com/photos/2023_04/1681638178-7719.jpeg" text:style-name="Internet_20_link" text:visited-style-name="Visited_20_Internet_20_Link">
<draw:frame draw:style-name="fr1" draw:name="Image115" text:anchor-type="as-char" svg:width="6.9236in" svg:height="3.956343in" draw:z-index="0">
<draw:image xlink:href="../Images/yкринформ/2023-04-16T12-14-00-03-00/630_360_1681638178-7719.jpeg" xlink:type="simple" xlink:show="embed" xlink:actuate="onLoad" draw:mime-type="image/jpeg"/>
</draw:frame>
</text:a>
 <text:a xlink:type="simple" xlink:href="https://static.ukrinform.com/photos/2023_04/1681638178-6542.jpeg" text:style-name="Internet_20_link" text:visited-style-name="Visited_20_Internet_20_Link">
<draw:frame draw:style-name="fr1" draw:name="Image116" text:anchor-type="as-char" svg:width="6.9236in" svg:height="3.956343in" draw:z-index="0">
<draw:image xlink:href="../Images/yкринформ/2023-04-16T12-14-00-03-00/630_360_1681638178-6542.jpeg" xlink:type="simple" xlink:show="embed" xlink:actuate="onLoad" draw:mime-type="image/jpeg"/>
</draw:frame>
</text:a>
 <text:a xlink:type="simple" xlink:href="https://static.ukrinform.com/photos/2023_04/1681638178-7753.jpeg" text:style-name="Internet_20_link" text:visited-style-name="Visited_20_Internet_20_Link">
<draw:frame draw:style-name="fr1" draw:name="Image117" text:anchor-type="as-char" svg:width="6.9236in" svg:height="3.956343in" draw:z-index="0">
<draw:image xlink:href="../Images/yкринформ/2023-04-16T12-14-00-03-00/630_360_1681638178-7753.jpeg" xlink:type="simple" xlink:show="embed" xlink:actuate="onLoad" draw:mime-type="image/jpeg"/>
</draw:frame>
</text:a>
<text:span text:style-name="T4">
 Read also: </text:span>
 <text:a xlink:type="simple" xlink:href="https://www.ukrinform.ua/rubric-regions/3696559-na-zaporizzi-rosijski-raketi-zrujnuvali-cerkvu-de-mala-vidbutisa-velikodna-sluzba.html" text:style-name="Internet_20_link" text:visited-style-name="Visited_20_Internet_20_Link">
<text:span text:style-name="T4">
 Zaporizhia </text:span>
</text:a>
As of 13:30 Sunday, April 16, as a result of Russian <text:a xlink:type="simple" xlink:href="https://www.ukrinform.ua/tag-obstril" text:style-name="Internet_20_link" text:visited-style-name="Visited_20_Internet_20_Link">
</text:a>
Slavyansk, which took place on April 14, 12 people were killed and 22 were injured.<text:span text:style-name="T5">
Foto: SNNS</text:span>
</text:p>
      <text:p text:style-name="P4">
News Source: <text:a xlink:type="simple" xlink:href="https://www.ukrinform.ua/rubric-regions/3696591-u-slovansku-kilkist-zertv-raketnogo-udaru-zrosla-do-12.html" text:style-name="Internet_20_link" text:visited-style-name="Visited_20_Internet_20_Link">
https://www.ukrinform.ua/rubric-regions/3696591-u-slovansku-kilkist-zertv-raketnogo-udaru-zrosla-do-12.html</text:a>
</text:p>
      <!--NEWS-->
      <text:h text:style-name="P10" text:outline-level="1">
<text:span text:style-name="T4">
The Russian Federation can use the "drain" of the Pentagon data and put fake documents into the network - Danilov</text:span>
</text:h>
      <text:p text:style-name="P4">
Authors: Ukrinform (Person)</text:p>
      <text:p text:style-name="P4">
Publisher: Укринформ (Organization)</text:p>
      <text:p text:style-name="P4">
Published Time: 2023-04-16T12:16:00+03:00</text:p>
      <text:p text:style-name="P4">
Modified Time: 2023-04-16T12:16:00+03:00</text:p>
      <text:p text:style-name="P4">
Description: NSDC Secretary Alexei Danilov does not exclude that Russia can use the situation with the leakage of the Pentagon data on the Armed Forces counter -offensive and "put" fake documents into the network. - Ukrinform.</text:p>
      <text:p text:style-name="P4">
Images: ["<text:a xlink:type="simple" xlink:href="https://static.ukrinform.com/photos/2023_04/thumb_files/630_360_1680783781-501.jpg" text:style-name="Internet_20_link" text:visited-style-name="Visited_20_Internet_20_Link">
630_360_16807...</text:a>
"]</text:p>
      <text:p text:style-name="P4">
Tags: ['Пентагон', 'Данілов', 'Війна з росією', 'Єдині новини']</text:p>
      <text:p text:style-name="P4">
Type: Article</text:p>
      <!--METADATA-->
      <text:p text:style-name="P4">
<draw:frame draw:style-name="fr1" draw:name="Image118" text:anchor-type="as-char" svg:width="6.9236in" svg:height="3.956343in" draw:z-index="0">
<draw:image xlink:href="../Images/yкринформ/2023-04-16T12-16-00-03-00/630_360_1680783781-501.jpg" xlink:type="simple" xlink:show="embed" xlink:actuate="onLoad" draw:mime-type="image/jpeg"/>
</draw:frame>
Oleksiy Danilov Secretarrnov does not exclude that Russia can use the Pentagon's source -pro -commissioning situation on the Armed Forces Counter -offshore and to "put" fake documents into the network.</text:p>
      <text:p text:style-name="P4">
This was said on the air of the nationwide telephone "Unified News", Ukrinform correspondent reports.</text:p>
      <text:p text:style-name="P4">
"Documents are different. There are some of the documents that may be sensitive to the other question. There are some of the documents that may now appear online that are not related to this process. But those interested countries are primarily <text:a xlink:type="simple" xlink:href="https://www.ukrinform.ua/tag-rosia" text:style-name="Internet_20_link" text:visited-style-name="Visited_20_Internet_20_Link">
</text:a>
, they can now throw certain areas under the guise of this "leak". We have to consider it, as well as to analyze these things carefully, "the NSDC Secretary of Ukraine said.</text:p>
      <text:p text:style-name="P4">
At the same time, Danilov emphasized that relations with the partners of Ukraine should be strong, despite everything. He noted that the final decision on strategic actions at the front, taking into account all current circumstances, is adopted by the Ukrainian side, represented by a limited range of persons headed by the Supreme Chief Commander.</text:p>
      <text:p text:style-name="P4">
As reported by Ukrinform, last week, The New York Times wrote that the Pentagon was investigating the leakage of secret documents on the social network, which concerns, in particular, plans for the planned counter -offensive of the Armed Forces.</text:p>
      <text:p text:style-name="P4">
<text:span text:style-name="T4">
 Read also: </text:span>
 <text:a xlink:type="simple" xlink:href="https://www.ukrinform.ua/rubric-world/3695816-ministr-oboroni-ssa-doruciv-pereglanuti-mehanizm-dostupu-do-rozviddanih-pisla-vitoku-dokumentiv.html" text:style-name="Internet_20_link" text:visited-style-name="Visited_20_Internet_20_Link">
<text:span text:style-name="T4">
 Pentagon </text:span>
</text:a>
Advisor to the head of the Presidential Office Mykhailo Podolyak stated that the publication of Ukraine's counter -offensive documents is a Russian bluff, dust in the eyes.</text:p>
      <text:p text:style-name="P4">
On April 13, the FBI arrested the suspect in the drainage of secret documents. He was a 21-year-old serviceman of the US National Air Force Unit in Massachusetts Jack Tusheir.</text:p>
      <text:p text:style-name="P4">
News Source: <text:a xlink:type="simple" xlink:href="https://www.ukrinform.ua/rubric-world/3696588-rf-moze-vikoristati-zliv-danih-pentagonu-i-vkinuti-u-merezu-fejkovi-dokumenti-danilov.html" text:style-name="Internet_20_link" text:visited-style-name="Visited_20_Internet_20_Link">
https://www.ukrinform.ua/rubric-world/3696588-rf-moze-vikoristati-zliv-danih-pentagonu-i-vkinuti-u-merezu-fejkovi-dokumenti-danilov.html</text:a>
</text:p>
      <!--NEWS-->
      <text:h text:style-name="P10" text:outline-level="1">
<text:span text:style-name="T4">
Guardiola: If we lose Arsenal - a race by APL title can end</text:span>
</text:h>
      <text:p text:style-name="P4">
Authors: Ukrinform (Person)</text:p>
      <text:p text:style-name="P4">
Publisher: Укринформ (Organization)</text:p>
      <text:p text:style-name="P4">
Published Time: 2023-04-16T12:24:28+03:00</text:p>
      <text:p text:style-name="P4">
Modified Time: 2023-04-16T12:24:28+03:00</text:p>
      <text:p text:style-name="P4">
Description: Manchester City head coach PEP Guardiola after victory over Lester (3: 1) in the APL, shared his expectations from meeting with Arsenal on April 26. - Ukrinform.</text:p>
      <text:p text:style-name="P4">
Images: ["<text:a xlink:type="simple" xlink:href="https://static.ukrinform.com/photos/2023_04/thumb_files/630_360_1681636991-167.jpg" text:style-name="Internet_20_link" text:visited-style-name="Visited_20_Internet_20_Link">
630_360_16816...</text:a>
"]</text:p>
      <text:p text:style-name="P4">
Tags: ['Арсенал', 'Футбол', 'Манчестер Сіті']</text:p>
      <text:p text:style-name="P4">
Type: Article</text:p>
      <!--METADATA-->
      <text:p text:style-name="P4">
<draw:frame draw:style-name="fr1" draw:name="Image119" text:anchor-type="as-char" svg:width="6.9236in" svg:height="3.956343in" draw:z-index="0">
<draw:image xlink:href="../Images/yкринформ/2023-04-16T12-24-28-03-00/630_360_1681636991-167.jpg" xlink:type="simple" xlink:show="embed" xlink:actuate="onLoad" draw:mime-type="image/jpeg"/>
</draw:frame>
Manchester City head coach Pep Guardiol after victory over Lester(3:1)WAPL, shared expectations of meeting with Arsenal on April 26.</text:p>
      <text:p text:style-name="P4">
He said that for <text:a xlink:type="simple" xlink:href="https://www.bbc.com/sport/football/65289517" text:style-name="Internet_20_link" text:visited-style-name="Visited_20_Internet_20_Link">
</text:a>
, reports Ukrinform.</text:p>
      <text:p text:style-name="P4">
"As I said before, the main thing now is to win, win, win. Arsenal showed an incredible course of this season. I do not think that they lose many points, they will fight for the title. It was important for us to defeat Leicester before the eye match with Arsenal. Our meeting will be the finale. This is the finale to get a few more finals after him. If we lose, the race can be completed. We need to approach this game while next to Arsenal in the table. We know how difficult it will be to play with them. But we still have a Magic and Cup of England, ”Guardiola said.</text:p>
      <text:p text:style-name="P4">
<text:span text:style-name="T4">
 Read also: </text:span>
 <text:a xlink:type="simple" xlink:href="https://www.ukrinform.ua/rubric-sports/3696567-apl-arsenal-zigrae-iz-vest-gemom-nottingem-forest-proti-mu.html" text:style-name="Internet_20_link" text:visited-style-name="Visited_20_Internet_20_Link">
<text:span text:style-name="T4">
 APL </text:span>
</text:a>
As it was reported, Arsenal is leading in the APL with 73 points, in Manchester City - 70pints. In the next round, the Londoners will meet with West Heme on April 16. The City in the APL will be held in the APL against Arsenal.</text:p>
      <text:p text:style-name="P4">
Photo: Depositphotos</text:p>
      <text:p text:style-name="P4">
News Source: <text:a xlink:type="simple" xlink:href="https://www.ukrinform.ua/rubric-sports/3696592-gvardiola-akso-prograemo-arsenalu-gonka-za-titulom-apl-moze-zaversitisa.html" text:style-name="Internet_20_link" text:visited-style-name="Visited_20_Internet_20_Link">
https://www.ukrinform.ua/rubric-sports/3696592-gvardiola-akso-prograemo-arsenalu-gonka-za-titulom-apl-moze-zaversitisa.html</text:a>
</text:p>
      <!--NEWS-->
      <text:h text:style-name="P10" text:outline-level="1">
<text:span text:style-name="T4">
In Boryspil - Emergency Disabling Light</text:span>
</text:h>
      <text:p text:style-name="P4">
Authors: Ukrinform (Person)</text:p>
      <text:p text:style-name="P4">
Publisher: Укринформ (Organization)</text:p>
      <text:p text:style-name="P4">
Published Time: 2023-04-16T12:30:00+03:00</text:p>
      <text:p text:style-name="P4">
Modified Time: 2023-04-16T12:30:00+03:00</text:p>
      <text:p text:style-name="P4">
Description: In the Kyiv region, due to the lack of voltage on four high -voltage lines in Boryspil there were emergency shutdowns of light. - Ukrinform.</text:p>
      <text:p text:style-name="P4">
Images: ["<text:a xlink:type="simple" xlink:href="https://static.ukrinform.com/photos/2016_02/thumb_files/630_360_1456760162-5290.jpg" text:style-name="Internet_20_link" text:visited-style-name="Visited_20_Internet_20_Link">
630_360_14567...</text:a>
"]</text:p>
      <text:p text:style-name="P4">
Tags: ['Електроенергія', 'Відключення світла', 'Бориспіль']</text:p>
      <text:p text:style-name="P4">
Type: Article</text:p>
      <!--METADATA-->
      <text:p text:style-name="P4">
<draw:frame draw:style-name="fr1" draw:name="Image120" text:anchor-type="as-char" svg:width="6.9236in" svg:height="3.956343in" draw:z-index="0">
<draw:image xlink:href="../Images/yкринформ/2023-04-16T12-30-00-03-00/630_360_1456760162-5290.jpg" xlink:type="simple" xlink:show="embed" xlink:actuate="onLoad" draw:mime-type="image/jpeg"/>
</draw:frame>
Due to the lack of voltage on the four high -voltage lines of the hazel, there were emergency shutdowns of light due to the lack of voltage.</text:p>
      <text:p text:style-name="P4">
The Boryspil City Council reports in <text:a xlink:type="simple" xlink:href="https://t.me/borik_officially/1591" text:style-name="Internet_20_link" text:visited-style-name="Visited_20_Internet_20_Link">
</text:a>
, reports Ukrinform.</text:p>
      <text:p text:style-name="P4">
"There are emergency shutdowns in the city <text:a xlink:type="simple" xlink:href="https://www.ukrinform.ua/tag-elektroenergia" text:style-name="Internet_20_link" text:visited-style-name="Visited_20_Internet_20_Link">
</text:a>
. Без напруги чотири високовольтні лінії. Фахівці ДТЕК працюють на місці", -йдеться в повідомленні.</text:p>
      <text:p text:style-name="P4">
<text:span text:style-name="T4">
Читайте також:</text:span>
 <text:a xlink:type="simple" xlink:href="https://www.ukrinform.ua/rubric-regions/3696350-na-dnipropetrovsini-i-doneccini-svitlo-povernuli-11-tisacam-rodin.html" text:style-name="Internet_20_link" text:visited-style-name="Visited_20_Internet_20_Link">
 </text:a>
According to Ukrinform, the power system as a whole is now working with surplus generating capacity, providing consumers' needs across the country.</text:p>
      <text:p text:style-name="P4">
News Source: <text:a xlink:type="simple" xlink:href="https://www.ukrinform.ua/rubric-regions/3696597-u-borispoli-avarijni-vidklucenna-svitla.html" text:style-name="Internet_20_link" text:visited-style-name="Visited_20_Internet_20_Link">
https://www.ukrinform.ua/rubric-regions/3696597-u-borispoli-avarijni-vidklucenna-svitla.html</text:a>
</text:p>
      <!--NEWS-->
      <text:h text:style-name="P10" text:outline-level="1">
<text:span text:style-name="T4">
Naev brought the military to the positions of Easter cakes consecrated by epiphany</text:span>
</text:h>
      <text:p text:style-name="P4">
Authors: Ukrinform (Person)</text:p>
      <text:p text:style-name="P4">
Publisher: Укринформ (Organization)</text:p>
      <text:p text:style-name="P4">
Published Time: 2023-04-16T12:31:00+03:00</text:p>
      <text:p text:style-name="P4">
Modified Time: 2023-04-16T12:31:00+03:00</text:p>
      <text:p text:style-name="P4">
Description: The Commander of the Joint Forces of the Armed Forces of Ukraine, Lieutenant General Sergey Naev, passed the consecrated belts to the servicemen for Easter. - Ukrinform.</text:p>
      <text:p text:style-name="P4">
Images: ["<text:a xlink:type="simple" xlink:href="https://static.ukrinform.com/photos/2022_05/thumb_files/630_360_1651498170-971.jpg" text:style-name="Internet_20_link" text:visited-style-name="Visited_20_Internet_20_Link">
630_360_16514...</text:a>
"]</text:p>
      <text:p text:style-name="P4">
Tags: ['Великдень', 'Сергій Наєв', 'Війна з росією']</text:p>
      <text:p text:style-name="P4">
Type: Article</text:p>
      <!--METADATA-->
      <text:p text:style-name="P4">
<draw:frame draw:style-name="fr1" draw:name="Image121" text:anchor-type="as-char" svg:width="6.9236in" svg:height="3.956343in" draw:z-index="0">
<draw:image xlink:href="../Images/yкринформ/2023-04-16T12-31-00-03-00/630_360_1651498170-971.jpg" xlink:type="simple" xlink:show="embed" xlink:actuate="onLoad" draw:mime-type="image/jpeg"/>
</draw:frame>
Commander-in-Chief of the Armed Forces of Ukraine Lieutenant General Sergey Naev to Easter passes to the servicemen consecrated Passover.</text:p>
      <text:p text:style-name="P4">
According to Ukrinform, the Command of the Joint Forces of the Armed Forces reports in <text:a xlink:type="simple" xlink:href="https://www.facebook.com/JointForcesCommandAFU/posts/pfbid0N2uJixMvo7pccDo9m1L2bJtnCJVZS9nMpZLU4kpspMyJSNUjgxjVeb7FJT1UuDQyl" text:style-name="Internet_20_link" text:visited-style-name="Visited_20_Internet_20_Link">
</text:a>
.</text:p>
      <text:p text:style-name="P4">
"Воскресіння Христове святкують й у військових підрозділах, які виконуютьбойові завдання у Північній операційній зоні. Привітати бійців з <text:a xlink:type="simple" xlink:href="https://www.ukrinform.ua/tag-velikden" text:style-name="Internet_20_link" text:visited-style-name="Visited_20_Internet_20_Link">
</text:a>
Lieutenant General Sergey Naev, "- the message reads directly at the positions of the Armed Forces Commissioner of the Armed Forces of Ukraine.</text:p>
      <text:p text:style-name="P4">
On this day, the commander also fulfilled the honorary mission - in addition to greetings of the University of Defense of Ukraine and the Armed Forces command, he conveyed to military Passover, consecrated by Metropolitan Epiphany at St. Michael's Golden -Domed Cathedral of Kyiv.</text:p>
      <text:p text:style-name="P4">
<text:span text:style-name="T5">
Source:<text:a xlink:type="simple" xlink:href="https://www.youtube.com/redirect" text:style-name="Internet_20_link" text:visited-style-name="Visited_20_Internet_20_Link">
</text:a>
</text:span>
</text:p>
      <text:p text:style-name="P4">
"This sanctified bread is a manifestation of blessing so that you return home as well as health and continue to build our Motherland. Far from your days you have to feel unity with all Ukrainian people who are celebrating Easter. Together with the Passover we would like to hand over to you. , which we all have, " - said Nayev.</text:p>
      <text:p text:style-name="P4">
<text:span text:style-name="T4">
 Read also: </text:span>
 <text:a xlink:type="simple" xlink:href="https://www.ukrinform.ua/rubric-society/3696517-sila-zla-e-timcasovou-epifanij-privitav-ukrainciv-z-velikodnem.html" text:style-name="Internet_20_link" text:visited-style-name="Visited_20_Internet_20_Link">
</text:a>
During his standing, he spoke with the servicemen tidied them up for their service. In addition, Nayev was convinced that the conditions in which they serve and celebrate Easter, meet modern requirements, but, for their even more improvement, the generators of the reserve nutrition were given to the defenders, the message is reported.He emphasized that "faith was, it will be an integral part of our lives. It is necessary not only in God, but also in yourself, because if you do not believe in yourself, you will not overcome Tonich in your way."</text:p>
      <text:p text:style-name="P4">
<text:span text:style-name="T4">
 Read also: </text:span>
 <text:a xlink:type="simple" xlink:href="https://www.ukrinform.ua/rubric-society/3696515-zaluznij-u-velikden-ukraina-v-ednosti-zdolae-voroga.html" text:style-name="Internet_20_link" text:visited-style-name="Visited_20_Internet_20_Link">
<text:span text:style-name="T4">
 Zaluzh </text:span>
</text:a>
"And we have anyone and what to overcome. , - said Nayev.</text:p>
      <text:p text:style-name="P4">
According to him, about 15,000 consecrated belts were transferred to the resurrection of the Resurrection of the Lord's Services. Each Easter was scared to the table where they were waiting for it.</text:p>
      <text:p text:style-name="P4">
As reported by Ukrinform, Metropolitan of Kiev and all Ukraine Epiphanius Uvit-Michael's Golden-domed Cathedral consecrated three thousand belts, which will be sent to the Ukrainian military.</text:p>
      <text:p text:style-name="P4">
News Source: <text:a xlink:type="simple" xlink:href="https://www.ukrinform.ua/rubric-society/3696598-naev-priviz-vijskovim-na-pozicii-paski-osvaceni-epifaniem.html" text:style-name="Internet_20_link" text:visited-style-name="Visited_20_Internet_20_Link">
https://www.ukrinform.ua/rubric-society/3696598-naev-priviz-vijskovim-na-pozicii-paski-osvaceni-epifaniem.html</text:a>
</text:p>
      <!--NEWS-->
      <text:h text:style-name="P10" text:outline-level="1">
<text:span text:style-name="T4">
The PCC conducted the first Easter service in the Kiev-Pechersk Lavra</text:span>
</text:h>
      <text:p text:style-name="P4">
Authors: Ukrinform (Person)</text:p>
      <text:p text:style-name="P4">
Publisher: Укринформ (Organization)</text:p>
      <text:p text:style-name="P4">
Published Time: 2023-04-16T12:42:11+03:00</text:p>
      <text:p text:style-name="P4">
Modified Time: 2023-04-16T12:42:11+03:00</text:p>
      <text:p text:style-name="P4">
Description: For the first time at the Assumption Cathedral of the Kiev-Pechersk Lavra, the Easter service of the Orthodox Church of Ukraine was held for the first time. - Ukrinform.</text:p>
      <text:p text:style-name="P4">
Images: ["<text:a xlink:type="simple" xlink:href="https://static.ukrinform.com/photos/2023_04/thumb_files/630_360_1681637997-1820.jpeg" text:style-name="Internet_20_link" text:visited-style-name="Visited_20_Internet_20_Link">
630_360_16816...</text:a>
", "<text:a xlink:type="simple" xlink:href="https://static.ukrinform.com/photos/2023_04/thumb_files/630_360_1681637996-6943.jpeg" text:style-name="Internet_20_link" text:visited-style-name="Visited_20_Internet_20_Link">
630_360_16816...</text:a>
", "<text:a xlink:type="simple" xlink:href="https://static.ukrinform.com/photos/2023_04/thumb_files/630_360_1681637997-9353.jpeg" text:style-name="Internet_20_link" text:visited-style-name="Visited_20_Internet_20_Link">
630_360_16816...</text:a>
", "<text:a xlink:type="simple" xlink:href="https://static.ukrinform.com/photos/2023_04/thumb_files/630_360_1681637997-2587.jpeg" text:style-name="Internet_20_link" text:visited-style-name="Visited_20_Internet_20_Link">
630_360_16816...</text:a>
", "<text:a xlink:type="simple" xlink:href="https://static.ukrinform.com/photos/2023_04/thumb_files/630_360_1681637997-3469.jpeg" text:style-name="Internet_20_link" text:visited-style-name="Visited_20_Internet_20_Link">
630_360_16816...</text:a>
", "<text:a xlink:type="simple" xlink:href="https://static.ukrinform.com/photos/2023_04/thumb_files/630_360_1681637997-5387.jpeg" text:style-name="Internet_20_link" text:visited-style-name="Visited_20_Internet_20_Link">
630_360_16816...</text:a>
", "<text:a xlink:type="simple" xlink:href="https://static.ukrinform.com/photos/2023_04/thumb_files/630_360_1681637998-7074.jpeg" text:style-name="Internet_20_link" text:visited-style-name="Visited_20_Internet_20_Link">
630_360_16816...</text:a>
", "<text:a xlink:type="simple" xlink:href="https://static.ukrinform.com/photos/2023_04/thumb_files/630_360_1681637998-7126.jpeg" text:style-name="Internet_20_link" text:visited-style-name="Visited_20_Internet_20_Link">
630_360_16816...</text:a>
", "<text:a xlink:type="simple" xlink:href="https://static.ukrinform.com/photos/2023_04/thumb_files/630_360_1681637998-3912.jpeg" text:style-name="Internet_20_link" text:visited-style-name="Visited_20_Internet_20_Link">
630_360_16816...</text:a>
", "<text:a xlink:type="simple" xlink:href="https://static.ukrinform.com/photos/2023_04/thumb_files/630_360_1681637998-6615.jpeg" text:style-name="Internet_20_link" text:visited-style-name="Visited_20_Internet_20_Link">
630_360_16816...</text:a>
", "<text:a xlink:type="simple" xlink:href="https://static.ukrinform.com/photos/2023_04/thumb_files/630_360_1681637998-7258.jpeg" text:style-name="Internet_20_link" text:visited-style-name="Visited_20_Internet_20_Link">
630_360_16816...</text:a>
", "<text:a xlink:type="simple" xlink:href="https://static.ukrinform.com/photos/2023_04/thumb_files/630_360_1681637998-8274.jpeg" text:style-name="Internet_20_link" text:visited-style-name="Visited_20_Internet_20_Link">
630_360_16816...</text:a>
"]</text:p>
      <text:p text:style-name="P4">
Tags: ['Великдень', 'Київська Лавра', 'Православна церква України']</text:p>
      <text:p text:style-name="P4">
Type: Article</text:p>
      <!--METADATA-->
      <text:p text:style-name="P4">
<draw:frame draw:style-name="fr1" draw:name="Image122" text:anchor-type="as-char" svg:width="6.9236in" svg:height="3.956343in" draw:z-index="0">
<draw:image xlink:href="../Images/yкринформ/2023-04-16T12-42-11-03-00/630_360_1681637997-1820.jpeg" xlink:type="simple" xlink:show="embed" xlink:actuate="onLoad" draw:mime-type="image/jpeg"/>
</draw:frame>
For the first time the Easter service of the Orthodox Church of Ukraine took place for the first time the Vosev Cathedral of the Kiev-Pechersk Lavra.</text:p>
      <text:p text:style-name="P4">
This was reported by Ukrinform correspondent.</text:p>
      <text:p text:style-name="P4">
<draw:frame draw:style-name="fr1" draw:name="Image123" text:anchor-type="as-char" svg:width="6.9236in" svg:height="3.956343in" draw:z-index="0">
<draw:image xlink:href="../Images/yкринформ/2023-04-16T12-42-11-03-00/630_360_1681637996-6943.jpeg" xlink:type="simple" xlink:show="embed" xlink:actuate="onLoad" draw:mime-type="image/jpeg"/>
</draw:frame>
Easter worship of the PCU at the Assumption Cathedral of the Kiev-Pechersk Lavra / Photo: Yevgeny Kotenko. Ukrinform <text:a xlink:type="simple" xlink:href="https://static.ukrinform.com/photos/2023_04/1681637996-6943.jpeg" text:style-name="Internet_20_link" text:visited-style-name="Visited_20_Internet_20_Link">
<draw:frame draw:style-name="fr1" draw:name="Image124" text:anchor-type="as-char" svg:width="6.9236in" svg:height="3.956343in" draw:z-index="0">
<draw:image xlink:href="../Images/yкринформ/2023-04-16T12-42-11-03-00/630_360_1681637996-6943.jpeg" xlink:type="simple" xlink:show="embed" xlink:actuate="onLoad" draw:mime-type="image/jpeg"/>
</draw:frame>
</text:a>
 <text:a xlink:type="simple" xlink:href="https://static.ukrinform.com/photos/2023_04/1681637997-9353.jpeg" text:style-name="Internet_20_link" text:visited-style-name="Visited_20_Internet_20_Link">
<draw:frame draw:style-name="fr1" draw:name="Image125" text:anchor-type="as-char" svg:width="6.9236in" svg:height="3.956343in" draw:z-index="0">
<draw:image xlink:href="../Images/yкринформ/2023-04-16T12-42-11-03-00/630_360_1681637997-9353.jpeg" xlink:type="simple" xlink:show="embed" xlink:actuate="onLoad" draw:mime-type="image/jpeg"/>
</draw:frame>
</text:a>
 <text:a xlink:type="simple" xlink:href="https://static.ukrinform.com/photos/2023_04/1681637997-2587.jpeg" text:style-name="Internet_20_link" text:visited-style-name="Visited_20_Internet_20_Link">
<draw:frame draw:style-name="fr1" draw:name="Image126" text:anchor-type="as-char" svg:width="6.9236in" svg:height="3.956343in" draw:z-index="0">
<draw:image xlink:href="../Images/yкринформ/2023-04-16T12-42-11-03-00/630_360_1681637997-2587.jpeg" xlink:type="simple" xlink:show="embed" xlink:actuate="onLoad" draw:mime-type="image/jpeg"/>
</draw:frame>
</text:a>
 <text:a xlink:type="simple" xlink:href="https://static.ukrinform.com/photos/2023_04/1681637997-3469.jpeg" text:style-name="Internet_20_link" text:visited-style-name="Visited_20_Internet_20_Link">
<draw:frame draw:style-name="fr1" draw:name="Image127" text:anchor-type="as-char" svg:width="6.9236in" svg:height="3.956343in" draw:z-index="0">
<draw:image xlink:href="../Images/yкринформ/2023-04-16T12-42-11-03-00/630_360_1681637997-3469.jpeg" xlink:type="simple" xlink:show="embed" xlink:actuate="onLoad" draw:mime-type="image/jpeg"/>
</draw:frame>
</text:a>
 <text:a xlink:type="simple" xlink:href="https://static.ukrinform.com/photos/2023_04/1681637997-5387.jpeg" text:style-name="Internet_20_link" text:visited-style-name="Visited_20_Internet_20_Link">
<draw:frame draw:style-name="fr1" draw:name="Image128" text:anchor-type="as-char" svg:width="6.9236in" svg:height="3.956343in" draw:z-index="0">
<draw:image xlink:href="../Images/yкринформ/2023-04-16T12-42-11-03-00/630_360_1681637997-5387.jpeg" xlink:type="simple" xlink:show="embed" xlink:actuate="onLoad" draw:mime-type="image/jpeg"/>
</draw:frame>
</text:a>
 <text:a xlink:type="simple" xlink:href="https://static.ukrinform.com/photos/2023_04/1681637997-1820.jpeg" text:style-name="Internet_20_link" text:visited-style-name="Visited_20_Internet_20_Link">
<draw:frame draw:style-name="fr1" draw:name="Image129" text:anchor-type="as-char" svg:width="6.9236in" svg:height="3.956343in" draw:z-index="0">
<draw:image xlink:href="../Images/yкринформ/2023-04-16T12-42-11-03-00/630_360_1681637997-1820.jpeg" xlink:type="simple" xlink:show="embed" xlink:actuate="onLoad" draw:mime-type="image/jpeg"/>
</draw:frame>
</text:a>
 <text:a xlink:type="simple" xlink:href="https://static.ukrinform.com/photos/2023_04/1681637998-7074.jpeg" text:style-name="Internet_20_link" text:visited-style-name="Visited_20_Internet_20_Link">
<draw:frame draw:style-name="fr1" draw:name="Image130" text:anchor-type="as-char" svg:width="6.9236in" svg:height="3.956343in" draw:z-index="0">
<draw:image xlink:href="../Images/yкринформ/2023-04-16T12-42-11-03-00/630_360_1681637998-7074.jpeg" xlink:type="simple" xlink:show="embed" xlink:actuate="onLoad" draw:mime-type="image/jpeg"/>
</draw:frame>
</text:a>
 <text:a xlink:type="simple" xlink:href="https://static.ukrinform.com/photos/2023_04/1681637998-7126.jpeg" text:style-name="Internet_20_link" text:visited-style-name="Visited_20_Internet_20_Link">
<draw:frame draw:style-name="fr1" draw:name="Image131" text:anchor-type="as-char" svg:width="6.9236in" svg:height="3.956343in" draw:z-index="0">
<draw:image xlink:href="../Images/yкринформ/2023-04-16T12-42-11-03-00/630_360_1681637998-7126.jpeg" xlink:type="simple" xlink:show="embed" xlink:actuate="onLoad" draw:mime-type="image/jpeg"/>
</draw:frame>
</text:a>
 <text:a xlink:type="simple" xlink:href="https://static.ukrinform.com/photos/2023_04/1681637998-3912.jpeg" text:style-name="Internet_20_link" text:visited-style-name="Visited_20_Internet_20_Link">
<draw:frame draw:style-name="fr1" draw:name="Image132" text:anchor-type="as-char" svg:width="6.9236in" svg:height="3.956343in" draw:z-index="0">
<draw:image xlink:href="../Images/yкринформ/2023-04-16T12-42-11-03-00/630_360_1681637998-3912.jpeg" xlink:type="simple" xlink:show="embed" xlink:actuate="onLoad" draw:mime-type="image/jpeg"/>
</draw:frame>
</text:a>
 <text:a xlink:type="simple" xlink:href="https://static.ukrinform.com/photos/2023_04/1681637998-6615.jpeg" text:style-name="Internet_20_link" text:visited-style-name="Visited_20_Internet_20_Link">
<draw:frame draw:style-name="fr1" draw:name="Image133" text:anchor-type="as-char" svg:width="6.9236in" svg:height="3.956343in" draw:z-index="0">
<draw:image xlink:href="../Images/yкринформ/2023-04-16T12-42-11-03-00/630_360_1681637998-6615.jpeg" xlink:type="simple" xlink:show="embed" xlink:actuate="onLoad" draw:mime-type="image/jpeg"/>
</draw:frame>
</text:a>
 <text:a xlink:type="simple" xlink:href="https://static.ukrinform.com/photos/2023_04/1681637998-7258.jpeg" text:style-name="Internet_20_link" text:visited-style-name="Visited_20_Internet_20_Link">
<draw:frame draw:style-name="fr1" draw:name="Image134" text:anchor-type="as-char" svg:width="6.9236in" svg:height="3.956343in" draw:z-index="0">
<draw:image xlink:href="../Images/yкринформ/2023-04-16T12-42-11-03-00/630_360_1681637998-7258.jpeg" xlink:type="simple" xlink:show="embed" xlink:actuate="onLoad" draw:mime-type="image/jpeg"/>
</draw:frame>
</text:a>
 <text:a xlink:type="simple" xlink:href="https://static.ukrinform.com/photos/2023_04/1681637998-8274.jpeg" text:style-name="Internet_20_link" text:visited-style-name="Visited_20_Internet_20_Link">
<draw:frame draw:style-name="fr1" draw:name="Image135" text:anchor-type="as-char" svg:width="6.9236in" svg:height="3.956343in" draw:z-index="0">
<draw:image xlink:href="../Images/yкринформ/2023-04-16T12-42-11-03-00/630_360_1681637998-8274.jpeg" xlink:type="simple" xlink:show="embed" xlink:actuate="onLoad" draw:mime-type="image/jpeg"/>
</draw:frame>
</text:a>
So, from 6 am, believers came to church for consecration of caviar caviar. Also in the premises of the cathedral in the Ukrainian language prayers of the enlighteners of Ukraine took place.</text:p>
      <text:p text:style-name="P4">
Lavra's governor from Abrahami PCCU in his <text:a xlink:type="simple" xlink:href="http://www.youtube.com/watch" text:style-name="Internet_20_link" text:visited-style-name="Visited_20_Internet_20_Link">
</text:a>
He wished the Ukrainians to victory temptations and evil.<text:span text:style-name="T4">
 Read also: </text:span>
 <text:a xlink:type="simple" xlink:href="https://www.ukrinform.ua/rubric-society/3696517-sila-zla-e-timcasovou-epifanij-privitav-ukrainciv-z-velikodnem.html" text:style-name="Internet_20_link" text:visited-style-name="Visited_20_Internet_20_Link">
</text:a>
As reported by Ukrinform, the Assumption Cathedral of the Kiev-Pechersk Lavra and the Repeznazerkva returned to the state for the use of the UOC(MP)in January 2023.</text:p>
      <text:p text:style-name="P4">
There was already a PCU service for Christmas at the Assumption Cathedral.</text:p>
      <text:p text:style-name="P4">
News Source: <text:a xlink:type="simple" xlink:href="https://www.ukrinform.ua/rubric-society/3696602-pcu-provela-persu-velikodnu-sluzbu-v-kievopecerskij-lavri.html" text:style-name="Internet_20_link" text:visited-style-name="Visited_20_Internet_20_Link">
https://www.ukrinform.ua/rubric-society/3696602-pcu-provela-persu-velikodnu-sluzbu-v-kievopecerskij-lavri.html</text:a>
</text:p>
      <!--NEWS-->
      <text:h text:style-name="P10" text:outline-level="1">
<text:span text:style-name="T4">
Kherson, Khersonska Oblast(18:47). Red Alert: aerial threat. Sirens sounding. Take cover now!</text:span>
</text:h>
      <text:p text:style-name="P4">
Authors: liveuamap (Language: en)</text:p>
      <text:p text:style-name="P4">
Time: 2023-04-16T12:48:00</text:p>
      <text:p text:style-name="P4">
Location: Kherson (Latitude:46.65581000 Longtitude:32.61780000)</text:p>
      <text:p text:style-name="P4">
Videos: []</text:p>
      <text:p text:style-name="P4">
Images: []</text:p>
      <text:p text:style-name="P4">
Tags: ["Europe", "Central and Eastern Europe"]</text:p>
      <text:p text:style-name="P4">
Id: 22556576</text:p>
      <!--METADATA-->
      <text:p text:style-name="P4">
Kherson, Kherson region(18:47). Red Alert: aerial threat. Sirens sounding.Take cover now!</text:p>
      <text:p text:style-name="P4">
News Collection Link: <text:a xlink:type="simple" xlink:href="https://liveuamap.com/en/2023/16-april-kherson-khersonska-oblast1847-red-alg" text:style-name="Internet_20_link" text:visited-style-name="Visited_20_Internet_20_Link">
https://liveuamap.com/en/2023/16-april-kherson-khersonska-oblast1847-red-alg</text:a>
</text:p>
      <text:p text:style-name="P4">
News Source: <text:a xlink:type="simple" xlink:href="https://t.me/air_alert_ua/43173" text:style-name="Internet_20_link" text:visited-style-name="Visited_20_Internet_20_Link">
https://t.me/air_alert_ua/43173</text:a>
</text:p>
      <!--NEWS-->
      <text:h text:style-name="P10" text:outline-level="1">
<text:span text:style-name="T4">
G7 countries have pledged to accelerate the rejection of fossil fuels</text:span>
</text:h>
      <text:p text:style-name="P4">
Authors: Ukrinform (Person)</text:p>
      <text:p text:style-name="P4">
Publisher: Укринформ (Organization)</text:p>
      <text:p text:style-name="P4">
Published Time: 2023-04-16T13:04:07+03:00</text:p>
      <text:p text:style-name="P4">
Modified Time: 2023-04-16T13:04:07+03:00</text:p>
      <text:p text:style-name="P4">
Description: G7 climate and energy ministers have pledged to accelerate the gradual rejection of fossil fuels to achieve zero carbon dioxide release no later than 2050. - Ukrinform.</text:p>
      <text:p text:style-name="P4">
Images: ["<text:a xlink:type="simple" xlink:href="https://static.ukrinform.com/photos/2023_04/thumb_files/630_360_1681639413-724.png" text:style-name="Internet_20_link" text:visited-style-name="Visited_20_Internet_20_Link">
630_360_16816...</text:a>
"]</text:p>
      <text:p text:style-name="P4">
Tags: ['Енергетика', 'Велика сімка']</text:p>
      <text:p text:style-name="P4">
Type: Article</text:p>
      <!--METADATA-->
      <text:p text:style-name="P4">
<draw:frame draw:style-name="fr1" draw:name="Image136" text:anchor-type="as-char" svg:width="6.9236in" svg:height="3.956343in" draw:z-index="0">
<draw:image xlink:href="../Images/yкринформ/2023-04-16T13-04-07-03-00/630_360_1681639413-724.png" xlink:type="simple" xlink:show="embed" xlink:actuate="onLoad" draw:mime-type="image/png"/>
</draw:frame>
The G7 Ministers' and Energy Ministers have pledged to accelerate the gradual refusal of fuel fuel to achieve zero carbon dioxide release than 2050.</text:p>
      <text:p text:style-name="P4">
As Ukrinform reports, it reports <text:a xlink:type="simple" xlink:href="https://english.kyodonews.net/news/2023/04/dc2c72b450c2-g-7-to-agree-on-need-to-diversify-fuel-sources-push-decarbonization.html" text:style-name="Internet_20_link" text:visited-style-name="Visited_20_Internet_20_Link">
</text:a>
.</text:p>
      <text:p text:style-name="P4">
At the same time, it is noted that during a meeting in the Japanese city of Sapporo, there was a failed agreement to set the deadline to stop the use of carbon energy.</text:p>
      <text:p text:style-name="P4">
Japan, who headed the meeting, did not want to coordinate specific time frames to stop use <text:a xlink:type="simple" xlink:href="https://www.ukrinform.ua/tag-vugilla" text:style-name="Internet_20_link" text:visited-style-name="Visited_20_Internet_20_Link">
</text:a>
Considering the probable need for this energy source for at least a majority of the 2030s. The United Kingdom and Canada are trying to stop the Tsuprakics.</text:p>
      <text:p text:style-name="P4">
The ministers confirmed their commitment to the "complete or predominant" decarbonization of the energy sector by 2035. This is stated in the issued Komunik after a meeting on climate, energy and the environment.</text:p>
      <text:p text:style-name="P4">
During the meeting, the G7 member states gradually agreed to give up the fuel, including gas, oil and coal, in the energy sector.</text:p>
      <text:p text:style-name="P4">
Ministers have also reached collective consent to reduce carbon dioxide emissions for vehicles by at least 50% by 2035 or earlier.</text:p>
      <text:p text:style-name="P4">
The G7 meeting was the first series of meetings at the ministers of the pre -Ukraine ministers in Hiroshima, which are focused on the ways of achieving carbon -neutrality by 2050 by reducing the dependence on fossil fuel expanding the use of renewable energy sources.</text:p>
      <text:p text:style-name="P4">
<text:span text:style-name="T4">
 Read also: </text:span>
 <text:a xlink:type="simple" xlink:href="https://www.ukrinform.ua/rubric-economy/3675223-ukraina-moze-stati-eksporterom-zelenogo-abo-nizkovuglecevogo-vodnu-minenergo.html" text:style-name="Internet_20_link" text:visited-style-name="Visited_20_Internet_20_Link">
</text:a>
As reported by Ukrinform, during a telephone conversation President of Zelensky Tabiden <text:a xlink:type="simple" xlink:href="https://www.ukrinform.ua/rubric-polytics/3632232-zelenskij-pro-rozmovu-z-bajdenom-skoordinuvali-nasi-pozicii-pered-samitom-g7.html" text:style-name="Internet_20_link" text:visited-style-name="Visited_20_Internet_20_Link">
</text:a>
.</text:p>
      <text:p text:style-name="P4">
<text:span text:style-name="T5">
Foto: kyodo</text:span>
</text:p>
      <text:p text:style-name="P4">
News Source: <text:a xlink:type="simple" xlink:href="https://www.ukrinform.ua/rubric-economy/3696605-kraini-g7-zobovazalisa-priskoriti-vidmovu-vid-vikopnogo-paliva.html" text:style-name="Internet_20_link" text:visited-style-name="Visited_20_Internet_20_Link">
https://www.ukrinform.ua/rubric-economy/3696605-kraini-g7-zobovazalisa-priskoriti-vidmovu-vid-vikopnogo-paliva.html</text:a>
</text:p>
      <!--NEWS-->
      <text:h text:style-name="P10" text:outline-level="1">
<text:span text:style-name="T4">
Mykolaiv, Mykolayivska Oblast(19:08). Red Alert: aerial threat. Sirens sounding. Take cover now!</text:span>
</text:h>
      <text:p text:style-name="P4">
Authors: liveuamap (Language: en)</text:p>
      <text:p text:style-name="P4">
Time: 2023-04-16T13:09:00</text:p>
      <text:p text:style-name="P4">
Location: Mykolaiv (Latitude:46.94806 Longtitude:32.00641)</text:p>
      <text:p text:style-name="P4">
Videos: []</text:p>
      <text:p text:style-name="P4">
Images: []</text:p>
      <text:p text:style-name="P4">
Tags: ["Europe", "Central and Eastern Europe"]</text:p>
      <text:p text:style-name="P4">
Id: 22556577</text:p>
      <!--METADATA-->
      <text:p text:style-name="P4">
Nikolaev, Mykolaiv region(19:08). Red Alert: aerial threat. Sirenssounding. Take cover now!</text:p>
      <text:p text:style-name="P4">
News Collection Link: <text:a xlink:type="simple" xlink:href="https://liveuamap.com/en/2023/16-april-mykolaiv-mykolayivska-oblast1908-redg" text:style-name="Internet_20_link" text:visited-style-name="Visited_20_Internet_20_Link">
https://liveuamap.com/en/2023/16-april-mykolaiv-mykolayivska-oblast1908-redg</text:a>
</text:p>
      <text:p text:style-name="P4">
News Source: <text:a xlink:type="simple" xlink:href="https://t.me/air_alert_ua/43174" text:style-name="Internet_20_link" text:visited-style-name="Visited_20_Internet_20_Link">
https://t.me/air_alert_ua/43174</text:a>
</text:p>
      <!--NEWS-->
      <text:h text:style-name="P10" text:outline-level="1">
<text:span text:style-name="T4">
In Mariupol on the spot nearly 30 high -rise buildings now the desert</text:span>
</text:h>
      <text:p text:style-name="P4">
Authors: Ukrinform (Person)</text:p>
      <text:p text:style-name="P4">
Publisher: Укринформ (Organization)</text:p>
      <text:p text:style-name="P4">
Published Time: 2023-04-16T13:13:00+03:00</text:p>
      <text:p text:style-name="P4">
Modified Time: 2023-04-16T13:13:00+03:00</text:p>
      <text:p text:style-name="P4">
Description: In Mariupol, there are almost 30 high -rise buildings in the Primorsky district now just a "desert". - Ukrinform.</text:p>
      <text:p text:style-name="P4">
Images: ["<text:a xlink:type="simple" xlink:href="https://static.ukrinform.com/photos/2023_04/thumb_files/630_360_1680546247-363.jpg" text:style-name="Internet_20_link" text:visited-style-name="Visited_20_Internet_20_Link">
630_360_16805...</text:a>
"]</text:p>
      <text:p text:style-name="P4">
Tags: ['Маріуполь', 'Житло', 'Доступне житло', 'Війна з росією']</text:p>
      <text:p text:style-name="P4">
Type: Article</text:p>
      <!--METADATA-->
      <text:p text:style-name="P4">
<draw:frame draw:style-name="fr1" draw:name="Image137" text:anchor-type="as-char" svg:width="6.9236in" svg:height="3.956343in" draw:z-index="0">
<draw:image xlink:href="../Images/yкринформ/2023-04-16T13-13-00-03-00/630_360_1680546247-363.jpg" xlink:type="simple" xlink:show="embed" xlink:actuate="onLoad" draw:mime-type="image/jpeg"/>
</draw:frame>
Umariupoli on the site of almost 30 high -rise buildings in the Primorsky district is now simple "desert".</text:p>
      <text:p text:style-name="P4">
Appropriate video in <text:a xlink:type="simple" xlink:href="https://t.me/andriyshTime/8673" text:style-name="Internet_20_link" text:visited-style-name="Visited_20_Internet_20_Link">
</text:a>
Petro Andryushchenko, Petro Andryushchenko, was published by the advisor of Mariupol.</text:p>
      <text:p text:style-name="P4">
“There were 29 high -rise buildings. Now it's just a desert. Cherry. Primorsky district. <text:a xlink:type="simple" xlink:href="https://www.ukrinform.ua/tag-mariupol" text:style-name="Internet_20_link" text:visited-style-name="Visited_20_Internet_20_Link">
</text:a>
. April 2023. "Russian", - signed the video of Andryushchenko.</text:p>
      <text:p text:style-name="P4">
<text:span text:style-name="T4">
 Read also: </text:span>
 <text:a xlink:type="simple" xlink:href="https://www.ukrinform.ua/rubric-regions/3694364-u-mariupoli-zagarbniki-demontuvali-pamatnik-hudozniku-kuindzi.html" text:style-name="Internet_20_link" text:visited-style-name="Visited_20_Internet_20_Link">
<text:span text:style-name="T4">
 Mariupoli </text:span>
</text:a>
As reported by Ukrinform, in the Mariupol district of Mariupol, the invaders carry out repair work and announce tenders for erection of houses. According to Pandryushchenko, because of the increased risk of investment, contractors plan to build rooted funds of Russia, but they will later return them through the mortgage program.</text:p>
      <text:p text:style-name="P4">
News Source: <text:a xlink:type="simple" xlink:href="https://www.ukrinform.ua/rubric-regions/3696608-u-mariupoli-na-misci-majze-30-bagatopoverhivok-teper-pustela.html" text:style-name="Internet_20_link" text:visited-style-name="Visited_20_Internet_20_Link">
https://www.ukrinform.ua/rubric-regions/3696608-u-mariupoli-na-misci-majze-30-bagatopoverhivok-teper-pustela.html</text:a>
</text:p>
      <!--NEWS-->
      <text:h text:style-name="P10" text:outline-level="1">
<text:span text:style-name="T4">
Ukrainian Lomachinskaya won two bronze medals on a weightlifting athletics</text:span>
</text:h>
      <text:p text:style-name="P4">
Authors: Ukrinform (Person)</text:p>
      <text:p text:style-name="P4">
Publisher: Укринформ (Organization)</text:p>
      <text:p text:style-name="P4">
Published Time: 2023-04-16T13:13:46+03:00</text:p>
      <text:p text:style-name="P4">
Modified Time: 2023-04-16T13:13:46+03:00</text:p>
      <text:p text:style-name="P4">
Description: Ukrainian Angelina Lomachinskaya won two bronze medals at the European Athletics European Championships in Yerevan. - Ukrinform.</text:p>
      <text:p text:style-name="P4">
Images: ["<text:a xlink:type="simple" xlink:href="https://static.ukrinform.com/photos/2023_04/thumb_files/630_360_1681639940-927.jpg" text:style-name="Internet_20_link" text:visited-style-name="Visited_20_Internet_20_Link">
630_360_16816...</text:a>
"]</text:p>
      <text:p text:style-name="P4">
Tags: ['Важка атлетика']</text:p>
      <text:p text:style-name="P4">
Type: Article</text:p>
      <!--METADATA-->
      <text:p text:style-name="P4">
<draw:frame draw:style-name="fr1" draw:name="Image138" text:anchor-type="as-char" svg:width="6.9236in" svg:height="3.956343in" draw:z-index="0">
<draw:image xlink:href="../Images/yкринформ/2023-04-16T13-13-46-03-00/630_360_1681639940-927.jpg" xlink:type="simple" xlink:show="embed" xlink:actuate="onLoad" draw:mime-type="image/jpeg"/>
</draw:frame>
Lomachinskaya, Ukrainian Golina, won two bronze medals at the European Wastownslelet Championships in Yerevan.</text:p>
      <text:p text:style-name="P4">
It became the third in the weight category up to 49 kg with a result of 81 kg, reports Ukrinform.</text:p>
      <text:p text:style-name="P4">
Lomachinskaya lifted this weight in the second attempt, after which she tried to take 83 pounds, but it was not possible.</text:p>
      <text:p text:style-name="P4">
Angelina became the fifth, taking 95 kilograms in the third attempt. She won a bronze medal.</text:p>
      <text:p text:style-name="P4">
Lomachinskaya won the fifth and sixth award of the European Championship. It also set a personal record for two types. In the previous two, Angelina weightlifting euros showed a result of 149 and 167 kg, respectively.</text:p>
      <text:p text:style-name="P4">
<text:span text:style-name="T4">
 Read also: </text:span>
 <text:a xlink:type="simple" xlink:href="https://www.ukrinform.ua/rubric-sports/3696174-zbirna-ukraini-startue-na-cempionati-evropi-z-vazkoi-atletiki.html" text:style-name="Internet_20_link" text:visited-style-name="Visited_20_Internet_20_Link">
<text:span text:style-name="T4">
 athletics </text:span>
</text:a>
Romanian Michael Kambei won.</text:p>
      <text:p text:style-name="P4">
Photo: armyinform.com.ua</text:p>
      <text:p text:style-name="P4">
News Source: <text:a xlink:type="simple" xlink:href="https://www.ukrinform.ua/rubric-sports/3696609-ukrainka-lomacinska-zdobula-dvi-bronzovi-medali-na-ce-z-vazkoi-atletiki.html" text:style-name="Internet_20_link" text:visited-style-name="Visited_20_Internet_20_Link">
https://www.ukrinform.ua/rubric-sports/3696609-ukrainka-lomacinska-zdobula-dvi-bronzovi-medali-na-ce-z-vazkoi-atletiki.html</text:a>
</text:p>
      <!--NEWS-->
      <text:h text:style-name="P10" text:outline-level="1">
<text:span text:style-name="T4">
Head of the UGCC: The Resurrection of Christ is not just about Him, it's about each of us</text:span>
</text:h>
      <text:p text:style-name="P4">
Authors: Ukrinform (Person)</text:p>
      <text:p text:style-name="P4">
Publisher: Укринформ (Organization)</text:p>
      <text:p text:style-name="P4">
Published Time: 2023-04-16T13:14:11+03:00</text:p>
      <text:p text:style-name="P4">
Modified Time: 2023-04-16T13:14:11+03:00</text:p>
      <text:p text:style-name="P4">
Description: As Christ defeated death and came to the resurrection, Ukraine will overcome the enemy and be rebuilt. - Ukrinform.</text:p>
      <text:p text:style-name="P4">
Images: ["<text:a xlink:type="simple" xlink:href="https://static.ukrinform.com/photos/2016_03/thumb_files/630_360_1457860594-7211.jpg" text:style-name="Internet_20_link" text:visited-style-name="Visited_20_Internet_20_Link">
630_360_14578...</text:a>
"]</text:p>
      <text:p text:style-name="P4">
Tags: ['УГКЦ', 'Великдень', 'Єдині новини']</text:p>
      <text:p text:style-name="P4">
Type: Article</text:p>
      <!--METADATA-->
      <text:p text:style-name="P4">
<draw:frame draw:style-name="fr1" draw:name="Image139" text:anchor-type="as-char" svg:width="6.9236in" svg:height="3.956343in" draw:z-index="0">
<draw:image xlink:href="../Images/yкринформ/2023-04-16T13-14-11-03-00/630_360_1457860594-7211.jpg" xlink:type="simple" xlink:show="embed" xlink:actuate="onLoad" draw:mime-type="image/jpeg"/>
</draw:frame>
Yakhristos defeated death and came to the resurrection, so Ukraine will overcome the enemy will be rebuilt.</text:p>
      <text:p text:style-name="P4">
This was emphasized by the head of the Ukrainian Greek Catholic Church, Svyatoslav, with an address on the occasion of Easter, which was broadcast on the broadcast of the Tele scale "One News", Ukrinform reports.</text:p>
      <text:p text:style-name="P4">
"Today, Ukraine is crucified, today we are killed, but Ukraine is heading for the performance, to its resurrection. Christ is ahead We will come back from the front and we will be fouling our wounds, because Christ is risen, "he said.</text:p>
      <text:p text:style-name="P4">
<text:span text:style-name="T4">
 Read also: </text:span>
 <text:a xlink:type="simple" xlink:href="https://www.ukrinform.ua/rubric-society/3696501-zelenskij-privitav-ukrainciv-iz-velikodnem-poperedu-ci-ne-najvazca-z-versin-mi-podolaemo-ii.html" text:style-name="Internet_20_link" text:visited-style-name="Visited_20_Internet_20_Link">
</text:a>
He greeted everyone who celebrates Easter today, wished "the loud nuts and the warm spring blessed of God of God."</text:p>
      <text:p text:style-name="P4">
"The Resurrection of Christ is not just about Him, it is about everyone," the UGCC head of the UGCC.</text:p>
      <text:p text:style-name="P4">
<text:span text:style-name="T4">
 Read also: </text:span>
 <text:a xlink:type="simple" xlink:href="https://www.ukrinform.ua/rubric-society/3696602-pcu-provela-persu-velikodnu-sluzbu-v-kievopecerskij-lavri.html" text:style-name="Internet_20_link" text:visited-style-name="Visited_20_Internet_20_Link">
</text:a>
As it was reported, this year, on April 16, Christians of the Eastern Rite celebrate the most famous holiday - the bright resurrection of Christ or <text:a xlink:type="simple" xlink:href="https://www.ukrinform.ua/tag-velikden" text:style-name="Internet_20_link" text:visited-style-name="Visited_20_Internet_20_Link">
</text:a>
 .</text:p>
      <text:p text:style-name="P4">
News Source: <text:a xlink:type="simple" xlink:href="https://www.ukrinform.ua/rubric-society/3696610-glava-ugkc-voskresinna-hristove-ce-ne-tilki-pro-nogo-ce-pro-koznogo-z-nas.html" text:style-name="Internet_20_link" text:visited-style-name="Visited_20_Internet_20_Link">
https://www.ukrinform.ua/rubric-society/3696610-glava-ugkc-voskresinna-hristove-ce-ne-tilki-pro-nogo-ce-pro-koznogo-z-nas.html</text:a>
</text:p>
      <!--NEWS-->
      <text:h text:style-name="P10" text:outline-level="1">
<text:span text:style-name="T4">
The Russians blocked the entrance to the Sevastopol Bay - the media</text:span>
</text:h>
      <text:p text:style-name="P4">
Authors: Ukrinform (Person)</text:p>
      <text:p text:style-name="P4">
Publisher: Укринформ (Organization)</text:p>
      <text:p text:style-name="P4">
Published Time: 2023-04-16T13:37:29+03:00</text:p>
      <text:p text:style-name="P4">
Modified Time: 2023-04-16T13:37:29+03:00</text:p>
      <text:p text:style-name="P4">
Description: Occupation troops blocked the entrance to the Sevastopol Bay, where the Black Sea Fleet of the Russian Federation is based. - Ukrinform.</text:p>
      <text:p text:style-name="P4">
Images: ["<text:a xlink:type="simple" xlink:href="https://static.ukrinform.com/photos/2023_04/thumb_files/630_360_1681641432-598.jpg" text:style-name="Internet_20_link" text:visited-style-name="Visited_20_Internet_20_Link">
630_360_16816...</text:a>
"]</text:p>
      <text:p text:style-name="P4">
Tags: ['Крим', 'Севастополь', 'росія']</text:p>
      <text:p text:style-name="P4">
Type: Article</text:p>
      <!--METADATA-->
      <text:p text:style-name="P4">
<draw:frame draw:style-name="fr1" draw:name="Image140" text:anchor-type="as-char" svg:width="6.9236in" svg:height="3.956343in" draw:z-index="0">
<draw:image xlink:href="../Images/yкринформ/2023-04-16T13-37-29-03-00/630_360_1681641432-598.jpg" xlink:type="simple" xlink:show="embed" xlink:actuate="onLoad" draw:mime-type="image/jpeg"/>
</draw:frame>
The Okupatiivka blocked the entrance to the Sevastopol Bay, the Black Sea Fleet of the Russian Federation was debated.</text:p>
      <text:p text:style-name="P4">
About it reports <text:a xlink:type="simple" xlink:href="http://crimea.suspilne.media/ua/news/10938" text:style-name="Internet_20_link" text:visited-style-name="Visited_20_Internet_20_Link">
</text:a>
Agency, which received the relevant bay photos, reports.</text:p>
      <text:p text:style-name="P4">
“The Navy command stopped the movement of passenger boats in the morning on Saturday. In a photo which a resident <text:a xlink:type="simple" xlink:href="https://www.ukrinform.ua/tag-krim" text:style-name="Internet_20_link" text:visited-style-name="Visited_20_Internet_20_Link">
</text:a>
He sent to the Agency, at least three floating structures are visible, installed by the Sevastopol Bay, where the Black Sea Fleet is based. Long modisuals are about half of the entrance to the bay, the width of which is about 400 meters, ”the message reads.</text:p>
      <text:p text:style-name="P4">
According to the local resident, the corresponding structures are placed for several last days. So, on April 13, two cranes worked in the bay, and the 14th numbers were also tired.</text:p>
      <text:p text:style-name="P4">
As told in the dispatching passenger fleet of the Sevastopol enterprise "Sevelectroavtotrans", on April 15, in the morning, the command of the Black Sea Fleet RFZUPINAC was the movement of passenger boats that connect the shores of the long and narrow bukhta.</text:p>
      <text:p text:style-name="P4">
In the day of the same day, the so -called governor of Sevastopol Mikhail Razvozhayev <text:a xlink:type="simple" xlink:href="https://t.me/razvozhaev/2554" text:style-name="Internet_20_link" text:visited-style-name="Visited_20_Internet_20_Link">
</text:a>
that the raid was blocked through "traditional preventive work on anti-subordination." He said there was a temporary event and now everything works.</text:p>
      <text:p text:style-name="P4">
But some citizens in the comments under the post of occupation official are embarrassed that "no one warns in advance", and people have to cancel their plans, already learning about the overlap of the postfactum bay.</text:p>
      <text:p text:style-name="P4">
<text:span text:style-name="T4">
 Read also: </text:span>
 <text:a xlink:type="simple" xlink:href="https://www.ukrinform.ua/rubric-ato/3695270-corne-more-ak-i-baltijske-mae-stati-morem-nato-dmitro-kuleba.html" text:style-name="Internet_20_link" text:visited-style-name="Visited_20_Internet_20_Link">
</text:a>
As reported by Ukrinform, President of Ukraine Volodymyr Zelenskyy <text:a xlink:type="simple" xlink:href="https://www.ukrinform.ua/rubric-crimea/3693078-deokupacia-krimu-e-bezalternativnou-ne-lise-dla-ukraini-a-dla-vsogo-svitu-zelenskij.html" text:style-name="Internet_20_link" text:visited-style-name="Visited_20_Internet_20_Link">
</text:a>
The development of Crimea from Russian invaders is non -alternative.</text:p>
      <text:p text:style-name="P4">
Photo: T.me/Agentstvonews</text:p>
      <text:p text:style-name="P4">
News Source: <text:a xlink:type="simple" xlink:href="https://www.ukrinform.ua/rubric-crimea/3696617-rosiani-perekrili-vhid-do-sevastopolskoi-buhti-zmi.html" text:style-name="Internet_20_link" text:visited-style-name="Visited_20_Internet_20_Link">
https://www.ukrinform.ua/rubric-crimea/3696617-rosiani-perekrili-vhid-do-sevastopolskoi-buhti-zmi.html</text:a>
</text:p>
      <!--NEWS-->
      <text:h text:style-name="P10" text:outline-level="1">
<text:span text:style-name="T4">
Ukrainian Intelligence is already using American Black Hawk Guhril</text:span>
</text:h>
      <text:p text:style-name="P4">
Authors: Ukrinform (Person)</text:p>
      <text:p text:style-name="P4">
Publisher: Укринформ (Organization)</text:p>
      <text:p text:style-name="P4">
Published Time: 2023-04-16T13:40:00+03:00</text:p>
      <text:p text:style-name="P4">
Modified Time: 2023-04-16T13:40:00+03:00</text:p>
      <text:p text:style-name="P4">
Description: The fighters of the Main Directorate of Intelligence of the Ministry of Defense of Ukraine have mastered and use in hostilities the legendary American screws of Black Hawk ("Black Hawk"). - Ukrinform.</text:p>
      <text:p text:style-name="P4">
Images: ["<text:a xlink:type="simple" xlink:href="https://static.ukrinform.com/photos/2023_04/thumb_files/630_360_1681641360-562.jpg" text:style-name="Internet_20_link" text:visited-style-name="Visited_20_Internet_20_Link">
630_360_16816...</text:a>
"]</text:p>
      <text:p text:style-name="P4">
Tags: ['Розвідка', 'США', 'Вертоліт', 'Війна з росією']</text:p>
      <text:p text:style-name="P4">
Type: Article</text:p>
      <!--METADATA-->
      <text:p text:style-name="P4">
<draw:frame draw:style-name="fr1" draw:name="Image141" text:anchor-type="as-char" svg:width="6.9236in" svg:height="3.956343in" draw:z-index="0">
<draw:image xlink:href="../Images/yкринформ/2023-04-16T13-40-00-03-00/630_360_1681641360-562.jpg" xlink:type="simple" xlink:show="embed" xlink:actuate="onLoad" draw:mime-type="image/jpeg"/>
</draw:frame>
The Fighting Administration of Intelligence of the Ministry of Defense of Ukraine has mastered the Taurus in the fighting legendary American screws of Black Hawk(“Black hawk”).</text:p>
      <text:p text:style-name="P4">
Як передає Укрінформ, про це ГУР повідомляє у <text:a xlink:type="simple" xlink:href="https://t.me/DIUkraine/2207" text:style-name="Internet_20_link" text:visited-style-name="Visited_20_Internet_20_Link">
 </text:a>
.</text:p>
      <text:p text:style-name="P4">
"Днями на одному з напрямків фронту відбулися чергові тренуванняспецпідрозділів ГУР МО зі взаємодії з багатоцільовим <text:a xlink:type="simple" xlink:href="https://www.ukrinform.ua/tag-vertolit" text:style-name="Internet_20_link" text:visited-style-name="Visited_20_Internet_20_Link">
</text:a>
Black Hawk. The special forces worked the landing of combat groups on the battlefield, evacuation, landing of crackling cables, as well as night flights, " - the message reads.</text:p>
      <text:p text:style-name="P4">
As the fighters and pilots of the gdtocryl note, this combat vehicle is much ahead of the Mi-8 and Mi-24 analogues of the Mi-8-24 in virtually all the characteristics.</text:p>
      <text:p text:style-name="P4">
"The helicopter is striking with its reliability, ease in operation and combat," the Bortichenter said. According to him, Ukrainian crews have mastered Black Hawk quickly - in a matter of hours. "Having experienced-8 and Mi-24, on the Black Hawk, we flew on the first day as it was held. They just sat down and made a flight," the Ukrainian pilot said.</text:p>
      <text:p text:style-name="P4">
According to the defenders, Black Hawk is more maneuverable than Mi-8, much better handling, wins at the speed of horizontal flight. The helicopter is capable of trampling in flight continuously for about three hours, can easily overcome the distance of more than 600 kilometers.</text:p>
      <text:p text:style-name="P4">
This type of helicopter is intended for firing managed and non -classimacets of the hellfire type, as well as designed to maintain infantry and transportation of various goods. It takes 3-4 seconds to unload a group of 12 Taevacification of another from the battlefield.</text:p>
      <text:p text:style-name="P4">
<text:span text:style-name="T4">
 Read also: </text:span>
 <text:a xlink:type="simple" xlink:href="https://www.ukrinform.ua/rubric-technology/3401918-gelikopter-black-hawk-vperse-zdijsniv-bezpilotnij-polit.html" text:style-name="Internet_20_link" text:visited-style-name="Visited_20_Internet_20_Link">
<text:span text:style-name="T4">
 Black </text:span>
 <text:span text:style-name="T4">
 HAWK </text:span>
</text:a>
"Over the past year, our pilots level has grown colossy. Ukraine can now take about a hundred multi-purpose Blackhawk helicopters, about 50 Apache helicopter helicopters, as well as about 40-60 load helicopters like Chinok. pilots, " - assured the first pilot contractor with a call sign.</text:p>
      <text:p text:style-name="P4">
According to Maestro, this Black Hawk is already actively involved in hostilities, including in the enemy.<text:span text:style-name="T5">
Foto: GUR MO</text:span>
</text:p>
      <text:p text:style-name="P4">
News Source: <text:a xlink:type="simple" xlink:href="https://www.ukrinform.ua/rubric-ato/3696618-ukrainska-rozvidka-vze-vikoristovue-amerikanskij-gvintokril-black-hawk.html" text:style-name="Internet_20_link" text:visited-style-name="Visited_20_Internet_20_Link">
https://www.ukrinform.ua/rubric-ato/3696618-ukrainska-rozvidka-vze-vikoristovue-amerikanskij-gvintokril-black-hawk.html</text:a>
</text:p>
      <!--NEWS-->
      <text:h text:style-name="P10" text:outline-level="1">
<text:span text:style-name="T4">
The Russians fired a temple from the artillery in Nikopol, there are wounded</text:span>
</text:h>
      <text:p text:style-name="P4">
Authors: Ukrinform (Person)</text:p>
      <text:p text:style-name="P4">
Publisher: Укринформ (Organization)</text:p>
      <text:p text:style-name="P4">
Published Time: 2023-04-16T13:42:00+03:00</text:p>
      <text:p text:style-name="P4">
Modified Time: 2023-04-16T13:42:00+03:00</text:p>
      <text:p text:style-name="P4">
Description: From heavy artillery, the Russian military fired a temple in Nikopol, which injured two people. - Ukrinform.</text:p>
      <text:p text:style-name="P4">
Images: ["<text:a xlink:type="simple" xlink:href="https://static.ukrinform.com/photos/2018_10/thumb_files/630_360_1538997483-946.jpg" text:style-name="Internet_20_link" text:visited-style-name="Visited_20_Internet_20_Link">
630_360_15389...</text:a>
", "<text:a xlink:type="simple" xlink:href="https://static.ukrinform.com/photos/2023_04/1681649456-876.jpg" text:style-name="Internet_20_link" text:visited-style-name="Visited_20_Internet_20_Link">
1681649456-87...</text:a>
", "<text:a xlink:type="simple" xlink:href="https://static.ukrinform.com/photos/2023_04/1681649457-153.jpg" text:style-name="Internet_20_link" text:visited-style-name="Visited_20_Internet_20_Link">
1681649457-15...</text:a>
", "<text:a xlink:type="simple" xlink:href="https://static.ukrinform.com/photos/2023_04/1681649457-869.jpg" text:style-name="Internet_20_link" text:visited-style-name="Visited_20_Internet_20_Link">
1681649457-86...</text:a>
"]</text:p>
      <text:p text:style-name="P4">
Tags: ['Дніпропетровщина', 'Нікополь', 'Обстріл', 'Війна з росією']</text:p>
      <text:p text:style-name="P4">
Type: Article</text:p>
      <!--METADATA-->
      <text:p text:style-name="P4">
<draw:frame draw:style-name="fr1" draw:name="Image142" text:anchor-type="as-char" svg:width="6.9236in" svg:height="3.948443in" draw:z-index="0">
<draw:image xlink:href="../Images/yкринформ/2023-04-16T13-42-00-03-00/630_360_1538997483-946.jpg" xlink:type="simple" xlink:show="embed" xlink:actuate="onLoad" draw:mime-type="image/jpeg"/>
</draw:frame>
From the heavy -scale artillery, the Russian military fired a temple in Nikopol, causing two people.</text:p>
      <text:p text:style-name="P4">
About it in <text:a xlink:type="simple" xlink:href="https://t.me/dnipropetrovskaODA/4145" text:style-name="Internet_20_link" text:visited-style-name="Visited_20_Internet_20_Link">
</text:a>
He was written by the Chief -Propetrovsk Ova Sergey Lisak, Ukrinform reports.</text:p>
      <text:p text:style-name="P4">
"The Russians once again confirmed that they had nothing holy. From the heavy artillery, they were granted the temple in Nikopol. Two people were wounded. A 57-year-old man is a member treatment, a 38-year-old woman was hospitalized,"-reads.</text:p>
      <text:p text:style-name="P4">
<text:span text:style-name="T4">
 Read also: </text:span>
 <text:a xlink:type="simple" xlink:href="https://www.ukrinform.ua/rubric-regions/3696559-na-zaporizzi-rosijski-raketi-zrujnuvali-cerkvu-de-mala-vidbutisa-velikodna-sluzba.html" text:style-name="Internet_20_link" text:visited-style-name="Visited_20_Internet_20_Link">
</text:a>
In addition to the temple, five residential buildings, two cars, several power lines are damaged in the city. Four outbuildings are mutilated, another is reduced.</text:p>
      <text:p text:style-name="P4">
<draw:frame draw:style-name="fr1" draw:name="Image143" text:anchor-type="as-char" svg:width="6.9236in" svg:height="3.89773in" draw:z-index="0">
<draw:image xlink:href="../Images/yкринформ/2023-04-16T13-42-00-03-00/1681649456-876.jpg" xlink:type="simple" xlink:show="embed" xlink:actuate="onLoad" draw:mime-type="image/jpeg"/>
</draw:frame>
Consequences <text:a xlink:type="simple" xlink:href="https://www.ukrinform.ua/tag-obstril" text:style-name="Internet_20_link" text:visited-style-name="Visited_20_Internet_20_Link">
 </text:a>
are specified.</text:p>
      <text:p text:style-name="P4">
<draw:frame draw:style-name="fr1" draw:name="Image144" text:anchor-type="as-char" svg:width="6.9236in" svg:height="5.1927in" draw:z-index="0">
<draw:image xlink:href="../Images/yкринформ/2023-04-16T13-42-00-03-00/1681649457-153.jpg" xlink:type="simple" xlink:show="embed" xlink:actuate="onLoad" draw:mime-type="image/jpeg"/>
</draw:frame>
<draw:frame draw:style-name="fr1" draw:name="Image145" text:anchor-type="as-char" svg:width="6.9236in" svg:height="5.1927in" draw:z-index="0">
<draw:image xlink:href="../Images/yкринформ/2023-04-16T13-42-00-03-00/1681649457-869.jpg" xlink:type="simple" xlink:show="embed" xlink:actuate="onLoad" draw:mime-type="image/jpeg"/>
</draw:frame>
As reported by Ukrinform, the Russians fired at Komyshivah at night C-300 rockets, one of which hit the church.</text:p>
      <text:p text:style-name="P4">
<text:span text:style-name="T5">
Foto: Office of Prosecutor General</text:span>
</text:p>
      <text:p text:style-name="P4">
News Source: <text:a xlink:type="simple" xlink:href="https://www.ukrinform.ua/rubric-ato/3696620-rosiani-obstrilali-z-artilerii-hram-u-nikopoli-e-poraneni.html" text:style-name="Internet_20_link" text:visited-style-name="Visited_20_Internet_20_Link">
https://www.ukrinform.ua/rubric-ato/3696620-rosiani-obstrilali-z-artilerii-hram-u-nikopoli-e-poraneni.html</text:a>
</text:p>
      <!--NEWS-->
      <text:h text:style-name="P10" text:outline-level="1">
<text:span text:style-name="T4">
In Kharkiv, border guards destroyed an enemy drone</text:span>
</text:h>
      <text:p text:style-name="P4">
Authors: Ukrinform (Person)</text:p>
      <text:p text:style-name="P4">
Publisher: Укринформ (Organization)</text:p>
      <text:p text:style-name="P4">
Published Time: 2023-04-16T13:56:00+03:00</text:p>
      <text:p text:style-name="P4">
Modified Time: 2023-04-16T13:56:00+03:00</text:p>
      <text:p text:style-name="P4">
Description: In the Kharkiv region, border guards destroyed the Russian drone Shahd-136. - Ukrinform.</text:p>
      <text:p text:style-name="P4">
Images: ["<text:a xlink:type="simple" xlink:href="https://static.ukrinform.com/photos/2023_04/thumb_files/630_360_1681642528-224.jpg" text:style-name="Internet_20_link" text:visited-style-name="Visited_20_Internet_20_Link">
630_360_16816...</text:a>
", "<text:a xlink:type="simple" xlink:href="https://static.ukrinform.com/photos/2023_04/1681642520-973.jpg" text:style-name="Internet_20_link" text:visited-style-name="Visited_20_Internet_20_Link">
1681642520-97...</text:a>
", "<text:a xlink:type="simple" xlink:href="https://static.ukrinform.com/photos/2023_04/1681642528-224.jpg" text:style-name="Internet_20_link" text:visited-style-name="Visited_20_Internet_20_Link">
1681642528-22...</text:a>
", "<text:a xlink:type="simple" xlink:href="https://static.ukrinform.com/photos/2023_04/1681642513-673.jpg" text:style-name="Internet_20_link" text:visited-style-name="Visited_20_Internet_20_Link">
1681642513-67...</text:a>
"]</text:p>
      <text:p text:style-name="P4">
Tags: ['Безпілотник', 'Прикордонники', 'росія', 'Харківщина']</text:p>
      <text:p text:style-name="P4">
Type: Article</text:p>
      <!--METADATA-->
      <text:p text:style-name="P4">
<draw:frame draw:style-name="fr1" draw:name="Image146" text:anchor-type="as-char" svg:width="6.9236in" svg:height="3.956343in" draw:z-index="0">
<draw:image xlink:href="../Images/yкринформ/2023-04-16T13-56-00-03-00/630_360_1681642528-224.jpg" xlink:type="simple" xlink:show="embed" xlink:actuate="onLoad" draw:mime-type="image/jpeg"/>
</draw:frame>
The Kharkiv region border guards destroyed the Russian drone Shahd-136.</text:p>
      <text:p text:style-name="P4">
According to Ukrinform, the State Border Service of Ukraine reports in <text:a xlink:type="simple" xlink:href="http://t.me/DPSUkr/10605" text:style-name="Internet_20_link" text:visited-style-name="Visited_20_Internet_20_Link">
</text:a>
 .</text:p>
      <text:p text:style-name="P4">
<draw:frame draw:style-name="fr1" draw:name="Image147" text:anchor-type="as-char" svg:width="6.9236in" svg:height="8.6545in" draw:z-index="0">
<draw:image xlink:href="../Images/yкринформ/2023-04-16T13-56-00-03-00/1681642520-973.jpg" xlink:type="simple" xlink:show="embed" xlink:actuate="onLoad" draw:mime-type="image/jpeg"/>
</draw:frame>
</text:p>
      <text:p text:style-name="P4">
<draw:frame draw:style-name="fr1" draw:name="Image148" text:anchor-type="as-char" svg:width="6.9236in" svg:height="8.6545in" draw:z-index="0">
<draw:image xlink:href="../Images/yкринформ/2023-04-16T13-56-00-03-00/1681642528-224.jpg" xlink:type="simple" xlink:show="embed" xlink:actuate="onLoad" draw:mime-type="image/jpeg"/>
</draw:frame>
"The enemy drone crossed the border and flew deep into Ukraine. However, his flight is long -lasting. The border guards turned <text:a xlink:type="simple" xlink:href="https://www.ukrinform.ua/tag-bezpilotnik" text:style-name="Internet_20_link" text:visited-style-name="Visited_20_Internet_20_Link">
</text:a>
On a pile of junk, he kissed him from automatic weapons, "- said the SPSU.</text:p>
      <text:p text:style-name="P4">
<draw:frame draw:style-name="fr1" draw:name="Image149" text:anchor-type="as-char" svg:width="6.9236in" svg:height="8.6545in" draw:z-index="0">
<draw:image xlink:href="../Images/yкринформ/2023-04-16T13-56-00-03-00/1681642513-673.jpg" xlink:type="simple" xlink:show="embed" xlink:actuate="onLoad" draw:mime-type="image/jpeg"/>
</draw:frame>
<text:span text:style-name="T4">
 Read also: </text:span>
 <text:a xlink:type="simple" xlink:href="https://www.ukrinform.ua/rubric-ato/3696344-zsu-znisili-novitnij-rosijskij-tank-t90-proriv.html" text:style-name="Internet_20_link" text:visited-style-name="Visited_20_Internet_20_Link">
<text:span text:style-name="T4">
 destroyed </text:span>
</text:a>
According to Ukrinform, according to the General Staff, the Defense Forces of Ukraine from February 24, 2022 to April 16, 2023 <text:a xlink:type="simple" xlink:href="https://www.ukrinform.ua/rubric-ato/3696500-sili-oboroni-znisili-vze-182-070-rosian.html" text:style-name="Internet_20_link" text:visited-style-name="Visited_20_Internet_20_Link">
</text:a>
308 aircraft, 293 helicopters, 2339 UAV of operative-tactical level.</text:p>
      <text:p text:style-name="P4">
News Source: <text:a xlink:type="simple" xlink:href="https://www.ukrinform.ua/rubric-ato/3696625-na-harkivsini-prikordonniki-znisili-vorozij-bezpilotnik.html" text:style-name="Internet_20_link" text:visited-style-name="Visited_20_Internet_20_Link">
https://www.ukrinform.ua/rubric-ato/3696625-na-harkivsini-prikordonniki-znisili-vorozij-bezpilotnik.html</text:a>
</text:p>
      <!--NEWS-->
      <text:h text:style-name="P10" text:outline-level="1">
<text:span text:style-name="T4">
There are 300 mobile stations operated on Deo -Kherson Region</text:span>
</text:h>
      <text:p text:style-name="P4">
Authors: Ukrinform (Person)</text:p>
      <text:p text:style-name="P4">
Publisher: Укринформ (Organization)</text:p>
      <text:p text:style-name="P4">
Published Time: 2023-04-16T14:07:00+03:00</text:p>
      <text:p text:style-name="P4">
Modified Time: 2023-04-16T14:07:00+03:00</text:p>
      <text:p text:style-name="P4">
Description: There are 300 mobile communications stations in the Kherson region, and more than 160 specialists work on restoring electricity. - Ukrinform.</text:p>
      <text:p text:style-name="P4">
Images: ["<text:a xlink:type="simple" xlink:href="https://static.ukrinform.com/photos/2015_12/thumb_files/630_360_1449755683-2451.jpg" text:style-name="Internet_20_link" text:visited-style-name="Visited_20_Internet_20_Link">
630_360_14497...</text:a>
"]</text:p>
      <text:p text:style-name="P4">
Tags: ['Деокупація', 'Херсонщина', "Мобільний зв'язок", 'Відновлення України']</text:p>
      <text:p text:style-name="P4">
Type: Article</text:p>
      <!--METADATA-->
      <text:p text:style-name="P4">
<draw:frame draw:style-name="fr1" draw:name="Image150" text:anchor-type="as-char" svg:width="6.9236in" svg:height="3.956343in" draw:z-index="0">
<draw:image xlink:href="../Images/yкринформ/2023-04-16T14-07-00-03-00/630_360_1449755683-2451.jpg" xlink:type="simple" xlink:show="embed" xlink:actuate="onLoad" draw:mime-type="image/jpeg"/>
</draw:frame>
300 mobile communications stations operate with electricity, more than 160 specialists work.</text:p>
      <text:p text:style-name="P4">
This was reported in <text:a xlink:type="simple" xlink:href="http://t.me/khersonskaODA/5208" text:style-name="Internet_20_link" text:visited-style-name="Visited_20_Internet_20_Link">
</text:a>
The Kherson Regional State Administration, Ukrinform reports.</text:p>
      <text:p text:style-name="P4">
“The experts of the mobile operator resumed the work of the 1st base station of the Idurovsky district of Kherson. There are now 287 base stations in the liberated Kherson region, ”the message reads.</text:p>
      <text:p text:style-name="P4">
It is noted that to restore light on <text:a xlink:type="simple" xlink:href="https://www.ukrinform.ua/tag-hersonsina" text:style-name="Internet_20_link" text:visited-style-name="Visited_20_Internet_20_Link">
</text:a>
Last day, 37 brigades worked - 163 workers and 61 units. Energy performed emergency restoration work on lines, lifetime baptism, David Brid, Petrovka, Potemkin, Beaver Corner, Berislav, Kherson, Oleksandrivka and Poskrovskoye.</text:p>
      <text:p text:style-name="P4">
According to OVA, evacuation from the region continues. Over the past 24 hours, 61 people were taken out of the deocutulator, including 11 children.</text:p>
      <text:p text:style-name="P4">
<text:span text:style-name="T4">
 Read also: </text:span>
 <text:a xlink:type="simple" xlink:href="https://www.ukrinform.ua/rubric-economy/3654323-na-vidnovlenna-telekomunikacijnogo-sektoru-ukraini-neobhidno-majze-18-milarda.html" text:style-name="Internet_20_link" text:visited-style-name="Visited_20_Internet_20_Link">
</text:a>
As it was reported, Russian troops do not stop firing Kherson region. April 15 in Kherson as a result of shelling <text:a xlink:type="simple" xlink:href="https://www.ukrinform.ua/rubric-regions/3696376-obstril-hersona-rosijski-snaradi-vpali-poblizu-osvitnogo-zakladu-zagibli-mati-i-donka.html" text:style-name="Internet_20_link" text:visited-style-name="Visited_20_Internet_20_Link">
</text:a>
48-year-old woman and her 28-year-old daughter.</text:p>
      <text:p text:style-name="P4">
Over the past 24 hours, the enemy made 70 shelling, releasing 419 seizures from heavy artillery, UAV and aviation in Kherson region.</text:p>
      <text:p text:style-name="P4">
News Source: <text:a xlink:type="simple" xlink:href="https://www.ukrinform.ua/rubric-vidbudova/3696632-na-deokupovanij-hersonsini-pracuut-300-stancij-mobilnogo-zvazku.html" text:style-name="Internet_20_link" text:visited-style-name="Visited_20_Internet_20_Link">
https://www.ukrinform.ua/rubric-vidbudova/3696632-na-deokupovanij-hersonsini-pracuut-300-stancij-mobilnogo-zvazku.html</text:a>
</text:p>
      <!--NEWS-->
      <text:h text:style-name="P10" text:outline-level="1">
<text:span text:style-name="T4">
A disaster with a military helicopter in Japan: at the bottom of the ocean found the bodies of five dead</text:span>
</text:h>
      <text:p text:style-name="P4">
Authors: Ukrinform (Person)</text:p>
      <text:p text:style-name="P4">
Publisher: Укринформ (Organization)</text:p>
      <text:p text:style-name="P4">
Published Time: 2023-04-16T14:14:00+03:00</text:p>
      <text:p text:style-name="P4">
Modified Time: 2023-04-16T14:14:00+03:00</text:p>
      <text:p text:style-name="P4">
Description: The bodies of five victims were discovered on Sunday after a deep -sea dive in search of a helicopter of Japan's self -defense forces, which disappeared at the beginning of this month with 10 people on board. - Ukrinform.</text:p>
      <text:p text:style-name="P4">
Images: ["<text:a xlink:type="simple" xlink:href="https://static.ukrinform.com/photos/2023_04/thumb_files/630_360_1681643679-986.jpg" text:style-name="Internet_20_link" text:visited-style-name="Visited_20_Internet_20_Link">
630_360_16816...</text:a>
"]</text:p>
      <text:p text:style-name="P4">
Tags: ['Японія', 'Загибель', 'Вертоліт', ' океан']</text:p>
      <text:p text:style-name="P4">
Type: Article</text:p>
      <!--METADATA-->
      <text:p text:style-name="P4">
<draw:frame draw:style-name="fr1" draw:name="Image151" text:anchor-type="as-char" svg:width="6.9236in" svg:height="3.956343in" draw:z-index="0">
<draw:image xlink:href="../Images/yкринформ/2023-04-16T14-14-00-03-00/630_360_1681643679-986.jpg" xlink:type="simple" xlink:show="embed" xlink:actuate="onLoad" draw:mime-type="image/jpeg"/>
</draw:frame>
The bodies of the five -houses were discovered on Sunday after deep -sea dive in search of helicopter of Japan's self -defense, which disappeared at the beginning of this month with 10 people of the board.</text:p>
      <text:p text:style-name="P4">
As Ukrinform reports, it reports <text:a xlink:type="simple" xlink:href="https://english.kyodonews.net/news/2023/04/3d2995c5613e-urgent-5-bodies-found-off-okinawa-in-search-for-missing-sdf-chopper.html" text:style-name="Internet_20_link" text:visited-style-name="Visited_20_Internet_20_Link">
</text:a>
With reference to the land defense forces.  <text:a xlink:type="simple" xlink:href="https://www.ukrinform.ua/tag-zagibel" text:style-name="Internet_20_link" text:visited-style-name="Visited_20_Internet_20_Link">
</text:a>
The victims were found about 8:30 on the local time drivers at the bottom of the ocean at a depth of about 106 meters. Five more people who are considered missing are ongoing.</text:p>
      <text:p text:style-name="P4">
The bodies were discovered 6 kilometers north of Irbu Island, which is connected to Miako's island.</text:p>
      <text:p text:style-name="P4">
It is noted that the missing army helicopter has been able to find after a deep -flow search, conducted using a saturated immersion method, which allows divers to work at great depths for a long time.</text:p>
      <text:p text:style-name="P4">
The reason for the plane crash is currently unknown.</text:p>
      <text:p text:style-name="P4">
<text:span text:style-name="T4">
 Read also: </text:span>
 <text:a xlink:type="simple" xlink:href="https://www.ukrinform.ua/rubric-world/3684671-u-kolumbii-vpav-vijskovij-gelikopter-cetvero-zagiblih.html" text:style-name="Internet_20_link" text:visited-style-name="Visited_20_Internet_20_Link">
</text:a>
As it was reported, the helicopter of the land forces of Japan self-defense UH-60ja <text:a xlink:type="simple" xlink:href="https://www.ukrinform.ua/rubric-world/3692531-u-aponii-znik-bezvisti-vijskovij-gelikopter-z-10-clenami-ekipazu.html" text:style-name="Internet_20_link" text:visited-style-name="Visited_20_Internet_20_Link">
</text:a>
During the mission, 6 Views in the area north of Miyako Island.</text:p>
      <text:p text:style-name="P4">
<text:span text:style-name="T5">
Foto: kyodo</text:span>
</text:p>
      <text:p text:style-name="P4">
News Source: <text:a xlink:type="simple" xlink:href="https://www.ukrinform.ua/rubric-world/3696633-u-aponii-na-dni-okeanu-viavili-tila-patoh-zagiblih-u-katastrofi-vijskovogo-gelikoptera.html" text:style-name="Internet_20_link" text:visited-style-name="Visited_20_Internet_20_Link">
https://www.ukrinform.ua/rubric-world/3696633-u-aponii-na-dni-okeanu-viavili-tila-patoh-zagiblih-u-katastrofi-vijskovogo-gelikoptera.html</text:a>
</text:p>
      <!--NEWS-->
      <text:h text:style-name="P10" text:outline-level="1">
<text:span text:style-name="T4">
121 invaders were destroyed in the Bakhmut Armed Forces district</text:span>
</text:h>
      <text:p text:style-name="P4">
Authors: Ukrinform (Person)</text:p>
      <text:p text:style-name="P4">
Publisher: Укринформ (Organization)</text:p>
      <text:p text:style-name="P4">
Published Time: 2023-04-16T14:22:00+03:00</text:p>
      <text:p text:style-name="P4">
Modified Time: 2023-04-16T14:22:00+03:00</text:p>
      <text:p text:style-name="P4">
Description: During the day in the Bakhmut direction there were more than 30 fighting clashes, during which the Ukrainian military destroyed 121 Russian invaders, and 129 were injured. - Ukrinform.</text:p>
      <text:p text:style-name="P4">
Images: ["<text:a xlink:type="simple" xlink:href="https://static.ukrinform.com/photos/2023_01/thumb_files/630_360_1672996746-919.jpg" text:style-name="Internet_20_link" text:visited-style-name="Visited_20_Internet_20_Link">
630_360_16729...</text:a>
"]</text:p>
      <text:p text:style-name="P4">
Tags: ['Бахмут', 'Схід України', 'Війна з росією', 'Єдині новини']</text:p>
      <text:p text:style-name="P4">
Type: Article</text:p>
      <!--METADATA-->
      <text:p text:style-name="P4">
<draw:frame draw:style-name="fr1" draw:name="Image152" text:anchor-type="as-char" svg:width="6.9236in" svg:height="3.956343in" draw:z-index="0">
<draw:image xlink:href="../Images/yкринформ/2023-04-16T14-22-00-03-00/630_360_1672996746-919.jpg" xlink:type="simple" xlink:show="embed" xlink:actuate="onLoad" draw:mime-type="image/jpeg"/>
</draw:frame>
More than 30 combat clashes took place in the Bakhmut direction, during which Ukrainian military destroyed 121 Russian invaders, and 129 were injured.</text:p>
      <text:p text:style-name="P4">
This was reported by the spokesman of the eastern group of the Armed Forces of the Armed Forces Sergey Cherevaty Wepiri Tele scale "One News", Ukrinform correspondent reports.</text:p>
      <text:p text:style-name="P4">
“During this day, in the Bakhmut direction, the enemy continued to play on our positions: 265 shelling of barrel and jet artillery. There were 31 aspects, only in the area of Bakhmut himself - 30. At the same time, the city was struck 97 times, ”he said.</text:p>
      <text:p text:style-name="P4">
<text:span text:style-name="T4">
 Read also: </text:span>
 <text:a xlink:type="simple" xlink:href="https://www.ukrinform.ua/rubric-ato/3696073-cergovij-fejk-rf-pro-bahmut-mae-na-meti-pidirvati-doviru-do-vijskovogo-komanduvanna-malar.html" text:style-name="Internet_20_link" text:visited-style-name="Visited_20_Internet_20_Link">
</text:a>
At the same time, the Cherevaty stressed that the defenders of Ukraine had eliminated 121 ashes, and 129 were wounded. According to him, the Russians continue to daily on the front of the former prisoners, which became the main ram, while other units <text:a xlink:type="simple" xlink:href="https://www.ukrinform.ua/tag-rosia" text:style-name="Internet_20_link" text:visited-style-name="Visited_20_Internet_20_Link">
</text:a>
Actually.</text:p>
      <text:p text:style-name="P4">
The spokesman also emphasized that the Russian army suffered great losses that are inconsistent with its losses in the past wars.</text:p>
      <text:p text:style-name="P4">
<text:span text:style-name="T4">
 Read also: </text:span>
 <text:a xlink:type="simple" xlink:href="https://www.ukrinform.ua/rubric-ato/3696401-prikordonniki-pokazali-znisenna-sturmovoi-grupi-rosian-u-bahmuti.html" text:style-name="Internet_20_link" text:visited-style-name="Visited_20_Internet_20_Link">
<text:span text:style-name="T4">
 Bakhmuti </text:span>
</text:a>
As reported by Ukrinform, in Bakhmut of Donetsk region, on April 15, border guards rang the assault group of Russian invaders.</text:p>
      <text:p text:style-name="P4">
News Source: <text:a xlink:type="simple" xlink:href="https://www.ukrinform.ua/rubric-ato/3696636-za-dobu-v-rajoni-bahmuta-zsu-znisili-121-zagarbnika.html" text:style-name="Internet_20_link" text:visited-style-name="Visited_20_Internet_20_Link">
https://www.ukrinform.ua/rubric-ato/3696636-za-dobu-v-rajoni-bahmuta-zsu-znisili-121-zagarbnika.html</text:a>
</text:p>
      <!--NEWS-->
      <text:h text:style-name="P10" text:outline-level="1">
<text:span text:style-name="T4">
Donetsk Oblast(20:21). Red Alert: aerial threat. Sirens sounding. Take cover now!</text:span>
</text:h>
      <text:p text:style-name="P4">
Authors: liveuamap (Language: en)</text:p>
      <text:p text:style-name="P4">
Time: 2023-04-16T14:22:00</text:p>
      <text:p text:style-name="P4">
Location: Donetsk Oblast (Latitude:48.72629 Longtitude:37.57843)</text:p>
      <text:p text:style-name="P4">
Videos: []</text:p>
      <text:p text:style-name="P4">
Images: []</text:p>
      <text:p text:style-name="P4">
Tags: ["Europe", "Central and Eastern Europe"]</text:p>
      <text:p text:style-name="P4">
Id: 22556579</text:p>
      <!--METADATA-->
      <text:p text:style-name="P4">
Donetsk Oblast(20:21). Red Alert: aerial threat. Sirens sounding. Take covernow!</text:p>
      <text:p text:style-name="P4">
News Collection Link: <text:a xlink:type="simple" xlink:href="https://liveuamap.com/en/2023/16-april-donetsk-oblast2021-red-alert-aerial-g" text:style-name="Internet_20_link" text:visited-style-name="Visited_20_Internet_20_Link">
https://liveuamap.com/en/2023/16-april-donetsk-oblast2021-red-alert-aerial-g</text:a>
</text:p>
      <text:p text:style-name="P4">
News Source: <text:a xlink:type="simple" xlink:href="https://t.me/air_alert_ua/43177" text:style-name="Internet_20_link" text:visited-style-name="Visited_20_Internet_20_Link">
https://t.me/air_alert_ua/43177</text:a>
</text:p>
      <!--NEWS-->
      <text:h text:style-name="P10" text:outline-level="1">
<text:span text:style-name="T4">
The sculptures of the toddlers-founders of Kiev were dressed in Easter</text:span>
</text:h>
      <text:p text:style-name="P4">
Authors: Ukrinform (Person)</text:p>
      <text:p text:style-name="P4">
Publisher: Укринформ (Organization)</text:p>
      <text:p text:style-name="P4">
Published Time: 2023-04-16T14:24:00+03:00</text:p>
      <text:p text:style-name="P4">
Modified Time: 2023-04-16T14:24:00+03:00</text:p>
      <text:p text:style-name="P4">
Description: In the capital on the postal square of the sculpture of the babies -founders of Kiev - Kyiv, Shchek, Khoryva and their sister Libid - were dressed in the costumes of the defender, angel, Cossack, as well as in embroidery. - Ukrinform.</text:p>
      <text:p text:style-name="P4">
Images: ["<text:a xlink:type="simple" xlink:href="https://static.ukrinform.com/photos/2023_04/thumb_files/630_360_1681643937-648.jpg" text:style-name="Internet_20_link" text:visited-style-name="Visited_20_Internet_20_Link">
630_360_16816...</text:a>
"]</text:p>
      <text:p text:style-name="P4">
Tags: ['Великдень', 'Скульптура', 'Київ']</text:p>
      <text:p text:style-name="P4">
Type: Article</text:p>
      <!--METADATA-->
      <text:p text:style-name="P4">
<draw:frame draw:style-name="fr1" draw:name="Image153" text:anchor-type="as-char" svg:width="6.9236in" svg:height="3.956343in" draw:z-index="0">
<draw:image xlink:href="../Images/yкринформ/2023-04-16T14-24-00-03-00/630_360_1681643937-648.jpg" xlink:type="simple" xlink:show="embed" xlink:actuate="onLoad" draw:mime-type="image/jpeg"/>
</draw:frame>
At the Stolyzin, the Post Square of the Sculpture of the Babies -founders of Kyiv - Kyiv, Shchek, Choryv Libid of Tai - was dressed in the costumes of the defender, angel, Cossack, as well as in embroidery.</text:p>
      <text:p text:style-name="P4">
As Ukrinform reports, about it in <text:a xlink:type="simple" xlink:href="http://www.facebook.com/volodymyr.zhuravel/posts/pfbid0AADxCAeELUVuSiUyTU4negyQRN1dvmwQ9MGNu9UFxpPKnPSNb1obMEyat3vu58jfl" text:style-name="Internet_20_link" text:visited-style-name="Visited_20_Internet_20_Link">
</text:a>
The author of the sculptural composition Vladimir Zhuravel reported.</text:p>
      <text:p text:style-name="P4">
He also published photos with little founders <text:a xlink:type="simple" xlink:href="https://www.ukrinform.ua/tag-kiiv" text:style-name="Internet_20_link" text:visited-style-name="Visited_20_Internet_20_Link">
</text:a>
.</text:p>
      <text:p text:style-name="P4">
Crane congratulated on the Easter holiday and thanked "our defenders of the earthly incident." "Special thanks to my brothers Ruslan and Dmitry Zhuravel, who are protected by Ukraine, and gave the chevrons of their units in which they serve," the author of the composition.</text:p>
      <text:p text:style-name="P4">
In addition, Zhuravel expressed gratitude to Alexander Marushchak, with whom he joined the actions of dressing babies.</text:p>
      <text:p text:style-name="P4">
<text:span text:style-name="T4">
 Read also: </text:span>
 <text:a xlink:type="simple" xlink:href="https://www.ukrinform.ua/rubric-culture/3692826-pamatnik-the-beatles-u-liverpuli-odagli-u-visivanki.html" text:style-name="Internet_20_link" text:visited-style-name="Visited_20_Internet_20_Link">
<text:span text:style-name="T4">
 Pam </text:span>
 <text:span text:style-name="T4">
 pm </text:span>
 <text:span text:style-name="T4">
 </text:span>
 BEATLES <text:span text:style-name="T4">
 </text:span>
 Liverpool <text:span text:style-name="T4">
 </text:span>
 <text:span text:style-name="T4">
 Dressed </text:span>
<text:span text:style-name="T4">
 embroideries </text:span>
</text:a>
As reported by Ukrinform, in July 2022 the sculptures of babies-founders to <text:a xlink:type="simple" xlink:href="https://www.ukrinform.ua/rubric-kyiv/3521471-skulpturi-malukivzasnovnikiv-kieva-odagli-u-policejsku-formu.html" text:style-name="Internet_20_link" text:visited-style-name="Visited_20_Internet_20_Link">
</text:a>
They dressed in a police form.</text:p>
      <text:p text:style-name="P4">
News Source: <text:a xlink:type="simple" xlink:href="https://www.ukrinform.ua/rubric-kyiv/3696638-skulpturi-malukivzasnovnikiv-kieva-perevdagli-do-velikodna.html" text:style-name="Internet_20_link" text:visited-style-name="Visited_20_Internet_20_Link">
https://www.ukrinform.ua/rubric-kyiv/3696638-skulpturi-malukivzasnovnikiv-kieva-perevdagli-do-velikodna.html</text:a>
</text:p>
      <!--NEWS-->
      <text:h text:style-name="P10" text:outline-level="1">
<text:span text:style-name="T4">
Zaporizka Oblast(20:23). Red Alert: aerial threat. Sirens sounding. Take cover now!</text:span>
</text:h>
      <text:p text:style-name="P4">
Authors: liveuamap (Language: en)</text:p>
      <text:p text:style-name="P4">
Time: 2023-04-16T14:24:00</text:p>
      <text:p text:style-name="P4">
Location: Zaporizka Oblast (Latitude:47.611811 Longtitude:35.766141)</text:p>
      <text:p text:style-name="P4">
Videos: []</text:p>
      <text:p text:style-name="P4">
Images: []</text:p>
      <text:p text:style-name="P4">
Tags: ["Europe", "Central and Eastern Europe"]</text:p>
      <text:p text:style-name="P4">
Id: 22556580</text:p>
      <!--METADATA-->
      <text:p text:style-name="P4">
Zaporizhzhia region(20:23). Red Alert: aerial threat. Sirens sounding. Take covernow!</text:p>
      <text:p text:style-name="P4">
News Collection Link: <text:a xlink:type="simple" xlink:href="https://liveuamap.com/en/2023/16-april-zaporizka-oblast2023-red-alert-aeriag" text:style-name="Internet_20_link" text:visited-style-name="Visited_20_Internet_20_Link">
https://liveuamap.com/en/2023/16-april-zaporizka-oblast2023-red-alert-aeriag</text:a>
</text:p>
      <text:p text:style-name="P4">
News Source: <text:a xlink:type="simple" xlink:href="https://t.me/air_alert_ua/43179" text:style-name="Internet_20_link" text:visited-style-name="Visited_20_Internet_20_Link">
https://t.me/air_alert_ua/43179</text:a>
</text:p>
      <!--NEWS-->
      <text:h text:style-name="P10" text:outline-level="1">
<text:span text:style-name="T4">
SpaceX has been licensed to run its most powerful Starship missile</text:span>
</text:h>
      <text:p text:style-name="P4">
Authors: Ukrinform (Person)</text:p>
      <text:p text:style-name="P4">
Publisher: Укринформ (Organization)</text:p>
      <text:p text:style-name="P4">
Published Time: 2023-04-16T14:33:43+03:00</text:p>
      <text:p text:style-name="P4">
Modified Time: 2023-04-16T14:33:43+03:00</text:p>
      <text:p text:style-name="P4">
Description: Ilon Mask SpaceX has received the approval of the US government to launch the next generation of Starship, which became a key stage in the company's desire to send people to the moon and Mars. - Ukrinform.</text:p>
      <text:p text:style-name="P4">
Images: ["<text:a xlink:type="simple" xlink:href="https://static.ukrinform.com/photos/2020_12/thumb_files/630_360_1607474156-316.png" text:style-name="Internet_20_link" text:visited-style-name="Visited_20_Internet_20_Link">
630_360_16074...</text:a>
"]</text:p>
      <text:p text:style-name="P4">
Tags: ['Космос', 'Марс', 'Місяць', 'SpaceX', 'США', 'Starship']</text:p>
      <text:p text:style-name="P4">
Type: Article</text:p>
      <!--METADATA-->
      <text:p text:style-name="P4">
<draw:frame draw:style-name="fr1" draw:name="Image154" text:anchor-type="as-char" svg:width="6.9236in" svg:height="3.956343in" draw:z-index="0">
<draw:image xlink:href="../Images/yкринформ/2023-04-16T14-33-43-03-00/630_360_1607474156-316.png" xlink:type="simple" xlink:show="embed" xlink:actuate="onLoad" draw:mime-type="image/png"/>
</draw:frame>
SpaceX Mask Company has received the approval of the US government to launch the Starship's next generation missile, which became a key stage in the company's desire to send a month and Mars.</text:p>
      <text:p text:style-name="P4">
As Ukrinform reports, it reports <text:a xlink:type="simple" xlink:href="https://www.bloomberg.com/news/articles/2023-04-14/musk-s-spacex-gets-us-approval-to-launch-starship-rocket" text:style-name="Internet_20_link" text:visited-style-name="Visited_20_Internet_20_Link">
</text:a>
.</text:p>
      <text:p text:style-name="P4">
It is noted that federal aviation management(FAA)The United States on Friday gave SpaceX, which allowed the company to launch a rocket from its Starbase in the village of Bokka-Chika, Texas. The license will be valid for five years.</text:p>
      <text:p text:style-name="P4">
In <text:a xlink:type="simple" xlink:href="https://www.ukrinform.ua/tag-spacex" text:style-name="Internet_20_link" text:visited-style-name="Visited_20_Internet_20_Link">
</text:a>
They said they plan to launch a Starship retership as early as Monday at 7am in Texas. The 150-minute launch window will be fired, the company reported.</text:p>
      <text:p text:style-name="P4">
<text:span text:style-name="T4">
 Read also: </text:span>
 <text:a xlink:type="simple" xlink:href="https://www.ukrinform.ua/rubric-technology/3696258-spacex-zapustila-na-orbitu-51-minisuputnik.html" text:style-name="Internet_20_link" text:visited-style-name="Visited_20_Internet_20_Link">
</text:a>
The FAA stated that the time-based procedure was required to release the air space around the boca-chick to identify and change routers that were directly affected by the planned launch.</text:p>
      <text:p text:style-name="P4">
Starship is a large new rocket designed to deliver people, including NASA astronauts, into deep space. It should also serve as an inexpensive platform for launching satellites and other carbits.</text:p>
      <text:p text:style-name="P4">
The entire Starship system has a height of 120 meters, which makes it more powerful than any previous spacecraft with a crew. The rocket is intended for a day use, which, according to SpaceX, will reduce costs.</text:p>
      <text:p text:style-name="P4">
<text:span text:style-name="T4">
 Read also: </text:span>
 <text:a xlink:type="simple" xlink:href="https://www.ukrinform.ua/rubric-technology/3668284-spacex-provela-staticne-viprobuvanna-ponad-30-dviguniv-raketi-starship.html" text:style-name="Internet_20_link" text:visited-style-name="Visited_20_Internet_20_Link">
<text:span text:style-name="T4">
 Starship </text:span>
</text:a>
A license issued means that FAA has determined that launches and re -use of Starship will not harm people or property on Earth.</text:p>
      <text:p text:style-name="P4">
As reported by Ukrinform, SpaceX launched a 51 minisputian party as part of Transporter 7 on Saturday.</text:p>
      <text:p text:style-name="P4">
News Source: <text:a xlink:type="simple" xlink:href="https://www.ukrinform.ua/rubric-technology/3696642-spacex-otrimala-licenziu-na-zapusk-svoei-najpotuznisoi-raketi-starship.html" text:style-name="Internet_20_link" text:visited-style-name="Visited_20_Internet_20_Link">
https://www.ukrinform.ua/rubric-technology/3696642-spacex-otrimala-licenziu-na-zapusk-svoei-najpotuznisoi-raketi-starship.html</text:a>
</text:p>
      <!--NEWS-->
      <text:h text:style-name="P10" text:outline-level="1">
<text:span text:style-name="T4">
Explosions reported in Zaporizhzhia</text:span>
</text:h>
      <text:p text:style-name="P4">
Authors: liveuamap (Language: en)</text:p>
      <text:p text:style-name="P4">
Time: 2023-04-16T14:33:43</text:p>
      <text:p text:style-name="P4">
Location: Zaporizhzhia, Zaporiz'ka oblast (Latitude:47.84577 Longtitude:35.12724)</text:p>
      <text:p text:style-name="P4">
Videos: []</text:p>
      <text:p text:style-name="P4">
Images: []</text:p>
      <text:p text:style-name="P4">
Tags: ["Europe", "Central and Eastern Europe"]</text:p>
      <text:p text:style-name="P4">
Id: 22556581</text:p>
      <!--METADATA-->
      <text:p text:style-name="P4">
Explosions reported in Zaporizhzhia</text:p>
      <text:p text:style-name="P4">
News Collection Link: <text:a xlink:type="simple" xlink:href="https://liveuamap.com/en/2023/16-april-explosions-reported-in-zaporizhzhia-" text:style-name="Internet_20_link" text:visited-style-name="Visited_20_Internet_20_Link">
https://liveuamap.com/en/2023/16-april-explosions-reported-in-zaporizhzhia-</text:a>
</text:p>
      <text:p text:style-name="P4">
News Source: <text:a xlink:type="simple" xlink:href="https://t.me/war_monitor/6639" text:style-name="Internet_20_link" text:visited-style-name="Visited_20_Internet_20_Link">
https://t.me/war_monitor/6639</text:a>
</text:p>
      <!--NEWS-->
      <text:h text:style-name="P10" text:outline-level="1">
<text:span text:style-name="T4">
Radivilov - bronze medalist of sports gymnastics in a reference jump</text:span>
</text:h>
      <text:p text:style-name="P4">
Authors: Ukrinform (Person)</text:p>
      <text:p text:style-name="P4">
Publisher: Укринформ (Organization)</text:p>
      <text:p text:style-name="P4">
Published Time: 2023-04-16T14:34:14+03:00</text:p>
      <text:p text:style-name="P4">
Modified Time: 2023-04-16T14:34:14+03:00</text:p>
      <text:p text:style-name="P4">
Description: The victory was won by Armenian Davtyan. - Ukrinform.</text:p>
      <text:p text:style-name="P4">
Images: ["<text:a xlink:type="simple" xlink:href="https://static.ukrinform.com/photos/2023_04/thumb_files/630_360_1681644796-884.jpg" text:style-name="Internet_20_link" text:visited-style-name="Visited_20_Internet_20_Link">
630_360_16816...</text:a>
"]</text:p>
      <text:p text:style-name="P4">
Tags: ['Гімнастика']</text:p>
      <text:p text:style-name="P4">
Type: Article</text:p>
      <!--METADATA-->
      <text:p text:style-name="P4">
<draw:frame draw:style-name="fr1" draw:name="Image155" text:anchor-type="as-char" svg:width="6.9236in" svg:height="3.956343in" draw:z-index="0">
<draw:image xlink:href="../Images/yкринформ/2023-04-16T14-34-14-03-00/630_360_1681644796-884.jpg" xlink:type="simple" xlink:show="embed" xlink:actuate="onLoad" draw:mime-type="image/jpeg"/>
</draw:frame>
The representative of Armenia Davtyan won.</text:p>
      <text:p text:style-name="P4">
Ukrainian Igor Radivilov won bronze in a reference jump at the Championships in sports gymnastics, Ukrinform reports.</text:p>
      <text:p text:style-name="P4">
He received 14.750 points in the finals. For the second time in a row, Radivilov won the European Championship in this discipline.</text:p>
      <text:p text:style-name="P4">
<text:span text:style-name="T4">
 Read also: </text:span>
 <text:a xlink:type="simple" xlink:href="https://www.ukrinform.ua/rubric-sports/3695561-kovtun-bronzovij-prizer-v-osobistomu-bagatoborstvi-na-ce-zi-sportivnoi-gimnastiki.html" text:style-name="Internet_20_link" text:visited-style-name="Visited_20_Internet_20_Link">
<text:span text:style-name="T4">
 gymnastics </text:span>
</text:a>
The Victory was won by Armenian Gymnast Arthur Davtyan.</text:p>
      <text:p text:style-name="P4">
Photo: Getty Images</text:p>
      <text:p text:style-name="P4">
News Source: <text:a xlink:type="simple" xlink:href="https://www.ukrinform.ua/rubric-sports/3696643-radivilov-bronzovij-prizer-ce-zi-sportivnoi-gimnastiki-v-opornomu-stribku.html" text:style-name="Internet_20_link" text:visited-style-name="Visited_20_Internet_20_Link">
https://www.ukrinform.ua/rubric-sports/3696643-radivilov-bronzovij-prizer-ce-zi-sportivnoi-gimnastiki-v-opornomu-stribku.html</text:a>
</text:p>
      <!--NEWS-->
      <text:h text:style-name="P10" text:outline-level="1">
<text:span text:style-name="T4">
Wednesday is the silver medalist of the first stage of the COP from jumping into water</text:span>
</text:h>
      <text:p text:style-name="P4">
Authors: Ukrinform (Person)</text:p>
      <text:p text:style-name="P4">
Publisher: Укринформ (Organization)</text:p>
      <text:p text:style-name="P4">
Published Time: 2023-04-16T14:41:28+03:00</text:p>
      <text:p text:style-name="P4">
Modified Time: 2023-04-16T14:41:28+03:00</text:p>
      <text:p text:style-name="P4">
Description: Victory on the account of a representative of China Young. - Ukrinform.</text:p>
      <text:p text:style-name="P4">
Images: ["<text:a xlink:type="simple" xlink:href="https://static.ukrinform.com/photos/2023_04/thumb_files/630_360_1681645184-697.jpg" text:style-name="Internet_20_link" text:visited-style-name="Visited_20_Internet_20_Link">
630_360_16816...</text:a>
"]</text:p>
      <text:p text:style-name="P4">
Tags: ['Стрибки у воду']</text:p>
      <text:p text:style-name="P4">
Type: Article</text:p>
      <!--METADATA-->
      <text:p text:style-name="P4">
<draw:frame draw:style-name="fr1" draw:name="Image156" text:anchor-type="as-char" svg:width="6.9236in" svg:height="3.956343in" draw:z-index="0">
<draw:image xlink:href="../Images/yкринформ/2023-04-16T14-41-28-03-00/630_360_1681645184-697.jpg" xlink:type="simple" xlink:show="embed" xlink:actuate="onLoad" draw:mime-type="image/jpeg"/>
</draw:frame>
The Chinese Young Representative's account.</text:p>
      <text:p text:style-name="P4">
17-year-old Alexei Wednesday brought Ukraine the second medal in the first stage of Kubcissvit from jumping into water, which takes place in Chinese Sian, reports Ukrinform.</text:p>
      <text:p text:style-name="P4">
He won a silver medal, scoring 518.30 points.</text:p>
      <text:p text:style-name="P4">
The winner was won by Chinese Hao Young.</text:p>
      <text:p text:style-name="P4">
<text:span text:style-name="T4">
 Read also: </text:span>
 <text:a xlink:type="simple" xlink:href="https://www.ukrinform.ua/rubric-sports/3695695-ukrainci-sereda-i-boluh-zdobuli-bronzu-kubka-svitu-zi-stribkiv-u-vodu.html" text:style-name="Internet_20_link" text:visited-style-name="Visited_20_Internet_20_Link">
</text:a>
As reported, Wednesday and Kirill Bogukh became third in men's synchronous jumps with a 10-meter tower.</text:p>
      <text:p text:style-name="P4">
Photo: Getty Images</text:p>
      <text:p text:style-name="P4">
News Source: <text:a xlink:type="simple" xlink:href="https://www.ukrinform.ua/rubric-sports/3696646-sereda-sribnij-prizer-persogo-etapu-ks-zi-stribkiv-u-vodu.html" text:style-name="Internet_20_link" text:visited-style-name="Visited_20_Internet_20_Link">
https://www.ukrinform.ua/rubric-sports/3696646-sereda-sribnij-prizer-persogo-etapu-ks-zi-stribkiv-u-vodu.html</text:a>
</text:p>
      <!--NEWS-->
      <text:h text:style-name="P10" text:outline-level="1">
<text:span text:style-name="T4">
Kharkiv, Kharkivska Oblast(20:49). Red Alert: aerial threat. Sirens sounding. Take cover now!</text:span>
</text:h>
      <text:p text:style-name="P4">
Authors: liveuamap (Language: en)</text:p>
      <text:p text:style-name="P4">
Time: 2023-04-16T14:50:00</text:p>
      <text:p text:style-name="P4">
Location: Kharkiv (Latitude:49.98106 Longtitude:36.25379)</text:p>
      <text:p text:style-name="P4">
Videos: []</text:p>
      <text:p text:style-name="P4">
Images: []</text:p>
      <text:p text:style-name="P4">
Tags: ["Europe", "Central and Eastern Europe"]</text:p>
      <text:p text:style-name="P4">
Id: 22556582</text:p>
      <!--METADATA-->
      <text:p text:style-name="P4">
Kharkiv, Kharkiv region(20:49). Red Alert: aerial threat. Sirens sounding.Take cover now!</text:p>
      <text:p text:style-name="P4">
News Collection Link: <text:a xlink:type="simple" xlink:href="https://liveuamap.com/en/2023/16-april-kharkiv-kharkivska-oblast2049-red-alg" text:style-name="Internet_20_link" text:visited-style-name="Visited_20_Internet_20_Link">
https://liveuamap.com/en/2023/16-april-kharkiv-kharkivska-oblast2049-red-alg</text:a>
</text:p>
      <text:p text:style-name="P4">
News Source: <text:a xlink:type="simple" xlink:href="https://t.me/air_alert_ua/43180" text:style-name="Internet_20_link" text:visited-style-name="Visited_20_Internet_20_Link">
https://t.me/air_alert_ua/43180</text:a>
</text:p>
      <!--NEWS-->
      <text:h text:style-name="P10" text:outline-level="1">
<text:span text:style-name="T4">
Sumska Oblast(20:51). Red Alert: aerial threat. Sirens sounding. Take cover now!</text:span>
</text:h>
      <text:p text:style-name="P4">
Authors: liveuamap (Language: en)</text:p>
      <text:p text:style-name="P4">
Time: 2023-04-16T14:53:00</text:p>
      <text:p text:style-name="P4">
Location: Sumska Oblast (Latitude:51.00000000 Longtitude:34.00000000)</text:p>
      <text:p text:style-name="P4">
Videos: []</text:p>
      <text:p text:style-name="P4">
Images: []</text:p>
      <text:p text:style-name="P4">
Tags: ["Europe", "Central and Eastern Europe"]</text:p>
      <text:p text:style-name="P4">
Id: 22556583</text:p>
      <!--METADATA-->
      <text:p text:style-name="P4">
Sumy region(20:51). Red Alert: aerial threat. Sirens sounding. Take covernow!</text:p>
      <text:p text:style-name="P4">
News Collection Link: <text:a xlink:type="simple" xlink:href="https://liveuamap.com/en/2023/16-april-sumska-oblast2051-red-alert-aerial-tg" text:style-name="Internet_20_link" text:visited-style-name="Visited_20_Internet_20_Link">
https://liveuamap.com/en/2023/16-april-sumska-oblast2051-red-alert-aerial-tg</text:a>
</text:p>
      <text:p text:style-name="P4">
News Source: <text:a xlink:type="simple" xlink:href="https://t.me/air_alert_ua/43181" text:style-name="Internet_20_link" text:visited-style-name="Visited_20_Internet_20_Link">
https://t.me/air_alert_ua/43181</text:a>
</text:p>
      <!--NEWS-->
      <text:h text:style-name="P10" text:outline-level="1">
<text:span text:style-name="T4">
Ilya Kovtun won the debut "gold" on a sports gymnastics</text:span>
</text:h>
      <text:p text:style-name="P4">
Authors: Ukrinform (Person)</text:p>
      <text:p text:style-name="P4">
Publisher: Укринформ (Organization)</text:p>
      <text:p text:style-name="P4">
Published Time: 2023-04-16T15:04:37+03:00</text:p>
      <text:p text:style-name="P4">
Modified Time: 2023-04-16T15:04:37+03:00</text:p>
      <text:p text:style-name="P4">
Description: The Ukrainian became a champion of parallel bars. - Ukrinform.</text:p>
      <text:p text:style-name="P4">
Images: ["<text:a xlink:type="simple" xlink:href="https://static.ukrinform.com/photos/2023_04/thumb_files/630_360_1681646600-488.jpg" text:style-name="Internet_20_link" text:visited-style-name="Visited_20_Internet_20_Link">
630_360_16816...</text:a>
"]</text:p>
      <text:p text:style-name="P4">
Tags: ['Гімнастика']</text:p>
      <text:p text:style-name="P4">
Type: Article</text:p>
      <!--METADATA-->
      <text:p text:style-name="P4">
<draw:frame draw:style-name="fr1" draw:name="Image157" text:anchor-type="as-char" svg:width="6.9236in" svg:height="3.956343in" draw:z-index="0">
<draw:image xlink:href="../Images/yкринформ/2023-04-16T15-04-37-03-00/630_360_1681646600-488.jpg" xlink:type="simple" xlink:show="embed" xlink:actuate="onLoad" draw:mime-type="image/jpeg"/>
</draw:frame>
The Ukrainian champion of parallel bars.</text:p>
      <text:p text:style-name="P4">
The last day of the finals at the European Championships of Rhythmic Gymnastics began in Turkish Antalya, Ukrinform reports.</text:p>
      <text:p text:style-name="P4">
According to the results of qualification, 19 -year -old Ilya Kovtun was in four personal finals, two of which - parallel bars and a crossbar - were the last day.</text:p>
      <text:p text:style-name="P4">
To the finals in the parallel bars, Kovtun resigned with the second result. The chief opponent of the Ukrainian for "gold" was Turkish Gymnast Ferchat Arikan -Bronze winner of the 2020 Olympics on this projectile. In 2020 and 2021, Aricantic became the champion of Europe.</text:p>
      <text:p text:style-name="P4">
The Kovtun performed in the finals of parallel bars, the third, in front of Arikan. He executed a program with complexity 6.6 with the performance of 8.566 points, for which he received15.166 points. And he ahead of the Turkish gymnast, who earned for his speech14.933.</text:p>
      <text:p text:style-name="P4">
As a result, Kovtun became a European champion of parallel bars. Aryican became the closest warship, the top 3 closed the Spaniard's Dieallo.</text:p>
      <text:p text:style-name="P4">
<text:span text:style-name="T4">
 Read also: </text:span>
 <text:a xlink:type="simple" xlink:href="https://www.ukrinform.ua/rubric-sports/3696643-radivilov-bronzovij-prizer-ce-zi-sportivnoi-gimnastiki-v-opornomu-stribku.html" text:style-name="Internet_20_link" text:visited-style-name="Visited_20_Internet_20_Link">
<text:span text:style-name="T4">
 Radivilov </text:span>
</text:a>
As reported by Ukrinform, Igor Radivilov became a bronze medalist at the support room.</text:p>
      <text:p text:style-name="P4">
Photo: Getty Image</text:p>
      <text:p text:style-name="P4">
News Source: <text:a xlink:type="simple" xlink:href="https://www.ukrinform.ua/rubric-sports/3696652-illa-kovtun-zdobuv-debutne-zoloto-na-ce-zi-sportivnoi-gimnastiki.html" text:style-name="Internet_20_link" text:visited-style-name="Visited_20_Internet_20_Link">
https://www.ukrinform.ua/rubric-sports/3696652-illa-kovtun-zdobuv-debutne-zoloto-na-ce-zi-sportivnoi-gimnastiki.html</text:a>
</text:p>
      <!--NEWS-->
      <text:h text:style-name="P10" text:outline-level="1">
<text:span text:style-name="T4">
Aircraft and hundreds of shelling: in the Armed Forces told about the situation in the Kupyansk-Liman direction</text:span>
</text:h>
      <text:p text:style-name="P4">
Authors: Ukrinform (Person)</text:p>
      <text:p text:style-name="P4">
Publisher: Укринформ (Organization)</text:p>
      <text:p text:style-name="P4">
Published Time: 2023-04-16T15:09:32+03:00</text:p>
      <text:p text:style-name="P4">
Modified Time: 2023-04-16T15:09:32+03:00</text:p>
      <text:p text:style-name="P4">
Description: Defenders of Ukraine in the Kupyansk-Liman direction for this day destroyed three enemy tanks and APC, and also shot the assault plane of the Su-25. - Ukrinform.</text:p>
      <text:p text:style-name="P4">
Images: ["<text:a xlink:type="simple" xlink:href="https://static.ukrinform.com/photos/2022_11/thumb_files/630_360_1667362154-183.jpg" text:style-name="Internet_20_link" text:visited-style-name="Visited_20_Internet_20_Link">
630_360_16673...</text:a>
"]</text:p>
      <text:p text:style-name="P4">
Tags: ['Обстріл', 'ЗСУ', 'Війна з росією', 'Єдині новини']</text:p>
      <text:p text:style-name="P4">
Type: Article</text:p>
      <!--METADATA-->
      <text:p text:style-name="P4">
<draw:frame draw:style-name="fr1" draw:name="Image158" text:anchor-type="as-char" svg:width="6.9236in" svg:height="3.956343in" draw:z-index="0">
<draw:image xlink:href="../Images/yкринформ/2023-04-16T15-09-32-03-00/630_360_1667362154-183.jpg" xlink:type="simple" xlink:show="embed" xlink:actuate="onLoad" draw:mime-type="image/jpeg"/>
</draw:frame>
The defenders of Ukraine in the Kupyansk-Limansk direction for this day destroyed three enemy tank APC, and also shot the assault plane of the Su-25.</text:p>
      <text:p text:style-name="P4">
This was reported by the spokesman of the eastern group of the Armed Forces of the Armed Forces Sergey Cherevaty Wepiri Tele scale "One News", Ukrinform correspondent reports.</text:p>
      <text:p text:style-name="P4">
"In this direction, the enemy uses more armored vehicles, so our military servicemen are destroyed ... During this day, three T-72 tanks, BTR-80, and more paratroopers, the Su-25 assault plane was shot down," he said.</text:p>
      <text:p text:style-name="P4">
<text:span text:style-name="T4">
 Read also: </text:span>
 <text:a xlink:type="simple" xlink:href="https://www.ukrinform.ua/rubric-ato/3696636-za-dobu-v-rajoni-bahmuta-zsu-znisili-121-zagarbnika.html" text:style-name="Internet_20_link" text:visited-style-name="Visited_20_Internet_20_Link">
</text:a>
Cherevaty added that the invaders also lost the infantry machine and the hostage car.</text:p>
      <text:p text:style-name="P4">
According to him, 375 <text:a xlink:type="simple" xlink:href="https://www.ukrinform.ua/tag-obstril" text:style-name="Internet_20_link" text:visited-style-name="Visited_20_Internet_20_Link">
</text:a>
Weapons of different caliber, the fifth of municipalities and ten aircraft. Cherevaty noted that the warriors drew 27 invaders, and 60 more were injured.</text:p>
      <text:p text:style-name="P4">
As reported by Ukrinform, <text:a xlink:type="simple" xlink:href="https://www.ukrinform.ua/rubric-ato/3696625-na-harkivsini-prikordonniki-znisili-vorozij-bezpilotnik.html" text:style-name="Internet_20_link" text:visited-style-name="Visited_20_Internet_20_Link">
</text:a>
 .</text:p>
      <text:p text:style-name="P4">
News Source: <text:a xlink:type="simple" xlink:href="https://www.ukrinform.ua/rubric-ato/3696654-avianaloti-j-sotni-obstriliv-u-zsu-rozpovili-pro-situaciu-na-kupanskolimanskomu-napramku.html" text:style-name="Internet_20_link" text:visited-style-name="Visited_20_Internet_20_Link">
https://www.ukrinform.ua/rubric-ato/3696654-avianaloti-j-sotni-obstriliv-u-zsu-rozpovili-pro-situaciu-na-kupanskolimanskomu-napramku.html</text:a>
</text:p>
      <!--NEWS-->
      <text:h text:style-name="P10" text:outline-level="1">
<text:span text:style-name="T4">
Zinchenko will not play against West Hema because</text:span>
</text:h>
      <text:p text:style-name="P4">
Authors: Ukrinform (Person)</text:p>
      <text:p text:style-name="P4">
Publisher: Укринформ (Organization)</text:p>
      <text:p text:style-name="P4">
Published Time: 2023-04-16T15:24:09+03:00</text:p>
      <text:p text:style-name="P4">
Modified Time: 2023-04-16T15:24:09+03:00</text:p>
      <text:p text:style-name="P4">
Description: The Ukrainian was injured in a duel with Liverpool. - Ukrinform.</text:p>
      <text:p text:style-name="P4">
Images: ["<text:a xlink:type="simple" xlink:href="https://static.ukrinform.com/photos/2023_04/thumb_files/630_360_1681647760-644.jpg" text:style-name="Internet_20_link" text:visited-style-name="Visited_20_Internet_20_Link">
630_360_16816...</text:a>
"]</text:p>
      <text:p text:style-name="P4">
Tags: ['Арсенал', 'Футбол', 'Зінченко']</text:p>
      <text:p text:style-name="P4">
Type: Article</text:p>
      <!--METADATA-->
      <text:p text:style-name="P4">
<draw:frame draw:style-name="fr1" draw:name="Image159" text:anchor-type="as-char" svg:width="6.9236in" svg:height="3.956343in" draw:z-index="0">
<draw:image xlink:href="../Images/yкринформ/2023-04-16T15-24-09-03-00/630_360_1681647760-644.jpg" xlink:type="simple" xlink:show="embed" xlink:actuate="onLoad" draw:mime-type="image/jpeg"/>
</draw:frame>
Ukrainian was in a duel with Liverpool.</text:p>
      <text:p text:style-name="P4">
Ukrainian defender of Arsenal Alexander Zinchenko will miss the match of the 31st Turaugl with "West Hem" because of problems with the ilia, <text:a xlink:type="simple" xlink:href="https://theathletic.com/4416831/2023/04/16/zinchenko-arsenal-west-ham-team-news/" text:style-name="Internet_20_link" text:visited-style-name="Visited_20_Internet_20_Link">
</text:a>
The Athletic, Ukrinform reports.</text:p>
      <text:p text:style-name="P4">
The football player has problems with the iliac that bother him from last game against Liverpool(2:2)April 9th. He was decided to protect in the match with West Heme, but it is expected that Zinchenko will be ready to play against Southampton on April 21.</text:p>
      <text:p text:style-name="P4">
This season, the Ukrainian scored 1 ball and gave 2 goals in 29 matches.</text:p>
      <text:p text:style-name="P4">
The West Hem - Arsenal match will start at 16.00.</text:p>
      <text:p text:style-name="P4">
<text:span text:style-name="T4">
 Read also: </text:span>
 <text:a xlink:type="simple" xlink:href="https://www.ukrinform.ua/rubric-sports/3696567-apl-arsenal-zigrae-iz-vest-gemom-nottingem-forest-proti-mu.html" text:style-name="Internet_20_link" text:visited-style-name="Visited_20_Internet_20_Link">
<text:span text:style-name="T4">
 Arsenal </text:span>
</text:a>
As reported by Ukrinform, Arsenal is leading in the APL standings, ahead of Manchester City to three points.</text:p>
      <text:p text:style-name="P4">
Photo: Getty Image</text:p>
      <text:p text:style-name="P4">
News Source: <text:a xlink:type="simple" xlink:href="https://www.ukrinform.ua/rubric-sports/3696659-zincenko-ne-zigrae-proti-vest-gema-cerez-problemi-z-pahom.html" text:style-name="Internet_20_link" text:visited-style-name="Visited_20_Internet_20_Link">
https://www.ukrinform.ua/rubric-sports/3696659-zincenko-ne-zigrae-proti-vest-gema-cerez-problemi-z-pahom.html</text:a>
</text:p>
      <!--NEWS-->
      <text:h text:style-name="P10" text:outline-level="1">
<text:span text:style-name="T4">
The invaders fired again Kherson and Berislav</text:span>
</text:h>
      <text:p text:style-name="P4">
Authors: Ukrinform (Person)</text:p>
      <text:p text:style-name="P4">
Publisher: Укринформ (Organization)</text:p>
      <text:p text:style-name="P4">
Published Time: 2023-04-16T15:25:00+03:00</text:p>
      <text:p text:style-name="P4">
Modified Time: 2023-04-16T15:25:00+03:00</text:p>
      <text:p text:style-name="P4">
Description: Russian invaders on Sunday, April 16, fired at the cities of Kherson and Berislav. - Ukrinform.</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 'Херсонщина', 'Обстріл', 'Війна з росією', 'Єдині новини', 'Берислав']</text:p>
      <text:p text:style-name="P4">
Type: Article</text:p>
      <!--METADATA-->
      <text:p text:style-name="P4">
<draw:frame draw:style-name="fr1" draw:name="Image160" text:anchor-type="as-char" svg:width="6.9236in" svg:height="3.948443in" draw:z-index="0">
<draw:image xlink:href="../Images/yкринформ/2023-04-16T15-25-00-03-00/630_360_1538997483-946.jpg" xlink:type="simple" xlink:show="embed" xlink:actuate="onLoad" draw:mime-type="image/jpeg"/>
</draw:frame>
The Russian and Berislav cities fired on Sunday, April 16.</text:p>
      <text:p text:style-name="P4">
The head of the Kherson OVA Department of Information Policy Oleksandr Tolokonnikov reported this on the air of the only news.</text:p>
      <text:p text:style-name="P4">
"They(troops of the Russian Federation)They continue to terrorize the whole of Kherson, to beat at peaceful paints, to beat schools, medical institutions, critical infrastructure. Today, they are firing Kherson again. Fortunately, without victims. Berislav is contagious under the shelling, ”he informed.</text:p>
      <text:p text:style-name="P4">
According to him, for safety reasons in the regional center there were no clusters of people in and near the temples. It is forbidden to visit the cemeteries.</text:p>
      <text:p text:style-name="P4">
"We hope people listen," Tolokonnikov said.</text:p>
      <text:p text:style-name="P4">
<text:span text:style-name="T4">
 Read also: </text:span>
 <text:a xlink:type="simple" xlink:href="https://www.ukrinform.ua/rubric-ato/3693064-kilkist-poranenih-cerez-obstril-svidkoi-v-berislavi-zrosla-do-vosmi.html" text:style-name="Internet_20_link" text:visited-style-name="Visited_20_Internet_20_Link">
<text:span text:style-name="T4">
 Berislav </text:span>
</text:a>
As it was reported, Russian troops do not stop firing Kherson region. April 15 in Kherson as a result of shelling <text:a xlink:type="simple" xlink:href="https://www.ukrinform.ua/rubric-regions/3696376-obstril-hersona-rosijski-snaradi-vpali-poblizu-osvitnogo-zakladu-zagibli-mati-i-donka.html" text:style-name="Internet_20_link" text:visited-style-name="Visited_20_Internet_20_Link">
</text:a>
48-year-old woman and her 28-year-old daughter.</text:p>
      <text:p text:style-name="P4">
Over the past 24 hours, the enemy made 70 shelling, releasing 419 seizures from heavy artillery, UAV and aviation in Kherson region.</text:p>
      <text:p text:style-name="P4">
News Source: <text:a xlink:type="simple" xlink:href="https://www.ukrinform.ua/rubric-ato/3696661-zagarbniki-znovu-obstrilali-herson-i-berislav.html" text:style-name="Internet_20_link" text:visited-style-name="Visited_20_Internet_20_Link">
https://www.ukrinform.ua/rubric-ato/3696661-zagarbniki-znovu-obstrilali-herson-i-berislav.html</text:a>
</text:p>
      <!--NEWS-->
      <text:h text:style-name="P10" text:outline-level="1">
<text:span text:style-name="T4">
China launched a new meteorological satellite</text:span>
</text:h>
      <text:p text:style-name="P4">
Authors: Ukrinform (Person)</text:p>
      <text:p text:style-name="P4">
Publisher: Укринформ (Organization)</text:p>
      <text:p text:style-name="P4">
Published Time: 2023-04-16T15:35:00+03:00</text:p>
      <text:p text:style-name="P4">
Modified Time: 2023-04-16T15:35:00+03:00</text:p>
      <text:p text:style-name="P4">
Description: China's authorities on Sunday morning, April 16, launched a Long March-4b rocket launcher with a new meteorological satellite on board. - Ukrinform.</text:p>
      <text:p text:style-name="P4">
Images: ["<text:a xlink:type="simple" xlink:href="https://static.ukrinform.com/photos/2023_04/thumb_files/630_360_1681648276-573.jpg" text:style-name="Internet_20_link" text:visited-style-name="Visited_20_Internet_20_Link">
630_360_16816...</text:a>
", "<text:a xlink:type="simple" xlink:href="https://static.ukrinform.com/photos/2023_04/1681648277-548.jpg" text:style-name="Internet_20_link" text:visited-style-name="Visited_20_Internet_20_Link">
1681648277-54...</text:a>
", "<text:a xlink:type="simple" xlink:href="https://static.ukrinform.com/photos/2023_04/1681648277-364.jpg" text:style-name="Internet_20_link" text:visited-style-name="Visited_20_Internet_20_Link">
1681648277-36...</text:a>
"]</text:p>
      <text:p text:style-name="P4">
Tags: ['Китай', 'Космос', 'Ракета', 'Супутник']</text:p>
      <text:p text:style-name="P4">
Type: Article</text:p>
      <!--METADATA-->
      <text:p text:style-name="P4">
<draw:frame draw:style-name="fr1" draw:name="Image161" text:anchor-type="as-char" svg:width="6.9236in" svg:height="3.956343in" draw:z-index="0">
<draw:image xlink:href="../Images/yкринформ/2023-04-16T15-35-00-03-00/630_360_1681648276-573.jpg" xlink:type="simple" xlink:show="embed" xlink:actuate="onLoad" draw:mime-type="image/jpeg"/>
</draw:frame>
Vladkita on Sunday morning, April 16, launched a LongMarch-4b rocket launcher with a new meteorological satellite on board.</text:p>
      <text:p text:style-name="P4">
As Ukrinform reports, it reports <text:a xlink:type="simple" xlink:href="http://www.chinaview.cn/20230416/2529349fa9814682872ac40cc9c6775f/c.html" text:style-name="Internet_20_link" text:visited-style-name="Visited_20_Internet_20_Link">
</text:a>
.</text:p>
      <text:p text:style-name="P4">
Launch <text:a xlink:type="simple" xlink:href="https://www.ukrinform.ua/tag-suputnik" text:style-name="Internet_20_link" text:visited-style-name="Visited_20_Internet_20_Link">
</text:a>
Fenyun-3 07 was held at 09:36 in Beijing time from the Juzuan cosport that China's semi-nervous event.</text:p>
      <text:p text:style-name="P4">
<draw:frame draw:style-name="fr1" draw:name="Image162" text:anchor-type="as-char" svg:width="6.9236in" svg:height="4.615733in" draw:z-index="0">
<draw:image xlink:href="../Images/yкринформ/2023-04-16T15-35-00-03-00/1681648277-548.jpg" xlink:type="simple" xlink:show="embed" xlink:actuate="onLoad" draw:mime-type="image/jpeg"/>
</draw:frame>
The satellite has successfully reached the planned orbit.</text:p>
      <text:p text:style-name="P4">
<draw:frame draw:style-name="fr1" draw:name="Image163" text:anchor-type="as-char" svg:width="6.9236in" svg:height="4.615733in" draw:z-index="0">
<draw:image xlink:href="../Images/yкринформ/2023-04-16T15-35-00-03-00/1681648277-364.jpg" xlink:type="simple" xlink:show="embed" xlink:actuate="onLoad" draw:mime-type="image/jpeg"/>
</draw:frame>
It is noted that the satellite will provide weather forecasting services, prevent catastrophes and mitigate their consequences, respond to changes in the climate and conserve the environment.</text:p>
      <text:p text:style-name="P4">
This mission has already noted the 471st flight of Long March launchers.</text:p>
      <text:p text:style-name="P4">
<text:span text:style-name="T4">
 Read also: </text:span>
 <text:a xlink:type="simple" xlink:href="https://www.ukrinform.ua/rubric-technology/3694964-u-kitai-zapustili-sistemu-suputnikovogo-monitoringu-ekologii.html" text:style-name="Internet_20_link" text:visited-style-name="Visited_20_Internet_20_Link">
<text:span text:style-name="T4">
 Satellite </text:span>
</text:a>
As reported by Ukrinform, SpaceX launched a party with 51 minisputnik as part of a mission on Saturday [] on Saturday <text:a xlink:type="simple" xlink:href="https://www.ukrinform.ua/rubric-technology/3696258-spacex-zapustila-na-orbitu-51-minisuputnik.html" text:style-name="Internet_20_link" text:visited-style-name="Visited_20_Internet_20_Link">
</text:a>
Then, then</text:p>
      <text:p text:style-name="P4">
<text:span text:style-name="T5">
Фото: wang jiangbo/xinhui</text:span>
</text:p>
      <text:p text:style-name="P4">
News Source: <text:a xlink:type="simple" xlink:href="https://www.ukrinform.ua/rubric-technology/3696666-kitaj-zapustiv-novij-meteorologicnij-suputnik.html" text:style-name="Internet_20_link" text:visited-style-name="Visited_20_Internet_20_Link">
https://www.ukrinform.ua/rubric-technology/3696666-kitaj-zapustiv-novij-meteorologicnij-suputnik.html</text:a>
</text:p>
      <!--NEWS-->
      <text:h text:style-name="P10" text:outline-level="1">
<text:span text:style-name="T4">
In Russian Bryansk, a drone with explosives - Roszma fell</text:span>
</text:h>
      <text:p text:style-name="P4">
Authors: Ukrinform (Person)</text:p>
      <text:p text:style-name="P4">
Publisher: Укринформ (Organization)</text:p>
      <text:p text:style-name="P4">
Published Time: 2023-04-16T15:40:00+03:00</text:p>
      <text:p text:style-name="P4">
Modified Time: 2023-04-16T15:40:00+03:00</text:p>
      <text:p text:style-name="P4">
Description: In the Russian Bryansk, a drone fell to which an explosion was attached. - Ukrinform.</text:p>
      <text:p text:style-name="P4">
Images: ["<text:a xlink:type="simple" xlink:href="https://static.ukrinform.com/photos/2022_10/thumb_files/630_360_1666840949-675.jpg" text:style-name="Internet_20_link" text:visited-style-name="Visited_20_Internet_20_Link">
630_360_16668...</text:a>
"]</text:p>
      <text:p text:style-name="P4">
Tags: ['Безпілотник', 'Вибухівка', 'росія']</text:p>
      <text:p text:style-name="P4">
Type: Article</text:p>
      <!--METADATA-->
      <text:p text:style-name="P4">
<draw:frame draw:style-name="fr1" draw:name="Image164" text:anchor-type="as-char" svg:width="6.9236in" svg:height="3.947448in" draw:z-index="0">
<draw:image xlink:href="../Images/yкринформ/2023-04-16T15-40-00-03-00/630_360_1666840949-675.jpg" xlink:type="simple" xlink:show="embed" xlink:actuate="onLoad" draw:mime-type="image/jpeg"/>
</draw:frame>
The Urosian Bryansk dropped the drone, to which the explosion was attached.</text:p>
      <text:p text:style-name="P4">
About it reports Ukrinform with reference to <text:a xlink:type="simple" xlink:href="https://t.me/bazabazon/16963" text:style-name="Internet_20_link" text:visited-style-name="Visited_20_Internet_20_Link">
</text:a>
Baza.</text:p>
      <text:p text:style-name="P4">
“In Bryansk fell <text:a xlink:type="simple" xlink:href="https://www.ukrinform.ua/tag-bezpilotnik" text:style-name="Internet_20_link" text:visited-style-name="Visited_20_Internet_20_Link">
</text:a>
, stuffed with a blade, ”the message reads.</text:p>
      <text:p text:style-name="P4">
It is noted that the fragments of an unknown aircraft type of "aircraft" revealed a resident. They were lying in the forest, about 5 kilometers from the house # 100 on Abashev Street.</text:p>
      <text:p text:style-name="P4">
Among the wreckage was a bomb - probably, the drone carried a charge of plastic maivage substance.</text:p>
      <text:p text:style-name="P4">
<text:span text:style-name="T4">
 Read also: </text:span>
 <text:a xlink:type="simple" xlink:href="https://www.ukrinform.ua/rubric-ato/3696625-na-harkivsini-prikordonniki-znisili-vorozij-bezpilotnik.html" text:style-name="Internet_20_link" text:visited-style-name="Visited_20_Internet_20_Link">
<text:span text:style-name="T4">
 drone </text:span>
</text:a>
As reported <text:a xlink:type="simple" xlink:href="https://www.ukrinform.ua/rubric-world/3694272-u-aeroportu-belgoroda-vpav-bezpilotnik-iz-vibuhivkou-roszmi.html" text:style-name="Internet_20_link" text:visited-style-name="Visited_20_Internet_20_Link">
</text:a>
, April 11, aircraft type with an explosive device exploded at Belgorod Airport.</text:p>
      <text:p text:style-name="P4">
_ Photo illustrative_</text:p>
      <text:p text:style-name="P4">
News Source: <text:a xlink:type="simple" xlink:href="https://www.ukrinform.ua/rubric-world/3696668-u-rosijskomu-bransku-vpav-bezpilotnik-iz-vibuhivkou-roszmi.html" text:style-name="Internet_20_link" text:visited-style-name="Visited_20_Internet_20_Link">
https://www.ukrinform.ua/rubric-world/3696668-u-rosijskomu-bransku-vpav-bezpilotnik-iz-vibuhivkou-roszmi.html</text:a>
</text:p>
      <!--NEWS-->
      <text:h text:style-name="P10" text:outline-level="1">
<text:span text:style-name="T4">
Germany received 337 reports of war crimes in Ukraine</text:span>
</text:h>
      <text:p text:style-name="P4">
Authors: Ukrinform (Person)</text:p>
      <text:p text:style-name="P4">
Publisher: Укринформ (Organization)</text:p>
      <text:p text:style-name="P4">
Published Time: 2023-04-16T15:42:50+03:00</text:p>
      <text:p text:style-name="P4">
Modified Time: 2023-04-16T15:42:50+03:00</text:p>
      <text:p text:style-name="P4">
Description: As of mid -April 2023, the Federal Criminal Police of Germany (BKA) received 337 reports of possible commission of war crimes in Ukraine. - Ukrinform.</text:p>
      <text:p text:style-name="P4">
Images: ["<text:a xlink:type="simple" xlink:href="https://static.ukrinform.com/photos/2023_04/thumb_files/630_360_1681648598-896.jpg" text:style-name="Internet_20_link" text:visited-style-name="Visited_20_Internet_20_Link">
630_360_16816...</text:a>
"]</text:p>
      <text:p text:style-name="P4">
Tags: ['Німеччина', 'росія', 'Воєнні злочини']</text:p>
      <text:p text:style-name="P4">
Type: Article</text:p>
      <!--METADATA-->
      <text:p text:style-name="P4">
<draw:frame draw:style-name="fr1" draw:name="Image165" text:anchor-type="as-char" svg:width="6.9236in" svg:height="3.956343in" draw:z-index="0">
<draw:image xlink:href="../Images/yкринформ/2023-04-16T15-42-50-03-00/630_360_1681648598-896.jpg" xlink:type="simple" xlink:show="embed" xlink:actuate="onLoad" draw:mime-type="image/jpeg"/>
</draw:frame>
The state of April 2023 by the Federal Directorate of Criminal Police of Germany(Bka)received 337 reports of possible commission of war crimes in Ukraine.</text:p>
      <text:p text:style-name="P4">
This follows from the response of the Ministry of Internal Affairs to the deputy requests of conservatives, reports Ukrinform with reference to <text:a xlink:type="simple" xlink:href="https://www.deutschlandfunk.de/bka-337-hinweise-auf-moegliche-kriegsverbrechen-in-der-ukraine-102.html" text:style-name="Internet_20_link" text:visited-style-name="Visited_20_Internet_20_Link">
</text:a>
.</text:p>
      <text:p text:style-name="P4">
Information is collected from the beginning of a full -scale invasion <text:a xlink:type="simple" xlink:href="https://www.ukrinform.ua/tag-rosia" text:style-name="Internet_20_link" text:visited-style-name="Visited_20_Internet_20_Link">
</text:a>
To Ukraine in February last year. It is given by Ukrainian refugees in Germany or German citizens who were or re -interpreted in Ukraine.</text:p>
      <text:p text:style-name="P4">
BKA supports Ukrainian investigators, in particular, collecting testimony, as well as accumulating and providing materials for forensic work.</text:p>
      <text:p text:style-name="P4">
<text:span text:style-name="T4">
 Read also: </text:span>
 <text:a xlink:type="simple" xlink:href="https://www.ukrinform.ua/rubric-ato/3696480-rosia-cinitime-voenni-zlocini-poki-ii-vtorgnenna-ne-pripinitsa-glava-mzs-kanadi.html" text:style-name="Internet_20_link" text:visited-style-name="Visited_20_Internet_20_Link">
<text:span text:style-name="T4">
 military </text:span>
 <text:span text:style-name="T4">
 </text:span>
 Crimes **</text:a>
As reported by Ukrinform, since the beginning of a full -scale Russian invasion of Ukraine has already registered committing in its territory above <text:a xlink:type="simple" xlink:href="https://www.ukrinform.ua/rubric-ato/3695651-ofis-genprokurora-zafiksuvav-ponad-77-tisac-voennih-zlociniv-rosian-v-ukraini-kostin.html" text:style-name="Internet_20_link" text:visited-style-name="Visited_20_Internet_20_Link">
</text:a>
.</text:p>
      <text:p text:style-name="P4">
<text:span text:style-name="T5">
Wed: Picture-Alliance/U. Baumgarten</text:span>
</text:p>
      <text:p text:style-name="P4">
News Source: <text:a xlink:type="simple" xlink:href="https://www.ukrinform.ua/rubric-world/3696669-nimeccina-otrimala-337-povidomlen-pro-voenni-zlocini-v-ukraini.html" text:style-name="Internet_20_link" text:visited-style-name="Visited_20_Internet_20_Link">
https://www.ukrinform.ua/rubric-world/3696669-nimeccina-otrimala-337-povidomlen-pro-voenni-zlocini-v-ukraini.html</text:a>
</text:p>
      <!--NEWS-->
      <text:h text:style-name="P10" text:outline-level="1">
<text:span text:style-name="T4">
A man who threw a grenade from people was detained in Kiev</text:span>
</text:h>
      <text:p text:style-name="P4">
Authors: Ukrinform (Person)</text:p>
      <text:p text:style-name="P4">
Publisher: Укринформ (Organization)</text:p>
      <text:p text:style-name="P4">
Published Time: 2023-04-16T15:45:40+03:00</text:p>
      <text:p text:style-name="P4">
Modified Time: 2023-04-16T15:45:40+03:00</text:p>
      <text:p text:style-name="P4">
Description: Operational police officers of Kyiv detained a man who, because of jealousy, threw a grenade on Saturday, April 15. - Ukrinform.</text:p>
      <text:p text:style-name="P4">
Images: ["<text:a xlink:type="simple" xlink:href="https://static.ukrinform.com/photos/2023_04/thumb_files/630_360_1681649035-544.jpg" text:style-name="Internet_20_link" text:visited-style-name="Visited_20_Internet_20_Link">
630_360_16816...</text:a>
", "<text:a xlink:type="simple" xlink:href="https://static.ukrinform.com/photos/2023_04/1681649035-132.jpg" text:style-name="Internet_20_link" text:visited-style-name="Visited_20_Internet_20_Link">
1681649035-13...</text:a>
"]</text:p>
      <text:p text:style-name="P4">
Tags: ['Граната', 'Поліція', 'Київ']</text:p>
      <text:p text:style-name="P4">
Type: Article</text:p>
      <!--METADATA-->
      <text:p text:style-name="P4">
<draw:frame draw:style-name="fr1" draw:name="Image166" text:anchor-type="as-char" svg:width="6.9236in" svg:height="3.956343in" draw:z-index="0">
<draw:image xlink:href="../Images/yкринформ/2023-04-16T15-45-40-03-00/630_360_1681649035-544.jpg" xlink:type="simple" xlink:show="embed" xlink:actuate="onLoad" draw:mime-type="image/jpeg"/>
</draw:frame>
Kiev police officers of Kyiv for the power support of the KORD fighters of the detention, who, because of jealousy, threw a grenade on Saturday, April 15.</text:p>
      <text:p text:style-name="P4">
According to Ukrinform, the Kiev police press service in [] reports it(https://www.facebook.com/UA.KyivPolice/posts/pfbid02EHq6bbdbkGnEwTDfpsKc9EUtuKdDUCmNruCnaokM9FF6vxVNVDE29vXVmyF5qvgDl)</text:p>
      <text:p text:style-name="P4">
<draw:frame draw:style-name="fr1" draw:name="Image167" text:anchor-type="as-char" svg:width="6.9236in" svg:height="8.20862in" draw:z-index="0">
<draw:image xlink:href="../Images/yкринформ/2023-04-16T15-45-40-03-00/1681649035-132.jpg" xlink:type="simple" xlink:show="embed" xlink:actuate="onLoad" draw:mime-type="image/jpeg"/>
</draw:frame>
It is noted that through jealousy, Kiev tried to kill his acquaintance and its Komvarish. Operational staff with the power support of the KORD fighters delayed the place of residence, and investigators gathered evidence of his guilt. For a commitment to the attacker, life imprisonment is threatened.</text:p>
      <text:p text:style-name="P4">
In the evening on Saturday, April 15, before <text:a xlink:type="simple" xlink:href="https://www.ukrinform.ua/tag-policia" text:style-name="Internet_20_link" text:visited-style-name="Visited_20_Internet_20_Link">
</text:a>
Kyiv received a report that an explosion occurred on Miloslavskaya Street, which injured two people. In order to immediately document the tanning of medical care at the scene, the investigative-operative groups of the General and Desnian police departments, medical workers, profile services were immediately left.</text:p>
      <text:p text:style-name="P4">
“A special police operation was introduced in Kiev to search and detain the attacker. We carried out priority investigative actions and found that the offender saw his acquaintance with her husband on the street and threw a grenade through jealousy. With bodily injuries, doctors hospitalized 33-year-old patients and her 37-year-old acquaintance, and investigators removed from the place of commissioning of the municipal fragments of ammunition, ”-said the head of the investigative department of police department Mykola Mazurov.</text:p>
      <text:p text:style-name="P4">
The suspect was not previously convicted by a 34-year-old local resident.</text:p>
      <text:p text:style-name="P4">
<text:span text:style-name="T4">
 Read also: </text:span>
 <text:a xlink:type="simple" xlink:href="https://www.ukrinform.ua/rubric-regions/3695239-na-cernigivsini-vnaslidok-vibuhu-granati-zaginuv-colovik.html" text:style-name="Internet_20_link" text:visited-style-name="Visited_20_Internet_20_Link">
<text:span text:style-name="T4">
 grenades </text:span>
</text:a>
“On this fact, we have started criminal proceedings under part two of Article15, the first part of the second part of Article 115 of the Criminal Code of Ukraine - Zam on the premeditated murder of two or more persons. The sanction of the article envisages the imprisonment of will of ten to fifteen or life imprisonment. It is necessary to resolve the issue of notifying the person being suspected of committing a particularly serious crime. The pre -trial investigation is ongoing, ”Mazurov added.</text:p>
      <text:p text:style-name="P4">
<text:span text:style-name="T4">
 Read also: </text:span>
 <text:a xlink:type="simple" xlink:href="https://www.ukrinform.ua/rubric-regions/3692400-zitela-rivnensini-suditimut-za-prodaz-granatometa.html" text:style-name="Internet_20_link" text:visited-style-name="Visited_20_Internet_20_Link">
<text:span text:style-name="T4">
 grenades </text:span>
</text:a>
</text:p>
      <text:p text:style-name="P4">
News Source: <text:a xlink:type="simple" xlink:href="https://www.ukrinform.ua/rubric-kyiv/3696671-u-kievi-zatrimali-colovika-akij-kinuv-u-ludej-granatu.html" text:style-name="Internet_20_link" text:visited-style-name="Visited_20_Internet_20_Link">
https://www.ukrinform.ua/rubric-kyiv/3696671-u-kievi-zatrimali-colovika-akij-kinuv-u-ludej-granatu.html</text:a>
</text:p>
      <!--NEWS-->
      <text:h text:style-name="P10" text:outline-level="1">
<text:span text:style-name="T4">
Japanese journalist Takashi Ozaki in the Mariupol Chaplain Battalion accepted baptism</text:span>
</text:h>
      <text:p text:style-name="P4">
Authors: Ukrinform (Person)</text:p>
      <text:p text:style-name="P4">
Publisher: Укринформ (Organization)</text:p>
      <text:p text:style-name="P4">
Published Time: 2023-04-16T15:46:39+03:00</text:p>
      <text:p text:style-name="P4">
Modified Time: 2023-04-16T15:46:39+03:00</text:p>
      <text:p text:style-name="P4">
Description: Japanese journalist Takashi Ozaki, who has been volunteering in Ukraine in Ukraine for more than a year in the Mariupol Chaplain Battalion, has accepted Baptism. - Ukrinform.</text:p>
      <text:p text:style-name="P4">
Images: ["<text:a xlink:type="simple" xlink:href="https://static.ukrinform.com/photos/2023_04/thumb_files/630_360_1681648917-187.jpg" text:style-name="Internet_20_link" text:visited-style-name="Visited_20_Internet_20_Link">
630_360_16816...</text:a>
"]</text:p>
      <text:p text:style-name="P4">
Tags: ['Японія', 'Доброволець', 'Волонтери', 'Журналіст', 'Хрещення', 'Війна з росією']</text:p>
      <text:p text:style-name="P4">
Type: Article</text:p>
      <!--METADATA-->
      <text:p text:style-name="P4">
<draw:frame draw:style-name="fr1" draw:name="Image168" text:anchor-type="as-char" svg:width="6.9236in" svg:height="3.956343in" draw:z-index="0">
<draw:image xlink:href="../Images/yкринформ/2023-04-16T15-46-39-03-00/630_360_1681648917-187.jpg" xlink:type="simple" xlink:show="embed" xlink:actuate="onLoad" draw:mime-type="image/jpeg"/>
</draw:frame>
Japanese journalist Takashi Ozaki(Takashi Ozaki), which has been volunteering in Ukraine for more than a year in the Mariupol Chaplain Battalion, has accepted baptism.</text:p>
      <text:p text:style-name="P4">
Pastor, a military chaplain of Gennadymokhnenko, who now, together with the Mariupol battalion "is engaged in volunteering in the most dangerous areas of the front.</text:p>
      <text:p text:style-name="P4">
"For the first time, Takashi came to us more than a year ago to record an interview with a gambling ... He, a man of another culture who watches the earnings of our chaplain battalion all year long, says:" You risk life every day to help people and I want to become people Christian, like you. This is such a good certificate. And we baptized him directly to Catholic Easter on April 9. Vintil how we baptized him, he accepted the first in our lives of communion, ”Mohnenko said.</text:p>
      <text:p text:style-name="P4">
<text:span text:style-name="T4">
 Read also: </text:span>
 <text:a xlink:type="simple" xlink:href="https://www.ukrinform.ua/rubric-ato/3691445-gennadij-vijskovosluzbovec-internacionalnogo-legionu-oboroni-ukraini.html" text:style-name="Internet_20_link" text:visited-style-name="Visited_20_Internet_20_Link">
</text:a>
Kapellan explained that Takashi worked and is now continuing to work with many -foreign publications. “His publication was in the legendary Newsweek. I see many different publications, where there were publications, reports. He writes both to the newspapers and the pastor, ”the pastor said.</text:p>
      <text:p text:style-name="P4">
According to Mohnenko, when he interviewed the Japanese journalist more than a year ago, he soon forgot about it, but then he reminded himself that he began to help the Chaplain Battalion in the frontline areas in both east and south of Ukraine.</text:p>
      <text:p text:style-name="P4">
“I then gave a brief interview and forgot. Then there were two weeks, I look, and he went with us to the front, then began to pray with my teams in various Front settlements, saw how he worked in a warehouse. I asked other guys about him, and they told that he rented an apartment for a bargain and began to help us. So he works with our team throughout the year, ”Mohnenko said.</text:p>
      <text:p text:style-name="P4">
The pastor said that such was traveling on all active fronts - and on the Eastern was, and to Kherson traveled and helps to transport, deliver the humanities aid to the needy. He also continues to work as <text:a xlink:type="simple" xlink:href="https://www.ukrinform.ua/tag-zurnalist" text:style-name="Internet_20_link" text:visited-style-name="Visited_20_Internet_20_Link">
</text:a>
, writes interesting reports.<text:span text:style-name="T4">
 Read also: </text:span>
 <text:a xlink:type="simple" xlink:href="https://www.ukrinform.ua/rubric-ato/3687316-polski-paramediki-pokazali-ak-evakujovuut-poranenih-ukrainskih-zahisnikiv-iz-bahmuta.html" text:style-name="Internet_20_link" text:visited-style-name="Visited_20_Internet_20_Link">
</text:a>
He in one of his posts in <text:a xlink:type="simple" xlink:href="https://www.facebook.com/gennadiy.mokhnenko/posts/pfbid022mgVjCtEJP2wVn4nPiPqefeYh2dJpzhYFSxVYVvbheFMioJ3AC1Hk9kMQCkoy6R2l" text:style-name="Internet_20_link" text:visited-style-name="Visited_20_Internet_20_Link">
</text:a>
He also quoted Japanese Tansi, who wanted to accept Christian baptism and "to be forever part of the Mariupol Chaplain Battalion.</text:p>
      <text:p text:style-name="P4">
"Now this Japanese is a Christian ... unexpectedly, but very pleasant ... Thank you for your service to God and people in Ukraine !!!", - Mohnenko wrote.</text:p>
      <text:p text:style-name="P4">
He added that Nafroron's Chaplain Battalion is currently working daily, continues to evacuate people from under fire, to bring everything necessary for Ukraine.</text:p>
      <text:p text:style-name="P4">
News Source: <text:a xlink:type="simple" xlink:href="https://www.ukrinform.ua/rubric-regions/3696673-aponskij-zurnalist-takasi-ozaki-u-kapelanskomu-bataljoni-mariupol-prijnav-hresenna.html" text:style-name="Internet_20_link" text:visited-style-name="Visited_20_Internet_20_Link">
https://www.ukrinform.ua/rubric-regions/3696673-aponskij-zurnalist-takasi-ozaki-u-kapelanskomu-bataljoni-mariupol-prijnav-hresenna.html</text:a>
</text:p>
      <!--NEWS-->
      <text:h text:style-name="P10" text:outline-level="1">
<text:span text:style-name="T4">
UPL: Shakhtar has overcome "Lviv"</text:span>
</text:h>
      <text:p text:style-name="P4">
Authors: Ukrinform (Person)</text:p>
      <text:p text:style-name="P4">
Publisher: Укринформ (Organization)</text:p>
      <text:p text:style-name="P4">
Published Time: 2023-04-16T15:54:48+03:00</text:p>
      <text:p text:style-name="P4">
Modified Time: 2023-04-16T15:54:48+03:00</text:p>
      <text:p text:style-name="P4">
Description: Bondarenko made a double. - Ukrinform.</text:p>
      <text:p text:style-name="P4">
Images: ["<text:a xlink:type="simple" xlink:href="https://static.ukrinform.com/photos/2023_04/thumb_files/630_360_1681649546-993.jpg" text:style-name="Internet_20_link" text:visited-style-name="Visited_20_Internet_20_Link">
630_360_16816...</text:a>
"]</text:p>
      <text:p text:style-name="P4">
Tags: ['Футбол', "Прем'єр-ліга", 'Шахтар', 'ФК Львів']</text:p>
      <text:p text:style-name="P4">
Type: Article</text:p>
      <!--METADATA-->
      <text:p text:style-name="P4">
<draw:frame draw:style-name="fr1" draw:name="Image169" text:anchor-type="as-char" svg:width="6.9236in" svg:height="3.956343in" draw:z-index="0">
<draw:image xlink:href="../Images/yкринформ/2023-04-16T15-54-48-03-00/630_360_1681649546-993.jpg" xlink:type="simple" xlink:show="embed" xlink:actuate="onLoad" draw:mime-type="image/jpeg"/>
</draw:frame>
Bondarenko forming a double.</text:p>
      <text:p text:style-name="P4">
Shakhtar Donetsk won Lviv in the 21st round of the Ukrainian Premier League-2: 0, Ukrinform reports.</text:p>
      <text:p text:style-name="P4">
The score in the match was opened as early as the 7th minute, noted Artembondarenko. In the second half, he scored for the second time in the 75th minute.</text:p>
      <text:p text:style-name="P4">
Thus, Shakhtar wins and continues to head the UPL standings, the Miners have 52 points. Lviv is the last, with only 13 points in its asset.</text:p>
      <text:p text:style-name="P4">
<text:span text:style-name="T4">
 Read also: </text:span>
 <text:a xlink:type="simple" xlink:href="https://www.ukrinform.ua/rubric-sports/3696557-u-21u-turi-upl-v-nedilu-zigraut-dva-matci.html" text:style-name="Internet_20_link" text:visited-style-name="Visited_20_Internet_20_Link">
<text:span text:style-name="T4">
 UPL </text:span>
</text:a>
As reported by Ukrinform, in another match of the Chernomorets Game Day accepts Vorskla, after the first half the score 0-0.</text:p>
      <text:p text:style-name="P4">
Photo: upl.ua</text:p>
      <text:p text:style-name="P4">
News Source: <text:a xlink:type="simple" xlink:href="https://www.ukrinform.ua/rubric-sports/3696674-upl-sahtar-zdolav-lviv.html" text:style-name="Internet_20_link" text:visited-style-name="Visited_20_Internet_20_Link">
https://www.ukrinform.ua/rubric-sports/3696674-upl-sahtar-zdolav-lviv.html</text:a>
</text:p>
      <!--NEWS-->
      <text:h text:style-name="P10" text:outline-level="1">
<text:span text:style-name="T4">
Defense and Recovery: Shmigal told about the results of the visit to the US and Canada</text:span>
</text:h>
      <text:p text:style-name="P4">
Authors: Ukrinform (Person)</text:p>
      <text:p text:style-name="P4">
Publisher: Укринформ (Organization)</text:p>
      <text:p text:style-name="P4">
Published Time: 2023-04-16T16:00:00+03:00</text:p>
      <text:p text:style-name="P4">
Modified Time: 2023-04-16T16:00:00+03:00</text:p>
      <text:p text:style-name="P4">
Description: Prime Minister Denis Shmigal spoke about the results of the Ukrainian government's visit to the US and Canada. - Ukrinform.</text:p>
      <text:p text:style-name="P4">
Images: ["<text:a xlink:type="simple" xlink:href="https://static.ukrinform.com/photos/2023_04/thumb_files/630_360_1681649884-779.jpg" text:style-name="Internet_20_link" text:visited-style-name="Visited_20_Internet_20_Link">
630_360_16816...</text:a>
"]</text:p>
      <text:p text:style-name="P4">
Tags: ['Канада', 'США', 'Україна', 'Шмигаль']</text:p>
      <text:p text:style-name="P4">
Type: Article</text:p>
      <!--METADATA-->
      <text:p text:style-name="P4">
<draw:frame draw:style-name="fr1" draw:name="Image170" text:anchor-type="as-char" svg:width="6.9236in" svg:height="3.956343in" draw:z-index="0">
<draw:image xlink:href="../Images/yкринформ/2023-04-16T16-00-00-03-00/630_360_1681649884-779.jpg" xlink:type="simple" xlink:show="embed" xlink:actuate="onLoad" draw:mime-type="image/jpeg"/>
</draw:frame>
Prime Minister Denis Schmigal spoke about the results of the Ukrainian law and Canada team.</text:p>
      <text:p text:style-name="P4">
As Ukrinform reports, Shmigal wrote in <text:a xlink:type="simple" xlink:href="https://t.me/Denys_Smyhal/5033" text:style-name="Internet_20_link" text:visited-style-name="Visited_20_Internet_20_Link">
</text:a>
Summing up the week.</text:p>
      <text:p text:style-name="P4">
According to him, this week the first visit of the government team to Canada took place, where productive meetings with Prime Minister Justin Tavippremierka Christ Christian Christ were held. “We update the free trade agreement. Has a motivation about the next package of military support, ” - said <text:a xlink:type="simple" xlink:href="https://www.ukrinform.ua/tag-smigal" text:style-name="Internet_20_link" text:visited-style-name="Visited_20_Internet_20_Link">
</text:a>
.</text:p>
      <text:p text:style-name="P4">
A new package of sanctions against Russia from Canada was also adopted. In particular, Volga-Dnepr. There is preparation for the confiscation of the An-124 aircraft and other assets of the aggressor in Canada and their transfer in favor of Ukraine. Against 120 legal and individuals, including Rosatom representatives, the United States.</text:p>
      <text:p text:style-name="P4">
In Washington, according to Shmigal, there were subject meetings with the Ministers of Defense, Finance, Trade, Transport.</text:p>
      <text:p text:style-name="P4">
“We increase coordination on all urgent issues. We are preparing for a counter -offensive, release of territories and their further restoration. We have absolute support for US partners, ”the Prime Minister said.</text:p>
      <text:p text:style-name="P4">
Agreements with the World Bank, USAID and DFC were signed. The WB is allocated 200 million donors for energy recovery, and DFC will help attract private investment to restore the economy. In addition, Boeing releases Ukrainian companies from a $ 200 million liability.</text:p>
      <text:p text:style-name="P4">
For the online participation of President of Ukraine Volodymyr Zelensky, the ministerial level on Spring Meetings took place.</text:p>
      <text:p text:style-name="P4">
“G7 has been assured by more than 5 billion dollars. Switzerland will also provide 1.8 billion francs over the next six. Denmark creates a special fund and plans to fill it for 1 billion euros. Extra support will be provided by Spain, Ireland, Japan, Lithuania, Latvia, Iceland, the Netherlands, ”Shmigal said.</text:p>
      <text:p text:style-name="P4">
Meetings with the Prime Minister of Poland, the Ministers of Finance of the United Kingdom, Germany, France, the heads of the IMF, the World Bank, the EIB and other high -altitude officials were held. Key topics: recovery, sanctions, financial support.</text:p>
      <text:p text:style-name="P4">
“During this visit, they were once again convinced that Ukraine has reliable friends of the tapartners where we can count. We continue to strengthen the pro -Ukrainian coalition in the world and to attract even more participants in the restoration of Ukraine, ”Smigal summed up.As reported by Ukrinform, earlier the Prime Minister of Ukraine Denis Shmigal stated that Ukraine expects that during the meeting of the G7 countries will be discussed <text:a xlink:type="simple" xlink:href="https://www.ukrinform.ua/rubric-polytics/3696469-smigal-nazvav-ocikuvanna-ukraini-vid-samitu-krain-g7-u-aponii.html" text:style-name="Internet_20_link" text:visited-style-name="Visited_20_Internet_20_Link">
</text:a>
 .</text:p>
      <text:p text:style-name="P4">
News Source: <text:a xlink:type="simple" xlink:href="https://www.ukrinform.ua/rubric-polytics/3696678-oborona-ta-vidnovlenna-smigal-rozpoviv-pro-rezultati-vizitu-do-ssa-i-kanadi.html" text:style-name="Internet_20_link" text:visited-style-name="Visited_20_Internet_20_Link">
https://www.ukrinform.ua/rubric-polytics/3696678-oborona-ta-vidnovlenna-smigal-rozpoviv-pro-rezultati-vizitu-do-ssa-i-kanadi.html</text:a>
</text:p>
      <!--NEWS-->
      <text:h text:style-name="P10" text:outline-level="1">
<text:span text:style-name="T4">
Elina Svitolina will play at WTA 125 in Paris</text:span>
</text:h>
      <text:p text:style-name="P4">
Authors: Ukrinform (Person)</text:p>
      <text:p text:style-name="P4">
Publisher: Укринформ (Organization)</text:p>
      <text:p text:style-name="P4">
Published Time: 2023-04-16T16:02:40+03:00</text:p>
      <text:p text:style-name="P4">
Modified Time: 2023-04-16T16:02:40+03:00</text:p>
      <text:p text:style-name="P4">
Description: The tournament will be held from May 15 to May 21. - Ukrinform.</text:p>
      <text:p text:style-name="P4">
Images: ["<text:a xlink:type="simple" xlink:href="https://static.ukrinform.com/photos/2023_04/thumb_files/630_360_1681649852-703.jpg" text:style-name="Internet_20_link" text:visited-style-name="Visited_20_Internet_20_Link">
630_360_16816...</text:a>
"]</text:p>
      <text:p text:style-name="P4">
Tags: ['Світоліна', 'Теніс']</text:p>
      <text:p text:style-name="P4">
Type: Article</text:p>
      <!--METADATA-->
      <text:p text:style-name="P4">
<draw:frame draw:style-name="fr1" draw:name="Image171" text:anchor-type="as-char" svg:width="6.9236in" svg:height="3.956343in" draw:z-index="0">
<draw:image xlink:href="../Images/yкринформ/2023-04-16T16-02-40-03-00/630_360_1681649852-703.jpg" xlink:type="simple" xlink:show="embed" xlink:actuate="onLoad" draw:mime-type="image/jpeg"/>
</draw:frame>
The tournament will take place from 15 to 21 May.</text:p>
      <text:p text:style-name="P4">
Ukrainian tennis player Elina Svitolina received a Wild Card in the WTA 125 Main Scentship in Paris called Trophee Clarins, about it <text:a xlink:type="simple" xlink:href="https://www.instagram.com/stories/elisvitolina/3082142091987701324/" text:style-name="Internet_20_link" text:visited-style-name="Visited_20_Internet_20_Link">
</text:a>
The tennis player in her Instagram, reports Ukrinform.</text:p>
      <text:p text:style-name="P4">
The tournament in France will be held from May 15 to May 21.</text:p>
      <text:p text:style-name="P4">
It falls on the second week of WTA 1000 in Rome(May 9-20), in a single Elina, it is declared on a protected rating.</text:p>
      <text:p text:style-name="P4">
Then Svitolina will perform at the WTA tournament 250 in Strasbourg, which will be held from 21 to 27 May.</text:p>
      <text:p text:style-name="P4">
<text:span text:style-name="T4">
 Read also: </text:span>
 <text:a xlink:type="simple" xlink:href="https://www.ukrinform.ua/rubric-sports/3695546-svitolina-prograla-ignatik-u-drugomu-koli-turniru-itf-u-svejcarii.html" text:style-name="Internet_20_link" text:visited-style-name="Visited_20_Internet_20_Link">
<text:span text:style-name="T4">
 Svitolina </text:span>
</text:a>
As reported by Ukrinform, after returning to the court of Svitolin played twinners, winning 2 out of 4 matches.</text:p>
      <text:p text:style-name="P4">
Photo: Getty Image</text:p>
      <text:p text:style-name="P4">
News Source: <text:a xlink:type="simple" xlink:href="https://www.ukrinform.ua/rubric-sports/3696681-elina-svitolina-zigrae-na-turniri-wta-125-u-parizi.html" text:style-name="Internet_20_link" text:visited-style-name="Visited_20_Internet_20_Link">
https://www.ukrinform.ua/rubric-sports/3696681-elina-svitolina-zigrae-na-turniri-wta-125-u-parizi.html</text:a>
</text:p>
      <!--NEWS-->
      <text:h text:style-name="P10" text:outline-level="1">
<text:span text:style-name="T4">
Ilya Kovtun won bronze at a sports gymnastics</text:span>
</text:h>
      <text:p text:style-name="P4">
Authors: Ukrinform (Person)</text:p>
      <text:p text:style-name="P4">
Publisher: Укринформ (Organization)</text:p>
      <text:p text:style-name="P4">
Published Time: 2023-04-16T16:08:50+03:00</text:p>
      <text:p text:style-name="P4">
Modified Time: 2023-04-16T16:08:50+03:00</text:p>
      <text:p text:style-name="P4">
Description: The Ukrainian won the medal in the crossing exercises. - Ukrinform.</text:p>
      <text:p text:style-name="P4">
Images: ["<text:a xlink:type="simple" xlink:href="https://static.ukrinform.com/photos/2023_04/thumb_files/630_360_1681650476-728.jpg" text:style-name="Internet_20_link" text:visited-style-name="Visited_20_Internet_20_Link">
630_360_16816...</text:a>
"]</text:p>
      <text:p text:style-name="P4">
Tags: ['Гімнастика']</text:p>
      <text:p text:style-name="P4">
Type: Article</text:p>
      <!--METADATA-->
      <text:p text:style-name="P4">
<draw:frame draw:style-name="fr1" draw:name="Image172" text:anchor-type="as-char" svg:width="6.9236in" svg:height="3.956343in" draw:z-index="0">
<draw:image xlink:href="../Images/yкринформ/2023-04-16T16-08-50-03-00/630_360_1681650476-728.jpg" xlink:type="simple" xlink:show="embed" xlink:actuate="onLoad" draw:mime-type="image/jpeg"/>
</draw:frame>
Ukrainian played a medal in the crossing exercises.</text:p>
      <text:p text:style-name="P4">
The last finale of the European Gymnastics Championships was the exercise of the overwhelming, Ukrinform reports.</text:p>
      <text:p text:style-name="P4">
The eight best athletes have been able to pay for the award, including Ilya Kovtun.</text:p>
      <text:p text:style-name="P4">
The 19-year-old gymnast resulted in the finals with the second result among the all-income, receiving an estimate of 14,000 points. Only the Italian Karlomachini was ahead of him, while for Kovtun himself the finale on the crossing was the first in the careeria at the level of European Championships.</text:p>
      <text:p text:style-name="P4">
Kovtun started speeches to the last among all participants. At that moment, the program was implemented by Croat Tin SRBich and the Italian Machchini. And here is a dwagymaster - Norwegian Sofus Heghemsness and Hungarian Christian Balash, who acted before the Ukrainian - made a fault during their speeches.</text:p>
      <text:p text:style-name="P4">
In the end, Kovtun almost repeated the result in the qualification. Despite non-ideal prison, the Ukrainian gymnast was able to get to the top 3 with the result of 13.966.</text:p>
      <text:p text:style-name="P4">
The "silver" medal was won by Carlo Machchini from Italy, "Gold" - in Croat Tinasrbic.</text:p>
      <text:p text:style-name="P4">
<text:span text:style-name="T4">
 Read also: </text:span>
 <text:a xlink:type="simple" xlink:href="https://www.ukrinform.ua/rubric-sports/3696652-illa-kovtun-zdobuv-debutne-zoloto-na-ce-zi-sportivnoi-gimnastiki.html" text:style-name="Internet_20_link" text:visited-style-name="Visited_20_Internet_20_Link">
<text:span text:style-name="T4">
 Kovtun </text:span>
</text:a>
As reported by Ukrinform, the Ukrainian gymnast was the second time in the finals of the Educational Day of the European Championship, before which the Kovtun became the winner of the competitions of the paired bars.</text:p>
      <text:p text:style-name="P4">
Photo: Getty Image</text:p>
      <text:p text:style-name="P4">
News Source: <text:a xlink:type="simple" xlink:href="https://www.ukrinform.ua/rubric-sports/3696684-illa-kovtun-zdobuv-bronzu-na-ce-zi-sportivnoi-gimnastiki.html" text:style-name="Internet_20_link" text:visited-style-name="Visited_20_Internet_20_Link">
https://www.ukrinform.ua/rubric-sports/3696684-illa-kovtun-zdobuv-bronzu-na-ce-zi-sportivnoi-gimnastiki.html</text:a>
</text:p>
      <!--NEWS-->
      <text:h text:style-name="P10" text:outline-level="1">
<text:span text:style-name="T4">
Six thousand servicemen will take part in the Charles III coronation of Charles III</text:span>
</text:h>
      <text:p text:style-name="P4">
Authors: Ukrinform (Person)</text:p>
      <text:p text:style-name="P4">
Publisher: Укринформ (Organization)</text:p>
      <text:p text:style-name="P4">
Published Time: 2023-04-16T16:12:14+03:00</text:p>
      <text:p text:style-name="P4">
Modified Time: 2023-04-16T16:12:14+03:00</text:p>
      <text:p text:style-name="P4">
Description: More than 6,000 servicemen will take part in the coronation of the British monarch Charles III, which will make it the largest military ceremonial operation in 70 years. - Ukrinform.</text:p>
      <text:p text:style-name="P4">
Images: ["<text:a xlink:type="simple" xlink:href="https://static.ukrinform.com/photos/2023_04/thumb_files/630_360_1681650592-528.png" text:style-name="Internet_20_link" text:visited-style-name="Visited_20_Internet_20_Link">
630_360_16816...</text:a>
"]</text:p>
      <text:p text:style-name="P4">
Tags: ['Британія', 'Чарльз ІІІ', 'Коронація']</text:p>
      <text:p text:style-name="P4">
Type: Article</text:p>
      <!--METADATA-->
      <text:p text:style-name="P4">
<draw:frame draw:style-name="fr1" draw:name="Image173" text:anchor-type="as-char" svg:width="6.9236in" svg:height="3.956343in" draw:z-index="0">
<draw:image xlink:href="../Images/yкринформ/2023-04-16T16-12-14-03-00/630_360_1681650592-528.png" xlink:type="simple" xlink:show="embed" xlink:actuate="onLoad" draw:mime-type="image/png"/>
</draw:frame>
Over 6,000 military servicemen will take part in the shortening of the British monarch of Charles III, which will make it the largest military ceremonial operation for 70 years.</text:p>
      <text:p text:style-name="P4">
As Ukrinform reports, it reports <text:a xlink:type="simple" xlink:href="http://www.bbc.com/news/uk-65286190" text:style-name="Internet_20_link" text:visited-style-name="Visited_20_Internet_20_Link">
</text:a>
.</text:p>
      <text:p text:style-name="P4">
Employees from all over the United Kingdom of Taspovp's Farity of Nations join the processions in London.</text:p>
      <text:p text:style-name="P4">
Thousands of veterans were also invited to watch the coronation of the screening field. They will join the UK National Security Service at the podium in front of the Buckingham Palace.</text:p>
      <text:p text:style-name="P4">
The first procession will be less large -scale, it will participate in a little less than 200 servicemen who will be march to Westminster Abbey. There will be more than 1000 servicemen of the army, the fleet and the royal-air forces from them.</text:p>
      <text:p text:style-name="P4">
The largest event of the day will be a coronation procession with the participation of almost 4000 persons, during which King Charles III will make a historical trip to the Buckingham Palace.</text:p>
      <text:p text:style-name="P4">
<text:span text:style-name="T4">
 Read also: </text:span>
 <text:a xlink:type="simple" xlink:href="https://www.ukrinform.ua/rubric-world/3694153-bukingemskij-palac-opriludniv-novi-detali-koronacii-carlza-iii.html" text:style-name="Internet_20_link" text:visited-style-name="Visited_20_Internet_20_Link">
<text:span text:style-name="T4">
 Charles </text:span>
</text:a>
The King of Great Britain chose a shorter, smaller and diverse ceremony than the previous 1953 coronation, conducted for Queen Elizabeth II, which was involved in more than 29,000 soldiers.</text:p>
      <text:p text:style-name="P4">
Outside the capital, during the coronation, salutes from firing stations in 13 months, including Edinburgh, Cardiff and Belfast, will be heard.</text:p>
      <text:p text:style-name="P4">
Musical accompaniment for the coronation of the British monarch will be created by a twelve musicians, as well as composer Andrew Lloyd Webber, who will write a hymn of events.</text:p>
      <text:p text:style-name="P4">
<text:span text:style-name="T4">
 Read also: </text:span>
 <text:a xlink:type="simple" xlink:href="https://www.ukrinform.ua/rubric-world/3691690-na-koronaciu-carlza-iii-zaprosili-majze-dvi-tisaci-osib.html" text:style-name="Internet_20_link" text:visited-style-name="Visited_20_Internet_20_Link">
<text:span text:style-name="T4">
 Charles </text:span>
</text:a>
As reported by Ukrinform, in <text:a xlink:type="simple" xlink:href="https://www.ukrinform.ua/tag-britania" text:style-name="Internet_20_link" text:visited-style-name="Visited_20_Internet_20_Link">
</text:a>
Starting new 10-fueling banknotes depicting King Charles III.</text:p>
      <text:p text:style-name="P4">
<text:span text:style-name="T5">
Foto: Getty Images</text:span>
</text:p>
      <text:p text:style-name="P4">
News Source: <text:a xlink:type="simple" xlink:href="https://www.ukrinform.ua/rubric-world/3696686-u-koronacii-carlza-iii-vizmut-ucast-sist-tisac-vijskovosluzbovciv.html" text:style-name="Internet_20_link" text:visited-style-name="Visited_20_Internet_20_Link">
https://www.ukrinform.ua/rubric-world/3696686-u-koronacii-carlza-iii-vizmut-ucast-sist-tisac-vijskovosluzbovciv.html</text:a>
</text:p>
      <!--NEWS-->
      <text:h text:style-name="P10" text:outline-level="1">
<text:span text:style-name="T4">
Sudan was killed and injured by the UN Colorobina as a result of clashes</text:span>
</text:h>
      <text:p text:style-name="P4">
Authors: Ukrinform (Person)</text:p>
      <text:p text:style-name="P4">
Publisher: Укринформ (Organization)</text:p>
      <text:p text:style-name="P4">
Published Time: 2023-04-16T16:19:00+03:00</text:p>
      <text:p text:style-name="P4">
Modified Time: 2023-04-16T16:19:00+03:00</text:p>
      <text:p text:style-name="P4">
Description: Among those who died during the clashes between the Armed Forces and the Powerred Sudan Support (RSF) forces were found three employees of the World Food Program (WFP) at the UN, two more were injured. - Ukrinform.</text:p>
      <text:p text:style-name="P4">
Images: ["<text:a xlink:type="simple" xlink:href="https://static.ukrinform.com/photos/2019_04/thumb_files/630_360_1555076910-749.jpg" text:style-name="Internet_20_link" text:visited-style-name="Visited_20_Internet_20_Link">
630_360_15550...</text:a>
"]</text:p>
      <text:p text:style-name="P4">
Tags: ['ООН', 'Стрілянина', 'Судан', 'Сутички']</text:p>
      <text:p text:style-name="P4">
Type: Article</text:p>
      <!--METADATA-->
      <text:p text:style-name="P4">
<draw:frame draw:style-name="fr1" draw:name="Image174" text:anchor-type="as-char" svg:width="6.9236in" svg:height="3.956343in" draw:z-index="0">
<draw:image xlink:href="../Images/yкринформ/2023-04-16T16-19-00-03-00/630_360_1555076910-749.jpg" xlink:type="simple" xlink:show="embed" xlink:actuate="onLoad" draw:mime-type="image/jpeg"/>
</draw:frame>
Medzagy during clashes between armed forces and paramilized forces of Sudan's prompt support(RSF)found three employees of the World Food Program(WFP)At the UN, two more were injured.</text:p>
      <text:p text:style-name="P4">
As Ukrinform reports, this is said in <text:a xlink:type="simple" xlink:href="https://www.wfp.org/news/statement-wfp-executive-director-developments-sudan" text:style-name="Internet_20_link" text:visited-style-name="Visited_20_Internet_20_Link">
</text:a>
Executive Director of WFP Sindimakin.</text:p>
      <text:p text:style-name="P4">
“I am outraged by the tragic death of three WFP staff on Saturday, April 15, during clashes in Cababia, Northern Darfur, while performing my duties to rescue life at the forefront of the global hunger crisis. Two WFP employees were also in the same incident, ”she said.</text:p>
      <text:p text:style-name="P4">
According to McCain, humanitarian workers are neutral and should never be a target. “Threats to our teams make it impossible to safely and efficiently work in the country and to perform important WFP work. While we are considering the development of security with safety, we have to temporarily stop all operations in Sudan, ”she added.</text:p>
      <text:p text:style-name="P4">
<text:span text:style-name="T4">
 Read also: </text:span>
 <text:a xlink:type="simple" xlink:href="https://www.ukrinform.ua/rubric-world/3696525-u-sudani-kilkist-zertv-suticok-zrosla-do-56-poranenih-ponad-piv-tisaci.html" text:style-name="Internet_20_link" text:visited-style-name="Visited_20_Internet_20_Link">
<text:span text:style-name="T4">
 Sudan </text:span>
</text:a>
</text:p>
      <text:p text:style-name="P4">
<text:a xlink:type="simple" xlink:href="https://www.bbc.com/news/live/world-africa-65285254" text:style-name="Internet_20_link" text:visited-style-name="Visited_20_Internet_20_Link">
 </text:a>
notes that Troye workers of WFP were killed on Saturday after(RSF)And the armed forces occurred in a military base in Kabkabia in the west of the country.</text:p>
      <text:p text:style-name="P4">
<text:span text:style-name="T4">
 Read also: </text:span>
 <text:a xlink:type="simple" xlink:href="https://www.ukrinform.ua/rubric-world/3696462-gensek-oon-zasudzue-bojovi-dii-v-sudani.html" text:style-name="Internet_20_link" text:visited-style-name="Visited_20_Internet_20_Link">
<text:span text:style-name="T4">
 Sudan </text:span>
</text:a>
As reported by Ukrinform, on April 15, after several days of tension between the Army and the rapid response forces(RSF)In the Chartum, explosions and <text:a xlink:type="simple" xlink:href="https://www.ukrinform.ua/tag-strilanina" text:style-name="Internet_20_link" text:visited-style-name="Visited_20_Internet_20_Link">
</text:a>
. The dispute is concentrated by the country's transition to civil rule.</text:p>
      <text:p text:style-name="P4">
According to the latest data, at least 56 people were killed, 595 were injured.</text:p>
      <text:p text:style-name="P4">
News Source: <text:a xlink:type="simple" xlink:href="https://www.ukrinform.ua/rubric-world/3696692-u-sudani-vnaslidok-suticok-zaginuli-j-zaznali-poranen-spivrobiniki-oon.html" text:style-name="Internet_20_link" text:visited-style-name="Visited_20_Internet_20_Link">
https://www.ukrinform.ua/rubric-world/3696692-u-sudani-vnaslidok-suticok-zaginuli-j-zaznali-poranen-spivrobiniki-oon.html</text:a>
</text:p>
      <!--NEWS-->
      <text:h text:style-name="P10" text:outline-level="1">
<text:span text:style-name="T4">
Defense forces destroyed the Russians's observation post in the Dnieper Islands</text:span>
</text:h>
      <text:p text:style-name="P4">
Authors: Ukrinform (Person)</text:p>
      <text:p text:style-name="P4">
Publisher: Укринформ (Organization)</text:p>
      <text:p text:style-name="P4">
Published Time: 2023-04-16T16:26:00+03:00</text:p>
      <text:p text:style-name="P4">
Modified Time: 2023-04-16T16:26:00+03:00</text:p>
      <text:p text:style-name="P4">
Description: In the south, the forces of Ukraine's defense destroyed the observation post of Russian invaders located on the islands. - Ukrinform.</text:p>
      <text:p text:style-name="P4">
Images: ["<text:a xlink:type="simple" xlink:href="https://static.ukrinform.com/photos/2022_09/thumb_files/630_360_1662821775-396.jpg" text:style-name="Internet_20_link" text:visited-style-name="Visited_20_Internet_20_Link">
630_360_16628...</text:a>
"]</text:p>
      <text:p text:style-name="P4">
Tags: ['Херсонщина', 'ЗСУ', 'Війна з росією', 'Південь України']</text:p>
      <text:p text:style-name="P4">
Type: Article</text:p>
      <!--METADATA-->
      <text:p text:style-name="P4">
<draw:frame draw:style-name="fr1" draw:name="Image175" text:anchor-type="as-char" svg:width="6.9236in" svg:height="3.956343in" draw:z-index="0">
<draw:image xlink:href="../Images/yкринформ/2023-04-16T16-26-00-03-00/630_360_1662821775-396.jpg" xlink:type="simple" xlink:show="embed" xlink:actuate="onLoad" draw:mime-type="image/jpeg"/>
</draw:frame>
In the south, the defense of Ukraine destroyed the observation post of Russian invaders located on the islands.</text:p>
      <text:p text:style-name="P4">
The operational command "South" reported this in <text:a xlink:type="simple" xlink:href="https://www.facebook.com/OperationalCommandSouth/posts/pfbid021jHiUN9xkiAYArVCgooTwDFEXajWi64DAozFrg1HP9eU3ZYL6xFCf2osxxfgPXX5l" text:style-name="Internet_20_link" text:visited-style-name="Visited_20_Internet_20_Link">
</text:a>
, reports Ukrinform.</text:p>
      <text:p text:style-name="P4">
As it is noted, Ukrainian aviation has struck two strikes in the focus of the power and equipment of the Russians in the Kakhovsky and Skadovsky districts of the Kherson region.</text:p>
      <text:p text:style-name="P4">
As a result of the execution of fire, the rocket and artillery units of the Defense Forces eliminated ten Russian soldiers, 13 units of weapons of the enemy, including two unmanned reconnaissance, four artillery installations, one T-72 tank and six armored vehicles.</text:p>
      <text:p text:style-name="P4">
<text:span text:style-name="T4">
 Read also: </text:span>
 <text:a xlink:type="simple" xlink:href="https://www.ukrinform.ua/rubric-ato/3696625-na-harkivsini-prikordonniki-znisili-vorozij-bezpilotnik.html" text:style-name="Internet_20_link" text:visited-style-name="Visited_20_Internet_20_Link">
</text:a>
In the zone of responsibility of the forces of the south of the last day, increased and activation of enemy was recorded <text:a xlink:type="simple" xlink:href="https://www.ukrinform.ua/tag-obstril" text:style-name="Internet_20_link" text:visited-style-name="Visited_20_Internet_20_Link">
</text:a>
.</text:p>
      <text:p text:style-name="P4">
"Confirming its terrorist essence, occupation troops are intensifying and psychological pressure on the civilian population of the frontier Tadee -corresponding territories," the command said.</text:p>
      <text:p text:style-name="P4">
In particular, Russian aviation attacked the Beryslav district of the Kherson region three times, using managed aviation bombs and anti -radios.</text:p>
      <text:p text:style-name="P4">
<text:span text:style-name="T4">
 Read also: </text:span>
 <text:a xlink:type="simple" xlink:href="https://www.ukrinform.ua/rubric-ato/3696636-za-dobu-v-rajoni-bahmuta-zsu-znisili-121-zagarbnika.html" text:style-name="Internet_20_link" text:visited-style-name="Visited_20_Internet_20_Link">
</text:a>
The invaders continue to destroy the industrial capacities of the region, to beat the sedimentary land. In trying to terrorize the rear liberation, the Russians have renewed the practice of using anti-aircraft missile systems-300 on ground objects.</text:p>
      <text:p text:style-name="P4">
As reported by Ukrinform, on April 15, the Russian army 70 times <text:a xlink:type="simple" xlink:href="https://www.ukrinform.ua/rubric-regions/3696581-rosiani-za-dobu-atakuvali-visim-oblastej-ukraini-zvedenna-ova.html" text:style-name="Internet_20_link" text:visited-style-name="Visited_20_Internet_20_Link">
</text:a>
, releasing 419 shells. In particular, the enemy struck from the artillery in the Tavriya residential district of Kherson, hitting the vittorium near the educational institution. The shelling killed a 48-year-old woman of her 28-year-old daughter.</text:p>
      <text:p text:style-name="P4">
In the Novo Aleksandrovsk community, an 18-year-old guy got a shrapnel wounding a manual grenade launcher.</text:p>
      <text:p text:style-name="P4">
News Source: <text:a xlink:type="simple" xlink:href="https://www.ukrinform.ua/rubric-ato/3696696-sili-oboroni-znisili-spostereznij-punkt-rosian-na-dniprovskih-ostrovah.html" text:style-name="Internet_20_link" text:visited-style-name="Visited_20_Internet_20_Link">
https://www.ukrinform.ua/rubric-ato/3696696-sili-oboroni-znisili-spostereznij-punkt-rosian-na-dniprovskih-ostrovah.html</text:a>
</text:p>
      <!--NEWS-->
      <text:h text:style-name="P10" text:outline-level="1">
<text:span text:style-name="T4">
Kharkiv, Kharkivska Oblast(22:33). Red Alert: aerial threat. Sirens sounding. Take cover now!</text:span>
</text:h>
      <text:p text:style-name="P4">
Authors: liveuamap (Language: en)</text:p>
      <text:p text:style-name="P4">
Time: 2023-04-16T16:34:00</text:p>
      <text:p text:style-name="P4">
Location: Kharkiv (Latitude:49.97991 Longtitude:36.25286)</text:p>
      <text:p text:style-name="P4">
Videos: []</text:p>
      <text:p text:style-name="P4">
Images: []</text:p>
      <text:p text:style-name="P4">
Tags: ["Europe", "Central and Eastern Europe"]</text:p>
      <text:p text:style-name="P4">
Id: 22556584</text:p>
      <!--METADATA-->
      <text:p text:style-name="P4">
Kharkiv, Kharkiv region(22:33). Red Alert: aerial threat. Sirens sounding.Take cover now!</text:p>
      <text:p text:style-name="P4">
News Collection Link: <text:a xlink:type="simple" xlink:href="https://liveuamap.com/en/2023/16-april-kharkiv-kharkivska-oblast2233-red-alg" text:style-name="Internet_20_link" text:visited-style-name="Visited_20_Internet_20_Link">
https://liveuamap.com/en/2023/16-april-kharkiv-kharkivska-oblast2233-red-alg</text:a>
</text:p>
      <text:p text:style-name="P4">
News Source: <text:a xlink:type="simple" xlink:href="https://t.me/suspilnekharkiv/23938" text:style-name="Internet_20_link" text:visited-style-name="Visited_20_Internet_20_Link">
https://t.me/suspilnekharkiv/23938</text:a>
</text:p>
      <!--NEWS-->
      <text:h text:style-name="P10" text:outline-level="1">
<text:span text:style-name="T4">
Poltavska Oblast(22:33). Red Alert: aerial threat. Sirens sounding. Take cover now!</text:span>
</text:h>
      <text:p text:style-name="P4">
Authors: liveuamap (Language: en)</text:p>
      <text:p text:style-name="P4">
Time: 2023-04-16T16:35:00</text:p>
      <text:p text:style-name="P4">
Location: Poltavska Oblast (Latitude:49.4758 Longtitude:33.81953)</text:p>
      <text:p text:style-name="P4">
Videos: []</text:p>
      <text:p text:style-name="P4">
Images: []</text:p>
      <text:p text:style-name="P4">
Tags: ["Europe", "Central and Eastern Europe"]</text:p>
      <text:p text:style-name="P4">
Id: 22556585</text:p>
      <!--METADATA-->
      <text:p text:style-name="P4">
Poltava(22:33). Red Alert: aerial threat. Sirens sounding. Take covernow!</text:p>
      <text:p text:style-name="P4">
News Collection Link: <text:a xlink:type="simple" xlink:href="https://liveuamap.com/en/2023/16-april-poltavska-oblast2233-red-alert-aeriag" text:style-name="Internet_20_link" text:visited-style-name="Visited_20_Internet_20_Link">
https://liveuamap.com/en/2023/16-april-poltavska-oblast2233-red-alert-aeriag</text:a>
</text:p>
      <text:p text:style-name="P4">
News Source: <text:a xlink:type="simple" xlink:href="https://t.me/suspilnepoltava/10801" text:style-name="Internet_20_link" text:visited-style-name="Visited_20_Internet_20_Link">
https://t.me/suspilnepoltava/10801</text:a>
</text:p>
      <!--NEWS-->
      <text:h text:style-name="P10" text:outline-level="1">
<text:span text:style-name="T4">
Sumy region, Donetsk region, Zaporizhzhya region, Dnipro, Dnipropetrovsk region (22: ZH). Red and ...</text:span>
</text:h>
      <text:p text:style-name="P4">
Authors: liveuamap (Language: en)</text:p>
      <text:p text:style-name="P4">
Time: 2023-04-16T16:36:00</text:p>
      <text:p text:style-name="P4">
Location: Sumska Oblast (Latitude:50.9988 Longtitude:33.99906)</text:p>
      <text:p text:style-name="P4">
Videos: []</text:p>
      <text:p text:style-name="P4">
Images: []</text:p>
      <text:p text:style-name="P4">
Tags: ["Europe", "Central and Eastern Europe"]</text:p>
      <text:p text:style-name="P4">
Id: 22556586</text:p>
      <!--METADATA-->
      <text:p text:style-name="P4">
Sumy region, Donetsk region, Zaporizhzhya region, Dnipro, Dnipropetrovsk region(22:34). Red Alert: aerial threat. Sirens sounding. Take cover now!</text:p>
      <text:p text:style-name="P4">
News Collection Link: <text:a xlink:type="simple" xlink:href="https://liveuamap.com/en/2023/16-april-sumska-oblast-donetsk-oblast-zaporizg" text:style-name="Internet_20_link" text:visited-style-name="Visited_20_Internet_20_Link">
https://liveuamap.com/en/2023/16-april-sumska-oblast-donetsk-oblast-zaporizg</text:a>
</text:p>
      <text:p text:style-name="P4">
News Source: <text:a xlink:type="simple" xlink:href="https://t.me/air_alert_ua/43191" text:style-name="Internet_20_link" text:visited-style-name="Visited_20_Internet_20_Link">
https://t.me/air_alert_ua/43191</text:a>
</text:p>
      <!--NEWS-->
      <text:h text:style-name="P10" text:outline-level="1">
<text:span text:style-name="T4">
Due to an enemy attack in Zaporozhye, four high -rise buildings are damaged</text:span>
</text:h>
      <text:p text:style-name="P4">
Authors: Ukrinform (Person)</text:p>
      <text:p text:style-name="P4">
Publisher: Укринформ (Organization)</text:p>
      <text:p text:style-name="P4">
Published Time: 2023-04-16T16:39:00+03:00</text:p>
      <text:p text:style-name="P4">
Modified Time: 2023-04-16T16:39:00+03:00</text:p>
      <text:p text:style-name="P4">
Description: As a result of a night enemy attack, four high -rise buildings were damaged on Zaporozhye. - Ukrinform.</text:p>
      <text:p text:style-name="P4">
Images: ["<text:a xlink:type="simple" xlink:href="https://static.ukrinform.com/photos/2023_04/thumb_files/630_360_1681652417-385.jpg" text:style-name="Internet_20_link" text:visited-style-name="Visited_20_Internet_20_Link">
630_360_16816...</text:a>
"]</text:p>
      <text:p text:style-name="P4">
Tags: None</text:p>
      <text:p text:style-name="P4">
Type: Article</text:p>
      <!--METADATA-->
      <text:p text:style-name="P4">
<draw:frame draw:style-name="fr1" draw:name="Image176" text:anchor-type="as-char" svg:width="6.9236in" svg:height="3.956343in" draw:z-index="0">
<draw:image xlink:href="../Images/yкринформ/2023-04-16T16-39-00-03-00/630_360_1681652417-385.jpg" xlink:type="simple" xlink:show="embed" xlink:actuate="onLoad" draw:mime-type="image/jpeg"/>
</draw:frame>
As a result of the native enemy attack, four high -rise buildings were damaged in Zaporozhye.</text:p>
      <text:p text:style-name="P4">
About it in <text:a xlink:type="simple" xlink:href="http://t.me/kurtievofficial/10148" text:style-name="Internet_20_link" text:visited-style-name="Visited_20_Internet_20_Link">
</text:a>
The city head of Zaporizhzhia reports Anatoliy Kurb, reports Ukrinform.</text:p>
      <text:p text:style-name="P4">
"This night, during a hostile rocket firing of the city, 4 multi -storey buildings were damaged by an explosive wave - they flew apartment and carriage windows," the post reads.</text:p>
      <text:p text:style-name="P4">
In the morning, the communal services of the Municipal Emergency Service of Zaporizhremservice have begun to eliminate the consequences of an enemy attack. At this time, experts have already done all the work and closed all the broken windows(that had access to)tile osb. All repair materials were used from the city reserve.</text:p>
      <text:p text:style-name="P4">
<text:span text:style-name="T4">
 Read also: </text:span>
 <text:a xlink:type="simple" xlink:href="https://www.ukrinform.ua/rubric-ato/3696661-zagarbniki-znovu-obstrilali-herson-i-berislav.html" text:style-name="Internet_20_link" text:visited-style-name="Visited_20_Internet_20_Link">
<text:span text:style-name="T4">
 firing </text:span>
</text:a>
As reported, at night <text:a xlink:type="simple" xlink:href="https://www.ukrinform.ua/rubric-ato/3696483-rosiani-zavdali-masovanogo-udaru-po-zaporizkij-oblasti-poskodzena-cerkva.html" text:style-name="Internet_20_link" text:visited-style-name="Visited_20_Internet_20_Link">
</text:a>
 .</text:p>
      <text:p text:style-name="P4">
News Source: <text:a xlink:type="simple" xlink:href="https://www.ukrinform.ua/rubric-regions/3696695-cerez-nicnu-ataku-voroga-v-zaporizzi-poskodzeni-cotiri-bagatopoverhivki.html" text:style-name="Internet_20_link" text:visited-style-name="Visited_20_Internet_20_Link">
https://www.ukrinform.ua/rubric-regions/3696695-cerez-nicnu-ataku-voroga-v-zaporizzi-poskodzeni-cotiri-bagatopoverhivki.html</text:a>
</text:p>
      <!--NEWS-->
      <text:h text:style-name="P10" text:outline-level="1">
<text:span text:style-name="T4">
Protest on the train: Australia detained 50 eco -activists who dumped from coal cars</text:span>
</text:h>
      <text:p text:style-name="P4">
Authors: Ukrinform (Person)</text:p>
      <text:p text:style-name="P4">
Publisher: Укринформ (Organization)</text:p>
      <text:p text:style-name="P4">
Published Time: 2023-04-16T16:53:00+03:00</text:p>
      <text:p text:style-name="P4">
Modified Time: 2023-04-16T16:53:00+03:00</text:p>
      <text:p text:style-name="P4">
Description: The Australian police detained about half a hundred climatic activists after protesters climbed on a train with coal and began to discharge cargoes from cars. - Ukrinform.</text:p>
      <text:p text:style-name="P4">
Images: ["<text:a xlink:type="simple" xlink:href="https://static.ukrinform.com/photos/2023_04/thumb_files/630_360_1681649954-126.jpg" text:style-name="Internet_20_link" text:visited-style-name="Visited_20_Internet_20_Link">
630_360_16816...</text:a>
"]</text:p>
      <text:p text:style-name="P4">
Tags: ['Австралія', 'Потяг', 'Протест', 'Вугілля']</text:p>
      <text:p text:style-name="P4">
Type: Article</text:p>
      <!--METADATA-->
      <text:p text:style-name="P4">
<draw:frame draw:style-name="fr1" draw:name="Image177" text:anchor-type="as-char" svg:width="6.9236in" svg:height="3.956343in" draw:z-index="0">
<draw:image xlink:href="../Images/yкринформ/2023-04-16T16-53-00-03-00/630_360_1681649954-126.jpg" xlink:type="simple" xlink:show="embed" xlink:actuate="onLoad" draw:mime-type="image/jpeg"/>
</draw:frame>
The Australian police detained about half a hundred climatic activists after the protesters climbed on a train with coal and began to drop the load from the wagons.</text:p>
      <text:p text:style-name="P4">
As Ukrinform reports, it reports <text:a xlink:type="simple" xlink:href="https://www.bbc.com/news/world-australia-65292695" text:style-name="Internet_20_link" text:visited-style-name="Visited_20_Internet_20_Link">
</text:a>
.</text:p>
      <text:p text:style-name="P4">
Activists stopped the train near a large export terminal <text:a xlink:type="simple" xlink:href="https://www.ukrinform.ua/tag-vugilla" text:style-name="Internet_20_link" text:visited-style-name="Visited_20_Internet_20_Link">
</text:a>
In Newcastle, New Southwels in the state.</text:p>
      <text:p text:style-name="P4">
The Rising Tide's protest group said it requires the abolition of all the new widespread projects.</text:p>
      <text:p text:style-name="P4">
It is noted that Australia is now the world's largest coal exporter, and climate change causes huge differences in the country.</text:p>
      <text:p text:style-name="P4">
The Rising Tide statement states that 20 members of the group rose to the train to unload coal with shovels, and another 30 gave them support.</text:p>
      <text:p text:style-name="P4">
<text:span text:style-name="T4">
 Read also: </text:span>
 <text:a xlink:type="simple" xlink:href="https://www.ukrinform.ua/rubric-world/3680332-ekoaktivisti-oblili-farbou-pamatnik-u-milani.html" text:style-name="Internet_20_link" text:visited-style-name="Visited_20_Internet_20_Link">
<text:span text:style-name="T4">
 eco -activists </text:span>
</text:a>
The police in turn said that 47 activists have been charged with "railroads related to the railway corridor." They were released after they were given a summons for call.</text:p>
      <text:p text:style-name="P4">
As reported <text:a xlink:type="simple" xlink:href="https://www.ukrinform.ua/rubric-world/3690319-ekoaktivisti-zalili-cornou-ridinou-znamenitij-fontan-u-rimi.html" text:style-name="Internet_20_link" text:visited-style-name="Visited_20_Internet_20_Link">
</text:a>
, in Rome three environmental activists from the Ultima Generazione movement(“Last generation”)On April 1, the famous Barchachch fountain was filled with black liquid.  Photo: Risingtideaustralia/Twitter</text:p>
      <text:p text:style-name="P4">
News Source: <text:a xlink:type="simple" xlink:href="https://www.ukrinform.ua/rubric-world/3696682-protest-na-potazi-v-avstralii-zatrimali-50-ekoaktivistiv-aki-skidali-z-vagoniv-vugilla.html" text:style-name="Internet_20_link" text:visited-style-name="Visited_20_Internet_20_Link">
https://www.ukrinform.ua/rubric-world/3696682-protest-na-potazi-v-avstralii-zatrimali-50-ekoaktivistiv-aki-skidali-z-vagoniv-vugilla.html</text:a>
</text:p>
      <!--NEWS-->
      <text:h text:style-name="P10" text:outline-level="1">
<text:span text:style-name="T4">
The European Commission has criticized the decisions of Poland and Hungary to ban grain imports from Ukraine</text:span>
</text:h>
      <text:p text:style-name="P4">
Authors: Ukrinform (Person)</text:p>
      <text:p text:style-name="P4">
Publisher: Укринформ (Organization)</text:p>
      <text:p text:style-name="P4">
Published Time: 2023-04-16T16:58:00+03:00</text:p>
      <text:p text:style-name="P4">
Modified Time: 2023-04-16T16:58:00+03:00</text:p>
      <text:p text:style-name="P4">
Description: The European Commission (EC) considers unilateral unilateral trade decisions of Poland and Hungary, which forbade imports of Ukrainian grain and other agricultural products. - Ukrinform.</text:p>
      <text:p text:style-name="P4">
Images: ["<text:a xlink:type="simple" xlink:href="https://static.ukrinform.com/photos/2016_05/thumb_files/630_360_1462365899-2256.jpg" text:style-name="Internet_20_link" text:visited-style-name="Visited_20_Internet_20_Link">
630_360_14623...</text:a>
"]</text:p>
      <text:p text:style-name="P4">
Tags: ['Єврокомісія', 'Польща', 'Угорщина', 'Зерно']</text:p>
      <text:p text:style-name="P4">
Type: Article</text:p>
      <!--METADATA-->
      <text:p text:style-name="P4">
<draw:frame draw:style-name="fr1" draw:name="Image178" text:anchor-type="as-char" svg:width="6.9236in" svg:height="3.956343in" draw:z-index="0">
<draw:image xlink:href="../Images/yкринформ/2023-04-16T16-58-00-03-00/630_360_1462365899-2256.jpg" xlink:type="simple" xlink:show="embed" xlink:actuate="onLoad" draw:mime-type="image/jpeg"/>
</draw:frame>
The European Commission(EC)Considers unilateral trade decisions of Poles and Hungary, which forbade imports of Ukrainian grain and other farm products.</text:p>
      <text:p text:style-name="P4">
As Ukrinform reports, this is stated in the sent <text:a xlink:type="simple" xlink:href="http://www.reuters.com/world/europe/polish-ban-ukrainian-grain-food-imports-apply-transit-says-minister-2023-04-16/" text:style-name="Internet_20_link" text:visited-style-name="Visited_20_Internet_20_Link">
</text:a>
a statement from a spokesman.</text:p>
      <text:p text:style-name="P4">
“We know about the statements of Poland and Hungary to ban the import of grain and other district products from Ukraine. In this context, it is important to emphasize that trade policy is an exceptional competence <text:a xlink:type="simple" xlink:href="https://www.ukrinform.ua/tag-evrosouz" text:style-name="Internet_20_link" text:visited-style-name="Visited_20_Internet_20_Link">
</text:a>
so unilateral actions are eliminated, ”the statement reads.</text:p>
      <text:p text:style-name="P4">
A spokesman of the EC added that in such difficult times it is extremely important to coordinate all solutions within the EU.</text:p>
      <text:p text:style-name="P4">
<text:span text:style-name="T4">
 Read also: </text:span>
 <text:a xlink:type="simple" xlink:href="https://www.ukrinform.ua/rubric-economy/3694846-protesti-proti-eksportu-ukrainskogo-zerna-v-es-maut-politicnij-harakter-ekspert.html" text:style-name="Internet_20_link" text:visited-style-name="Visited_20_Internet_20_Link">
<text:span text:style-name="T4">
 protests </text:span>
 <text:span text:style-name="T4">
 </text:span>
 <text:span text:style-name="T4">
 </text:span>
 export <text:span text:style-name="T4">
 </text:span>
 Ukrainian <text:span text:style-name="T4">
<text:span text:style-name="T5">
 grain </text:span>
* </text:span>
 <text:span text:style-name="T4">
 have </text:span>
 <text:span text:style-name="T4">
 </text:span>
 political <text:span text:style-name="T4">
 </text:span>
 <text:span text:style-name="T4">
 </text:span>
 <text:span text:style-name="T4">
 </text:span>
 <text:span text:style-name="T4">
 expert</text:span>
</text:a>
As reported by Ukrinform, Hungary after Poland is temporarily <text:a xlink:type="simple" xlink:href="https://www.ukrinform.ua/rubric-economy/3696505-ugorsina-zaboronila-import-agroprodukcii-z-ukraini.html" text:style-name="Internet_20_link" text:visited-style-name="Visited_20_Internet_20_Link">
</text:a>
Imports of grain and oilseeds from Ukraine.</text:p>
      <text:p text:style-name="P4">
Polish agrarians over the last few months have conducted mass protests, opposed to transportation through the territory of Poland to third countries of Ukrainian agro -products. They emphasized that a large part of the Ukrainian man is not transported in transit further, but settles in Poland, thereby reducing prices in the RP at the grain of Polish agrarians. Under the pressure of farmers, the Government of Polish appealed to the European Commission to refuse zero duties on Ukrainian agro -products. However, the European Commission did not fulfill the main demand of the Polish agrarian duties on Ukrainian agricultural goods for another year, until June 5, 2024, the agreement on duty -free imports from Ukraine.</text:p>
      <text:p text:style-name="P4">
On April 5, against the background of the crisis with the Ukrainian grain, the previous Minister of Agriculture of Poland, Henryk Kovalchyk, resigned. In his place was assigned Robert Telus, who on the same day gathered an interagency crisis staff in solving the problem with the influx of the Polish market of Ukrainian grain.During the meeting on April 7, at the border with the Polish colleague, the Telus of the Minister Agrarian Policy and Food of Ukraine, Solsky stated that Ukraine would spare exports to Poland wheat, corn, rapeseed with a henchman to Poland.</text:p>
      <text:p text:style-name="P4">
News Source: <text:a xlink:type="simple" xlink:href="https://www.ukrinform.ua/rubric-economy/3696699-v-evrokomisii-rozkritikuvali-risenna-polsi-ta-ugorsini-sodo-zaboroni-importu-zerna-z-ukraini.html" text:style-name="Internet_20_link" text:visited-style-name="Visited_20_Internet_20_Link">
https://www.ukrinform.ua/rubric-economy/3696699-v-evrokomisii-rozkritikuvali-risenna-polsi-ta-ugorsini-sodo-zaboroni-importu-zerna-z-ukraini.html</text:a>
</text:p>
      <!--NEWS-->
      <text:h text:style-name="P10" text:outline-level="1">
<text:span text:style-name="T4">
Air Force fix the activity of about 20 Russian aircraft - Ignati</text:span>
</text:h>
      <text:p text:style-name="P4">
Authors: Ukrinform (Person)</text:p>
      <text:p text:style-name="P4">
Publisher: Укринформ (Organization)</text:p>
      <text:p text:style-name="P4">
Published Time: 2023-04-16T16:59:00+03:00</text:p>
      <text:p text:style-name="P4">
Modified Time: 2023-04-16T16:59:00+03:00</text:p>
      <text:p text:style-name="P4">
Description: On Sunday, April 16, the Armed Forces of the Armed Forces record the activity of about 20 Russian aircraft. - Ukrinform.</text:p>
      <text:p text:style-name="P4">
Images: ["<text:a xlink:type="simple" xlink:href="https://static.ukrinform.com/photos/2023_03/thumb_files/630_360_1678116073-288.jpg" text:style-name="Internet_20_link" text:visited-style-name="Visited_20_Internet_20_Link">
630_360_16781...</text:a>
"]</text:p>
      <text:p text:style-name="P4">
Tags: ['Авіація', 'Повітряні сили ЗСУ', 'Війна з росією', 'Єдині новини']</text:p>
      <text:p text:style-name="P4">
Type: Article</text:p>
      <!--METADATA-->
      <text:p text:style-name="P4">
<draw:frame draw:style-name="fr1" draw:name="Image179" text:anchor-type="as-char" svg:width="6.9236in" svg:height="3.956343in" draw:z-index="0">
<draw:image xlink:href="../Images/yкринформ/2023-04-16T16-59-00-03-00/630_360_1678116073-288.jpg" xlink:type="simple" xlink:show="embed" xlink:actuate="onLoad" draw:mime-type="image/jpeg"/>
</draw:frame>
On Sunday, April 16, the Armed Forces of the Armed Forces capture the activity of about 20 Russian landmarks.</text:p>
      <text:p text:style-name="P4">
According to the Ukrinform correspondent, a spokesman for the aerial Silas Yuri Ignat on the air of the Tele scale "The One News" told about it.</text:p>
      <text:p text:style-name="P4">
"Today is a lot of aviation activity. Today, since the night, it is extremely large actuality. Reactive artillery of course, S -300, well, aviation. About 20 -leaflets in the air is currently fresh information. It was also in the morning, Israz," he said.</text:p>
      <text:p text:style-name="P4">
<text:span text:style-name="T4">
 Read also: </text:span>
 <text:a xlink:type="simple" xlink:href="https://www.ukrinform.ua/rubric-ato/3696545-u-cornomu-mori-rosia-trimae-dva-pidvodni-raketonosii-iz-vismoma-kalibrami-gumenuk.html" text:style-name="Internet_20_link" text:visited-style-name="Visited_20_Internet_20_Link">
<text:span text:style-name="T4">
 Humeniuk </text:span>
</text:a>
Ignati added that Russian troops attack <text:a xlink:type="simple" xlink:href="https://www.ukrinform.ua/tag-raketa" text:style-name="Internet_20_link" text:visited-style-name="Visited_20_Internet_20_Link">
</text:a>
, managed aviation bombs and other weapons.</text:p>
      <text:p text:style-name="P4">
"Even at Easter, we see that there is nothing holy for them," - the Air Force.</text:p>
      <text:p text:style-name="P4">
According to him, on Sunday there is a threat of shelling of the territory of Ukraine rocks from tactical aviation aircraft.</text:p>
      <text:p text:style-name="P4">
<text:span text:style-name="T4">
 Read also: </text:span>
 <text:a xlink:type="simple" xlink:href="https://www.ukrinform.ua/rubric-ato/3695718-vijskovi-zaklikaut-unikati-masovih-skupcen-ludej-na-velikden.html" text:style-name="Internet_20_link" text:visited-style-name="Visited_20_Internet_20_Link">
</text:a>
As reported by Ukrinform, the Russian army per day made attacks on eight regions of Ukraine, there are killed and wounded civilians. In particular, in the Chernihiv region, on the night of April 16, the enemy was made by the Air Force in Semenivka of the Novgorod-Siversky district. Damaged premises of the enterprise. Also, in the Sumy region, the Russians made an air strike on the outskirts of SVES. Damage to the communal institution, two people were injured. Two administrative premises are also damaged.</text:p>
      <text:p text:style-name="P4">
News Source: <text:a xlink:type="simple" xlink:href="https://www.ukrinform.ua/rubric-ato/3696701-povitrani-sili-fiksuut-aktivnist-blizko-20-rosijskih-litakiv-ignat.html" text:style-name="Internet_20_link" text:visited-style-name="Visited_20_Internet_20_Link">
https://www.ukrinform.ua/rubric-ato/3696701-povitrani-sili-fiksuut-aktivnist-blizko-20-rosijskih-litakiv-ignat.html</text:a>
</text:p>
      <!--NEWS-->
      <text:h text:style-name="P10" text:outline-level="1">
<text:span text:style-name="T4">
In Mexico, one of the most active volcanoes of the world woke up</text:span>
</text:h>
      <text:p text:style-name="P4">
Authors: Ukrinform (Person)</text:p>
      <text:p text:style-name="P4">
Publisher: Укринформ (Organization)</text:p>
      <text:p text:style-name="P4">
Published Time: 2023-04-16T17:00:00+03:00</text:p>
      <text:p text:style-name="P4">
Modified Time: 2023-04-16T17:00:00+03:00</text:p>
      <text:p text:style-name="P4">
Description: In the south of Mexico on Sunday, April 16, one of the most active volcanoes of the world, called Popo -Pokaepetl, woke up. - Ukrinform.</text:p>
      <text:p text:style-name="P4">
Images: ["<text:a xlink:type="simple" xlink:href="https://static.ukrinform.com/photos/2023_04/thumb_files/630_360_1681653633-283.jpg" text:style-name="Internet_20_link" text:visited-style-name="Visited_20_Internet_20_Link">
630_360_16816...</text:a>
"]</text:p>
      <text:p text:style-name="P4">
Tags: ['Мексика', 'Стихія', 'Вулкан']</text:p>
      <text:p text:style-name="P4">
Type: Article</text:p>
      <!--METADATA-->
      <text:p text:style-name="P4">
<draw:frame draw:style-name="fr1" draw:name="Image180" text:anchor-type="as-char" svg:width="6.9236in" svg:height="3.956343in" draw:z-index="0">
<draw:image xlink:href="../Images/yкринформ/2023-04-16T17-00-00-03-00/630_360_1681653633-283.jpg" xlink:type="simple" xlink:show="embed" xlink:actuate="onLoad" draw:mime-type="image/jpeg"/>
</draw:frame>
On the south of the mere, on Sunday, April 16, one of the most active volcanoes of Svitidid woke up to Popokatepetl.</text:p>
      <text:p text:style-name="P4">
As Ukrinform reports, it reports <text:a xlink:type="simple" xlink:href="https://www.volcanodiscovery.com/popocatepetl/news/209348/Popocatepetl-Volcano-Volcanic-Ash-Advisory-CONS-VA-EMS-OBSD-to-22000-ft-6700-m.html" text:style-name="Internet_20_link" text:visited-style-name="Visited_20_Internet_20_Link">
</text:a>
.</text:p>
      <text:p text:style-name="P4">
Smoke rose to a height of about 6 700 meters.</text:p>
      <text:p text:style-name="P4">
According to <text:a xlink:type="simple" xlink:href="https://twitter.com/TheRioTimes/status/1647307699338596353" text:style-name="Internet_20_link" text:visited-style-name="Visited_20_Internet_20_Link">
 </text:a>
,after <text:a xlink:type="simple" xlink:href="https://www.ukrinform.ua/tag-vulkan" text:style-name="Internet_20_link" text:visited-style-name="Visited_20_Internet_20_Link">
 </text:a>
He threw out the pillar of ashes, the evacuation of the civilian population began in the area.</text:p>
      <text:p text:style-name="Quotations">

<text:p text:style-name="P4">
Popocetepetl Volcano "woke up" in mexico&gt;
&gt;
 after the Volcano Threw Out A Column of Ash, The Evacation of the Civilian&gt;
 Population Began in the District. <text:a xlink:type="simple" xlink:href="https://t.co/uGeE4MfKgJ" text:style-name="Internet_20_link" text:visited-style-name="Visited_20_Internet_20_Link">
</text:a>
&gt;
&gt;
 — The Rio Times(@Beasts) <text:a xlink:type="simple" xlink:href="https://twitter.com/TheRioTimes/status/1647307699338596353" text:style-name="Internet_20_link" text:visited-style-name="Visited_20_Internet_20_Link">
&gt;
 </text:a>
According to the daily <text:a xlink:type="simple" xlink:href="https://www.infobae.com/mexico/2023/04/11/volcan-popocatepetl-registra-148-exhalaciones-las-ultimas-24-horas/" text:style-name="Internet_20_link" text:visited-style-name="Visited_20_Internet_20_Link">
</text:a>
drawn by the National Catastrophe Prevention Center(Cenapred)jointly by the Separate Autonomous University of Mexico(UNAM), Over the past 24 hours, the Popo -Potaepetl has registered 148 emissions.</text:p>

</text:p>
      <text:p text:style-name="P4">
Popotapetl is one of the most active active volcanoes in the world. It is located 64 kilometers southeast of Mexico City Mexico.</text:p>
      <text:p text:style-name="P4">
<text:span text:style-name="T4">
 Read also: </text:span>
 <text:a xlink:type="simple" xlink:href="https://www.ukrinform.ua/rubric-world/3681084-na-ostrovi-ava-v-indonezii-prokinuvsa-vulkan-merapi.html" text:style-name="Internet_20_link" text:visited-style-name="Visited_20_Internet_20_Link">
<text:span text:style-name="T4">
 volcano </text:span>
</text:a>
Besides, it is the second tall top in Mexico(5 452 m)After Piko de Oisaba(5 636 m).</text:p>
      <text:p text:style-name="P4">
Як повідомляв <text:a xlink:type="simple" xlink:href="https://www.ukrinform.ua/rubric-world/3694181-u-rosii-vidbulosa-potuzne-viverzenna-vulkana-siveluc.html" text:style-name="Internet_20_link" text:visited-style-name="Visited_20_Internet_20_Link">
 </text:a>
, on the night of April 11, the Navalian Peninsula Kamchatka took place a powerful eruption of the Shiveluch volcano.</text:p>
      <text:p text:style-name="P4">
News Source: <text:a xlink:type="simple" xlink:href="https://www.ukrinform.ua/rubric-world/3696702-u-meksici-prokinuvsa-odin-iz-najaktivnisih-vulkaniv-svitu.html" text:style-name="Internet_20_link" text:visited-style-name="Visited_20_Internet_20_Link">
https://www.ukrinform.ua/rubric-world/3696702-u-meksici-prokinuvsa-odin-iz-najaktivnisih-vulkaniv-svitu.html</text:a>
</text:p>
      <!--NEWS-->
      <text:h text:style-name="P10" text:outline-level="1">
<text:span text:style-name="T4">
UPL: Vorskla has minimally overcome Chernomorets</text:span>
</text:h>
      <text:p text:style-name="P4">
Authors: Ukrinform (Person)</text:p>
      <text:p text:style-name="P4">
Publisher: Укринформ (Organization)</text:p>
      <text:p text:style-name="P4">
Published Time: 2023-04-16T17:06:15+03:00</text:p>
      <text:p text:style-name="P4">
Modified Time: 2023-04-16T17:06:15+03:00</text:p>
      <text:p text:style-name="P4">
Description: Poltava occupies the eighth stage in the UPL. - Ukrinform.</text:p>
      <text:p text:style-name="P4">
Images: ["<text:a xlink:type="simple" xlink:href="https://static.ukrinform.com/photos/2023_04/thumb_files/630_360_1681653915-851.jpg" text:style-name="Internet_20_link" text:visited-style-name="Visited_20_Internet_20_Link">
630_360_16816...</text:a>
"]</text:p>
      <text:p text:style-name="P4">
Tags: ["Прем'єр-ліга", 'Ворскла', 'Чорноморець']</text:p>
      <text:p text:style-name="P4">
Type: Article</text:p>
      <!--METADATA-->
      <text:p text:style-name="P4">
<draw:frame draw:style-name="fr1" draw:name="Image181" text:anchor-type="as-char" svg:width="6.9236in" svg:height="3.956343in" draw:z-index="0">
<draw:image xlink:href="../Images/yкринформ/2023-04-16T17-06-15-03-00/630_360_1681653915-851.jpg" xlink:type="simple" xlink:show="embed" xlink:actuate="onLoad" draw:mime-type="image/jpeg"/>
</draw:frame>
Poltavatsi settle the eighth stage in UPL.</text:p>
      <text:p text:style-name="P4">
Vorskla won Chernomorets 1: 0 in the 21st round of the Ukrainian Premier League, Ukrinform reports.</text:p>
      <text:p text:style-name="P4">
In the part of the Poltava, Seferi was distinguished in the 85th minute of the match.</text:p>
      <text:p text:style-name="P4">
Victor Skrypnyk's wards occupy the eighth place in the UPL, having an asset 26 -way after 21 match.</text:p>
      <text:p text:style-name="P4">
<text:span text:style-name="T4">
 Read also: </text:span>
 <text:a xlink:type="simple" xlink:href="https://www.ukrinform.ua/rubric-sports/3696674-upl-sahtar-zdolav-lviv.html" text:style-name="Internet_20_link" text:visited-style-name="Visited_20_Internet_20_Link">
<text:span text:style-name="T4">
 Shakhtar </text:span>
</text:a>
Shakhtar was reported to head UPL, having 52 points after 21 days.</text:p>
      <text:p text:style-name="P4">
Photo: upl.ua</text:p>
      <text:p text:style-name="P4">
News Source: <text:a xlink:type="simple" xlink:href="https://www.ukrinform.ua/rubric-sports/3696703-upl-vorskla-minimalno-zdolala-cornomorec.html" text:style-name="Internet_20_link" text:visited-style-name="Visited_20_Internet_20_Link">
https://www.ukrinform.ua/rubric-sports/3696703-upl-vorskla-minimalno-zdolala-cornomorec.html</text:a>
</text:p>
      <!--NEWS-->
      <text:h text:style-name="P10" text:outline-level="1">
<text:span text:style-name="T4">
Pope Roman on Easter wished peace to all who suffer from war</text:span>
</text:h>
      <text:p text:style-name="P4">
Authors: Ukrinform (Person)</text:p>
      <text:p text:style-name="P4">
Publisher: Укринформ (Organization)</text:p>
      <text:p text:style-name="P4">
Published Time: 2023-04-16T17:21:00+03:00</text:p>
      <text:p text:style-name="P4">
Modified Time: 2023-04-16T17:21:00+03:00</text:p>
      <text:p text:style-name="P4">
Description: Pope Francis congratulated the East Christians on Easter and wished peace to all who suffer from war. - Ukrinform.</text:p>
      <text:p text:style-name="P4">
Images: ["<text:a xlink:type="simple" xlink:href="https://static.ukrinform.com/photos/2020_07/thumb_files/630_360_1595766608-606.jpeg" text:style-name="Internet_20_link" text:visited-style-name="Visited_20_Internet_20_Link">
630_360_15957...</text:a>
", "<text:a xlink:type="simple" xlink:href="https://static.ukrinform.com/photos/2023_04/1681654740-590.jpeg" text:style-name="Internet_20_link" text:visited-style-name="Visited_20_Internet_20_Link">
1681654740-59...</text:a>
", "<text:a xlink:type="simple" xlink:href="https://static.ukrinform.com/photos/2023_04/1681654740-880.jpeg" text:style-name="Internet_20_link" text:visited-style-name="Visited_20_Internet_20_Link">
1681654740-88...</text:a>
"]</text:p>
      <text:p text:style-name="P4">
Tags: ['Папа Франциск', 'Великдень', 'Війна з росією']</text:p>
      <text:p text:style-name="P4">
Type: Article</text:p>
      <!--METADATA-->
      <text:p text:style-name="P4">
<draw:frame draw:style-name="fr1" draw:name="Image182" text:anchor-type="as-char" svg:width="6.9236in" svg:height="3.956343in" draw:z-index="0">
<draw:image xlink:href="../Images/yкринформ/2023-04-16T17-21-00-03-00/630_360_1595766608-606.jpeg" xlink:type="simple" xlink:show="embed" xlink:actuate="onLoad" draw:mime-type="image/jpeg"/>
</draw:frame>
The Papari Francis congratulated the East Christians on Easter and wished peace to all who suffer from war.</text:p>
      <text:p text:style-name="P4">
As Ukrinform reports, it reports <text:a xlink:type="simple" xlink:href="https://www.vaticannews.va/uk/pope/news/2023-04/zaklyky-papy-16-kvitnya-2023.html" text:style-name="Internet_20_link" text:visited-style-name="Visited_20_Internet_20_Link">
</text:a>
.</text:p>
      <text:p text:style-name="P4">
“I seek to express my closeness to all siblings who, especially the emergency, are celebrating today <text:a xlink:type="simple" xlink:href="https://www.ukrinform.ua/tag-velikden" text:style-name="Internet_20_link" text:visited-style-name="Visited_20_Internet_20_Link">
</text:a>
: Blessed Easter!” said the Pope.</text:p>
      <text:p text:style-name="P4">
<draw:frame draw:style-name="fr1" draw:name="Image183" text:anchor-type="as-char" svg:width="6.9236in" svg:height="3.895679in" draw:z-index="0">
<draw:image xlink:href="../Images/yкринформ/2023-04-16T17-21-00-03-00/1681654740-590.jpeg" xlink:type="simple" xlink:show="embed" xlink:actuate="onLoad" draw:mime-type="image/jpeg"/>
</draw:frame>
He also wished peace to all who suffer from war.</text:p>
      <text:p text:style-name="P4">
<draw:frame draw:style-name="fr1" draw:name="Image184" text:anchor-type="as-char" svg:width="6.9236in" svg:height="3.895679in" draw:z-index="0">
<draw:image xlink:href="../Images/yкринформ/2023-04-16T17-21-00-03-00/1681654740-880.jpeg" xlink:type="simple" xlink:show="embed" xlink:actuate="onLoad" draw:mime-type="image/jpeg"/>
</draw:frame>
“Unfortunately, in the terrible contradiction with the Easter message, wars continue, which continue to sow death in horrific forms. Missing this cruelty, we pray for their sacrifices, asking God, so that the world should no longer experience the abrasion of violent death caused by the hand of man, experiencing instead a life -giving life that gives and renew the Lord with his grace!" - Addstifice.</text:p>
      <text:p text:style-name="P4">
<text:span text:style-name="T4">
 Read also: </text:span>
 <text:a xlink:type="simple" xlink:href="https://www.ukrinform.ua/rubric-world/3696182-posol-ukraini-u-vatikani-rozpoviv-zvidki-papa-rimskij-otrimue-informaciu-pro-vijnu.html" text:style-name="Internet_20_link" text:visited-style-name="Visited_20_Internet_20_Link">
<text:span text:style-name="T4">
 Pope </text:span>
 <text:span text:style-name="T4">
 Roman </text:span>
</text:a>
As it was reported, this year, on April 16, Christians of the Eastern Rite celebrate the most vast holiday - the bright resurrection or Easter.</text:p>
      <text:p text:style-name="P4">
<text:span text:style-name="T5">
Foto: www.vaticannews.va</text:span>
</text:p>
      <text:p text:style-name="P4">
News Source: <text:a xlink:type="simple" xlink:href="https://www.ukrinform.ua/rubric-world/3696705-papa-rimskij-u-velikden-pobazav-miru-vsim-hto-strazdae-vid-vijni.html" text:style-name="Internet_20_link" text:visited-style-name="Visited_20_Internet_20_Link">
https://www.ukrinform.ua/rubric-world/3696705-papa-rimskij-u-velikden-pobazav-miru-vsim-hto-strazdae-vid-vijni.html</text:a>
</text:p>
      <!--NEWS-->
      <text:h text:style-name="P10" text:outline-level="1">
<text:span text:style-name="T4">
In Slavyansk, a woman's body got out of the rubble - the death toll increased to 13</text:span>
</text:h>
      <text:p text:style-name="P4">
Authors: Ukrinform (Person)</text:p>
      <text:p text:style-name="P4">
Publisher: Укринформ (Organization)</text:p>
      <text:p text:style-name="P4">
Published Time: 2023-04-16T17:25:00+03:00</text:p>
      <text:p text:style-name="P4">
Modified Time: 2023-04-16T17:25:00+03:00</text:p>
      <text:p text:style-name="P4">
Description: In the Slavyansk Donetsk region from the rubble of an apartment building, which came under the fire of the Russian army on April 14, the body of another person was seized, so the number of dead is already 13 people. - Ukrinform.</text:p>
      <text:p text:style-name="P4">
Images: ["<text:a xlink:type="simple" xlink:href="https://static.ukrinform.com/photos/2023_04/thumb_files/630_360_1681548283-486.jpg" text:style-name="Internet_20_link" text:visited-style-name="Visited_20_Internet_20_Link">
630_360_16815...</text:a>
"]</text:p>
      <text:p text:style-name="P4">
Tags: ['Донеччина', "Слов'янськ", 'Війна з росією', 'Ракетний удар']</text:p>
      <text:p text:style-name="P4">
Type: Article</text:p>
      <!--METADATA-->
      <text:p text:style-name="P4">
<draw:frame draw:style-name="fr1" draw:name="Image185" text:anchor-type="as-char" svg:width="6.9236in" svg:height="3.956343in" draw:z-index="0">
<draw:image xlink:href="../Images/yкринформ/2023-04-16T17-25-00-03-00/630_360_1681548283-486.jpg" xlink:type="simple" xlink:show="embed" xlink:actuate="onLoad" draw:mime-type="image/jpeg"/>
</draw:frame>
The Slavic Donetsk region from the rubble of an apartment building, which was fired by the Russian army on April 14, seized the body of another person, which is already 13 people.</text:p>
      <text:p text:style-name="P4">
This was reported in <text:a xlink:type="simple" xlink:href="https://www.facebook.com/DSNSDon/videos/109164878821153/" text:style-name="Internet_20_link" text:visited-style-name="Visited_20_Internet_20_Link">
</text:a>
The press service of the State Emergency Service of the State Emergency Service of Donetsk region, reports Ukrinform.</text:p>
      <text:p text:style-name="P4">
"As of 4:00 pm on April 16, the body of the dead woman was removed at the place of the block. All as a result of <text:a xlink:type="simple" xlink:href="https://www.ukrinform.ua/tag-obstril" text:style-name="Internet_20_link" text:visited-style-name="Visited_20_Internet_20_Link">
</text:a>
Slavyansk, who was giving away on April 14, injured 35 people, including 13 people were killed, 22 were injured, ”the message said.</text:p>
      <text:p text:style-name="P4">
<text:span text:style-name="T4">
 Read also: </text:span>
 <text:a xlink:type="simple" xlink:href="https://www.ukrinform.ua/rubric-regions/3696581-rosiani-za-dobu-atakuvali-visim-oblastej-ukraini-zvedenna-ova.html" text:style-name="Internet_20_link" text:visited-style-name="Visited_20_Internet_20_Link">
<text:span text:style-name="T4">
 Summary </text:span>
</text:a>
It is noted that 153 tons of destroyed construction structures were paid, work is ongoing. According to the National Police, two more people can be subzaloval.</text:p>
      <text:p text:style-name="P4">
As reported by Ukrinform, on April 14 at about 4pm <text:a xlink:type="simple" xlink:href="https://www.ukrinform.ua/rubric-ato/3695978-vorog-vluciv-u-tri-patipoverhivki-slovanska-vidomo-zagiblogo-i-sistoh-poranenih.html" text:style-name="Internet_20_link" text:visited-style-name="Visited_20_Internet_20_Link">
</text:a>
by focusing them on several residential quarters.</text:p>
      <text:p text:style-name="P4">
News Source: <text:a xlink:type="simple" xlink:href="https://www.ukrinform.ua/rubric-regions/3696706-u-slovansku-zpid-zavaliv-distali-tilo-zinki-kilkist-zagiblih-zrosla-do-13.html" text:style-name="Internet_20_link" text:visited-style-name="Visited_20_Internet_20_Link">
https://www.ukrinform.ua/rubric-regions/3696706-u-slovansku-zpid-zavaliv-distali-tilo-zinki-kilkist-zagiblih-zrosla-do-13.html</text:a>
</text:p>
      <!--NEWS-->
      <text:h text:style-name="P10" text:outline-level="1">
<text:span text:style-name="T4">
La Liga: "Girona" won "Elche"</text:span>
</text:h>
      <text:p text:style-name="P4">
Authors: Ukrinform (Person)</text:p>
      <text:p text:style-name="P4">
Publisher: Укринформ (Organization)</text:p>
      <text:p text:style-name="P4">
Published Time: 2023-04-16T17:41:05+03:00</text:p>
      <text:p text:style-name="P4">
Modified Time: 2023-04-16T17:41:05+03:00</text:p>
      <text:p text:style-name="P4">
Description: Ukrainian winger played a full duel. - Ukrinform.</text:p>
      <text:p text:style-name="P4">
Images: ["<text:a xlink:type="simple" xlink:href="https://static.ukrinform.com/photos/2023_04/thumb_files/630_360_1681656008-946.jpeg" text:style-name="Internet_20_link" text:visited-style-name="Visited_20_Internet_20_Link">
630_360_16816...</text:a>
"]</text:p>
      <text:p text:style-name="P4">
Tags: ['Футбол', 'Циганков']</text:p>
      <text:p text:style-name="P4">
Type: Article</text:p>
      <!--METADATA-->
      <text:p text:style-name="P4">
<draw:frame draw:style-name="fr1" draw:name="Image186" text:anchor-type="as-char" svg:width="6.9236in" svg:height="3.956343in" draw:z-index="0">
<draw:image xlink:href="../Images/yкринформ/2023-04-16T17-41-05-03-00/630_360_1681656008-946.jpeg" xlink:type="simple" xlink:show="embed" xlink:actuate="onLoad" draw:mime-type="image/jpeg"/>
</draw:frame>
Ukrainian winger played a full duel.</text:p>
      <text:p text:style-name="P4">
"Girona" on her field overcame "Elche" 2-0 in the 29th round of Spanish Primera, Ukrinform reports.</text:p>
      <text:p text:style-name="P4">
Castle and Romeu were distinguished as part of the Catalans.</text:p>
      <text:p text:style-name="P4">
The Ukrainian winger "Gironi" Viktor Tsigankov came out in the starting liner and Ivid the full match.</text:p>
      <text:p text:style-name="P4">
Catalans occupy the ninth place in Lai.</text:p>
      <text:p text:style-name="P4">
<text:span text:style-name="T4">
 Read also: </text:span>
 <text:a xlink:type="simple" xlink:href="https://www.ukrinform.ua/rubric-sports/3696659-zincenko-ne-zigrae-proti-vest-gema-cerez-problemi-z-pahom.html" text:style-name="Internet_20_link" text:visited-style-name="Visited_20_Internet_20_Link">
</text:a>
It was reported that Barcelona heads Primer, having 72 points after 22 matches in the asset.</text:p>
      <text:p text:style-name="P4">
Photo: Getty Images</text:p>
      <text:p text:style-name="P4">
News Source: <text:a xlink:type="simple" xlink:href="https://www.ukrinform.ua/rubric-sports/3696710-la-liga-zirona-peremogla-elce.html" text:style-name="Internet_20_link" text:visited-style-name="Visited_20_Internet_20_Link">
https://www.ukrinform.ua/rubric-sports/3696710-la-liga-zirona-peremogla-elce.html</text:a>
</text:p>
      <!--NEWS-->
      <text:h text:style-name="P10" text:outline-level="1">
<text:span text:style-name="T4">
The enemy from spring has changed the tactics of shelling - Ignati</text:span>
</text:h>
      <text:p text:style-name="P4">
Authors: Ukrinform (Person)</text:p>
      <text:p text:style-name="P4">
Publisher: Укринформ (Organization)</text:p>
      <text:p text:style-name="P4">
Published Time: 2023-04-16T17:42:41+03:00</text:p>
      <text:p text:style-name="P4">
Modified Time: 2023-04-16T17:42:41+03:00</text:p>
      <text:p text:style-name="P4">
Description: Russian troops have changed the tactics of shelling of the territory of Ukraine since the beginning of spring. - Ukrinform.</text:p>
      <text:p text:style-name="P4">
Images: ["<text:a xlink:type="simple" xlink:href="https://static.ukrinform.com/photos/2016_04/thumb_files/630_360_1460439379-1197.jpg" text:style-name="Internet_20_link" text:visited-style-name="Visited_20_Internet_20_Link">
630_360_14604...</text:a>
"]</text:p>
      <text:p text:style-name="P4">
Tags: ['Обстріл', 'Ракета', 'росія', 'Єдині новини']</text:p>
      <text:p text:style-name="P4">
Type: Article</text:p>
      <!--METADATA-->
      <text:p text:style-name="P4">
<draw:frame draw:style-name="fr1" draw:name="Image187" text:anchor-type="as-char" svg:width="6.9236in" svg:height="3.956343in" draw:z-index="0">
<draw:image xlink:href="../Images/yкринформ/2023-04-16T17-42-41-03-00/630_360_1460439379-1197.jpg" xlink:type="simple" xlink:show="embed" xlink:actuate="onLoad" draw:mime-type="image/jpeg"/>
</draw:frame>
From the beginning of spring, the Ruskivska has changed the tactics of shelling of the territory of Ukraine.</text:p>
      <text:p text:style-name="P4">
According to Ukrinform, a spokesman for the Air Force of the Armed Forces Yuriy Ignati Wephiri Telelorphone "The One News" told it.</text:p>
      <text:p text:style-name="P4">
"Everyone is accustomed to the autumn-winter heard about massive shelling of all Ukraine when he has enemy infactly applied all his strategic arsenal of winged missiles and released on the objects Getting weapons, there and attacks, "he said.</text:p>
      <text:p text:style-name="P4">
Ignati added that, according to Ukrainian intelligence, a few months ago <text:a xlink:type="simple" xlink:href="https://www.ukrinform.ua/tag-rosia" text:style-name="Internet_20_link" text:visited-style-name="Visited_20_Internet_20_Link">
</text:a>
It had 7,000 missiles for the SS-300, but of this amount already used considerable volume.</text:p>
      <text:p text:style-name="P4">
"It is necessary to understand in what condition these missiles, if they are ready for use. How they were preserved, whether they were not scattered. Therefore, it is impossible to say exactly how much they have capable, because as they have repeatedly seen when applying C-300, they were found in Russia. They did not fly, " - explained the spokesman of the Air Force.</text:p>
      <text:p text:style-name="P4">
He stressed that Russians can produce missiles for C-300 and C-400. In addition, information about the restoration of production of the X-50 missile production has recently appeared.</text:p>
      <text:p text:style-name="P4">
"They may have taken up for her, because they should do what and perhaps because it is cheaper. This is the same winged rocket as X -101, in principle, it can be used by means of air defense," he said.</text:p>
      <text:p text:style-name="P4">
<text:span text:style-name="T4">
 Read also: </text:span>
 <text:a xlink:type="simple" xlink:href="https://www.ukrinform.ua/rubric-ato/3696701-povitrani-sili-fiksuut-aktivnist-blizko-20-rosijskih-litakiv-ignat.html" text:style-name="Internet_20_link" text:visited-style-name="Visited_20_Internet_20_Link">
<text:span text:style-name="T4">
 Ignati </text:span>
</text:a>
As reported by Ukrinform, Russia in the fall <text:a xlink:type="simple" xlink:href="https://www.ukrinform.ua/rubric-ato/3695764-rosia-z-oseni-vipustila-po-ukraini-850-krilatih-raket-riznih-tipiv-povitrani-sili.html" text:style-name="Internet_20_link" text:visited-style-name="Visited_20_Internet_20_Link">
</text:a>
Among which were high-precision and long-range "calibers", X-101, "Iskanders".</text:p>
      <text:p text:style-name="P4">
News Source: <text:a xlink:type="simple" xlink:href="https://www.ukrinform.ua/rubric-ato/3696711-vorog-z-vesni-zminiv-taktiku-obstriliv-ignat.html" text:style-name="Internet_20_link" text:visited-style-name="Visited_20_Internet_20_Link">
https://www.ukrinform.ua/rubric-ato/3696711-vorog-z-vesni-zminiv-taktiku-obstriliv-ignat.html</text:a>
</text:p>
      <!--NEWS-->
      <text:h text:style-name="P10" text:outline-level="1">
<text:span text:style-name="T4">
In southern China, a large -scale forest fire rages</text:span>
</text:h>
      <text:p text:style-name="P4">
Authors: Ukrinform (Person)</text:p>
      <text:p text:style-name="P4">
Publisher: Укринформ (Organization)</text:p>
      <text:p text:style-name="P4">
Published Time: 2023-04-16T17:50:00+03:00</text:p>
      <text:p text:style-name="P4">
Modified Time: 2023-04-16T17:50:00+03:00</text:p>
      <text:p text:style-name="P4">
Description: In the southern Chinese province of Yunnan, a large -scale forest fire has been going on for several days. - Ukrinform.</text:p>
      <text:p text:style-name="P4">
Images: ["<text:a xlink:type="simple" xlink:href="https://static.ukrinform.com/photos/2016_03/thumb_files/630_360_1457938883-7092.jpg" text:style-name="Internet_20_link" text:visited-style-name="Visited_20_Internet_20_Link">
630_360_14579...</text:a>
"]</text:p>
      <text:p text:style-name="P4">
Tags: ['Китай', 'Ліс', 'Пожежа']</text:p>
      <text:p text:style-name="P4">
Type: Article</text:p>
      <!--METADATA-->
      <text:p text:style-name="P4">
<draw:frame draw:style-name="fr1" draw:name="Image188" text:anchor-type="as-char" svg:width="6.9236in" svg:height="3.956343in" draw:z-index="0">
<draw:image xlink:href="../Images/yкринформ/2023-04-16T17-50-00-03-00/630_360_1457938883-7092.jpg" xlink:type="simple" xlink:show="embed" xlink:actuate="onLoad" draw:mime-type="image/jpeg"/>
</draw:frame>
A large -scale fire was ongoing in the Chinese province of Yunnan.</text:p>
      <text:p text:style-name="P4">
As Ukrinform reports, it reports <text:a xlink:type="simple" xlink:href="https://english.news.cn/20230416/dc21b95ba2e54f63a968857e2e866022/c.html" text:style-name="Internet_20_link" text:visited-style-name="Visited_20_Internet_20_Link">
</text:a>
.</text:p>
      <text:p text:style-name="P4">
It is noted that more than 1400 people, including firefighters and law enforcement, are trying to extinguish the forest fire.</text:p>
      <text:p text:style-name="P4">
According to municipal officials, <text:a xlink:type="simple" xlink:href="https://www.ukrinform.ua/tag-pozeza" text:style-name="Internet_20_link" text:visited-style-name="Visited_20_Internet_20_Link">
</text:a>
She broke out in the village of Ganchuan near the city of Annin on Thursday afternoon.</text:p>
      <text:p text:style-name="P4">
<text:span text:style-name="T4">
 Read also: </text:span>
 <text:a xlink:type="simple" xlink:href="https://www.ukrinform.ua/rubric-world/3694239-u-pivdennij-korei-lisova-pozeza-vognem-zniseni-do-100-budinkiv-ludi-evakujovuutsa.html" text:style-name="Internet_20_link" text:visited-style-name="Visited_20_Internet_20_Link">
<text:span text:style-name="T4">
 Forest </text:span>
 <text:span text:style-name="T4">
 FIRE </text:span>
</text:a>
56 waters and equipment, as well as helicopters, were not reported to extinguish the fire.</text:p>
      <text:p text:style-name="P4">
The cause of the fire is still established.</text:p>
      <text:p text:style-name="P4">
Meanwhile, on Saturday, the firefighters extinguished another forest fire that raged a statement in Yusi, also in the Yunnan province.</text:p>
      <text:p text:style-name="P4">
As reported by Ukrinform, <text:a xlink:type="simple" xlink:href="https://www.ukrinform.ua/rubric-world/3694974-u-ssa-virue-masstabna-lisova-pozeza-evakuuvali-majze-200-budinkiv.html" text:style-name="Internet_20_link" text:visited-style-name="Visited_20_Internet_20_Link">
</text:a>
, the area of which expanded over 1000 hectares over the night, residents of 170 houses were evacuated.</text:p>
      <text:p text:style-name="P4">
News Source: <text:a xlink:type="simple" xlink:href="https://www.ukrinform.ua/rubric-world/3696715-na-pivdni-kitau-virue-masstabna-lisova-pozeza.html" text:style-name="Internet_20_link" text:visited-style-name="Visited_20_Internet_20_Link">
https://www.ukrinform.ua/rubric-world/3696715-na-pivdni-kitau-virue-masstabna-lisova-pozeza.html</text:a>
</text:p>
      <!--NEWS-->
      <text:h text:style-name="P10" text:outline-level="1">
<text:span text:style-name="T4">
APL: Arsenal without Zinchenko lost points with West Heme</text:span>
</text:h>
      <text:p text:style-name="P4">
Authors: Ukrinform (Person)</text:p>
      <text:p text:style-name="P4">
Publisher: Укринформ (Organization)</text:p>
      <text:p text:style-name="P4">
Published Time: 2023-04-16T17:57:46+03:00</text:p>
      <text:p text:style-name="P4">
Modified Time: 2023-04-16T17:57:46+03:00</text:p>
      <text:p text:style-name="P4">
Description: "Gunners" are ahead of Man City for 4 points. The "locals" have a match in stock. - Ukrinform.</text:p>
      <text:p text:style-name="P4">
Images: ["<text:a xlink:type="simple" xlink:href="https://static.ukrinform.com/photos/2023_04/thumb_files/630_360_1681656973-904.jpg" text:style-name="Internet_20_link" text:visited-style-name="Visited_20_Internet_20_Link">
630_360_16816...</text:a>
"]</text:p>
      <text:p text:style-name="P4">
Tags: ['Арсенал', 'Футбол', 'Зінченко', 'АПЛ']</text:p>
      <text:p text:style-name="P4">
Type: Article</text:p>
      <!--METADATA-->
      <text:p text:style-name="P4">
<draw:frame draw:style-name="fr1" draw:name="Image189" text:anchor-type="as-char" svg:width="6.9236in" svg:height="3.956343in" draw:z-index="0">
<draw:image xlink:href="../Images/yкринформ/2023-04-16T17-57-46-03-00/630_360_1681656973-904.jpg" xlink:type="simple" xlink:show="embed" xlink:actuate="onLoad" draw:mime-type="image/jpeg"/>
</draw:frame>
"Gunners" are ahead of Man City for 4 points. The "locals" have a match in stock.</text:p>
      <text:p text:style-name="P4">
Arsenal played a draw from West Heme on a foreign field 2: 2 in the 31st Turiangali Premier League, Ukrinform reports.</text:p>
      <text:p text:style-name="P4">
In the canons, Zhezus and Edegor were distinguished. The "Hammer" with the responsibility of Benrahma and Bowen.</text:p>
      <text:p text:style-name="P4">
Ukrainian defender of Arsenal Alexander Zinchenko missed the game through problems with the stroke.</text:p>
      <text:p text:style-name="P4">
<text:span text:style-name="T4">
 Read also: </text:span>
 <text:a xlink:type="simple" xlink:href="https://www.ukrinform.ua/rubric-sports/3696674-upl-sahtar-zdolav-lviv.html" text:style-name="Internet_20_link" text:visited-style-name="Visited_20_Internet_20_Link">
<text:span text:style-name="T4">
 Shakhtar </text:span>
</text:a>
"Gunners" are headed by APL, having 74 points after 31 match.</text:p>
      <text:p text:style-name="P4">
Photo: twitter.com/rasenal</text:p>
      <text:p text:style-name="P4">
News Source: <text:a xlink:type="simple" xlink:href="https://www.ukrinform.ua/rubric-sports/3696716-apl-arsenal-bez-zincenka-vtrativ-ocki-iz-vest-gemom.html" text:style-name="Internet_20_link" text:visited-style-name="Visited_20_Internet_20_Link">
https://www.ukrinform.ua/rubric-sports/3696716-apl-arsenal-bez-zincenka-vtrativ-ocki-iz-vest-gemom.html</text:a>
</text:p>
      <!--NEWS-->
      <text:h text:style-name="P10" text:outline-level="1">
<text:span text:style-name="T4">
Explosions were reported at substations in Belgorod</text:span>
</text:h>
      <text:p text:style-name="P4">
Authors: liveuamap (Language: en)</text:p>
      <text:p text:style-name="P4">
Time: 2023-04-16T17:59:00</text:p>
      <text:p text:style-name="P4">
Location: Belgorod, Belgorodskaya oblast' (Latitude:50.58596 Longtitude:36.59185)</text:p>
      <text:p text:style-name="P4">
Videos: []</text:p>
      <text:p text:style-name="P4">
Images: ["<text:a xlink:type="simple" xlink:href="https://liveuamap.com/pics/2023/04/16/22556587_0.jpg" text:style-name="Internet_20_link" text:visited-style-name="Visited_20_Internet_20_Link">
22556587_0.jpg</text:a>
"]</text:p>
      <text:p text:style-name="P4">
Tags: ["Belarus", "Energy"]</text:p>
      <text:p text:style-name="P4">
Id: 22556587</text:p>
      <!--METADATA-->
      <text:p text:style-name="P4">
Explosions were reported at substations in Belgorod</text:p>
      <text:p text:style-name="P4">
<draw:frame draw:style-name="fr1" draw:name="Image190" text:anchor-type="as-char" svg:width="6.9236in" svg:height="6.283167in" draw:z-index="0">
<draw:image xlink:href="../Images/liveuamap/2023-04-16T17-59-00/22556587_0.jpg" xlink:type="simple" xlink:show="embed" xlink:actuate="onLoad" draw:mime-type="image/jpeg"/>
</draw:frame>
News Collection Link: <text:a xlink:type="simple" xlink:href="https://liveuamap.com/en/2023/16-april-explosions-were-reported-at-substations-in-belgorod" text:style-name="Internet_20_link" text:visited-style-name="Visited_20_Internet_20_Link">
https://liveuamap.com/en/2023/16-april-explosions-were-reported-at-substations-in-belgorod</text:a>
</text:p>
      <text:p text:style-name="P4">
News Source: <text:a xlink:type="simple" xlink:href="https://t.me/zhest_belgorod/25085" text:style-name="Internet_20_link" text:visited-style-name="Visited_20_Internet_20_Link">
https://t.me/zhest_belgorod/25085</text:a>
</text:p>
      <!--NEWS-->
      <text:h text:style-name="P10" text:outline-level="1">
<text:span text:style-name="T4">
In Ukraine it will be cloudy, somewhere with rains, in the afternoon to +16 °</text:span>
</text:h>
      <text:p text:style-name="P4">
Authors: Ukrinform (Person)</text:p>
      <text:p text:style-name="P4">
Publisher: Укринформ (Organization)</text:p>
      <text:p text:style-name="P4">
Published Time: 2023-04-16T18:05:00+03:00</text:p>
      <text:p text:style-name="P4">
Modified Time: 2023-04-16T18:05:00+03:00</text:p>
      <text:p text:style-name="P4">
Description: On Monday, April 17, Ukraine will be cloudy in Ukraine with clear weather, raining in some regions. - Ukrinform.</text:p>
      <text:p text:style-name="P4">
Images: ["<text:a xlink:type="simple" xlink:href="https://static.ukrinform.com/photos/2020_12/thumb_files/630_360_1609397815-516.jpg" text:style-name="Internet_20_link" text:visited-style-name="Visited_20_Internet_20_Link">
630_360_16093...</text:a>
"]</text:p>
      <text:p text:style-name="P4">
Tags: ['Дощ', 'Погода', 'Прогноз', 'Весна']</text:p>
      <text:p text:style-name="P4">
Type: Article</text:p>
      <!--METADATA-->
      <text:p text:style-name="P4">
<draw:frame draw:style-name="fr1" draw:name="Image191" text:anchor-type="as-char" svg:width="6.9236in" svg:height="3.956343in" draw:z-index="0">
<draw:image xlink:href="../Images/yкринформ/2023-04-16T18-05-00-03-00/630_360_1609397815-516.jpg" xlink:type="simple" xlink:show="embed" xlink:actuate="onLoad" draw:mime-type="image/jpeg"/>
</draw:frame>
Infant, April 17, in Ukraine will be cloudy with clear weather, raining in the regions.</text:p>
      <text:p text:style-name="P4">
Ukrinform was reported at the Ukrainian Hydrometeorological Center.</text:p>
      <text:p text:style-name="P4">
“April 17 in Western, Zhytomyr, Vinnytsia and Odessa regions moderate <text:a xlink:type="simple" xlink:href="https://www.ukrinform.ua/tag-dos" text:style-name="Internet_20_link" text:visited-style-name="Visited_20_Internet_20_Link">
</text:a>
; in the rest of the territory without essentials, ”the message reads.</text:p>
      <text:p text:style-name="P4">
The wind is predominantly east, 7-12 m/s, in the southern and southeastern parts of gusts of 15-20 m/s.</text:p>
      <text:p text:style-name="P4">
On April 18, weather forecasters forecast light rain in the southern part of Ukraine, thunderstorms, in the rest of the territory without significant rainfall.</text:p>
      <text:p text:style-name="P4">
Temperature at night 4-9 °, on the Left Bank, April 18 in Ukraine 2-7 ° heat; day11-16 °, in Transcarpathia and Crimea up to 20 °.</text:p>
      <text:p text:style-name="P4">
In Kyiv and Kyiv region on April 17-18 without significant rainfall. The wind is preferable, 7-12 m/s. Temperature in the capital night on April 17, 6-8 °, April 18 4-6 ° heat, in the afternoon 13-15 °. In the region the temperature at night on April 17 4-9 °, April 182-7 ° heat; day 11-16 °.</text:p>
      <text:p text:style-name="P4">
During April 19-20, in most regions of Ukraine is small, in the southern, eastern, April 20 and in the central regions, moderate rain, in the Carpathians in places of wet snow.</text:p>
      <text:p text:style-name="P4">
<text:span text:style-name="T4">
 Read also: </text:span>
 <text:a xlink:type="simple" xlink:href="https://www.ukrinform.ua/rubric-technology/3694782-prognoz-pogodi-za-30-sekund-u-kitai-rozrobili-sistemu-na-osnovi-stucnogo-intelektu.html" text:style-name="Internet_20_link" text:visited-style-name="Visited_20_Internet_20_Link">
<text:span text:style-name="T4">
 seconds </text:span>
</text:a>
Temperature at night 3-9 ° warm, in the daytime 11-17 °, in most western, northern, April 20 and central regions 8-14 ° heat; In the Carpathians at night 1-6 ° warm, in the afternoon 4-9 ° heat.</text:p>
      <text:p text:style-name="P4">
In the capital region of April 19-20, light rain(At night). Температура уКиєві вночі 6-8° тепла, вдень 11-13°; по області вночі 6-8° тепла, вдень11-13°.</text:p>
      <text:p text:style-name="P4">
News Source: <text:a xlink:type="simple" xlink:href="https://www.ukrinform.ua/rubric-regions/3696653-v-ukraini-bude-hmarno-podekudi-iz-dosami-vden-do-16.html" text:style-name="Internet_20_link" text:visited-style-name="Visited_20_Internet_20_Link">
https://www.ukrinform.ua/rubric-regions/3696653-v-ukraini-bude-hmarno-podekudi-iz-dosami-vden-do-16.html</text:a>
</text:p>
      <!--NEWS-->
      <text:h text:style-name="P10" text:outline-level="1">
<text:span text:style-name="T4">
Ukraine at the London Book Fair will be represented by 21 publishers</text:span>
</text:h>
      <text:p text:style-name="P4">
Authors: Ukrinform (Person)</text:p>
      <text:p text:style-name="P4">
Publisher: Укринформ (Organization)</text:p>
      <text:p text:style-name="P4">
Published Time: 2023-04-16T18:14:00+03:00</text:p>
      <text:p text:style-name="P4">
Modified Time: 2023-04-16T18:14:00+03:00</text:p>
      <text:p text:style-name="P4">
Description: Ukraine at the London Book Fair, which will take place from April 18 to April 20 at Olympia London, will represent 21 publishers. - Ukrinform.</text:p>
      <text:p text:style-name="P4">
Images: ["<text:a xlink:type="simple" xlink:href="https://static.ukrinform.com/photos/2023_04/thumb_files/630_360_1681386249-262.jpg" text:style-name="Internet_20_link" text:visited-style-name="Visited_20_Internet_20_Link">
630_360_16813...</text:a>
"]</text:p>
      <text:p text:style-name="P4">
Tags: ['Бібліотека', 'Книги', 'Лондон', 'Україна', 'Ярмарок']</text:p>
      <text:p text:style-name="P4">
Type: Article</text:p>
      <!--METADATA-->
      <text:p text:style-name="P4">
<draw:frame draw:style-name="fr1" draw:name="Image192" text:anchor-type="as-char" svg:width="6.9236in" svg:height="3.956343in" draw:z-index="0">
<draw:image xlink:href="../Images/yкринформ/2023-04-16T18-14-00-03-00/630_360_1681386249-262.jpg" xlink:type="simple" xlink:show="embed" xlink:actuate="onLoad" draw:mime-type="image/jpeg"/>
</draw:frame>
Ukraine will take 21 publishing house to the Holy Book Fair, which will take place from April 18 to April 20 in Olympialondon.</text:p>
      <text:p text:style-name="P4">
This is informed <text:a xlink:type="simple" xlink:href="https://mkip.gov.ua/news/8955.html" text:style-name="Internet_20_link" text:visited-style-name="Visited_20_Internet_20_Link">
</text:a>
Ministry of Culture of Information Policy, Ukrinform reports.</text:p>
      <text:p text:style-name="P4">
“Thanks to cooperation with partners, Ukrainian authors will be able to tell the story of one of the most important cultural sites - the London Book Fair. Since the beginning of the war, our reality has changed: we have become drafts that social networks are hidden, marking photos as senysitiveContent. Our truth is not aimed at striking, but on the crimes committed by the Russians against Ukrainians and Ukrainian cultures every day, ”said the director of the Ukrainian Institute of Book Alexander.</text:p>
      <text:p text:style-name="P4">
It is reported that with the support of the organizers of the fair, Ukraine was free of charge 49.5 square meters. m by number 2B01. At the same time, Ukraine has a special status: Guest Spotlight(“Country in focus of attention”).</text:p>
      <text:p text:style-name="P4">
Також у відомстві зазначають, що основною темою стенду стане експозиція«Зруйнована бібліотека», що містить меблі зі зруйнованих книгозбірень України.Водночас гасло - «Чутливий вміст» (Sensitive Content)- It aims to attract the international community to the destruction of Ukrainian libraries as a result of a full -scale invasion of Russia.</text:p>
      <text:p text:style-name="P4">
The MKIP notes that in partnership with Pen Ukraine during the work of the stand will be raised funds to support damaged Ukrainian <text:a xlink:type="simple" xlink:href="https://www.ukrinform.ua/tag-biblioteka" text:style-name="Internet_20_link" text:visited-style-name="Visited_20_Internet_20_Link">
</text:a>
which all participants and visitors to the fair will be able to join.</text:p>
      <text:p text:style-name="P4">
This year, about 300 books from 21 publishing houses, in particular, Artbux, ASCA, Bogdan, Bogdan, Ark of Ukraine, Our Format, Morning, Samith Book, will be presented at the Ukrainian Collective Board. "Smaresters", Publishing House "Yazhak", Ist Publishing, "Hard", Publishing House "here", CP Publishing, Harvard Ukrainian Research Institute.</text:p>
      <text:p text:style-name="P4">
<text:span text:style-name="T4">
 Read also: </text:span>
 <text:a xlink:type="simple" xlink:href="https://www.ukrinform.ua/rubric-diaspora/3695227-v-ukrainskomu-centri-u-vilnusi-vidbudetsa-velikodnij-blagodijnij-armarok.html" text:style-name="Internet_20_link" text:visited-style-name="Visited_20_Internet_20_Link">
<text:span text:style-name="T4">
 fair </text:span>
</text:a>
</text:p>
      <text:p text:style-name="P4">
The fair is expected to collect more than 25,000 visitors - a professional from 135 countries. Representatives of 1000 organizations from 60 countries will take part in the work. The total program of the fair contains 220 events.</text:p>
      <text:p text:style-name="P4">
The Ukrainian stand at the London Book Fair was organized by the WIK and MKIP, the Ministry of Foreign Affairs, the Embassies of Ukraine in the United Kingdom of Strivka Britain and Northern Ireland, the London Book Fair, the British Council, the Ukrainian Institute, the Pen Ukraine and the Education, the Ukrainian Institute, the Ukrainian Institute. , Ukrainian-Jewish meeting, Ukrainian Library Association of the Tukrain Association of Publishers and Book Distributors.</text:p>
      <text:p text:style-name="P4">
As reported, <text:a xlink:type="simple" xlink:href="https://www.ukrinform.ua/rubric-ato/3683839-ukraina-predstavila-svij-stend-na-bolonskomu-knizkovomu-armarku.html" text:style-name="Internet_20_link" text:visited-style-name="Visited_20_Internet_20_Link">
</text:a>
Photo: London Book Fair</text:p>
      <text:p text:style-name="P4">
News Source: <text:a xlink:type="simple" xlink:href="https://www.ukrinform.ua/rubric-culture/3695421-ukrainu-na-londonskomu-knizkovomu-armarku-predstavlatime-21-vidavnictvo.html" text:style-name="Internet_20_link" text:visited-style-name="Visited_20_Internet_20_Link">
https://www.ukrinform.ua/rubric-culture/3695421-ukrainu-na-londonskomu-knizkovomu-armarku-predstavlatime-21-vidavnictvo.html</text:a>
</text:p>
      <!--NEWS-->
      <text:h text:style-name="P10" text:outline-level="1">
<text:span text:style-name="T4">
Usik congratulated the Ukrainians on Easter</text:span>
</text:h>
      <text:p text:style-name="P4">
Authors: Ukrinform (Person)</text:p>
      <text:p text:style-name="P4">
Publisher: Укринформ (Organization)</text:p>
      <text:p text:style-name="P4">
Published Time: 2023-04-16T18:19:39+03:00</text:p>
      <text:p text:style-name="P4">
Modified Time: 2023-04-16T18:19:39+03:00</text:p>
      <text:p text:style-name="P4">
Description: WBA, WBO, IBO and IBF champion Alexander Usyk (20-0, 13 KO) congratulated the Ukrainians on Easter. - Ukrinform.</text:p>
      <text:p text:style-name="P4">
Images: ["<text:a xlink:type="simple" xlink:href="https://static.ukrinform.com/photos/2023_04/thumb_files/630_360_1681658247-407.jpg" text:style-name="Internet_20_link" text:visited-style-name="Visited_20_Internet_20_Link">
630_360_16816...</text:a>
"]</text:p>
      <text:p text:style-name="P4">
Tags: ['Бокс', 'Усик']</text:p>
      <text:p text:style-name="P4">
Type: Article</text:p>
      <!--METADATA-->
      <text:p text:style-name="P4">
<draw:frame draw:style-name="fr1" draw:name="Image193" text:anchor-type="as-char" svg:width="6.9236in" svg:height="3.956343in" draw:z-index="0">
<draw:image xlink:href="../Images/yкринформ/2023-04-16T18-19-39-03-00/630_360_1681658247-407.jpg" xlink:type="simple" xlink:show="embed" xlink:actuate="onLoad" draw:mime-type="image/jpeg"/>
</draw:frame>
Championwaba, WBO, IBO and IBF in overweight Alexander Usik(20-0, 13 Ko)Greetings of Ukrainians with Easter.</text:p>
      <text:p text:style-name="P4">
As Ukrinform reports, with <text:a xlink:type="simple" xlink:href="https://www.instagram.com/p/CrFtToCg4hI/" text:style-name="Internet_20_link" text:visited-style-name="Visited_20_Internet_20_Link">
</text:a>
Usika on the Instagram.</text:p>
      <text:p text:style-name="Quotations">

<text:p text:style-name="P4">
<text:a xlink:type="simple" xlink:href="https://www.instagram.com/reel/CrFtToCg4hI/" text:style-name="Internet_20_link" text:visited-style-name="Visited_20_Internet_20_Link">
&gt;
</text:a>
&gt;
 <text:a xlink:type="simple" xlink:href="https://www.instagram.com/reel/CrFtToCg4hI/" text:style-name="Internet_20_link" text:visited-style-name="Visited_20_Internet_20_Link">
&gt;
 </text:a>
&gt;
&gt;
 <text:a xlink:type="simple" xlink:href="https://www.instagram.com/reel/CrFtToCg4hI/" text:style-name="Internet_20_link" text:visited-style-name="Visited_20_Internet_20_Link">
&gt;
 </text:a>
“Dear brothers and sisters, I want to congratulate everyone on Easter. Wish health, joy and victory. Victory over sin. Christ is risen from the dead. Deaths. But he gave us a whole in the sphere of life. God is light. And there is no darkness. Christ is Risen. He is Risen Indeed. Happy holiday, ”said Uusik.</text:p>

</text:p>
      <text:p text:style-name="P4">
Photo: Getty Images</text:p>
      <text:p text:style-name="P4">
News Source: <text:a xlink:type="simple" xlink:href="https://www.ukrinform.ua/rubric-sports/3696719-usik-privitav-ukrainciv-z-velikodnem.html" text:style-name="Internet_20_link" text:visited-style-name="Visited_20_Internet_20_Link">
https://www.ukrinform.ua/rubric-sports/3696719-usik-privitav-ukrainciv-z-velikodnem.html</text:a>
</text:p>
      <!--NEWS-->
      <text:h text:style-name="P10" text:outline-level="1">
<text:span text:style-name="T4">
The Earth approaches a hundred -meter asteroid - nasa</text:span>
</text:h>
      <text:p text:style-name="P4">
Authors: Ukrinform (Person)</text:p>
      <text:p text:style-name="P4">
Publisher: Укринформ (Organization)</text:p>
      <text:p text:style-name="P4">
Published Time: 2023-04-16T18:21:00+03:00</text:p>
      <text:p text:style-name="P4">
Modified Time: 2023-04-16T18:21:00+03:00</text:p>
      <text:p text:style-name="P4">
Description: The US National Aeronautics and Space Research (NASA) reported that an asteroid 2023 GM will fly near Earth on Monday, April 17. - Ukrinform.</text:p>
      <text:p text:style-name="P4">
Images: ["<text:a xlink:type="simple" xlink:href="https://static.ukrinform.com/photos/2021_05/thumb_files/630_360_1620904791-574.jpg" text:style-name="Internet_20_link" text:visited-style-name="Visited_20_Internet_20_Link">
630_360_16209...</text:a>
", "<text:a xlink:type="simple" xlink:href="https://static.ukrinform.com/photos/2023_04/1681658354-540.jpg" text:style-name="Internet_20_link" text:visited-style-name="Visited_20_Internet_20_Link">
1681658354-54...</text:a>
"]</text:p>
      <text:p text:style-name="P4">
Tags: ['Астероїд', 'Космос', 'NASA', 'Земля']</text:p>
      <text:p text:style-name="P4">
Type: Article</text:p>
      <!--METADATA-->
      <text:p text:style-name="P4">
<draw:frame draw:style-name="fr1" draw:name="Image194" text:anchor-type="as-char" svg:width="6.9236in" svg:height="3.956343in" draw:z-index="0">
<draw:image xlink:href="../Images/yкринформ/2023-04-16T18-21-00-03-00/630_360_1620904791-574.jpg" xlink:type="simple" xlink:show="embed" xlink:actuate="onLoad" draw:mime-type="image/jpeg"/>
</draw:frame>
US National Aeronautics and Space Research(NASA)She reported that 2023GM asteroid will fly near the Earth on Monday, April 17.</text:p>
      <text:p text:style-name="P4">
As Ukrinform reports, it reports <text:a xlink:type="simple" xlink:href="https://ssd.jpl.nasa.gov/tools/sbdb_lookup.html#/" text:style-name="Internet_20_link" text:visited-style-name="Visited_20_Internet_20_Link">
</text:a>
(JPL).</text:p>
      <text:p text:style-name="P4">
За даними NASA, довжина небесного об'єкта - близько 107 метрів, що довше зафутбольне поле.</text:p>
      <text:p text:style-name="P4">
<draw:frame draw:style-name="fr1" draw:name="Image195" text:anchor-type="as-char" svg:width="6.9236in" svg:height="4.515391in" draw:z-index="0">
<draw:image xlink:href="../Images/yкринформ/2023-04-16T18-21-00-03-00/1681658354-540.jpg" xlink:type="simple" xlink:show="embed" xlink:actuate="onLoad" draw:mime-type="image/jpeg"/>
</draw:frame>
The distance from <text:a xlink:type="simple" xlink:href="https://www.ukrinform.ua/tag-asteroid" text:style-name="Internet_20_link" text:visited-style-name="Visited_20_Internet_20_Link">
</text:a>
The ground will be 3.24 million km. It is noted that the speed of movement of the asteroid is 72 324km per hour.</text:p>
      <text:p text:style-name="P4">
It is worth noting that if the asteroid approaches the ground closer than 7.4 million km, and the size is larger than 150 m, then NASA consider it a "potentially dangerous object". However, 2023 GM does not meet both criteria at the same time, so it is not considered "potentially dangerous".</text:p>
      <text:p text:style-name="P4">
<text:span text:style-name="T4">
 Read also: </text:span>
 <text:a xlink:type="simple" xlink:href="https://www.ukrinform.ua/rubric-world/3669449-nad-lamansem-vibuhnuv-asteroid.html" text:style-name="Internet_20_link" text:visited-style-name="Visited_20_Internet_20_Link">
<text:span text:style-name="T4">
 asteroid </text:span>
</text:a>
As reported by Ukrinform, the US National Administration for Aeronautics of Tadeste Language of Space(NASA)It was reported that an asteroid 2023 gg flew near the Earth on Tuesday, April 11.</text:p>
      <text:p text:style-name="P4">
<text:span text:style-name="T5">
Foto: Getty Images</text:span>
</text:p>
      <text:p text:style-name="P4">
News Source: <text:a xlink:type="simple" xlink:href="https://www.ukrinform.ua/rubric-technology/3696720-do-zemli-nablizaetsa-stometrovij-asteroid-nasa.html" text:style-name="Internet_20_link" text:visited-style-name="Visited_20_Internet_20_Link">
https://www.ukrinform.ua/rubric-technology/3696720-do-zemli-nablizaetsa-stometrovij-asteroid-nasa.html</text:a>
</text:p>
      <!--NEWS-->
      <text:h text:style-name="P10" text:outline-level="1">
<text:span text:style-name="T4">
Brazil's President urged to create an analog of G20 to complete the Russian-Ukrainian War</text:span>
</text:h>
      <text:p text:style-name="P4">
Authors: Ukrinform (Person)</text:p>
      <text:p text:style-name="P4">
Publisher: Укринформ (Organization)</text:p>
      <text:p text:style-name="P4">
Published Time: 2023-04-16T18:36:13+03:00</text:p>
      <text:p text:style-name="P4">
Modified Time: 2023-04-16T18:36:13+03:00</text:p>
      <text:p text:style-name="P4">
Description: Brazil's President Lula da Silva called for the world to create an analogue of the G20 group to complete the Russian-Ukrainian war. - Ukrinform.</text:p>
      <text:p text:style-name="P4">
Images: ["<text:a xlink:type="simple" xlink:href="https://static.ukrinform.com/photos/2023_04/thumb_files/630_360_1681659329-256.jpg" text:style-name="Internet_20_link" text:visited-style-name="Visited_20_Internet_20_Link">
630_360_16816...</text:a>
"]</text:p>
      <text:p text:style-name="P4">
Tags: ['Бразилія', 'Китай', 'Україна', 'Війна з росією']</text:p>
      <text:p text:style-name="P4">
Type: Article</text:p>
      <!--METADATA-->
      <text:p text:style-name="P4">
<draw:frame draw:style-name="fr1" draw:name="Image196" text:anchor-type="as-char" svg:width="6.9236in" svg:height="3.956343in" draw:z-index="0">
<draw:image xlink:href="../Images/yкринформ/2023-04-16T18-36-13-03-00/630_360_1681659329-256.jpg" xlink:type="simple" xlink:show="embed" xlink:actuate="onLoad" draw:mime-type="image/jpeg"/>
</draw:frame>
Presidential Brazil Lula da Silva called on the world to create an analogue of a group of G20 countries for the wake of the Russian-Ukrainian war.</text:p>
      <text:p text:style-name="P4">
As Ukrinform reports, it reports <text:a xlink:type="simple" xlink:href="http://www.france24.com/en/live-news/20230416-brazil-s-lula-raises-russia-war-mediation-with-china-uae" text:style-name="Internet_20_link" text:visited-style-name="Visited_20_Internet_20_Link">
</text:a>
.</text:p>
      <text:p text:style-name="P4">
"G20 has been formed to save the world economy that is in crisis. Now it is important to create another species G20 to put an end to this(Russian-Ukrainian-ed.)war and establish peace. This is my intention, and I think it will be necessary to achieve great success, ”said da Silva.</text:p>
      <text:p text:style-name="P4">
He also added that he had already discussed the issue of the Russo-Ukrainian war with a series of states, including the leader of China Xi Jinping.</text:p>
      <text:p text:style-name="P4">
“And I think we meet a group of people who prefer to talk about peace than war. And so I think we will succeed, ”said President <text:a xlink:type="simple" xlink:href="https://www.ukrinform.ua/tag-brazilia" text:style-name="Internet_20_link" text:visited-style-name="Visited_20_Internet_20_Link">
</text:a>
.</text:p>
      <text:p text:style-name="P4">
<text:span text:style-name="T4">
 Read also: </text:span>
 <text:a xlink:type="simple" xlink:href="https://www.ukrinform.ua/rubric-world/3696006-kitaj-i-brazilia-zaklikali-svit-spriati-politicnomu-vreguluvannu-krizi-v-ukraini.html" text:style-name="Internet_20_link" text:visited-style-name="Visited_20_Internet_20_Link">
</text:a>
According to Ukrinform, President of Brazil Lula da Silva stated that <text:a xlink:type="simple" xlink:href="https://www.ukrinform.ua/rubric-polytics/3696326-prezident-brazilii-zaklikav-ssa-pripiniti-zaohocuvati-vijnu-v-ukraini.html" text:style-name="Internet_20_link" text:visited-style-name="Visited_20_Internet_20_Link">
</text:a>
.</text:p>
      <text:p text:style-name="P4">
<text:span text:style-name="T5">
Foto: aa</text:span>
</text:p>
      <text:p text:style-name="P4">
News Source: <text:a xlink:type="simple" xlink:href="https://www.ukrinform.ua/rubric-world/3696723-prezident-brazilii-zaklikav-stvoriti-analog-g20-dla-zaversenna-rosijskoukrainskoi-vijni.html" text:style-name="Internet_20_link" text:visited-style-name="Visited_20_Internet_20_Link">
https://www.ukrinform.ua/rubric-world/3696723-prezident-brazilii-zaklikav-stvoriti-analog-g20-dla-zaversenna-rosijskoukrainskoi-vijni.html</text:a>
</text:p>
      <!--NEWS-->
      <text:h text:style-name="P10" text:outline-level="1">
<text:span text:style-name="T4">
Bulgaria considers the possibility of banning import of Ukrainian grain</text:span>
</text:h>
      <text:p text:style-name="P4">
Authors: Ukrinform (Person)</text:p>
      <text:p text:style-name="P4">
Publisher: Укринформ (Organization)</text:p>
      <text:p text:style-name="P4">
Published Time: 2023-04-16T18:45:54+03:00</text:p>
      <text:p text:style-name="P4">
Modified Time: 2023-04-16T18:45:54+03:00</text:p>
      <text:p text:style-name="P4">
Description: The Minister of Agriculture Yavor Gechev stated that Bulgaria was considering banning the import of Ukrainian grain following the example of Poland and Hungary. - Ukrinform.</text:p>
      <text:p text:style-name="P4">
Images: ["<text:a xlink:type="simple" xlink:href="https://static.ukrinform.com/photos/2022_05/thumb_files/630_360_1651657694-321.jpg" text:style-name="Internet_20_link" text:visited-style-name="Visited_20_Internet_20_Link">
630_360_16516...</text:a>
"]</text:p>
      <text:p text:style-name="P4">
Tags: ['Болгарія', 'Україна', 'Зерно', 'Заборона']</text:p>
      <text:p text:style-name="P4">
Type: Article</text:p>
      <!--METADATA-->
      <text:p text:style-name="P4">
<draw:frame draw:style-name="fr1" draw:name="Image197" text:anchor-type="as-char" svg:width="6.9236in" svg:height="3.956343in" draw:z-index="0">
<draw:image xlink:href="../Images/yкринформ/2023-04-16T18-45-54-03-00/630_360_1651657694-321.jpg" xlink:type="simple" xlink:show="embed" xlink:actuate="onLoad" draw:mime-type="image/jpeg"/>
</draw:frame>
Ministers' Economy Yavor Gechev stated that Bulgaria considers the possibility of imported import of Ukrainian grain, following the example of Poland and Hungary.</text:p>
      <text:p text:style-name="P4">
As Ukrinform reports, it reports <text:a xlink:type="simple" xlink:href="http://bnr.bg/en/post/101810425" text:style-name="Internet_20_link" text:visited-style-name="Visited_20_Internet_20_Link">
</text:a>
.</text:p>
      <text:p text:style-name="P4">
“Interests <text:a xlink:type="simple" xlink:href="https://www.ukrinform.ua/tag-bolgaria" text:style-name="Internet_20_link" text:visited-style-name="Visited_20_Internet_20_Link">
</text:a>
should be protected. Except, now when two countries(Poland and Hungary - Ed.)have already introduced such restrictions if we do not respond, accumulation(Grain - ed.)Bolgaria may become even larger in Bolgar, ”Gechev howled.</text:p>
      <text:p text:style-name="P4">
The minister also added that a few days ago he talked with colleagues from six countries with this.</text:p>
      <text:p text:style-name="P4">
It is noted that Sofia asked Brussels to respond to this issue.</text:p>
      <text:p text:style-name="P4">
According to him, on Tuesday there will be "communication with the president, who is directly involved in this situation."</text:p>
      <text:p text:style-name="P4">
<text:span text:style-name="T4">
 Read also: </text:span>
 <text:a xlink:type="simple" xlink:href="https://www.ukrinform.ua/rubric-economy/3696364-solskij-pro-zupinku-eksportu-do-polsi-spodivaemosa-na-vreguluvanna-pitanna-nastupnogo-tizna.html" text:style-name="Internet_20_link" text:visited-style-name="Visited_20_Internet_20_Link">
<text:span text:style-name="T4">
 Solsky </text:span>
</text:a>
As reported by Ukrinform, the European Commission(EC) <text:a xlink:type="simple" xlink:href="https://www.ukrinform.ua/rubric-economy/3696699-v-evrokomisii-rozkritikuvali-risenna-polsi-ta-ugorsini-sodo-zaboroni-importu-zerna-z-ukraini.html" text:style-name="Internet_20_link" text:visited-style-name="Visited_20_Internet_20_Link">
</text:a>
The unilateral trade decisions of Poland and Hungary, which have known imports of Ukrainian grain and other agricultural products.</text:p>
      <text:p text:style-name="P4">
News Source: <text:a xlink:type="simple" xlink:href="https://www.ukrinform.ua/rubric-economy/3696724-bolgaria-rozgladae-mozlivist-zaboroni-importu-ukrainskogo-zerna.html" text:style-name="Internet_20_link" text:visited-style-name="Visited_20_Internet_20_Link">
https://www.ukrinform.ua/rubric-economy/3696724-bolgaria-rozgladae-mozlivist-zaboroni-importu-ukrainskogo-zerna.html</text:a>
</text:p>
      <!--NEWS-->
      <text:h text:style-name="P10" text:outline-level="1">
<text:span text:style-name="T4">
The "drain" of secret documents did not affect the US cooperation with partners - Blinken</text:span>
</text:h>
      <text:p text:style-name="P4">
Authors: Ukrinform (Person)</text:p>
      <text:p text:style-name="P4">
Publisher: Укринформ (Organization)</text:p>
      <text:p text:style-name="P4">
Published Time: 2023-04-16T19:05:00+03:00</text:p>
      <text:p text:style-name="P4">
Modified Time: 2023-04-16T19:05:00+03:00</text:p>
      <text:p text:style-name="P4">
Description: US Secretary of State Anthony Blinken stated that the "leak" of secret documents containing information about Russia's war in Ukraine and US intelligence operations did not affect cooperation between the United States and their allies. - Ukrinform.</text:p>
      <text:p text:style-name="P4">
Images: ["<text:a xlink:type="simple" xlink:href="https://static.ukrinform.com/photos/2022_10/thumb_files/630_360_1666808912-523.jpg" text:style-name="Internet_20_link" text:visited-style-name="Visited_20_Internet_20_Link">
630_360_16668...</text:a>
"]</text:p>
      <text:p text:style-name="P4">
Tags: ['Пентагон', 'Блінкен', 'Документи']</text:p>
      <text:p text:style-name="P4">
Type: Article</text:p>
      <!--METADATA-->
      <text:p text:style-name="P4">
<draw:frame draw:style-name="fr1" draw:name="Image198" text:anchor-type="as-char" svg:width="6.9236in" svg:height="3.956343in" draw:z-index="0">
<draw:image xlink:href="../Images/yкринформ/2023-04-16T19-05-00-03-00/630_360_1666808912-523.jpg" xlink:type="simple" xlink:show="embed" xlink:actuate="onLoad" draw:mime-type="image/jpeg"/>
</draw:frame>
US Secretary of State Anthony Blinken stated that the "leak" of secret documents that would contain information about Russia's war in Ukraine and US intelligence operations, did not reflect on cooperation between the United States and their allies.</text:p>
      <text:p text:style-name="P4">
As Ukrinform reports, it reports <text:a xlink:type="simple" xlink:href="http://ukrainian.voanews.com/a/7052646.html" text:style-name="Internet_20_link" text:visited-style-name="Visited_20_Internet_20_Link">
</text:a>
.</text:p>
      <text:p text:style-name="P4">
“We cooperate with our allies and partners after Tsivitoks have emerged, and we did it at a high level, and we have clearly stated theownership of the intelligence protection and our obligations on our security relations. At least what I have heard is the grateful of the creeping that we are doing, and it did not affect our cooperation, ”Blinken said during a press conference in Hano, Vietnam, where he is with an official visite.</text:p>
      <text:p text:style-name="P4">
Secretary of State <text:a xlink:type="simple" xlink:href="https://www.ukrinform.ua/tag-ssa" text:style-name="Internet_20_link" text:visited-style-name="Visited_20_Internet_20_Link">
</text:a>
He also noted that the subsequent crime is in custody, and additional measures are taken for further protection.</text:p>
      <text:p text:style-name="P4">
<text:span text:style-name="T4">
 Read also: </text:span>
 <text:a xlink:type="simple" xlink:href="https://www.ukrinform.ua/rubric-world/3696588-rf-moze-vikoristati-zliv-danih-pentagonu-i-vkinuti-u-merezu-fejkovi-dokumenti-danilov.html" text:style-name="Internet_20_link" text:visited-style-name="Visited_20_Internet_20_Link">
<text:span text:style-name="T4">
 Pentagon </text:span>
</text:a>
As reported by Ukrinform, last week, The New York Times wrote that the Pentagon was investigating the leakage of secret documents on the social network, which concerns, in particular, plans for the planned counter -offensive of the Armed Forces.</text:p>
      <text:p text:style-name="P4">
April 13 FBI <text:a xlink:type="simple" xlink:href="https://www.ukrinform.ua/rubric-world/3695633-u-ssa-arestuvali-lidera-catgrupi-v-akij-zavilisa-sekretni-dani-pentagonu.html" text:style-name="Internet_20_link" text:visited-style-name="Visited_20_Internet_20_Link">
</text:a>
Pentagon's secret secret documents. He turned out to be a 21-year-old serviceman of the National Guard of the National Guard in Massachusetts Jack Tusheir.</text:p>
      <text:p text:style-name="P4">
<text:span text:style-name="T5">
Foto: Andrew Harrer/Bloomberg</text:span>
</text:p>
      <text:p text:style-name="P4">
News Source: <text:a xlink:type="simple" xlink:href="https://www.ukrinform.ua/rubric-world/3696726-zliv-sekretnih-dokumentiv-ne-vplinuv-na-spivpracu-ssa-z-partnerami-blinken.html" text:style-name="Internet_20_link" text:visited-style-name="Visited_20_Internet_20_Link">
https://www.ukrinform.ua/rubric-world/3696726-zliv-sekretnih-dokumentiv-ne-vplinuv-na-spivpracu-ssa-z-partnerami-blinken.html</text:a>
</text:p>
      <!--NEWS-->
      <text:h text:style-name="P10" text:outline-level="1">
<text:span text:style-name="T4">
The Armed Forces reflected more than 45 Russian attacks in four directions</text:span>
</text:h>
      <text:p text:style-name="P4">
Authors: Ukrinform (Person)</text:p>
      <text:p text:style-name="P4">
Publisher: Укринформ (Organization)</text:p>
      <text:p text:style-name="P4">
Published Time: 2023-04-16T19:30:00+03:00</text:p>
      <text:p text:style-name="P4">
Modified Time: 2023-04-16T19:30:00+03:00</text:p>
      <text:p text:style-name="P4">
Description: The Defense Forces of Ukraine have repelled more than 45 Russian attacks in Liman, Bakhmut, Avdiiv and Mariinsky directions during the day. - Ukrinform.</text:p>
      <text:p text:style-name="P4">
Images: ["<text:a xlink:type="simple" xlink:href="https://static.ukrinform.com/photos/2017_01/thumb_files/630_360_1484807775-5112.jpg" text:style-name="Internet_20_link" text:visited-style-name="Visited_20_Internet_20_Link">
630_360_14848...</text:a>
"]</text:p>
      <text:p text:style-name="P4">
Tags: ['Генштаб', 'ЗСУ', 'Війна з росією']</text:p>
      <text:p text:style-name="P4">
Type: Article</text:p>
      <!--METADATA-->
      <text:p text:style-name="P4">
<draw:frame draw:style-name="fr1" draw:name="Image199" text:anchor-type="as-char" svg:width="6.9236in" svg:height="3.956343in" draw:z-index="0">
<draw:image xlink:href="../Images/yкринформ/2023-04-16T19-30-00-03-00/630_360_1484807775-5112.jpg" xlink:type="simple" xlink:show="embed" xlink:actuate="onLoad" draw:mime-type="image/jpeg"/>
</draw:frame>
Silabones of Ukraine have repelled more than 45 Russian attacks in Liman, Bakhmut, Avdiiv and Mariinsky directions during the day.</text:p>
      <text:p text:style-name="P4">
According to Ukrinform, the General Staff of the Armed Forces of Ukraine reported Ufeysbook, publishing the operational information as of 18:00 Sunday, April 16.</text:p>
      <text:p text:style-name="P4">
The invaders focus efforts on the offensive actions on the mentioned by the departments, actively using operational-tactical and army <text:a xlink:type="simple" xlink:href="https://www.ukrinform.ua/tag-rosijska-aviacia" text:style-name="Internet_20_link" text:visited-style-name="Visited_20_Internet_20_Link">
</text:a>
. Bakhmut and Marinka are opened at the epicenter of the fighting.</text:p>
      <text:p text:style-name="P4">
"The Russian Federation continues to wage the invading war, completely ignored the humanitarian law, continues to strike in Ukraine with the use of anti -aircraft missiles, carries out shelling of non -military personnel," - said in the General Staff.</text:p>
      <text:p text:style-name="P4">
Ukrainian aviation per day made five strokes in the areas of concentration of the personal staff and the anti-aircraft missile complex of Russian troops.</text:p>
      <text:p text:style-name="P4">
Defense forces destroyed two enemy drones such as "Orlan-10", one intelligence "Eleron" and one Dron Kamikadze "Lancet".</text:p>
      <text:p text:style-name="P4">
Units of Ukrainian missile troops and artillery, for their part, have been management, anti-aircraft missile complex, area of concentration of living force, weapons and military equipment of Russians, as well as hostile composition of fuel and lubricants and two ammunition composition.</text:p>
      <text:p text:style-name="P4">
<text:span text:style-name="T4">
 Read also: </text:span>
 <text:a xlink:type="simple" xlink:href="https://www.ukrinform.ua/rubric-ato/3696654-avianaloti-j-sotni-obstriliv-u-zsu-rozpovili-pro-situaciu-na-kupanskolimanskomu-napramku.html" text:style-name="Internet_20_link" text:visited-style-name="Visited_20_Internet_20_Link">
<text:span text:style-name="T4">
 Armed Forces </text:span>
</text:a>
During the day, the Russian army made 25 strokes from the S-300 anti-aircraft missile complexes. The enemy kissed the peaceful cities of Zaporizhzhya region - Zaomoma Zaporozhye and Komyshuvas, as well as in the Snihurivka of the Nikolaev area.</text:p>
      <text:p text:style-name="P4">
At the positions of the defense forces and the civil infrastructure of the settlements, the ashes made 28 aircraft blows and four shelling of rocket launchers.</text:p>
      <text:p text:style-name="P4">
As a result of hostile attacks, they are killed and injured among civilians, destroyed and damaged multi -storey and private dwellings, civilian establishments, hospitals, churches and other civilian infrastructure.</text:p>
      <text:p text:style-name="P4">
The General Staff emphasizes that the Russian aggressor continues to use the tacticter, the probability of carrying out the enemy of missile and aviation strikes throughout Ukraine remains high.In border areas with Ukraine, the Bryansk, Kursk and Belgorod regions continue to keep certain units.</text:p>
      <text:p text:style-name="P4">
<text:span text:style-name="T4">
 Read also: </text:span>
 <text:a xlink:type="simple" xlink:href="https://www.ukrinform.ua/rubric-ato/3696711-vorog-z-vesni-zminiv-taktiku-obstriliv-ignat.html" text:style-name="Internet_20_link" text:visited-style-name="Visited_20_Internet_20_Link">
</text:a>
From Russian shelling during the day SVESA, Bunyakine, Iskryskivshchyna, Spire, Volfine, Yunakivka and Basivka of Sumy region, as well as veterinary, Neskuchny, Vovchansk, barrel, small lupus and dugouts of the Kharkiv region.</text:p>
      <text:p text:style-name="P4">
In the Kupyansk direction, the Russians were struck by Novomlinsk, two -year, Western and Kindrashivka of Kharkiv region. On the estuary direction, the ashes have unsuccessful offensive actions in the area to the north of the burglars, and near the disputed one.</text:p>
      <text:p text:style-name="P4">
From the artillery the enemy beat on Stelmachivka, Nevsky and Bigorivka of the Lugansk region, as well as in Ivanivka and controversial Donetsk region.</text:p>
      <text:p text:style-name="P4">
In the Bakhmut direction, Russian troops continue to take offensive actions, and the battles of Bakhmut do not stop. In the areas of chrome and Ivanovsky, they had attacks, but did not have success. Vasyukivka, Minskivka, Orikhovo-Vasylivka, Bakhmut, Ivanivske, Novodmitrovka and North Donetsk region were hostile.</text:p>
      <text:p text:style-name="P4">
In the Avdeevsky direction, the Russians conducted offensive actions in the districts, Severny, Water and Pervomaisk Donetsk region, and there were also no proteuspikh. More than 15 inhabited points located near the collision line, including Novokalinovo, Avdiivka, Vodyane, Pervomaisk and Netaylovo, Donetsk region, have been struck by the Russian army.</text:p>
      <text:p text:style-name="P4">
<text:span text:style-name="T4">
 Read also: </text:span>
 <text:a xlink:type="simple" xlink:href="https://www.ukrinform.ua/rubric-ato/3696696-sili-oboroni-znisili-spostereznij-punkt-rosian-na-dniprovskih-ostrovah.html" text:style-name="Internet_20_link" text:visited-style-name="Visited_20_Internet_20_Link">
</text:a>
In the Mariinsky direction, Ukrainian defenders reflected numerous enemy attacks in the Marinka. At the same time, shellings from the Russians were suffered by Krasnogorivka, Marinka, St. George, Maksimilyanivka, Pobeda and Novomikhailivka of Donetsk region.</text:p>
      <text:p text:style-name="P4">
In the mineral direction of the current day, the enemy did not carry out the offensive actions. Instead, the invaders fired at settlements - the blows were bruised, Prychistivka, Veliky Novosilka and Uremivka of Donetsk region.According to the General Staff, Russian troops continue to experience heavy losses. In the temporarily captured territories of Ukraine, all medical facilities are crowded with wounded invaders.</text:p>
      <text:p text:style-name="P4">
In the village of Vysokovo, Zaporizhzhya region, a sports hall of the local school of the Russian was equipped with a military hospital. Medical services are provided there by exceptional servicemen. As of April 15, hundreds of invaders with injuries of varying severity were treated.</text:p>
      <text:p text:style-name="P4">
It is established that the Russians continue to plunder civilians, appropriating their grain crop. In particular, in the temporarily captured city of Berdyanskzapozhzhia region, Russian pseudolas tries to take out the abducted tukukudz, loading it on a barge.</text:p>
      <text:p text:style-name="P4">
<text:span text:style-name="T4">
 Read also: </text:span>
 <text:a xlink:type="simple" xlink:href="https://www.ukrinform.ua/rubric-ato/3696344-zsu-znisili-novitnij-rosijskij-tank-t90-proriv.html" text:style-name="Internet_20_link" text:visited-style-name="Visited_20_Internet_20_Link">
<text:span text:style-name="T4">
 Armed Forces </text:span>
</text:a>
At the same time, the invaders continue the forced certification of the population of temporarily seized territories of Ukraine. In particular, in the village of Tavriya, the Kherson region, the Russians actively carry out a home bypass of locals to check the audience of the Russian passport. Citizens of Ukraine who have not received this document are set to issue it by June 1, otherwise they are threatened to deport with the confiscation of all personal property.</text:p>
      <text:p text:style-name="P4">
As reported <text:a xlink:type="simple" xlink:href="https://www.ukrinform.ua/rubric-ato/3696500-sili-oboroni-znisili-vze-182-070-rosian.html" text:style-name="Internet_20_link" text:visited-style-name="Visited_20_Internet_20_Link">
</text:a>
, in the full -scale large -scale Russian army, the Russian army has lost about 182 thousand 70 representatives of the personal staff and thousands of units of military equipment.</text:p>
      <text:p text:style-name="P4">
News Source: <text:a xlink:type="simple" xlink:href="https://www.ukrinform.ua/rubric-ato/3696733-zsu-vidbili-ponad-45-rosijskih-atak-na-cotiroh-napramkah.html" text:style-name="Internet_20_link" text:visited-style-name="Visited_20_Internet_20_Link">
https://www.ukrinform.ua/rubric-ato/3696733-zsu-vidbili-ponad-45-rosijskih-atak-na-cotiroh-napramkah.html</text:a>
</text:p>
      <!--NEWS-->
      <text:h text:style-name="P10" text:outline-level="1">
<text:span text:style-name="T4">
Krumy will play in the main grid of the ATP 500 in Spain</text:span>
</text:h>
      <text:p text:style-name="P4">
Authors: Ukrinform (Person)</text:p>
      <text:p text:style-name="P4">
Publisher: Укринформ (Organization)</text:p>
      <text:p text:style-name="P4">
Published Time: 2023-04-16T19:33:12+03:00</text:p>
      <text:p text:style-name="P4">
Modified Time: 2023-04-16T19:33:12+03:00</text:p>
      <text:p text:style-name="P4">
Description: The Ukrainian defeated the Frenchman Jar Greenier. - Ukrinform.</text:p>
      <text:p text:style-name="P4">
Images: ["<text:a xlink:type="simple" xlink:href="https://static.ukrinform.com/photos/2023_04/thumb_files/630_360_1681662744-535.jpg" text:style-name="Internet_20_link" text:visited-style-name="Visited_20_Internet_20_Link">
630_360_16816...</text:a>
"]</text:p>
      <text:p text:style-name="P4">
Tags: ['Теніс']</text:p>
      <text:p text:style-name="P4">
Type: Article</text:p>
      <!--METADATA-->
      <text:p text:style-name="P4">
<draw:frame draw:style-name="fr1" draw:name="Image200" text:anchor-type="as-char" svg:width="6.9236in" svg:height="3.956343in" draw:z-index="0">
<draw:image xlink:href="../Images/yкринформ/2023-04-16T19-33-12-03-00/630_360_1681662744-535.jpg" xlink:type="simple" xlink:show="embed" xlink:actuate="onLoad" draw:mime-type="image/jpeg"/>
</draw:frame>
The Ukrainian converted French shrin.</text:p>
      <text:p text:style-name="P4">
Ukrainian tennis player Alexei Krutykh went to the main grid of the ATP 500 Pozpana tournament, Ukrinform reports.</text:p>
      <text:p text:style-name="P4">
In the finale of the qualification, the Ukrainian won the Frenchman Jr. Rainier - 6: 4, 6: 4. The match was one hour and 42 minutes.</text:p>
      <text:p text:style-name="P4">
During the meeting, he was able to decorate two Aisa. Also, the Ukrainian tennis player did not give the opponent of any submission, regaining 2 breaks instead.</text:p>
      <text:p text:style-name="P4">
Cool will play in the main grid at the level of the tour for the second time.</text:p>
      <text:p text:style-name="P4">
<text:span text:style-name="T4">
 Read also: </text:span>
 <text:a xlink:type="simple" xlink:href="https://www.ukrinform.ua/rubric-sports/3696461-ukrainskij-tenisist-vaceslav-belinskij-stav-cempionom-zmagan-itf-m15-u-tureccini.html" text:style-name="Internet_20_link" text:visited-style-name="Visited_20_Internet_20_Link">
<text:span text:style-name="T4">
 tennis </text:span>
</text:a>
As reported by Ukrinform, in February steep the same way made the Dotnovna Round of the Ivan's Atp 250.</text:p>
      <text:p text:style-name="P4">
Photo: btu.org.ua</text:p>
      <text:p text:style-name="P4">
News Source: <text:a xlink:type="simple" xlink:href="https://www.ukrinform.ua/rubric-sports/3696732-krutih-zigrae-v-osnovnij-sitci-turniru-atp-500-v-ispanii.html" text:style-name="Internet_20_link" text:visited-style-name="Visited_20_Internet_20_Link">
https://www.ukrinform.ua/rubric-sports/3696732-krutih-zigrae-v-osnovnij-sitci-turniru-atp-500-v-ispanii.html</text:a>
</text:p>
      <!--NEWS-->
      <text:h text:style-name="P10" text:outline-level="1">
<text:span text:style-name="T4">
Berlusconi was transferred from intensive care after 12 days of treatment</text:span>
</text:h>
      <text:p text:style-name="P4">
Authors: Ukrinform (Person)</text:p>
      <text:p text:style-name="P4">
Publisher: Укринформ (Organization)</text:p>
      <text:p text:style-name="P4">
Published Time: 2023-04-16T19:38:00+03:00</text:p>
      <text:p text:style-name="P4">
Modified Time: 2023-04-16T19:38:00+03:00</text:p>
      <text:p text:style-name="P4">
Description: Italian doctors transferred from the resuscitation to another Chamber of the 86-year-old former Prime Minister Silvio Berlusconi, hospitalized with a pulmonary infection related to leukemia. - Ukrinform.</text:p>
      <text:p text:style-name="P4">
Images: ["<text:a xlink:type="simple" xlink:href="https://static.ukrinform.com/photos/2019_10/thumb_files/630_360_1572005821-673.jpg" text:style-name="Internet_20_link" text:visited-style-name="Visited_20_Internet_20_Link">
630_360_15720...</text:a>
"]</text:p>
      <text:p text:style-name="P4">
Tags: ['Берлусконі', 'Італія', 'Лікарня', 'Реанімація']</text:p>
      <text:p text:style-name="P4">
Type: Article</text:p>
      <!--METADATA-->
      <text:p text:style-name="P4">
<draw:frame draw:style-name="fr1" draw:name="Image201" text:anchor-type="as-char" svg:width="6.9236in" svg:height="3.956343in" draw:z-index="0">
<draw:image xlink:href="../Images/yкринформ/2023-04-16T19-38-00-03-00/630_360_1572005821-673.jpg" xlink:type="simple" xlink:show="embed" xlink:actuate="onLoad" draw:mime-type="image/jpeg"/>
</draw:frame>
Italian doctors transferred from the resuscitation to another chamber of the 86-year-old former Prime Minister Silvio Berlusconi, hospitalized with a pulmonary infection related to leukemia.</text:p>
      <text:p text:style-name="P4">
As Ukrinform reports, it reports <text:a xlink:type="simple" xlink:href="https://www.ansa.it/english/news/2023/04/16/berlusconi-leaves-intensive-care_41dc7981-5814-4d33-8b9f-9e50458520e1.html" text:style-name="Internet_20_link" text:visited-style-name="Visited_20_Internet_20_Link">
</text:a>
.</text:p>
      <text:p text:style-name="P4">
According to doctors, <text:a xlink:type="simple" xlink:href="https://www.ukrinform.ua/tag-berluskoni" text:style-name="Internet_20_link" text:visited-style-name="Visited_20_Internet_20_Link">
</text:a>
They transferred to another Chamber of San Rafaele's medical institution in Milan after 12 days.</text:p>
      <text:p text:style-name="P4">
It is noted that the transfer of the Italian government, which has been planned by the Navigation, was made possible by the "constant improvement" of the state of health.</text:p>
      <text:p text:style-name="P4">
<text:span text:style-name="T4">
 Read also: </text:span>
 <text:a xlink:type="simple" xlink:href="https://www.ukrinform.ua/rubric-polytics/3669365-u-mzs-ukraini-nagadali-ak-berluskoni-ciluvav-ruki-kaddafi.html" text:style-name="Internet_20_link" text:visited-style-name="Visited_20_Internet_20_Link">
<text:span text:style-name="T4">
 Berlusoni </text:span>
</text:a>
As it was reported, on April 5, Berlusconi, who was holding the post-premiere of Italy four times, <text:a xlink:type="simple" xlink:href="https://www.ukrinform.ua/rubric-world/3692020-ekspremer-italii-berluskoni-potrapiv-do-reanimacii.html" text:style-name="Internet_20_link" text:visited-style-name="Visited_20_Internet_20_Link">
</text:a>
Milan Hospital San Rafaele.</text:p>
      <text:p text:style-name="P4">
Subsequently, doctors reported that <text:a xlink:type="simple" xlink:href="https://www.ukrinform.ua/rubric-world/3692379-u-berluskoni-diagnostuvali-lejkemiu.html" text:style-name="Internet_20_link" text:visited-style-name="Visited_20_Internet_20_Link">
</text:a>
And he got into the realmation due to a pulmonary infection.</text:p>
      <text:p text:style-name="P4">
News Source: <text:a xlink:type="simple" xlink:href="https://www.ukrinform.ua/rubric-world/3696735-berluskoni-pereveli-z-reanimacii-pisla-12-dniv-likuvanna.html" text:style-name="Internet_20_link" text:visited-style-name="Visited_20_Internet_20_Link">
https://www.ukrinform.ua/rubric-world/3696735-berluskoni-pereveli-z-reanimacii-pisla-12-dniv-likuvanna.html</text:a>
</text:p>
      <!--NEWS-->
      <text:h text:style-name="P10" text:outline-level="1">
<text:span text:style-name="T4">
Mikhail Romanchuk won the third license for Olympic Games in Paris</text:span>
</text:h>
      <text:p text:style-name="P4">
Authors: Ukrinform (Person)</text:p>
      <text:p text:style-name="P4">
Publisher: Укринформ (Organization)</text:p>
      <text:p text:style-name="P4">
Published Time: 2023-04-16T19:40:03+03:00</text:p>
      <text:p text:style-name="P4">
Modified Time: 2023-04-16T19:40:03+03:00</text:p>
      <text:p text:style-name="P4">
Description: The Ukrainian swimmer took away 800 meters free style. - Ukrinform.</text:p>
      <text:p text:style-name="P4">
Images: ["<text:a xlink:type="simple" xlink:href="https://static.ukrinform.com/photos/2023_04/thumb_files/630_360_1681663065-572.jpg" text:style-name="Internet_20_link" text:visited-style-name="Visited_20_Internet_20_Link">
630_360_16816...</text:a>
"]</text:p>
      <text:p text:style-name="P4">
Tags: ['Романчук', 'плавання']</text:p>
      <text:p text:style-name="P4">
Type: Article</text:p>
      <!--METADATA-->
      <text:p text:style-name="P4">
<draw:frame draw:style-name="fr1" draw:name="Image202" text:anchor-type="as-char" svg:width="6.9236in" svg:height="3.956343in" draw:z-index="0">
<draw:image xlink:href="../Images/yкринформ/2023-04-16T19-40-03-03-00/630_360_1681663065-572.jpg" xlink:type="simple" xlink:show="embed" xlink:actuate="onLoad" draw:mime-type="image/jpeg"/>
</draw:frame>
The Ukrainian swimmer took away 800 meters free style.</text:p>
      <text:p text:style-name="P4">
Ukraine has won the fourth Olympic license for swimming games in Paris, Ukrinform reports.</text:p>
      <text:p text:style-name="P4">
In the final swim by 800 meters Romanchuk had to swim over the time of 7: 51.65 minutes. At this distance, the 26-year-old Ukrainian owns a national record: Romanchuk 2020 overcame it for 7: 25.73 minutes.</text:p>
      <text:p text:style-name="P4">
The Ukrainian swimmer managed to fulfill the standard. At the finish line, Vinny indicated the result - 7: 47.12 min - for 4.53 seconds faster than the necessary result. Although he finished the second: Romanchuk Irishman Dutch Did Danielviffen, who eventually 7: 44.45 min also qualified at the Olympics.</text:p>
      <text:p text:style-name="P4">
This is Romanchuk's third license for games in Paris and the fourth in general for Ukraine: another won 17-year-old Alexander Zheltyakov at a distance of 200 meters on his back.</text:p>
      <text:p text:style-name="P4">
<text:span text:style-name="T4">
 Read also: </text:span>
 <text:a xlink:type="simple" xlink:href="https://www.ukrinform.ua/rubric-sports/3696052-romancuk-viborov-drugu-olimpijsku-licenziu-na-olimpijsku-igri-v-parizi-u-plavanni.html" text:style-name="Internet_20_link" text:visited-style-name="Visited_20_Internet_20_Link">
<text:span text:style-name="T4">
 Romanchuk </text:span>
</text:a>
As reported by Ukrinform, earlier Romanchuk won a license at 400 and 1500 meters freestyle.</text:p>
      <text:p text:style-name="P4">
Photo: Getty Image</text:p>
      <text:p text:style-name="P4">
News Source: <text:a xlink:type="simple" xlink:href="https://www.ukrinform.ua/rubric-sports/3696736-mihajlo-romancuk-zdobuv-tretu-licenziu-na-olimpijski-igri-u-parizi.html" text:style-name="Internet_20_link" text:visited-style-name="Visited_20_Internet_20_Link">
https://www.ukrinform.ua/rubric-sports/3696736-mihajlo-romancuk-zdobuv-tretu-licenziu-na-olimpijski-igri-u-parizi.html</text:a>
</text:p>
      <!--NEWS-->
      <text:h text:style-name="P10" text:outline-level="1">
<text:span text:style-name="T4">
From under the rubble to Slavyansk got 15 people, rescue work completed</text:span>
</text:h>
      <text:p text:style-name="P4">
Authors: Ukrinform (Person)</text:p>
      <text:p text:style-name="P4">
Publisher: Укринформ (Organization)</text:p>
      <text:p text:style-name="P4">
Published Time: 2023-04-16T19:43:00+03:00</text:p>
      <text:p text:style-name="P4">
Modified Time: 2023-04-16T19:43:00+03:00</text:p>
      <text:p text:style-name="P4">
Description: Rescue work on a five -storey building in the Slavyansk Donetsk region destroyed as a result of Russian rocket firing. 15 people got out of the rubble. - Ukrinform.</text:p>
      <text:p text:style-name="P4">
Images: ["<text:a xlink:type="simple" xlink:href="https://static.ukrinform.com/photos/2023_04/thumb_files/630_360_1681663427-207.jpg" text:style-name="Internet_20_link" text:visited-style-name="Visited_20_Internet_20_Link">
630_360_16816...</text:a>
"]</text:p>
      <text:p text:style-name="P4">
Tags: ['Обстріл', 'Загибель', "Слов'янськ", 'Війна з росією']</text:p>
      <text:p text:style-name="P4">
Type: Article</text:p>
      <!--METADATA-->
      <text:p text:style-name="P4">
<draw:frame draw:style-name="fr1" draw:name="Image203" text:anchor-type="as-char" svg:width="6.9236in" svg:height="3.956343in" draw:z-index="0">
<draw:image xlink:href="../Images/yкринформ/2023-04-16T19-43-00-03-00/630_360_1681663427-207.jpg" xlink:type="simple" xlink:show="embed" xlink:actuate="onLoad" draw:mime-type="image/jpeg"/>
</draw:frame>
The rescue work on the five -storey buildings of the Slavic Donetsk region destroyed as a result of Russian rocket firing. 15 people got out of the rubble.</text:p>
      <text:p text:style-name="P4">
According to Ukrinform, Pavel Kirilenko, the head of the Donetsk Regional Military Administration, reports in <text:a xlink:type="simple" xlink:href="https://t.me/pavlokyrylenko_donoda/7579" text:style-name="Internet_20_link" text:visited-style-name="Visited_20_Internet_20_Link">
</text:a>
.</text:p>
      <text:p text:style-name="P4">
“Rescue work on a five -storey building in Slavyansk is completed. According to the refined, 15 people were obtained from the rubble: five(including 14-year-old)managed to save, 10(Among them a two -year -old boy)They died, ”the message is in the message.</text:p>
      <text:p text:style-name="P4">
He recalled that on April 14, the Russians struck a massive rocket stroke of the Vasloviansk. Eight missiles from S-300 SPRs were released around the city.</text:p>
      <text:p text:style-name="P4">
The victims of this attack were 39 people: 15 of them were killed, 24 were <text:a xlink:type="simple" xlink:href="https://www.ukrinform.ua/tag-poraneni" text:style-name="Internet_20_link" text:visited-style-name="Visited_20_Internet_20_Link">
</text:a>
.</text:p>
      <text:p text:style-name="P4">
"The largest destruction of the Rashists caused five -storey buildings in the Park -Rescue work on the analysis of rubble and the search for people there continued several days," Kirilenko said.</text:p>
      <text:p text:style-name="P4">
<text:span text:style-name="T4">
 Read also: </text:span>
 <text:a xlink:type="simple" xlink:href="https://www.ukrinform.ua/rubric-ato/3696654-avianaloti-j-sotni-obstriliv-u-zsu-rozpovili-pro-situaciu-na-kupanskolimanskomu-napramku.html" text:style-name="Internet_20_link" text:visited-style-name="Visited_20_Internet_20_Link">
<text:span text:style-name="T4">
 firing </text:span>
</text:a>
As reported by Ukrinform, on April 14 at about 4pm <text:a xlink:type="simple" xlink:href="https://www.ukrinform.ua/rubric-ato/3695978-vorog-vluciv-u-tri-patipoverhivki-slovanska-vidomo-zagiblogo-i-sistoh-poranenih.html" text:style-name="Internet_20_link" text:visited-style-name="Visited_20_Internet_20_Link">
</text:a>
by focusing them on several residential quarters.</text:p>
      <text:p text:style-name="P4">
News Source: <text:a xlink:type="simple" xlink:href="https://www.ukrinform.ua/rubric-regions/3696738-zpid-zavaliv-u-slovansku-distali-15-ludej-ratuvalni-roboti-zaverseni.html" text:style-name="Internet_20_link" text:visited-style-name="Visited_20_Internet_20_Link">
https://www.ukrinform.ua/rubric-regions/3696738-zpid-zavaliv-u-slovansku-distali-15-ludej-ratuvalni-roboti-zaverseni.html</text:a>
</text:p>
      <!--NEWS-->
      <text:h text:style-name="P10" text:outline-level="1">
<text:span text:style-name="T4">
Rescuers showed the situation with water lifting in Kyiv region</text:span>
</text:h>
      <text:p text:style-name="P4">
Authors: Ukrinform (Person)</text:p>
      <text:p text:style-name="P4">
Publisher: Укринформ (Organization)</text:p>
      <text:p text:style-name="P4">
Published Time: 2023-04-16T19:56:00+03:00</text:p>
      <text:p text:style-name="P4">
Modified Time: 2023-04-16T19:56:00+03:00</text:p>
      <text:p text:style-name="P4">
Description: The State Service of Ukraine for Emergency Situations controls the situation with water lifting in the Kiev region. - Ukrinform.</text:p>
      <text:p text:style-name="P4">
Images: ["<text:a xlink:type="simple" xlink:href="https://static.ukrinform.com/photos/2023_04/thumb_files/630_360_1681664113-320.jpg" text:style-name="Internet_20_link" text:visited-style-name="Visited_20_Internet_20_Link">
630_360_16816...</text:a>
"]</text:p>
      <text:p text:style-name="P4">
Tags: ['ДСНС', 'Повінь', 'Вода', 'Рятувальники']</text:p>
      <text:p text:style-name="P4">
Type: Article</text:p>
      <!--METADATA-->
      <text:p text:style-name="P4">
<draw:frame draw:style-name="fr1" draw:name="Image204" text:anchor-type="as-char" svg:width="6.9236in" svg:height="3.956343in" draw:z-index="0">
<draw:image xlink:href="../Images/yкринформ/2023-04-16T19-56-00-03-00/630_360_1681664113-320.jpg" xlink:type="simple" xlink:show="embed" xlink:actuate="onLoad" draw:mime-type="image/jpeg"/>
</draw:frame>
The State Center of Ukraine for Emergency Situations controls the situation with the rise of water in the UKIV REGION.</text:p>
      <text:p text:style-name="P4">
According to Ukrinform, the SES press service in [] reports(https://t.me/dsns_telegram/15936).</text:p>
      <text:p text:style-name="P4">
It is noted that as of 15:00 in the territory of the Kyiv region, monitoring of raising the level is constantly being constantly established <text:a xlink:type="simple" xlink:href="https://www.ukrinform.ua/tag-voda" text:style-name="Internet_20_link" text:visited-style-name="Visited_20_Internet_20_Link">
</text:a>
.</text:p>
      <text:p text:style-name="P4">
Фахівці ДСНС здійснили обліт території Броварського району, де поблизу селаПогреби вода заблокувала деякі дороги та під’їзди до житлових будинків. Намісці чергують рятувальники, які доставляють до суходолу місцевих жителів тавідкачують воду в житлових будинках.</text:p>
      <text:p text:style-name="P4">
Як повідомляв Укрінформ, в Україні спостерігається сезонне підняття рівня водив межах річок Дніпро, Десна, Сейм, Прип’ять, Горинь та Західний Буг натериторіях Волинської, Дніпропетровської, Житомирської, Київської,Рівненської, Полтавської, Черкаської та Чернігівської областей.</text:p>
      <text:p text:style-name="P4">
<text:span text:style-name="T4">
Читайте також:</text:span>
 <text:a xlink:type="simple" xlink:href="https://www.ukrinform.ua/rubric-regions/3696025-velika-voda-u-dvoh-oblastah-rozmilo-dorogi-do-30-naselenih-punktiv.html" text:style-name="Internet_20_link" text:visited-style-name="Visited_20_Internet_20_Link">
 </text:a>
According to the SES, as of 9 am on April 16, 2023, 916 two -born farms remain flooded(Cities, yards)and 225 houses, 187 of them.</text:p>
      <text:p text:style-name="P4">
<text:span text:style-name="T5">
Foto: SNNS</text:span>
</text:p>
      <text:p text:style-name="P4">
News Source: <text:a xlink:type="simple" xlink:href="https://www.ukrinform.ua/rubric-regions/3696740-ratuvalniki-pokazali-situaciu-z-pidjomom-vodi-na-kiivsini.html" text:style-name="Internet_20_link" text:visited-style-name="Visited_20_Internet_20_Link">
https://www.ukrinform.ua/rubric-regions/3696740-ratuvalniki-pokazali-situaciu-z-pidjomom-vodi-na-kiivsini.html</text:a>
</text:p>
      <!--NEWS-->
      <text:h text:style-name="P10" text:outline-level="1">
<text:span text:style-name="T4">
The Ministry of Foreign Affairs of Ukraine will visit Iraq tomorrow</text:span>
</text:h>
      <text:p text:style-name="P4">
Authors: Ukrinform (Person)</text:p>
      <text:p text:style-name="P4">
Publisher: Укринформ (Organization)</text:p>
      <text:p text:style-name="P4">
Published Time: 2023-04-16T20:08:33+03:00</text:p>
      <text:p text:style-name="P4">
Modified Time: 2023-04-16T20:08:33+03:00</text:p>
      <text:p text:style-name="P4">
Description: Foreign Minister of Ukraine Dmytro Kuleba on Monday, April 17, will visit Iraq. - Ukrinform.</text:p>
      <text:p text:style-name="P4">
Images: ["<text:a xlink:type="simple" xlink:href="https://static.ukrinform.com/photos/2023_02/thumb_files/630_360_1677425770-936.jpg" text:style-name="Internet_20_link" text:visited-style-name="Visited_20_Internet_20_Link">
630_360_16774...</text:a>
"]</text:p>
      <text:p text:style-name="P4">
Tags: ['Ірак', 'Кулеба', 'Візит']</text:p>
      <text:p text:style-name="P4">
Type: Article</text:p>
      <!--METADATA-->
      <text:p text:style-name="P4">
<draw:frame draw:style-name="fr1" draw:name="Image205" text:anchor-type="as-char" svg:width="6.9236in" svg:height="3.956343in" draw:z-index="0">
<draw:image xlink:href="../Images/yкринформ/2023-04-16T20-08-33-03-00/630_360_1677425770-936.jpg" xlink:type="simple" xlink:show="embed" xlink:actuate="onLoad" draw:mime-type="image/jpeg"/>
</draw:frame>
Ukraine Minister of Ukraine Dmytro Kuleba on Monday, April 17, to implement Iraq.</text:p>
      <text:p text:style-name="P4">
According to Ukrinform, Olegnikolenko, a spokesman for the Ministry of Foreign Affairs, reported in <text:a xlink:type="simple" xlink:href="http://www.facebook.com/oleg.nikolenko.50/posts/pfbid02HANjNfbuWTGZHwwo1XTEy2nvThP1EvCXHMnyiV7cY8W9wu6atDLBvbaTMVnYp3S6l" text:style-name="Internet_20_link" text:visited-style-name="Visited_20_Internet_20_Link">
</text:a>
.</text:p>
      <text:p text:style-name="P4">
"Поїздка глави МЗС України на Близький Схід продовжує стратегію відкриттянових горизонтів у світі та створення нових можливостей для українськоїдержави, бізнесу та громадян", — зазначив він.</text:p>
      <text:p text:style-name="P4">
Планується, що в Багдаді <text:a xlink:type="simple" xlink:href="https://www.ukrinform.ua/tag-kuleba" text:style-name="Internet_20_link" text:visited-style-name="Visited_20_Internet_20_Link">
 </text:a>
Conducting intervals with Prime Minister Muhammad As-Sudani and Viceremier-Minister-Iraq Foreign Minister Fuad Hussein.</text:p>
      <text:p text:style-name="P4">
The parties will discuss the development of political dialogue, an increase in the volume of trade in Izhawya in international organizations.</text:p>
      <text:p text:style-name="P4">
<text:span text:style-name="T4">
 Read also: </text:span>
 <text:a xlink:type="simple" xlink:href="https://www.ukrinform.ua/rubric-polytics/3687288-druge-afrikanske-turne-kulebi-zaplanovane-na-lito-mzs.html" text:style-name="Internet_20_link" text:visited-style-name="Visited_20_Internet_20_Link">
<text:span text:style-name="T4">
 Second </text:span>
 <text:span text:style-name="T4">
 </text:span>
 African <text:span text:style-name="T4">
 </text:span>
 tour <text:span text:style-name="T4">
 </text:span>
 <text:span text:style-name="T4">
 Cooles </text:span>
<text:span text:style-name="T4">
 Planned </text:span>
 <text:span text:style-name="T4">
 Summer </text:span>
 <text:span text:style-name="T4">
 </text:span>
 MFA **</text:a>
As reported by Ukrinform, at the beginning of the week, President Vladimir Zelensky has burned with Prime Minister of Iraq <text:a xlink:type="simple" xlink:href="https://www.ukrinform.ua/rubric-polytics/3694007-ukraina-gotova-do-novoi-storinki-zelenskij-pogovoriv-z-premerom-iraku.html" text:style-name="Internet_20_link" text:visited-style-name="Visited_20_Internet_20_Link">
</text:a>
And the Ukrainian formula of peace.</text:p>
      <text:p text:style-name="P4">
News Source: <text:a xlink:type="simple" xlink:href="https://www.ukrinform.ua/rubric-polytics/3696742-glava-mzs-ukraini-zavtra-vidvidae-irak.html" text:style-name="Internet_20_link" text:visited-style-name="Visited_20_Internet_20_Link">
https://www.ukrinform.ua/rubric-polytics/3696742-glava-mzs-ukraini-zavtra-vidvidae-irak.html</text:a>
</text:p>
      <!--NEWS-->
      <text:h text:style-name="P10" text:outline-level="1">
<text:span text:style-name="T4">
Solsky discussed with Hungarian colleague exports of Ukrainian agricultural products</text:span>
</text:h>
      <text:p text:style-name="P4">
Authors: Ukrinform (Person)</text:p>
      <text:p text:style-name="P4">
Publisher: Укринформ (Organization)</text:p>
      <text:p text:style-name="P4">
Published Time: 2023-04-16T20:19:09+03:00</text:p>
      <text:p text:style-name="P4">
Modified Time: 2023-04-16T20:19:09+03:00</text:p>
      <text:p text:style-name="P4">
Description: The Minister of Agrarian Policy and Food of Ukraine Mykola Solsky discussed with the Minister of Agriculture of Hungary Istwan Nadem the situation with the export of Ukrainian agricultural products to Hungary. - Ukrinform.</text:p>
      <text:p text:style-name="P4">
Images: ["<text:a xlink:type="simple" xlink:href="https://static.ukrinform.com/photos/2023_04/thumb_files/630_360_1681564397-147.jpg" text:style-name="Internet_20_link" text:visited-style-name="Visited_20_Internet_20_Link">
630_360_16815...</text:a>
"]</text:p>
      <text:p text:style-name="P4">
Tags: ['Експорт', 'Мінагро', 'Угорщина', 'Україна']</text:p>
      <text:p text:style-name="P4">
Type: Article</text:p>
      <!--METADATA-->
      <text:p text:style-name="P4">
<draw:frame draw:style-name="fr1" draw:name="Image206" text:anchor-type="as-char" svg:width="6.9236in" svg:height="3.956343in" draw:z-index="0">
<draw:image xlink:href="../Images/yкринформ/2023-04-16T20-19-09-03-00/630_360_1681564397-147.jpg" xlink:type="simple" xlink:show="embed" xlink:actuate="onLoad" draw:mime-type="image/jpeg"/>
</draw:frame>
Mykola Solsky's Minister of Grand Management Policy and Food of Ukraine discussed the situation of Hungary's agriculture with Istwan Nadom Situar of exporting Ukrainian agricultural products to Hungary.</text:p>
      <text:p text:style-name="P4">
According to Ukrinform, the press service of the Ministry of Agrarian Policy in [] reports(http://www.facebook.com/mapfu2021/posts/pfbid0fUQZhJMdC9aDuw2gJrmX2sq6EuYLC9iq92BJ39yPcMSf1B2ZeBVd99MbQ8qt7hUVl)It is noted that Solsky emphasized the need to continue the negotiations to reach agreements on the export of Ukrainian agricultural products and the unacceptability of unilateral decisions.</text:p>
      <text:p text:style-name="P4">
For his part, the Minister of Agriculture <text:a xlink:type="simple" xlink:href="https://www.ukrinform.ua/tag-ugorsina" text:style-name="Internet_20_link" text:visited-style-name="Visited_20_Internet_20_Link">
</text:a>
He assured that the transit for Ukrainian agro -products will continue.</text:p>
      <text:p text:style-name="P4">
The parties agreed to consult and meet in the near future.</text:p>
      <text:p text:style-name="P4">
<text:span text:style-name="T4">
 Read also: </text:span>
 <text:a xlink:type="simple" xlink:href="https://www.ukrinform.ua/rubric-economy/3696724-bolgaria-rozgladae-mozlivist-zaboroni-importu-ukrainskogo-zerna.html" text:style-name="Internet_20_link" text:visited-style-name="Visited_20_Internet_20_Link">
<text:span text:style-name="T4">
 Bulgaria </text:span>
</text:a>
As reported by Ukrinform, the European Commission(EC) <text:a xlink:type="simple" xlink:href="https://www.ukrinform.ua/rubric-economy/3696699-v-evrokomisii-rozkritikuvali-risenna-polsi-ta-ugorsini-sodo-zaboroni-importu-zerna-z-ukraini.html" text:style-name="Internet_20_link" text:visited-style-name="Visited_20_Internet_20_Link">
</text:a>
The unilateral trade decisions of Poland and Hungary, which have known imports of Ukrainian grain and other agricultural products.</text:p>
      <text:p text:style-name="P4">
On April 15, 2023, Hungary and Poland introduced a temporary ban on importer and oil crops from Ukraine until June 30, 2023.</text:p>
      <text:p text:style-name="P4">
News Source: <text:a xlink:type="simple" xlink:href="https://www.ukrinform.ua/rubric-economy/3696744-solskij-obgovoriv-z-ugorskim-kolegou-eksport-ukrainskoi-agroprodukcii.html" text:style-name="Internet_20_link" text:visited-style-name="Visited_20_Internet_20_Link">
https://www.ukrinform.ua/rubric-economy/3696744-solskij-obgovoriv-z-ugorskim-kolegou-eksport-ukrainskoi-agroprodukcii.html</text:a>
</text:p>
      <!--NEWS-->
      <text:h text:style-name="P10" text:outline-level="1">
<text:span text:style-name="T4">
Svetlana Samulyak won three "silver" on a weightlifting athletics</text:span>
</text:h>
      <text:p text:style-name="P4">
Authors: Ukrinform (Person)</text:p>
      <text:p text:style-name="P4">
Publisher: Укринформ (Organization)</text:p>
      <text:p text:style-name="P4">
Published Time: 2023-04-16T20:22:54+03:00</text:p>
      <text:p text:style-name="P4">
Modified Time: 2023-04-16T20:22:54+03:00</text:p>
      <text:p text:style-name="P4">
Description: The Ukrainian gave way to two kilograms. - Ukrinform.</text:p>
      <text:p text:style-name="P4">
Images: ["<text:a xlink:type="simple" xlink:href="https://static.ukrinform.com/photos/2023_04/thumb_files/630_360_1681665661-121.jpg" text:style-name="Internet_20_link" text:visited-style-name="Visited_20_Internet_20_Link">
630_360_16816...</text:a>
"]</text:p>
      <text:p text:style-name="P4">
Tags: ['Важка атлетика']</text:p>
      <text:p text:style-name="P4">
Type: Article</text:p>
      <!--METADATA-->
      <text:p text:style-name="P4">
<draw:frame draw:style-name="fr1" draw:name="Image207" text:anchor-type="as-char" svg:width="6.9236in" svg:height="3.956343in" draw:z-index="0">
<draw:image xlink:href="../Images/yкринформ/2023-04-16T20-22-54-03-00/630_360_1681665661-121.jpg" xlink:type="simple" xlink:show="embed" xlink:actuate="onLoad" draw:mime-type="image/jpeg"/>
</draw:frame>
The Ukrainian join champion of two kilograms.</text:p>
      <text:p text:style-name="P4">
In the capital of Armenia, Yerevani continues the European Athletics Championship, <text:a xlink:type="simple" xlink:href="http://uwf.net.ua/news/all/3377/chemponat-vropi-z-vazhko-atletiki-rozklad-ta-rezuljtati" text:style-name="Internet_20_link" text:visited-style-name="Visited_20_Internet_20_Link">
</text:a>
The press service of the Federation of weightlifting of Ukraine, reports Ukrinform.</text:p>
      <text:p text:style-name="P4">
On the second day of the competition, three medals of the national team of Ukraine brought a speech of 19-year-old Svetlana Samuliak in the category up to 55 kilograms.</text:p>
      <text:p text:style-name="P4">
In the jerk, the weightlifter raised 90 kilograms on the first attempt. This result only in the third approach was improved by Romanian Andrea, which with the result of 91 kgobied Samulyak in the first form. The silver reward in the jerk was for Ukrainian -led at the level of the euro.</text:p>
      <text:p text:style-name="P4">
In the impulse, Svetlana Samuliak raised 109 kilograms in the second attempt, the player one kilogram of the same one who took 110 kg in the third attempt. According to Summodvoh species, the result of the Ukrainian athlete allowed her to take the second place of the two -way and gain three medals in total.</text:p>
      <text:p text:style-name="P4">
<text:span text:style-name="T4">
 Read also: </text:span>
 <text:a xlink:type="simple" xlink:href="https://www.ukrinform.ua/rubric-sports/3696609-ukrainka-lomacinska-zdobula-dvi-bronzovi-medali-na-ce-z-vazkoi-atletiki.html" text:style-name="Internet_20_link" text:visited-style-name="Visited_20_Internet_20_Link">
<text:span text:style-name="T4">
 athletics </text:span>
</text:a>
As reported by Ukrinform, Angelina Lomachinskaya became the owner of two Bronze Nagorod on a weightlifting, in the weight category up to 49 kg, the Ukrainian woman rose to the pedestal of honor in the jerk and in the amount of double.</text:p>
      <text:p text:style-name="P4">
Photo: uwf.net.ua</text:p>
      <text:p text:style-name="P4">
News Source: <text:a xlink:type="simple" xlink:href="https://www.ukrinform.ua/rubric-sports/3696745-svitlana-samulak-zdobula-tri-sribla-na-ce-z-vazkoi-atletiki.html" text:style-name="Internet_20_link" text:visited-style-name="Visited_20_Internet_20_Link">
https://www.ukrinform.ua/rubric-sports/3696745-svitlana-samulak-zdobula-tri-sribla-na-ce-z-vazkoi-atletiki.html</text:a>
</text:p>
      <!--NEWS-->
      <text:h text:style-name="P10" text:outline-level="1">
<text:span text:style-name="T4">
The US is discussing the mechanisms for the transfer of frozen assets of the Russian Federation for reconstruction of Ukraine</text:span>
</text:h>
      <text:p text:style-name="P4">
Authors: Ukrinform (Person)</text:p>
      <text:p text:style-name="P4">
Publisher: Укринформ (Organization)</text:p>
      <text:p text:style-name="P4">
Published Time: 2023-04-16T20:39:52+03:00</text:p>
      <text:p text:style-name="P4">
Modified Time: 2023-04-16T20:39:52+03:00</text:p>
      <text:p text:style-name="P4">
Description: The Russian Federation should compensate Ukraine for losses caused by a full -scale invasion. - Ukrinform.</text:p>
      <text:p text:style-name="P4">
Images: ["<text:a xlink:type="simple" xlink:href="https://static.ukrinform.com/photos/2023_02/thumb_files/630_360_1677502946-733.jpg" text:style-name="Internet_20_link" text:visited-style-name="Visited_20_Internet_20_Link">
630_360_16775...</text:a>
"]</text:p>
      <text:p text:style-name="P4">
Tags: ['Мінфін', 'США', 'Україна', 'росія', 'Відбудова']</text:p>
      <text:p text:style-name="P4">
Type: Article</text:p>
      <!--METADATA-->
      <text:p text:style-name="P4">
<draw:frame draw:style-name="fr1" draw:name="Image208" text:anchor-type="as-char" svg:width="6.9236in" svg:height="3.956343in" draw:z-index="0">
<draw:image xlink:href="../Images/yкринформ/2023-04-16T20-39-52-03-00/630_360_1677502946-733.jpg" xlink:type="simple" xlink:show="embed" xlink:actuate="onLoad" draw:mime-type="image/jpeg"/>
</draw:frame>
Russian federation should compensate Ukraine for losses caused by a full -scale invasion.</text:p>
      <text:p text:style-name="P4">
According to Ukrinform, about it in an interview <text:a xlink:type="simple" xlink:href="http://www.youtube.com/watch" text:style-name="Internet_20_link" text:visited-style-name="Visited_20_Internet_20_Link">
</text:a>
The Fareed Zakarias was assigned by US Finance Minister Janet Ellen.</text:p>
      <text:p text:style-name="P4">
“I believe that Russia should pay for the damage that Ukraine has caused. Worldwide expects that <text:a xlink:type="simple" xlink:href="https://www.ukrinform.ua/tag-rosia" text:style-name="Internet_20_link" text:visited-style-name="Visited_20_Internet_20_Link">
</text:a>
will carry this responsibility. This is a matter that we discuss with our partners, but Juridovic restrictions are what we can do with frozen Russian assets. We discuss with partners that we can do with it in the future. But this is what should happen, Russia must pay for the caused(Ukraine - ed.)losses, ”she answered whether Russia should pay the head of Ukraine with its frozen assets of the Central Bank in the West.</text:p>
      <text:p text:style-name="P4">
Ellen also noted that the imposition of sanctions against Moscow has already achieved the goals of the profit and equipment to continue the war.</text:p>
      <text:p text:style-name="P4">
"Mark prices" for Russian oil, which we have introduced have already reduced the profit of Putin by about 40% in the last year. He expected a budget surplus, Alena has a major shortage. As for the equipment, there is success here to deprive Russia of equipment. It happened thanks to export controls not only the US but also other partners, ”she added.</text:p>
      <text:p text:style-name="P4">
<text:span text:style-name="T4">
 Read also: </text:span>
 <text:a xlink:type="simple" xlink:href="https://www.ukrinform.ua/rubric-economy/3696112-smigal-dla-vidbudovi-ukraini-mozna-zaluciti-do-500-milardiv-zamorozenih-aktiviv-rf.html" text:style-name="Internet_20_link" text:visited-style-name="Visited_20_Internet_20_Link">
<text:span text:style-name="T4">
 frozen </text:span>
</text:a>
According to Ukrinform, US Finance Minister Janet Ellen <text:a xlink:type="simple" xlink:href="https://www.ukrinform.ua/rubric-economy/3695648-ssa-pidtrimuut-pragnenna-ukraini-do-reform-i-vikonanna-programi-mvf-ministerka-finansiv.html" text:style-name="Internet_20_link" text:visited-style-name="Visited_20_Internet_20_Link">
</text:a>
прагненням українського уряду реалізовувати реформи та досягати показників,зазначених у недавно прийнятій програмі МВФ для України, щоб повернутися доздорового економічного зростання.</text:p>
      <text:p text:style-name="P4">
News Source: <text:a xlink:type="simple" xlink:href="https://www.ukrinform.ua/rubric-vidbudova/3696749-ssa-obgovoruut-mehanizmi-peredaci-zamorozenih-aktiviv-rf-dla-vidbudovi-ukraini.html" text:style-name="Internet_20_link" text:visited-style-name="Visited_20_Internet_20_Link">
https://www.ukrinform.ua/rubric-vidbudova/3696749-ssa-obgovoruut-mehanizmi-peredaci-zamorozenih-aktiviv-rf-dla-vidbudovi-ukraini.html</text:a>
</text:p>
      <!--NEWS-->
      <text:h text:style-name="P10" text:outline-level="1">
<text:span text:style-name="T4">
МКІП привітало артистів цирку з професійним святом</text:span>
</text:h>
      <text:p text:style-name="P4">
Authors: Ukrinform (Person)</text:p>
      <text:p text:style-name="P4">
Publisher: Укринформ (Organization)</text:p>
      <text:p text:style-name="P4">
Published Time: 2023-04-16T20:45:00+03:00</text:p>
      <text:p text:style-name="P4">
Modified Time: 2023-04-16T20:45:00+03:00</text:p>
      <text:p text:style-name="P4">
Description: The Ministry of Culture and Information Policy of Ukraine congratulated circus art figures on the International Circus Day. - Ukrinform.</text:p>
      <text:p text:style-name="P4">
Images: ["<text:a xlink:type="simple" xlink:href="https://static.ukrinform.com/photos/2023_02/thumb_files/630_360_1675767487-857.jpg" text:style-name="Internet_20_link" text:visited-style-name="Visited_20_Internet_20_Link">
630_360_16757...</text:a>
"]</text:p>
      <text:p text:style-name="P4">
Tags: ['Свято', 'Цирк', 'МКІП ']</text:p>
      <text:p text:style-name="P4">
Type: Article</text:p>
      <!--METADATA-->
      <text:p text:style-name="P4">
<draw:frame draw:style-name="fr1" draw:name="Image209" text:anchor-type="as-char" svg:width="6.9236in" svg:height="3.956343in" draw:z-index="0">
<draw:image xlink:href="../Images/yкринформ/2023-04-16T20-45-00-03-00/630_360_1675767487-857.jpg" xlink:type="simple" xlink:show="embed" xlink:actuate="onLoad" draw:mime-type="image/jpeg"/>
</draw:frame>
The Ministry of Culture and Information Policy of Ukraine congratulated the figures on the International Circus Day.</text:p>
      <text:p text:style-name="P4">
According to Ukrinform, the MKIP press service wrote in <text:a xlink:type="simple" xlink:href="https://t.me/mkipu/5610" text:style-name="Internet_20_link" text:visited-style-name="Visited_20_Internet_20_Link">
</text:a>
.</text:p>
      <text:p text:style-name="P4">
"On the occasion of International Circus Day, we congratulate all creators <text:a xlink:type="simple" xlink:href="https://www.ukrinform.ua/tag-mistectvo" text:style-name="Internet_20_link" text:visited-style-name="Visited_20_Internet_20_Link">
</text:a>
that is able to fascinate and make it forget about everyday life with its magical atmosphere. We wish the artists successful performances, recognition of viewers and generous gifts of smiles that will fill our hearts with joy, "the ministry said.</text:p>
      <text:p text:style-name="P4">
The MCIP expressed gratitude to anyone who supports circus art, despite its difficult times contributes to its development and enables dreams.</text:p>
      <text:p text:style-name="P4">
<text:span text:style-name="T4">
 Read also: </text:span>
 <text:a xlink:type="simple" xlink:href="https://www.ukrinform.ua/rubric-culture/3666813-nacionalnij-cirk-zapustiv-nove-dzazove-sou.html" text:style-name="Internet_20_link" text:visited-style-name="Visited_20_Internet_20_Link">
<text:span text:style-name="T4">
 Circus </text:span>
</text:a>
As reported, the International Circus Day is celebrated annually the third Saturday. The event was launched by the World Circus Federation in 2008.</text:p>
      <text:p text:style-name="P4">
News Source: <text:a xlink:type="simple" xlink:href="https://www.ukrinform.ua/rubric-culture/3696751-mkip-privitalo-artistiv-cirku-z-profesijnim-svatom.html" text:style-name="Internet_20_link" text:visited-style-name="Visited_20_Internet_20_Link">
https://www.ukrinform.ua/rubric-culture/3696751-mkip-privitalo-artistiv-cirku-z-profesijnim-svatom.html</text:a>
</text:p>
      <!--NEWS-->
      <text:h text:style-name="P10" text:outline-level="1">
<text:span text:style-name="T4">
The Russians fired twice a day</text:span>
</text:h>
      <text:p text:style-name="P4">
Authors: Ukrinform (Person)</text:p>
      <text:p text:style-name="P4">
Publisher: Укринформ (Organization)</text:p>
      <text:p text:style-name="P4">
Published Time: 2023-04-16T20:47:00+03:00</text:p>
      <text:p text:style-name="P4">
Modified Time: 2023-04-16T20:47:00+03:00</text:p>
      <text:p text:style-name="P4">
Description: Russian troops fired at the Nikopol district of Dnipropetrovsk region twice a day. Two people were injured.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Дніпропетровщина', 'Нікополь', 'Обстріл', 'Війна з росією']</text:p>
      <text:p text:style-name="P4">
Type: Article</text:p>
      <!--METADATA-->
      <text:p text:style-name="P4">
<draw:frame draw:style-name="fr1" draw:name="Image210" text:anchor-type="as-char" svg:width="6.9236in" svg:height="3.956343in" draw:z-index="0">
<draw:image xlink:href="../Images/yкринформ/2023-04-16T20-47-00-03-00/630_360_1669987737-966.jpg" xlink:type="simple" xlink:show="embed" xlink:actuate="onLoad" draw:mime-type="image/jpeg"/>
</draw:frame>
Ruskivska twice a day fired at the Nikopol district of Dnipropetrovsk. Two people were injured.</text:p>
      <text:p text:style-name="P4">
About it in <text:a xlink:type="simple" xlink:href="https://t.me/mykola_lukashuk/4154" text:style-name="Internet_20_link" text:visited-style-name="Visited_20_Internet_20_Link">
</text:a>
Mykola Lukashuk, the Chief Properepetrovsk Regional Council, reported, Ukrinform reports.</text:p>
      <text:p text:style-name="P4">
"Today the enemy twice <text:a xlink:type="simple" xlink:href="https://www.ukrinform.ua/tag-obstril" text:style-name="Internet_20_link" text:visited-style-name="Visited_20_Internet_20_Link">
</text:a>
Nikopol region -wounded people and destruction. In the evening, the Russians attacked the Chervono -Grigoriv community. The consequences are clarified, "the post reads.</text:p>
      <text:p text:style-name="P4">
Earlier it was reported that from heavy artillery Russian troops fired at the temple of Nikopol, two people wounded: the woman was taken to the hospital, the man refused to echo.</text:p>
      <text:p text:style-name="P4">
<text:span text:style-name="T4">
 Read also: </text:span>
 <text:a xlink:type="simple" xlink:href="https://www.ukrinform.ua/rubric-ato/3696711-vorog-z-vesni-zminiv-taktiku-obstriliv-ignat.html" text:style-name="Internet_20_link" text:visited-style-name="Visited_20_Internet_20_Link">
<text:span text:style-name="T4">
 firing </text:span>
</text:a>
Destroyed outbuilding, damaged temple, transmission lines, 5 private dwellings, 4 outbuildings, 2 cars.</text:p>
      <text:p text:style-name="P4">
News Source: <text:a xlink:type="simple" xlink:href="https://www.ukrinform.ua/rubric-ato/3696750-rosiani-dvici-za-dobu-obstrilali-nikopolsinu.html" text:style-name="Internet_20_link" text:visited-style-name="Visited_20_Internet_20_Link">
https://www.ukrinform.ua/rubric-ato/3696750-rosiani-dvici-za-dobu-obstrilali-nikopolsinu.html</text:a>
</text:p>
      <!--NEWS-->
      <text:h text:style-name="P10" text:outline-level="1">
<text:span text:style-name="T4">
Wednesday: Starting the Silver Season on the World Cup is a good result</text:span>
</text:h>
      <text:p text:style-name="P4">
Authors: Ukrinform (Person)</text:p>
      <text:p text:style-name="P4">
Publisher: Укринформ (Organization)</text:p>
      <text:p text:style-name="P4">
Published Time: 2023-04-16T20:55:00+03:00</text:p>
      <text:p text:style-name="P4">
Modified Time: 2023-04-16T20:55:00+03:00</text:p>
      <text:p text:style-name="P4">
Description: 17-year-old Alexei Wednesday shared his emotions from winning a silver award in the first stage of the World Cup on Jumping in Water in Chinese Sian. - Ukrinform.</text:p>
      <text:p text:style-name="P4">
Images: ["<text:a xlink:type="simple" xlink:href="https://static.ukrinform.com/photos/2023_04/thumb_files/630_360_1681667434-426.jpg" text:style-name="Internet_20_link" text:visited-style-name="Visited_20_Internet_20_Link">
630_360_16816...</text:a>
"]</text:p>
      <text:p text:style-name="P4">
Tags: ['Стрибки у воду']</text:p>
      <text:p text:style-name="P4">
Type: Article</text:p>
      <!--METADATA-->
      <text:p text:style-name="P4">
<draw:frame draw:style-name="fr1" draw:name="Image211" text:anchor-type="as-char" svg:width="6.9236in" svg:height="3.956343in" draw:z-index="0">
<draw:image xlink:href="../Images/yкринформ/2023-04-16T20-55-00-03-00/630_360_1681667434-426.jpg" xlink:type="simple" xlink:show="embed" xlink:actuate="onLoad" draw:mime-type="image/jpeg"/>
</draw:frame>
The 17-year-old Wednesday shared emotions from the conquest of a silver award on the first regime of the World Cup in water in Chinese Sian.</text:p>
      <text:p text:style-name="P4">
He told about it exclusively in a comment to Ukrinform correspondent.</text:p>
      <text:p text:style-name="P4">
“In fact, I thought I could get into prizes, but what I could win, I did not even think. Chinese - three heads higher than me, so I didn't have it against him. To me, this "silver" medal means a lot. The time of the season, and starting it with "silver" on the World Cup is a good result, "said Wednesday.</text:p>
      <text:p text:style-name="P4">
In the competitions, Wednesday made a new program.</text:p>
      <text:p text:style-name="P4">
“The new program was fine, I felt quite confident. Of course, there are jumps on which I begin to doubt, such as four and a half ahead. I made it for seven points. I can't say that I was doing well trapped, so I was worried. As for the new jump I did the last, I did it very well, I think so, ”Wednesday added.</text:p>
      <text:p text:style-name="P4">
Wednesday brought Ukraine the second medal at the stage in Sian.</text:p>
      <text:p text:style-name="P4">
<text:a xlink:type="simple" xlink:href="https://www.ukrinform.ua/rubric-sports/3695695-ukrainci-sereda-i-boluh-zdobuli-bronzu-kubka-svitu-zi-stribkiv-u-vodu.html" text:style-name="Internet_20_link" text:visited-style-name="Visited_20_Internet_20_Link">
</text:a>
Wednesday and Cyril painchstli third in men's synchronous jumps of a 10-meter tower.</text:p>
      <text:p text:style-name="P4">
<text:span text:style-name="T4">
 Read also: </text:span>
 <text:a xlink:type="simple" xlink:href="https://www.ukrinform.ua/rubric-sports/3696646-sereda-sribnij-prizer-persogo-etapu-ks-zi-stribkiv-u-vodu.html" text:style-name="Internet_20_link" text:visited-style-name="Visited_20_Internet_20_Link">
</text:a>
As reported by Ukrinform, the second stage of the World Cup in water jumps will be on May 5-7 in Montreal(Canada).</text:p>
      <text:p text:style-name="P4">
Фото: Df-ua.org</text:p>
      <text:p text:style-name="P4">
News Source: <text:a xlink:type="simple" xlink:href="https://www.ukrinform.ua/rubric-sports/3696752-sereda-pocati-sezon-zi-sribla-na-kubku-svitu-ce-horosij-rezultat.html" text:style-name="Internet_20_link" text:visited-style-name="Visited_20_Internet_20_Link">
https://www.ukrinform.ua/rubric-sports/3696752-sereda-pocati-sezon-zi-sribla-na-kubku-svitu-ce-horosij-rezultat.html</text:a>
</text:p>
      <!--NEWS-->
      <text:h text:style-name="P10" text:outline-level="1">
<text:span text:style-name="T4">
Pro -Russian forces again conducted an anti -government protest in Prague</text:span>
</text:h>
      <text:p text:style-name="P4">
Authors: Ukrinform (Person)</text:p>
      <text:p text:style-name="P4">
Publisher: Укринформ (Organization)</text:p>
      <text:p text:style-name="P4">
Published Time: 2023-04-16T21:07:00+03:00</text:p>
      <text:p text:style-name="P4">
Modified Time: 2023-04-16T21:07:00+03:00</text:p>
      <text:p text:style-name="P4">
Description: In the Czech capital of Prague, on April 16, an anti -government demonstration was organized, organized by a little -known pro -Russian non -parliamentary political party "Right Respect for Professionalism" (Pro). - Ukrinform.</text:p>
      <text:p text:style-name="P4">
Images: ["<text:a xlink:type="simple" xlink:href="https://static.ukrinform.com/photos/2023_04/thumb_files/630_360_1681669203-177.jpg" text:style-name="Internet_20_link" text:visited-style-name="Visited_20_Internet_20_Link">
630_360_16816...</text:a>
"]</text:p>
      <text:p text:style-name="P4">
Tags: ['Чехія', 'Протест', 'Прага']</text:p>
      <text:p text:style-name="P4">
Type: Article</text:p>
      <!--METADATA-->
      <text:p text:style-name="P4">
<draw:frame draw:style-name="fr1" draw:name="Image212" text:anchor-type="as-char" svg:width="6.9236in" svg:height="3.956343in" draw:z-index="0">
<draw:image xlink:href="../Images/yкринформ/2023-04-16T21-07-00-03-00/630_360_1681669203-177.jpg" xlink:type="simple" xlink:show="embed" xlink:actuate="onLoad" draw:mime-type="image/jpeg"/>
</draw:frame>
On April 16, a anti -government demonstration, organized by a pro -Russian non -parliamentary political party "Right Respect for Professionality" was held in Prague on April 16.(PRO).</text:p>
      <text:p text:style-name="P4">
Як передає Укрінформ, про це повідомляє <text:a xlink:type="simple" xlink:href="https://ruski.radio.cz/praga-antipravitelstvennaya-demonstraciya-na-vaclavskoy-ploshchadi-8780460" text:style-name="Internet_20_link" text:visited-style-name="Visited_20_Internet_20_Link">
 </text:a>
.</text:p>
      <text:p text:style-name="P4">
Officially Pro was registered in 2022. The protesters who gathered in the city, brought with them Czech state flags and banners were extinguished against the current government under the leadership of the Phali Prime Minister.</text:p>
      <text:p text:style-name="P4">
The head of Pro Yindrzhi Reichl during a demonstration under the slogan "<text:a xlink:type="simple" xlink:href="https://www.ukrinform.ua/tag-cehia" text:style-name="Internet_20_link" text:visited-style-name="Visited_20_Internet_20_Link">
</text:a>
Against Poor ”stated that everyone who got on the square advocated the Czech Republic.</text:p>
      <text:p text:style-name="P4">
According to him, the demonstration should protest "not only against economic poor, but also against moral poverty."</text:p>
      <text:p text:style-name="P4">
<text:span text:style-name="T4">
 Read also: </text:span>
 <text:a xlink:type="simple" xlink:href="https://www.ukrinform.ua/rubric-diaspora/3657735-u-prazi-v-den-sobornosti-utvorili-lancug-ednosti-ta-proveli-akciu-na-pidtrimku-ukraini.html" text:style-name="Internet_20_link" text:visited-style-name="Visited_20_Internet_20_Link">
</text:a>
As reported by Ukrinform, during the previous anti -government protest action in March this year, organized by a little -known pro -Russian Party Pro, police detained a man with a Wagner strip and Russian Zvastik "Z". Upon completion of the demonstration, some protesters moved to the National Museum, where she tried to break in there. At the same time, the participants tried to remove the flag of Ukraine from the building.</text:p>
      <text:p text:style-name="P4">
Then the opponents of the demonstration gathered separately, calling for the unity of the Czech Republic and support of Ukraine.</text:p>
      <text:p text:style-name="P4">
<text:span text:style-name="T5">
Foto: www.eurointegration.com.ua</text:span>
</text:p>
      <text:p text:style-name="P4">
News Source: <text:a xlink:type="simple" xlink:href="https://www.ukrinform.ua/rubric-world/3696756-prorosijski-sili-znovu-proveli-antiuradovij-protest-u-prazi.html" text:style-name="Internet_20_link" text:visited-style-name="Visited_20_Internet_20_Link">
https://www.ukrinform.ua/rubric-world/3696756-prorosijski-sili-znovu-proveli-antiuradovij-protest-u-prazi.html</text:a>
</text:p>
      <!--NEWS-->
      <text:h text:style-name="P10" text:outline-level="1">
<text:span text:style-name="T4">
Ukraine's female boxing team took the first team place in Finland tournament in Finland</text:span>
</text:h>
      <text:p text:style-name="P4">
Authors: Ukrinform (Person)</text:p>
      <text:p text:style-name="P4">
Publisher: Укринформ (Organization)</text:p>
      <text:p text:style-name="P4">
Published Time: 2023-04-16T21:36:00+03:00</text:p>
      <text:p text:style-name="P4">
Modified Time: 2023-04-16T21:36:00+03:00</text:p>
      <text:p text:style-name="P4">
Description: The Ukrainians won three "gold". - Ukrinform.</text:p>
      <text:p text:style-name="P4">
Images: ["<text:a xlink:type="simple" xlink:href="https://static.ukrinform.com/photos/2023_04/thumb_files/630_360_1681670066-593.jpg" text:style-name="Internet_20_link" text:visited-style-name="Visited_20_Internet_20_Link">
630_360_16816...</text:a>
"]</text:p>
      <text:p text:style-name="P4">
Tags: ['Бокс']</text:p>
      <text:p text:style-name="P4">
Type: Article</text:p>
      <!--METADATA-->
      <text:p text:style-name="P4">
<draw:frame draw:style-name="fr1" draw:name="Image213" text:anchor-type="as-char" svg:width="6.9236in" svg:height="3.956343in" draw:z-index="0">
<draw:image xlink:href="../Images/yкринформ/2023-04-16T21-36-00-03-00/630_360_1681670066-593.jpg" xlink:type="simple" xlink:show="embed" xlink:actuate="onLoad" draw:mime-type="image/jpeg"/>
</draw:frame>
The Ukrainians were three "gold".</text:p>
      <text:p text:style-name="P4">
Today, April 16, the 41st International GEEBE Boxing Tournament held in Finland has ended <text:a xlink:type="simple" xlink:href="https://xn--80affa3aj0al.xn--80asehdb/#@UpgradeBoxingUA" text:style-name="Internet_20_link" text:visited-style-name="Visited_20_Internet_20_Link">
</text:a>
The Press Service of the Boxing Federation of Ukraine, reports Ukrinform.</text:p>
      <text:p text:style-name="P4">
The tournament was attended by 15 countries, including powerful teams of the USA, Canada, England, Finland and Germany.</text:p>
      <text:p text:style-name="P4">
The women's national team of Ukraine won 8 awards: three "gold", four "silver" and one "bronze". The Ukrainians took the first team place in the tournament.</text:p>
      <text:p text:style-name="P4">
The winners of the competition were Tatiana Kob(50kg), Svetlana Umanskaya(52kg)Tamaria Bova(63kg).</text:p>
      <text:p text:style-name="P4">
<text:span text:style-name="T4">
Читайте також:</text:span>
 <text:a xlink:type="simple" xlink:href="https://www.ukrinform.ua/rubric-sports/3696447-dmitro-mitrofanov-zdobuv-peremogu-u-poedinku-proti-huana-karlosa.html" text:style-name="Internet_20_link" text:visited-style-name="Visited_20_Internet_20_Link">
 </text:a>
As reported by Ukrinform, Ukrainian boxers Khartziz, Lapin and Mitrofana won victories at the boxing evening that took place in Poland.</text:p>
      <text:p text:style-name="P4">
Photo: fbu.in.ua</text:p>
      <text:p text:style-name="P4">
News Source: <text:a xlink:type="simple" xlink:href="https://www.ukrinform.ua/rubric-sports/3696758-zinoca-zbirna-ukraini-z-boksu-posila-perse-zagalnokomandne-misce-na-turniri-v-finlandii.html" text:style-name="Internet_20_link" text:visited-style-name="Visited_20_Internet_20_Link">
https://www.ukrinform.ua/rubric-sports/3696758-zinoca-zbirna-ukraini-z-boksu-posila-perse-zagalnokomandne-misce-na-turniri-v-finlandii.html</text:a>
</text:p>
      <!--NEWS-->
      <text:h text:style-name="P10" text:outline-level="1">
<text:span text:style-name="T4">
The Netherlands allocate € 100 million to support farmers</text:span>
</text:h>
      <text:p text:style-name="P4">
Authors: Ukrinform (Person)</text:p>
      <text:p text:style-name="P4">
Publisher: Укринформ (Organization)</text:p>
      <text:p text:style-name="P4">
Published Time: 2023-04-16T21:42:00+03:00</text:p>
      <text:p text:style-name="P4">
Modified Time: 2023-04-16T21:42:00+03:00</text:p>
      <text:p text:style-name="P4">
Description: The Netherlands allocate 100 million euros to Ukraine because of the World Bank mechanism for guarantees for agricultural financing. - Ukrinform.</text:p>
      <text:p text:style-name="P4">
Images: ["<text:a xlink:type="simple" xlink:href="https://static.ukrinform.com/photos/2023_01/thumb_files/630_360_1673967567-899.jpg" text:style-name="Internet_20_link" text:visited-style-name="Visited_20_Internet_20_Link">
630_360_16739...</text:a>
"]</text:p>
      <text:p text:style-name="P4">
Tags: ['Нідерланди', 'Сільське господарство', 'Гроші', 'Фермер']</text:p>
      <text:p text:style-name="P4">
Type: Article</text:p>
      <!--METADATA-->
      <text:p text:style-name="P4">
<draw:frame draw:style-name="fr1" draw:name="Image214" text:anchor-type="as-char" svg:width="6.9236in" svg:height="3.956343in" draw:z-index="0">
<draw:image xlink:href="../Images/yкринформ/2023-04-16T21-42-00-03-00/630_360_1673967567-899.jpg" xlink:type="simple" xlink:show="embed" xlink:actuate="onLoad" draw:mime-type="image/jpeg"/>
</draw:frame>
The Netherlands is 100 million euros through the World Bank mechanism for guarantees for agricultural financing.</text:p>
      <text:p text:style-name="P4">
As Ukrinform reports, it reports <text:a xlink:type="simple" xlink:href="https://www.welingelichtekringen.nl/anp/schreinemacher-belooft-in-washington-steun-aan-oekraiense-boeren" text:style-name="Internet_20_link" text:visited-style-name="Visited_20_Internet_20_Link">
</text:a>
 .</text:p>
      <text:p text:style-name="P4">
“ <text:a xlink:type="simple" xlink:href="https://www.ukrinform.ua/tag-niderlandi" text:style-name="Internet_20_link" text:visited-style-name="Visited_20_Internet_20_Link">
 </text:a>
They invest 100 million euros through a world bank in a guarantee for financing agricultural companies in Ukraine and, for example, in generators to help the country to survive the future, ”the message said.</text:p>
      <text:p text:style-name="P4">
It is noted that the Minister of Foreign Trade of the Netherlands Lisyeshreneach has stated this at the World Bank's spring meeting in Washington.</text:p>
      <text:p text:style-name="P4">
According to her, it is the first specific implementation in the field of support from those 2.5 billionuros that the Netherlands promised Ukraine early this year. The emphasis in this amount was placed on military support, but Schreneachrah assures that other support options are also considered.</text:p>
      <text:p text:style-name="P4">
"EUR 40 million are specially designed for agricultural companies so they can buy this season or replace broken agricultural machinery," she said.</text:p>
      <text:p text:style-name="P4">
<text:span text:style-name="T4">
 Read also: </text:span>
 <text:a xlink:type="simple" xlink:href="https://www.ukrinform.ua/rubric-economy/3692969-niderlandi-nadaut-40-miljoniv-na-zakupivlu-nasinna-ta-obladnanna-dla-ukrainskih-agrariiv.html" text:style-name="Internet_20_link" text:visited-style-name="Visited_20_Internet_20_Link">
<text:span text:style-name="T4">
 Netherlands </text:span>
</text:a>
The rest of the 100 million euros is intended not only for the purchase of generators, but for other purposes - for example, road repair.</text:p>
      <text:p text:style-name="P4">
The Minister also stressed that the Netherlands would continue to support the Ukrainians as needed.</text:p>
      <text:p text:style-name="P4">
As reported by Ukrinform, the Netherlands will be allocated € 2.5 billion in support of Ukraine in 2023.</text:p>
      <text:p text:style-name="P4">
News Source: <text:a xlink:type="simple" xlink:href="https://www.ukrinform.ua/rubric-economy/3696759-niderlandi-vidilaut-ukraini-100-miljoniv-na-pidtrimku-fermeriv.html" text:style-name="Internet_20_link" text:visited-style-name="Visited_20_Internet_20_Link">
https://www.ukrinform.ua/rubric-economy/3696759-niderlandi-vidilaut-ukraini-100-miljoniv-na-pidtrimku-fermeriv.html</text:a>
</text:p>
      <!--NEWS-->
      <text:h text:style-name="P10" text:outline-level="1">
<text:span text:style-name="T4">
The enemy fired at Sumy region three times a day</text:span>
</text:h>
      <text:p text:style-name="P4">
Authors: Ukrinform (Person)</text:p>
      <text:p text:style-name="P4">
Publisher: Укринформ (Organization)</text:p>
      <text:p text:style-name="P4">
Published Time: 2023-04-16T21:47:00+03:00</text:p>
      <text:p text:style-name="P4">
Modified Time: 2023-04-16T21:47:00+03:00</text:p>
      <text:p text:style-name="P4">
Description: Russian troops on Sunday, April 16, fired at the border of Sumy region three times, making a total of 16 mortars of mortars and artillery. - Ukrinform.</text:p>
      <text:p text:style-name="P4">
Images: ["<text:a xlink:type="simple" xlink:href="https://static.ukrinform.com/photos/2021_12/thumb_files/630_360_1640330796-210.jpeg" text:style-name="Internet_20_link" text:visited-style-name="Visited_20_Internet_20_Link">
630_360_16403...</text:a>
"]</text:p>
      <text:p text:style-name="P4">
Tags: ['Обстріл', 'Сумщина', 'Війна з росією']</text:p>
      <text:p text:style-name="P4">
Type: Article</text:p>
      <!--METADATA-->
      <text:p text:style-name="P4">
<draw:frame draw:style-name="fr1" draw:name="Image215" text:anchor-type="as-char" svg:width="6.9236in" svg:height="3.956343in" draw:z-index="0">
<draw:image xlink:href="../Images/yкринформ/2023-04-16T21-47-00-03-00/630_360_1640330796-210.jpeg" xlink:type="simple" xlink:show="embed" xlink:actuate="onLoad" draw:mime-type="image/jpeg"/>
</draw:frame>
On Sunday, April 16, the Russian border was fired at Sunday, April 16, having made 16 mortars of mortars and artillery.</text:p>
      <text:p text:style-name="P4">
According to Ukrinform, the Sumy Regional Military Administration reported in <text:a xlink:type="simple" xlink:href="https://t.me/Sumy_news_ODA/15471" text:style-name="Internet_20_link" text:visited-style-name="Visited_20_Internet_20_Link">
</text:a>
.</text:p>
      <text:p text:style-name="P4">
In particular, artillery <text:a xlink:type="simple" xlink:href="https://www.ukrinform.ua/tag-obstril" text:style-name="Internet_20_link" text:visited-style-name="Visited_20_Internet_20_Link">
</text:a>
The invaders were in the Schaligin community. There were three hitting on its territory.</text:p>
      <text:p text:style-name="P4">
The mortar attack was suggested by the Great Pisar community - six mines were Russian.</text:p>
      <text:p text:style-name="P4">
From the self -propelled artillery units, the Russian army struck the Popeylopilian community, committing seven hits.</text:p>
      <text:p text:style-name="P4">
According to Ova, in all cases it went without loss and destruction.</text:p>
      <text:p text:style-name="P4">
<text:span text:style-name="T4">
 Read also: </text:span>
 <text:a xlink:type="simple" xlink:href="https://www.ukrinform.ua/rubric-ato/3696750-rosiani-dvici-za-dobu-obstrilali-nikopolsinu.html" text:style-name="Internet_20_link" text:visited-style-name="Visited_20_Internet_20_Link">
<text:span text:style-name="T4">
 firing </text:span>
</text:a>
As reported by Ukrinform, about 22:40 April 15 Russian invaders were launched by the Sumy region of the aviation strike, hitting the municipal establishment of the district.</text:p>
      <text:p text:style-name="P4">
Earlier, on the same day, the invaders fired at the Helicopter by the Yunakiv community, using unmanaged aviation missiles.</text:p>
      <text:p text:style-name="P4">
News Source: <text:a xlink:type="simple" xlink:href="https://www.ukrinform.ua/rubric-ato/3696760-vorog-za-dobu-trici-obstrilav-prikordonna-sumsini.html" text:style-name="Internet_20_link" text:visited-style-name="Visited_20_Internet_20_Link">
https://www.ukrinform.ua/rubric-ato/3696760-vorog-za-dobu-trici-obstrilav-prikordonna-sumsini.html</text:a>
</text:p>
      <!--NEWS-->
      <text:h text:style-name="P10" text:outline-level="1">
<text:span text:style-name="T4">
Putin met with the Minister of Defense of China: Talked about military cooperation</text:span>
</text:h>
      <text:p text:style-name="P4">
Authors: Ukrinform (Person)</text:p>
      <text:p text:style-name="P4">
Publisher: Укринформ (Organization)</text:p>
      <text:p text:style-name="P4">
Published Time: 2023-04-16T21:58:00+03:00</text:p>
      <text:p text:style-name="P4">
Modified Time: 2023-04-16T21:58:00+03:00</text:p>
      <text:p text:style-name="P4">
Description: Russian President Volodymyr Putin held a working meeting with a member of the State Council of China, the Minister of Defense of the Country of Li Shanfu. - Ukrinform.</text:p>
      <text:p text:style-name="P4">
Images: ["<text:a xlink:type="simple" xlink:href="https://static.ukrinform.com/photos/2023_04/thumb_files/630_360_1681671864-789.jpg" text:style-name="Internet_20_link" text:visited-style-name="Visited_20_Internet_20_Link">
630_360_16816...</text:a>
"]</text:p>
      <text:p text:style-name="P4">
Tags: ['Китай', 'Міноборони', 'Переговори', 'путін', 'росія']</text:p>
      <text:p text:style-name="P4">
Type: Article</text:p>
      <!--METADATA-->
      <text:p text:style-name="P4">
<draw:frame draw:style-name="fr1" draw:name="Image216" text:anchor-type="as-char" svg:width="6.9236in" svg:height="3.956343in" draw:z-index="0">
<draw:image xlink:href="../Images/yкринформ/2023-04-16T21-58-00-03-00/630_360_1681671864-789.jpg" xlink:type="simple" xlink:show="embed" xlink:actuate="onLoad" draw:mime-type="image/jpeg"/>
</draw:frame>
Presidentrf Volodymyr Putin held a working meeting with a member of the State Council of the China, the Minister of the Country of Li Shanf.</text:p>
      <text:p text:style-name="P4">
Ukrinform reports with reference to <text:a xlink:type="simple" xlink:href="https://www.radiosvoboda.org/a/news-putin-rosiya-kytay-perehovory-shanfu/32366177.html" text:style-name="Internet_20_link" text:visited-style-name="Visited_20_Internet_20_Link">
</text:a>
.</text:p>
      <text:p text:style-name="P4">
According to Putin, for Russia, "China Xi Jinping, has passed quite productively." This, according to the President of the Russian Federation, "positively affected the Russian Federation and China, and they began intensive development in all directions, including the lines of military agencies."</text:p>
      <text:p text:style-name="P4">
"There is a very good development of relations, great -economic, social, cultural and educational fields and in the line of military identity between our countries in all areas," Putin said.</text:p>
      <text:p text:style-name="P4">
<text:span text:style-name="T4">
 Read also: </text:span>
 <text:span text:style-name="T4">
 <text:a xlink:type="simple" xlink:href="https://www.ukrinform.ua/rubric-world/3696723-prezident-brazilii-zaklikav-stvoriti-analog-g20-dla-zaversenna-rosijskoukrainskoi-vijni.html" text:style-name="Internet_20_link" text:visited-style-name="Visited_20_Internet_20_Link">
</text:a>
</text:span>
</text:p>
      <text:p text:style-name="P4">
According to the Russian leader, now Russia and China are “regularly exchanged useful information on the lines of military agencies. Countries also conduct joint training ... Military cooperation of the Russian Federation and China is one of the most important areas that strengthens the strategic relations of the two countries. "</text:p>
      <text:p text:style-name="P4">
China's Defense Minister for his part stated that cooperation <text:span text:style-name="T4">
 <text:a xlink:type="simple" xlink:href="https://www.ukrinform.ua/tag-kitaj" text:style-name="Internet_20_link" text:visited-style-name="Visited_20_Internet_20_Link">
</text:a>
</text:span>
 And Russia "is developing very well and contribution to regional security." He also emphasized that Russia became the first country of his visit after he was assigned to the Minister of Defense of China.</text:p>
      <text:p text:style-name="P4">
<text:span text:style-name="T4">
 Read also: </text:span>
 <text:span text:style-name="T4">
 <text:a xlink:type="simple" xlink:href="https://www.ukrinform.ua/rubric-world/3696127-kitaj-obicae-ne-prodavati-zbrou-zodnij-storoni-vijni-v-ukraini.html" text:style-name="Internet_20_link" text:visited-style-name="Visited_20_Internet_20_Link">
</text:a>
</text:span>
</text:p>
      <text:p text:style-name="P4">
As the agency reported earlier, the high representative of the EU Josep Borrel _ <text:span text:style-name="T4">
 <text:a xlink:type="simple" xlink:href="https://www.ukrinform.ua/rubric-world/3695859-borrel-nazvav-neperekonlivou-nejtralnist-kitau.html" text:style-name="Internet_20_link" text:visited-style-name="Visited_20_Internet_20_Link">
</text:a>
</text:span>
 _, negotiate with President Zelensky and support the withdrawal of Russian troops from the territory of Ukraine.</text:p>
      <text:p text:style-name="P4">
News Source: <text:a xlink:type="simple" xlink:href="https://www.ukrinform.ua/rubric-world/3696764-putin-zustrivsa-z-ministrom-oboroni-kitau-govorili-pro-vijskovu-spivpracu.html" text:style-name="Internet_20_link" text:visited-style-name="Visited_20_Internet_20_Link">
https://www.ukrinform.ua/rubric-world/3696764-putin-zustrivsa-z-ministrom-oboroni-kitau-govorili-pro-vijskovu-spivpracu.html</text:a>
</text:p>
      <!--NEWS-->
      <text:h text:style-name="P10" text:outline-level="1">
<text:span text:style-name="T4">
Ukraine exported to Poland about 10% of the total supply of agro -products - Solsky</text:span>
</text:h>
      <text:p text:style-name="P4">
Authors: Ukrinform (Person)</text:p>
      <text:p text:style-name="P4">
Publisher: Укринформ (Organization)</text:p>
      <text:p text:style-name="P4">
Published Time: 2023-04-16T22:08:00+03:00</text:p>
      <text:p text:style-name="P4">
Modified Time: 2023-04-16T22:08:00+03:00</text:p>
      <text:p text:style-name="P4">
Description: Until the introduction of restrictions, Ukraine was supplied to Poland and transit through Poland about 10% of total agri -products exports. - Ukrinform.</text:p>
      <text:p text:style-name="P4">
Images: ["<text:a xlink:type="simple" xlink:href="https://static.ukrinform.com/photos/2023_04/thumb_files/630_360_1681564397-147.jpg" text:style-name="Internet_20_link" text:visited-style-name="Visited_20_Internet_20_Link">
630_360_16815...</text:a>
"]</text:p>
      <text:p text:style-name="P4">
Tags: ['Експорт', 'Польща', 'Зерно', 'Сольський']</text:p>
      <text:p text:style-name="P4">
Type: Article</text:p>
      <!--METADATA-->
      <text:p text:style-name="P4">
<draw:frame draw:style-name="fr1" draw:name="Image217" text:anchor-type="as-char" svg:width="6.9236in" svg:height="3.956343in" draw:z-index="0">
<draw:image xlink:href="../Images/yкринформ/2023-04-16T22-08-00-03-00/630_360_1681564397-147.jpg" xlink:type="simple" xlink:show="embed" xlink:actuate="onLoad" draw:mime-type="image/jpeg"/>
</draw:frame>
Ukraine has supplied restrictions to Poland and transit through Poland approximately 10%of total agro -products exports.</text:p>
      <text:p text:style-name="P4">
According to the Ukrinform correspondent, the Minister of Agrarian Policy of Food of Ukraine Mykola Solsky said on the air of the Tele scale "One News".</text:p>
      <text:p text:style-name="P4">
"All that crossed the Polish border and went to Polish companies or transit companies through <text:a xlink:type="simple" xlink:href="https://www.ukrinform.ua/tag-polsa" text:style-name="Internet_20_link" text:visited-style-name="Visited_20_Internet_20_Link">
</text:a>
Other EU countries or through ports to other parts of the world, this is about 10%of everything that Ukraine exported, "he said.</text:p>
      <text:p text:style-name="P4">
Solsky added that in Hungary, depending on the month about 6%of total agrarian exports from Ukraine.</text:p>
      <text:p text:style-name="P4">
<text:span text:style-name="T4">
 Read also: </text:span>
 <text:a xlink:type="simple" xlink:href="https://www.ukrinform.ua/rubric-economy/3696763-solskij-nastupnogo-tizna-obgovorit-eksport-agroprodukcii-z-ministrami-polsi-rumunii-ta-slovaccini.html" text:style-name="Internet_20_link" text:visited-style-name="Visited_20_Internet_20_Link">
<text:span text:style-name="T4">
 Solsky </text:span>
</text:a>
As reported by Ukrinform, the European Commission considers unilateral unilateral decisions of Poland and Hungary, which forbade imports of Ukrainian -agricultural and other agricultural products.</text:p>
      <text:p text:style-name="P4">
On April 15, 2023, Hungary and Poland introduced a temporary ban on importer and oil crops from Ukraine until June 30, 2023.</text:p>
      <text:p text:style-name="P4">
News Source: <text:a xlink:type="simple" xlink:href="https://www.ukrinform.ua/rubric-economy/3696765-ukraina-eksportuvala-do-polsi-blizko-10-vid-zagalnogo-obsagu-postavok-agroprodukcii-solskij.html" text:style-name="Internet_20_link" text:visited-style-name="Visited_20_Internet_20_Link">
https://www.ukrinform.ua/rubric-economy/3696765-ukraina-eksportuvala-do-polsi-blizko-10-vid-zagalnogo-obsagu-postavok-agroprodukcii-solskij.html</text:a>
</text:p>
      <!--NEWS-->
      <text:h text:style-name="P10" text:outline-level="1">
<text:span text:style-name="T4">
In Iran, 10 servicemen were sentenced to imprisonment in the case</text:span>
</text:h>
      <text:p text:style-name="P4">
Authors: Ukrinform (Person)</text:p>
      <text:p text:style-name="P4">
Publisher: Укринформ (Organization)</text:p>
      <text:p text:style-name="P4">
Published Time: 2023-04-16T22:23:00+03:00</text:p>
      <text:p text:style-name="P4">
Modified Time: 2023-04-16T22:23:00+03:00</text:p>
      <text:p text:style-name="P4">
Description: The court in Iran issued sentences to 10 Iranian servicemen in connection with the disaster of the Ukrainian passenger aircraft over Tehran in 2020. - Ukrinform.</text:p>
      <text:p text:style-name="P4">
Images: ["<text:a xlink:type="simple" xlink:href="https://static.ukrinform.com/photos/2020_01/thumb_files/630_360_1578665229-831.jpg" text:style-name="Internet_20_link" text:visited-style-name="Visited_20_Internet_20_Link">
630_360_15786...</text:a>
"]</text:p>
      <text:p text:style-name="P4">
Tags: ['Іран', 'МАУ', 'Суд', 'Військові', 'Авіакатастрофа в Ірані']</text:p>
      <text:p text:style-name="P4">
Type: Article</text:p>
      <!--METADATA-->
      <text:p text:style-name="P4">
<draw:frame draw:style-name="fr1" draw:name="Image218" text:anchor-type="as-char" svg:width="6.9236in" svg:height="3.956343in" draw:z-index="0">
<draw:image xlink:href="../Images/yкринформ/2023-04-16T22-23-00-03-00/630_360_1578665229-831.jpg" xlink:type="simple" xlink:show="embed" xlink:actuate="onLoad" draw:mime-type="image/jpeg"/>
</draw:frame>
The court of Venan was sentenced to 10 Iranian servicemen in connection with the disaster of the Ukrainian passenger aircraft over Tehran in 2020.</text:p>
      <text:p text:style-name="P4">
This was reported on Sunday by the judiciary <text:a xlink:type="simple" xlink:href="https://www.mizanonline.ir/fa/news/4707892/%D8%B5%D8%AF%D9%88%D8%B1-%D8%B1%D8%A7%DB%8C-%D9%BE%D8%B1%D9%88%D9%86%D8%AF%D9%87-%D9%87%D9%88%D8%A7%D9%BE%DB%8C%D9%85%D8%A7%DB%8C-%D8%A7%D9%8816A9%D8%B1%D8%A7%DB%8C%D9%86%DB%8C-%D9%BE%D8%B3-%D8%A7%D8%B2-%D8%A8%D8%B116AF%D8%B2%D8%A7%D8%B1%DB%8C-%DB%B2%DB%B0-%D8%AC%D9%84%D8%B3%D9%87-%D8%AF%D8%A7%D8%AF16AF%D8%A7%D9%87-%D9%85%D8%AA%D9%87%D9%85-%D8%B1%D8%AF%DB%8C%D9%81-%D8%A7%D9%88%D9%84-%D8%A8%D9%87-%DB%B1%DB%B3-%D8%B3%D8%A7%D9%84-%D8%AD%D8%A8%D8%B3-%D9%85%D8%AD16A9%D9%88%D9%85-%D8%B4%D8%AF" text:style-name="Internet_20_link" text:visited-style-name="Visited_20_Internet_20_Link">
</text:a>
, reports Ukrinform.</text:p>
      <text:p text:style-name="P4">
Servicemen were found guilty of a catastrophe, which killed 176 people.</text:p>
      <text:p text:style-name="P4">
According to the site, one of the commanders was sentenced to 13 years of deprivation, and nine others received a term of one to three years deprivation.</text:p>
      <text:p text:style-name="P4">
<text:span text:style-name="T4">
 Read also: </text:span>
 <text:span text:style-name="T4">
 <text:a xlink:type="simple" xlink:href="https://www.ukrinform.ua/rubric-world/3648767-v-irani-vidbulosa-vze-pat-sudovih-zasidan-u-spravi-pro-zbitij-litak-mau-posolstvo.html" text:style-name="Internet_20_link" text:visited-style-name="Visited_20_Internet_20_Link">
</text:a>
</text:span>
</text:p>
      <text:p text:style-name="P4">
In total, 20 court sessions have already been held in this case, at which the total 117 registers have registered their complaints, 55 plaintiffs have made and read the law in court, and 20 lawyers have filed plaintiffs and complaints and corresponding evidence.</text:p>
      <text:p text:style-name="P4">
<text:span text:style-name="T4">
 Read also: </text:span>
 <text:span text:style-name="T4">
 <text:a xlink:type="simple" xlink:href="https://www.ukrinform.ua/rubric-society/3523878-mau-podala-pozov-proti-iranu-cerez-zbitta-pasazirskogo-litaka.html" text:style-name="Internet_20_link" text:visited-style-name="Visited_20_Internet_20_Link">
</text:a>
</text:span>
</text:p>
      <text:p text:style-name="P4">
It was reported that on January 8, 2020 in the sky above Iran was a shot aircraft of the UIA, which operated the flight PS752 on the route Tehran - Kiev. On board there were citizens of Iran, Canada, Ukraine, Sweden, Afghanistan and the United Kingdom.</text:p>
      <text:p text:style-name="P4">
All 176 people were killed, among them - eleven Ukrainians(Nine Members and Two Passengers). Після кількох днів заперечень іранська владавизнала, що український літак був помилково збитий зенітно-ракетним комплексомпротиповітряної оборони.</text:p>
      <text:p text:style-name="P4">
5 січня 2021 року міністр закордонних справ Дмитро Кулеба заявив, що Українаотримала від Ірану проєкт технічного звіту щодо обставин <text:span text:style-name="T4">
<text:a xlink:type="simple" xlink:href="http://www.ukrinform.ua/tag-aviakatastrofa-v-irani" text:style-name="Internet_20_link" text:visited-style-name="Visited_20_Internet_20_Link">
</text:a>
 </text:span>
 .</text:p>
      <text:p text:style-name="P4">
Canada, Sweden, the United Kingdom and Ukraine, in a joint statement on December 29, 20122, called on Iran to agree to an arbitration over the dispute associated with the beating of the PS752 airline of Ukraine.</text:p>
      <text:p text:style-name="P4">
<text:span text:style-name="T5">
Foto: aa</text:span>
</text:p>
      <text:p text:style-name="P4">
News Source: <text:a xlink:type="simple" xlink:href="https://www.ukrinform.ua/rubric-world/3696768-v-irani-10-vijskovosluzbovciv-zasudili-do-uvaznenna-u-spravi-pro-zbitij-litak-mau.html" text:style-name="Internet_20_link" text:visited-style-name="Visited_20_Internet_20_Link">
https://www.ukrinform.ua/rubric-world/3696768-v-irani-10-vijskovosluzbovciv-zasudili-do-uvaznenna-u-spravi-pro-zbitij-litak-mau.html</text:a>
</text:p>
      <!--NEWS-->
      <text:h text:style-name="P10" text:outline-level="1">
<text:span text:style-name="T4">
Solsky will discuss the export of agricultural products with Ministers of Poland, Romania and Slovakia</text:span>
</text:h>
      <text:p text:style-name="P4">
Authors: Ukrinform (Person)</text:p>
      <text:p text:style-name="P4">
Publisher: Укринформ (Organization)</text:p>
      <text:p text:style-name="P4">
Published Time: 2023-04-16T22:36:00+03:00</text:p>
      <text:p text:style-name="P4">
Modified Time: 2023-04-16T22:36:00+03:00</text:p>
      <text:p text:style-name="P4">
Description: The Minister of Agrarian Policy and Food of Ukraine Mykola Solsky will negotiate with agrarian ministers of Poland, Slovakia and Romania on exports of domestic agricultural products next week. - Ukrinform.</text:p>
      <text:p text:style-name="P4">
Images: ["<text:a xlink:type="simple" xlink:href="https://static.ukrinform.com/photos/2022_07/thumb_files/630_360_1659199134-979.jpg" text:style-name="Internet_20_link" text:visited-style-name="Visited_20_Internet_20_Link">
630_360_16591...</text:a>
"]</text:p>
      <text:p text:style-name="P4">
Tags: ['Експорт', 'Польща', 'Румунія', 'Зерно', 'Словаччина', 'Сольський', 'Єдині новини']</text:p>
      <text:p text:style-name="P4">
Type: Article</text:p>
      <!--METADATA-->
      <text:p text:style-name="P4">
<draw:frame draw:style-name="fr1" draw:name="Image219" text:anchor-type="as-char" svg:width="6.9236in" svg:height="3.956343in" draw:z-index="0">
<draw:image xlink:href="../Images/yкринформ/2023-04-16T22-36-00-03-00/630_360_1659199134-979.jpg" xlink:type="simple" xlink:show="embed" xlink:actuate="onLoad" draw:mime-type="image/jpeg"/>
</draw:frame>
The Minister of Grade Policy and Food of Ukraine Mykola Solsky will conduct negotiations with agrarian ministers of Poland, Slovakia and Romania on the export of domestic agricultural products next week.</text:p>
      <text:p text:style-name="P4">
According to the Ukrinform correspondent, he said this on the air of the Teleterna "One News".</text:p>
      <text:p text:style-name="P4">
"If we talk about Poland, we have negotiations tomorrow. They have not stopped in print, and even today we expected some things from them. Therefore, tomorrow we meet from lunch in Warsaw and we will be informed," the minister said.</text:p>
      <text:p text:style-name="P4">
Solsky added that the first thing to discuss with a Polish colleague is to renew transit through Poland for Ukrainian <text:span text:style-name="T4">
 <text:a xlink:type="simple" xlink:href="https://www.ukrinform.ua/tag-zerno" text:style-name="Internet_20_link" text:visited-style-name="Visited_20_Internet_20_Link">
</text:a>
</text:span>
.</text:p>
      <text:p text:style-name="P4">
The minister noted that in addition to meetings in Poland next week, there will also be intervals with agrarian ministers of Romania and Slovakia.</text:p>
      <text:p text:style-name="P4">
As reported by Ukrinform, the European Commission(EC)considers unacceptable trade decisions of Poland and Hungary, which forbade imports of Ukrainian grain and other agricultural products.</text:p>
      <text:p text:style-name="P4">
<text:span text:style-name="T4">
 Read also: </text:span>
 <text:span text:style-name="T4">
 <text:a xlink:type="simple" xlink:href="https://www.ukrinform.ua/rubric-economy/3696744-solskij-obgovoriv-z-ugorskim-kolegou-eksport-ukrainskoi-agroprodukcii.html" text:style-name="Internet_20_link" text:visited-style-name="Visited_20_Internet_20_Link">
</text:a>
</text:span>
</text:p>
      <text:p text:style-name="P4">
On April 15, 2023, Hungary and Poland introduced a temporary ban on importer and oil crops from Ukraine until June 30, 2023.</text:p>
      <text:p text:style-name="P4">
The Ministry of Agriculture of Slovakia on Thursday, April 13, banned the processing and sale of Ukrainian grain in the domestic market.</text:p>
      <text:p text:style-name="P4">
At the same time, Romanian farmers began to protest with the requirement of suspension of Ukrainian grain.</text:p>
      <text:p text:style-name="P4">
News Source: <text:a xlink:type="simple" xlink:href="https://www.ukrinform.ua/rubric-economy/3696763-solskij-nastupnogo-tizna-obgovorit-eksport-agroprodukcii-z-ministrami-polsi-rumunii-ta-slovaccini.html" text:style-name="Internet_20_link" text:visited-style-name="Visited_20_Internet_20_Link">
https://www.ukrinform.ua/rubric-economy/3696763-solskij-nastupnogo-tizna-obgovorit-eksport-agroprodukcii-z-ministrami-polsi-rumunii-ta-slovaccini.html</text:a>
</text:p>
      <!--NEWS-->
      <text:h text:style-name="P10" text:outline-level="1">
<text:span text:style-name="T4">
Anastasia German won the "silver" of the World Cup on ball shooting</text:span>
</text:h>
      <text:p text:style-name="P4">
Authors: Ukrinform (Person)</text:p>
      <text:p text:style-name="P4">
Publisher: Укринформ (Organization)</text:p>
      <text:p text:style-name="P4">
Published Time: 2023-04-16T22:45:08+03:00</text:p>
      <text:p text:style-name="P4">
Modified Time: 2023-04-16T22:45:08+03:00</text:p>
      <text:p text:style-name="P4">
Description: The representative of Ukraine showed the second result in shooting with a standard small -caliber gun at a distance of 25 meters. - Ukrinform.</text:p>
      <text:p text:style-name="P4">
Images: ["<text:a xlink:type="simple" xlink:href="https://static.ukrinform.com/photos/2023_04/thumb_files/630_360_1681674212-794.jpg" text:style-name="Internet_20_link" text:visited-style-name="Visited_20_Internet_20_Link">
630_360_16816...</text:a>
"]</text:p>
      <text:p text:style-name="P4">
Tags: ['Кульова стрільба']</text:p>
      <text:p text:style-name="P4">
Type: Article</text:p>
      <!--METADATA-->
      <text:p text:style-name="P4">
<draw:frame draw:style-name="fr1" draw:name="Image220" text:anchor-type="as-char" svg:width="6.9236in" svg:height="3.956343in" draw:z-index="0">
<draw:image xlink:href="../Images/yкринформ/2023-04-16T22-45-08-03-00/630_360_1681674212-794.jpg" xlink:type="simple" xlink:show="embed" xlink:actuate="onLoad" draw:mime-type="image/jpeg"/>
</draw:frame>
The representative of Ukraine showed the second result in shooting with a standard malocaliberial gun at a distance of 25 meters.</text:p>
      <text:p text:style-name="P4">
The World Cup with ball shooting is in Lima(Peru), <text:a xlink:type="simple" xlink:href="https://sport.loda.gov.ua/" text:style-name="Internet_20_link" text:visited-style-name="Visited_20_Internet_20_Link">
</text:a>
The press service of the youth and sports management of the Regional State Administration, Ukrinform reports.</text:p>
      <text:p text:style-name="P4">
Anastasia Germany was the second in shooting with a standard malocaliberial gun at a distance of 25 meters. In the first place - Fensyuan from China.</text:p>
      <text:p text:style-name="P4">
The result in Lima is the best personal figure for a Ukrainian career. Last year, the German became a bronze medalist at the Baku World Cup.</text:p>
      <text:p text:style-name="P4">
<text:span text:style-name="T4">
 Read also: </text:span>
 <text:a xlink:type="simple" xlink:href="https://www.ukrinform.ua/rubric-sports/3687684-miznarodna-federacia-strileckogo-sportu-hoce-dopustiti-atletiv-z-rf-ta-bilorusi-do-miznarodnih-turniriv.html" text:style-name="Internet_20_link" text:visited-style-name="Visited_20_Internet_20_Link">
</text:a>
As reported by Ukrinform, at the Polish Vroclawinets in the Polish Vroclawiniets in the Polish Wroclawniec in the Polish Vroclawiniets won silver in shooting with a small-caliber-honeycomb for 25 meters.</text:p>
      <text:p text:style-name="P4">
Photo: Shooting-ukraine.com</text:p>
      <text:p text:style-name="P4">
News Source: <text:a xlink:type="simple" xlink:href="https://www.ukrinform.ua/rubric-sports/3696769-anastasia-nimec-vigrala-sriblo-kubka-svitu-z-kulovoi-strilbi.html" text:style-name="Internet_20_link" text:visited-style-name="Visited_20_Internet_20_Link">
https://www.ukrinform.ua/rubric-sports/3696769-anastasia-nimec-vigrala-sriblo-kubka-svitu-z-kulovoi-strilbi.html</text:a>
</text:p>
      <!--NEWS-->
      <text:h text:style-name="P10" text:outline-level="1">
<text:span text:style-name="T4">
The invaders fired at the Zaporozhye region, damaging the country houses - Ova</text:span>
</text:h>
      <text:p text:style-name="P4">
Authors: Ukrinform (Person)</text:p>
      <text:p text:style-name="P4">
Publisher: Укринформ (Organization)</text:p>
      <text:p text:style-name="P4">
Published Time: 2023-04-16T22:55:00+03:00</text:p>
      <text:p text:style-name="P4">
Modified Time: 2023-04-16T22:55:00+03:00</text:p>
      <text:p text:style-name="P4">
Description: On Sunday, April 16, the Russian military fired the territories of Zaporizhzhya region again. - Ukrinform.</text:p>
      <text:p text:style-name="P4">
Images: ["<text:a xlink:type="simple" xlink:href="https://static.ukrinform.com/photos/2023_04/thumb_files/630_360_1681016947-887.jpg" text:style-name="Internet_20_link" text:visited-style-name="Visited_20_Internet_20_Link">
630_360_16810...</text:a>
"]</text:p>
      <text:p text:style-name="P4">
Tags: ['Обстріл', 'Агресія РФ', 'Запоріжжя', 'Війна з росією']</text:p>
      <text:p text:style-name="P4">
Type: Article</text:p>
      <!--METADATA-->
      <text:p text:style-name="P4">
<draw:frame draw:style-name="fr1" draw:name="Image221" text:anchor-type="as-char" svg:width="6.9236in" svg:height="3.956343in" draw:z-index="0">
<draw:image xlink:href="../Images/yкринформ/2023-04-16T22-55-00-03-00/630_360_1681016947-887.jpg" xlink:type="simple" xlink:show="embed" xlink:actuate="onLoad" draw:mime-type="image/jpeg"/>
</draw:frame>
On Sunday, April 16, the Russian military fired the territories of the Zaporozhye region again.</text:p>
      <text:p text:style-name="P4">
This is stated in <text:a xlink:type="simple" xlink:href="https://t.me/zoda_gov_ua/18299" text:style-name="Internet_20_link" text:visited-style-name="Visited_20_Internet_20_Link">
</text:a>
The heads of Zaporizhzhya Ovayuria Malashka, reports Ukrinform.</text:p>
      <text:p text:style-name="P4">
“The invaders continue to terrorize the civilians of the Zaporizhzhya region in the floors. Broken windows, broken facades, cars, ”Malashko said.</text:p>
      <text:p text:style-name="P4">
<text:span text:style-name="T4">
 Read also: </text:span>
 <text:span text:style-name="T4">
 <text:a xlink:type="simple" xlink:href="https://www.ukrinform.ua/rubric-ato/3696760-vorog-za-dobu-trici-obstrilav-prikordonna-sumsini.html" text:style-name="Internet_20_link" text:visited-style-name="Visited_20_Internet_20_Link">
</text:a>
</text:span>
</text:p>
      <text:p text:style-name="P4">
According to the head of the Ova, as a result of the shelling of the Russian army, there were no casualties.</text:p>
      <text:p text:style-name="P4">
Currently, he said, all profile services work at the site of arrival: eliminate the consequences of the attack and record the next military crime of the Russian Federation.</text:p>
      <text:p text:style-name="P4">
As the agency reported earlier, _ <text:span text:style-name="T4">
 <text:a xlink:type="simple" xlink:href="https://www.ukrinform.ua/rubric-ato/3696750-rosiani-dvici-za-dobu-obstrilali-nikopolsinu.html" text:style-name="Internet_20_link" text:visited-style-name="Visited_20_Internet_20_Link">
</text:a>
. </text:span>
 _</text:p>
      <text:p text:style-name="P4">
News Source: <text:a xlink:type="simple" xlink:href="https://www.ukrinform.ua/rubric-ato/3696773-zagarbniki-obstrilali-zaporizku-oblast-poskodivsi-dacni-budinki-ova.html" text:style-name="Internet_20_link" text:visited-style-name="Visited_20_Internet_20_Link">
https://www.ukrinform.ua/rubric-ato/3696773-zagarbniki-obstrilali-zaporizku-oblast-poskodivsi-dacni-budinki-ova.html</text:a>
</text:p>
      <!--NEWS-->
      <text:h text:style-name="P10" text:outline-level="1">
<text:span text:style-name="T4">
Vladislav Bukhov has won the fifth swimming license for Ukraine for Olympic Games in Paris</text:span>
</text:h>
      <text:p text:style-name="P4">
Authors: Ukrinform (Person)</text:p>
      <text:p text:style-name="P4">
Publisher: Укринформ (Organization)</text:p>
      <text:p text:style-name="P4">
Published Time: 2023-04-16T23:10:00+03:00</text:p>
      <text:p text:style-name="P4">
Modified Time: 2023-04-16T23:10:00+03:00</text:p>
      <text:p text:style-name="P4">
Description: The Ukrainian won the Olympic license at a distance of 50 meters free style. - Ukrinform.</text:p>
      <text:p text:style-name="P4">
Images: ["<text:a xlink:type="simple" xlink:href="https://static.ukrinform.com/photos/2023_04/thumb_files/630_360_1681675041-214.jpg" text:style-name="Internet_20_link" text:visited-style-name="Visited_20_Internet_20_Link">
630_360_16816...</text:a>
"]</text:p>
      <text:p text:style-name="P4">
Tags: ['плавання']</text:p>
      <text:p text:style-name="P4">
Type: Article</text:p>
      <!--METADATA-->
      <text:p text:style-name="P4">
<draw:frame draw:style-name="fr1" draw:name="Image222" text:anchor-type="as-char" svg:width="6.9236in" svg:height="3.956343in" draw:z-index="0">
<draw:image xlink:href="../Images/yкринформ/2023-04-16T23-10-00-03-00/630_360_1681675041-214.jpg" xlink:type="simple" xlink:show="embed" xlink:actuate="onLoad" draw:mime-type="image/jpeg"/>
</draw:frame>
The Ukrainian licensed the Olympic license at a distance of 50 meters free style.</text:p>
      <text:p text:style-name="P4">
The Ukrainian Swimming Team won five licenses for the 2024 Olympic games, which will take place in Paris, it happened according to the results of the Torstockholm Open in Sweden, Ukrinform reports.</text:p>
      <text:p text:style-name="P4">
Earlier, three licenses were obtained by Mikhail Romanchuk(400 meters, free style, 1500 meters, free style, 800 meters, free style). Четверта ліцензія нарахунку Олександра Желтякова (200 meters, back).</text:p>
      <text:p text:style-name="P4">
Останню ж ліцензію для України за результатами Stockholm Open здобув 20-річнийВладислав Бухов. Український плавець виконав норматив на дистанції 50 метріввільним стилем.</text:p>
      <text:p text:style-name="P4">
Олімпійський норматив на 50 м фристайлом складає 21.96 секунд. Виконати йогонамагався ще один українець - Ілля Лінник, однак лише Бухову вдалося пропливтидистанцію з необхідним результатом - норматив випердив на 0.04 секунди (21.92 sec).</text:p>
      <text:p text:style-name="P4">
Бухов вдруге відібрався на Олімпійські ігри. На попередній Олімпіаді в Токіоплавець також виступав на 50 метрах вільним стилем і навіть вийшов допівфіналу та показав 19-й загальний результат.</text:p>
      <text:p text:style-name="P4">
<text:span text:style-name="T4">
Читайте також:</text:span>
 <text:a xlink:type="simple" xlink:href="https://www.ukrinform.ua/rubric-sports/3696736-mihajlo-romancuk-zdobuv-tretu-licenziu-na-olimpijski-igri-u-parizi.html" text:style-name="Internet_20_link" text:visited-style-name="Visited_20_Internet_20_Link">
 <text:span text:style-name="T4">
Романчук</text:span>
 </text:a>
As reported by Ukrinform, today, April 16, Mikhail Romanchuk took NAOI-2024 at a distance of 800 meters free style.</text:p>
      <text:p text:style-name="P4">
Photo: Getty Image</text:p>
      <text:p text:style-name="P4">
News Source: <text:a xlink:type="simple" xlink:href="https://www.ukrinform.ua/rubric-sports/3696770-vladislav-buhov-zdobuv-patu-licenziu-z-plavanna-dla-ukraini-na-olimpijski-igri-u-parizi.html" text:style-name="Internet_20_link" text:visited-style-name="Visited_20_Internet_20_Link">
https://www.ukrinform.ua/rubric-sports/3696770-vladislav-buhov-zdobuv-patu-licenziu-z-plavanna-dla-ukraini-na-olimpijski-igri-u-parizi.html</text:a>
</text:p>
      <!--NEWS-->
      <text:h text:style-name="P10" text:outline-level="1">
<text:span text:style-name="T4">
Danilov: Chinese weapons we are not seeing on our front right now</text:span>
</text:h>
      <text:p text:style-name="P4">
Authors: Ukrinform (Person)</text:p>
      <text:p text:style-name="P4">
Publisher: Укринформ (Organization)</text:p>
      <text:p text:style-name="P4">
Published Time: 2023-04-16T23:18:00+03:00</text:p>
      <text:p text:style-name="P4">
Modified Time: 2023-04-16T23:18:00+03:00</text:p>
      <text:p text:style-name="P4">
Description: NSDC Secretary Alexei Danilov commented on The Washington Post that the secret documents published on the network allegedly contains information that China agreed to provide fatal assistance to Russia. - Ukrinform.</text:p>
      <text:p text:style-name="P4">
Images: ["<text:a xlink:type="simple" xlink:href="https://static.ukrinform.com/photos/2023_04/thumb_files/630_360_1680783799-703.jpg" text:style-name="Internet_20_link" text:visited-style-name="Visited_20_Internet_20_Link">
630_360_16807...</text:a>
"]</text:p>
      <text:p text:style-name="P4">
Tags: ['Китай', 'РНБО', 'Зброя', 'росія', 'Данілов', 'Війна з росією']</text:p>
      <text:p text:style-name="P4">
Type: Article</text:p>
      <!--METADATA-->
      <text:p text:style-name="P4">
<draw:frame draw:style-name="fr1" draw:name="Image223" text:anchor-type="as-char" svg:width="6.9236in" svg:height="3.956343in" draw:z-index="0">
<draw:image xlink:href="../Images/yкринформ/2023-04-16T23-18-00-03-00/630_360_1680783799-703.jpg" xlink:type="simple" xlink:show="embed" xlink:actuate="onLoad" draw:mime-type="image/jpeg"/>
</draw:frame>
Oleksiy Danilov, Secretary, commented on The Washington Post that the secret documents were allegedly contained in the network of secret documents.</text:p>
      <text:p text:style-name="P4">
Danilov said this in an interview with the journalist <text:a xlink:type="simple" xlink:href="https://tsn.ua/exclusive/zliti-dokumenti-pentagonu-danilov-vidpoviv-chi-diysno-rf-vzhe-voyuye-kitayskoyu-zbroyeyu-2309086.html" text:style-name="Internet_20_link" text:visited-style-name="Visited_20_Internet_20_Link">
</text:a>
Alexander Tsaplienko, reports Ukrinform.</text:p>
      <text:p text:style-name="P4">
"If she appeared here, you remember when Iranian strikes appeared, we immediately made a statement. We have disassembled them, as they say, the scamples, and even the data of those countries whose components were used there. Let us turn to officially, why this happened and this must be stopped. Chinese <text:span text:style-name="T4">
 <text:a xlink:type="simple" xlink:href="https://www.ukrinform.ua/tag-zbroa" text:style-name="Internet_20_link" text:visited-style-name="Visited_20_Internet_20_Link">
</text:a>
</text:span>
 We do not see at our front right now, "says NSDC Secretary.</text:p>
      <text:p text:style-name="P4">
<text:span text:style-name="T4">
 Read also: </text:span>
 <text:span text:style-name="T4">
 <text:a xlink:type="simple" xlink:href="https://www.ukrinform.ua/rubric-world/3696764-putin-zustrivsa-z-ministrom-oboroni-kitau-govorili-pro-vijskovu-spivpracu.html" text:style-name="Internet_20_link" text:visited-style-name="Visited_20_Internet_20_Link">
</text:a>
</text:span>
</text:p>
      <text:p text:style-name="P4">
Danilov assured that if Chinese weapons still appear in Russian invaders, Ukraine will immediately inform our society and the world.</text:p>
      <text:p text:style-name="P4">
"But based on the global issues of China, we do not see what he has to do weapons of the Russian Federation. are called somewhat different. So doubtful. So we look, work, we see. Soon we will have a large amount of information on this issue, " - summed up the NSDC secretary.</text:p>
      <text:p text:style-name="P4">
<text:span text:style-name="T4">
 Read also: </text:span>
 <text:span text:style-name="T4">
 <text:a xlink:type="simple" xlink:href="https://www.ukrinform.ua/rubric-world/3696127-kitaj-obicae-ne-prodavati-zbrou-zodnij-storoni-vijni-v-ukraini.html" text:style-name="Internet_20_link" text:visited-style-name="Visited_20_Internet_20_Link">
</text:a>
 </text:span>
</text:p>
      <text:p text:style-name="P4">
Як раніше повідомляло агентство, високий представник ЄС Жозеп Боррель <text:span text:style-name="T5">
<text:span text:style-name="T4">
<text:a xlink:type="simple" xlink:href="https://www.ukrinform.ua/rubric-world/3695859-borrel-nazvav-neperekonlivou-nejtralnist-kitau.html" text:style-name="Internet_20_link" text:visited-style-name="Visited_20_Internet_20_Link">
</text:a>
</text:span>
 </text:span>
, negotiate with President Zelensky and support the withdrawal of Russian troops from the territory of Ukraine.</text:p>
      <text:p text:style-name="P4">
Before that, The Washington Post, with reference to secret documents, reported that Chinese allegedly approved the supply of Russia's weapons.</text:p>
      <text:p text:style-name="P4">
News Source: <text:a xlink:type="simple" xlink:href="https://www.ukrinform.ua/rubric-ato/3696774-danilov-kitajskogo-ozbroenna-mi-zaraz-na-nasomu-fronti-ne-bacimo.html" text:style-name="Internet_20_link" text:visited-style-name="Visited_20_Internet_20_Link">
https://www.ukrinform.ua/rubric-ato/3696774-danilov-kitajskogo-ozbroenna-mi-zaraz-na-nasomu-fronti-ne-bacimo.html</text:a>
</text:p>
      <!--NEWS-->
      <text:h text:style-name="P10" text:outline-level="1">
<text:span text:style-name="T4">
Lutsk was sentenced to the Telegram-channel administrator about the summons</text:span>
</text:h>
      <text:p text:style-name="P4">
Authors: Ukrinform (Person)</text:p>
      <text:p text:style-name="P4">
Publisher: Укринформ (Organization)</text:p>
      <text:p text:style-name="P4">
Published Time: 2023-04-16T23:39:00+03:00</text:p>
      <text:p text:style-name="P4">
Modified Time: 2023-04-16T23:39:00+03:00</text:p>
      <text:p text:style-name="P4">
Description: In the city of Lutsk, the Volyn region condemned the administrator of the local Telegram-channel, which reported where the summons were distributed in the city: he was charged with obstruction of the legitimate activity of the Armed Forces of Ukraine. - Ukrinform.</text:p>
      <text:p text:style-name="P4">
Images: ["<text:a xlink:type="simple" xlink:href="https://static.ukrinform.com/photos/2017_12/thumb_files/630_360_1514464397-1884.jpg" text:style-name="Internet_20_link" text:visited-style-name="Visited_20_Internet_20_Link">
630_360_15144...</text:a>
"]</text:p>
      <text:p text:style-name="P4">
Tags: ['Луцьк', 'Суд', 'Telegram', 'Повістка']</text:p>
      <text:p text:style-name="P4">
Type: Article</text:p>
      <!--METADATA-->
      <text:p text:style-name="P4">
<draw:frame draw:style-name="fr1" draw:name="Image224" text:anchor-type="as-char" svg:width="6.9236in" svg:height="3.956343in" draw:z-index="0">
<draw:image xlink:href="../Images/yкринформ/2023-04-16T23-39-00-03-00/630_360_1514464397-1884.jpg" xlink:type="simple" xlink:show="embed" xlink:actuate="onLoad" draw:mime-type="image/jpeg"/>
</draw:frame>
The city of Volyn region was sentenced to the administrator of the local Telegram-channel, which reported where the city was distributed in the city: he was charged with the conducting of the lawful activity of the Armed Forces of Ukraine.</text:p>
      <text:p text:style-name="P4">
This is stated in the story of the TV channel <text:a xlink:type="simple" xlink:href="https://www.youtube.com/watch" text:style-name="Internet_20_link" text:visited-style-name="Visited_20_Internet_20_Link">
</text:a>
, reports Ukrinform with <text:a xlink:type="simple" xlink:href="https://www.volynnews.com/news/all/zasudyly-admina-telegram-kanalu-de-povistky-lutsk/" text:style-name="Internet_20_link" text:visited-style-name="Visited_20_Internet_20_Link">
</text:a>
Luchanin was administration and ensured the functioning of the deposit group? Lutsk/Volyn Region, which contained information about the time of the Tamis Paying Territories by the employees of the Volyn Territorial Center for Completing and Social Support, which enabled persons to evade military duty to persons.</text:p>
      <text:p text:style-name="P4">
<text:span text:style-name="T4">
 Read also: </text:span>
 <text:span text:style-name="T4">
 <text:a xlink:type="simple" xlink:href="https://www.ukrinform.ua/rubric-society/3694408-povistki-dozvolili-vrucati-nezalezno-vid-misca-vijskovogo-obliku-postanova-uradu.html" text:style-name="Internet_20_link" text:visited-style-name="Visited_20_Internet_20_Link">
</text:a>
</text:span>
</text:p>
      <text:p text:style-name="P4">
The Telegram channel itself was discovered in March. Law enforcement officers searched the man's home. He was awarded five years in the last year.</text:p>
      <text:p text:style-name="P4">
As the agency reported earlier, the government allowed to hand over <text:span text:style-name="T4">
 <text:a xlink:type="simple" xlink:href="https://www.ukrinform.ua/tag-povistka" text:style-name="Internet_20_link" text:visited-style-name="Visited_20_Internet_20_Link">
</text:a>
</text:span>
 Regardless of the place of military unit.</text:p>
      <text:p text:style-name="P4">
News Source: <text:a xlink:type="simple" xlink:href="https://www.ukrinform.ua/rubric-regions/3696775-u-lucku-zasudili-administratora-telegramkanalu-pro-povistki.html" text:style-name="Internet_20_link" text:visited-style-name="Visited_20_Internet_20_Link">
https://www.ukrinform.ua/rubric-regions/3696775-u-lucku-zasudili-administratora-telegramkanalu-pro-povistki.html</text:a>
</text:p>
      <!--NEWS-->
      <text:h text:style-name="P10" text:outline-level="1">
<text:span text:style-name="T4">
YouTube allows you to post videos that advertise Wagner PVC - Sunday Times</text:span>
</text:h>
      <text:p text:style-name="P4">
Authors: Ukrinform (Person)</text:p>
      <text:p text:style-name="P4">
Publisher: Укринформ (Organization)</text:p>
      <text:p text:style-name="P4">
Published Time: 2023-04-16T23:51:00+03:00</text:p>
      <text:p text:style-name="P4">
Modified Time: 2023-04-16T23:51:00+03:00</text:p>
      <text:p text:style-name="P4">
Description: YouTube video platform allows you to post videos that advertise the private military company Wagner, founded by Yevgeny Prigogin. - Ukrinform.</text:p>
      <text:p text:style-name="P4">
Images: ["<text:a xlink:type="simple" xlink:href="https://static.ukrinform.com/photos/2023_03/thumb_files/630_360_1679564904-243.jpg" text:style-name="Internet_20_link" text:visited-style-name="Visited_20_Internet_20_Link">
630_360_16795...</text:a>
"]</text:p>
      <text:p text:style-name="P4">
Tags: ['Реклама', 'YouTube', 'ПВК "Вагнера"', 'Війна з росією']</text:p>
      <text:p text:style-name="P4">
Type: Article</text:p>
      <!--METADATA-->
      <text:p text:style-name="P4">
<draw:frame draw:style-name="fr1" draw:name="Image225" text:anchor-type="as-char" svg:width="6.9236in" svg:height="3.956343in" draw:z-index="0">
<draw:image xlink:href="../Images/yкринформ/2023-04-16T23-51-00-03-00/630_360_1679564904-243.jpg" xlink:type="simple" xlink:show="embed" xlink:actuate="onLoad" draw:mime-type="image/jpeg"/>
</draw:frame>
YouTube video platform allows you to post videos that advertise the Wagner Private Company, founded by Yevgeny Prigogine.</text:p>
      <text:p text:style-name="P4">
This is informed <text:a xlink:type="simple" xlink:href="https://www.thetimes.co.uk/article/wagner-group-russia-ukraine-war-propaganda-big-tech-j5ncgjbvd" text:style-name="Internet_20_link" text:visited-style-name="Visited_20_Internet_20_Link">
</text:a>
, reports Ukrinform.</text:p>
      <text:p text:style-name="P4">
Thus, on the platform and in other social networks, dozens of propaganda videos that glorify the Wagner PEC - the company, who are accused of war in Ukraine and in other countries.</text:p>
      <text:p text:style-name="P4">
<text:span text:style-name="T4">
 Read also: </text:span>
 <text:span text:style-name="T4">
 <text:a xlink:type="simple" xlink:href="https://www.ukrinform.ua/rubric-world/3695557-rada-es-zaprovadila-sankcii-proti-pvk-vagner.html" text:style-name="Internet_20_link" text:visited-style-name="Visited_20_Internet_20_Link">
</text:a>
</text:span>
</text:p>
      <text:p text:style-name="P4">
In addition, these videos collect money for PVC ammunition. They are also called for an audience to join the group of mercenaries, which is bursting with several Western governments. In particular, the United States recognized it as a "transnational criminal organization", and the United Kingdom has submitted a remedial list of its founder Prison.</text:p>
      <text:p text:style-name="P4">
<text:span text:style-name="T4">
 Read also: </text:span>
 <text:span text:style-name="T4">
 <text:a xlink:type="simple" xlink:href="https://www.ukrinform.ua/rubric-ato/3694630-vagnerivciv-vistacit-na-dva-misaci-akso-ne-zminat-taktiku-cerevatij.html" text:style-name="Internet_20_link" text:visited-style-name="Visited_20_Internet_20_Link">
</text:a>
</text:span>
</text:p>
      <text:p text:style-name="P4">
The Youtube representative, in turn, said that a video with this content is forbidden to place on the platform.</text:p>
      <text:p text:style-name="P4">
"Content intended for praising, promoting or assisting violent extremist or criminal organizations is forbidden on YouTube. Gooogle undertakes to comply with US laws on sanctions and implements a relevant policy, despite its terms of service," he said.</text:p>
      <text:p text:style-name="P4">
<text:span text:style-name="T4">
 Read also: </text:span>
 <text:span text:style-name="T4">
 <text:a xlink:type="simple" xlink:href="https://www.ukrinform.ua/rubric-ato/3696340-prigozin-spodivaetsa-otrimati-vigodu-vid-porazki-moskvi-v-ukraini-isw.html" text:style-name="Internet_20_link" text:visited-style-name="Visited_20_Internet_20_Link">
</text:a>
</text:span>
</text:p>
      <text:p text:style-name="P4">
As the agency reported earlier, the mercenaries of the Wagner PEC, which are now active in the Bakhmut direction, in the short term _ <text:span text:style-name="T4">
 <text:a xlink:type="simple" xlink:href="https://www.ukrinform.ua/rubric-ato/3694850-rosiani-dosagli-okremih-uspihiv-na-bahmutskomu-napramku-viklucno-masnimi-sturmami-zsu.html" text:style-name="Internet_20_link" text:visited-style-name="Visited_20_Internet_20_Link">
</text:a>
</text:span>
 _</text:p>
      <text:p text:style-name="P4">
News Source: <text:a xlink:type="simple" xlink:href="https://www.ukrinform.ua/rubric-ato/3696776-youtube-dozvolae-rozmisuvati-video-aki-reklamuut-pvk-vagner-sunday-times.html" text:style-name="Internet_20_link" text:visited-style-name="Visited_20_Internet_20_Link">
https://www.ukrinform.ua/rubric-ato/3696776-youtube-dozvolae-rozmisuvati-video-aki-reklamuut-pvk-vagner-sunday-times.html</text:a>
</text:p>
      <!--NEWS-->
      <text:h text:style-name="P10" text:outline-level="1">
<text:span text:style-name="T4">
JIT investigators will investigate in Ukraine a crime of genocide committed by the Russian Federation</text:span>
</text:h>
      <text:p text:style-name="P4">
Author: ['АРМІЯINFORM']</text:p>
      <text:p text:style-name="P4">
Time: 2023-04-16T49:00:00-04:00</text:p>
      <text:p text:style-name="P4">
Description: The VILNYUSIS OF SPILENCHICALY GOODS ROSSLIDUANNE of heavy miracles of the MIMIL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123-2.jpg" text:style-name="Internet_20_link" text:visited-style-name="Visited_20_Internet_20_Link">
123-2.jpg</text:a>
']</text:p>
      <text:p text:style-name="P4">
Tags: ['JIT', 'STOPRUSSIA', 'ВОЄННІ ЗЛОЧИНИ ЗС РФ', 'ВТОРГНЕННЯ РФ', 'ГЕНОЦИД УКРАЇНЦІВ', 'ЄВРОЮСТ', 'МІНРЕІНТЕГРАЦІЇ']</text:p>
      <text:p text:style-name="P4">
Category: News</text:p>
      <!--METADATA-->
      <text:p text:style-name="P4">
<draw:frame draw:style-name="fr1" draw:name="Image226" text:anchor-type="as-char" svg:width="6.9236in" svg:height="4.055251in" draw:z-index="0">
<draw:image xlink:href="../Images/AРМІЯINFORM/2023-04-16T49-00-00-04-00/123-2.jpg" xlink:type="simple" xlink:show="embed" xlink:actuate="onLoad" draw:mime-type="image/jpeg"/>
</draw:frame>
In Vilnius, members of a joint investigative group on investigation of difficult international rays in Ukraine(JIT — Joint Investigation Team)They signed an agreement on investigation not only of war crimes but also of genocide crime, informs <text:a xlink:type="simple" xlink:href="https://minre.gov.ua/2023/04/15/chleny-spilnoyi-grupy-z-rozsliduvannya-tyazhkyh-mizhnarodnyh-zlochyniv-v-ukrayini-pidpysaly-ugodu-pro-rozsliduvannya-zlochynu-genoczydu/" text:style-name="Internet_20_link" text:visited-style-name="Visited_20_Internet_20_Link">
press service</text:a>
Ministry of Reintegration.</text:p>
      <text:p text:style-name="P4">
It is noted that JIT includes Ukraine, Poland, Lithuania, Estonia, Latvia, Slovakia and Romania. Its participants are Euras and for the first time in its history - the office of the prosecutor of the International Criminal Court.</text:p>
      <text:p text:style-name="P4">
“The members of the group concluded that from the first days of a full -scale invasion, it was obvious that the mass and systematicity of war crimes committed by the occupied territories of Ukraine had the signs of a campaign of persecution of Ukrainian as a national group. In particular, more than 19,000 cases of forced deportation of children have been recorded, ”the message reads.</text:p>
      <text:p text:style-name="P4">
Therefore, the agreement will facilitate the investigation of the crime of genocide in Ukraine, the exchange of evidence. JIT will be strengthened by international experts.</text:p>
      <text:p text:style-name="P4">
The department emphasized that this is an important step towards identifying and bringing the reference of all those involved in this terrible crime in Ukraine. This is the power signal of the aggressor on the inevitability of punishment, as Ukraine's international support is only increasing.</text:p>
      <text:p text:style-name="P4">
News Source: <text:a xlink:type="simple" xlink:href="https://armyinform.com.ua/2023/04/16/slidchi-jit-rozsliduvatymut-v-ukrayini-zlochyn-genoczydu-vchynenyj-rf/" text:style-name="Internet_20_link" text:visited-style-name="Visited_20_Internet_20_Link">
https://armyinform.com.ua/2023/04/16/slidchi-jit-rozsliduvatymut-v-ukrayini-zlochyn-genoczydu-vchynenyj-rf/</text:a>
</text:p>
      <!--NEWS-->
      <text:h text:style-name="P10" text:outline-level="1">
<text:span text:style-name="T4">
The machines were given to the old, half of the "wedge" - the interception of the GUR</text:span>
</text:h>
      <text:p text:style-name="P4">
Author: ['АРМІЯINFORM']</text:p>
      <text:p text:style-name="P4">
Time: 2023-04-16T50:00:00-04:00</text:p>
      <text:p text:style-name="P4">
Description: Zaggarbnik is a combat -carbar at those, Sho Ukrainian Vіsyskovі, it is attacked by the їkhnі ... war with Ukraine 2022, the war with Ukraine latest news today, news war with Ukraine 2022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12345.jpg" text:style-name="Internet_20_link" text:visited-style-name="Visited_20_Internet_20_Link">
12345.jpg</text:a>
']</text:p>
      <text:p text:style-name="P4">
Tags: ['STOPRUSSIA', 'ВТОРГНЕННЯ РФ', 'ГУР МО УКРАЇНИ', 'ДУТА ВЕЛИЧ РОСАРМІЇ']</text:p>
      <text:p text:style-name="P4">
Category: News</text:p>
      <!--METADATA-->
      <text:p text:style-name="P4">
<draw:frame draw:style-name="fr1" draw:name="Image227" text:anchor-type="as-char" svg:width="6.9236in" svg:height="2.881748in" draw:z-index="0">
<draw:image xlink:href="../Images/AРМІЯINFORM/2023-04-16T50-00-00-04-00/12345.jpg" xlink:type="simple" xlink:show="embed" xlink:actuate="onLoad" draw:mime-type="image/jpeg"/>
</draw:frame>
The invader complained to his wife that the Ukrainian military powerful their positions in the Zaporozhye region, as well as extremely poor disposal.</text:p>
      <text:p text:style-name="P4">
This is evidenced by <text:a xlink:type="simple" xlink:href="https://t.me/DIUkraine/2200" text:style-name="Internet_20_link" text:visited-style-name="Visited_20_Internet_20_Link">
intercepting telephone conversation</text:a>
, published by the Main Directorate of Intelligence of the Ministry of Defense.</text:p>
      <text:p text:style-name="P4">
It is also clear from the audio recording that the occupiers feel "as an environment" in their positions through shelling by the Ukrainian military. At the same time, the Russian woman is that they have nothing to oppose the Ukrainian forces of defense - they have no nyazchet, nor technology.</text:p>
      <text:p text:style-name="P4">
"They do not touch us, why touch us?" The platoon is small, no use of us. We are no technique, there is nothing that we oppose them? Nothing!They do not translate the shells of Nanas. And if needed, they will turn at a time. Yes, we were also given to us - the old ones. Other units - they have new ones, and they have an old one, half of the "wedge", - says the occupier.</text:p>
      <text:p text:style-name="P4">
News Source: <text:a xlink:type="simple" xlink:href="https://armyinform.com.ua/2023/04/16/avtomaty-nam-vydaly-stari-polovyna-klynyt-perehoplennya-gur/" text:style-name="Internet_20_link" text:visited-style-name="Visited_20_Internet_20_Link">
https://armyinform.com.ua/2023/04/16/avtomaty-nam-vydaly-stari-polovyna-klynyt-perehoplennya-gur/</text:a>
</text:p>
      <!--NEWS-->
      <text:h text:style-name="P10" text:outline-level="1">
<text:span text:style-name="T4">
Restoration of Ukraine: a grant agreement on Japan is signed $ 400 million.</text:span>
</text:h>
      <text:p text:style-name="P4">
Author: ['АРМІЯINFORM']</text:p>
      <text:p text:style-name="P4">
Time: 2023-04-16T51:00:00-04:00</text:p>
      <text:p text:style-name="P4">
Description: Koshti will be visible as part of the tests of the Ekstrown Vydlovnn, aimed at the critical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336393880_281640394200419_4976586122701812281_n.jpg" text:style-name="Internet_20_link" text:visited-style-name="Visited_20_Internet_20_Link">
336393880_281640394200419_4976586122701812281_n.jpg</text:a>
']</text:p>
      <text:p text:style-name="P4">
Tags: ['ГРАНТ', 'ДОПОМОГА ПАРТНЕРІВ', 'СВІТ ПІДТРИМУЄ УКРАЇНУ', 'ЯПОНІЯ']</text:p>
      <text:p text:style-name="P4">
Category: News</text:p>
      <!--METADATA-->
      <text:p text:style-name="P4">
<draw:frame draw:style-name="fr1" draw:name="Image228" text:anchor-type="as-char" svg:width="6.9236in" svg:height="4.615733in" draw:z-index="0">
<draw:image xlink:href="../Images/AРМІЯINFORM/2023-04-16T51-00-00-04-00/336393880_281640394200419_4976586122701812281_n.jpg" xlink:type="simple" xlink:show="embed" xlink:actuate="onLoad" draw:mime-type="image/jpeg"/>
</draw:frame>
The funds will be allocated under the emergency recovery program, directed critical infrastructure. The agreement on the allocation of a grant from the Government of Japan was agreed at the end of March 2023. About it <text:a xlink:type="simple" xlink:href="https://www.kmu.gov.ua/news/vidnovlennia-ukrainy-pidpysana-hrantova-uhoda-pro-vydilennia-iaponiieiu-400-mln-dol" text:style-name="Internet_20_link" text:visited-style-name="Visited_20_Internet_20_Link">
reports</text:a>
Government portal.</text:p>
      <text:p text:style-name="P4">
On April 14, 2023, a grant agreement was signed by the Viceremier-Minister of Ukraine-Minister of Community Development, Territories and Infrastructure Olekskubrakov and Senior Deputy Director General Jica Hidh Kobayas.</text:p>
      <text:p text:style-name="P4">
“I want to thank the Government of Japan for systematic assistance to Ukraine. This is already a Garant Agreement, signed with the JICA International Cooperation Agency. Such adventure allows us to quickly and qualitatively implement projects from the speed of humanitarian recovery.</text:p>
      <text:p text:style-name="P4">
First of all, it is about ensuring the basic needs of our citizens of critical infrastructure.</text:p>
      <text:p text:style-name="P4">
The civilized world has not been left aside from the solution of extremely difficult problems in Ukraine due to a full -scale war. And we appreciate this support. From our own way, we do everything to make the recovery processes as transparent and accountable as possible, ”said Alexander Kubrakov.</text:p>
      <text:p text:style-name="P4">
The funds will be allocated to improve and maintain the following areas:</text:p>
      <ul>
        <li>
          <text:p text:style-name="P4">
Humanitarian Demand Equipment</text:p>
        </li>
        <li>
          <text:p text:style-name="P4">
Transport service</text:p>
        </li>
        <li>
          <text:p text:style-name="P4">
energy service</text:p>
        </li>
        <li>
          <text:p text:style-name="P4">
Management of waste of destruction</text:p>
        </li>
        <li>
          <text:p text:style-name="P4">
water supply</text:p>
        </li>
        <li>
          <text:p text:style-name="P4">
medical equipment</text:p>
        </li>
        <li>
          <text:p text:style-name="P4">
Equipment for providing educational services</text:p>
        </li>
        <li>
          <text:p text:style-name="P4">
Agrarian sector</text:p>
        </li>
        <li>
          <text:p text:style-name="P4">
Sector of Public Broadcasting</text:p>
        </li>
        <li>
          <text:p text:style-name="P4">
sector of utilities at the level of local self -government bodies.</text:p>
        </li>
      </ul>
      <text:p text:style-name="P4">
In addition, the Government of Japan will allocate $ 70 million grant support for Ukraine's restoration through the UN Development Program mechanism. In general, an agreement between Ukraine and Japan has been reached since the beginning of the year to allocate more than 600 million to Ukraine.</text:p>
      <text:p text:style-name="P4">
Jica is a world -renowned Japanese Government Organization for the provision of technical, grant assistance and preferential loans to governments of foreign countries.</text:p>
      <text:p text:style-name="P4">
News Source: <text:a xlink:type="simple" xlink:href="https://armyinform.com.ua/2023/04/16/vidnovlennya-ukrayiny-pidpysana-grantova-ugoda-pro-vydilennya-yaponiyeyu-400-mln-dol/" text:style-name="Internet_20_link" text:visited-style-name="Visited_20_Internet_20_Link">
https://armyinform.com.ua/2023/04/16/vidnovlennya-ukrayiny-pidpysana-grantova-ugoda-pro-vydilennya-yaponiyeyu-400-mln-dol/</text:a>
</text:p>
      <!--NEWS-->
      <text:h text:style-name="P10" text:outline-level="1">
<text:span text:style-name="T4">
Military units do not participate in the exchanges of prisoners but submit the necessary documents to the competent authorities</text:span>
</text:h>
      <text:p text:style-name="P4">
Author: ['АРМІЯINFORM']</text:p>
      <text:p text:style-name="P4">
Time: 2023-04-16T52:00:00-04:00</text:p>
      <text:p text:style-name="P4">
Description: About Tsdomiv, the representative of the Coordinatial Headquarters Zwan Potanennya ... The war with Ukraine 2022, the war with Ukraine is the latest news today, the war with Ukraine 2022 is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photo_2023-04-14_17-11-46.jpg" text:style-name="Internet_20_link" text:visited-style-name="Visited_20_Internet_20_Link">
photo_2023-04-14_17-11-46.jpg</text:a>
']</text:p>
      <text:p text:style-name="P4">
Tags: ['STOPRUSSIA', 'ВОЄННІ ЗЛОЧИНИ ЗС РФ', 'ВТОРГНЕННЯ РФ', 'КООРДИНАЦІЙНИЙ ШТАБ', 'ОБМІН ПОЛОНЕНИХ']</text:p>
      <text:p text:style-name="P4">
Category: News</text:p>
      <!--METADATA-->
      <text:p text:style-name="P4">
<draw:frame draw:style-name="fr1" draw:name="Image229" text:anchor-type="as-char" svg:width="6.9236in" svg:height="4.823441in" draw:z-index="0">
<draw:image xlink:href="../Images/AРМІЯINFORM/2023-04-16T52-00-00-04-00/photo_2023-04-14_17-11-46.jpg" xlink:type="simple" xlink:show="embed" xlink:actuate="onLoad" draw:mime-type="image/jpeg"/>
</draw:frame>
About it <text:a xlink:type="simple" xlink:href="https://t.me/Koord_shtab/841" text:style-name="Internet_20_link" text:visited-style-name="Visited_20_Internet_20_Link">
reported</text:a>
A representative of the coordination Staff on the management of prisoners of war during a meeting with families of the 63rd separate mechanized brigade.</text:p>
      <text:p text:style-name="P4">
One of the issues raised during the meeting was the possibility of receiving information about the circumstances of the disappearance of the serviceman. As the representative of the military unit noted, all documents that do not have restrictions, including extracts from the materials of the official investigation, can be observed in the manner prescribed by law. Relatives should refer to dottorial centers of staffing and social support(formerly competences)with a relevant request. He also added that the military unit does not take in exchanges, but submits all the necessary documents to the competent houses.</text:p>
      <text:p text:style-name="P4">
The staff representative noted that an important source of information is the evidence of the invaded from captivity. They provide valuable information: health, holding of captivity, probable location. A certain amount of information, such as photos or videos from open sources, find and transmit the relatives of the serviceman.</text:p>
      <text:p text:style-name="P4">
News Source: <text:a xlink:type="simple" xlink:href="https://armyinform.com.ua/2023/04/16/vijskovi-chastyny-ne-berut-uchasti-v-obminah-polonenyh-ale-podayut-neobhidni-dokumenty-do-kompetentnyh-organiv/" text:style-name="Internet_20_link" text:visited-style-name="Visited_20_Internet_20_Link">
https://armyinform.com.ua/2023/04/16/vijskovi-chastyny-ne-berut-uchasti-v-obminah-polonenyh-ale-podayut-neobhidni-dokumenty-do-kompetentnyh-organiv/</text:a>
</text:p>
      <!--NEWS-->
      <text:h text:style-name="P10" text:outline-level="1">
<text:span text:style-name="T4">
11.5 years in prison received the FSB informant who cited the calibers on Nikolaev</text:span>
</text:h>
      <text:p text:style-name="P4">
Author: ['АРМІЯINFORM']</text:p>
      <text:p text:style-name="P4">
Time: 2023-04-16T53:00:00-04:00</text:p>
      <text:p text:style-name="P4">
Description: The Service of the Bezpeki of Ukraine Zibralai Bezeni -Propesi Vini Shchens of one FSB INFORMATOR, Yaki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111-1.jpg" text:style-name="Internet_20_link" text:visited-style-name="Visited_20_Internet_20_Link">
111-1.jpg</text:a>
', '<text:a xlink:type="simple" xlink:href="https://armyinform.com.ua/wp-content/uploads/2023/04/333-150x150.jpg" text:style-name="Internet_20_link" text:visited-style-name="Visited_20_Internet_20_Link">
333-150x150.jpg</text:a>
', '<text:a xlink:type="simple" xlink:href="https://armyinform.com.ua/wp-content/uploads/2023/04/222-150x150.jpg" text:style-name="Internet_20_link" text:visited-style-name="Visited_20_Internet_20_Link">
222-150x150.jpg</text:a>
']</text:p>
      <text:p text:style-name="P4">
Tags: ['STOPRUSSIA', 'ВОЄННІ ЗЛОЧИНИ ЗС РФ', 'ВТОРГНЕННЯ РФ', 'ЗРАДНИК', 'КАЛІБР', 'СБУ']</text:p>
      <text:p text:style-name="P4">
Category: News</text:p>
      <!--METADATA-->
      <text:p text:style-name="P4">
<draw:frame draw:style-name="fr1" draw:name="Image230" text:anchor-type="as-char" svg:width="6.9236in" svg:height="5.80658in" draw:z-index="0">
<draw:image xlink:href="../Images/AРМІЯINFORM/2023-04-16T53-00-00-04-00/111-1.jpg" xlink:type="simple" xlink:show="embed" xlink:actuate="onLoad" draw:mime-type="image/jpeg"/>
</draw:frame>
The Security Service of Ukraine has gathered unquestionable evidence of the fault of another informator FSB, which operated in frontline areas in the south of Ukraine. The attacker corrected the ropes on Nikolaev with Russian winged rockets "Caliber".</text:p>
      <text:p text:style-name="P4">
About it <text:a xlink:type="simple" xlink:href="https://www.facebook.com/SecurSerUkraine/posts/pfbid02p6b2bps41mw6ap1NfYnxdCdYYqTE2Tsx8eoAHaBoNMNWQzowmXMUMTyusF8FrVLpl" text:style-name="Internet_20_link" text:visited-style-name="Visited_20_Internet_20_Link">
reports</text:a>
SBU Press Center.</text:p>
      <text:p text:style-name="P4">
In addition, as it is noted, he collected explored on the places of base and proceedings of the units of defense forces in the territory of the region.</text:p>
      <text:p text:style-name="P4">
First of all, the hostile associate tried to identify the artillery's combat positions of the Tsysystems of the Armed Forces of the Armed Forces.</text:p>
      <text:p text:style-name="P4">
“The security service staff detained the attacker in early August during the counter -pride -acting events in Mykolaiv region. According to the materials of the SBU, he judged him eleven and a half years of imprisonment, ”the presentation said.</text:p>
      <text:p text:style-name="P4">
According to investigators, the hostile informant was a resident of the regional center. In early summer, the Russian intelligence service attracted it to Doneglass cooperation through a representative of the MGB DNR.</text:p>
      <text:p text:style-name="P4">
In the field of view of the enemy, he got on one of the pro-Kremlin telegrams, where he regularly justified Russian armed aggression against Ukraine.</text:p>
      <text:p text:style-name="P4">
<text:a xlink:type="simple" xlink:href="https://armyinform.com.ua/wp-content/uploads/2023/04/333.jpg" text:style-name="Internet_20_link" text:visited-style-name="Visited_20_Internet_20_Link">
!(Images/AРМІЯINFORM/2023-04-16T53-00-00-04-00/333-150x150.jpg)</text:a>
</text:p>
      <text:p text:style-name="P4">
<text:a xlink:type="simple" xlink:href="https://armyinform.com.ua/wp-content/uploads/2023/04/222.jpg" text:style-name="Internet_20_link" text:visited-style-name="Visited_20_Internet_20_Link">
<draw:frame draw:style-name="fr1" draw:name="Image231" text:anchor-type="as-char" svg:width="6.9236in" svg:height="6.9236in" draw:z-index="0">
<draw:image xlink:href="../Images/AРМІЯINFORM/2023-04-16T53-00-00-04-00/222-150x150.jpg" xlink:type="simple" xlink:show="embed" xlink:actuate="onLoad" draw:mime-type="image/jpeg"/>
</draw:frame>
</text:a>
During the search, the attacker found a mobile phone that he used to communicate with the invaders.</text:p>
      <text:p text:style-name="P4">
On the basis of the evidence collected, the court found it guilty of two articles of the Criminal Code of Ukraine:</text:p>
      <text:p text:style-name="P4">
Part 3 of Art. 114-2(Unauthorized dissemination of information on the direction, movement of weapons, weapons and ammunition to Ukraine, movement, movement of the Armory Forces of Ukraine or other formed in accordance with the laws);</text:p>
      <text:p text:style-name="P4">
even. 2 you. 3 st. 436-2(justification, recognition legitimate, denial of armed aggression of the Russian Federation against Ukraine, glorification of its participants).</text:p>
      <text:p text:style-name="P4">
Служба безпеки наголошує на невідворотності покарання за злочини проти нашоїдержави.</text:p>
      <text:p text:style-name="P4">
Розслідування проводили співробітники СБУ у Миколаївській області запроцесуального керівництва обласної прокуратури.</text:p>
      <text:p text:style-name="P4">
News Source: <text:a xlink:type="simple" xlink:href="https://armyinform.com.ua/2023/04/16/115-rokiv-uvyaznennya-otrymav-informator-fsb-yakyj-navodyv-kalibry-na-mykolayiv/" text:style-name="Internet_20_link" text:visited-style-name="Visited_20_Internet_20_Link">
https://armyinform.com.ua/2023/04/16/115-rokiv-uvyaznennya-otrymav-informator-fsb-yakyj-navodyv-kalibry-na-mykolayiv/</text:a>
</text:p>
      <!--NEWS-->
      <text:h text:style-name="P10" text:outline-level="1">
<text:span text:style-name="T4">
Traitors-law enforcement officers "earned" in the service in the Russian Federation for up to 15 years in prison</text:span>
</text:h>
      <text:p text:style-name="P4">
Author: ['АРМІЯINFORM']</text:p>
      <text:p text:style-name="P4">
Time: 2023-04-16T54:00:00-04:00</text:p>
      <text:p text:style-name="P4">
Description: The prosecutors of the Luhanskoe prosecutors sent to the court accusable assets Stosno ... The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whatsapp_image_2023_04_08_at_14.25.59.jpeg" text:style-name="Internet_20_link" text:visited-style-name="Visited_20_Internet_20_Link">
whatsapp_image_2023_04_08_at_14.25.59.jpeg</text:a>
']</text:p>
      <text:p text:style-name="P4">
Tags: ['STOPRUSSIA', 'ВТОРГНЕННЯ РФ', 'ЗРАДНИКИ', 'ЛУГАНСЬКА ОБЛАСТЬ', 'НАЦПОЛІЦІЯ']</text:p>
      <text:p text:style-name="P4">
Category: News</text:p>
      <!--METADATA-->
      <text:p text:style-name="P4">
<draw:frame draw:style-name="fr1" draw:name="Image232" text:anchor-type="as-char" svg:width="6.9236in" svg:height="3.894525in" draw:z-index="0">
<draw:image xlink:href="../Images/AРМІЯINFORM/2023-04-16T54-00-00-04-00/whatsapp_image_2023_04_08_at_14.25.59.jpeg" xlink:type="simple" xlink:show="embed" xlink:actuate="onLoad" draw:mime-type="image/jpeg"/>
</draw:frame>
Prosecutors of the Luhansk Regional Prosecutor's Office sent an indictment to two law enforcement officers upon state betrayal.(Part 2 of Art. 111 of the Criminal Code of Ukraine), reports <text:a xlink:type="simple" xlink:href="https://lug.gp.gov.ua/ua/news.html" text:style-name="Internet_20_link" text:visited-style-name="Visited_20_Internet_20_Link">
press service</text:a>
Lugansk Regional Prosecutor's Office.</text:p>
      <text:p text:style-name="P4">
"The investigation found that in April 2022 the guardian of the voyonized protection of the Lysychansk city department of the police department in the Luhansk region and the investigator body in the temporarily occupied territory of Luhansk region - in the "Belovodsk District Internal Affairs Department of the Ministry of Internal Affairs of the LNR", - the message reads.</text:p>
      <text:p text:style-name="P4">
Currently, the materials of the accusations are sent to the Novomoskovsk City District Administration of Dnipropetrovsk region for consideration. Special pre -trial investigations were carried out by investigators of the territorial administration of the DBR, located in Kramatorsk, with the operational support of the Lugansk Directorate of the Divbna Police of Ukraine.</text:p>
      <text:p text:style-name="P4">
News Source: <text:a xlink:type="simple" xlink:href="https://armyinform.com.ua/2023/04/16/zradnyky-pravoohoronczi-zarobyly-na-sluzhbi-u-rf-na-15-rokiv-v-uvyaznenni/" text:style-name="Internet_20_link" text:visited-style-name="Visited_20_Internet_20_Link">
https://armyinform.com.ua/2023/04/16/zradnyky-pravoohoronczi-zarobyly-na-sluzhbi-u-rf-na-15-rokiv-v-uvyaznenni/</text:a>
</text:p>
      <!--NEWS-->
      <text:h text:style-name="P10" text:outline-level="1">
<text:span text:style-name="T4">
More than 100 schools will be restored in partnership with UNDP and UNOPS</text:span>
</text:h>
      <text:p text:style-name="P4">
Author: ['АРМІЯINFORM']</text:p>
      <text:p text:style-name="P4">
Time: 2023-04-16T55:00:00-04:00</text:p>
      <text:p text:style-name="P4">
Description: Mnistry Rosvitka Gromad, Teritarian Ta іnfrastrostrukuri, Program of the United Nations (UNDP)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2a30d52aed2be731.jpg" text:style-name="Internet_20_link" text:visited-style-name="Visited_20_Internet_20_Link">
2a30d52aed2be731.jpg</text:a>
']</text:p>
      <text:p text:style-name="P4">
Tags: ['STOPRUSSIA', 'UNOPS', 'ВТОРГНЕННЯ РФ', 'ООН', 'ШКОЛА']</text:p>
      <text:p text:style-name="P4">
Category: News</text:p>
      <!--METADATA-->
      <text:p text:style-name="P4">
<draw:frame draw:style-name="fr1" draw:name="Image233" text:anchor-type="as-char" svg:width="6.9236in" svg:height="3.894525in" draw:z-index="0">
<draw:image xlink:href="../Images/AРМІЯINFORM/2023-04-16T55-00-00-04-00/2a30d52aed2be731.jpg" xlink:type="simple" xlink:show="embed" xlink:actuate="onLoad" draw:mime-type="image/jpeg"/>
</draw:frame>
Ministry of Community Development, Territories and Infrastructure, UN Development Program(UNDP)and Office of the United Nations Department for Project Service(Unops)They agreed on joint activities in the implementation of two pro-renewal of schools-Echo4schooles-UA and "Restoration of Schools in Ukraine" <text:a xlink:type="simple" xlink:href="https://www.kmu.gov.ua/news/oleksandr-kubrakov-u-partnerstvi-z-proon-ta-unops-bude-vidnovleno-ponad-100-shkil" text:style-name="Internet_20_link" text:visited-style-name="Visited_20_Internet_20_Link">
informs</text:a>
Government portal</text:p>
      <text:p text:style-name="P4">
Within the framework of these projects, which are implemented with the assistance of the first lady of Olenizlenskaya, it is planned to repair and upgrade more than 100 schools in 14 region of Ukraine.</text:p>
      <text:p text:style-name="P4">
“I thank the partners from the UN and UNOPS development program for working and willing to work promptly for the start of the new school year to be tolerated for many Ukrainian. We only expect to deepen cooperation. Restoration of educational infrastructure is one of the necessary conditions for Ukrainian return home. I would like to express special gratitude to the European Commission, which has allocated € 1,000 for the restoration and modernization of schools, including within the framework of the projects. For assistance, the commission will work jointly by changing the development of communities, territories and infrastructure and the Olenizlenskaya Foundation. We understand how important it is for Ukrainian families to be protected in a time -time school infrastructure, so we will make these projects not only like that, but better. Yes, special emphasis in both projects has improved infrastructure safety, in particular by repairing and necessary for the bomb shelter, ”commented Viceremier-Minister for Recovery of Ukraine-Minister of Community Development, Territories and Infrastructure Alexandercubrakov.</text:p>
      <text:p text:style-name="P4">
<text:span text:style-name="T4">
 Reference </text:span>
</text:p>
      <text:p text:style-name="P4">
_ <text:span text:style-name="T4">
 "ECHO4SCHOOLS-UA: Repair/modernization of schools in victims of war regions" </text:span>
 _</text:p>
      <text:p text:style-name="P4">
The UNDP project is aimed at carrying out current repairs of at least 50 schools in 10 regions of Ukraine. Preparation for the tender is already underway. In the future, it is planned to increase this indicator of the anchorage of hundreds. Its budget is about 14 million euros.</text:p>
      <text:p text:style-name="P4">
_ <text:span text:style-name="T4">
 "Restoration of Schools in Ukraine" </text:span>
 _</text:p>
      <text:p text:style-name="P4">
The project, which implements UNOPS, provides for current repairs of schools in 4 region: Kyiv, Sumy, Kharkiv and Chernihiv.</text:p>
      <text:p text:style-name="P4">
News Source: <text:a xlink:type="simple" xlink:href="https://armyinform.com.ua/2023/04/16/ponad-100-shkil-bude-vidnovleno-u-partnerstvi-z-proon-ta-unops/" text:style-name="Internet_20_link" text:visited-style-name="Visited_20_Internet_20_Link">
https://armyinform.com.ua/2023/04/16/ponad-100-shkil-bude-vidnovleno-u-partnerstvi-z-proon-ta-unops/</text:a>
</text:p>
      <!--NEWS-->
      <text:h text:style-name="P10" text:outline-level="1">
<text:span text:style-name="T4">
The head of state awarded the Order of Prince Yaroslav the Wise of the second degree of two parliamentarians of the Czech Republic</text:span>
</text:h>
      <text:p text:style-name="P4">
Author: ['АРМІЯINFORM']</text:p>
      <text:p text:style-name="P4">
Time: 2023-04-16T56:00:00-04:00</text:p>
      <text:p text:style-name="P4">
Description: Vidpovіdny Decree No. 225/2023 publishing aids on the website of the President of Ukraine. Yak to bend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0/01/ukaz.jpg" text:style-name="Internet_20_link" text:visited-style-name="Visited_20_Internet_20_Link">
ukaz.jpg</text:a>
']</text:p>
      <text:p text:style-name="P4">
Tags: ['НАГОРОДЖЕННЯ', 'ОРДЕН КНЯЗЯ ЯРОСЛАВА МУДРОГО', 'ПРЕЗИДЕНТ УКРАЇНИ', 'ЧЕХІЯ']</text:p>
      <text:p text:style-name="P4">
Category: News</text:p>
      <!--METADATA-->
      <text:p text:style-name="P4">
<draw:frame draw:style-name="fr1" draw:name="Image234" text:anchor-type="as-char" svg:width="6.9236in" svg:height="4.615733in" draw:z-index="0">
<draw:image xlink:href="../Images/AРМІЯINFORM/2023-04-16T56-00-00-04-00/ukaz.jpg" xlink:type="simple" xlink:show="embed" xlink:actuate="onLoad" draw:mime-type="image/jpeg"/>
</draw:frame>
Appropriate <text:a xlink:type="simple" xlink:href="https://www.president.gov.ua/documents/2252023-46481" text:style-name="Internet_20_link" text:visited-style-name="Visited_20_Internet_20_Link">
Decree No. 225/2023</text:a>
Posted by the Presidential Website.</text:p>
      <text:p text:style-name="P4">
As stated in the document, the awards were awarded "for prominent personal services to strengthen the Ukrainian-Czech interstate cooperation, support for the cooperation of Ukraine's sovereignty and territorial integrity of Ukraine."</text:p>
      <text:p text:style-name="P4">
<text:span text:style-name="T4">
 Reward the Order of Prince Yaroslav the Wise II degree </text:span>
</text:p>
      <text:p text:style-name="P4">
Milosh - the head of the Senate of the Parliament of the Czech Republic</text:p>
      <text:p text:style-name="P4">
Pekarov Adam's Market is the chairman of the House of Deputies of the Czech Republic Parliament.</text:p>
      <text:p text:style-name="P4">
News Source: <text:a xlink:type="simple" xlink:href="https://armyinform.com.ua/2023/04/16/glava-derzhavy-nagorodyv-ordenom-knyazya-yaroslava-mudrogo-ii-stupenya-dvoh-parlamentariv-cheskoyi-respubliky/" text:style-name="Internet_20_link" text:visited-style-name="Visited_20_Internet_20_Link">
https://armyinform.com.ua/2023/04/16/glava-derzhavy-nagorodyv-ordenom-knyazya-yaroslava-mudrogo-ii-stupenya-dvoh-parlamentariv-cheskoyi-respubliky/</text:a>
</text:p>
      <!--NEWS-->
      <text:h text:style-name="P10" text:outline-level="1">
<text:span text:style-name="T4">
On April 15, our warriors knocked down the Russian Su-25 aircraft</text:span>
</text:h>
      <text:p text:style-name="P4">
Author: ['АРМІЯINFORM']</text:p>
      <text:p text:style-name="P4">
Time: 2023-04-16T57:00:00-04:00</text:p>
      <text:p text:style-name="P4">
Description: About CED DOIMLAY HS ZS Ukrainian in Rankova Zvedennі. “Avіaatsіya defense forces ... War with Ukraine 2022, the war with Ukraine is the latest news today, the news war with Ukraine 2022 last today, will there be a war between Ukraine and Russia and when, the war with Ukraine in 2022 will be or not, will there be whether there will be, will there be The war with Ukraine in the near future says, the war with Ukraine, Ukrainian news today, Ukrainian news in Ukrainian media in Russian</text:p>
      <text:p text:style-name="P4">
Images: ['<text:a xlink:type="simple" xlink:href="https://armyinform.com.ua/wp-content/uploads/2023/01/su-25_znyshh.jpg" text:style-name="Internet_20_link" text:visited-style-name="Visited_20_Internet_20_Link">
su-25_znyshh.jpg</text:a>
']</text:p>
      <text:p text:style-name="P4">
Tags: ['STOPRUSSIA', 'ВТОРГНЕННЯ РФ', 'ГШ ЗС УКРАЇНИ', 'СУ-25']</text:p>
      <text:p text:style-name="P4">
Category: News</text:p>
      <!--METADATA-->
      <text:p text:style-name="P4">
<draw:frame draw:style-name="fr1" draw:name="Image235" text:anchor-type="as-char" svg:width="6.9236in" svg:height="4.611226in" draw:z-index="0">
<draw:image xlink:href="../Images/AРМІЯINFORM/2023-04-16T57-00-00-04-00/su-25_znyshh.jpg" xlink:type="simple" xlink:show="embed" xlink:actuate="onLoad" draw:mime-type="image/jpeg"/>
</draw:frame>
Illustrative <text:span text:style-name="T4">
 🔥 Situation on Russian invasion </text:span>
</text:p>
      <text:p text:style-name="P4">
About it <text:a xlink:type="simple" xlink:href="https://www.facebook.com/GeneralStaff.ua/posts/pfbid0WBTL7u6jrEH8yTucMexaFAXRC8YqzwTKp13dbkYX5fcWzmQH6CpL8nB185kbTSrPl" text:style-name="Internet_20_link" text:visited-style-name="Visited_20_Internet_20_Link">
reports</text:a>
The General of the Armed Forces of Ukraine in the morning summary.</text:p>
      <text:p text:style-name="P4">
“Aviation of defense forces over the past day has made 11 beats in the areas of concentration of personal staff and military equipment of the occupiers, as well as 3-on anti-aircraft missile complexes. Last day, our warriors knocked the enemy Su-25 aircraft, ”the message goes.</text:p>
      <text:p text:style-name="P4">
News Source: <text:a xlink:type="simple" xlink:href="https://armyinform.com.ua/2023/04/16/15-kvitnya-nashi-voyiny-zbyly-rosijskyj-litak-su-25/" text:style-name="Internet_20_link" text:visited-style-name="Visited_20_Internet_20_Link">
https://armyinform.com.ua/2023/04/16/15-kvitnya-nashi-voyiny-zbyly-rosijskyj-litak-su-25/</text:a>
</text:p>
      <!--NEWS-->
      <text:h text:style-name="P10" text:outline-level="1">
<text:span text:style-name="T4">
Defense forces struck three areas of concentration of living power and military equipment of the occupiers</text:span>
</text:h>
      <text:p text:style-name="P4">
Author: ['АРМІЯINFORM']</text:p>
      <text:p text:style-name="P4">
Time: 2023-04-16T58:00:00-04:00</text:p>
      <text:p text:style-name="P4">
Description: About CED DOIMLAY HS ZS Ukrainian in Rankova Zvedenni. “PIDRODILI of missiles ... War with Ukraine 2022, war with Ukraine Latest news today, News War with Ukraine 2022 Last for today, will there be a war between Ukraine and Russia and when, there will be a war with Ukraine in 2022, will it be or not, will there be, whether it will be, will it be The war with Ukraine in the near future says, the war with Ukraine, Ukrainian news today, Ukrainian news in Ukrainian media in Russian</text:p>
      <text:p text:style-name="P4">
Images: ['<text:a xlink:type="simple" xlink:href="https://armyinform.com.ua/wp-content/uploads/2023/04/336707431_235620132471120_1602012866277788_n.jpg" text:style-name="Internet_20_link" text:visited-style-name="Visited_20_Internet_20_Link">
336707431_235620132471120_1602012866277788_n.jpg</text:a>
']</text:p>
      <text:p text:style-name="P4">
Tags: ['STOPRUSSIA', 'ВТОРГНЕННЯ РФ', 'ВТРАТИ ЗС РФ', 'ГШ ЗС УКРАЇНИ']</text:p>
      <text:p text:style-name="P4">
Category: News</text:p>
      <!--METADATA-->
      <text:p text:style-name="P4">
<draw:frame draw:style-name="fr1" draw:name="Image236" text:anchor-type="as-char" svg:width="6.9236in" svg:height="4.615733in" draw:z-index="0">
<draw:image xlink:href="../Images/AРМІЯINFORM/2023-04-16T58-00-00-04-00/336707431_235620132471120_1602012866277788_n.jpg" xlink:type="simple" xlink:show="embed" xlink:actuate="onLoad" draw:mime-type="image/jpeg"/>
</draw:frame>
** 🔥I</text:p>
      <text:p text:style-name="P4">
About it <text:a xlink:type="simple" xlink:href="https://www.facebook.com/GeneralStaff.ua/posts/pfbid0WBTL7u6jrEH8yTucMexaFAXRC8YqzwTKp13dbkYX5fcWzmQH6CpL8nB185kbTSrPl" text:style-name="Internet_20_link" text:visited-style-name="Visited_20_Internet_20_Link">
reports</text:a>
The General of the Armed Forces of Ukraine in the morning summary.</text:p>
      <text:p text:style-name="P4">
"The departments of rocket troops and artillery were struck by 3 areas of the Living Silence, weapons and military equipment of the enemy, as well as the area of concentration, radar station, 2 electronic warfare, anti-aircraft and ammunition facilities," the statement reads.</text:p>
      <text:p text:style-name="P4">
News Source: <text:a xlink:type="simple" xlink:href="https://armyinform.com.ua/2023/04/16/syly-oborony-urazyly-3-rajony-zoseredzhennya-zhyvoyi-syly-ta-vijskovoyi-tehniky-okupantiv/" text:style-name="Internet_20_link" text:visited-style-name="Visited_20_Internet_20_Link">
https://armyinform.com.ua/2023/04/16/syly-oborony-urazyly-3-rajony-zoseredzhennya-zhyvoyi-syly-ta-vijskovoyi-tehniky-okupantiv/</text:a>
</text:p>
      <!--NEWS-->
      <text:h text:style-name="P10" text:outline-level="1">
<text:span text:style-name="T4">
Bakhmut and Marinka defenders repelled more than 60 enemy attacks a day</text:span>
</text:h>
      <text:p text:style-name="P4">
Author: ['АРМІЯINFORM']</text:p>
      <text:p text:style-name="P4">
Time: 2023-04-16T59:00:00-04:00</text:p>
      <text:p text:style-name="P4">
Description: About CED DOIMLAY, ZS Ukrainian at Rankova Zvedenni. “The opponent is shocked by Chimalikh ... The war with Ukraine 2022, the war with Ukraine is the latest news today, the war with Ukraine 2022 is the last for today, will there be a war between Ukraine and Russia, and when, the war with Ukraine in 2022 will be or not, will there be whether there will be a war The war with Ukraine in the near future says, the war with Ukraine, Ukrainian news today, Ukrainian news in Ukrainian media in Russian</text:p>
      <text:p text:style-name="P4">
Images: ['<text:a xlink:type="simple" xlink:href="https://armyinform.com.ua/wp-content/uploads/2023/04/vogon.jpg" text:style-name="Internet_20_link" text:visited-style-name="Visited_20_Internet_20_Link">
vogon.jpg</text:a>
']</text:p>
      <text:p text:style-name="P4">
Tags: ['STOPRUSSIA', 'БАХМУТ', 'БІЛОРУСЬ', 'ВТОРГНЕННЯ РФ', 'ГШ ЗС УКРАЇНИ', 'МАР’ЇНКА', 'ХРОНІКА ОБОРОНИ']</text:p>
      <text:p text:style-name="P4">
Category: News</text:p>
      <!--METADATA-->
      <text:p text:style-name="P4">
<draw:frame draw:style-name="fr1" draw:name="Image237" text:anchor-type="as-char" svg:width="6.9236in" svg:height="5.755023in" draw:z-index="0">
<draw:image xlink:href="../Images/AРМІЯINFORM/2023-04-16T59-00-00-04-00/vogon.jpg" xlink:type="simple" xlink:show="embed" xlink:actuate="onLoad" draw:mime-type="image/jpeg"/>
</draw:frame>
** 🔥I</text:p>
      <text:p text:style-name="P4">
About it <text:a xlink:type="simple" xlink:href="https://www.facebook.com/GeneralStaff.ua/posts/pfbid0WBTL7u6jrEH8yTucMexaFAXRC8YqzwTKp13dbkYX5fcWzmQH6CpL8nB185kbTSrPl" text:style-name="Internet_20_link" text:visited-style-name="Visited_20_Internet_20_Link">
reports</text:a>
The General of the Armed Forces of Ukraine in the morning summary.</text:p>
      <text:p text:style-name="P4">
“The enemy is suffered by considerable losses, but does not abandon its plans to occupy our territory. He continues to focus on the Vedennninpatal Actions on Liman, Bakhmut, Avdiivsky and Marinskaya. Bakhmut and Marinka remain at the epicenter of the fighting. Over the following areas of the front, our warriors repelled more than 60 attravant, ”the message reads.</text:p>
      <text:p text:style-name="P4">
It is also noted that in the Volyn, Polissya, Siversky Taslobozhan directions of the formation of offensive groups was revealed. There is a comprehensive check of the combat readiness of the armed force of Belarus. On the territory of the Republic of Belarus, there are some units of territorial troops of the Armed Forces of the Russian Federation.</text:p>
      <text:p text:style-name="P4">
News Source: <text:a xlink:type="simple" xlink:href="https://armyinform.com.ua/2023/04/16/v-epiczentri-bojovyh-dij-bahmut-ta-maryinka-za-dobu-vidbyto-60-atak-protyvnyka/" text:style-name="Internet_20_link" text:visited-style-name="Visited_20_Internet_20_Link">
https://armyinform.com.ua/2023/04/16/v-epiczentri-bojovyh-dij-bahmut-ta-maryinka-za-dobu-vidbyto-60-atak-protyvnyka/</text:a>
</text:p>
      <!--NEWS-->
      <text:h text:style-name="P10" text:outline-level="1">
<text:span text:style-name="T4">
The enemy has caused aviation and rocket strokes on civilian infrastructure</text:span>
</text:h>
      <text:p text:style-name="P4">
Author: ['АРМІЯINFORM']</text:p>
      <text:p text:style-name="P4">
Time: 2023-04-16T60:00:00-04:00</text:p>
      <text:p text:style-name="P4">
Description: About CED DOIMLAY HS ZS Ukrainian in Rankova Zvedenni. “The enemy has been gaining ... the war with Ukraine 2022, the war with Ukraine is the latest news today, the news of the war with Ukraine 2022 is the last for today, whether the war between Ukraine and Russia will be and when, the war with Ukraine in 2022 will be or not, will there be The war with Ukraine in the near future says, the war with Ukraine, Ukrainian news today, Ukrainian news in Ukrainian media in Russian</text:p>
      <text:p text:style-name="P4">
Images: ['<text:a xlink:type="simple" xlink:href="https://armyinform.com.ua/wp-content/uploads/2023/04/44444.jpg" text:style-name="Internet_20_link" text:visited-style-name="Visited_20_Internet_20_Link">
44444.jpg</text:a>
']</text:p>
      <text:p text:style-name="P4">
Tags: ['STOPRUSSIA', 'ВОЄННІ ЗЛОЧИНИ ЗС РФ', 'ВТОРГНЕННЯ РФ', 'ГШ ЗС УКРАЇНИ']</text:p>
      <text:p text:style-name="P4">
Category: News</text:p>
      <!--METADATA-->
      <text:p text:style-name="P4">
<draw:frame draw:style-name="fr1" draw:name="Image238" text:anchor-type="as-char" svg:width="6.9236in" svg:height="4.320326in" draw:z-index="0">
<draw:image xlink:href="../Images/AРМІЯINFORM/2023-04-16T60-00-00-04-00/44444.jpg" xlink:type="simple" xlink:show="embed" xlink:actuate="onLoad" draw:mime-type="image/jpeg"/>
</draw:frame>
** 🔥I</text:p>
      <text:p text:style-name="P4">
About it <text:a xlink:type="simple" xlink:href="https://www.facebook.com/GeneralStaff.ua/posts/pfbid0WBTL7u6jrEH8yTucMexaFAXRC8YqzwTKp13dbkYX5fcWzmQH6CpL8nB185kbTSrPl" text:style-name="Internet_20_link" text:visited-style-name="Visited_20_Internet_20_Link">
reports</text:a>
The General of the Armed Forces of Ukraine in the morning summary.</text:p>
      <text:p text:style-name="P4">
"During the day, the enemy inflicted 28 aircraft and 6 rocket strokes, carried out 38 shelling of rocket launchers at the positions of our troops with the Tacadian infrastructure of settlements," the statement reads.</text:p>
      <text:p text:style-name="P4">
In the Ministry of Internal Affairs of Ukraine emphasize - the Russian aggressor and continues to use taktics of terror, the likelihood of the task of missile and aviation strikes throughout Ukraine remains high.</text:p>
      <text:p text:style-name="P4">
News Source: <text:a xlink:type="simple" xlink:href="https://armyinform.com.ua/2023/04/16/vorog-zavdav-aviaczijnyh-ta-raketnyh-udariv-po-czyvilnij-infrastrukturi/" text:style-name="Internet_20_link" text:visited-style-name="Visited_20_Internet_20_Link">
https://armyinform.com.ua/2023/04/16/vorog-zavdav-aviaczijnyh-ta-raketnyh-udariv-po-czyvilnij-infrastrukturi/</text:a>
</text:p>
      <!--NEWS-->
      <text:h text:style-name="P10" text:outline-level="1">
<text:span text:style-name="T4">
Due to the significant losses of the Minnapad of the Russian Federation changed curricula in military universities</text:span>
</text:h>
      <text:p text:style-name="P4">
Author: ['АРМІЯINFORM']</text:p>
      <text:p text:style-name="P4">
Time: 2023-04-16T61:00:00-04:00</text:p>
      <text:p text:style-name="P4">
Description: About CED DOIMLAY HS ZS Ukrainian in Rankova Zvedenni. “Rosіyska federalics is puppy ... The war with Ukraine 2022, the war with Ukraine is the latest news today, the news war with Ukraine 2022 The latter for today, will there be a war between Ukraine and Russia and when, the war with Ukraine will be or not, whether there will be, whether there will be a war in 2022 The war with Ukraine in the near future says, the war with Ukraine, Ukrainian news today, Ukrainian news in Ukrainian media in Russian</text:p>
      <text:p text:style-name="P4">
Images: ['<text:a xlink:type="simple" xlink:href="https://armyinform.com.ua/wp-content/uploads/2023/04/gruz-200-rf.jpg" text:style-name="Internet_20_link" text:visited-style-name="Visited_20_Internet_20_Link">
gruz-200-rf.jpg</text:a>
']</text:p>
      <text:p text:style-name="P4">
Tags: ['STOPRUSSIA', 'ВОЄННІ ЗЛОЧИНИ ЗС РФ', 'ВТОРГНЕННЯ РФ', 'ГШ ЗС УКРАЇНИ']</text:p>
      <text:p text:style-name="P4">
Category: News</text:p>
      <!--METADATA-->
      <text:p text:style-name="P4">
<draw:frame draw:style-name="fr1" draw:name="Image239" text:anchor-type="as-char" svg:width="6.9236in" svg:height="4.076881in" draw:z-index="0">
<draw:image xlink:href="../Images/AРМІЯINFORM/2023-04-16T61-00-00-04-00/gruz-200-rf.jpg" xlink:type="simple" xlink:show="embed" xlink:actuate="onLoad" draw:mime-type="image/jpeg"/>
</draw:frame>
** 🔥I</text:p>
      <text:p text:style-name="P4">
About it <text:a xlink:type="simple" xlink:href="https://www.facebook.com/GeneralStaff.ua/posts/pfbid0WBTL7u6jrEH8yTucMexaFAXRC8YqzwTKp13dbkYX5fcWzmQH6CpL8nB185kbTSrPl" text:style-name="Internet_20_link" text:visited-style-name="Visited_20_Internet_20_Link">
reports</text:a>
The General of the Armed Forces of Ukraine in the morning summary.</text:p>
      <text:p text:style-name="P4">
“The Russian Federation is a daily loss in the anti -Ukraine war, which is signaled. It is known that the Minister of Defense of the Russian Federation has made a decision to transfer the beginning of the educational process for the officer's composition in some higher military educational institutions from September 1 to December 1, ”the message reads.</text:p>
      <text:p text:style-name="P4">
There is also a decrease in the number of personnel in the units that have passed training at landfills. Which is probably due to the constant sending areas of combat operations of small groups to replenish the loss of combat units.</text:p>
      <text:p text:style-name="P4">
News Source: <text:a xlink:type="simple" xlink:href="https://armyinform.com.ua/2023/04/16/cherez-znachni-vtraty-minnapadu-rf-zminylo-navchalni-plany-u-vijskovyh-vyshah/" text:style-name="Internet_20_link" text:visited-style-name="Visited_20_Internet_20_Link">
https://armyinform.com.ua/2023/04/16/cherez-znachni-vtraty-minnapadu-rf-zminylo-navchalni-plany-u-vijskovyh-vyshah/</text:a>
</text:p>
      <!--NEWS-->
      <text:h text:style-name="P10" text:outline-level="1">
<text:span text:style-name="T4">
"The Resurrection of the Lord symbolizes victory - good, truth, victory of life" - Volodymyr Zelenskyy</text:span>
</text:h>
      <text:p text:style-name="P4">
Author: ['АРМІЯINFORM']</text:p>
      <text:p text:style-name="P4">
Time: 2023-04-16T62:00:00-04:00</text:p>
      <text:p text:style-name="P4">
Description: https://www.youtube.com/watch?v=ot4vuzm4egc the great people of the great land!...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p>
      <text:p text:style-name="P4">
Tags: ['STOPRUSSIA', 'АГРЕСІЯ РФ', 'ВІЙНА', 'ВОЛОДИМИР ЗЕЛЕНСЬКИЙ', 'ВТОРГНЕННЯ РФ', 'ОФІС ПРЕЗИДЕНТА УКРАЇНИ', 'ПРИВІТАННЯ']</text:p>
      <text:p text:style-name="P4">
Category: News</text:p>
      <!--METADATA-->
      <text:p text:style-name="P4">
<text:span text:style-name="T4">
 _ Great people of the Great Country!_ </text:span>
</text:p>
      <text:p text:style-name="P4">
At the end of last winter, Russia brought a full -scale war to our land. And despair - death, pain and darkness. In the morning of February 24, the sun never descended. Dawn has not come. On the morning of February 24, a dark night began. At the same time, the cheerfulness began. Our struggle.</text:p>
      <text:p text:style-name="P4">
Darkness could not overshadow our spirit, the desire of will, the love of our native land and the readiness to protect it.</text:p>
      <text:p text:style-name="P4">
We kept the light inside ourselves. Panic, fear, strife won. We united. Millions of outbreaks in millions of Ukrainian hearts have become a great campfire. In this fire, our power and indomitability were hardened, this fire did not extinguish our hope and faith, this fire saw the whole world.</text:p>
      <text:p text:style-name="P4">
Then we won despair, despair, fatigue, pain. Millions of lights in the eyes of Ukrainians merged into one powerful ray of light. He helped to fear in darkness, not to go out of the road, shone through the right goal.</text:p>
      <text:p text:style-name="P4">
This is what different generations have fought for different centuries. For which the last years and 417 days have given their lives our warriors of light - defenders and defenders of Ukraine.</text:p>
      <text:p text:style-name="P4">
What we fight against the dark forces today. This is our dawn. The rebellion. This is an outance of an independent Ukraine.</text:p>
      <text:p text:style-name="P4">
Today we celebrate the feast of the Resurrection of the Lord. His main symbol is the victory: the victory of good, the victory of truth, the victory of life. We meet Easter with the steadfast in the irreversibility of these victories.</text:p>
      <text:p text:style-name="P4">
On this day, a year ago, we all prayed to keep Ukraine. Today - that Ukraine has won. We not only wait and ask, but we get and create this winner ourselves. 417 days. We have already gone a considerable way. Ahead of us or unmistakable from the peaks. We will overcome it. And together we will meet our dawn. When the sun will rise. It's a blue-yellow flag. He will inevitably rise throughout our God. On all temporarily occupied territories. Our flag is overwhelmed by the shores of the Azov Sea of the Isaersky Donets, above the heels and Ai-Petri. The sun shines in the south, the sun is in the east, the sun shines in the Crimea. The orange sun in the peaceful blue sky, and it is the light of justice.</text:p>
      <text:p text:style-name="P4">
It is the light of reunification of people and families. Ukrainians. Everyone who is now at the front, Ivsih, who helps them in the rear. The glow of the smiles of the winners and their families. Lightboy orders of heroes who will return. The glitter of happy eyes of parents, children, loved ones and loved ones who wait.It is the light of truth and truth. The triumph of law and justice. The prosecution of reference and punishment of all who gave and obey criminal orders. All who killed, tortured, robbed and responded both in the international tribunal and in the court of God.</text:p>
      <text:p text:style-name="P4">
Heaven see our faith and firmness. The world sees our courage and indomitability. The war sees our strength and determination. So, Ukraine will see the light of victory.</text:p>
      <text:p text:style-name="P4">
She unites all of us. Always, and especially today. On Easter, a family holiday, a day of heat, hope and a great union for Ukrainians. The war could not erase us, our values, our traditions, our holy those of the most important things they symbolize.</text:p>
      <text:p text:style-name="P4">
And so where we celebrate the Easter, at least where each of us is now - we are Mizi Easter together.</text:p>
      <text:p text:style-name="P4">
We are one big family. Ukrainians. We have one big home. Ukraine. We have a single goal. Victory. To all.</text:p>
      <text:p text:style-name="P4">
Those who are no longer with us who gave life for Ukraine. We remember everyone, and we will seek in God their souls. We believe in anyone who continues to defeat the wrestlers and ask God to protect them and protect them.</text:p>
      <text:p text:style-name="P4">
We fight our best for our land and ask for the assistance of heavenly forces. The prayers who spoke our ancestors before the battle. Who help and save our warriors today.</text:p>
      <text:p text:style-name="P4">
_Sew the veil of Christ, _</text:p>
      <text:p text:style-name="P4">
_Shkira is a shell iron, _</text:p>
      <text:p text:style-name="P4">
<text:span text:style-name="T5">
krov - ore is strong, bone - sword blink.</text:span>
</text:p>
      <text:p text:style-name="P4">
_ More arrows, vigilant Falcon._</text:p>
      <text:p text:style-name="P4">
<text:span text:style-name="T5">
Bron on me.</text:span>
</text:p>
      <text:p text:style-name="P4">
<text:span text:style-name="T5">
Hide in me.</text:span>
</text:p>
      <text:p text:style-name="P4">
<text:span text:style-name="T5">
To was tomorrow.</text:span>
</text:p>
      <text:p text:style-name="P4">
<text:span text:style-name="T5">
Shok was a peaceful dawn.</text:span>
</text:p>
      <text:p text:style-name="P4">
<text:span text:style-name="T5">
Shok was a victory.</text:span>
</text:p>
      <text:p text:style-name="P4">
<text:span text:style-name="T5">
Sto was Ukraine.</text:span>
</text:p>
      <text:p text:style-name="P4">
<text:span text:style-name="T4">
<text:span text:style-name="T5">
Christ is Risen!He is Risen Indeed!</text:span>
</text:span>
</text:p>
      <text:p text:style-name="P4">
News Source: <text:a xlink:type="simple" xlink:href="https://armyinform.com.ua/2023/04/16/voskresinnya-gospodnye-symvolizuye-peremogu-dobra-pravdy-peremogu-zhyttya-volodymyr-zelenskyj/" text:style-name="Internet_20_link" text:visited-style-name="Visited_20_Internet_20_Link">
https://armyinform.com.ua/2023/04/16/voskresinnya-gospodnye-symvolizuye-peremogu-dobra-pravdy-peremogu-zhyttya-volodymyr-zelenskyj/</text:a>
</text:p>
      <!--NEWS-->
      <text:h text:style-name="P10" text:outline-level="1">
<text:span text:style-name="T4">
Defense forces per day eliminated 520 invaders, destroyed 10 artisystems and Su-25 aircraft and aircraft</text:span>
</text:h>
      <text:p text:style-name="P4">
Author: ['АРМІЯINFORM']</text:p>
      <text:p text:style-name="P4">
Time: 2023-04-16T63:00:00-04:00</text:p>
      <text:p text:style-name="P4">
Description: Zagalni Boyov, Find the enemy on 02/24/22 to 04/16/23 Orintovn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16.04.2023_vtraty-scaled.jpg" text:style-name="Internet_20_link" text:visited-style-name="Visited_20_Internet_20_Link">
16.04.2023_vtraty-scaled.jpg</text:a>
']</text:p>
      <text:p text:style-name="P4">
Tags: ['STOPRUSSIA', 'АГРЕСІЯ РФ', 'ВІЙНА', 'ВТОРГНЕННЯ РФ', 'ВТРАТИ ВОРОГА', 'ГШ ЗСУ']</text:p>
      <text:p text:style-name="P4">
Category: News</text:p>
      <!--METADATA-->
      <text:p text:style-name="P4">
<draw:frame draw:style-name="fr1" draw:name="Image240" text:anchor-type="as-char" svg:width="6.9236in" svg:height="6.963988in" draw:z-index="0">
<draw:image xlink:href="../Images/AРМІЯINFORM/2023-04-16T63-00-00-04-00/16.04.2023_vtraty-scaled.jpg" xlink:type="simple" xlink:show="embed" xlink:actuate="onLoad" draw:mime-type="image/jpeg"/>
</draw:frame>
<text:span text:style-name="T4">
 🔥 Situation on Russian invasion </text:span>
</text:p>
      <text:p text:style-name="P4">
The total fighting loss of the enemy from 24.02.22 to 16.04.23 will be orientated:</text:p>
      <text:p text:style-name="P4">
<text:span text:style-name="T4">
<text:span text:style-name="T5">
 Personnel - </text:span>
* 182070(+520) осіб ліквідовано  * </text:span>
танків ‒<text:span text:style-name="T4">
 3657 (+4)</text:span>
<text:span text:style-name="T5">
 combat armored vehicles - </text:span>
<text:span text:style-name="T5">
 7083(+10)</text:span>
<text:span text:style-name="T4">
 Artillery Systems - </text:span>
 2795(+10)<text:span text:style-name="T5">
 </text:span>
<text:span text:style-name="T5">
 RSZV - </text:span>
<text:span text:style-name="T5">
 538(+3)</text:span>
<text:span text:style-name="T4">
 air defense - </text:span>
 284(+1)<text:span text:style-name="T4">
<text:span text:style-name="T5">
 aircraft - </text:span>
* 308(+1)</text:span>
<text:span text:style-name="T5">
 helicopters - </text:span>
<text:span text:style-name="T5">
 293(0)</text:span>
<text:span text:style-name="T4">
 UAV Operative Tactical Level-</text:span>
 2339(0)<text:span text:style-name="T4">
<text:span text:style-name="T5">
 Winged missiles - </text:span>
* 911(0)</text:span>
<text:span text:style-name="T5">
 ships / boats - </text:span>
<text:span text:style-name="T5">
 18(0)</text:span>
<text:span text:style-name="T4">
 Automobile equipment and tanks - </text:span>
 5658(+12)<text:span text:style-name="T4">
* Special equipment - </text:span>
 326(+2)The data is specified ...</text:p>
      <text:p text:style-name="P4">
Beat the occupier!Let's win together!Our power is in truth!</text:p>
      <text:p text:style-name="P4">
<text:span text:style-name="T4">
 Source: </text:span>
 _ <text:a xlink:type="simple" xlink:href="https://www.facebook.com/GeneralStaff.ua" text:style-name="Internet_20_link" text:visited-style-name="Visited_20_Internet_20_Link">
General Staff of Armed Forces</text:a>
As of September 16, 23._</text:p>
      <text:p text:style-name="P4">
News Source: <text:a xlink:type="simple" xlink:href="https://armyinform.com.ua/2023/04/16/syly-oborony-za-dobu-likviduvaly-520-okupantiv-znyshhyly-10-artsystem-ta-litak-su-25/" text:style-name="Internet_20_link" text:visited-style-name="Visited_20_Internet_20_Link">
https://armyinform.com.ua/2023/04/16/syly-oborony-za-dobu-likviduvaly-520-okupantiv-znyshhyly-10-artsystem-ta-litak-su-25/</text:a>
</text:p>
      <!--NEWS-->
      <text:h text:style-name="P10" text:outline-level="1">
<text:span text:style-name="T4">
In Ukraine a moment of silence</text:span>
</text:h>
      <text:p text:style-name="P4">
Author: ['АРМІЯINFORM']</text:p>
      <text:p text:style-name="P4">
Time: 2023-04-16T64: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41" text:anchor-type="as-char" svg:width="6.9236in" svg:height="3.895992in" draw:z-index="0">
<draw:image xlink:href="../Images/AРМІЯINFORM/2023-04-16T64-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4/16/v-ukrayini-hvylyna-movchannya/" text:style-name="Internet_20_link" text:visited-style-name="Visited_20_Internet_20_Link">
https://armyinform.com.ua/2023/04/16/v-ukrayini-hvylyna-movchannya/</text:a>
</text:p>
      <!--NEWS-->
      <text:h text:style-name="P10" text:outline-level="1">
<text:span text:style-name="T4">
Destroyed Church: A horrible crime of the Russian army in the night of the Resurrection of the Lord</text:span>
</text:h>
      <text:p text:style-name="P4">
Author: ['АРМІЯINFORM']</text:p>
      <text:p text:style-name="P4">
Time: 2023-04-16T65:00:00-04:00</text:p>
      <text:p text:style-name="P4">
Description: About CENTROMELA, Khustlyan's DSNS at his own company Storinzi in social Merezhi Facebook.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4/336696030_1441369730006404_6891967409812375889_n.jpg" text:style-name="Internet_20_link" text:visited-style-name="Visited_20_Internet_20_Link">
336696030_1441369730006404_6891967409812375889_n.jpg</text:a>
']</text:p>
      <text:p text:style-name="P4">
Tags: ['STOPRUSSIA', 'АГРЕСІЯ РФ', 'ВІЙНА', 'ВТОРГНЕННЯ РФ', 'ДСНС УКРАЇНИ']</text:p>
      <text:p text:style-name="P4">
Category: News</text:p>
      <!--METADATA-->
      <text:p text:style-name="P4">
<draw:frame draw:style-name="fr1" draw:name="Image242" text:anchor-type="as-char" svg:width="6.9236in" svg:height="8.659191in" draw:z-index="0">
<draw:image xlink:href="../Images/AРМІЯINFORM/2023-04-16T65-00-00-04-00/336696030_1441369730006404_6891967409812375889_n.jpg" xlink:type="simple" xlink:show="embed" xlink:actuate="onLoad" draw:mime-type="image/jpeg"/>
</draw:frame>
About it <text:a xlink:type="simple" xlink:href="https://www.facebook.com/MNS.GOV.UA/posts/pfbid02cCi2J3UwBcjTs3PYatkYhHCjSDHmQhYJfwKcizeebjHwMsTUSnFKnwGchnCmDCDJl" text:style-name="Internet_20_link" text:visited-style-name="Visited_20_Internet_20_Link">
reports</text:a>
SES of Ukraine on its official page on the social network Facebook.</text:p>
      <text:p text:style-name="P4">
On the night of April 16 - the Resurrection of Christ - the Russian army caused a rocket launcher in the Zaporozhye district.</text:p>
      <text:p text:style-name="P4">
On these personnel - the church destroyed by an hostile missile in the settlement of the pre -existing Zaporozhye.</text:p>
      <text:p text:style-name="P4">
It is a brutal illustration of what the faces of the "Russian Mir", which, hiding themselves with distorted ideas of Orthodoxy, destroy, destroy, and populate the most holy.</text:p>
      <text:p text:style-name="P4">
News Source: <text:a xlink:type="simple" xlink:href="https://armyinform.com.ua/2023/04/16/zrujnovana-czerkva-na-peredmisti-zaporizhzhya-novyj-zhahlyvyj-zlochyn-rosijskoyi-armiyi-v-nich-velykogo-voskresinnya/" text:style-name="Internet_20_link" text:visited-style-name="Visited_20_Internet_20_Link">
https://armyinform.com.ua/2023/04/16/zrujnovana-czerkva-na-peredmisti-zaporizhzhya-novyj-zhahlyvyj-zlochyn-rosijskoyi-armiyi-v-nich-velykogo-voskresinnya/</text:a>
</text:p>
      <!--NEWS-->
      <text:h text:style-name="P10" text:outline-level="1">
<text:span text:style-name="T4">
Easter greetings from Khmelnytskyi's servicemen</text:span>
</text:h>
      <text:p text:style-name="P4">
Author: ['Анастасія Богач']</text:p>
      <text:p text:style-name="P4">
Time: 2023-04-16T66:00:00-04:00</text:p>
      <text:p text:style-name="P4">
Description: https://www.youtube.com/watch?v=4ikfopxzv4o 16 kvіniks of Christians of the SCIENT rite ... War with Ukraine 2022, War with Ukraine Last news today, War with Ukraine 2022 Last today, will there be a war between Ukraine and Russia and when, the war with Ukraine in 2022 will be or not, will there be a war with Ukraine in the near future, the war with Ukraine, Ukraine’s news today, Ukrainian news in Ukrainian media in Russian</text:p>
      <text:p text:style-name="P4">
Images: []</text:p>
      <text:p text:style-name="P4">
Tags: ['STOPRUSSIA', 'АГРЕСІЯ РФ', 'ВІЙНА', 'ВТОРГНЕННЯ РФ', 'ПРИВІТАННЯ З ВЕЛИКОДНЕМ', 'ХМЕЛЬНИЦЬКА ОБЛАСТЬ']</text:p>
      <text:p text:style-name="P4">
Category: News</text:p>
      <!--METADATA-->
      <text:p text:style-name="P4">
On April 16, Christians of the Eastern Rite celebrate a great holiday - Easter.</text:p>
      <text:p text:style-name="P4">
This year, millions of Ukrainians, through the Russo-Ukrainian War, meet a hundred, thousand kilometers from their home. Tens of thousands of defense defenders and defenders defend our land from the Russian landers on the forefront on this day. May the Lord keep them so that all our soldiers will turn home alive and healthy. And that the next Easter is every Ukrainian support in a warm family circle in their home.</text:p>
      <text:p text:style-name="P4">
Also, on this bright day, you want to wish everyone peace, okay, good trickle. May Easter bring our Ukraine the desired victory of good over evil.</text:p>
      <text:p text:style-name="P4">
Christ is Risen!</text:p>
      <text:p text:style-name="P4">
<text:span text:style-name="T5">
Viso author</text:span>
</text:p>
      <text:p text:style-name="P4">
News Source: <text:a xlink:type="simple" xlink:href="https://armyinform.com.ua/2023/04/16/pryvitannya-z-velykodnem-vid-vijskovosluzhbovcziv-hmelnychchyny/" text:style-name="Internet_20_link" text:visited-style-name="Visited_20_Internet_20_Link">
https://armyinform.com.ua/2023/04/16/pryvitannya-z-velykodnem-vid-vijskovosluzhbovcziv-hmelnychchyny/</text:a>
</text:p>
      <!--NEWS-->
      <text:h text:style-name="P10" text:outline-level="1">
<text:span text:style-name="T4">
Another 130 Ukrainian defenders managed to release from Russian captivity for Easter</text:span>
</text:h>
      <text:p text:style-name="P4">
Author: ['АРМІЯINFORM']</text:p>
      <text:p text:style-name="P4">
Time: 2023-04-16T67:00:00-04:00</text:p>
      <text:p text:style-name="P4">
Description: About the Coordinances of the Coordinan headquarters of the pywani zavskovo -polosholeniy.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4/336919765_1578761609276599_3112091043734731093_n.jpg" text:style-name="Internet_20_link" text:visited-style-name="Visited_20_Internet_20_Link">
336919765_1578761609276599_3112091043734731093_n.jpg</text:a>
', '<text:a xlink:type="simple" xlink:href="https://armyinform.com.ua/wp-content/uploads/2023/04/336696450_3557992754522642_1589951838178040106_n-150x150.jpg" text:style-name="Internet_20_link" text:visited-style-name="Visited_20_Internet_20_Link">
336696450_3557992754522642_1589951838178040106_n-150x150.jpg</text:a>
', '<text:a xlink:type="simple" xlink:href="https://armyinform.com.ua/wp-content/uploads/2023/04/336674389_601117875404828_5699480249093441218_n-150x150.jpg" text:style-name="Internet_20_link" text:visited-style-name="Visited_20_Internet_20_Link">
336674389_601117875404828_5699480249093441218_n-150x150.jpg</text:a>
', '<text:a xlink:type="simple" xlink:href="https://armyinform.com.ua/wp-content/uploads/2023/04/337901208_611650750864590_2331135498910928049_n-150x150.jpg" text:style-name="Internet_20_link" text:visited-style-name="Visited_20_Internet_20_Link">
337901208_611650750864590_2331135498910928049_n-150x150.jpg</text:a>
', '<text:a xlink:type="simple" xlink:href="https://armyinform.com.ua/wp-content/uploads/2023/04/336911890_1581605272336521_6074852075014630565_n-150x150.jpg" text:style-name="Internet_20_link" text:visited-style-name="Visited_20_Internet_20_Link">
336911890_1581605272336521_6074852075014630565_n-150x150.jpg</text:a>
', '<text:a xlink:type="simple" xlink:href="https://armyinform.com.ua/wp-content/uploads/2023/04/336673785_1538311006698996_7304728279291929638_n-150x150.jpg" text:style-name="Internet_20_link" text:visited-style-name="Visited_20_Internet_20_Link">
336673785_1538311006698996_7304728279291929638_n-150x150.jpg</text:a>
', '<text:a xlink:type="simple" xlink:href="https://armyinform.com.ua/wp-content/uploads/2023/04/336674720_782818099730897_6240764617579239457_n-150x150.jpg" text:style-name="Internet_20_link" text:visited-style-name="Visited_20_Internet_20_Link">
336674720_782818099730897_6240764617579239457_n-150x150.jpg</text:a>
', '<text:a xlink:type="simple" xlink:href="https://armyinform.com.ua/wp-content/uploads/2023/04/336711479_193939550069777_2187791744378089216_n-150x150.jpg" text:style-name="Internet_20_link" text:visited-style-name="Visited_20_Internet_20_Link">
336711479_193939550069777_2187791744378089216_n-150x150.jpg</text:a>
', '<text:a xlink:type="simple" xlink:href="https://armyinform.com.ua/wp-content/uploads/2023/04/337155171_957959412047549_261371492617951449_n-150x150.jpg" text:style-name="Internet_20_link" text:visited-style-name="Visited_20_Internet_20_Link">
337155171_957959412047549_261371492617951449_n-150x150.jpg</text:a>
']</text:p>
      <text:p text:style-name="P4">
Tags: ['STOPRUSSIA', 'АГРЕСІЯ РФ', 'ВІЙНА', 'ВІЙСЬКОВОПОЛОНЕНІ', 'ВТОРГНЕННЯ РФ', 'ОБМІН ПОЛОНЕНИМИ']</text:p>
      <text:p text:style-name="P4">
Category: News</text:p>
      <!--METADATA-->
      <text:p text:style-name="P4">
<draw:frame draw:style-name="fr1" draw:name="Image243" text:anchor-type="as-char" svg:width="6.9236in" svg:height="3.894525in" draw:z-index="0">
<draw:image xlink:href="../Images/AРМІЯINFORM/2023-04-16T67-00-00-04-00/336919765_1578761609276599_3112091043734731093_n.jpg" xlink:type="simple" xlink:show="embed" xlink:actuate="onLoad" draw:mime-type="image/jpeg"/>
</draw:frame>
About it <text:a xlink:type="simple" xlink:href="https://www.facebook.com/koordshtab/posts/pfbid02Dw5bs6ERMeLPHsUetHgfTAXb2L7pdV7KZmzaBeKtuukmGExKqShiLt75G7NobWjhl" text:style-name="Internet_20_link" text:visited-style-name="Visited_20_Internet_20_Link">
reports</text:a>
Coordinating headquarters on prisoners of war.</text:p>
      <text:p text:style-name="P4">
This time, thanks to the efforts of the coordination headquarters, 92 military servicemen of the Armed Forces of Ukraine, 20 terroborots, 11 National Guards, three border guards, two representatives of the Navy and the State Safety Service of Transport are returning home.</text:p>
      <text:p text:style-name="P4">
<text:a xlink:type="simple" xlink:href="https://armyinform.com.ua/wp-content/uploads/2023/04/336696450_3557992754522642_1589951838178040106_n.jpg" text:style-name="Internet_20_link" text:visited-style-name="Visited_20_Internet_20_Link">
!(Images/AРМІЯINFORM/2023-04-16T67-00-00-04-00/336696450_3557992754522642_1589951838178040106_n-150x150.jpg)</text:a>
</text:p>
      <text:p text:style-name="P4">
<text:a xlink:type="simple" xlink:href="https://armyinform.com.ua/wp-content/uploads/2023/04/336674389_601117875404828_5699480249093441218_n.jpg" text:style-name="Internet_20_link" text:visited-style-name="Visited_20_Internet_20_Link">
<draw:frame draw:style-name="fr1" draw:name="Image244" text:anchor-type="as-char" svg:width="6.9236in" svg:height="6.9236in" draw:z-index="0">
<draw:image xlink:href="../Images/AРМІЯINFORM/2023-04-16T67-00-00-04-00/336674389_601117875404828_5699480249093441218_n-150x150.jpg" xlink:type="simple" xlink:show="embed" xlink:actuate="onLoad" draw:mime-type="image/jpeg"/>
</draw:frame>
</text:a>
</text:p>
      <text:p text:style-name="P4">
<text:a xlink:type="simple" xlink:href="https://armyinform.com.ua/wp-content/uploads/2023/04/337901208_611650750864590_2331135498910928049_n.jpg" text:style-name="Internet_20_link" text:visited-style-name="Visited_20_Internet_20_Link">
<draw:frame draw:style-name="fr1" draw:name="Image245" text:anchor-type="as-char" svg:width="6.9236in" svg:height="6.9236in" draw:z-index="0">
<draw:image xlink:href="../Images/AРМІЯINFORM/2023-04-16T67-00-00-04-00/337901208_611650750864590_2331135498910928049_n-150x150.jpg" xlink:type="simple" xlink:show="embed" xlink:actuate="onLoad" draw:mime-type="image/jpeg"/>
</draw:frame>
</text:a>
</text:p>
      <text:p text:style-name="P4">
<text:a xlink:type="simple" xlink:href="https://armyinform.com.ua/wp-content/uploads/2023/04/336911890_1581605272336521_6074852075014630565_n.jpg" text:style-name="Internet_20_link" text:visited-style-name="Visited_20_Internet_20_Link">
<draw:frame draw:style-name="fr1" draw:name="Image246" text:anchor-type="as-char" svg:width="6.9236in" svg:height="6.9236in" draw:z-index="0">
<draw:image xlink:href="../Images/AРМІЯINFORM/2023-04-16T67-00-00-04-00/336911890_1581605272336521_6074852075014630565_n-150x150.jpg" xlink:type="simple" xlink:show="embed" xlink:actuate="onLoad" draw:mime-type="image/jpeg"/>
</draw:frame>
</text:a>
All rescued defenders are ordinary and sergeants. Most of the liberated soldiers protected Ukraine in Bakhmut and Soledar directions, as well as Nazaporezhzhi, Kherson, Luhansk.</text:p>
      <text:p text:style-name="P4">
48 out of 130 released defenders were considered missing today. Some of the administered are injured, numerous injuries and lost limbs. The two brothers who fought in the Bakhmut area were also released from captivity. The oldest of the liberated defenders has already turned 58, the youngest year.</text:p>
      <text:p text:style-name="P4">
<text:a xlink:type="simple" xlink:href="https://armyinform.com.ua/wp-content/uploads/2023/04/336673785_1538311006698996_7304728279291929638_n.jpg" text:style-name="Internet_20_link" text:visited-style-name="Visited_20_Internet_20_Link">
!(Images/AРМІЯINFORM/2023-04-16T67-00-00-04-00/336673785_1538311006698996_7304728279291929638_n-150x150.jpg)</text:a>
</text:p>
      <text:p text:style-name="P4">
<text:a xlink:type="simple" xlink:href="https://armyinform.com.ua/wp-content/uploads/2023/04/336674720_782818099730897_6240764617579239457_n.jpg" text:style-name="Internet_20_link" text:visited-style-name="Visited_20_Internet_20_Link">
<draw:frame draw:style-name="fr1" draw:name="Image247" text:anchor-type="as-char" svg:width="6.9236in" svg:height="6.9236in" draw:z-index="0">
<draw:image xlink:href="../Images/AРМІЯINFORM/2023-04-16T67-00-00-04-00/336674720_782818099730897_6240764617579239457_n-150x150.jpg" xlink:type="simple" xlink:show="embed" xlink:actuate="onLoad" draw:mime-type="image/jpeg"/>
</draw:frame>
</text:a>
</text:p>
      <text:p text:style-name="P4">
<text:a xlink:type="simple" xlink:href="https://armyinform.com.ua/wp-content/uploads/2023/04/337155171_957959412047549_261371492617951449_n.jpg" text:style-name="Internet_20_link" text:visited-style-name="Visited_20_Internet_20_Link">
<draw:frame draw:style-name="fr1" draw:name="Image248" text:anchor-type="as-char" svg:width="6.9236in" svg:height="6.9236in" draw:z-index="0">
<draw:image xlink:href="../Images/AРМІЯINFORM/2023-04-16T67-00-00-04-00/337155171_957959412047549_261371492617951449_n-150x150.jpg" xlink:type="simple" xlink:show="embed" xlink:actuate="onLoad" draw:mime-type="image/jpeg"/>
</draw:frame>
</text:a>
Last week, the team of coordination staff managed to release 230 soldiers from the captivity. They will all be able to celebrate the Easter cake. Together with all Ukraine, we congratulate the rescued defenders in our native land and do not stop the conscience for the release of all prisoners of Ukrainians.</text:p>
      <text:p text:style-name="P4">
All our warriors will return home!Glory to Ukraine!</text:p>
      <text:p text:style-name="P4">
News Source: <text:a xlink:type="simple" xlink:href="https://armyinform.com.ua/2023/04/16/shhe-130-ukrayinskyh-oboroncziv-vdalosya-vyzvolyty-z-rosijskogo-polonu-na-velykden/" text:style-name="Internet_20_link" text:visited-style-name="Visited_20_Internet_20_Link">
https://armyinform.com.ua/2023/04/16/shhe-130-ukrayinskyh-oboroncziv-vdalosya-vyzvolyty-z-rosijskogo-polonu-na-velykden/</text:a>
</text:p>
      <!--NEWS-->
      <text:h text:style-name="P10" text:outline-level="1">
<text:span text:style-name="T4">
4 civilians were killed, 16 wounded in Russian shelling - Military Media Center</text:span>
</text:h>
      <text:p text:style-name="P4">
Author: ['АРМІЯINFORM']</text:p>
      <text:p text:style-name="P4">
Time: 2023-04-16T68:00:00-04:00</text:p>
      <text:p text:style-name="P4">
Description: Yak Dolitary Military Media Center. Behind the Nadani Sittle Center of the Minіty ... War with Ukraine 2022, the war with Ukraine is the latest news today, the news of the war with Ukraine 2022 is the last for today, whether there will be a war between Ukraine and Russia and when, there will be a war with Ukraine in 2022, or not, there will be or not, it will be, whether the war with Ukraine in the near future says, the war with Ukraine, Ukrainian news today, Ukrainian news in Ukrainian media in Russian</text:p>
      <text:p text:style-name="P4">
Images: ['<text:a xlink:type="simple" xlink:href="https://armyinform.com.ua/wp-content/uploads/2023/04/f0bf6cfd-43c1-4acb-a0c2-b261abfdc848.jpg" text:style-name="Internet_20_link" text:visited-style-name="Visited_20_Internet_20_Link">
f0bf6cfd-43c1-4acb-a0c2-b261abfdc848.jpg</text:a>
']</text:p>
      <text:p text:style-name="P4">
Tags: ['STOPRUSSIA', 'АГРЕСІЯ РФ', 'ВІЙНА', 'ВТОРГНЕННЯ РФ']</text:p>
      <text:p text:style-name="P4">
Category: News</text:p>
      <!--METADATA-->
      <text:p text:style-name="P4">
<draw:frame draw:style-name="fr1" draw:name="Image249" text:anchor-type="as-char" svg:width="6.9236in" svg:height="4.923755in" draw:z-index="0">
<draw:image xlink:href="../Images/AРМІЯINFORM/2023-04-16T68-00-00-04-00/f0bf6cfd-43c1-4acb-a0c2-b261abfdc848.jpg" xlink:type="simple" xlink:show="embed" xlink:actuate="onLoad" draw:mime-type="image/jpeg"/>
</draw:frame>
As <text:a xlink:type="simple" xlink:href="https://t.me/militarymediacenter/1724" text:style-name="Internet_20_link" text:visited-style-name="Visited_20_Internet_20_Link">
reports</text:a>
Military Media Center.</text:p>
      <text:p text:style-name="P4">
According to the situational center of the Ministry of Defense of Ukraine information, during the last day, Russian troops fired the territory of 8 regions of Ukraine.</text:p>
      <text:p text:style-name="P4">
In general, of different types of weapons(mortars, tanks, artillery, RSZV, S-300 ZRK, UAV, tactical aviation)97 settlements were fired, 60 infrastructure objects were confirmed.</text:p>
      <text:p text:style-name="P4">
4 people were killed and 16 were injured.</text:p>
      <text:p text:style-name="P4">
News Source: <text:a xlink:type="simple" xlink:href="https://armyinform.com.ua/2023/04/16/4-czyvilnyh-zagynulo-16-poraneno-u-rosijskyh-obstrilah-military-media-center/" text:style-name="Internet_20_link" text:visited-style-name="Visited_20_Internet_20_Link">
https://armyinform.com.ua/2023/04/16/4-czyvilnyh-zagynulo-16-poraneno-u-rosijskyh-obstrilah-military-media-center/</text:a>
</text:p>
      <!--NEWS-->
      <text:h text:style-name="P10" text:outline-level="1">
<text:span text:style-name="T4">
Seven carriers of "Caliber" missiles keeps Russia in the Mediterranean - Navy of the Armed Forces</text:span>
</text:h>
      <text:p text:style-name="P4">
Author: ['АРМІЯINFORM']</text:p>
      <text:p text:style-name="P4">
Time: 2023-04-16T69:00:00-04:00</text:p>
      <text:p text:style-name="P4">
Description: The village of 16 Kvіnnya at the Chorny Morce on the Boyal Cherguvanni Boyn is 7 porch ... The war with Ukraine 2022, the war with Ukraine is the latest news today, the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2022-10-17-u-chornomu-ta-seredzemnomu-moryah.jpg" text:style-name="Internet_20_link" text:visited-style-name="Visited_20_Internet_20_Link">
2022-10-17-u-chornomu-ta-seredzemnomu-moryah.jpg</text:a>
', '<text:a xlink:type="simple" xlink:href="https://armyinform.com.ua/wp-content/uploads/2023/04/341334146_218544044199485_3527496367985291996_n.jpg" text:style-name="Internet_20_link" text:visited-style-name="Visited_20_Internet_20_Link">
341334146_218544044199485_3527496367985291996_n.jpg</text:a>
']</text:p>
      <text:p text:style-name="P4">
Tags: ['STOPRUSSIA', 'АГРЕСІЯ РФ', 'ВІЙНА', 'ВМС ЗС УКРАЇНИ', 'ВТОРГНЕННЯ РФ', 'ІНФОГРАФІКА']</text:p>
      <text:p text:style-name="P4">
Category: News</text:p>
      <!--METADATA-->
      <text:p text:style-name="P4">
<draw:frame draw:style-name="fr1" draw:name="Image250" text:anchor-type="as-char" svg:width="6.9236in" svg:height="4.448227in" draw:z-index="0">
<draw:image xlink:href="../Images/AРМІЯINFORM/2023-04-16T69-00-00-04-00/2022-10-17-u-chornomu-ta-seredzemnomu-moryah.jpg" xlink:type="simple" xlink:show="embed" xlink:actuate="onLoad" draw:mime-type="image/jpeg"/>
</draw:frame>
As of April 16, the Black Sea on the fighting contains 7 elaborate ships, including two carriers of winged rockets "Caliber" Total Zolpdo 8 rockets.</text:p>
      <text:p text:style-name="P4">
About chain <text:a xlink:type="simple" xlink:href="https://www.facebook.com/photo" text:style-name="Internet_20_link" text:visited-style-name="Visited_20_Internet_20_Link">
aware of</text:a>
Command of the Navy of the Armed Forces of Ukraine.</text:p>
      <text:p text:style-name="P4">
“In the Black Sea, there are 7 enemy ships on combat duty, medium -sized 2 carriers of the Caliber Winged missiles up to 8 missiles;</text:p>
      <text:p text:style-name="P4">
in the Azov Sea - 1 enemy ship;</text:p>
      <text:p text:style-name="P4">
In the Mediterranean, there are up to 7 enemy ships on the combat duty, of which 3 carriers of winged rockets "Caliber", a total volley of up to 20 missiles. "</text:p>
      <text:p text:style-name="P4">
<draw:frame draw:style-name="fr1" draw:name="Image251" text:anchor-type="as-char" svg:width="6.273458in" svg:height="10.0in" draw:z-index="0">
<draw:image xlink:href="../Images/AРМІЯINFORM/2023-04-16T69-00-00-04-00/341334146_218544044199485_3527496367985291996_n.jpg" xlink:type="simple" xlink:show="embed" xlink:actuate="onLoad" draw:mime-type="image/jpeg"/>
</draw:frame>
<text:span text:style-name="T4">
 per day, in the interests of the Russian Federation, the passage of the Kerch-Yenicral Strait made: </text:span>
</text:p>
      <ul>
        <li>
to the Azov Sea - 27 ships, 11 of them moved from the Bosphorus Strait; * to the Black Sea - 17 ships, 6 of them continued the movement in the direction of the Bosphorus Strait;</li>
      </ul>
      <text:p text:style-name="P4">
The Russian Federation continues to violate the International Convention on the Protection of Human Life at the Sea of 1974.(SOLAS)by turning off automatic identification systems(AIS), Nazi vessels in the Azov Sea.</text:p>
      <text:p text:style-name="P4">
News Source: <text:a xlink:type="simple" xlink:href="https://armyinform.com.ua/2023/04/16/sim-nosiyi-raket-kalibr-trymaye-rosiya-v-seredzemnomu-mori-vms-zsu/" text:style-name="Internet_20_link" text:visited-style-name="Visited_20_Internet_20_Link">
https://armyinform.com.ua/2023/04/16/sim-nosiyi-raket-kalibr-trymaye-rosiya-v-seredzemnomu-mori-vms-zsu/</text:a>
</text:p>
      <!--NEWS-->
      <text:h text:style-name="P10" text:outline-level="1">
<text:span text:style-name="T4">
"I congratulate the whole Ukrainian people on the majestic holiday - the Resurrection of Christ!" - Valery Zaluzhny</text:span>
</text:h>
      <text:p text:style-name="P4">
Author: ['АРМІЯINFORM']</text:p>
      <text:p text:style-name="P4">
Time: 2023-04-16T70:00:00-04:00</text:p>
      <text:p text:style-name="P4">
Description: About the ceremony of the head of the head of the ZSU, General Valeriy Zaluzhny. Christ is risen!...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4/336663262_756301279405741_2386732483482656160_n.jpg" text:style-name="Internet_20_link" text:visited-style-name="Visited_20_Internet_20_Link">
336663262_756301279405741_2386732483482656160_n.jpg</text:a>
']</text:p>
      <text:p text:style-name="P4">
Tags: ['STOPRUSSIA', 'АГРЕСІЯ РФ', 'ВАЛЕРІЙ ЗАЛУЖНИЙ', 'ВІЙНА', 'ВТОРГНЕННЯ РФ', 'ПРИВІТАННЯ З ВЕЛИКОДНЕМ']</text:p>
      <text:p text:style-name="P4">
Category: News</text:p>
      <!--METADATA-->
      <text:p text:style-name="P4">
<draw:frame draw:style-name="fr1" draw:name="Image252" text:anchor-type="as-char" svg:width="6.9236in" svg:height="6.9236in" draw:z-index="0">
<draw:image xlink:href="../Images/AРМІЯINFORM/2023-04-16T70-00-00-04-00/336663262_756301279405741_2386732483482656160_n.jpg" xlink:type="simple" xlink:show="embed" xlink:actuate="onLoad" draw:mime-type="image/jpeg"/>
</draw:frame>
About it <text:a xlink:type="simple" xlink:href="https://www.facebook.com/CinCAFU/posts/pfbid02BDi3F3fBaHGSupM3Xnh6jwa2meEu7BXLb4CouecdC3iiHppZiTZPedov85is2k4Dl" text:style-name="Internet_20_link" text:visited-style-name="Visited_20_Internet_20_Link">
reported</text:a>
Commander -in -Chief of the Armed Forces General Valery Zaluzhny.</text:p>
      <text:p text:style-name="P4">
Christ is Risen!</text:p>
      <text:p text:style-name="P4">
I congratulate everyone who keeps defense in the trenches on this day.</text:p>
      <text:p text:style-name="P4">
It is in armor.</text:p>
      <text:p text:style-name="P4">
Conducts intelligence.</text:p>
      <text:p text:style-name="P4">
Carries combat duty. Helps the army.</text:p>
      <text:p text:style-name="P4">
Congratulations to everyone who brings our victory!</text:p>
      <text:p text:style-name="P4">
I congratulate the whole Ukrainian people on the majestic holiday - the Resurrection of Christ!</text:p>
      <text:p text:style-name="P4">
Easter is a holiday of great hope. Hope that will bring us peace. I believe, everyday, in unity, we will overcome the enemy.</text:p>
      <text:p text:style-name="P4">
I wish all of us strength and inspiration in the struggle for truth and freedom!</text:p>
      <text:p text:style-name="P4">
Truly the risen Christ!</text:p>
      <text:p text:style-name="P4">
News Source: <text:a xlink:type="simple" xlink:href="https://armyinform.com.ua/2023/04/16/vitayu-ves-ukrayinskyj-narod-z-velychnym-svyatom-voskresinnya-hrystovogo-valerij-zaluzhnyj/" text:style-name="Internet_20_link" text:visited-style-name="Visited_20_Internet_20_Link">
https://armyinform.com.ua/2023/04/16/vitayu-ves-ukrayinskyj-narod-z-velychnym-svyatom-voskresinnya-hrystovogo-valerij-zaluzhnyj/</text:a>
</text:p>
      <!--NEWS-->
      <text:h text:style-name="P10" text:outline-level="1">
<text:span text:style-name="T4">
The enemy is killed by social infrastructure and residential buildings, there are victims and victims among civilians - Natalia Humeniuk</text:span>
</text:h>
      <text:p text:style-name="P4">
Author: ['Вячеслав Діордієв']</text:p>
      <text:p text:style-name="P4">
Time: 2023-04-16T71:00:00-04:00</text:p>
      <text:p text:style-name="P4">
Description: The yak was piled up the hour of the television maraphon of the Kerivnitsa of the Op'dna Coordinan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979672221d1d85eb.jpg" text:style-name="Internet_20_link" text:visited-style-name="Visited_20_Internet_20_Link">
979672221d1d85eb.jpg</text:a>
', '<text:a xlink:type="simple" xlink:href="https://armyinform.com.ua/wp-content/uploads/2023/04/d3f1864d12d558c6.jpg" text:style-name="Internet_20_link" text:visited-style-name="Visited_20_Internet_20_Link">
d3f1864d12d558c6.jpg</text:a>
']</text:p>
      <text:p text:style-name="P4">
Tags: ['STOPRUSSIA', 'АГРЕСІЯ РФ', 'ВІЙНА', 'ВТОРГНЕННЯ РФ', 'НАТАЛІЯ ГУМЕНЮК']</text:p>
      <text:p text:style-name="P4">
Category: News</text:p>
      <!--METADATA-->
      <text:p text:style-name="P4">
<draw:frame draw:style-name="fr1" draw:name="Image253" text:anchor-type="as-char" svg:width="6.9236in" svg:height="3.887868in" draw:z-index="0">
<draw:image xlink:href="../Images/AРМІЯINFORM/2023-04-16T71-00-00-04-00/979672221d1d85eb.jpg" xlink:type="simple" xlink:show="embed" xlink:actuate="onLoad" draw:mime-type="image/jpeg"/>
</draw:frame>
As she stressed during <text:a xlink:type="simple" xlink:href="https://www.youtube.com/watch" text:style-name="Internet_20_link" text:visited-style-name="Visited_20_Internet_20_Link">
television marathon</text:a>
Natalia Humeniuk, the head of the unified coordination Press Center of Defense forces of South of Ukraine, enemies her insidious practice on shelling of our territory, using the S-300-land-lacquer complex in the Earth-Earth regime. In this way, in particular, last night was fired by the Sniguriv community that the Kherson region, as well as the settlements of Kherson region, resulting in the dead of civilian residents.</text:p>
      <ul>
        <li>
Yes, compared to what happened the day before, last day the number of wool shelling decreased from more than one hundred a day to sixty. But, as an urgently, a characteristic feature of fire by the enemy remains that it will vine by the objects of social infrastructure: hospitals, schools, economic structures and private homes of our citizens, which causes civilians to die, - said Natalia Humeniuk.</li>
      </ul>
      <text:p text:style-name="P4">
<draw:frame draw:style-name="fr1" draw:name="Image254" text:anchor-type="as-char" svg:width="6.9236in" svg:height="3.898161in" draw:z-index="0">
<draw:image xlink:href="../Images/AРМІЯINFORM/2023-04-16T71-00-00-04-00/d3f1864d12d558c6.jpg" xlink:type="simple" xlink:show="embed" xlink:actuate="onLoad" draw:mime-type="image/jpeg"/>
</draw:frame>
With regard to the analysis of the operational situation in relation to the Black Sea, she said, it changes fairly quickly, and the danger from the Russian group is rested.</text:p>
      <ul>
        <li>
Currently, there are two Russian submarine rocket launchers, equipped with eight rockets of the caliber, which carry out their maneuvers. In addition, the analyst of the previous days shows that at any moment they can be united by an advanced excess rocket launcher, which also goes to combat,-said the head of the united coordination press center of south of Ukraine.</li>
      </ul>
      <text:p text:style-name="P4">
News Source: <text:a xlink:type="simple" xlink:href="https://armyinform.com.ua/2023/04/16/vorog-gatyt-po-obyektah-soczialnoyi-infrastruktury-ta-zhytlovyh-budynkah-ye-zagybli-j-postrazhdali-sered-myrnyh-meshkancziv-nataliya-gumenyuk/" text:style-name="Internet_20_link" text:visited-style-name="Visited_20_Internet_20_Link">
https://armyinform.com.ua/2023/04/16/vorog-gatyt-po-obyektah-soczialnoyi-infrastruktury-ta-zhytlovyh-budynkah-ye-zagybli-j-postrazhdali-sered-myrnyh-meshkancziv-nataliya-gumenyuk/</text:a>
</text:p>
      <!--NEWS-->
      <text:h text:style-name="P10" text:outline-level="1">
<text:span text:style-name="T4">
We win and make a victory ourselves - Volodymyr Zelenskyy</text:span>
</text:h>
      <text:p text:style-name="P4">
Author: ['АРМІЯINFORM']</text:p>
      <text:p text:style-name="P4">
Time: 2023-04-16T72:00:00-04:00</text:p>
      <text:p text:style-name="P4">
Description: About the head of Derzhavi, writing telegrams in his telegram. Tsyogo Day RIK Tom VSI MI prayed ... War with Ukraine 2022, War with Ukraine Latest news today, News War with Ukraine 2022 Last for today, will there be a war between Ukraine and Russia and when, there will be a war with Ukraine in 2022 No, will there be a war with Ukraine in the near future, they say, the war with Ukraine, Ukrainian news today, Ukrainian news in Ukrainian media in Russian</text:p>
      <text:p text:style-name="P4">
Images: ['<text:a xlink:type="simple" xlink:href="https://armyinform.com.ua/wp-content/uploads/2023/04/c8748ced-ff15-44fc-9d3f-aa0146a30e9d.jpg" text:style-name="Internet_20_link" text:visited-style-name="Visited_20_Internet_20_Link">
c8748ced-ff15-44fc-9d3f-aa0146a30e9d.jpg</text:a>
', '<text:a xlink:type="simple" xlink:href="https://armyinform.com.ua/wp-content/uploads/2023/04/56122192-91de-4c5a-927c-4bf2974c7b01-150x150.jpg" text:style-name="Internet_20_link" text:visited-style-name="Visited_20_Internet_20_Link">
56122192-91de-4c5a-927c-4bf2974c7b01-150x150.jpg</text:a>
', '<text:a xlink:type="simple" xlink:href="https://armyinform.com.ua/wp-content/uploads/2023/04/a15e64b5-f701-47fa-b6d6-83200f3e1360-150x150.jpg" text:style-name="Internet_20_link" text:visited-style-name="Visited_20_Internet_20_Link">
a15e64b5-f701-47fa-b6d6-83200f3e1360-150x150.jpg</text:a>
', '<text:a xlink:type="simple" xlink:href="https://armyinform.com.ua/wp-content/uploads/2023/04/92fe622c-fee0-46bb-a633-dcb0b8a794a3-150x150.jpg" text:style-name="Internet_20_link" text:visited-style-name="Visited_20_Internet_20_Link">
92fe622c-fee0-46bb-a633-dcb0b8a794a3-150x150.jpg</text:a>
', '<text:a xlink:type="simple" xlink:href="https://armyinform.com.ua/wp-content/uploads/2023/04/8a1c9131-72ea-41db-ba06-b3796dfe36c3-150x150.jpg" text:style-name="Internet_20_link" text:visited-style-name="Visited_20_Internet_20_Link">
8a1c9131-72ea-41db-ba06-b3796dfe36c3-150x150.jpg</text:a>
', '<text:a xlink:type="simple" xlink:href="https://armyinform.com.ua/wp-content/uploads/2023/04/86de386f-7185-4547-9681-eee9a0103490-150x150.jpg" text:style-name="Internet_20_link" text:visited-style-name="Visited_20_Internet_20_Link">
86de386f-7185-4547-9681-eee9a0103490-150x150.jpg</text:a>
', '<text:a xlink:type="simple" xlink:href="https://armyinform.com.ua/wp-content/uploads/2023/04/8ca39ab5-38e8-4d6b-a69f-97ff72033c21-150x150.jpg" text:style-name="Internet_20_link" text:visited-style-name="Visited_20_Internet_20_Link">
8ca39ab5-38e8-4d6b-a69f-97ff72033c21-150x150.jpg</text:a>
', '<text:a xlink:type="simple" xlink:href="https://armyinform.com.ua/wp-content/uploads/2023/04/94f78857-34e2-4176-86cf-f6a3f62a1614-150x150.jpg" text:style-name="Internet_20_link" text:visited-style-name="Visited_20_Internet_20_Link">
94f78857-34e2-4176-86cf-f6a3f62a1614-150x150.jpg</text:a>
', '<text:a xlink:type="simple" xlink:href="https://armyinform.com.ua/wp-content/uploads/2023/04/5346c67a-2610-4c89-9382-c77bde40cf7d-150x150.jpg" text:style-name="Internet_20_link" text:visited-style-name="Visited_20_Internet_20_Link">
5346c67a-2610-4c89-9382-c77bde40cf7d-150x150.jpg</text:a>
', '<text:a xlink:type="simple" xlink:href="https://armyinform.com.ua/wp-content/uploads/2023/04/c3305d99-16da-4a0d-b0af-baecd8f0c372-150x150.jpg" text:style-name="Internet_20_link" text:visited-style-name="Visited_20_Internet_20_Link">
c3305d99-16da-4a0d-b0af-baecd8f0c372-150x150.jpg</text:a>
']</text:p>
      <text:p text:style-name="P4">
Tags: ['STOPRUSSIA', 'АГРЕСІЯ РФ', 'ВІЙНА', 'ВОЛОДИМИР ЗЕЛЕНСЬКИЙ', 'ВТОРГНЕННЯ РФ']</text:p>
      <text:p text:style-name="P4">
Category: News</text:p>
      <!--METADATA-->
      <text:p text:style-name="P4">
<draw:frame draw:style-name="fr1" draw:name="Image255" text:anchor-type="as-char" svg:width="6.9236in" svg:height="4.615733in" draw:z-index="0">
<draw:image xlink:href="../Images/AРМІЯINFORM/2023-04-16T72-00-00-04-00/c8748ced-ff15-44fc-9d3f-aa0146a30e9d.jpg" xlink:type="simple" xlink:show="embed" xlink:actuate="onLoad" draw:mime-type="image/jpeg"/>
</draw:frame>
About the head of state <text:a xlink:type="simple" xlink:href="https://t.me/V_Zelenskiy_official/5830" text:style-name="Internet_20_link" text:visited-style-name="Visited_20_Internet_20_Link">
wrote</text:a>
in your telegram.</text:p>
      <text:p text:style-name="P4">
On this day, a year ago, we all prayed to keep Ukraine. Today - that Ukraine has won. We not only wait and ask, but we get and create this winner ourselves. 417 days.</text:p>
      <text:p text:style-name="P4">
<text:a xlink:type="simple" xlink:href="https://armyinform.com.ua/wp-content/uploads/2023/04/56122192-91de-4c5a-927c-4bf2974c7b01.jpg" text:style-name="Internet_20_link" text:visited-style-name="Visited_20_Internet_20_Link">
!(Images/AРМІЯINFORM/2023-04-16T72-00-00-04-00/56122192-91de-4c5a-927c-4bf2974c7b01-150x150.jpg)</text:a>
</text:p>
      <text:p text:style-name="P4">
<text:a xlink:type="simple" xlink:href="https://armyinform.com.ua/wp-content/uploads/2023/04/a15e64b5-f701-47fa-b6d6-83200f3e1360.jpg" text:style-name="Internet_20_link" text:visited-style-name="Visited_20_Internet_20_Link">
<draw:frame draw:style-name="fr1" draw:name="Image256" text:anchor-type="as-char" svg:width="6.9236in" svg:height="6.9236in" draw:z-index="0">
<draw:image xlink:href="../Images/AРМІЯINFORM/2023-04-16T72-00-00-04-00/a15e64b5-f701-47fa-b6d6-83200f3e1360-150x150.jpg" xlink:type="simple" xlink:show="embed" xlink:actuate="onLoad" draw:mime-type="image/jpeg"/>
</draw:frame>
</text:a>
</text:p>
      <text:p text:style-name="P4">
<text:a xlink:type="simple" xlink:href="https://armyinform.com.ua/wp-content/uploads/2023/04/92fe622c-fee0-46bb-a633-dcb0b8a794a3.jpg" text:style-name="Internet_20_link" text:visited-style-name="Visited_20_Internet_20_Link">
<draw:frame draw:style-name="fr1" draw:name="Image257" text:anchor-type="as-char" svg:width="6.9236in" svg:height="6.9236in" draw:z-index="0">
<draw:image xlink:href="../Images/AРМІЯINFORM/2023-04-16T72-00-00-04-00/92fe622c-fee0-46bb-a633-dcb0b8a794a3-150x150.jpg" xlink:type="simple" xlink:show="embed" xlink:actuate="onLoad" draw:mime-type="image/jpeg"/>
</draw:frame>
</text:a>
</text:p>
      <text:p text:style-name="P4">
<text:a xlink:type="simple" xlink:href="https://armyinform.com.ua/wp-content/uploads/2023/04/8a1c9131-72ea-41db-ba06-b3796dfe36c3.jpg" text:style-name="Internet_20_link" text:visited-style-name="Visited_20_Internet_20_Link">
<draw:frame draw:style-name="fr1" draw:name="Image258" text:anchor-type="as-char" svg:width="6.9236in" svg:height="6.9236in" draw:z-index="0">
<draw:image xlink:href="../Images/AРМІЯINFORM/2023-04-16T72-00-00-04-00/8a1c9131-72ea-41db-ba06-b3796dfe36c3-150x150.jpg" xlink:type="simple" xlink:show="embed" xlink:actuate="onLoad" draw:mime-type="image/jpeg"/>
</draw:frame>
</text:a>
</text:p>
      <text:p text:style-name="P4">
<text:a xlink:type="simple" xlink:href="https://armyinform.com.ua/wp-content/uploads/2023/04/86de386f-7185-4547-9681-eee9a0103490.jpg" text:style-name="Internet_20_link" text:visited-style-name="Visited_20_Internet_20_Link">
<draw:frame draw:style-name="fr1" draw:name="Image259" text:anchor-type="as-char" svg:width="6.9236in" svg:height="6.9236in" draw:z-index="0">
<draw:image xlink:href="../Images/AРМІЯINFORM/2023-04-16T72-00-00-04-00/86de386f-7185-4547-9681-eee9a0103490-150x150.jpg" xlink:type="simple" xlink:show="embed" xlink:actuate="onLoad" draw:mime-type="image/jpeg"/>
</draw:frame>
</text:a>
</text:p>
      <text:p text:style-name="P4">
<text:a xlink:type="simple" xlink:href="https://armyinform.com.ua/wp-content/uploads/2023/04/8ca39ab5-38e8-4d6b-a69f-97ff72033c21.jpg" text:style-name="Internet_20_link" text:visited-style-name="Visited_20_Internet_20_Link">
<draw:frame draw:style-name="fr1" draw:name="Image260" text:anchor-type="as-char" svg:width="6.9236in" svg:height="6.9236in" draw:z-index="0">
<draw:image xlink:href="../Images/AРМІЯINFORM/2023-04-16T72-00-00-04-00/8ca39ab5-38e8-4d6b-a69f-97ff72033c21-150x150.jpg" xlink:type="simple" xlink:show="embed" xlink:actuate="onLoad" draw:mime-type="image/jpeg"/>
</draw:frame>
</text:a>
</text:p>
      <text:p text:style-name="P4">
<text:a xlink:type="simple" xlink:href="https://armyinform.com.ua/wp-content/uploads/2023/04/94f78857-34e2-4176-86cf-f6a3f62a1614.jpg" text:style-name="Internet_20_link" text:visited-style-name="Visited_20_Internet_20_Link">
<draw:frame draw:style-name="fr1" draw:name="Image261" text:anchor-type="as-char" svg:width="6.9236in" svg:height="6.9236in" draw:z-index="0">
<draw:image xlink:href="../Images/AРМІЯINFORM/2023-04-16T72-00-00-04-00/94f78857-34e2-4176-86cf-f6a3f62a1614-150x150.jpg" xlink:type="simple" xlink:show="embed" xlink:actuate="onLoad" draw:mime-type="image/jpeg"/>
</draw:frame>
</text:a>
</text:p>
      <text:p text:style-name="P4">
<text:a xlink:type="simple" xlink:href="https://armyinform.com.ua/wp-content/uploads/2023/04/5346c67a-2610-4c89-9382-c77bde40cf7d.jpg" text:style-name="Internet_20_link" text:visited-style-name="Visited_20_Internet_20_Link">
<draw:frame draw:style-name="fr1" draw:name="Image262" text:anchor-type="as-char" svg:width="6.9236in" svg:height="6.9236in" draw:z-index="0">
<draw:image xlink:href="../Images/AРМІЯINFORM/2023-04-16T72-00-00-04-00/5346c67a-2610-4c89-9382-c77bde40cf7d-150x150.jpg" xlink:type="simple" xlink:show="embed" xlink:actuate="onLoad" draw:mime-type="image/jpeg"/>
</draw:frame>
</text:a>
</text:p>
      <text:p text:style-name="P4">
<text:a xlink:type="simple" xlink:href="https://armyinform.com.ua/wp-content/uploads/2023/04/c3305d99-16da-4a0d-b0af-baecd8f0c372.jpg" text:style-name="Internet_20_link" text:visited-style-name="Visited_20_Internet_20_Link">
<draw:frame draw:style-name="fr1" draw:name="Image263" text:anchor-type="as-char" svg:width="6.9236in" svg:height="6.9236in" draw:z-index="0">
<draw:image xlink:href="../Images/AРМІЯINFORM/2023-04-16T72-00-00-04-00/c3305d99-16da-4a0d-b0af-baecd8f0c372-150x150.jpg" xlink:type="simple" xlink:show="embed" xlink:actuate="onLoad" draw:mime-type="image/jpeg"/>
</draw:frame>
</text:a>
</text:p>
      <text:p text:style-name="P4">
News Source: <text:a xlink:type="simple" xlink:href="https://armyinform.com.ua/2023/04/16/my-zdobuvayemo-ta-tvorymo-peremogu-sami-volodymyr-zelenskyj/" text:style-name="Internet_20_link" text:visited-style-name="Visited_20_Internet_20_Link">
https://armyinform.com.ua/2023/04/16/my-zdobuvayemo-ta-tvorymo-peremogu-sami-volodymyr-zelenskyj/</text:a>
</text:p>
      <!--NEWS-->
      <text:h text:style-name="P10" text:outline-level="1">
<text:span text:style-name="T4">
469 children were killed in Ukraine as a result of armed aggression of the Russian Federation</text:span>
</text:h>
      <text:p text:style-name="P4">
Author: ['АРМІЯINFORM']</text:p>
      <text:p text:style-name="P4">
Time: 2023-04-16T73:00:00-04:00</text:p>
      <text:p text:style-name="P4">
Description: About CED DOIMLAS OFIC A General Prosecutor. The village of 6 KVITYA is in the wound ... War with Ukraine 2022, the war with Ukraine is the latest news today, the news war with Ukraine 2022 last today, will there be a war between Ukraine and Russia, and when, the war with Ukraine will be or not, there will be or not, it will be, it will be whether the war with Ukraine in the near future says, the war with Ukraine, Ukrainian news today, Ukrainian news in Ukrainian media in Russian</text:p>
      <text:p text:style-name="P4">
Images: ['<text:a xlink:type="simple" xlink:href="https://armyinform.com.ua/wp-content/uploads/2022/12/6a6a2edc107ab4e2d7e2b9b9fa4af618.jpg" text:style-name="Internet_20_link" text:visited-style-name="Visited_20_Internet_20_Link">
6a6a2edc107ab4e2d7e2b9b9fa4af618.jpg</text:a>
']</text:p>
      <text:p text:style-name="P4">
Tags: ['STOPRUSSIA', 'АГРЕСІЯ РФ', 'ВІЙНА', 'ВТОРГНЕННЯ РФ', 'ДІТИ ВІЙНИ', 'ОФІС ГЕНЕРАЛЬНОГО ПРОКУРОРА УКРАЇНИ']</text:p>
      <text:p text:style-name="P4">
Category: News</text:p>
      <!--METADATA-->
      <text:p text:style-name="P4">
<draw:frame draw:style-name="fr1" draw:name="Image264" text:anchor-type="as-char" svg:width="6.9236in" svg:height="4.619339in" draw:z-index="0">
<draw:image xlink:href="../Images/AРМІЯINFORM/2023-04-16T73-00-00-04-00/6a6a2edc107ab4e2d7e2b9b9fa4af618.jpg" xlink:type="simple" xlink:show="embed" xlink:actuate="onLoad" draw:mime-type="image/jpeg"/>
</draw:frame>
Illustrative photo</text:p>
      <text:p text:style-name="P4">
About it <text:a xlink:type="simple" xlink:href="https://gp.gov.ua/ua/posts/yuvenalni-prokurori-469-ditei-zaginuli-v-ukrayini-vnaslidok-zbroinoyi-agresiyi-rf-2" text:style-name="Internet_20_link" text:visited-style-name="Visited_20_Internet_20_Link">
reports</text:a>
General Prosecutor's Office.</text:p>
      <text:p text:style-name="P4">
As of the morning of April 16, 2023, more than 1417 children were injured in Ukraine as a result of full -scale armed aggression of the Russian Federation. According to the official information of juvenile prosecutors, 469 children were killed and more than 948 exposure of varying severity.</text:p>
      <text:p text:style-name="P4">
These figures are not final. Work continues to be installed in places of conducting actions, in temporarily occupied and liberated territories.</text:p>
      <text:p text:style-name="P4">
<text:span text:style-name="T4">
 The most affected children in Donetsk region - 451, Kharkiv - 275, Kiev - 127, Kherson - 94, Zaporizhia - 89, Mykolaivska - 85, Chernihiv - 68, Lugansk - 66, Dnipropetrovsk - 66. </text:span>
 **</text:p>
      <text:p text:style-name="P4">
News Source: <text:a xlink:type="simple" xlink:href="https://armyinform.com.ua/2023/04/16/469-ditej-zagynuly-v-ukrayini-vnaslidok-zbrojnoyi-agresiyi-rf/" text:style-name="Internet_20_link" text:visited-style-name="Visited_20_Internet_20_Link">
https://armyinform.com.ua/2023/04/16/469-ditej-zagynuly-v-ukrayini-vnaslidok-zbrojnoyi-agresiyi-rf/</text:a>
</text:p>
      <!--NEWS-->
      <text:h text:style-name="P10" text:outline-level="1">
<text:span text:style-name="T4">
Over 300 explosive items have been neutralized per day</text:span>
</text:h>
      <text:p text:style-name="P4">
Author: ['АРМІЯINFORM']</text:p>
      <text:p text:style-name="P4">
Time: 2023-04-16T74:00:00-04:00</text:p>
      <text:p text:style-name="P4">
Description: The lasting of the Kirotechnychiye of the Holden Service of Ukraine Zvazvichahni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12/626bf4da61ec9.jpeg" text:style-name="Internet_20_link" text:visited-style-name="Visited_20_Internet_20_Link">
626bf4da61ec9.jpeg</text:a>
']</text:p>
      <text:p text:style-name="P4">
Tags: ['STOPRUSSIA', 'АГРЕСІЯ РФ', 'ВТОРГНЕННЯ РФ', 'ДСНС УКРАЇНИ', 'РОЗМІНУВАННЯ']</text:p>
      <text:p text:style-name="P4">
Category: News</text:p>
      <!--METADATA-->
      <text:p text:style-name="P4">
<draw:frame draw:style-name="fr1" draw:name="Image265" text:anchor-type="as-char" svg:width="6.9236in" svg:height="4.32725in" draw:z-index="0">
<draw:image xlink:href="../Images/AРМІЯINFORM/2023-04-16T74-00-00-04-00/626bf4da61ec9.jpeg" xlink:type="simple" xlink:show="embed" xlink:actuate="onLoad" draw:mime-type="image/jpeg"/>
</draw:frame>
Illustrative photo</text:p>
      <text:p text:style-name="P4">
<text:span text:style-name="T4">
 During the day </text:span>
 Pyrotechnical units of the State Service of Ukraine of Uncertain Situations <text:span text:style-name="T4">
 123 times </text:span>
 were involved in the implementation of the tasks of the change.</text:p>
      <text:p text:style-name="P4">
About it <text:a xlink:type="simple" xlink:href="https://dsns.gov.ua/uk/news/nadzvicaini-podiyi/informaciia-shhodo-diialnosti-pirotexnicnix-pidrozdiliv-dsns-103" text:style-name="Internet_20_link" text:visited-style-name="Visited_20_Internet_20_Link">
reports</text:a>
SESU of Ukraine.</text:p>
      <text:p text:style-name="P4">
Pyrotechnical units revealed, seized and disposed of 368 exquisite objects. Examined(cleared)the area of the area <text:span text:style-name="T4">
 40 ghosts. </text:span>
</text:p>
      <text:p text:style-name="P4">
Most often pyrotechnic units worked: in the Kharkiv region 16 thousand 827 times, Kyiv region - 7 thousand 436, Donetsk region - 4 thousand 703, Chernihiv region - 4 thousand. 445, Mykolaiv region - 4 thousand 419, Kherson region - 4 thousand 160, Sumy region - 1 thousand814, Cherkasy region - 1 thousand 85.</text:p>
      <text:p text:style-name="P4">
<text:span text:style-name="T5">
!units Aviation Bombs. </text:span>
<text:span text:style-name="T5">
 The area of about </text:span>
<text:span text:style-name="T5">
 82 thousand 307 hectares was surveyed. </text:span>
<text:span text:style-name="T5">
 </text:span>
*</text:p>
      <text:p text:style-name="P4">
We would like to remind you if you find suspicious objects similar to wreckage from rockets or rockets, in no case touch your finds yourself and do not allow it to be tired.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4/16/za-dobu-pirotehniky-dsns-zneshkodyly-ponad-300-vybuhonebezpechnyh-predmetiv-8/" text:style-name="Internet_20_link" text:visited-style-name="Visited_20_Internet_20_Link">
https://armyinform.com.ua/2023/04/16/za-dobu-pirotehniky-dsns-zneshkodyly-ponad-300-vybuhonebezpechnyh-predmetiv-8/</text:a>
</text:p>
      <!--NEWS-->
      <text:h text:style-name="P10" text:outline-level="1">
<text:span text:style-name="T4">
The US will pass Taiwan's weapons as an example of Ukraine</text:span>
</text:h>
      <text:p text:style-name="P4">
Author: ['АРМІЯINFORM']</text:p>
      <text:p text:style-name="P4">
Time: 2023-04-16T75:00:00-04:00</text:p>
      <text:p text:style-name="P4">
Description: The USSTRISTION of the US defense of the United States is planning to be far -haired, in the Congress, for ... the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13.04.23_finansuvannya-zbroyi-dlya-tanjvanyu_1.jpg" text:style-name="Internet_20_link" text:visited-style-name="Visited_20_Internet_20_Link">
13.04.23_finansuvannya-zbroyi-dlya-tanjvanyu_1.jpg</text:a>
', '<text:a xlink:type="simple" xlink:href="https://armyinform.com.ua/wp-content/uploads/2023/04/13.04.23_finansuvannya-zbroyi-dlya-tanjvanyu.jpg" text:style-name="Internet_20_link" text:visited-style-name="Visited_20_Internet_20_Link">
13.04.23_finansuvannya-zbroyi-dlya-tanjvanyu.jpg</text:a>
']</text:p>
      <text:p text:style-name="P4">
Tags: ['США', 'ТАЙВАНЬ']</text:p>
      <text:p text:style-name="P4">
Category: News</text:p>
      <!--METADATA-->
      <text:p text:style-name="P4">
<draw:frame draw:style-name="fr1" draw:name="Image266" text:anchor-type="as-char" svg:width="6.9236in" svg:height="3.894525in" draw:z-index="0">
<draw:image xlink:href="../Images/AРМІЯINFORM/2023-04-16T75-00-00-04-00/13.04.23_finansuvannya-zbroyi-dlya-tanjvanyu_1.jpg" xlink:type="simple" xlink:show="embed" xlink:actuate="onLoad" draw:mime-type="image/jpeg"/>
</draw:frame>
The US Department of Defense plans to take advantage of the powers of Taiwan's weapons. Congress gave permission for Taiwan's total annual assistance of $ 3 billion in the framework of a law -produlement resolution for defense for the 2023 financial year.</text:p>
      <text:p text:style-name="P4">
The Pentagon intends to use a $ 1 billion permit to transfer weapons to the same mechanism that the United States used to transfer equipment to Ukraine. The presidential authority would allow Taiwan's military equipment to be transferred immediately as it comes directly to US military reserves.</text:p>
      <text:p text:style-name="P4">
The delivery of Taiwan's weapons is part of Washington's efforts to restrain possible attack on the island. After all, Beijing constantly emphasizes what Taiwan considers his territory, and promised to release it with force, if necessary.</text:p>
      <text:p text:style-name="P4">
<draw:frame draw:style-name="fr1" draw:name="Image267" text:anchor-type="as-char" svg:width="6.9236in" svg:height="4.725357in" draw:z-index="0">
<draw:image xlink:href="../Images/AРМІЯINFORM/2023-04-16T75-00-00-04-00/13.04.23_finansuvannya-zbroyi-dlya-tanjvanyu.jpg" xlink:type="simple" xlink:show="embed" xlink:actuate="onLoad" draw:mime-type="image/jpeg"/>
</draw:frame>
The representative of the American-Talawan Business Council, noted that the presidential authorities do not guarantee a complete solution to the problem, but even such a step is a good useful for Taiwan in terms of his safety.</text:p>
      <text:p text:style-name="P4">
In addition to the presidential powers, another high -ranking official of the Penthane said Congress that the Department also wants Congress to send $ 2 billion to Taiwan's military assistance under the FMF program, which is managed by the State Department. This initiative allow other countries to buy US military equipment through grants or loans.</text:p>
      <text:p text:style-name="P4">
_ Prepared Valery Gastynshchikov_</text:p>
      <text:p text:style-name="P4">
News Source: <text:a xlink:type="simple" xlink:href="https://armyinform.com.ua/2023/04/16/ssha-peredavatymut-zbroyu-tajvanyu-za-prykladom-ukrayiny/" text:style-name="Internet_20_link" text:visited-style-name="Visited_20_Internet_20_Link">
https://armyinform.com.ua/2023/04/16/ssha-peredavatymut-zbroyu-tajvanyu-za-prykladom-ukrayiny/</text:a>
</text:p>
      <!--NEWS-->
      <text:h text:style-name="P10" text:outline-level="1">
<text:span text:style-name="T4">
Investigation against military personnel in Ukraine: the National Police violated almost 72 thousand proceedings</text:span>
</text:h>
      <text:p text:style-name="P4">
Author: ['АРМІЯINFORM']</text:p>
      <text:p text:style-name="P4">
Time: 2023-04-16T76:00:00-04:00</text:p>
      <text:p text:style-name="P4">
Description: About the CEALEMELA, National Politsіya Ukrainian. With the core of the scoured ... The war with Ukraine 2022, the war with Ukraine is the latest news today, the news war with Ukraine 2022 last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4/fb84c1da-7d36-4780-adc9-84cc1facf07a_cx1_cy11_cw99_w1023_r1_s.jpg" text:style-name="Internet_20_link" text:visited-style-name="Visited_20_Internet_20_Link">
fb84c1da-7d36-4780-adc9-84cc1facf07a_cx1_cy11_cw99_w1023_r1_s.jpg</text:a>
', '<text:a xlink:type="simple" xlink:href="https://armyinform.com.ua/wp-content/uploads/2023/04/336677890_1387109495475935_8122321369280734895_n.jpg" text:style-name="Internet_20_link" text:visited-style-name="Visited_20_Internet_20_Link">
336677890_1387109495475935_8122321369280734895_n.jpg</text:a>
']</text:p>
      <text:p text:style-name="P4">
Tags: ['STOPRUSSIA', 'АГРЕСІЯ РФ', 'ВІЙНА', 'ВІЙСЬКОВІ ЗЛОЧИНИ РФ', 'ВТОРГНЕННЯ РФ', 'ЗЛОЧИНИ РФ', 'НАЦПОЛІЦІЯ']</text:p>
      <text:p text:style-name="P4">
Category: News</text:p>
      <!--METADATA-->
      <text:p text:style-name="P4">
<draw:frame draw:style-name="fr1" draw:name="Image268" text:anchor-type="as-char" svg:width="6.9236in" svg:height="3.891564in" draw:z-index="0">
<draw:image xlink:href="../Images/AРМІЯINFORM/2023-04-16T76-00-00-04-00/fb84c1da-7d36-4780-adc9-84cc1facf07a_cx1_cy11_cw99_w1023_r1_s.jpg" xlink:type="simple" xlink:show="embed" xlink:actuate="onLoad" draw:mime-type="image/jpeg"/>
</draw:frame>
Illustrative photo</text:p>
      <text:p text:style-name="P4">
About it <text:a xlink:type="simple" xlink:href="https://www.npu.gov.ua/news/zlochyny-vchyneni-viiskovymy-rf-pid-chas-povnomasshtabnoho-vtorhnennia-v-ukrainu-stanom-na-16042023" text:style-name="Internet_20_link" text:visited-style-name="Visited_20_Internet_20_Link">
reports</text:a>
National Police of Ukraine.</text:p>
      <text:p text:style-name="P4">
Since the beginning of the full -scale invasion of Russia in Ukraine, investigators of the National Police of Ukraine have launched 71,999 criminal proceedings on the facts of committing the territory of Ukraine of crimes by military personnel of the Armed Forces of the Russian Federation and their accomplices.</text:p>
      <text:p text:style-name="P4">
<draw:frame draw:style-name="fr1" draw:name="Image269" text:anchor-type="as-char" svg:width="6.9236in" svg:height="4.067615in" draw:z-index="0">
<draw:image xlink:href="../Images/AРМІЯINFORM/2023-04-16T76-00-00-04-00/336677890_1387109495475935_8122321369280734895_n.jpg" xlink:type="simple" xlink:show="embed" xlink:actuate="onLoad" draw:mime-type="image/jpeg"/>
</draw:frame>
<text:span text:style-name="T4">
Of them:</text:span>
</text:p>
      <ul>
        <li>
59 837 - under Art. 438 of the Criminal Code of Ukraine(Violation of the laws and customs of war)<text:span text:style-name="T5">
 9 192 - under Art. 110 of the Criminal Code of Ukraine(Encroachment on the territorial integrity and integrity of Ukraine)</text:span>
 2 721 - under Art. 111-1 of the Criminal Code of Ukraine(Collaboration)<text:span text:style-name="T5">
 152 - under Art. 111 of the Criminal Code of Ukraine(High treason)</text:span>
 37 - under Art. 113 of the Criminal Code of Ukraine(Sabotage)etc.</li>
      </ul>
      <text:p text:style-name="P4">
News Source: <text:a xlink:type="simple" xlink:href="https://armyinform.com.ua/2023/04/16/rozsliduvannya-proty-vijskovosluzhbovcziv-rf-v-ukrayini-naczpolicziya-porushyla-majzhe-72-tysyachi-provadzhen/" text:style-name="Internet_20_link" text:visited-style-name="Visited_20_Internet_20_Link">
https://armyinform.com.ua/2023/04/16/rozsliduvannya-proty-vijskovosluzhbovcziv-rf-v-ukrayini-naczpolicziya-porushyla-majzhe-72-tysyachi-provadzhen/</text:a>
</text:p>
      <!--NEWS-->
      <text:h text:style-name="P10" text:outline-level="1">
<text:span text:style-name="T4">
Police documented 17 beats in Donetsk a day</text:span>
</text:h>
      <text:p text:style-name="P4">
Author: ['АРМІЯINFORM']</text:p>
      <text:p text:style-name="P4">
Time: 2023-04-16T77:00:00-04:00</text:p>
      <text:p text:style-name="P4">
Description: About the CEALEMELA, National Politsіya Ukrainian. The Russian Federation visited the shells on the ministry ... The war with Ukraine 2022, the war with Ukraine is the latest news today, the news war with Ukraine 2022 last for today, will there be a war between Ukraine and Russia and when, the war with Ukraine will be or not, or not, Will there be a war with Ukraine in the near future, they say, the war with Ukraine, Ukrainian news today, Ukrainian news in Ukrainian media in Russian</text:p>
      <text:p text:style-name="P4">
Images: ['<text:a xlink:type="simple" xlink:href="https://armyinform.com.ua/wp-content/uploads/2023/04/643bb60686025117058236-e1681635663507.jpg" text:style-name="Internet_20_link" text:visited-style-name="Visited_20_Internet_20_Link">
643bb60686025117058236-e1681635663507.jpg</text:a>
', '<text:a xlink:type="simple" xlink:href="https://armyinform.com.ua/wp-content/uploads/2023/04/643bb60c8b240513447155.jpg" text:style-name="Internet_20_link" text:visited-style-name="Visited_20_Internet_20_Link">
643bb60c8b240513447155.jpg</text:a>
', '<text:a xlink:type="simple" xlink:href="https://armyinform.com.ua/wp-content/uploads/2023/04/643bb6077bfb2129426455.jpg" text:style-name="Internet_20_link" text:visited-style-name="Visited_20_Internet_20_Link">
643bb6077bfb2129426455.jpg</text:a>
']</text:p>
      <text:p text:style-name="P4">
Tags: []</text:p>
      <text:p text:style-name="P4">
Category: News</text:p>
      <!--METADATA-->
      <text:p text:style-name="P4">
<draw:frame draw:style-name="fr1" draw:name="Image270" text:anchor-type="as-char" svg:width="6.9236in" svg:height="7.888216in" draw:z-index="0">
<draw:image xlink:href="../Images/AРМІЯINFORM/2023-04-16T77-00-00-04-00/643bb60686025117058236-e1681635663507.jpg" xlink:type="simple" xlink:show="embed" xlink:actuate="onLoad" draw:mime-type="image/jpeg"/>
</draw:frame>
About it <text:a xlink:type="simple" xlink:href="https://www.npu.gov.ua/news/politsiia-zadokumentuvala-17-udariv-po-donechchyni-za-dobu" text:style-name="Internet_20_link" text:visited-style-name="Visited_20_Internet_20_Link">
reports</text:a>
National Police of Ukraine.</text:p>
      <text:p text:style-name="P4">
The troops of the Russian Federation released shells in the cities of Avdiivka, Konstantinovka, Iron, Toretsk, Kurakhovo, Veliky Novosilka village, Ocheretine, Novokalinovo, Alexandropil, Predict, Novoselivka First.</text:p>
      <text:p text:style-name="P4">
The invaders fired from aviation, RSZV "Grad", "Hurricane", artillery, mortars.</text:p>
      <text:p text:style-name="P4">
27 civilians were destroyed and damaged - 14 dwellings, trade pavilions, pharmacy, garage, mall premises, line electric programs, administrative buildings, cars.</text:p>
      <text:p text:style-name="P4">
<draw:frame draw:style-name="fr1" draw:name="Image271" text:anchor-type="as-char" svg:width="6.9236in" svg:height="4.892677in" draw:z-index="0">
<draw:image xlink:href="../Images/AРМІЯINFORM/2023-04-16T77-00-00-04-00/643bb60c8b240513447155.jpg" xlink:type="simple" xlink:show="embed" xlink:actuate="onLoad" draw:mime-type="image/jpeg"/>
</draw:frame>
From aviation, the Russians fired at Avdiivka. From the Hurricane - Novoselivka the first. From the Grads - Greater Novosilka and Toretsk. Private homes and object -infrastructure were damaged. There was no information on the victims.</text:p>
      <text:p text:style-name="P4">
Artillery enemy troops were covered by Konstantinovka. They kissed 3 apartment buildings, a pharmacy, a shopping mall, cars and trade pavilions. Civil residents were killed.</text:p>
      <text:p text:style-name="P4">
As a result of mortar shelling, we have an injured in iron.</text:p>
      <text:p text:style-name="P4">
Criminal proceedings were opened by police and SBU under Article 438(violation of the laws and customs of war)Criminal Code of Ukraine.</text:p>
      <text:p text:style-name="P4">
Police have evacuated another 175 people, since the beginning of compulsory evacuation - more than 61,990 people, including 7578 - children, 2768 - people with dishes.</text:p>
      <text:p text:style-name="P4">
<draw:frame draw:style-name="fr1" draw:name="Image272" text:anchor-type="as-char" svg:width="6.9236in" svg:height="3.894525in" draw:z-index="0">
<draw:image xlink:href="../Images/AРМІЯINFORM/2023-04-16T77-00-00-04-00/643bb6077bfb2129426455.jpg" xlink:type="simple" xlink:show="embed" xlink:actuate="onLoad" draw:mime-type="image/jpeg"/>
</draw:frame>
<text:span text:style-name="T4">
Importantly!</text:span>
</text:p>
      <text:p text:style-name="P4">
Dear citizens, follow the curfew and do not leave the routes - the enemy shoots civilian cars. Biza, by police, organizes an evacuation with a subsequent settlement - a chance to save your life.</text:p>
      <text:p text:style-name="P4">
Do not lift unknown items and do not touch unobtrusive shells. Call the pyrotechnics by phone 101.</text:p>
      <text:p text:style-name="P4">
We warn of fraudulent schemes during the war, including rental, search for relatives, etc. Follow simple rules to protect yourself from scammers.</text:p>
      <text:p text:style-name="P4">
Be careful, in the captured settlements, the invaders are engaged in mashdermaking, selecting transport.</text:p>
      <text:p text:style-name="P4">
The invader spreads fakes massively, so trust only official sources.</text:p>
      <text:p text:style-name="P4">
News Source: <text:a xlink:type="simple" xlink:href="https://armyinform.com.ua/2023/04/16/pid-obstrilamy-perebuvaly-11-naselenyh-punktiv-donechchyny/" text:style-name="Internet_20_link" text:visited-style-name="Visited_20_Internet_20_Link">
https://armyinform.com.ua/2023/04/16/pid-obstrilamy-perebuvaly-11-naselenyh-punktiv-donechchyny/</text:a>
</text:p>
      <!--NEWS-->
      <text:h text:style-name="P10" text:outline-level="1">
<text:span text:style-name="T4">
In Slavyansk, another man-SESNS was taken out of the rubble</text:span>
</text:h>
      <text:p text:style-name="P4">
Author: ['АРМІЯINFORM']</text:p>
      <text:p text:style-name="P4">
Time: 2023-04-16T78:00:00-04:00</text:p>
      <text:p text:style-name="P4">
Description: About the cereal of the sovereign service of the Ukrainian, Zvazvichyuhny Situstsya. - At the MISTSI ... War with Ukraine 2022, the war with Ukraine is the latest news today, the news war with Ukraine 2022 The last for today, will there be a war between Ukraine and Russia and when, the war with Ukraine in 2022 will be or not, will there be The war with Ukraine in the near future says, the war with Ukraine, Ukrainian news today, Ukrainian news in Ukrainian media in Russian</text:p>
      <text:p text:style-name="P4">
Images: ['<text:a xlink:type="simple" xlink:href="https://armyinform.com.ua/wp-content/uploads/2023/04/photo_2023-04-16_12-07-23.jpg" text:style-name="Internet_20_link" text:visited-style-name="Visited_20_Internet_20_Link">
photo_2023-04-16_12-07-23.jpg</text:a>
']</text:p>
      <text:p text:style-name="P4">
Tags: ['STOPRUSSIA', 'АГРЕСІЯ РФ', 'ВТОРГНЕННЯ РФ', 'ДСНС УКРАЇНИ', 'СЛОВ’ЯНСЬК']</text:p>
      <text:p text:style-name="P4">
Category: News</text:p>
      <!--METADATA-->
      <text:p text:style-name="P4">
<draw:frame draw:style-name="fr1" draw:name="Image273" text:anchor-type="as-char" svg:width="6.9236in" svg:height="5.1927in" draw:z-index="0">
<draw:image xlink:href="../Images/AРМІЯINFORM/2023-04-16T78-00-00-04-00/photo_2023-04-16_12-07-23.jpg" xlink:type="simple" xlink:show="embed" xlink:actuate="onLoad" draw:mime-type="image/jpeg"/>
</draw:frame>
About it <text:a xlink:type="simple" xlink:href="https://armyinform.com.ua/reformator/script%20async%20src=%22https:/telegram.org/js/telegram-widget.js" text:style-name="Internet_20_link" text:visited-style-name="Visited_20_Internet_20_Link">
reports</text:a>
State Service of Ukraine for Extraordinary Situation.</text:p>
      <text:p text:style-name="P4">
-At the site of emergency rescue work in Slavyansk, a body was removed. The work is ongoing. According to the National Police, there are 3 more people can stay, - the message reads.</text:p>
      <text:p text:style-name="P4">
As it is noted, as of 12:00 on April 16, as a result of the shelling of Slavyansk, which took place on April 14, 34 people were injured, 12 of them dead and 22.</text:p>
      <text:p text:style-name="P4">
41 people of the SES personnel and 11 pieces of equipment were involved. Leading services - 6 pieces of equipment and 6 people.</text:p>
      <text:p text:style-name="P4">
News Source: <text:a xlink:type="simple" xlink:href="https://armyinform.com.ua/2023/04/16/u-slovyansku-z-pid-zavaliv-distaly-shhe-odnogo-cholovika-dsns/" text:style-name="Internet_20_link" text:visited-style-name="Visited_20_Internet_20_Link">
https://armyinform.com.ua/2023/04/16/u-slovyansku-z-pid-zavaliv-distaly-shhe-odnogo-cholovika-dsns/</text:a>
</text:p>
      <!--NEWS-->
      <text:h text:style-name="P10" text:outline-level="1">
<text:span text:style-name="T4">
Military chaplains will be trained in the US, Britain and South Korea</text:span>
</text:h>
      <text:p text:style-name="P4">
Author: ['Світлана Кирган']</text:p>
      <text:p text:style-name="P4">
Time: 2023-04-16T79:00:00-04:00</text:p>
      <text:p text:style-name="P4">
Description: About the chief of the Service of the VIISKOVOVKY OSSU Aparat Golovokandavach ZSU,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foto-2-8.jpg" text:style-name="Internet_20_link" text:visited-style-name="Visited_20_Internet_20_Link">
foto-2-8.jpg</text:a>
']</text:p>
      <text:p text:style-name="P4">
Tags: ['STOPRUSSIA', 'АГРЕСІЯ РФ', 'ВІЙНА', 'ВІЙСЬКОВІ КАПЕЛАНИ', 'ВТОРГНЕННЯ РФ', 'КАПЕЛАНИ']</text:p>
      <text:p text:style-name="P4">
Category: News</text:p>
      <!--METADATA-->
      <text:p text:style-name="P4">
<draw:frame draw:style-name="fr1" draw:name="Image274" text:anchor-type="as-char" svg:width="6.9236in" svg:height="4.615733in" draw:z-index="0">
<draw:image xlink:href="../Images/AРМІЯINFORM/2023-04-16T79-00-00-04-00/foto-2-8.jpg" xlink:type="simple" xlink:show="embed" xlink:actuate="onLoad" draw:mime-type="image/jpeg"/>
</draw:frame>
The head of the military chaplaincy of the Armed Forces of the Armed Forces of the Armed Forces of the Commissar of Commissar, Colonel Alexei Tereshchuk said during <text:a xlink:type="simple" xlink:href="https://armyinform.com.ua/2023/04/16/prysutnist-vijskovogo-kapelana-u-stroyu-nadaye-voyinam-upevnenosti-v-tomu-shho-z-namy-bog-i-my-peremozhemo-sluzhba-vijskovogo-kapelanstva-zsu/" text:style-name="Internet_20_link" text:visited-style-name="Visited_20_Internet_20_Link">
interview</text:a>
Our cousin.</text:p>
      <text:p text:style-name="P4">
-We are actively cooperating with NATO member countries, first and foremost, the United States. Already, the preparation of the 25 Ukrainian military chaplain has already been prepared for the preparation of the 25 Ukrainian military chaplain. They will be prepared for two weeks of Napoligon, where our servicemen are usually trained, - said Alexeiereshchuk.</text:p>
      <text:p text:style-name="P4">
He noted that we have an extremely interesting US experience, because the chaplain service has been existing for over 200 years.</text:p>
      <ul>
        <li>
In addition, we recently had a meeting with the British partners on the ORBITAL programs, where we decided that we would launch the chaplains to prepare the chaplains. As our ordinary servicemen train in Britain, the chaplains will also come there. Even after that, we will have some kind of where to move and how to develop our preparation, - said Alexei Tereshchuk.</li>
      </ul>
      <text:p text:style-name="P4">
The Head of the Military Chaplaincy also reported that in June, our military chaplains may be invited to prepare for South Korea.</text:p>
      <ul>
        <li>
It was very important for us to get acquainted with the experience of preparing the Southern Korea, because there is also a very powerful Chaplain Service, which is similar to the distribution of confessional affiliation. That is, there is a dummy religious organization and the rest. I also predict that somewhere in June they will ask for training, - said Alexei Tereshchuk.</li>
      </ul>
      <text:p text:style-name="P4">
News Source: <text:a xlink:type="simple" xlink:href="https://armyinform.com.ua/2023/04/16/vijskovyh-kapelaniv-navchatymut-u-ssha-brytaniyi-ta-pivdennij-koreyi/" text:style-name="Internet_20_link" text:visited-style-name="Visited_20_Internet_20_Link">
https://armyinform.com.ua/2023/04/16/vijskovyh-kapelaniv-navchatymut-u-ssha-brytaniyi-ta-pivdennij-koreyi/</text:a>
</text:p>
      <!--NEWS-->
      <text:h text:style-name="P10" text:outline-level="1">
<text:span text:style-name="T4">
In the temporarily occupied territories there is a violent certification of citizens of Ukraine - Natalia Humeniuk</text:span>
</text:h>
      <text:p text:style-name="P4">
Author: ['Вячеслав Діордієв']</text:p>
      <text:p text:style-name="P4">
Time: 2023-04-16T80:00:00-04:00</text:p>
      <text:p text:style-name="P4">
Description: Behind the words of the Kerivnitzi, coordinating presents of the defense forces of Pivnya Ukrainian ... War with Ukraine 2022, war with Ukraine Latest news today, News War with Ukraine 2022 The last ones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2-nataliya-gumenyuk-e1672058964734.jpg" text:style-name="Internet_20_link" text:visited-style-name="Visited_20_Internet_20_Link">
2-nataliya-gumenyuk-e1672058964734.jpg</text:a>
']</text:p>
      <text:p text:style-name="P4">
Tags: ['STOPRUSSIA', 'АГРЕСІЯ РФ', 'ВІЙНА', 'ВТОРГНЕННЯ РФ', 'КРИМ', 'НАТАЛІЯ ГУМЕНЮК']</text:p>
      <text:p text:style-name="P4">
Category: News</text:p>
      <!--METADATA-->
      <text:p text:style-name="P4">
<draw:frame draw:style-name="fr1" draw:name="Image275" text:anchor-type="as-char" svg:width="6.9236in" svg:height="4.206087in" draw:z-index="0">
<draw:image xlink:href="../Images/AРМІЯINFORM/2023-04-16T80-00-00-04-00/2-nataliya-gumenyuk-e1672058964734.jpg" xlink:type="simple" xlink:show="embed" xlink:actuate="onLoad" draw:mime-type="image/jpeg"/>
</draw:frame>
According to Natalia Humeniuk, the head of the united coordination press center of southern Ukrainian forces, violent certification of Ukrainian citizens is stored in the temporarily occupied territories of the south. She reported this to the Vifiri <text:a xlink:type="simple" xlink:href="https://www.youtube.com/watch" text:style-name="Internet_20_link" text:visited-style-name="Visited_20_Internet_20_Link">
television marathon</text:a>
"The only news."</text:p>
      <text:p text:style-name="P4">
-According to our data, people are caught everywhere: on the streets, checkpoints, with any movement, forcing them to Russian citizenship. Particularly objectives try to induce violent methods of mobilization resource, and immediately they are immediately considered to the list of potential conscripts to the army of the aggressor country, "Natalia Humeniuk.</text:p>
      <text:p text:style-name="P4">
According to her, in order to avoid this, recommendations for the organization of the departure of our citizens in the territories controlled by Ukraine, which are transferred to people through the movement of resistance and volunteer organizations, - emphasized the united coordination press center of the South Defense forces.</text:p>
      <text:p text:style-name="P4">
-There are even a series of instructions on how to behave in a critical case, the outluvidin still forcibly called to a hostile troops. We also argue that in which case it is impossible to agree to calls for evacuation that are heard from the occupying power. In fact, it is a deportation - a forced surge to Russia, - the officer emphasized.</text:p>
      <text:p text:style-name="P4">
News Source: <text:a xlink:type="simple" xlink:href="https://armyinform.com.ua/2023/04/16/na-tymchasovo-okupovanyh-terytoriyah-tryvaye-nasylnyczka-pasportyzacziya-gromadyan-ukrayiny-nataliya-gumenyuk/" text:style-name="Internet_20_link" text:visited-style-name="Visited_20_Internet_20_Link">
https://armyinform.com.ua/2023/04/16/na-tymchasovo-okupovanyh-terytoriyah-tryvaye-nasylnyczka-pasportyzacziya-gromadyan-ukrayiny-nataliya-gumenyuk/</text:a>
</text:p>
      <!--NEWS-->
      <text:h text:style-name="P10" text:outline-level="1">
<text:span text:style-name="T4">
The enemy's loss in the last day in the Bakhmut direction is 121 killed and more than 120 wounded - Sergey Cherevaty</text:span>
</text:h>
      <text:p text:style-name="P4">
Author: ['Вячеслав Діордієв']</text:p>
      <text:p text:style-name="P4">
Time: 2023-04-16T81:00:00-04:00</text:p>
      <text:p text:style-name="P4">
Description: The Great Foreign Pereoda without having a pepopent from the Rosiyki puptivas, they were supposed to Vogn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bahmut-2.jpg" text:style-name="Internet_20_link" text:visited-style-name="Visited_20_Internet_20_Link">
bahmut-2.jpg</text:a>
']</text:p>
      <text:p text:style-name="P4">
Tags: ['STOPRUSSIA', 'АГРЕСІЯ РФ', 'ВІЙНА', 'ВТОРГНЕННЯ РФ', 'ВТРАТИ ВОРОГА']</text:p>
      <text:p text:style-name="P4">
Category: News</text:p>
      <!--METADATA-->
      <text:p text:style-name="P4">
<draw:frame draw:style-name="fr1" draw:name="Image276" text:anchor-type="as-char" svg:width="6.9236in" svg:height="4.609964in" draw:z-index="0">
<draw:image xlink:href="../Images/AРМІЯINFORM/2023-04-16T81-00-00-04-00/bahmut-2.jpg" xlink:type="simple" xlink:show="embed" xlink:actuate="onLoad" draw:mime-type="image/jpeg"/>
</draw:frame>
The Easter period did not affect the actions of the Russian invaders to cease them in the Bakhmut direction. About it during <text:a xlink:type="simple" xlink:href="https://www.youtube.com/watch" text:style-name="Internet_20_link" text:visited-style-name="Visited_20_Internet_20_Link">
television marathon</text:a>
The only news was informed by a spokesman for the Eastern Group of the Armed Forces of Ukraine Colonel Sergeychycheriev.</text:p>
      <text:p text:style-name="P4">
According to him, the enemy emphasizes only in propaganda statements on its such spiritual screwdrivers and Orthodox traditions. In fact, he is an absolute embodiment of evil forces, the darkness, which is now courageous overcomes Ukrainian light and good.</text:p>
      <ul>
        <li>
Despite the great holiday, Russians with Satanic perseverance continue to dwell on the positions. In particular, 265 enemy firing systems of barrel and jet artillery were recorded in the past day. There were more than 30 fighting clashes in the Bakhmut direction, namely the city of Bakhmut was fired at 97 times, - the officer emphasized.</li>
      </ul>
      <text:p text:style-name="P4">
Colonel Sergei Cherevaty also added that as a result of decisive actions of the forces of defense of Ukraine over the past day, the loss of the enemy in the Bakhmut direction was 121 performed and more than 120 wounded.</text:p>
      <text:p text:style-name="P4">
Responding to the question of the presenter, the spokesman of the Eastern group of the troops of the UKRAINE also informed that the main ram of enemy force on this interval Fron is the PVC "Wagner".</text:p>
      <ul>
        <li>
Using inhuman terrorist methods, these prisoners are simply thrown in threatening to slaughter, while other occupation units are more careful and cautious. And I think that in the medium -term permit it will be Bakhmut for representatives of this terrorist organization with the last point in life, - said Sergey Cherevaty.</li>
      </ul>
      <text:p text:style-name="P4">
News Source: <text:a xlink:type="simple" xlink:href="https://armyinform.com.ua/2023/04/16/vtraty-voroga-za-mynulu-dobu-na-bahmutskomu-napryamku-stanovlyat-121-vbytymy-ta-ponad-120-poranenymy-sergij-cherevatyj/" text:style-name="Internet_20_link" text:visited-style-name="Visited_20_Internet_20_Link">
https://armyinform.com.ua/2023/04/16/vtraty-voroga-za-mynulu-dobu-na-bahmutskomu-napryamku-stanovlyat-121-vbytymy-ta-ponad-120-poranenymy-sergij-cherevatyj/</text:a>
</text:p>
      <!--NEWS-->
      <text:h text:style-name="P10" text:outline-level="1">
<text:span text:style-name="T4">
As mountain infantrymen celebrated Easter on the front line</text:span>
</text:h>
      <text:p text:style-name="P4">
Author: ['Оксана Уретій']</text:p>
      <text:p text:style-name="P4">
Time: 2023-04-16T82:00:00-04:00</text:p>
      <text:p text:style-name="P4">
Description: Svіtle is holy resurrected the Lord's Vidni in the front -line ministry ... The war with Ukraine 2022, the war with Ukraine is the latest news today, the News War with Ukraine 2022 is the last ones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img_20230416_112317_637.jpg" text:style-name="Internet_20_link" text:visited-style-name="Visited_20_Internet_20_Link">
img_20230416_112317_637.jpg</text:a>
', '<text:a xlink:type="simple" xlink:href="https://armyinform.com.ua/wp-content/uploads/2023/04/img_20230416_112311_174-150x150.jpg" text:style-name="Internet_20_link" text:visited-style-name="Visited_20_Internet_20_Link">
img_20230416_112311_174-150x150.jpg</text:a>
', '<text:a xlink:type="simple" xlink:href="https://armyinform.com.ua/wp-content/uploads/2023/04/img_20230416_112245_759-150x150.jpg" text:style-name="Internet_20_link" text:visited-style-name="Visited_20_Internet_20_Link">
img_20230416_112245_759-150x150.jpg</text:a>
', '<text:a xlink:type="simple" xlink:href="https://armyinform.com.ua/wp-content/uploads/2023/04/img_20230416_112256_055-150x150.jpg" text:style-name="Internet_20_link" text:visited-style-name="Visited_20_Internet_20_Link">
img_20230416_112256_055-150x150.jpg</text:a>
', '<text:a xlink:type="simple" xlink:href="https://armyinform.com.ua/wp-content/uploads/2023/04/img_20230416_112300_749-150x150.jpg" text:style-name="Internet_20_link" text:visited-style-name="Visited_20_Internet_20_Link">
img_20230416_112300_749-150x150.jpg</text:a>
', '<text:a xlink:type="simple" xlink:href="https://armyinform.com.ua/wp-content/uploads/2023/04/img_20230416_112238_514-150x150.jpg" text:style-name="Internet_20_link" text:visited-style-name="Visited_20_Internet_20_Link">
img_20230416_112238_514-150x150.jpg</text:a>
', '<text:a xlink:type="simple" xlink:href="https://armyinform.com.ua/wp-content/uploads/2023/04/img_20230416_112232_180-150x150.jpg" text:style-name="Internet_20_link" text:visited-style-name="Visited_20_Internet_20_Link">
img_20230416_112232_180-150x150.jpg</text:a>
', '<text:a xlink:type="simple" xlink:href="https://armyinform.com.ua/wp-content/uploads/2023/04/img_20230416_112340_614-150x150.jpg" text:style-name="Internet_20_link" text:visited-style-name="Visited_20_Internet_20_Link">
img_20230416_112340_614-150x150.jpg</text:a>
', '<text:a xlink:type="simple" xlink:href="https://armyinform.com.ua/wp-content/uploads/2023/04/img_20230416_112344_169-150x150.jpg" text:style-name="Internet_20_link" text:visited-style-name="Visited_20_Internet_20_Link">
img_20230416_112344_169-150x150.jpg</text:a>
', '<text:a xlink:type="simple" xlink:href="https://armyinform.com.ua/wp-content/uploads/2023/04/img_20230416_112347_959-150x150.jpg" text:style-name="Internet_20_link" text:visited-style-name="Visited_20_Internet_20_Link">
img_20230416_112347_959-150x150.jpg</text:a>
', '<text:a xlink:type="simple" xlink:href="https://armyinform.com.ua/wp-content/uploads/2023/04/img_20230416_112354_446-150x150.jpg" text:style-name="Internet_20_link" text:visited-style-name="Visited_20_Internet_20_Link">
img_20230416_112354_446-150x150.jpg</text:a>
', '<text:a xlink:type="simple" xlink:href="https://armyinform.com.ua/wp-content/uploads/2023/04/img_20230416_112358_523-150x150.jpg" text:style-name="Internet_20_link" text:visited-style-name="Visited_20_Internet_20_Link">
img_20230416_112358_523-150x150.jpg</text:a>
', '<text:a xlink:type="simple" xlink:href="https://armyinform.com.ua/wp-content/uploads/2023/04/img_20230416_112512_794-150x150.jpg" text:style-name="Internet_20_link" text:visited-style-name="Visited_20_Internet_20_Link">
img_20230416_112512_794-150x150.jpg</text:a>
', '<text:a xlink:type="simple" xlink:href="https://armyinform.com.ua/wp-content/uploads/2023/04/img_20230416_112629_730-150x150.jpg" text:style-name="Internet_20_link" text:visited-style-name="Visited_20_Internet_20_Link">
img_20230416_112629_730-150x150.jpg</text:a>
', '<text:a xlink:type="simple" xlink:href="https://armyinform.com.ua/wp-content/uploads/2023/04/img_20230416_112638_606-150x150.jpg" text:style-name="Internet_20_link" text:visited-style-name="Visited_20_Internet_20_Link">
img_20230416_112638_606-150x150.jpg</text:a>
', '<text:a xlink:type="simple" xlink:href="https://armyinform.com.ua/wp-content/uploads/2023/04/img_20230416_112655_352-150x150.jpg" text:style-name="Internet_20_link" text:visited-style-name="Visited_20_Internet_20_Link">
img_20230416_112655_352-150x150.jpg</text:a>
', '<text:a xlink:type="simple" xlink:href="https://armyinform.com.ua/wp-content/uploads/2023/04/img_20230416_112335_203-150x150.jpg" text:style-name="Internet_20_link" text:visited-style-name="Visited_20_Internet_20_Link">
img_20230416_112335_203-150x150.jpg</text:a>
']</text:p>
      <text:p text:style-name="P4">
Tags: ['STOPRUSSIA', 'АГРЕСІЯ РФ', 'ВІЙНА', 'ВТОРГНЕННЯ РФ', 'ЗАПОРІЖЖЯ']</text:p>
      <text:p text:style-name="P4">
Category: News</text:p>
      <!--METADATA-->
      <text:p text:style-name="P4">
<draw:frame draw:style-name="fr1" draw:name="Image277" text:anchor-type="as-char" svg:width="6.9236in" svg:height="3.894525in" draw:z-index="0">
<draw:image xlink:href="../Images/AРМІЯINFORM/2023-04-16T82-00-00-04-00/img_20230416_112317_637.jpg" xlink:type="simple" xlink:show="embed" xlink:actuate="onLoad" draw:mime-type="image/jpeg"/>
</draw:frame>
The bright feast of the Resurrection of the Lord was celebrated today in the frontier-host in Zaporozhye soldiers of one of the mountain and assault crews. On this day, various units that perform the tasks on the front line, were able to resolve the Easter worship service, which was held by the chaplains of Father Andrew and Father.</text:p>
      <text:p text:style-name="P4">
The clergy read a festive prayer. In addition, prayers for the Ukrainian army, victory over the enemy and a just peace of Ukraine were sent during the departure.</text:p>
      <text:p text:style-name="P4">
<text:a xlink:type="simple" xlink:href="https://armyinform.com.ua/wp-content/uploads/2023/04/img_20230416_112311_174.jpg" text:style-name="Internet_20_link" text:visited-style-name="Visited_20_Internet_20_Link">
!(Images/AРМІЯINFORM/2023-04-16T82-00-00-04-00/img_20230416_112311_174-150x150.jpg)</text:a>
</text:p>
      <text:p text:style-name="P4">
<text:a xlink:type="simple" xlink:href="https://armyinform.com.ua/wp-content/uploads/2023/04/img_20230416_112245_759.jpg" text:style-name="Internet_20_link" text:visited-style-name="Visited_20_Internet_20_Link">
<draw:frame draw:style-name="fr1" draw:name="Image278" text:anchor-type="as-char" svg:width="6.9236in" svg:height="6.9236in" draw:z-index="0">
<draw:image xlink:href="../Images/AРМІЯINFORM/2023-04-16T82-00-00-04-00/img_20230416_112245_759-150x150.jpg" xlink:type="simple" xlink:show="embed" xlink:actuate="onLoad" draw:mime-type="image/jpeg"/>
</draw:frame>
</text:a>
</text:p>
      <text:p text:style-name="P4">
<text:a xlink:type="simple" xlink:href="https://armyinform.com.ua/wp-content/uploads/2023/04/img_20230416_112256_055.jpg" text:style-name="Internet_20_link" text:visited-style-name="Visited_20_Internet_20_Link">
<draw:frame draw:style-name="fr1" draw:name="Image279" text:anchor-type="as-char" svg:width="6.9236in" svg:height="6.9236in" draw:z-index="0">
<draw:image xlink:href="../Images/AРМІЯINFORM/2023-04-16T82-00-00-04-00/img_20230416_112256_055-150x150.jpg" xlink:type="simple" xlink:show="embed" xlink:actuate="onLoad" draw:mime-type="image/jpeg"/>
</draw:frame>
</text:a>
</text:p>
      <text:p text:style-name="P4">
<text:a xlink:type="simple" xlink:href="https://armyinform.com.ua/wp-content/uploads/2023/04/img_20230416_112300_749.jpg" text:style-name="Internet_20_link" text:visited-style-name="Visited_20_Internet_20_Link">
<draw:frame draw:style-name="fr1" draw:name="Image280" text:anchor-type="as-char" svg:width="6.9236in" svg:height="6.9236in" draw:z-index="0">
<draw:image xlink:href="../Images/AРМІЯINFORM/2023-04-16T82-00-00-04-00/img_20230416_112300_749-150x150.jpg" xlink:type="simple" xlink:show="embed" xlink:actuate="onLoad" draw:mime-type="image/jpeg"/>
</draw:frame>
</text:a>
</text:p>
      <text:p text:style-name="P4">
<text:a xlink:type="simple" xlink:href="https://armyinform.com.ua/wp-content/uploads/2023/04/img_20230416_112238_514.jpg" text:style-name="Internet_20_link" text:visited-style-name="Visited_20_Internet_20_Link">
<draw:frame draw:style-name="fr1" draw:name="Image281" text:anchor-type="as-char" svg:width="6.9236in" svg:height="6.9236in" draw:z-index="0">
<draw:image xlink:href="../Images/AРМІЯINFORM/2023-04-16T82-00-00-04-00/img_20230416_112238_514-150x150.jpg" xlink:type="simple" xlink:show="embed" xlink:actuate="onLoad" draw:mime-type="image/jpeg"/>
</draw:frame>
</text:a>
</text:p>
      <text:p text:style-name="P4">
<text:a xlink:type="simple" xlink:href="https://armyinform.com.ua/wp-content/uploads/2023/04/img_20230416_112232_180.jpg" text:style-name="Internet_20_link" text:visited-style-name="Visited_20_Internet_20_Link">
<draw:frame draw:style-name="fr1" draw:name="Image282" text:anchor-type="as-char" svg:width="6.9236in" svg:height="6.9236in" draw:z-index="0">
<draw:image xlink:href="../Images/AРМІЯINFORM/2023-04-16T82-00-00-04-00/img_20230416_112232_180-150x150.jpg" xlink:type="simple" xlink:show="embed" xlink:actuate="onLoad" draw:mime-type="image/jpeg"/>
</draw:frame>
</text:a>
</text:p>
      <text:p text:style-name="P4">
The attendees also honored the feat of the dead brothers.</text:p>
      <ul>
        <li>
We will always remember those defenders who have given their lives on the battlefield of freedom of our country. Many of them returned to their families on their shields. We are moving that they are now in the Heavenly Army. They, like angels, will protect the heavens.</li>
      </ul>
      <text:p text:style-name="P4">
<text:a xlink:type="simple" xlink:href="https://armyinform.com.ua/wp-content/uploads/2023/04/img_20230416_112340_614.jpg" text:style-name="Internet_20_link" text:visited-style-name="Visited_20_Internet_20_Link">
!(Images/AРМІЯINFORM/2023-04-16T82-00-00-04-00/img_20230416_112340_614-150x150.jpg)</text:a>
</text:p>
      <text:p text:style-name="P4">
<text:a xlink:type="simple" xlink:href="https://armyinform.com.ua/wp-content/uploads/2023/04/img_20230416_112344_169.jpg" text:style-name="Internet_20_link" text:visited-style-name="Visited_20_Internet_20_Link">
<draw:frame draw:style-name="fr1" draw:name="Image283" text:anchor-type="as-char" svg:width="6.9236in" svg:height="6.9236in" draw:z-index="0">
<draw:image xlink:href="../Images/AРМІЯINFORM/2023-04-16T82-00-00-04-00/img_20230416_112344_169-150x150.jpg" xlink:type="simple" xlink:show="embed" xlink:actuate="onLoad" draw:mime-type="image/jpeg"/>
</draw:frame>
</text:a>
</text:p>
      <text:p text:style-name="P4">
<text:a xlink:type="simple" xlink:href="https://armyinform.com.ua/wp-content/uploads/2023/04/img_20230416_112347_959.jpg" text:style-name="Internet_20_link" text:visited-style-name="Visited_20_Internet_20_Link">
<draw:frame draw:style-name="fr1" draw:name="Image284" text:anchor-type="as-char" svg:width="6.9236in" svg:height="6.9236in" draw:z-index="0">
<draw:image xlink:href="../Images/AРМІЯINFORM/2023-04-16T82-00-00-04-00/img_20230416_112347_959-150x150.jpg" xlink:type="simple" xlink:show="embed" xlink:actuate="onLoad" draw:mime-type="image/jpeg"/>
</draw:frame>
</text:a>
</text:p>
      <text:p text:style-name="P4">
<text:a xlink:type="simple" xlink:href="https://armyinform.com.ua/wp-content/uploads/2023/04/img_20230416_112354_446.jpg" text:style-name="Internet_20_link" text:visited-style-name="Visited_20_Internet_20_Link">
<draw:frame draw:style-name="fr1" draw:name="Image285" text:anchor-type="as-char" svg:width="6.9236in" svg:height="6.9236in" draw:z-index="0">
<draw:image xlink:href="../Images/AРМІЯINFORM/2023-04-16T82-00-00-04-00/img_20230416_112354_446-150x150.jpg" xlink:type="simple" xlink:show="embed" xlink:actuate="onLoad" draw:mime-type="image/jpeg"/>
</draw:frame>
</text:a>
</text:p>
      <text:p text:style-name="P4">
<text:a xlink:type="simple" xlink:href="https://armyinform.com.ua/wp-content/uploads/2023/04/img_20230416_112358_523.jpg" text:style-name="Internet_20_link" text:visited-style-name="Visited_20_Internet_20_Link">
<draw:frame draw:style-name="fr1" draw:name="Image286" text:anchor-type="as-char" svg:width="6.9236in" svg:height="6.9236in" draw:z-index="0">
<draw:image xlink:href="../Images/AРМІЯINFORM/2023-04-16T82-00-00-04-00/img_20230416_112358_523-150x150.jpg" xlink:type="simple" xlink:show="embed" xlink:actuate="onLoad" draw:mime-type="image/jpeg"/>
</draw:frame>
</text:a>
</text:p>
      <text:p text:style-name="P4">
<text:a xlink:type="simple" xlink:href="https://armyinform.com.ua/wp-content/uploads/2023/04/img_20230416_112512_794.jpg" text:style-name="Internet_20_link" text:visited-style-name="Visited_20_Internet_20_Link">
<draw:frame draw:style-name="fr1" draw:name="Image287" text:anchor-type="as-char" svg:width="6.9236in" svg:height="6.9236in" draw:z-index="0">
<draw:image xlink:href="../Images/AРМІЯINFORM/2023-04-16T82-00-00-04-00/img_20230416_112512_794-150x150.jpg" xlink:type="simple" xlink:show="embed" xlink:actuate="onLoad" draw:mime-type="image/jpeg"/>
</draw:frame>
</text:a>
</text:p>
      <text:p text:style-name="P4">
<text:a xlink:type="simple" xlink:href="https://armyinform.com.ua/wp-content/uploads/2023/04/img_20230416_112629_730.jpg" text:style-name="Internet_20_link" text:visited-style-name="Visited_20_Internet_20_Link">
<draw:frame draw:style-name="fr1" draw:name="Image288" text:anchor-type="as-char" svg:width="6.9236in" svg:height="6.9236in" draw:z-index="0">
<draw:image xlink:href="../Images/AРМІЯINFORM/2023-04-16T82-00-00-04-00/img_20230416_112629_730-150x150.jpg" xlink:type="simple" xlink:show="embed" xlink:actuate="onLoad" draw:mime-type="image/jpeg"/>
</draw:frame>
</text:a>
</text:p>
      <text:p text:style-name="P4">
<text:a xlink:type="simple" xlink:href="https://armyinform.com.ua/wp-content/uploads/2023/04/img_20230416_112638_606.jpg" text:style-name="Internet_20_link" text:visited-style-name="Visited_20_Internet_20_Link">
<draw:frame draw:style-name="fr1" draw:name="Image289" text:anchor-type="as-char" svg:width="6.9236in" svg:height="6.9236in" draw:z-index="0">
<draw:image xlink:href="../Images/AРМІЯINFORM/2023-04-16T82-00-00-04-00/img_20230416_112638_606-150x150.jpg" xlink:type="simple" xlink:show="embed" xlink:actuate="onLoad" draw:mime-type="image/jpeg"/>
</draw:frame>
</text:a>
</text:p>
      <text:p text:style-name="P4">
<text:a xlink:type="simple" xlink:href="https://armyinform.com.ua/wp-content/uploads/2023/04/img_20230416_112655_352.jpg" text:style-name="Internet_20_link" text:visited-style-name="Visited_20_Internet_20_Link">
<draw:frame draw:style-name="fr1" draw:name="Image290" text:anchor-type="as-char" svg:width="6.9236in" svg:height="6.9236in" draw:z-index="0">
<draw:image xlink:href="../Images/AРМІЯINFORM/2023-04-16T82-00-00-04-00/img_20230416_112655_352-150x150.jpg" xlink:type="simple" xlink:show="embed" xlink:actuate="onLoad" draw:mime-type="image/jpeg"/>
</draw:frame>
</text:a>
</text:p>
      <text:p text:style-name="P4">
<text:a xlink:type="simple" xlink:href="https://armyinform.com.ua/wp-content/uploads/2023/04/img_20230416_112335_203.jpg" text:style-name="Internet_20_link" text:visited-style-name="Visited_20_Internet_20_Link">
<draw:frame draw:style-name="fr1" draw:name="Image291" text:anchor-type="as-char" svg:width="6.9236in" svg:height="6.9236in" draw:z-index="0">
<draw:image xlink:href="../Images/AРМІЯINFORM/2023-04-16T82-00-00-04-00/img_20230416_112335_203-150x150.jpg" xlink:type="simple" xlink:show="embed" xlink:actuate="onLoad" draw:mime-type="image/jpeg"/>
</draw:frame>
</text:a>
At the end of the Divine Service, the chaplains consecrated the Easter baskets of the defenders and assigned those present with the bright holiday of the Resurrection of Christ.</text:p>
      <text:p text:style-name="P4">
In the Easter baskets, which many soldiers have turned this day, traditional dishes: Easter eggs, eggs and Easter eggs, smoked sausage, butter and cheese, salt and more.</text:p>
      <text:p text:style-name="P4">
Many defenders have given this day not only to join the festive mate, but also to meet with brothers who perform tasks at different positions.Vladislav Demyanenko_.</text:p>
      <text:p text:style-name="P4">
News Source: <text:a xlink:type="simple" xlink:href="https://armyinform.com.ua/2023/04/16/yak-girski-pihotynczi-svyatkuvaly-velykden-na-peredovij/" text:style-name="Internet_20_link" text:visited-style-name="Visited_20_Internet_20_Link">
https://armyinform.com.ua/2023/04/16/yak-girski-pihotynczi-svyatkuvaly-velykden-na-peredovij/</text:a>
</text:p>
      <!--NEWS-->
      <text:h text:style-name="P10" text:outline-level="1">
<text:span text:style-name="T4">
From the beginning of the invasion of the Russian Federation, 2235 prisoners of war - Anna Malyar returned to Ukraine</text:span>
</text:h>
      <text:p text:style-name="P4">
Author: ['АРМІЯINFORM']</text:p>
      <text:p text:style-name="P4">
Time: 2023-04-16T83:00:00-04:00</text:p>
      <text:p text:style-name="P4">
Description: About the cesspool of the intercessor of the Ministra of the defense of Ukraine, Ganna Malel near Telecrami.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4/2022-09-28-tryvayut-peremovyny-shhodo-obminu.jpg" text:style-name="Internet_20_link" text:visited-style-name="Visited_20_Internet_20_Link">
2022-09-28-tryvayut-peremovyny-shhodo-obminu.jpg</text:a>
']</text:p>
      <text:p text:style-name="P4">
Tags: ['STOPRUSSIA', 'АГРЕСІЯ РФ', 'ВІЙНА', 'ВІЙСЬКОВОПОЛОНЕНІ', 'ВТОРГНЕННЯ РФ', 'ГАННА МАЛЯР']</text:p>
      <text:p text:style-name="P4">
Category: News</text:p>
      <!--METADATA-->
      <text:p text:style-name="P4">
<draw:frame draw:style-name="fr1" draw:name="Image292" text:anchor-type="as-char" svg:width="6.9236in" svg:height="3.957991in" draw:z-index="0">
<draw:image xlink:href="../Images/AРМІЯINFORM/2023-04-16T83-00-00-04-00/2022-09-28-tryvayut-peremovyny-shhodo-obminu.jpg" xlink:type="simple" xlink:show="embed" xlink:actuate="onLoad" draw:mime-type="image/jpeg"/>
</draw:frame>
Illustrative photo</text:p>
      <text:p text:style-name="P4">
About it <text:a xlink:type="simple" xlink:href="https://t.me/annamaliar/654" text:style-name="Internet_20_link" text:visited-style-name="Visited_20_Internet_20_Link">
reported</text:a>
Deputy Minister of Defense Anna Malyar in <text:a xlink:type="simple" xlink:href="https://t.me/pgo_gov_ua/9694" text:style-name="Internet_20_link" text:visited-style-name="Visited_20_Internet_20_Link">
Telegram</text:a>
.</text:p>
      <text:p text:style-name="P4">
Координаційний штаб з питань поводження з військовополоненими ГУР МОУ успівпраці з Офісом Президента від початку повномасштабного вторгненняповернули в Україну 2235 осіб.</text:p>
      <text:p text:style-name="P4">
Обмін та поводження з військовополоненими — це ще один доказ цивілізованостіУкраїнської держави навіть в умовах такої руйнівної війни.</text:p>
      <text:p text:style-name="P4">
Вкотре у нас прекрасні новини. Ще 130 українських Оборонців вдалося визволитиз російського полону на Великдень.</text:p>
      <text:p text:style-name="P4">
Але що стоїть за цими радісними для кожного українця словами?</text:p>
      <text:p text:style-name="P4">
Україна з 24 лютого 2022 року вперше з початку війни, тобто з 2014,організувала процес обміну та поводження з військовополоненими у повнійвідповідності до норм міжнародного права.</text:p>
      <text:p text:style-name="P4">
Вперше цей процес став повністю офіційним та відкритим наскільки дозволяєбезпека.</text:p>
      <text:p text:style-name="P4">
Весною 2022 оперативно були прийняті всі необхідні закони, постанови, наказита запущений новий ефективний цивілізований державний механізм обміну таповодження з військовополоненими.</text:p>
      <text:p text:style-name="P4">
11 березня 2022 був створений Координаційний штаб з питань поводження звійськовополоненими при Головному управлінні розвідки Міноборони. Штабкоординує діяльність більше десяти державних інституцій, що беруть участь упроцесах обміну та поводження з військовополоненими.</text:p>
      <text:p text:style-name="P4">
Створені умови для тримання військовополонених ворога з дотриманням всіх вимогЖеневських конвенцій.</text:p>
      <text:p text:style-name="P4">
Врегульовано логістику військовополоненого ворога від моменту затримання додоставки у табір. У цьому процесі беруть участь декілька силових відомств іділянка відповідальності кожного закріплена нормативно.</text:p>
      <text:p text:style-name="P4">
Тема обміну потребує тиші заради безпеки наших військових, які знаходяться уворожих місцях несвободи. Тому сказати тут можна небагато.</text:p>
      <text:p text:style-name="P4">
Втім, результати говорять самі за себе.</text:p>
      <text:p text:style-name="P4">
Координаційний штаб ГУР МОУ у співпраці з Офісом Президента від початкуповномасштабного вторгнення повернули в Україну 2235 осіб.</text:p>
      <text:p text:style-name="P4">
News Source: <text:a xlink:type="simple" xlink:href="https://armyinform.com.ua/2023/04/16/vid-pochatku-vtorgnennya-rf-v-ukrayinu-povernuly-2235-vijskovopolonenyh-ganna-malyar/" text:style-name="Internet_20_link" text:visited-style-name="Visited_20_Internet_20_Link">
https://armyinform.com.ua/2023/04/16/vid-pochatku-vtorgnennya-rf-v-ukrayinu-povernuly-2235-vijskovopolonenyh-ganna-malyar/</text:a>
</text:p>
      <!--NEWS-->
      <text:h text:style-name="P10" text:outline-level="1">
<text:span text:style-name="T4">
Over the past day, the enemy 375 times fired at the position of defense forces of Ukraine 375 times</text:span>
</text:h>
      <text:p text:style-name="P4">
Author: ['Вячеслав Діордієв']</text:p>
      <text:p text:style-name="P4">
Time: 2023-04-16T84:00:00-04:00</text:p>
      <text:p text:style-name="P4">
Description: Yak Pilled the PID Hour of the Television Marathon “єdini News” Rechnik of the SCIDARY Ugroopovanni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cherevatyj-1.jpg" text:style-name="Internet_20_link" text:visited-style-name="Visited_20_Internet_20_Link">
cherevatyj-1.jpg</text:a>
']</text:p>
      <text:p text:style-name="P4">
Tags: ['STOPRUSSIA', 'АГРЕСІЯ РФ', 'ВІЙНА', 'ВТОРГНЕННЯ РФ']</text:p>
      <text:p text:style-name="P4">
Category: News</text:p>
      <!--METADATA-->
      <text:p text:style-name="P4">
<draw:frame draw:style-name="fr1" draw:name="Image293" text:anchor-type="as-char" svg:width="6.9236in" svg:height="5.1927in" draw:z-index="0">
<draw:image xlink:href="../Images/AРМІЯINFORM/2023-04-16T84-00-00-04-00/cherevatyj-1.jpg" xlink:type="simple" xlink:show="embed" xlink:actuate="onLoad" draw:mime-type="image/jpeg"/>
</draw:frame>
As he emphasized during <text:a xlink:type="simple" xlink:href="https://www.youtube.com/watch" text:style-name="Internet_20_link" text:visited-style-name="Visited_20_Internet_20_Link">
television marathon</text:a>
The "only news" of the spokesman of the Armed Forces of Ukraine, Colonel Sergey Cherevaty, Ukrainian systematically working to reduce the battle activity of the enemy of the Nalimansk-Kupyan direction, but to this day this direction remains a "leader" on the number of hostile shelling of artillery systems.</text:p>
      <ul>
        <li>
Unlike the Bakhmut direction, regular troops of the occupation army operate here. In the last day alone, they made 375 shelling on the positions of Siloborovna of Ukraine. In addition, the enemy performed ten aviation raids tiedd by five combatants, resulting in the loss of the enemy in the living Silistlistan 27 people killed and more than 60 wounded, - said Sergiycheriev.</li>
      </ul>
      <text:p text:style-name="P4">
According to the officer, it is in this direction that the Rushists use the largest number of armored vehicles, which is regularly destroyed by the Defense Forces of Ukraine.</text:p>
      <ul>
        <li>
In this sense, there was no exception and passed the day. Rosarmia did not count for three T-72 tanks, two units of BMP, armored personnel carrier, armored repair and evacuation machine, as well as our paratroopers shot the assault aircraft Su-25,-the spokesman of the eastern group of the Armed Forces of Ukraine.</li>
      </ul>
      <text:p text:style-name="P4">
News Source: <text:a xlink:type="simple" xlink:href="https://armyinform.com.ua/2023/04/16/za-mynulu-dobu-na-lymansko-kupyanskomu-napryamku-vorog-375-raziv-obstrilyav-pozycziyi-syl-oborony-ukrayiny/" text:style-name="Internet_20_link" text:visited-style-name="Visited_20_Internet_20_Link">
https://armyinform.com.ua/2023/04/16/za-mynulu-dobu-na-lymansko-kupyanskomu-napryamku-vorog-375-raziv-obstrilyav-pozycziyi-syl-oborony-ukrayiny/</text:a>
</text:p>
      <!--NEWS-->
      <text:h text:style-name="P10" text:outline-level="1">
<text:span text:style-name="T4">
The Navy of the Armed Forces destroyed 14 invaders, the calculation of the PTRC and the dugout</text:span>
</text:h>
      <text:p text:style-name="P4">
Author: ['АРМІЯINFORM']</text:p>
      <text:p text:style-name="P4">
Time: 2023-04-16T85:00:00-04:00</text:p>
      <text:p text:style-name="P4">
Description: VIISKOVI PARNITY TO PIDRODILIA FORSIVED the forces of the ZBROKRYULYARY of Ukraine by the PROSOSA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photo_2023-04-16_16-56-52.jpg" text:style-name="Internet_20_link" text:visited-style-name="Visited_20_Internet_20_Link">
photo_2023-04-16_16-56-52.jpg</text:a>
']</text:p>
      <text:p text:style-name="P4">
Tags: ['STOPRUSSIA', 'АГРЕСІЯ РФ', 'ВМС ЗС УКРАЇНИ', 'ВТОРГНЕННЯ РФ', 'ВТРАТИ ВОРОГА']</text:p>
      <text:p text:style-name="P4">
Category: News</text:p>
      <!--METADATA-->
      <text:p text:style-name="P4">
<draw:frame draw:style-name="fr1" draw:name="Image294" text:anchor-type="as-char" svg:width="6.9236in" svg:height="9.358192in" draw:z-index="0">
<draw:image xlink:href="../Images/AРМІЯINFORM/2023-04-16T85-00-00-04-00/photo_2023-04-16_16-56-52.jpg" xlink:type="simple" xlink:show="embed" xlink:actuate="onLoad" draw:mime-type="image/jpeg"/>
</draw:frame>
The military units and units of the Navy of the Armed Forces of Ukraine are complicated by the groups to fulfill the task of repeling full-scale armed aggression of the Russian Federation.</text:p>
      <text:p text:style-name="P4">
About it <text:a xlink:type="simple" xlink:href="https://armyinform.com.ua/reformator/script%20async%20src=%22https:/telegram.org/js/telegram-widget.js" text:style-name="Internet_20_link" text:visited-style-name="Visited_20_Internet_20_Link">
report</text:a>
Navy of the Armed Forces of Ukraine.</text:p>
      <ul>
        <li>
Last day, 14 occupiers 1 PTRC and 1 dugout units were destroyed by the units of the Navy of the Armed Forces of Ukraine. The final losses of the enemy are clarified, - the testimony reads.</li>
      </ul>
      <text:p text:style-name="P4">
News Source: <text:a xlink:type="simple" xlink:href="https://armyinform.com.ua/2023/04/16/pidrozdilamy-vms-zsu-znyshheno-14-okupantiv-rozrahunok-ptrk-ta-blindazh/" text:style-name="Internet_20_link" text:visited-style-name="Visited_20_Internet_20_Link">
https://armyinform.com.ua/2023/04/16/pidrozdilamy-vms-zsu-znyshheno-14-okupantiv-rozrahunok-ptrk-ta-blindazh/</text:a>
</text:p>
      <!--NEWS-->
      <text:h text:style-name="P10" text:outline-level="1">
<text:span text:style-name="T4">
In the Nikolaev area teenagers were killed as a result of hostile shelling</text:span>
</text:h>
      <text:p text:style-name="P4">
Author: ['АРМІЯINFORM']</text:p>
      <text:p text:style-name="P4">
Time: 2023-04-16T86:00:00-04:00</text:p>
      <text:p text:style-name="P4">
Description: Pashalnu Nich Vnaslіdok of the Bath of Muscovite Snigurivka ... War with Ukraine 2022, War with Ukraine Latest News Today, News War with Ukraine 2022 Last for today, will there be a war between Ukraine and Russia and when the war with Ukraine will be either in 2022 or there will be or will be either Ukraine No, will there be a war with Ukraine in the near future, they say, the war with Ukraine, Ukrainian news today, Ukrainian news in Ukrainian media in Russian</text:p>
      <text:p text:style-name="P4">
Images: ['<text:a xlink:type="simple" xlink:href="https://armyinform.com.ua/wp-content/uploads/2023/04/photo_2023-04-16_10-13-35.jpg" text:style-name="Internet_20_link" text:visited-style-name="Visited_20_Internet_20_Link">
photo_2023-04-16_10-13-35.jpg</text:a>
', '<text:a xlink:type="simple" xlink:href="https://armyinform.com.ua/wp-content/uploads/2023/04/photo_2023-04-16_10-13-35-2-150x150.jpg" text:style-name="Internet_20_link" text:visited-style-name="Visited_20_Internet_20_Link">
photo_2023-04-16_10-13-35-2-150x150.jpg</text:a>
', '<text:a xlink:type="simple" xlink:href="https://armyinform.com.ua/wp-content/uploads/2023/04/photo_2023-04-16_10-13-34-150x150.jpg" text:style-name="Internet_20_link" text:visited-style-name="Visited_20_Internet_20_Link">
photo_2023-04-16_10-13-34-150x150.jpg</text:a>
', '<text:a xlink:type="simple" xlink:href="https://armyinform.com.ua/wp-content/uploads/2023/04/photo_2023-04-16_10-13-35-3-150x150.jpg" text:style-name="Internet_20_link" text:visited-style-name="Visited_20_Internet_20_Link">
photo_2023-04-16_10-13-35-3-150x150.jpg</text:a>
', '<text:a xlink:type="simple" xlink:href="https://armyinform.com.ua/wp-content/uploads/2023/04/photo_2023-04-16_10-13-36-2-150x150.jpg" text:style-name="Internet_20_link" text:visited-style-name="Visited_20_Internet_20_Link">
photo_2023-04-16_10-13-36-2-150x150.jpg</text:a>
', '<text:a xlink:type="simple" xlink:href="https://armyinform.com.ua/wp-content/uploads/2023/04/photo_2023-04-16_10-13-36-150x150.jpg" text:style-name="Internet_20_link" text:visited-style-name="Visited_20_Internet_20_Link">
photo_2023-04-16_10-13-36-150x150.jp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295" text:anchor-type="as-char" svg:width="6.9236in" svg:height="5.1927in" draw:z-index="0">
<draw:image xlink:href="../Images/AРМІЯINFORM/2023-04-16T86-00-00-04-00/photo_2023-04-16_10-13-35.jpg" xlink:type="simple" xlink:show="embed" xlink:actuate="onLoad" draw:mime-type="image/jpeg"/>
</draw:frame>
A17-year-old boy and an 18-year-old girl were killed on a massive night of Snihurivka. Under the procedural guidance of the Mialaiv Regional Prosecutor's Office, a pre -trial investigation of the following violations of the laws and customs of war, combined with premeditated murder, has been launched(Part 2 of Art. 438 of the Criminal Code of Ukraine).</text:p>
      <text:p text:style-name="P4">
Про це<text:a xlink:type="simple" xlink:href="https://armyinform.com.ua/reformator/script%20async%20src=%22https:/telegram.org/js/telegram-widget.js" text:style-name="Internet_20_link" text:visited-style-name="Visited_20_Internet_20_Link">
повідомляє</text:a>
Office of the Prosecutor General.</text:p>
      <text:p text:style-name="P4">
“According to the investigation, on April 16, 2023 at 02:10, the army of the Russian Federation attacked rockets of the Snow Maiden of the Nikolaev area. The hostile shells were kissed by residential buildings and civilian infrastructure. The shelling killed a 16-year-old boy and an 18-year-old girl, ”the message reads.</text:p>
      <text:p text:style-name="P4">
<text:a xlink:type="simple" xlink:href="https://armyinform.com.ua/wp-content/uploads/2023/04/photo_2023-04-16_10-13-35-2.jpg" text:style-name="Internet_20_link" text:visited-style-name="Visited_20_Internet_20_Link">
!(Images/AРМІЯINFORM/2023-04-16T86-00-00-04-00/photo_2023-04-16_10-13-35-2-150x150.jpg)</text:a>
</text:p>
      <text:p text:style-name="P4">
<text:a xlink:type="simple" xlink:href="https://armyinform.com.ua/wp-content/uploads/2023/04/photo_2023-04-16_10-13-34.jpg" text:style-name="Internet_20_link" text:visited-style-name="Visited_20_Internet_20_Link">
<draw:frame draw:style-name="fr1" draw:name="Image296" text:anchor-type="as-char" svg:width="6.9236in" svg:height="6.9236in" draw:z-index="0">
<draw:image xlink:href="../Images/AРМІЯINFORM/2023-04-16T86-00-00-04-00/photo_2023-04-16_10-13-34-150x150.jpg" xlink:type="simple" xlink:show="embed" xlink:actuate="onLoad" draw:mime-type="image/jpeg"/>
</draw:frame>
</text:a>
</text:p>
      <text:p text:style-name="P4">
<text:a xlink:type="simple" xlink:href="https://armyinform.com.ua/wp-content/uploads/2023/04/photo_2023-04-16_10-13-35-3.jpg" text:style-name="Internet_20_link" text:visited-style-name="Visited_20_Internet_20_Link">
<draw:frame draw:style-name="fr1" draw:name="Image297" text:anchor-type="as-char" svg:width="6.9236in" svg:height="6.9236in" draw:z-index="0">
<draw:image xlink:href="../Images/AРМІЯINFORM/2023-04-16T86-00-00-04-00/photo_2023-04-16_10-13-35-3-150x150.jpg" xlink:type="simple" xlink:show="embed" xlink:actuate="onLoad" draw:mime-type="image/jpeg"/>
</draw:frame>
</text:a>
</text:p>
      <text:p text:style-name="P4">
<text:a xlink:type="simple" xlink:href="https://armyinform.com.ua/wp-content/uploads/2023/04/photo_2023-04-16_10-13-36-2.jpg" text:style-name="Internet_20_link" text:visited-style-name="Visited_20_Internet_20_Link">
<draw:frame draw:style-name="fr1" draw:name="Image298" text:anchor-type="as-char" svg:width="6.9236in" svg:height="6.9236in" draw:z-index="0">
<draw:image xlink:href="../Images/AРМІЯINFORM/2023-04-16T86-00-00-04-00/photo_2023-04-16_10-13-36-2-150x150.jpg" xlink:type="simple" xlink:show="embed" xlink:actuate="onLoad" draw:mime-type="image/jpeg"/>
</draw:frame>
</text:a>
</text:p>
      <text:p text:style-name="P4">
<text:a xlink:type="simple" xlink:href="https://armyinform.com.ua/wp-content/uploads/2023/04/photo_2023-04-16_10-13-36.jpg" text:style-name="Internet_20_link" text:visited-style-name="Visited_20_Internet_20_Link">
<draw:frame draw:style-name="fr1" draw:name="Image299" text:anchor-type="as-char" svg:width="6.9236in" svg:height="6.9236in" draw:z-index="0">
<draw:image xlink:href="../Images/AРМІЯINFORM/2023-04-16T86-00-00-04-00/photo_2023-04-16_10-13-36-150x150.jpg" xlink:type="simple" xlink:show="embed" xlink:actuate="onLoad" draw:mime-type="image/jpeg"/>
</draw:frame>
</text:a>
According to preliminary data, the invaders released about 10 C-300 missiles on the peaceful populus of Snow Maiden.</text:p>
      <text:p text:style-name="P4">
At the scene there are prosecutors, investigators of the Security Service of Ukraine and police, criminalists of the TABUCHOPCHANTY</text:p>
      <text:p text:style-name="P4">
News Source: <text:a xlink:type="simple" xlink:href="https://armyinform.com.ua/2023/04/16/zagynuly-pidlitky-vnaslidok-vorozhogo-obstrilu-na-mykolayivshhyni-rozpochato-provadzhennya/" text:style-name="Internet_20_link" text:visited-style-name="Visited_20_Internet_20_Link">
https://armyinform.com.ua/2023/04/16/zagynuly-pidlitky-vnaslidok-vorozhogo-obstrilu-na-mykolayivshhyni-rozpochato-provadzhennya/</text:a>
</text:p>
      <!--NEWS-->
      <text:h text:style-name="P10" text:outline-level="1">
<text:span text:style-name="T4">
The occupiers are preparing to steal children from Energodar</text:span>
</text:h>
      <text:p text:style-name="P4">
Author: ['АРМІЯINFORM']</text:p>
      <text:p text:style-name="P4">
Time: 2023-04-16T87:00:00-04:00</text:p>
      <text:p text:style-name="P4">
Description: About the Tse of Telegram-Canal "Energodar". The schools have Timchasovo Gardens ... The war with Ukraine 2022, the war with Ukraine is the latest news today, the news war with Ukraine 2022 The last for today, will there be a war between Ukraine and Russia, and when, the war with Ukraine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3/04/630_360_1681634102-574.jpg" text:style-name="Internet_20_link" text:visited-style-name="Visited_20_Internet_20_Link">
630_360_1681634102-574.jpg</text:a>
']</text:p>
      <text:p text:style-name="P4">
Tags: ['STOPRUSSIA', 'АГРЕСІЯ РФ', 'ВІЙНА', 'ВТОРГНЕННЯ РФ', 'ЕНЕРГОДАР']</text:p>
      <text:p text:style-name="P4">
Category: News</text:p>
      <!--METADATA-->
      <text:p text:style-name="P4">
<draw:frame draw:style-name="fr1" draw:name="Image300" text:anchor-type="as-char" svg:width="6.9236in" svg:height="3.956343in" draw:z-index="0">
<draw:image xlink:href="../Images/AРМІЯINFORM/2023-04-16T87-00-00-04-00/630_360_1681634102-574.jpg" xlink:type="simple" xlink:show="embed" xlink:actuate="onLoad" draw:mime-type="image/jpeg"/>
</draw:frame>
This is referred to in <text:a xlink:type="simple" xlink:href="https://t.me/energodar_ukr/4546" text:style-name="Internet_20_link" text:visited-style-name="Visited_20_Internet_20_Link">
telegram channel</text:a>
Energodar.</text:p>
      <text:p text:style-name="P4">
The schools and kindergartens of the temporarily occupied energy are distributed information about forced evacuation, which began and will continue until April 20.</text:p>
      <text:p text:style-name="P4">
It is planned to take children to the Crimea on station buses, thus, allegedly legalizing the theft of the Transport of the ZPP, which the staff of the station gets to work. The occupiers have already begun to remove furniture, mattresses and other things from kindergarten.</text:p>
      <text:p text:style-name="P4">
News Source: <text:a xlink:type="simple" xlink:href="https://armyinform.com.ua/2023/04/16/okupanty-gotuyutsya-vykrasty-ditej-z-energodara-energoatom/" text:style-name="Internet_20_link" text:visited-style-name="Visited_20_Internet_20_Link">
https://armyinform.com.ua/2023/04/16/okupanty-gotuyutsya-vykrasty-ditej-z-energodara-energoatom/</text:a>
</text:p>
      <!--NEWS-->
      <text:h text:style-name="P10" text:outline-level="1">
<text:span text:style-name="T4">
Our aviation has made 5 beats in the enemy's concentration areas</text:span>
</text:h>
      <text:p text:style-name="P4">
Author: ['АРМІЯINFORM']</text:p>
      <text:p text:style-name="P4">
Time: 2023-04-16T88:00:00-04:00</text:p>
      <text:p text:style-name="P4">
Description: About the General Headquarters of the Zbroyshany forces of Ukraine. - AvIACIA defense forces for ... War with Ukraine 2022, war with Ukraine latest news today, news war with Ukraine 2022 The last for today, will there be a war between Ukraine and Russia, and when, the war with Ukraine will be or not, there will be or not, there will be whether the war with Ukraine in the near future says, the war with Ukraine, Ukrainian news today, Ukrainian news in Ukrainian media in Russian</text:p>
      <text:p text:style-name="P4">
Images: ['<text:a xlink:type="simple" xlink:href="https://armyinform.com.ua/wp-content/uploads/2022/06/foto-aviacziya.jpg" text:style-name="Internet_20_link" text:visited-style-name="Visited_20_Internet_20_Link">
foto-aviacziya.jpg</text:a>
']</text:p>
      <text:p text:style-name="P4">
Tags: ['STOPRUSSIA', 'АГРЕСІЯ РФ', 'ВТОРГНЕННЯ РФ', 'ВТРАТИ ВОРОГА', 'ГШ ЗСУ', 'ХРОНІКА ОБОРОНИ']</text:p>
      <text:p text:style-name="P4">
Category: News</text:p>
      <!--METADATA-->
      <text:p text:style-name="P4">
<draw:frame draw:style-name="fr1" draw:name="Image301" text:anchor-type="as-char" svg:width="6.9236in" svg:height="5.385022in" draw:z-index="0">
<draw:image xlink:href="../Images/AРМІЯINFORM/2023-04-16T88-00-00-04-00/foto-aviacziya.jpg" xlink:type="simple" xlink:show="embed" xlink:actuate="onLoad" draw:mime-type="image/jpeg"/>
</draw:frame>
Illustrative photo</text:p>
      <text:p text:style-name="P4">
<text:span text:style-name="T4">
 🔥 Situation on Russian invasion </text:span>
</text:p>
      <text:p text:style-name="P4">
About it <text:a xlink:type="simple" xlink:href="https://www.facebook.com/GeneralStaff.ua/posts/pfbid037q8RHnbbEjr5u32B9YhqGHnaeriiCiqHYMYvj4Rhn3D2cTL1ztwYHBD5HETDfQ4yl" text:style-name="Internet_20_link" text:visited-style-name="Visited_20_Internet_20_Link">
reports</text:a>
General Staff of the Armed Forces of Ukraine.</text:p>
      <text:p text:style-name="P4">
-Aviation of defense forces per day made 5 beats in the areas of concentration of the personal staff and the anti-aircraft missile complex of the invaders,-the testimony reads.</text:p>
      <text:p text:style-name="P4">
In addition, according to the General Staff, the missile troops and artillery units were struck by the management point, the anti-aircraft missile complex, the area of living force, the weapons and military equipment of the enemy, the folding and lubricants and 2 warehouses of enemy ammunition.</text:p>
      <text:p text:style-name="P4">
News Source: <text:a xlink:type="simple" xlink:href="https://armyinform.com.ua/2023/04/16/nasha-aviacziya-zavdala-5-udariv-rajonah-zoseredzhennya-protyvnyka/" text:style-name="Internet_20_link" text:visited-style-name="Visited_20_Internet_20_Link">
https://armyinform.com.ua/2023/04/16/nasha-aviacziya-zavdala-5-udariv-rajonah-zoseredzhennya-protyvnyka/</text:a>
</text:p>
      <!--NEWS-->
      <text:h text:style-name="P10" text:outline-level="1">
<text:span text:style-name="T4">
Denis Shmigal told about the results of the visit to the US and Canada</text:span>
</text:h>
      <text:p text:style-name="P4">
Author: ['АРМІЯINFORM']</text:p>
      <text:p text:style-name="P4">
Time: 2023-04-16T89:00:00-04:00</text:p>
      <text:p text:style-name="P4">
Description: Persheyit VIZIT URIVAS in Canada. Productive Zustrichi Pre'mm Jastin Trudeau ... War with Ukraine 2022, War with Ukraine Latest News Today, News War with Ukraine 2022 The last to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4/c7454536-64a4-4d49-8365-737ea14932d3.jpg" text:style-name="Internet_20_link" text:visited-style-name="Visited_20_Internet_20_Link">
c7454536-64a4-4d49-8365-737ea14932d3.jpg</text:a>
', '<text:a xlink:type="simple" xlink:href="https://armyinform.com.ua/wp-content/uploads/2023/04/bee8e462-af1b-4b77-86cf-f97295f39d07.jpg" text:style-name="Internet_20_link" text:visited-style-name="Visited_20_Internet_20_Link">
bee8e462-af1b-4b77-86cf-f97295f39d07.jpg</text:a>
', '<text:a xlink:type="simple" xlink:href="https://armyinform.com.ua/wp-content/uploads/2023/04/75c88e3f-50b6-42d8-92e0-3521cd5eca95.jpg" text:style-name="Internet_20_link" text:visited-style-name="Visited_20_Internet_20_Link">
75c88e3f-50b6-42d8-92e0-3521cd5eca95.jpg</text:a>
']</text:p>
      <text:p text:style-name="P4">
Tags: ['STOPRUSSIA', 'АГРЕСІЯ РФ', 'ВІЙНА', 'ВТОРГНЕННЯ РФ', 'ДЕНИС ШМИГАЛЬ', 'ДЖАСТІН ТРЮДО', 'КАНАДА', 'США']</text:p>
      <text:p text:style-name="P4">
Category: News</text:p>
      <!--METADATA-->
      <text:p text:style-name="P4">
<draw:frame draw:style-name="fr1" draw:name="Image302" text:anchor-type="as-char" svg:width="6.9236in" svg:height="4.615733in" draw:z-index="0">
<draw:image xlink:href="../Images/AРМІЯINFORM/2023-04-16T89-00-00-04-00/c7454536-64a4-4d49-8365-737ea14932d3.jpg" xlink:type="simple" xlink:show="embed" xlink:actuate="onLoad" draw:mime-type="image/jpeg"/>
</draw:frame>
The first visit of the government team to Canada. Productive meetings with Premiergastine Trudeau and Viceremier Christ Christ Fryland. We update the Free Trade Agreement. We have a certificate of the next package of military support. About it <text:a xlink:type="simple" xlink:href="https://t.me/Denys_Smyhal/5037" text:style-name="Internet_20_link" text:visited-style-name="Visited_20_Internet_20_Link">
reports</text:a>
Denis Shmigal in Telegram.</text:p>
      <text:p text:style-name="P4">
<draw:frame draw:style-name="fr1" draw:name="Image303" text:anchor-type="as-char" svg:width="6.9236in" svg:height="4.615733in" draw:z-index="0">
<draw:image xlink:href="../Images/AРМІЯINFORM/2023-04-16T89-00-00-04-00/bee8e462-af1b-4b77-86cf-f97295f39d07.jpg" xlink:type="simple" xlink:show="embed" xlink:actuate="onLoad" draw:mime-type="image/jpeg"/>
</draw:frame>
A new package of sanctions against Russia from Canada. In particular, Volga-Dnepr. We are preparing for the confiscation of the An-124 aircraft and other assets of the aggressor invested and transferred to Ukraine. Against 120 legal entities and individuals, including Rosatomia, US sanctions were also imposed.</text:p>
      <text:p text:style-name="P4">
Washington. Subject meetings with the Ministers of Defense, Trade Finance, US Transport. We enhance coordination on all urgent issues. We are preparing for contrast, release of territories and their further restoration. It has a motionless support from US partners.</text:p>
      <text:p text:style-name="P4">
<draw:frame draw:style-name="fr1" draw:name="Image304" text:anchor-type="as-char" svg:width="6.9236in" svg:height="4.615733in" draw:z-index="0">
<draw:image xlink:href="../Images/AРМІЯINFORM/2023-04-16T89-00-00-04-00/75c88e3f-50b6-42d8-92e0-3521cd5eca95.jpg" xlink:type="simple" xlink:show="embed" xlink:actuate="onLoad" draw:mime-type="image/jpeg"/>
</draw:frame>
Agreements with the World Bank, USAID and DFC. The SB allocates $ 200 million to energy deduction, and DFC will help attract private investment to restore the economy. In addition, Boeing releases Ukrainian companies from $ 200 million.</text:p>
      <text:p text:style-name="P4">
Round table of ministerial level at Spring Meetings for online participation president of Ukraine. G7 has been assured of more than $ 5 billion in addition to Narum. Switzerland will also provide 1.8 billion francs for six years. Denmark creates a special fund and plans to fill it for 1 mlrd euro. Additional support to Ukraine will be provided by Spain, Ireland, Japan, Lithuania, Latvia, Iceland, the Netherlands.</text:p>
      <text:p text:style-name="P4">
Meetings with the Prime Minister of Poland, Ministers of Finance of the United Kingdom, Germany, France, IMF heads, World Bank, EIB, and other high -ranking officials. Clause topics: restoration, sanctions, financial support.</text:p>
      <text:p text:style-name="P4">
During this visit, they were once again convinced that Ukraine has reliable friends of the tapartners where we can count. We continue to strengthen the pro -Ukrainian coalition in the world and to attract even more participants in the restoration of Ukraine.</text:p>
      <text:p text:style-name="P4">
News Source: <text:a xlink:type="simple" xlink:href="https://armyinform.com.ua/2023/04/16/vazhlyvi-ugody-ta-novi-zobovyazannya-partneriv-shhodo-pidtrymky-ukrayiny/" text:style-name="Internet_20_link" text:visited-style-name="Visited_20_Internet_20_Link">
https://armyinform.com.ua/2023/04/16/vazhlyvi-ugody-ta-novi-zobovyazannya-partneriv-shhodo-pidtrymky-ukrayiny/</text:a>
</text:p>
      <!--NEWS-->
      <text:h text:style-name="P10" text:outline-level="1">
<text:span text:style-name="T4">
The enemy changed the tactics of shelling of the territory of Ukraine - Yuri Ignat</text:span>
</text:h>
      <text:p text:style-name="P4">
Author: ['Вячеслав Діордієв']</text:p>
      <text:p text:style-name="P4">
Time: 2023-04-16T90:00:00-04:00</text:p>
      <text:p text:style-name="P4">
Description: About Tse in the Efiri TV Marathon “єini News”, the renmys of the commandant ... War with Ukraine 2022, the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ignat.jpg" text:style-name="Internet_20_link" text:visited-style-name="Visited_20_Internet_20_Link">
ignat.jpg</text:a>
']</text:p>
      <text:p text:style-name="P4">
Tags: ['STOPRUSSIA', 'АГРЕСІЯ РФ', 'ВІЙНА', 'ВТОРГНЕННЯ РФ', 'ЮРІЙ ІГНАТ']</text:p>
      <text:p text:style-name="P4">
Category: News</text:p>
      <!--METADATA-->
      <text:p text:style-name="P4">
<draw:frame draw:style-name="fr1" draw:name="Image305" text:anchor-type="as-char" svg:width="6.9236in" svg:height="4.869599in" draw:z-index="0">
<draw:image xlink:href="../Images/AРМІЯINFORM/2023-04-16T90-00-00-04-00/ignat.jpg" xlink:type="simple" xlink:show="embed" xlink:actuate="onLoad" draw:mime-type="image/jpeg"/>
</draw:frame>
About it on the air <text:a xlink:type="simple" xlink:href="https://www.youtube.com/watch" text:style-name="Internet_20_link" text:visited-style-name="Visited_20_Internet_20_Link">
television marathon</text:a>
The only news was informed by a spokesman for the Air Force Command of the Armed Forces of Ukraine Colonel Yuri Ignat.</text:p>
      <text:p text:style-name="P4">
Answering the presenter's questions about the tactics used by the enemy during rocket strikes in the territory of Ukraine, the officer emphasized that the tacothetic had changed somewhat.</text:p>
      <ul>
        <li>
In the fall and winter, we are already accustomed to hearing about massive shelling of the whole territory, when the enemy applied all his strategic Arsenal of Krytihraketh, releasing it on the objects of our critical infrastructure. But from the spring, the tactics have changed somewhat and above all it attacks the southern, eastern and northern regions. Even today, at Easter, there is a great activity of Russian aviation, reactive artillery systems and anti-aircraft missile complexes-300,-the officer emphasized.</li>
      </ul>
      <text:p text:style-name="P4">
With regard to hostile C-300 anti-aircraft missile systems, as the Air Force Air Force said, a few months ago, a few months ago, there were about 7,000 missiles in the Russians, which were stored in the Russians.</text:p>
      <ul>
        <li>
It is clear that many of them have already been used during this period. But there is still a lot of one thing to do with these missiles. Another thing: what is the condition? How are you kept and are ready for use? For example, we are aware of the cases, which were released from the territory of Russia, did not fly to Ukraine, Ababulated in the territory of the aggressor country itself. As for the information of conduction of production by the enemy of the winged missiles X-50, they are essentially the eanalogue of the same X-101, which we are able to knock down for the forces of our proto-protayment defense system,-said Colonel Yuri Ignat.</li>
      </ul>
      <text:p text:style-name="P4">
News Source: <text:a xlink:type="simple" xlink:href="https://armyinform.com.ua/2023/04/16/vorog-zminyv-taktyku-obstriliv-terytoriyi-ukrayiny-yurij-ignat/" text:style-name="Internet_20_link" text:visited-style-name="Visited_20_Internet_20_Link">
https://armyinform.com.ua/2023/04/16/vorog-zminyv-taktyku-obstriliv-terytoriyi-ukrayiny-yurij-ignat/</text:a>
</text:p>
      <!--NEWS-->
      <text:h text:style-name="P10" text:outline-level="1">
<text:span text:style-name="T4">
The invaders fired the temple in Nikopol in Dnipropetrovsk - the investigation was launched</text:span>
</text:h>
      <text:p text:style-name="P4">
Author: ['АРМІЯINFORM']</text:p>
      <text:p text:style-name="P4">
Time: 2023-04-16T91:00:00-04:00</text:p>
      <text:p text:style-name="P4">
Description: For the proprietary Kerivnitvva of the Dnipropetrovsk prosecutor’s office, Rozdovatovo ... War with Ukraine 2022, War with Ukraine Latest News Today, News War with Ukraine 2022 The last ones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4/photo_2023-04-16_15-15-21.jpg" text:style-name="Internet_20_link" text:visited-style-name="Visited_20_Internet_20_Link">
photo_2023-04-16_15-15-21.jpg</text:a>
']</text:p>
      <text:p text:style-name="P4">
Tags: ['STOPRUSSIA', 'АГРЕСІЯ РФ', 'ВТОРГНЕННЯ РФ', 'ОФІС ГЕНПРОКУРОРА УКРАЇНИ']</text:p>
      <text:p text:style-name="P4">
Category: News</text:p>
      <!--METADATA-->
      <text:p text:style-name="P4">
<draw:frame draw:style-name="fr1" draw:name="Image306" text:anchor-type="as-char" svg:width="6.9236in" svg:height="5.1927in" draw:z-index="0">
<draw:image xlink:href="../Images/AРМІЯINFORM/2023-04-16T91-00-00-04-00/photo_2023-04-16_15-15-21.jpg" xlink:type="simple" xlink:show="embed" xlink:actuate="onLoad" draw:mime-type="image/jpeg"/>
</draw:frame>
Under the procedural guidance of the Dnipropetrovsk Regional Prosecutor's Office, a criminal investigation into criminal proceedings on violation of the laws of war(Part 1 of Art. 438 of the Criminal Code of Ukraine).</text:p>
      <text:p text:style-name="P4">
Про це<text:a xlink:type="simple" xlink:href="https://armyinform.com.ua/reformator/script%20async%20src=%22https:/telegram.org/js/telegram-widget.js" text:style-name="Internet_20_link" text:visited-style-name="Visited_20_Internet_20_Link">
повідомляє</text:a>
Office of the Prosecutor General.</text:p>
      <text:p text:style-name="P4">
“According to the investigation, on April 16, 2023, the Armed Forces of the Russian Federation carried out the landscape firing on the residential quarters of the city of Nikopol. Damage to dwellings, outbuildings, cars and temple were damaged. Two citizens who were on the territory of the temple were injured, ”the message reads.</text:p>
      <text:p text:style-name="P4">
According to preliminary data, the fire on civilian objects was carried out from barrel artillery.</text:p>
      <text:p text:style-name="P4">
Priority measures are being taken to record the crime committed by the Army of the Ukraine-aggressor.</text:p>
      <text:p text:style-name="P4">
News Source: <text:a xlink:type="simple" xlink:href="https://armyinform.com.ua/2023/04/16/okupanty-obstrilyaly-hram-u-m-nikopol-na-dnipropetrovshhyni-rozpochato-rozsliduvannya/" text:style-name="Internet_20_link" text:visited-style-name="Visited_20_Internet_20_Link">
https://armyinform.com.ua/2023/04/16/okupanty-obstrilyaly-hram-u-m-nikopol-na-dnipropetrovshhyni-rozpochato-rozsliduvannya/</text:a>
</text:p>
      <!--NEWS-->
      <text:h text:style-name="P10" text:outline-level="1">
<text:span text:style-name="T4">
The Armed Forces reflected more than 45 invaders in Donetsk region</text:span>
</text:h>
      <text:p text:style-name="P4">
Author: ['АРМІЯINFORM']</text:p>
      <text:p text:style-name="P4">
Time: 2023-04-16T92:00:00-04:00</text:p>
      <text:p text:style-name="P4">
Description: About the General Headquarters of the Zbroyshany forces of Ukraine. - Vorog Zamykh Chimalikh ... War with Ukraine 2022, War with Ukraine latest news today, News War with Ukraine 2022 The last for today, will there be a war between Ukraine and Russia and when, the war with Ukraine in 2022 will be or not, whether there will be, will there be The war with Ukraine in the near future says, the war with Ukraine, Ukrainian news today, Ukrainian news in Ukrainian media in Russian</text:p>
      <text:p text:style-name="P4">
Images: ['<text:a xlink:type="simple" xlink:href="https://armyinform.com.ua/wp-content/uploads/2023/04/630_360_1676912332-614.jpg" text:style-name="Internet_20_link" text:visited-style-name="Visited_20_Internet_20_Link">
630_360_1676912332-614.jpg</text:a>
']</text:p>
      <text:p text:style-name="P4">
Tags: ['STOPRUSSIA', 'АГРЕСІЯ РФ', 'ВТОРГНЕННЯ РФ', 'ГШ ЗСУ', 'ХРОНІКА ОБОРОНИ']</text:p>
      <text:p text:style-name="P4">
Category: News</text:p>
      <!--METADATA-->
      <text:p text:style-name="P4">
<draw:frame draw:style-name="fr1" draw:name="Image307" text:anchor-type="as-char" svg:width="6.9236in" svg:height="3.956343in" draw:z-index="0">
<draw:image xlink:href="../Images/AРМІЯINFORM/2023-04-16T92-00-00-04-00/630_360_1676912332-614.jpg" xlink:type="simple" xlink:show="embed" xlink:actuate="onLoad" draw:mime-type="image/jpeg"/>
</draw:frame>
Illustrative Photo <text:span text:style-name="T4">
 🔥Set on Russian invasion </text:span>
</text:p>
      <text:p text:style-name="P4">
About it <text:a xlink:type="simple" xlink:href="https://www.facebook.com/GeneralStaff.ua/posts/pfbid037q8RHnbbEjr5u32B9YhqGHnaeriiCiqHYMYvj4Rhn3D2cTL1ztwYHBD5HETDfQ4yl" text:style-name="Internet_20_link" text:visited-style-name="Visited_20_Internet_20_Link">
reports</text:a>
General Staff of the Armed Forces of Ukraine.</text:p>
      <ul>
        <li>
The enemy suffered considerable losses, but does not abandon his plans to occupy our territory. He continues to focus on the Vedennninpatal Actions on Liman, Bakhmut, Avdiivsky and Marinskaya. Actively applies operational-tactical and army aviation of nasted directions. Bakhmut and Marinka remain at the epicenter of the fighting. Our defenders reflect more than 45 enemy attacks in these areas of the day.</li>
      </ul>
      <text:p text:style-name="P4">
News Source: <text:a xlink:type="simple" xlink:href="https://armyinform.com.ua/2023/04/16/zsu-vidbyly-ponad-45-atak-zagarbnyka-na-donechchyni/" text:style-name="Internet_20_link" text:visited-style-name="Visited_20_Internet_20_Link">
https://armyinform.com.ua/2023/04/16/zsu-vidbyly-ponad-45-atak-zagarbnyka-na-donechchyni/</text:a>
</text:p>
      <!--NEWS-->
      <text:h text:style-name="P10" text:outline-level="1">
<text:span text:style-name="T4">
Ukrainian defenders knocked down 4 UAVs of the Russian Federation</text:span>
</text:h>
      <text:p text:style-name="P4">
Author: ['АРМІЯINFORM']</text:p>
      <text:p text:style-name="P4">
Time: 2023-04-16T93:00:00-04:00</text:p>
      <text:p text:style-name="P4">
Description: About the General Headquarters of the Zbroyshany forces of Ukraine. - Our Zahisniki is zili ... The war with Ukraine 2022, the war with Ukraine is the latest news today, the war with Ukraine 2022 last today, will there be a war between Ukraine and Russia, and when, the war with Ukraine in 2022 will be or not, will there be any, will there be The war with Ukraine in the near future says, the war with Ukraine, Ukrainian news today, Ukrainian news in Ukrainian media in Russian</text:p>
      <text:p text:style-name="P4">
Images: ['<text:a xlink:type="simple" xlink:href="https://armyinform.com.ua/wp-content/uploads/2023/04/86-13.jpg" text:style-name="Internet_20_link" text:visited-style-name="Visited_20_Internet_20_Link">
86-13.jpg</text:a>
']</text:p>
      <text:p text:style-name="P4">
Tags: ['STOPRUSSIA', 'АГРЕСІЯ РФ', 'ВТОРГНЕННЯ РФ', 'ВТРАТИ ВОРОГА', 'ГШ ЗСУ']</text:p>
      <text:p text:style-name="P4">
Category: News</text:p>
      <!--METADATA-->
      <text:p text:style-name="P4">
<draw:frame draw:style-name="fr1" draw:name="Image308" text:anchor-type="as-char" svg:width="6.9236in" svg:height="4.615733in" draw:z-index="0">
<draw:image xlink:href="../Images/AРМІЯINFORM/2023-04-16T93-00-00-04-00/86-13.jpg" xlink:type="simple" xlink:show="embed" xlink:actuate="onLoad" draw:mime-type="image/jpeg"/>
</draw:frame>
Illustrative photo</text:p>
      <text:p text:style-name="P4">
<text:span text:style-name="T4">
 🔥 Situation on Russian invasion </text:span>
</text:p>
      <text:p text:style-name="P4">
About it <text:a xlink:type="simple" xlink:href="https://www.facebook.com/GeneralStaff.ua/posts/pfbid037q8RHnbbEjr5u32B9YhqGHnaeriiCiqHYMYvj4Rhn3D2cTL1ztwYHBD5HETDfQ4yl" text:style-name="Internet_20_link" text:visited-style-name="Visited_20_Internet_20_Link">
reports</text:a>
General Staff of the Armed Forces of Ukraine.</text:p>
      <ul>
        <li>
Our defenders knocked down 4 enemy UAVs(2-type "Orlan-10", 1 reconnaissance "Eleron" and 1 Dron-Kamikadze "Lancet"), - the message says.</li>
      </ul>
      <text:p text:style-name="P4">
News Source: <text:a xlink:type="simple" xlink:href="https://armyinform.com.ua/2023/04/16/ukrayinski-zahysnyky-zbyly-4-bpla-rf/" text:style-name="Internet_20_link" text:visited-style-name="Visited_20_Internet_20_Link">
https://armyinform.com.ua/2023/04/16/ukrayinski-zahysnyky-zbyly-4-bpla-rf/</text:a>
</text:p>
      <!--NEWS-->
      <text:h text:style-name="P10" text:outline-level="1">
<text:span text:style-name="T4">
In Zaporozhye, the Rashists were equipped under the military hospital of the school gym</text:span>
</text:h>
      <text:p text:style-name="P4">
Author: ['АРМІЯINFORM']</text:p>
      <text:p text:style-name="P4">
Time: 2023-04-16T94:00:00-04:00</text:p>
      <text:p text:style-name="P4">
Description: Rosіyskіdi -bells of vіsyska to blame the Great Highers. VSI Medicini Strengthered ... War with Ukraine 2022, War with Ukraine Latest News Today, News War with Ukraine 2022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1/original-4-1.jpg" text:style-name="Internet_20_link" text:visited-style-name="Visited_20_Internet_20_Link">
original-4-1.jpg</text:a>
']</text:p>
      <text:p text:style-name="P4">
Tags: ['STOPRUSSIA', 'АГРЕСІЯ РФ', 'ВТОРГНЕННЯ РФ', 'ГШ ЗСУ']</text:p>
      <text:p text:style-name="P4">
Category: News</text:p>
      <!--METADATA-->
      <text:p text:style-name="P4">
<draw:frame draw:style-name="fr1" draw:name="Image309" text:anchor-type="as-char" svg:width="6.9236in" svg:height="4.881138in" draw:z-index="0">
<draw:image xlink:href="../Images/AРМІЯINFORM/2023-04-16T94-00-00-04-00/original-4-1.jpg" xlink:type="simple" xlink:show="embed" xlink:actuate="onLoad" draw:mime-type="image/jpeg"/>
</draw:frame>
Illustrative photo</text:p>
      <text:p text:style-name="P4">
<text:span text:style-name="T4">
 🔥 Situation on Russian invasion </text:span>
</text:p>
      <text:p text:style-name="P4">
Russian occupation troops continue to suffer great losses. All medical departments in the temporarily occupied territory are crowded with wounded invaders. As a result, the enemy uses civil educational establishments of temporarily seized territories for their own purposes.</text:p>
      <text:p text:style-name="P4">
About it <text:a xlink:type="simple" xlink:href="https://www.facebook.com/GeneralStaff.ua/posts/pfbid037q8RHnbbEjr5u32B9YhqGHnaeriiCiqHYMYvj4Rhn3D2cTL1ztwYHBD5HETDfQ4yl" text:style-name="Internet_20_link" text:visited-style-name="Visited_20_Internet_20_Link">
reports</text:a>
General Staff of the Armed Forces of Ukraine.</text:p>
      <ul>
        <li>
Yes, in the settlement of the high Zaporizhzhya region, the sports hall of the local school occupants were arranged for a military hospital. Medical services are provided to Russian servicemen, - the rally reads.</li>
      </ul>
      <text:p text:style-name="P4">
As of April 15, there were about 100 invaders with varying severity.</text:p>
      <text:p text:style-name="P4">
Also, Russian gates continue to plunder the civilian population of Ukraine, appropriation of the grain harvest of civilian citizens of Ukraine.</text:p>
      <text:p text:style-name="P4">
In the city of Berdyansk, Zaporizhzhya region, the so -called Russian occupation "authorities" tries to take out the stolen corn, loading it on the barge.</text:p>
      <text:p text:style-name="P4">
News Source: <text:a xlink:type="simple" xlink:href="https://armyinform.com.ua/2023/04/16/na-zaporizhzhi-rashysty-oblashtuvaly-pid-vijskovyj-shpytal-shkilnyj-sportzal/" text:style-name="Internet_20_link" text:visited-style-name="Visited_20_Internet_20_Link">
https://armyinform.com.ua/2023/04/16/na-zaporizhzhi-rashysty-oblashtuvaly-pid-vijskovyj-shpytal-shkilnyj-sportzal/</text:a>
</text:p>
      <!--NEWS-->
      <text:h text:style-name="P10" text:outline-level="1">
<text:span text:style-name="T4">
3920 invaders and 244 vehicles were destroyed</text:span>
</text:h>
      <text:p text:style-name="P4">
Author: ['АРМІЯINFORM']</text:p>
      <text:p text:style-name="P4">
Time: 2023-04-16T95:00:00-04:00</text:p>
      <text:p text:style-name="P4">
Description: About the Minor's Pershestal, Ministra of the defense of Ukraine, Lieutenant General Olensandr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e0b88e01-0324-46c1-87a9-db47127974d6.jpg" text:style-name="Internet_20_link" text:visited-style-name="Visited_20_Internet_20_Link">
e0b88e01-0324-46c1-87a9-db47127974d6.jpg</text:a>
']</text:p>
      <text:p text:style-name="P4">
Tags: ['STOPRUSSIA', 'АГРЕСІЯ РФ', 'ВІЙНА', 'ВТОРГНЕННЯ РФ', 'ВТРАТИ ВОРОГА', 'ОЛЕКСАНДР ПАВЛЮК']</text:p>
      <text:p text:style-name="P4">
Category: News</text:p>
      <!--METADATA-->
      <text:p text:style-name="P4">
<draw:frame draw:style-name="fr1" draw:name="Image310" text:anchor-type="as-char" svg:width="6.9236in" svg:height="5.014077in" draw:z-index="0">
<draw:image xlink:href="../Images/AРМІЯINFORM/2023-04-16T95-00-00-04-00/e0b88e01-0324-46c1-87a9-db47127974d6.jpg" xlink:type="simple" xlink:show="embed" xlink:actuate="onLoad" draw:mime-type="image/jpeg"/>
</draw:frame>
About it <text:a xlink:type="simple" xlink:href="https://t.me/Pavliuk_KSV/3975" text:style-name="Internet_20_link" text:visited-style-name="Visited_20_Internet_20_Link">
reports</text:a>
First Deputy Ministers of Ukraine Lieutenant General Alexander Pavlyuk in Telegram.</text:p>
      <text:p text:style-name="P4">
<text:span text:style-name="T4">
 Enemy Loss in the week: </text:span>
</text:p>
      <ul>
        <li>
3920 destroyed occupants, * 244 units of weapons and military equipment</li>
      </ul>
      <text:p text:style-name="P4">
For the week of April 10 - April 16, about 3920 persons of the enemy's personal staff were destroyed by the Defense forces of Ukraine.</text:p>
      <text:p text:style-name="P4">
<text:span text:style-name="T4">
 Significant losses suffered weapons/military equipment of Russian troops: </text:span>
</text:p>
      <ul>
        <li>
21 tanks * 59 combat armored vehicles * 55 artillery systems * 5 RSZV * 2 air defense setting * 56 units of auto equipment * 17 units of special equipment</li>
      </ul>
      <text:p text:style-name="P4">
In addition, 1 enemy aircraft, 1 helicopter and 27 UAVs were shot down by our defenders.</text:p>
      <text:p text:style-name="P4">
News Source: <text:a xlink:type="simple" xlink:href="https://armyinform.com.ua/2023/04/16/sylamy-oborony-ukrayiny-za-tyzhden-znyshheno-bilshe-3900-vorozhyh-bijcziv-ta-244-odynyczi-tehniky/" text:style-name="Internet_20_link" text:visited-style-name="Visited_20_Internet_20_Link">
https://armyinform.com.ua/2023/04/16/sylamy-oborony-ukrayiny-za-tyzhden-znyshheno-bilshe-3900-vorozhyh-bijcziv-ta-244-odynyczi-tehniky/</text:a>
</text:p>
      <!--NEWS-->
      <text:h text:style-name="P10" text:outline-level="1">
<text:span text:style-name="T4">
For refusing a passport of the Russian Federation, the invaders threaten with forced eviction and confiscation of property</text:span>
</text:h>
      <text:p text:style-name="P4">
Author: ['АРМІЯINFORM']</text:p>
      <text:p text:style-name="P4">
Time: 2023-04-16T96:00:00-04:00</text:p>
      <text:p text:style-name="P4">
Description: For the gates of the General Staff of the ZS Ukrainian, Rosіyskі PROVENT ... The war with Ukraine 2022, the war with Ukraine is the latest news today, the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4c969d148f-1_600x.png" text:style-name="Internet_20_link" text:visited-style-name="Visited_20_Internet_20_Link">
4c969d148f-1_600x.png</text:a>
']</text:p>
      <text:p text:style-name="P4">
Tags: ['STOPRUSSIA', 'АГРЕСІЯ РФ', 'ВТОРГНЕННЯ РФ', 'ГШ ЗСУ', 'ХЕРСОНЩИНА']</text:p>
      <text:p text:style-name="P4">
Category: News</text:p>
      <!--METADATA-->
      <text:p text:style-name="P4">
<draw:frame draw:style-name="fr1" draw:name="Image311" text:anchor-type="as-char" svg:width="6.9236in" svg:height="4.938835in" draw:z-index="0">
<draw:image xlink:href="../Images/AРМІЯINFORM/2023-04-16T96-00-00-04-00/4c969d148f-1_600x.png" xlink:type="simple" xlink:show="embed" xlink:actuate="onLoad" draw:mime-type="image/png"/>
</draw:frame>
Illustrative photo</text:p>
      <text:p text:style-name="P4">
<text:span text:style-name="T4">
 🔥 Situation on Russian invasion </text:span>
</text:p>
      <text:p text:style-name="P4">
By <text:a xlink:type="simple" xlink:href="https://www.facebook.com/GeneralStaff.ua/posts/pfbid037q8RHnbbEjr5u32B9YhqGHnaeriiCiqHYMYvj4Rhn3D2cTL1ztwYHBD5HETDfQ4yl" text:style-name="Internet_20_link" text:visited-style-name="Visited_20_Internet_20_Link">
notification</text:a>
The General Staff of the Armed Forces of Ukraine, the Russian invaders continue to compulsory the population of the population of temporarily occupied territories of Ukraine.</text:p>
      <text:p text:style-name="P4">
In particular, in the settlement of Tavriya of Kherson region, the invaders actively study the house bypass of local residents, in order to check the existence of a Russian passport. The citizens of Ukraine who did not receive the Russian passport have been informed that in the case of non -registration of documents until June 1, such a person was built with confiscation of all personal property.</text:p>
      <text:p text:style-name="P4">
News Source: <text:a xlink:type="simple" xlink:href="https://armyinform.com.ua/2023/04/16/za-vidmovu-vid-pasporta-rf-okupanty-pogrozhuyut-prymusovym-vyselennyam-ta-konfiskacziyeyu-majna/" text:style-name="Internet_20_link" text:visited-style-name="Visited_20_Internet_20_Link">
https://armyinform.com.ua/2023/04/16/za-vidmovu-vid-pasporta-rf-okupanty-pogrozhuyut-prymusovym-vyselennyam-ta-konfiskacziyeyu-majna/</text:a>
</text:p>
      <!--NEWS-->
      <text:h text:style-name="P10" text:outline-level="1">
<text:span text:style-name="T4">
"They will get asterisks, and we as a cannon m ’ Yasa - you don't want to fight - a deserter - intercept GUR</text:span>
</text:h>
      <text:p text:style-name="P4">
Author: ['АРМІЯINFORM']</text:p>
      <text:p text:style-name="P4">
Time: 2023-04-16T97:00:00-04:00</text:p>
      <text:p text:style-name="P4">
Description: About the cowdomiles of the Gur MO Ukrainian. https://www.youtube.com/watch?v=MMA24WQ3IJ4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STOPRUSSIA', 'АГРЕСІЯ РФ', 'ВІЙНА', 'ВТОРГНЕННЯ РФ', 'ГУР', 'ГУР ПЕРЕХОПЛЕННЯ']</text:p>
      <text:p text:style-name="P4">
Category: News</text:p>
      <!--METADATA-->
      <text:p text:style-name="P4">
About it <text:a xlink:type="simple" xlink:href="https://gur.gov.ua/content/ony-poluchaiut-zvezdochky-a-my-kak-pushechnoe-miaso-ne-khochesh-ydty---dyzertyr-posadym-nakh-i.html" text:style-name="Internet_20_link" text:visited-style-name="Visited_20_Internet_20_Link">
reports</text:a>
GUR MOUKERAN.</text:p>
      <text:p text:style-name="P4">
News Source: <text:a xlink:type="simple" xlink:href="https://armyinform.com.ua/2023/04/16/vony-otrymayut-zirochky-a-my-yak-garmatne-myaso-ne-hochesh-voyuvaty-dezertyr-perehoplennya-gur/" text:style-name="Internet_20_link" text:visited-style-name="Visited_20_Internet_20_Link">
https://armyinform.com.ua/2023/04/16/vony-otrymayut-zirochky-a-my-yak-garmatne-myaso-ne-hochesh-voyuvaty-dezertyr-perehoplennya-gur/</text:a>
</text:p>
      <!--NEWS-->
      <text:h text:style-name="P10" text:outline-level="1">
<text:span text:style-name="T4">
Fakes that promoted Russian media this week</text:span>
</text:h>
      <text:p text:style-name="P4">
Author: ['АРМІЯINFORM']</text:p>
      <text:p text:style-name="P4">
Time: 2023-04-16T98:00:00-04:00</text:p>
      <text:p text:style-name="P4">
Description: The Center for the Wizin -Format on Facebook has been in Facebook about fakes, sewn ... War with Ukraine 2022, war with Ukraine Latest news today, News War with Ukraine 2022 Last today, will there be a war between Ukraine and Russia and when, the war with Ukraine will b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fejky-rashky-na-zahodi-golovna.jpg" text:style-name="Internet_20_link" text:visited-style-name="Visited_20_Internet_20_Link">
fejky-rashky-na-zahodi-golovna.jpg</text:a>
']</text:p>
      <text:p text:style-name="P4">
Tags: ['STOPRUSSIA', 'АГРЕСІЯ РФ', 'ВІЙНА', 'ВТОРГНЕННЯ РФ', 'РОСІЙСЬКІ ФЕЙКИ', 'ФЕЙКИ РФ', 'ЦЕНТР ПРОТИДІЇ ДЕЗІНФОРМАЦІЇ']</text:p>
      <text:p text:style-name="P4">
Category: News</text:p>
      <!--METADATA-->
      <text:p text:style-name="P4">
<draw:frame draw:style-name="fr1" draw:name="Image312" text:anchor-type="as-char" svg:width="6.9236in" svg:height="4.32725in" draw:z-index="0">
<draw:image xlink:href="../Images/AРМІЯINFORM/2023-04-16T98-00-00-04-00/fejky-rashky-na-zahodi-golovna.jpg" xlink:type="simple" xlink:show="embed" xlink:actuate="onLoad" draw:mime-type="image/jpeg"/>
</draw:frame>
</text:p>
      <text:p text:style-name="P4">
Центр протидії дезінформації на своїй сторінці у Facebook<text:a xlink:type="simple" xlink:href="https://www.facebook.com/protydiyadezinformatsiyi.cpd/posts/pfbid02hiFpwpCPkiTsrSLGgEXTpCfyF3yYiAaViA3nyugezfALiaH97PzMsmJ9FkLq6Xmal" text:style-name="Internet_20_link" text:visited-style-name="Visited_20_Internet_20_Link">
повідомив</text:a>
About fakes common with hostile propagandists.</text:p>
      <text:p text:style-name="P4">
The Armed Forces Command is indifferent to its own units in Bakhmut.</text:p>
      <text:p text:style-name="P4">
Ukraine has neither the strength nor the means for counter -offensive .. .. Washington permissive secret information.</text:p>
      <text:p text:style-name="P4">
The US is responsible for the military-biological occupation of Ukraine.</text:p>
      <text:p text:style-name="P4">
Kyiv supports the criminal activity of schismatic structures and neo -Nazi organizations.</text:p>
      <text:p text:style-name="P4">
Western weapons coming to Ukraine, including MSRC and PTRC, gets into the hands of terrorists and extremists.</text:p>
      <text:p text:style-name="P4">
The geopolitical situation through the US bio -embarras resembles the beginning of the "atomic era".</text:p>
      <text:p text:style-name="P4">
News Source: <text:a xlink:type="simple" xlink:href="https://armyinform.com.ua/2023/04/16/fejky-shho-prosuvaly-rosijski-media-czogo-tyzhnya/" text:style-name="Internet_20_link" text:visited-style-name="Visited_20_Internet_20_Link">
https://armyinform.com.ua/2023/04/16/fejky-shho-prosuvaly-rosijski-media-czogo-tyzhnya/</text:a>
</text:p>
      <!--NEWS-->
      <text:h text:style-name="P10" text:outline-level="1">
<text:span text:style-name="T4">
Short. War. Day 417. Videoodigest</text:span>
</text:h>
      <text:p text:style-name="P4">
Author: ['АРМІЯINFORM']</text:p>
      <text:p text:style-name="P4">
Time: 2023-04-16T99:00:00-04:00</text:p>
      <text:p text:style-name="P4">
Description: Jero: GS ZSU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2023-04-16_234837.jpg" text:style-name="Internet_20_link" text:visited-style-name="Visited_20_Internet_20_Link">
2023-04-16_234837.jpg</text:a>
']</text:p>
      <text:p text:style-name="P4">
Tags: ['STOPRUSSIA', 'АГРЕСІЯ РФ', 'ВІЙНА', 'ВТОРГНЕННЯ РФ', 'ГШ ЗСУ']</text:p>
      <text:p text:style-name="P4">
Category: News</text:p>
      <!--METADATA-->
      <text:p text:style-name="P4">
<draw:frame draw:style-name="fr1" draw:name="Image313" text:anchor-type="as-char" svg:width="6.9236in" svg:height="3.756053in" draw:z-index="0">
<draw:image xlink:href="../Images/AРМІЯINFORM/2023-04-16T99-00-00-04-00/2023-04-16_234837.jpg" xlink:type="simple" xlink:show="embed" xlink:actuate="onLoad" draw:mime-type="image/jpeg"/>
</draw:frame>
<text:span text:style-name="T4">
 Source: </text:span>
 <text:a xlink:type="simple" xlink:href="https://www.facebook.com/GeneralStaff.ua/videos/812723353841958/" text:style-name="Internet_20_link" text:visited-style-name="Visited_20_Internet_20_Link">
<text:span text:style-name="T5">
gshzu</text:span>
</text:a>
</text:p>
      <text:p text:style-name="P4">
News Source: <text:a xlink:type="simple" xlink:href="https://armyinform.com.ua/2023/04/16/korotko-vijna-den-417-videodajdzhest/" text:style-name="Internet_20_link" text:visited-style-name="Visited_20_Internet_20_Link">
https://armyinform.com.ua/2023/04/16/korotko-vijna-den-417-videodajdzhest/</text:a>
</text:p>
      <!--NEWS-->
      <text:h text:style-name="P10" text:outline-level="1">
<text:span text:style-name="T4">
Ukraine has already returned home 2235 prisoners of war - painter</text:span>
</text:h>
      <text:p text:style-name="P4">
Authors: Ukrinform (Person)</text:p>
      <text:p text:style-name="P4">
Publisher: Укринформ (Organization)</text:p>
      <text:p text:style-name="P4">
Published Time: 2023-04-17T00:21:00+03:00</text:p>
      <text:p text:style-name="P4">
Modified Time: 2023-04-17T00:21:00+03:00</text:p>
      <text:p text:style-name="P4">
Description: The coordination headquarters on the management of prisoners of war, the Main Directorate of Intelligence of the MoD in cooperation with the Presidential Office, 2235 people have returned to Ukraine since the beginning of a full -scale invasion. - Ukrinform.</text:p>
      <text:p text:style-name="P4">
Images: ["<text:a xlink:type="simple" xlink:href="https://static.ukrinform.com/photos/2023_04/thumb_files/630_360_1681680631-471.jpg" text:style-name="Internet_20_link" text:visited-style-name="Visited_20_Internet_20_Link">
630_360_16816...</text:a>
"]</text:p>
      <text:p text:style-name="P4">
Tags: ['Полонені', 'Війна з росією', 'Ганна Маляр']</text:p>
      <text:p text:style-name="P4">
Type: Article</text:p>
      <!--METADATA-->
      <text:p text:style-name="P4">
<draw:frame draw:style-name="fr1" draw:name="Image314" text:anchor-type="as-char" svg:width="6.9236in" svg:height="3.956343in" draw:z-index="0">
<draw:image xlink:href="../Images/yкринформ/2023-04-17T00-21-00-03-00/630_360_1681680631-471.jpg" xlink:type="simple" xlink:show="embed" xlink:actuate="onLoad" draw:mime-type="image/jpeg"/>
</draw:frame>
The coordination headquarters on the management of prisoners of war, the main department of intelligence of the MoD in cooperation with the office of the President from the beginning of a full -scale invasion of 2235 people returned to Ukraine.</text:p>
      <text:p text:style-name="P4">
According to Ukrinform, the Deputy Minister of Defense Anna Malyar reports in <text:a xlink:type="simple" xlink:href="https://t.me/annamaliar/654" text:style-name="Internet_20_link" text:visited-style-name="Visited_20_Internet_20_Link">
</text:a>
.</text:p>
      <text:p text:style-name="P4">
"The exchange and treatment of prisoners of war is another proof of the civilization of the Ukrainian state, even in the conditions of such a destructive war. Once again in the right news.</text:p>
      <text:p text:style-name="P4">
<text:span text:style-name="T4">
 Read also: </text:span>
 <text:span text:style-name="T4">
 <text:a xlink:type="simple" xlink:href="https://www.ukrinform.ua/rubric-society/3694938-poloneni-ukrainci-ta-ihni-rodici-maut-pravo-na-grosovu-dopomogu-ta-insi-socgarantii-lubinec.html" text:style-name="Internet_20_link" text:visited-style-name="Visited_20_Internet_20_Link">
</text:a>
</text:span>
</text:p>
      <text:p text:style-name="P4">
According to her, Ukraine, since February 24, 2022, for the first time since the beginning of the war, that is, from 2014, has organized the process of exchange and treatment of prisoners of war in full responsibility to international law.</text:p>
      <text:p text:style-name="P4">
"For the first time, this process became fully official and open as much as possible. The spring 2022 promptly adopted all the necessary laws, regulations, orders and launched a new effective civilized state mechanism for exchange of prisoners of war," - said Malyar.</text:p>
      <text:p text:style-name="P4">
On March 11, 2022, the Coordination Headquarters was created on the management of the Warmaker at the GUR. The headquarters coordinates the activities of more than ten -state institutions that are involved in the processes of exchange and conduct of the wedged.</text:p>
      <text:p text:style-name="P4">
<text:span text:style-name="T4">
 Read also: </text:span>
 <text:span text:style-name="T4">
 <text:a xlink:type="simple" xlink:href="https://www.ukrinform.ua/rubric-ato/3682545-vijskovi-castini-ne-berut-pramoi-ucasti-v-obmini-polonenimi-koordinacijnij-stab.html" text:style-name="Internet_20_link" text:visited-style-name="Visited_20_Internet_20_Link">
</text:a>
</text:span>
</text:p>
      <text:p text:style-name="P4">
The conditions for detention of prisoners of war in compliance with all the demanding conventions have been created.</text:p>
      <text:p text:style-name="P4">
The logistics of a prisoner of war has been regulated from the moment of detention of a domain to the camp. In this process, several power agencies are involved in the IDILYAKE of the responsibility of each is enshrined normatively.</text:p>
      <text:p text:style-name="P4">
"The topic of exchange requires silence for the safety of our military who are innocent labeling places. Therefore, there is little to say here. However, the results will be for themselves. .</text:p>
      <text:p text:style-name="P4">
News Source: <text:a xlink:type="simple" xlink:href="https://www.ukrinform.ua/rubric-ato/3696777-ukraina-vze-povernula-dodomu-2235-vijskovopolonenih-malar.html" text:style-name="Internet_20_link" text:visited-style-name="Visited_20_Internet_20_Link">
https://www.ukrinform.ua/rubric-ato/3696777-ukraina-vze-povernula-dodomu-2235-vijskovopolonenih-malar.html</text:a>
</text:p>
      <!--NEWS-->
      <text:h text:style-name="P10" text:outline-level="1">
<text:span text:style-name="T4">
The UN Secretary General urged to punish the perpetrators of his subordinates in Sudan</text:span>
</text:h>
      <text:p text:style-name="P4">
Authors: Ukrinform (Person)</text:p>
      <text:p text:style-name="P4">
Publisher: Укринформ (Organization)</text:p>
      <text:p text:style-name="P4">
Published Time: 2023-04-17T00:39:00+03:00</text:p>
      <text:p text:style-name="P4">
Modified Time: 2023-04-17T00:39:00+03:00</text:p>
      <text:p text:style-name="P4">
Description: UN Secretary General Antonu Guterres urged the punishment of the perpetrators of his subordinates during the fighting in Sudan with the army and the rapid response forces. - Ukrinform.</text:p>
      <text:p text:style-name="P4">
Images: ["<text:a xlink:type="simple" xlink:href="https://static.ukrinform.com/photos/2023_03/thumb_files/630_360_1678288128-890.jpg" text:style-name="Internet_20_link" text:visited-style-name="Visited_20_Internet_20_Link">
630_360_16782...</text:a>
"]</text:p>
      <text:p text:style-name="P4">
Tags: ['Гутерреш', 'ООН', 'Смерть', 'Судан']</text:p>
      <text:p text:style-name="P4">
Type: Article</text:p>
      <!--METADATA-->
      <text:p text:style-name="P4">
<draw:frame draw:style-name="fr1" draw:name="Image315" text:anchor-type="as-char" svg:width="6.9236in" svg:height="3.956343in" draw:z-index="0">
<draw:image xlink:href="../Images/yкринформ/2023-04-17T00-39-00-03-00/630_360_1678288128-890.jpg" xlink:type="simple" xlink:show="embed" xlink:actuate="onLoad" draw:mime-type="image/jpeg"/>
</draw:frame>
UN Secretary General Antonu Guterres urged the punishment of the perpetrators of the deaths during the fighting in Sudan by the Army and the rapid reaction.</text:p>
      <text:p text:style-name="P4">
About it reports Ukrinform with reference to <text:a xlink:type="simple" xlink:href="https://twitter.com/antonioguterres/status/1647679219911073793" text:style-name="Internet_20_link" text:visited-style-name="Visited_20_Internet_20_Link">
</text:a>
UN Secretary General.</text:p>
      <text:p text:style-name="P4">
"Terrible. The clashes that continue in Sudan have led to the death and injury of civilians, including three of our colleagues, those killed during performance.</text:p>
      <text:p text:style-name="Quotations">

<text:p text:style-name="P4">
Appalling. &gt;
&gt;
 The Ongoing Clashes in Sudan have resulted in the Deaths &amp; Injuries of&gt;
 Civilians, Including 3 Of Our <text:a xlink:type="simple" xlink:href="https://twitter.com/WFP" text:style-name="Internet_20_link" text:visited-style-name="Visited_20_Internet_20_Link">
&gt;
</text:a>
colleagues killed while&gt;
 carrying out their work.  &gt;
  &gt;
  Those responsible should be brought to justice without delay.  &gt;
  &gt;
  Humanitarian workers are <text:a xlink:type="simple" xlink:href="https://twitter.com/hashtag/NotATarget" text:style-name="Internet_20_link" text:visited-style-name="Visited_20_Internet_20_Link">
&gt;
 </text:a>
. &gt;
&gt;
 - António Guterres(@antonioguterres) <text:a xlink:type="simple" xlink:href="https://twitter.com/antonioguterres/status/1647679219911073793" text:style-name="Internet_20_link" text:visited-style-name="Visited_20_Internet_20_Link">
&gt;
 </text:a>
<text:span text:style-name="T4">
 Read also: </text:span>
 <text:span text:style-name="T4">
 <text:a xlink:type="simple" xlink:href="https://www.ukrinform.ua/rubric-world/3696692-u-sudani-vnaslidok-suticok-zaginuli-j-zaznali-poranen-spivrobiniki-oon.html" text:style-name="Internet_20_link" text:visited-style-name="Visited_20_Internet_20_Link">
</text:a>
</text:span>
</text:p>

</text:p>
      <text:p text:style-name="P4">
As reported by Ukrinform, on April 15, after several days of tension between the army <text:span text:style-name="T4">
 <text:a xlink:type="simple" xlink:href="https://www.ukrinform.ua/tag-sudan" text:style-name="Internet_20_link" text:visited-style-name="Visited_20_Internet_20_Link">
</text:a>
</text:span>
 and forces of rapid response(RSF)In the Chartum there were explosions and shooting. The dispute is concentrated by the country's transition to civil rule.</text:p>
      <text:p text:style-name="P4">
According to the latest data, at least 56 people were killed, 595 were injured.</text:p>
      <text:p text:style-name="P4">
News Source: <text:a xlink:type="simple" xlink:href="https://www.ukrinform.ua/rubric-world/3696778-gensek-oon-zaklikav-pokarati-vinnih-u-zagibeli-jogo-pidleglih-u-sudani.html" text:style-name="Internet_20_link" text:visited-style-name="Visited_20_Internet_20_Link">
https://www.ukrinform.ua/rubric-world/3696778-gensek-oon-zaklikav-pokarati-vinnih-u-zagibeli-jogo-pidleglih-u-sudani.html</text:a>
</text:p>
      <!--NEWS-->
      <text:h text:style-name="P10" text:outline-level="1">
<text:span text:style-name="T4">
Security primarily: how our warriors study to prevent mistakes</text:span>
</text:h>
      <text:p text:style-name="P4">
Author: ['АРМІЯINFORM']</text:p>
      <text:p text:style-name="P4">
Time: 2023-04-17T97:00:00-04:00</text:p>
      <text:p text:style-name="P4">
Description: Our wool to say, the post -one, the transmission of dosvіd - is new real ... War with Ukraine 2022, war with Ukraine latest news today, news war with Ukraine 2022 The last ones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336678969_627493832069929_5148567550107735089_n.jpg" text:style-name="Internet_20_link" text:visited-style-name="Visited_20_Internet_20_Link">
336678969_627493832069929_5148567550107735089_n.jpg</text:a>
', '<text:a xlink:type="simple" xlink:href="https://armyinform.com.ua/wp-content/uploads/2023/04/336675115_1019471552360962_96303350838287847_n-150x150.jpg" text:style-name="Internet_20_link" text:visited-style-name="Visited_20_Internet_20_Link">
336675115_1019471552360962_96303350838287847_n-150x150.jpg</text:a>
', '<text:a xlink:type="simple" xlink:href="https://armyinform.com.ua/wp-content/uploads/2023/04/336681444_802617214077686_5728714152765575396_n-150x150.jpg" text:style-name="Internet_20_link" text:visited-style-name="Visited_20_Internet_20_Link">
336681444_802617214077686_5728714152765575396_n-150x150.jpg</text:a>
', '<text:a xlink:type="simple" xlink:href="https://armyinform.com.ua/wp-content/uploads/2023/04/336689654_597973842264156_3466042690449563749_n-150x150.jpg" text:style-name="Internet_20_link" text:visited-style-name="Visited_20_Internet_20_Link">
336689654_597973842264156_3466042690449563749_n-150x150.jpg</text:a>
', '<text:a xlink:type="simple" xlink:href="https://armyinform.com.ua/wp-content/uploads/2023/04/336681054_216171301058305_5144797056928692989_n-150x150.jpg" text:style-name="Internet_20_link" text:visited-style-name="Visited_20_Internet_20_Link">
336681054_216171301058305_5144797056928692989_n-150x150.jpg</text:a>
', '<text:a xlink:type="simple" xlink:href="https://armyinform.com.ua/wp-content/uploads/2023/04/336684226_2547131365442888_3431754666898405789_n-150x150.jpg" text:style-name="Internet_20_link" text:visited-style-name="Visited_20_Internet_20_Link">
336684226_2547131365442888_3431754666898405789_n-150x150.jpg</text:a>
']</text:p>
      <text:p text:style-name="P4">
Tags: ['STOPRUSSIA', 'АГРЕСІЯ РФ', 'ВІЙНА', 'ВТОРГНЕННЯ РФ']</text:p>
      <text:p text:style-name="P4">
Category: News</text:p>
      <!--METADATA-->
      <text:p text:style-name="P4">
<draw:frame draw:style-name="fr1" draw:name="Image316" text:anchor-type="as-char" svg:width="6.9236in" svg:height="6.9236in" draw:z-index="0">
<draw:image xlink:href="../Images/AРМІЯINFORM/2023-04-17T97-00-00-04-00/336678969_627493832069929_5148567550107735089_n.jpg" xlink:type="simple" xlink:show="embed" xlink:actuate="onLoad" draw:mime-type="image/jpeg"/>
</draw:frame>
Our warriors say that the constant development and transfer of experience is the novelty and critical need for today. Fewer mistakes are more rescued lives, and to prevent them, they are much and persistently.</text:p>
      <text:p text:style-name="P4">
<text:a xlink:type="simple" xlink:href="https://armyinform.com.ua/wp-content/uploads/2023/04/336675115_1019471552360962_96303350838287847_n.jpg" text:style-name="Internet_20_link" text:visited-style-name="Visited_20_Internet_20_Link">
!(Images/AРМІЯINFORM/2023-04-17T97-00-00-04-00/336675115_1019471552360962_96303350838287847_n-150x150.jpg)</text:a>
</text:p>
      <text:p text:style-name="P4">
<text:a xlink:type="simple" xlink:href="https://armyinform.com.ua/wp-content/uploads/2023/04/336681444_802617214077686_5728714152765575396_n.jpg" text:style-name="Internet_20_link" text:visited-style-name="Visited_20_Internet_20_Link">
<draw:frame draw:style-name="fr1" draw:name="Image317" text:anchor-type="as-char" svg:width="6.9236in" svg:height="6.9236in" draw:z-index="0">
<draw:image xlink:href="../Images/AРМІЯINFORM/2023-04-17T97-00-00-04-00/336681444_802617214077686_5728714152765575396_n-150x150.jpg" xlink:type="simple" xlink:show="embed" xlink:actuate="onLoad" draw:mime-type="image/jpeg"/>
</draw:frame>
</text:a>
</text:p>
      <text:p text:style-name="P4">
<text:a xlink:type="simple" xlink:href="https://armyinform.com.ua/wp-content/uploads/2023/04/336689654_597973842264156_3466042690449563749_n.jpg" text:style-name="Internet_20_link" text:visited-style-name="Visited_20_Internet_20_Link">
<draw:frame draw:style-name="fr1" draw:name="Image318" text:anchor-type="as-char" svg:width="6.9236in" svg:height="6.9236in" draw:z-index="0">
<draw:image xlink:href="../Images/AРМІЯINFORM/2023-04-17T97-00-00-04-00/336689654_597973842264156_3466042690449563749_n-150x150.jpg" xlink:type="simple" xlink:show="embed" xlink:actuate="onLoad" draw:mime-type="image/jpeg"/>
</draw:frame>
</text:a>
</text:p>
      <text:p text:style-name="P4">
<text:a xlink:type="simple" xlink:href="https://armyinform.com.ua/wp-content/uploads/2023/04/336681054_216171301058305_5144797056928692989_n.jpg" text:style-name="Internet_20_link" text:visited-style-name="Visited_20_Internet_20_Link">
<draw:frame draw:style-name="fr1" draw:name="Image319" text:anchor-type="as-char" svg:width="6.9236in" svg:height="6.9236in" draw:z-index="0">
<draw:image xlink:href="../Images/AРМІЯINFORM/2023-04-17T97-00-00-04-00/336681054_216171301058305_5144797056928692989_n-150x150.jpg" xlink:type="simple" xlink:show="embed" xlink:actuate="onLoad" draw:mime-type="image/jpeg"/>
</draw:frame>
</text:a>
</text:p>
      <text:p text:style-name="P4">
<text:a xlink:type="simple" xlink:href="https://armyinform.com.ua/wp-content/uploads/2023/04/336684226_2547131365442888_3431754666898405789_n.jpg" text:style-name="Internet_20_link" text:visited-style-name="Visited_20_Internet_20_Link">
<draw:frame draw:style-name="fr1" draw:name="Image320" text:anchor-type="as-char" svg:width="6.9236in" svg:height="6.9236in" draw:z-index="0">
<draw:image xlink:href="../Images/AРМІЯINFORM/2023-04-17T97-00-00-04-00/336684226_2547131365442888_3431754666898405789_n-150x150.jpg" xlink:type="simple" xlink:show="embed" xlink:actuate="onLoad" draw:mime-type="image/jpeg"/>
</draw:frame>
</text:a>
<text:span text:style-name="T4">
 Source: </text:span>
 _ <text:a xlink:type="simple" xlink:href="https://www.facebook.com/JointForcesCommandAFU/posts/pfbid02CsGRm9Qt4QpLWTU6Zmq2UaYxDBaky4oGyiMM7ewtBA9eYHKDkHWVhTnNnVG2AD8Fl" text:style-name="Internet_20_link" text:visited-style-name="Visited_20_Internet_20_Link">
Command of the Joint Forces of ZSSUkraine</text:a>
_</text:p>
      <text:p text:style-name="P4">
News Source: <text:a xlink:type="simple" xlink:href="https://armyinform.com.ua/2023/04/17/bezpeka-persh-za-vse-yak-nashi-voyiny-navchayutsya-shhob-ne-dopuskaty-pomylok/" text:style-name="Internet_20_link" text:visited-style-name="Visited_20_Internet_20_Link">
https://armyinform.com.ua/2023/04/17/bezpeka-persh-za-vse-yak-nashi-voyiny-navchayutsya-shhob-ne-dopuskaty-pomylok/</text:a>
</text:p>
      <!--NEWS-->
      <text:h text:style-name="P10" text:outline-level="1">
<text:span text:style-name="T4">
The main fakes that promoted the world media</text:span>
</text:h>
      <text:p text:style-name="P4">
Author: ['АРМІЯINFORM']</text:p>
      <text:p text:style-name="P4">
Time: 2023-04-17T98:00:00-04:00</text:p>
      <text:p text:style-name="P4">
Description: The Center for the Wizin -Format on Facebook has been in Facebook about fakes, sewn ... War with Ukraine 2022, war with Ukraine Latest news today, News War with Ukraine 2022 Last today, will there be a war between Ukraine and Russia and when, the war with Ukraine will b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336706283_3580734978812031_4393184494829456333_n.jpg" text:style-name="Internet_20_link" text:visited-style-name="Visited_20_Internet_20_Link">
336706283_3580734978812031_4393184494829456333_n.jpg</text:a>
']</text:p>
      <text:p text:style-name="P4">
Tags: ['STOPRUSSIA', 'АГРЕСІЯ РФ', 'ВІЙНА', 'ВТОРГНЕННЯ РФ', 'РОСІЙСЬКІ ФЕЙКИ', 'ФЕЙКИ']</text:p>
      <text:p text:style-name="P4">
Category: News</text:p>
      <!--METADATA-->
      <text:p text:style-name="P4">
<draw:frame draw:style-name="fr1" draw:name="Image321" text:anchor-type="as-char" svg:width="6.9236in" svg:height="6.9236in" draw:z-index="0">
<draw:image xlink:href="../Images/AРМІЯINFORM/2023-04-17T98-00-00-04-00/336706283_3580734978812031_4393184494829456333_n.jpg" xlink:type="simple" xlink:show="embed" xlink:actuate="onLoad" draw:mime-type="image/jpeg"/>
</draw:frame>
The Center for Combating Misinformation on its Facebook page <text:a xlink:type="simple" xlink:href="https://www.facebook.com/protydiyadezinformatsiyi.cpd/posts/pfbid02hK6ynrCAwV7t3drycfojM7f5MBh3fC8cVNqTzmWopmV5Ckjr282UQgxohJN4kGyTl" text:style-name="Internet_20_link" text:visited-style-name="Visited_20_Internet_20_Link">
reported</text:a>
About fakes common with hostile propagandists.</text:p>
      <text:p text:style-name="P4">
Russia originated as an anti -Western political state in the tenth century, when its first right cities and dynasties decided to convert to Orthodoxy.</text:p>
      <text:p text:style-name="P4">
The Russians could capture Bakhmut much earlier, but there was a preliminary decision to do so.</text:p>
      <text:p text:style-name="P4">
Douglas McGregor, Scott Ritter, Daniel L. Davis, Andriy Martyanov and Jacques Bo are true military and intelligence professionals who believe that the Russians win the war.</text:p>
      <text:p text:style-name="P4">
V. Zelensky is ready to transfer Poland to several western regions of the country to the exchange of large -scale military assistance in the "capture" of Crimea.</text:p>
      <text:p text:style-name="P4">
Ukraine is losing a conflict on exhaustion, because Baiden administration instead of martial negotiations only "throws" Ukraine with weapons, hoping that it will help to win.</text:p>
      <text:p text:style-name="P4">
Ukraine's spring counter -offensive is a deadly trap for the US and NATO.</text:p>
      <text:p text:style-name="P4">
Thanks to the "special operation", Russia dispelled the myth of the invincibility of the event.</text:p>
      <text:p text:style-name="P4">
News Source: <text:a xlink:type="simple" xlink:href="https://armyinform.com.ua/2023/04/17/osnovni-fejky-shho-prosuvaly-svitovi-zmi-czogo-tyzhnya/" text:style-name="Internet_20_link" text:visited-style-name="Visited_20_Internet_20_Link">
https://armyinform.com.ua/2023/04/17/osnovni-fejky-shho-prosuvaly-svitovi-zmi-czogo-tyzhny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